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.31pt"/>
    </style:style>
    <style:style style:name="co2" style:family="table-column">
      <style:table-column-properties fo:break-before="auto" style:column-width="153.04pt"/>
    </style:style>
    <style:style style:name="co3" style:family="table-column">
      <style:table-column-properties fo:break-before="auto" style:column-width="180.85pt"/>
    </style:style>
    <style:style style:name="co4" style:family="table-column">
      <style:table-column-properties fo:break-before="auto" style:column-width="133pt"/>
    </style:style>
    <style:style style:name="co5" style:family="table-column">
      <style:table-column-properties fo:break-before="auto" style:column-width="78.21pt"/>
    </style:style>
    <style:style style:name="co6" style:family="table-column">
      <style:table-column-properties fo:break-before="auto" style:column-width="73.56pt"/>
    </style:style>
    <style:style style:name="co7" style:family="table-column">
      <style:table-column-properties fo:break-before="auto" style:column-width="59.64pt"/>
    </style:style>
    <style:style style:name="co8" style:family="table-column">
      <style:table-column-properties fo:break-before="auto" style:column-width="132.24pt"/>
    </style:style>
    <style:style style:name="co9" style:family="table-column">
      <style:table-column-properties fo:break-before="auto" style:column-width="96.69pt"/>
    </style:style>
    <style:style style:name="co10" style:family="table-column">
      <style:table-column-properties fo:break-before="auto" style:column-width="119.11pt"/>
    </style:style>
    <style:style style:name="co11" style:family="table-column">
      <style:table-column-properties fo:break-before="auto" style:column-width="41.9pt"/>
    </style:style>
    <style:style style:name="co12" style:family="table-column">
      <style:table-column-properties fo:break-before="auto" style:column-width="58.9pt"/>
    </style:style>
    <style:style style:name="co13" style:family="table-column">
      <style:table-column-properties fo:break-before="auto" style:column-width="168.49pt"/>
    </style:style>
    <style:style style:name="co14" style:family="table-column">
      <style:table-column-properties fo:break-before="auto" style:column-width="89.01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ellTypeSpecificGenes_Human_withLinnarsonAndWGCN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celltype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expression_next</text:p>
          </table:table-cell>
          <table:table-cell office:value-type="string" calcext:value-type="string">
            <text:p>geneID</text:p>
          </table:table-cell>
          <table:table-cell office:value-type="string" calcext:value-type="string">
            <text:p>geneName</text:p>
          </table:table-cell>
          <table:table-cell office:value-type="string" calcext:value-type="string">
            <text:p>geneType</text:p>
          </table:table-cell>
          <table:table-cell office:value-type="string" calcext:value-type="string">
            <text:p>geneStatus</text:p>
          </table:table-cell>
          <table:table-cell office:value-type="string" calcext:value-type="string">
            <text:p>geneID_human_gencode21</text:p>
          </table:table-cell>
          <table:table-cell office:value-type="string" calcext:value-type="string">
            <text:p>geneID_human</text:p>
          </table:table-cell>
          <table:table-cell office:value-type="string" calcext:value-type="string">
            <text:p>geneID_mouse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geneID_expressionMatrixID</text:p>
          </table:table-cell>
          <table:table-cell office:value-type="string" calcext:value-type="string">
            <text:p>WGCNAModuleID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36.2531169975803" calcext:value-type="float">
            <text:p>36.2531169976</text:p>
          </table:table-cell>
          <table:table-cell office:value-type="float" office:value="6.53970054114668" calcext:value-type="float">
            <text:p>6.5397005411</text:p>
          </table:table-cell>
          <table:table-cell office:value-type="string" calcext:value-type="string">
            <text:p>ENSMUSG00000020656.11</text:p>
          </table:table-cell>
          <table:table-cell office:value-type="string" calcext:value-type="string">
            <text:p>GRHL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4317.15</text:p>
          </table:table-cell>
          <table:table-cell office:value-type="string" calcext:value-type="string">
            <text:p>ENSG00000134317</text:p>
          </table:table-cell>
          <table:table-cell office:value-type="string" calcext:value-type="string">
            <text:p>ENSMUSG00000020656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4317|GRHL1</text:p>
          </table:table-cell>
          <table:table-cell office:value-type="string" calcext:value-type="string">
            <text:p>ME0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549.28728721874" calcext:value-type="float">
            <text:p>549.2872872187</text:p>
          </table:table-cell>
          <table:table-cell office:value-type="float" office:value="5.70360295684949" calcext:value-type="float">
            <text:p>5.7036029568</text:p>
          </table:table-cell>
          <table:table-cell office:value-type="string" calcext:value-type="string">
            <text:p>ENSMUSG00000020263.10</text:p>
          </table:table-cell>
          <table:table-cell office:value-type="string" calcext:value-type="string">
            <text:p>APPL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6044.9</text:p>
          </table:table-cell>
          <table:table-cell office:value-type="string" calcext:value-type="string">
            <text:p>ENSG00000136044</text:p>
          </table:table-cell>
          <table:table-cell office:value-type="string" calcext:value-type="string">
            <text:p>ENSMUSG00000020263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6044|APPL2</text:p>
          </table:table-cell>
          <table:table-cell office:value-type="string" calcext:value-type="string">
            <text:p>ME13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45.7483349569825" calcext:value-type="float">
            <text:p>45.748334957</text:p>
          </table:table-cell>
          <table:table-cell office:value-type="float" office:value="9.09983685009695" calcext:value-type="float">
            <text:p>9.0998368501</text:p>
          </table:table-cell>
          <table:table-cell office:value-type="string" calcext:value-type="string">
            <text:p>ENSMUSG00000090122.3</text:p>
          </table:table-cell>
          <table:table-cell office:value-type="string" calcext:value-type="string">
            <text:p>KCNE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6076.7</text:p>
          </table:table-cell>
          <table:table-cell office:value-type="string" calcext:value-type="string">
            <text:p>ENSG00000176076</text:p>
          </table:table-cell>
          <table:table-cell office:value-type="string" calcext:value-type="string">
            <text:p>ENSMUSG00000090122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6076|KCNE1L</text:p>
          </table:table-cell>
          <table:table-cell office:value-type="string" calcext:value-type="string">
            <text:p>ME13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300.592331349578" calcext:value-type="float">
            <text:p>300.5923313496</text:p>
          </table:table-cell>
          <table:table-cell office:value-type="float" office:value="11.912875439204" calcext:value-type="float">
            <text:p>11.9128754392</text:p>
          </table:table-cell>
          <table:table-cell office:value-type="string" calcext:value-type="string">
            <text:p>ENSMUSG00000030029.10</text:p>
          </table:table-cell>
          <table:table-cell office:value-type="string" calcext:value-type="string">
            <text:p>LRIG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4749.11</text:p>
          </table:table-cell>
          <table:table-cell office:value-type="string" calcext:value-type="string">
            <text:p>ENSG00000144749</text:p>
          </table:table-cell>
          <table:table-cell office:value-type="string" calcext:value-type="string">
            <text:p>ENSMUSG0000003002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4749|LRIG1</text:p>
          </table:table-cell>
          <table:table-cell office:value-type="string" calcext:value-type="string">
            <text:p>ME13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443.071026594775" calcext:value-type="float">
            <text:p>443.0710265948</text:p>
          </table:table-cell>
          <table:table-cell office:value-type="float" office:value="10.4874290544499" calcext:value-type="float">
            <text:p>10.4874290544</text:p>
          </table:table-cell>
          <table:table-cell office:value-type="string" calcext:value-type="string">
            <text:p>ENSMUSG00000027962.10</text:p>
          </table:table-cell>
          <table:table-cell office:value-type="string" calcext:value-type="string">
            <text:p>VCAM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2692.8</text:p>
          </table:table-cell>
          <table:table-cell office:value-type="string" calcext:value-type="string">
            <text:p>ENSG00000162692</text:p>
          </table:table-cell>
          <table:table-cell office:value-type="string" calcext:value-type="string">
            <text:p>ENSMUSG0000002796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2692|VCAM1</text:p>
          </table:table-cell>
          <table:table-cell office:value-type="string" calcext:value-type="string">
            <text:p>ME13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7474.76459593839" calcext:value-type="float">
            <text:p>7474.7645959384</text:p>
          </table:table-cell>
          <table:table-cell office:value-type="float" office:value="9.49668231577123" calcext:value-type="float">
            <text:p>9.4966823158</text:p>
          </table:table-cell>
          <table:table-cell office:value-type="string" calcext:value-type="string">
            <text:p>ENSMUSG00000019874.7</text:p>
          </table:table-cell>
          <table:table-cell office:value-type="string" calcext:value-type="string">
            <text:p>FABP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4434.9</text:p>
          </table:table-cell>
          <table:table-cell office:value-type="string" calcext:value-type="string">
            <text:p>ENSG00000164434</text:p>
          </table:table-cell>
          <table:table-cell office:value-type="string" calcext:value-type="string">
            <text:p>ENSMUSG0000001987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4434|FABP7</text:p>
          </table:table-cell>
          <table:table-cell office:value-type="string" calcext:value-type="string">
            <text:p>ME15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90.6066278180892" calcext:value-type="float">
            <text:p>90.6066278181</text:p>
          </table:table-cell>
          <table:table-cell office:value-type="float" office:value="8.30283080597952" calcext:value-type="float">
            <text:p>8.302830806</text:p>
          </table:table-cell>
          <table:table-cell office:value-type="string" calcext:value-type="string">
            <text:p>ENSMUSG00000047632.10</text:p>
          </table:table-cell>
          <table:table-cell office:value-type="string" calcext:value-type="string">
            <text:p>FGFBP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4721.9</text:p>
          </table:table-cell>
          <table:table-cell office:value-type="string" calcext:value-type="string">
            <text:p>ENSG00000174721</text:p>
          </table:table-cell>
          <table:table-cell office:value-type="string" calcext:value-type="string">
            <text:p>ENSMUSG00000047632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4721|FGFBP3</text:p>
          </table:table-cell>
          <table:table-cell office:value-type="string" calcext:value-type="string">
            <text:p>ME15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117.379691485283" calcext:value-type="float">
            <text:p>117.3796914853</text:p>
          </table:table-cell>
          <table:table-cell office:value-type="float" office:value="5.1206324649708" calcext:value-type="float">
            <text:p>5.120632465</text:p>
          </table:table-cell>
          <table:table-cell office:value-type="string" calcext:value-type="string">
            <text:p>ENSMUSG00000039835.11</text:p>
          </table:table-cell>
          <table:table-cell office:value-type="string" calcext:value-type="string">
            <text:p>NHSL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5540.9</text:p>
          </table:table-cell>
          <table:table-cell office:value-type="string" calcext:value-type="string">
            <text:p>ENSG00000135540</text:p>
          </table:table-cell>
          <table:table-cell office:value-type="string" calcext:value-type="string">
            <text:p>ENSMUSG0000003983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5540|NHSL1</text:p>
          </table:table-cell>
          <table:table-cell office:value-type="string" calcext:value-type="string">
            <text:p>ME15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343.395110522857" calcext:value-type="float">
            <text:p>343.3951105229</text:p>
          </table:table-cell>
          <table:table-cell office:value-type="float" office:value="6.089196518429" calcext:value-type="float">
            <text:p>6.0891965184</text:p>
          </table:table-cell>
          <table:table-cell office:value-type="string" calcext:value-type="string">
            <text:p>ENSMUSG00000075012.4</text:p>
          </table:table-cell>
          <table:table-cell office:value-type="string" calcext:value-type="string">
            <text:p>FJX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9431.6</text:p>
          </table:table-cell>
          <table:table-cell office:value-type="string" calcext:value-type="string">
            <text:p>ENSG00000179431</text:p>
          </table:table-cell>
          <table:table-cell office:value-type="string" calcext:value-type="string">
            <text:p>ENSMUSG0000007501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9431|FJX1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72.5005314424451" calcext:value-type="float">
            <text:p>72.5005314424</text:p>
          </table:table-cell>
          <table:table-cell office:value-type="float" office:value="8.1349216309047" calcext:value-type="float">
            <text:p>8.1349216309</text:p>
          </table:table-cell>
          <table:table-cell office:value-type="string" calcext:value-type="string">
            <text:p>ENSMUSG00000020614.9</text:p>
          </table:table-cell>
          <table:table-cell office:value-type="string" calcext:value-type="string">
            <text:p>FAM20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8950.9</text:p>
          </table:table-cell>
          <table:table-cell office:value-type="string" calcext:value-type="string">
            <text:p>ENSG00000108950</text:p>
          </table:table-cell>
          <table:table-cell office:value-type="string" calcext:value-type="string">
            <text:p>ENSMUSG00000020614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8950|FAM20A</text:p>
          </table:table-cell>
          <table:table-cell office:value-type="string" calcext:value-type="string">
            <text:p>ME28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49.5727073214968" calcext:value-type="float">
            <text:p>49.5727073215</text:p>
          </table:table-cell>
          <table:table-cell office:value-type="float" office:value="7.07948839140128" calcext:value-type="float">
            <text:p>7.0794883914</text:p>
          </table:table-cell>
          <table:table-cell office:value-type="string" calcext:value-type="string">
            <text:p>ENSMUSG00000025911.10</text:p>
          </table:table-cell>
          <table:table-cell office:value-type="string" calcext:value-type="string">
            <text:p>ADHFE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7576.13</text:p>
          </table:table-cell>
          <table:table-cell office:value-type="string" calcext:value-type="string">
            <text:p>ENSG00000147576</text:p>
          </table:table-cell>
          <table:table-cell office:value-type="string" calcext:value-type="string">
            <text:p>ENSMUSG0000002591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7576|ADHFE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39.1060728939304" calcext:value-type="float">
            <text:p>39.1060728939</text:p>
          </table:table-cell>
          <table:table-cell office:value-type="float" office:value="5.96620297426891" calcext:value-type="float">
            <text:p>5.9662029743</text:p>
          </table:table-cell>
          <table:table-cell office:value-type="string" calcext:value-type="string">
            <text:p>ENSMUSG00000028766.6</text:p>
          </table:table-cell>
          <table:table-cell office:value-type="string" calcext:value-type="string">
            <text:p>ALPL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2551.11</text:p>
          </table:table-cell>
          <table:table-cell office:value-type="string" calcext:value-type="string">
            <text:p>ENSG00000162551</text:p>
          </table:table-cell>
          <table:table-cell office:value-type="string" calcext:value-type="string">
            <text:p>ENSMUSG00000028766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2551|ALPL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757.718001669172" calcext:value-type="float">
            <text:p>757.7180016692</text:p>
          </table:table-cell>
          <table:table-cell office:value-type="float" office:value="43.5248549619369" calcext:value-type="float">
            <text:p>43.5248549619</text:p>
          </table:table-cell>
          <table:table-cell office:value-type="string" calcext:value-type="string">
            <text:p>ENSMUSG00000024411.9</text:p>
          </table:table-cell>
          <table:table-cell office:value-type="string" calcext:value-type="string">
            <text:p>AQP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1885.11</text:p>
          </table:table-cell>
          <table:table-cell office:value-type="string" calcext:value-type="string">
            <text:p>ENSG00000171885</text:p>
          </table:table-cell>
          <table:table-cell office:value-type="string" calcext:value-type="string">
            <text:p>ENSMUSG0000002441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1885|AQP4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109.574881407802" calcext:value-type="float">
            <text:p>109.5748814078</text:p>
          </table:table-cell>
          <table:table-cell office:value-type="float" office:value="5.08547679869218" calcext:value-type="float">
            <text:p>5.0854767987</text:p>
          </table:table-cell>
          <table:table-cell office:value-type="string" calcext:value-type="string">
            <text:p>ENSMUSG00000036885.10</text:p>
          </table:table-cell>
          <table:table-cell office:value-type="string" calcext:value-type="string">
            <text:p>ARHGEF2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4790.10</text:p>
          </table:table-cell>
          <table:table-cell office:value-type="string" calcext:value-type="string">
            <text:p>ENSG00000114790</text:p>
          </table:table-cell>
          <table:table-cell office:value-type="string" calcext:value-type="string">
            <text:p>ENSMUSG00000036885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4790|ARHGEF26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193.719122026816" calcext:value-type="float">
            <text:p>193.7191220268</text:p>
          </table:table-cell>
          <table:table-cell office:value-type="float" office:value="22.9742983847686" calcext:value-type="float">
            <text:p>22.9742983848</text:p>
          </table:table-cell>
          <table:table-cell office:value-type="string" calcext:value-type="string">
            <text:p>ENSMUSG00000038094.11</text:p>
          </table:table-cell>
          <table:table-cell office:value-type="string" calcext:value-type="string">
            <text:p>ATP13A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7249.12</text:p>
          </table:table-cell>
          <table:table-cell office:value-type="string" calcext:value-type="string">
            <text:p>ENSG00000127249</text:p>
          </table:table-cell>
          <table:table-cell office:value-type="string" calcext:value-type="string">
            <text:p>ENSMUSG0000003809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7249|ATP13A4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91.4358364273266" calcext:value-type="float">
            <text:p>91.4358364273</text:p>
          </table:table-cell>
          <table:table-cell office:value-type="float" office:value="6.9926127661497" calcext:value-type="float">
            <text:p>6.9926127661</text:p>
          </table:table-cell>
          <table:table-cell office:value-type="string" calcext:value-type="string">
            <text:p>ENSMUSG00000022665.10</text:p>
          </table:table-cell>
          <table:table-cell office:value-type="string" calcext:value-type="string">
            <text:p>CCDC8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91986.13</text:p>
          </table:table-cell>
          <table:table-cell office:value-type="string" calcext:value-type="string">
            <text:p>ENSG00000091986</text:p>
          </table:table-cell>
          <table:table-cell office:value-type="string" calcext:value-type="string">
            <text:p>ENSMUSG00000022665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91986|CCDC80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216.359474145879" calcext:value-type="float">
            <text:p>216.3594741459</text:p>
          </table:table-cell>
          <table:table-cell office:value-type="float" office:value="13.0566325839888" calcext:value-type="float">
            <text:p>13.056632584</text:p>
          </table:table-cell>
          <table:table-cell office:value-type="string" calcext:value-type="string">
            <text:p>ENSMUSG00000007682.5</text:p>
          </table:table-cell>
          <table:table-cell office:value-type="string" calcext:value-type="string">
            <text:p>DIO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11448.9</text:p>
          </table:table-cell>
          <table:table-cell office:value-type="string" calcext:value-type="string">
            <text:p>ENSG00000211448</text:p>
          </table:table-cell>
          <table:table-cell office:value-type="string" calcext:value-type="string">
            <text:p>ENSMUSG00000007682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11448|DIO2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116.100096580429" calcext:value-type="float">
            <text:p>116.1000965804</text:p>
          </table:table-cell>
          <table:table-cell office:value-type="float" office:value="6.48925730295995" calcext:value-type="float">
            <text:p>6.489257303</text:p>
          </table:table-cell>
          <table:table-cell office:value-type="string" calcext:value-type="string">
            <text:p>ENSMUSG00000022505.8</text:p>
          </table:table-cell>
          <table:table-cell office:value-type="string" calcext:value-type="string">
            <text:p>EMP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13853.7</text:p>
          </table:table-cell>
          <table:table-cell office:value-type="string" calcext:value-type="string">
            <text:p>ENSG00000213853</text:p>
          </table:table-cell>
          <table:table-cell office:value-type="string" calcext:value-type="string">
            <text:p>ENSMUSG0000002250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13853|EMP2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152.931445654902" calcext:value-type="float">
            <text:p>152.9314456549</text:p>
          </table:table-cell>
          <table:table-cell office:value-type="float" office:value="21.2765863552474" calcext:value-type="float">
            <text:p>21.2765863552</text:p>
          </table:table-cell>
          <table:table-cell office:value-type="string" calcext:value-type="string">
            <text:p>ENSMUSG00000015085.8</text:p>
          </table:table-cell>
          <table:table-cell office:value-type="string" calcext:value-type="string">
            <text:p>ENTPD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54179.9</text:p>
          </table:table-cell>
          <table:table-cell office:value-type="string" calcext:value-type="string">
            <text:p>ENSG00000054179</text:p>
          </table:table-cell>
          <table:table-cell office:value-type="string" calcext:value-type="string">
            <text:p>ENSMUSG0000001508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54179|ENTPD2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17654.7956088965" calcext:value-type="float">
            <text:p>17654.7956088965</text:p>
          </table:table-cell>
          <table:table-cell office:value-type="float" office:value="8.58832949499109" calcext:value-type="float">
            <text:p>8.588329495</text:p>
          </table:table-cell>
          <table:table-cell office:value-type="string" calcext:value-type="string">
            <text:p>ENSMUSG00000021250.9</text:p>
          </table:table-cell>
          <table:table-cell office:value-type="string" calcext:value-type="string">
            <text:p>FOS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0345.7</text:p>
          </table:table-cell>
          <table:table-cell office:value-type="string" calcext:value-type="string">
            <text:p>ENSG00000170345</text:p>
          </table:table-cell>
          <table:table-cell office:value-type="string" calcext:value-type="string">
            <text:p>ENSMUSG0000002125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0345|FOS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60.3844799968019" calcext:value-type="float">
            <text:p>60.3844799968</text:p>
          </table:table-cell>
          <table:table-cell office:value-type="float" office:value="10.4950889018828" calcext:value-type="float">
            <text:p>10.4950889019</text:p>
          </table:table-cell>
          <table:table-cell office:value-type="string" calcext:value-type="string">
            <text:p>ENSMUSG00000025348.8</text:p>
          </table:table-cell>
          <table:table-cell office:value-type="string" calcext:value-type="string">
            <text:p>ITGA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5424.13</text:p>
          </table:table-cell>
          <table:table-cell office:value-type="string" calcext:value-type="string">
            <text:p>ENSG00000135424</text:p>
          </table:table-cell>
          <table:table-cell office:value-type="string" calcext:value-type="string">
            <text:p>ENSMUSG00000025348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5424|ITGA7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156.39709069057" calcext:value-type="float">
            <text:p>156.3970906906</text:p>
          </table:table-cell>
          <table:table-cell office:value-type="float" office:value="7.1983039145435" calcext:value-type="float">
            <text:p>7.1983039145</text:p>
          </table:table-cell>
          <table:table-cell office:value-type="string" calcext:value-type="string">
            <text:p>ENSMUSG00000046312.4</text:p>
          </table:table-cell>
          <table:table-cell office:value-type="string" calcext:value-type="string">
            <text:p>KIAA116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4976.8</text:p>
          </table:table-cell>
          <table:table-cell office:value-type="string" calcext:value-type="string">
            <text:p>ENSG00000164976</text:p>
          </table:table-cell>
          <table:table-cell office:value-type="string" calcext:value-type="string">
            <text:p>ENSMUSG00000046312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4976|KIAA116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2542.88048916322" calcext:value-type="float">
            <text:p>2542.8804891632</text:p>
          </table:table-cell>
          <table:table-cell office:value-type="float" office:value="12.0108314235631" calcext:value-type="float">
            <text:p>12.0108314236</text:p>
          </table:table-cell>
          <table:table-cell office:value-type="string" calcext:value-type="string">
            <text:p>ENSMUSG00000030605.11</text:p>
          </table:table-cell>
          <table:table-cell office:value-type="string" calcext:value-type="string">
            <text:p>MFGE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0545.12</text:p>
          </table:table-cell>
          <table:table-cell office:value-type="string" calcext:value-type="string">
            <text:p>ENSG00000140545</text:p>
          </table:table-cell>
          <table:table-cell office:value-type="string" calcext:value-type="string">
            <text:p>ENSMUSG00000030605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0545|MFGE8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753.699009147777" calcext:value-type="float">
            <text:p>753.6990091478</text:p>
          </table:table-cell>
          <table:table-cell office:value-type="float" office:value="17.5460815858471" calcext:value-type="float">
            <text:p>17.5460815858</text:p>
          </table:table-cell>
          <table:table-cell office:value-type="string" calcext:value-type="string">
            <text:p>ENSMUSG00000035805.9</text:p>
          </table:table-cell>
          <table:table-cell office:value-type="string" calcext:value-type="string">
            <text:p>MLC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0427.13</text:p>
          </table:table-cell>
          <table:table-cell office:value-type="string" calcext:value-type="string">
            <text:p>ENSG00000100427</text:p>
          </table:table-cell>
          <table:table-cell office:value-type="string" calcext:value-type="string">
            <text:p>ENSMUSG00000035805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0427|MLC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114.873498748688" calcext:value-type="float">
            <text:p>114.8734987487</text:p>
          </table:table-cell>
          <table:table-cell office:value-type="float" office:value="21.126091681396" calcext:value-type="float">
            <text:p>21.1260916814</text:p>
          </table:table-cell>
          <table:table-cell office:value-type="string" calcext:value-type="string">
            <text:p>ENSMUSG00000048148.12</text:p>
          </table:table-cell>
          <table:table-cell office:value-type="string" calcext:value-type="string">
            <text:p>NWD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8039.11</text:p>
          </table:table-cell>
          <table:table-cell office:value-type="string" calcext:value-type="string">
            <text:p>ENSG00000188039</text:p>
          </table:table-cell>
          <table:table-cell office:value-type="string" calcext:value-type="string">
            <text:p>ENSMUSG00000048148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8039|NWD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70.9016934909618" calcext:value-type="float">
            <text:p>70.901693491</text:p>
          </table:table-cell>
          <table:table-cell office:value-type="float" office:value="12.4583423877335" calcext:value-type="float">
            <text:p>12.4583423877</text:p>
          </table:table-cell>
          <table:table-cell office:value-type="string" calcext:value-type="string">
            <text:p>ENSMUSG00000025537.8</text:p>
          </table:table-cell>
          <table:table-cell office:value-type="string" calcext:value-type="string">
            <text:p>PHKG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4776.7</text:p>
          </table:table-cell>
          <table:table-cell office:value-type="string" calcext:value-type="string">
            <text:p>ENSG00000164776</text:p>
          </table:table-cell>
          <table:table-cell office:value-type="string" calcext:value-type="string">
            <text:p>ENSMUSG00000025537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4776|PHKG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1568.88906449283" calcext:value-type="float">
            <text:p>1568.8890644928</text:p>
          </table:table-cell>
          <table:table-cell office:value-type="float" office:value="7.18262291178943" calcext:value-type="float">
            <text:p>7.1826229118</text:p>
          </table:table-cell>
          <table:table-cell office:value-type="string" calcext:value-type="string">
            <text:p>ENSMUSG00000028517.8</text:p>
          </table:table-cell>
          <table:table-cell office:value-type="string" calcext:value-type="string">
            <text:p>PPAP2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2407.8</text:p>
          </table:table-cell>
          <table:table-cell office:value-type="string" calcext:value-type="string">
            <text:p>ENSG00000162407</text:p>
          </table:table-cell>
          <table:table-cell office:value-type="string" calcext:value-type="string">
            <text:p>ENSMUSG00000028517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2407|PPAP2B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38.7927939600714" calcext:value-type="float">
            <text:p>38.7927939601</text:p>
          </table:table-cell>
          <table:table-cell office:value-type="float" office:value="6.16162218991378" calcext:value-type="float">
            <text:p>6.1616221899</text:p>
          </table:table-cell>
          <table:table-cell office:value-type="string" calcext:value-type="string">
            <text:p>ENSMUSG00000050423.10</text:p>
          </table:table-cell>
          <table:table-cell office:value-type="string" calcext:value-type="string">
            <text:p>PPP1R3G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19607.3</text:p>
          </table:table-cell>
          <table:table-cell office:value-type="string" calcext:value-type="string">
            <text:p>ENSG00000219607</text:p>
          </table:table-cell>
          <table:table-cell office:value-type="string" calcext:value-type="string">
            <text:p>ENSMUSG0000005042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19607|PPP1R3G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96.951299617113" calcext:value-type="float">
            <text:p>96.9512996171</text:p>
          </table:table-cell>
          <table:table-cell office:value-type="float" office:value="13.7046715435223" calcext:value-type="float">
            <text:p>13.7046715435</text:p>
          </table:table-cell>
          <table:table-cell office:value-type="string" calcext:value-type="string">
            <text:p>ENSMUSG00000059336.10</text:p>
          </table:table-cell>
          <table:table-cell office:value-type="string" calcext:value-type="string">
            <text:p>SLC14A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1469.14</text:p>
          </table:table-cell>
          <table:table-cell office:value-type="string" calcext:value-type="string">
            <text:p>ENSG00000141469</text:p>
          </table:table-cell>
          <table:table-cell office:value-type="string" calcext:value-type="string">
            <text:p>ENSMUSG00000059336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1469|SLC14A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2241.09173537264" calcext:value-type="float">
            <text:p>2241.0917353726</text:p>
          </table:table-cell>
          <table:table-cell office:value-type="float" office:value="6.87322573182784" calcext:value-type="float">
            <text:p>6.8732257318</text:p>
          </table:table-cell>
          <table:table-cell office:value-type="string" calcext:value-type="string">
            <text:p>ENSMUSG00000005089.11</text:p>
          </table:table-cell>
          <table:table-cell office:value-type="string" calcext:value-type="string">
            <text:p>SLC1A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0436.9</text:p>
          </table:table-cell>
          <table:table-cell office:value-type="string" calcext:value-type="string">
            <text:p>ENSG00000110436</text:p>
          </table:table-cell>
          <table:table-cell office:value-type="string" calcext:value-type="string">
            <text:p>ENSMUSG00000005089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0436|SLC1A2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3880.27850333095" calcext:value-type="float">
            <text:p>3880.278503331</text:p>
          </table:table-cell>
          <table:table-cell office:value-type="float" office:value="11.817675685401" calcext:value-type="float">
            <text:p>11.8176756854</text:p>
          </table:table-cell>
          <table:table-cell office:value-type="string" calcext:value-type="string">
            <text:p>ENSMUSG00000005360.10</text:p>
          </table:table-cell>
          <table:table-cell office:value-type="string" calcext:value-type="string">
            <text:p>SLC1A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79215.11</text:p>
          </table:table-cell>
          <table:table-cell office:value-type="string" calcext:value-type="string">
            <text:p>ENSG00000079215</text:p>
          </table:table-cell>
          <table:table-cell office:value-type="string" calcext:value-type="string">
            <text:p>ENSMUSG0000000536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79215|SLC1A3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204.687896983539" calcext:value-type="float">
            <text:p>204.6878969835</text:p>
          </table:table-cell>
          <table:table-cell office:value-type="float" office:value="10.0560008098454" calcext:value-type="float">
            <text:p>10.0560008098</text:p>
          </table:table-cell>
          <table:table-cell office:value-type="string" calcext:value-type="string">
            <text:p>ENSMUSG00000004902.6</text:p>
          </table:table-cell>
          <table:table-cell office:value-type="string" calcext:value-type="string">
            <text:p>SLC25A1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2902.11</text:p>
          </table:table-cell>
          <table:table-cell office:value-type="string" calcext:value-type="string">
            <text:p>ENSG00000182902</text:p>
          </table:table-cell>
          <table:table-cell office:value-type="string" calcext:value-type="string">
            <text:p>ENSMUSG00000004902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2902|SLC25A18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389.905568703598" calcext:value-type="float">
            <text:p>389.9055687036</text:p>
          </table:table-cell>
          <table:table-cell office:value-type="float" office:value="12.9666314668862" calcext:value-type="float">
            <text:p>12.9666314669</text:p>
          </table:table-cell>
          <table:table-cell office:value-type="string" calcext:value-type="string">
            <text:p>ENSMUSG00000031808.6</text:p>
          </table:table-cell>
          <table:table-cell office:value-type="string" calcext:value-type="string">
            <text:p>SLC27A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0304.14</text:p>
          </table:table-cell>
          <table:table-cell office:value-type="string" calcext:value-type="string">
            <text:p>ENSG00000130304</text:p>
          </table:table-cell>
          <table:table-cell office:value-type="string" calcext:value-type="string">
            <text:p>ENSMUSG00000031808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0304|SLC27A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246.736882137248" calcext:value-type="float">
            <text:p>246.7368821372</text:p>
          </table:table-cell>
          <table:table-cell office:value-type="float" office:value="8.18536058409686" calcext:value-type="float">
            <text:p>8.1853605841</text:p>
          </table:table-cell>
          <table:table-cell office:value-type="string" calcext:value-type="string">
            <text:p>ENSMUSG00000036949.12</text:p>
          </table:table-cell>
          <table:table-cell office:value-type="string" calcext:value-type="string">
            <text:p>SLC39A1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8482.9</text:p>
          </table:table-cell>
          <table:table-cell office:value-type="string" calcext:value-type="string">
            <text:p>ENSG00000148482</text:p>
          </table:table-cell>
          <table:table-cell office:value-type="string" calcext:value-type="string">
            <text:p>ENSMUSG00000036949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8482|SLC39A12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915.233280097777" calcext:value-type="float">
            <text:p>915.2332800978</text:p>
          </table:table-cell>
          <table:table-cell office:value-type="float" office:value="8.8295745718911" calcext:value-type="float">
            <text:p>8.8295745719</text:p>
          </table:table-cell>
          <table:table-cell office:value-type="string" calcext:value-type="string">
            <text:p>ENSMUSG00000030495.8</text:p>
          </table:table-cell>
          <table:table-cell office:value-type="string" calcext:value-type="string">
            <text:p>SLC7A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0876.9</text:p>
          </table:table-cell>
          <table:table-cell office:value-type="string" calcext:value-type="string">
            <text:p>ENSG00000130876</text:p>
          </table:table-cell>
          <table:table-cell office:value-type="string" calcext:value-type="string">
            <text:p>ENSMUSG00000030495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0876|SLC7A10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65.2745191275345" calcext:value-type="float">
            <text:p>65.2745191275</text:p>
          </table:table-cell>
          <table:table-cell office:value-type="float" office:value="10.5304961380044" calcext:value-type="float">
            <text:p>10.530496138</text:p>
          </table:table-cell>
          <table:table-cell office:value-type="string" calcext:value-type="string">
            <text:p>ENSMUSG00000031596.11</text:p>
          </table:table-cell>
          <table:table-cell office:value-type="string" calcext:value-type="string">
            <text:p>SLC7A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03989.14</text:p>
          </table:table-cell>
          <table:table-cell office:value-type="string" calcext:value-type="string">
            <text:p>ENSG00000003989</text:p>
          </table:table-cell>
          <table:table-cell office:value-type="string" calcext:value-type="string">
            <text:p>ENSMUSG00000031596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03989|SLC7A2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8785.02589727895" calcext:value-type="float">
            <text:p>8785.025897279</text:p>
          </table:table-cell>
          <table:table-cell office:value-type="float" office:value="7.63825174282166" calcext:value-type="float">
            <text:p>7.6382517428</text:p>
          </table:table-cell>
          <table:table-cell office:value-type="string" calcext:value-type="string">
            <text:p>ENSMUSG00000029309.3</text:p>
          </table:table-cell>
          <table:table-cell office:value-type="string" calcext:value-type="string">
            <text:p>SPARCL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2583.10</text:p>
          </table:table-cell>
          <table:table-cell office:value-type="string" calcext:value-type="string">
            <text:p>ENSG00000152583</text:p>
          </table:table-cell>
          <table:table-cell office:value-type="string" calcext:value-type="string">
            <text:p>ENSMUSG00000029309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2583|SPARCL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384.274821262668" calcext:value-type="float">
            <text:p>384.2748212627</text:p>
          </table:table-cell>
          <table:table-cell office:value-type="float" office:value="5.24621381416532" calcext:value-type="float">
            <text:p>5.2462138142</text:p>
          </table:table-cell>
          <table:table-cell office:value-type="string" calcext:value-type="string">
            <text:p>ENSMUSG00000020538.11</text:p>
          </table:table-cell>
          <table:table-cell office:value-type="string" calcext:value-type="string">
            <text:p>SREBF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72310.14</text:p>
          </table:table-cell>
          <table:table-cell office:value-type="string" calcext:value-type="string">
            <text:p>ENSG00000072310</text:p>
          </table:table-cell>
          <table:table-cell office:value-type="string" calcext:value-type="string">
            <text:p>ENSMUSG0000002053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72310|SREBF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393.931078731047" calcext:value-type="float">
            <text:p>393.931078731</text:p>
          </table:table-cell>
          <table:table-cell office:value-type="float" office:value="6.32140323769334" calcext:value-type="float">
            <text:p>6.3214032377</text:p>
          </table:table-cell>
          <table:table-cell office:value-type="string" calcext:value-type="string">
            <text:p>ENSMUSG00000019437.13</text:p>
          </table:table-cell>
          <table:table-cell office:value-type="string" calcext:value-type="string">
            <text:p>TLCD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0606.8</text:p>
          </table:table-cell>
          <table:table-cell office:value-type="string" calcext:value-type="string">
            <text:p>ENSG00000160606</text:p>
          </table:table-cell>
          <table:table-cell office:value-type="string" calcext:value-type="string">
            <text:p>ENSMUSG00000019437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0606|TLCD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20.8164674521038" calcext:value-type="float">
            <text:p>20.8164674521</text:p>
          </table:table-cell>
          <table:table-cell office:value-type="float" office:value="7.16363993099781" calcext:value-type="float">
            <text:p>7.163639931</text:p>
          </table:table-cell>
          <table:table-cell office:value-type="string" calcext:value-type="string">
            <text:p>ENSMUSG00000073988.9</text:p>
          </table:table-cell>
          <table:table-cell office:value-type="string" calcext:value-type="string">
            <text:p>TTP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7561.4</text:p>
          </table:table-cell>
          <table:table-cell office:value-type="string" calcext:value-type="string">
            <text:p>ENSG00000137561</text:p>
          </table:table-cell>
          <table:table-cell office:value-type="string" calcext:value-type="string">
            <text:p>ENSMUSG00000073988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7561|TTPA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23.0850886653852" calcext:value-type="float">
            <text:p>23.0850886654</text:p>
          </table:table-cell>
          <table:table-cell office:value-type="float" office:value="5.66540024526296" calcext:value-type="float">
            <text:p>5.6654002453</text:p>
          </table:table-cell>
          <table:table-cell office:value-type="string" calcext:value-type="string">
            <text:p>ENSMUSG00000040740.7</text:p>
          </table:table-cell>
          <table:table-cell office:value-type="string" calcext:value-type="string">
            <text:p>SLC25A3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2461.7</text:p>
          </table:table-cell>
          <table:table-cell office:value-type="string" calcext:value-type="string">
            <text:p>ENSG00000162461</text:p>
          </table:table-cell>
          <table:table-cell office:value-type="string" calcext:value-type="string">
            <text:p>ENSMUSG0000004074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2461|SLC25A34</text:p>
          </table:table-cell>
          <table:table-cell office:value-type="string" calcext:value-type="string">
            <text:p>ME4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27.4125433217398" calcext:value-type="float">
            <text:p>27.4125433217</text:p>
          </table:table-cell>
          <table:table-cell office:value-type="float" office:value="8.63780631645298" calcext:value-type="float">
            <text:p>8.6378063165</text:p>
          </table:table-cell>
          <table:table-cell office:value-type="string" calcext:value-type="string">
            <text:p>ENSMUSG00000081683.5</text:p>
          </table:table-cell>
          <table:table-cell office:value-type="string" calcext:value-type="string">
            <text:p>FZD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1432.4</text:p>
          </table:table-cell>
          <table:table-cell office:value-type="string" calcext:value-type="string">
            <text:p>ENSG00000111432</text:p>
          </table:table-cell>
          <table:table-cell office:value-type="string" calcext:value-type="string">
            <text:p>ENSMUSG00000081683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1432|FZD10</text:p>
          </table:table-cell>
          <table:table-cell office:value-type="string" calcext:value-type="string">
            <text:p>ME48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67.1334773198483" calcext:value-type="float">
            <text:p>67.1334773198</text:p>
          </table:table-cell>
          <table:table-cell office:value-type="float" office:value="7.27806206722892" calcext:value-type="float">
            <text:p>7.2780620672</text:p>
          </table:table-cell>
          <table:table-cell office:value-type="string" calcext:value-type="string">
            <text:p>ENSMUSG00000037784.10</text:p>
          </table:table-cell>
          <table:table-cell office:value-type="string" calcext:value-type="string">
            <text:p>DZIP1L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8163.12</text:p>
          </table:table-cell>
          <table:table-cell office:value-type="string" calcext:value-type="string">
            <text:p>ENSG00000158163</text:p>
          </table:table-cell>
          <table:table-cell office:value-type="string" calcext:value-type="string">
            <text:p>ENSMUSG00000037784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8163|DZIP1L</text:p>
          </table:table-cell>
          <table:table-cell office:value-type="string" calcext:value-type="string">
            <text:p>ME5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58.0610278686393" calcext:value-type="float">
            <text:p>58.0610278686</text:p>
          </table:table-cell>
          <table:table-cell office:value-type="float" office:value="5.31785209285474" calcext:value-type="float">
            <text:p>5.3178520929</text:p>
          </table:table-cell>
          <table:table-cell office:value-type="string" calcext:value-type="string">
            <text:p>ENSMUSG00000045934.11</text:p>
          </table:table-cell>
          <table:table-cell office:value-type="string" calcext:value-type="string">
            <text:p>MTMR1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14914.17</text:p>
          </table:table-cell>
          <table:table-cell office:value-type="string" calcext:value-type="string">
            <text:p>ENSG00000014914</text:p>
          </table:table-cell>
          <table:table-cell office:value-type="string" calcext:value-type="string">
            <text:p>ENSMUSG0000004593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14914|MTMR11</text:p>
          </table:table-cell>
          <table:table-cell office:value-type="string" calcext:value-type="string">
            <text:p>ME51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56.4924207346826" calcext:value-type="float">
            <text:p>56.4924207347</text:p>
          </table:table-cell>
          <table:table-cell office:value-type="float" office:value="7.67501510980204" calcext:value-type="float">
            <text:p>7.6750151098</text:p>
          </table:table-cell>
          <table:table-cell office:value-type="string" calcext:value-type="string">
            <text:p>ENSMUSG00000035275.10</text:p>
          </table:table-cell>
          <table:table-cell office:value-type="string" calcext:value-type="string">
            <text:p>RAVER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2437.12</text:p>
          </table:table-cell>
          <table:table-cell office:value-type="string" calcext:value-type="string">
            <text:p>ENSG00000162437</text:p>
          </table:table-cell>
          <table:table-cell office:value-type="string" calcext:value-type="string">
            <text:p>ENSMUSG00000035275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2437|RAVER2</text:p>
          </table:table-cell>
          <table:table-cell office:value-type="string" calcext:value-type="string">
            <text:p>ME51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392.129169995991" calcext:value-type="float">
            <text:p>392.129169996</text:p>
          </table:table-cell>
          <table:table-cell office:value-type="float" office:value="11.7349351862944" calcext:value-type="float">
            <text:p>11.7349351863</text:p>
          </table:table-cell>
          <table:table-cell office:value-type="string" calcext:value-type="string">
            <text:p>ENSMUSG00000003974.5</text:p>
          </table:table-cell>
          <table:table-cell office:value-type="string" calcext:value-type="string">
            <text:p>GRM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8822.8</text:p>
          </table:table-cell>
          <table:table-cell office:value-type="string" calcext:value-type="string">
            <text:p>ENSG00000198822</text:p>
          </table:table-cell>
          <table:table-cell office:value-type="string" calcext:value-type="string">
            <text:p>ENSMUSG00000003974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8822|GRM3</text:p>
          </table:table-cell>
          <table:table-cell office:value-type="string" calcext:value-type="string">
            <text:p>ME53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69.7463127498808" calcext:value-type="float">
            <text:p>69.7463127499</text:p>
          </table:table-cell>
          <table:table-cell office:value-type="float" office:value="25.0980314082387" calcext:value-type="float">
            <text:p>25.0980314082</text:p>
          </table:table-cell>
          <table:table-cell office:value-type="string" calcext:value-type="string">
            <text:p>ENSMUSG00000026173.11</text:p>
          </table:table-cell>
          <table:table-cell office:value-type="string" calcext:value-type="string">
            <text:p>PLCD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5556.11</text:p>
          </table:table-cell>
          <table:table-cell office:value-type="string" calcext:value-type="string">
            <text:p>ENSG00000115556</text:p>
          </table:table-cell>
          <table:table-cell office:value-type="string" calcext:value-type="string">
            <text:p>ENSMUSG00000026173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5556|PLCD4</text:p>
          </table:table-cell>
          <table:table-cell office:value-type="string" calcext:value-type="string">
            <text:p>ME56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335.880360022447" calcext:value-type="float">
            <text:p>335.8803600224</text:p>
          </table:table-cell>
          <table:table-cell office:value-type="float" office:value="5.75532192748335" calcext:value-type="float">
            <text:p>5.7553219275</text:p>
          </table:table-cell>
          <table:table-cell office:value-type="string" calcext:value-type="string">
            <text:p>ENSMUSG00000037697.14</text:p>
          </table:table-cell>
          <table:table-cell office:value-type="string" calcext:value-type="string">
            <text:p>DDHD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0523.12</text:p>
          </table:table-cell>
          <table:table-cell office:value-type="string" calcext:value-type="string">
            <text:p>ENSG00000100523</text:p>
          </table:table-cell>
          <table:table-cell office:value-type="string" calcext:value-type="string">
            <text:p>ENSMUSG0000003769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0523|DDHD1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129.408246032496" calcext:value-type="float">
            <text:p>129.4082460325</text:p>
          </table:table-cell>
          <table:table-cell office:value-type="float" office:value="10.3357910436415" calcext:value-type="float">
            <text:p>10.3357910436</text:p>
          </table:table-cell>
          <table:table-cell office:value-type="string" calcext:value-type="string">
            <text:p>ENSMUSG00000026614.6</text:p>
          </table:table-cell>
          <table:table-cell office:value-type="string" calcext:value-type="string">
            <text:p>SLC30A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6660.8</text:p>
          </table:table-cell>
          <table:table-cell office:value-type="string" calcext:value-type="string">
            <text:p>ENSG00000196660</text:p>
          </table:table-cell>
          <table:table-cell office:value-type="string" calcext:value-type="string">
            <text:p>ENSMUSG00000026614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6660|SLC30A10</text:p>
          </table:table-cell>
          <table:table-cell office:value-type="string" calcext:value-type="string">
            <text:p>ME60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137.543760295893" calcext:value-type="float">
            <text:p>137.5437602959</text:p>
          </table:table-cell>
          <table:table-cell office:value-type="float" office:value="5.12648373216177" calcext:value-type="float">
            <text:p>5.1264837322</text:p>
          </table:table-cell>
          <table:table-cell office:value-type="string" calcext:value-type="string">
            <text:p>ENSMUSG00000000184.9</text:p>
          </table:table-cell>
          <table:table-cell office:value-type="string" calcext:value-type="string">
            <text:p>CCND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8971.5</text:p>
          </table:table-cell>
          <table:table-cell office:value-type="string" calcext:value-type="string">
            <text:p>ENSG00000118971</text:p>
          </table:table-cell>
          <table:table-cell office:value-type="string" calcext:value-type="string">
            <text:p>ENSMUSG00000000184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8971|CCND2</text:p>
          </table:table-cell>
          <table:table-cell office:value-type="string" calcext:value-type="string">
            <text:p>ME62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41.9699289776522" calcext:value-type="float">
            <text:p>41.9699289777</text:p>
          </table:table-cell>
          <table:table-cell office:value-type="float" office:value="13.3197879261417" calcext:value-type="float">
            <text:p>13.3197879261</text:p>
          </table:table-cell>
          <table:table-cell office:value-type="string" calcext:value-type="string">
            <text:p>ENSMUSG00000028179.11</text:p>
          </table:table-cell>
          <table:table-cell office:value-type="string" calcext:value-type="string">
            <text:p>CTH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6761.9</text:p>
          </table:table-cell>
          <table:table-cell office:value-type="string" calcext:value-type="string">
            <text:p>ENSG00000116761</text:p>
          </table:table-cell>
          <table:table-cell office:value-type="string" calcext:value-type="string">
            <text:p>ENSMUSG00000028179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6761|CTH</text:p>
          </table:table-cell>
          <table:table-cell office:value-type="string" calcext:value-type="string">
            <text:p>ME62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28.0459773178434" calcext:value-type="float">
            <text:p>28.0459773178</text:p>
          </table:table-cell>
          <table:table-cell office:value-type="float" office:value="10.8834348059738" calcext:value-type="float">
            <text:p>10.883434806</text:p>
          </table:table-cell>
          <table:table-cell office:value-type="string" calcext:value-type="string">
            <text:p>ENSMUSG00000096753.3</text:p>
          </table:table-cell>
          <table:table-cell office:value-type="string" calcext:value-type="string">
            <text:p>FAM181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0067.6</text:p>
          </table:table-cell>
          <table:table-cell office:value-type="string" calcext:value-type="string">
            <text:p>ENSG00000140067</text:p>
          </table:table-cell>
          <table:table-cell office:value-type="string" calcext:value-type="string">
            <text:p>ENSMUSG00000096753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0067|FAM181A</text:p>
          </table:table-cell>
          <table:table-cell office:value-type="string" calcext:value-type="string">
            <text:p>ME62</text:p>
          </table:table-cell>
        </table:table-row>
        <table:table-row table:style-name="ro1">
          <table:table-cell office:value-type="string" calcext:value-type="string">
            <text:p>astrocyte</text:p>
          </table:table-cell>
          <table:table-cell office:value-type="float" office:value="71.8941778825725" calcext:value-type="float">
            <text:p>71.8941778826</text:p>
          </table:table-cell>
          <table:table-cell office:value-type="float" office:value="13.0037986579173" calcext:value-type="float">
            <text:p>13.0037986579</text:p>
          </table:table-cell>
          <table:table-cell office:value-type="string" calcext:value-type="string">
            <text:p>ENSMUSG00000041423.12</text:p>
          </table:table-cell>
          <table:table-cell office:value-type="string" calcext:value-type="string">
            <text:p>PAQR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0781.13</text:p>
          </table:table-cell>
          <table:table-cell office:value-type="string" calcext:value-type="string">
            <text:p>ENSG00000160781</text:p>
          </table:table-cell>
          <table:table-cell office:value-type="string" calcext:value-type="string">
            <text:p>ENSMUSG0000004142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0781|PAQR6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CA1_pyramidalNeuron</text:p>
          </table:table-cell>
          <table:table-cell office:value-type="float" office:value="18.1487170850171" calcext:value-type="float">
            <text:p>18.148717085</text:p>
          </table:table-cell>
          <table:table-cell office:value-type="float" office:value="8.29061947316715" calcext:value-type="float">
            <text:p>8.2906194732</text:p>
          </table:table-cell>
          <table:table-cell office:value-type="string" calcext:value-type="string">
            <text:p>ENSMUSG00000062296.4</text:p>
          </table:table-cell>
          <table:table-cell office:value-type="string" calcext:value-type="string">
            <text:p>TRANK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8016.11</text:p>
          </table:table-cell>
          <table:table-cell office:value-type="string" calcext:value-type="string">
            <text:p>ENSG00000168016</text:p>
          </table:table-cell>
          <table:table-cell office:value-type="string" calcext:value-type="string">
            <text:p>ENSMUSG0000006229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8016|TRANK1</text:p>
          </table:table-cell>
          <table:table-cell office:value-type="string" calcext:value-type="string">
            <text:p>ME0</text:p>
          </table:table-cell>
        </table:table-row>
        <table:table-row table:style-name="ro1">
          <table:table-cell office:value-type="string" calcext:value-type="string">
            <text:p>CA1_pyramidalNeuron</text:p>
          </table:table-cell>
          <table:table-cell office:value-type="float" office:value="12.8978922251333" calcext:value-type="float">
            <text:p>12.8978922251</text:p>
          </table:table-cell>
          <table:table-cell office:value-type="float" office:value="13.2916212435003" calcext:value-type="float">
            <text:p>13.2916212435</text:p>
          </table:table-cell>
          <table:table-cell office:value-type="string" calcext:value-type="string">
            <text:p>ENSMUSG00000020892.6</text:p>
          </table:table-cell>
          <table:table-cell office:value-type="string" calcext:value-type="string">
            <text:p>ALOXE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9148.7</text:p>
          </table:table-cell>
          <table:table-cell office:value-type="string" calcext:value-type="string">
            <text:p>ENSG00000179148</text:p>
          </table:table-cell>
          <table:table-cell office:value-type="string" calcext:value-type="string">
            <text:p>ENSMUSG0000002089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9148|ALOXE3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CA1_pyramidalNeuron</text:p>
          </table:table-cell>
          <table:table-cell office:value-type="float" office:value="60.3375690765194" calcext:value-type="float">
            <text:p>60.3375690765</text:p>
          </table:table-cell>
          <table:table-cell office:value-type="float" office:value="19.8293491970373" calcext:value-type="float">
            <text:p>19.829349197</text:p>
          </table:table-cell>
          <table:table-cell office:value-type="string" calcext:value-type="string">
            <text:p>ENSMUSG00000029651.12</text:p>
          </table:table-cell>
          <table:table-cell office:value-type="string" calcext:value-type="string">
            <text:p>MTUS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2938.16</text:p>
          </table:table-cell>
          <table:table-cell office:value-type="string" calcext:value-type="string">
            <text:p>ENSG00000132938</text:p>
          </table:table-cell>
          <table:table-cell office:value-type="string" calcext:value-type="string">
            <text:p>ENSMUSG0000002965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2938|MTUS2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CA1_pyramidalNeuron</text:p>
          </table:table-cell>
          <table:table-cell office:value-type="float" office:value="61.3493056490824" calcext:value-type="float">
            <text:p>61.3493056491</text:p>
          </table:table-cell>
          <table:table-cell office:value-type="float" office:value="15.1889690204022" calcext:value-type="float">
            <text:p>15.1889690204</text:p>
          </table:table-cell>
          <table:table-cell office:value-type="string" calcext:value-type="string">
            <text:p>ENSMUSG00000037541.15</text:p>
          </table:table-cell>
          <table:table-cell office:value-type="string" calcext:value-type="string">
            <text:p>SHANK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2105.14</text:p>
          </table:table-cell>
          <table:table-cell office:value-type="string" calcext:value-type="string">
            <text:p>ENSG00000162105</text:p>
          </table:table-cell>
          <table:table-cell office:value-type="string" calcext:value-type="string">
            <text:p>ENSMUSG0000003754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2105|SHANK2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CA1_pyramidalNeuron</text:p>
          </table:table-cell>
          <table:table-cell office:value-type="float" office:value="323.683342038475" calcext:value-type="float">
            <text:p>323.6833420385</text:p>
          </table:table-cell>
          <table:table-cell office:value-type="float" office:value="7.2689341919115" calcext:value-type="float">
            <text:p>7.2689341919</text:p>
          </table:table-cell>
          <table:table-cell office:value-type="string" calcext:value-type="string">
            <text:p>ENSMUSG00000004151.12</text:p>
          </table:table-cell>
          <table:table-cell office:value-type="string" calcext:value-type="string">
            <text:p>ETV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06468.11</text:p>
          </table:table-cell>
          <table:table-cell office:value-type="string" calcext:value-type="string">
            <text:p>ENSG00000006468</text:p>
          </table:table-cell>
          <table:table-cell office:value-type="string" calcext:value-type="string">
            <text:p>ENSMUSG0000000415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06468|ETV1</text:p>
          </table:table-cell>
          <table:table-cell office:value-type="string" calcext:value-type="string">
            <text:p>ME11</text:p>
          </table:table-cell>
        </table:table-row>
        <table:table-row table:style-name="ro1">
          <table:table-cell office:value-type="string" calcext:value-type="string">
            <text:p>CA1_pyramidalNeuron</text:p>
          </table:table-cell>
          <table:table-cell office:value-type="float" office:value="113.21942762669" calcext:value-type="float">
            <text:p>113.2194276267</text:p>
          </table:table-cell>
          <table:table-cell office:value-type="float" office:value="7.20480151446685" calcext:value-type="float">
            <text:p>7.2048015145</text:p>
          </table:table-cell>
          <table:table-cell office:value-type="string" calcext:value-type="string">
            <text:p>ENSMUSG00000038020.5</text:p>
          </table:table-cell>
          <table:table-cell office:value-type="string" calcext:value-type="string">
            <text:p>RAPGEFL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8352.9</text:p>
          </table:table-cell>
          <table:table-cell office:value-type="string" calcext:value-type="string">
            <text:p>ENSG00000108352</text:p>
          </table:table-cell>
          <table:table-cell office:value-type="string" calcext:value-type="string">
            <text:p>ENSMUSG0000003802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8352|RAPGEFL1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CA1_pyramidalNeuron</text:p>
          </table:table-cell>
          <table:table-cell office:value-type="float" office:value="30.6453654590096" calcext:value-type="float">
            <text:p>30.645365459</text:p>
          </table:table-cell>
          <table:table-cell office:value-type="float" office:value="8.35235250235079" calcext:value-type="float">
            <text:p>8.3523525024</text:p>
          </table:table-cell>
          <table:table-cell office:value-type="string" calcext:value-type="string">
            <text:p>ENSMUSG00000021779.12</text:p>
          </table:table-cell>
          <table:table-cell office:value-type="string" calcext:value-type="string">
            <text:p>THR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1090.15</text:p>
          </table:table-cell>
          <table:table-cell office:value-type="string" calcext:value-type="string">
            <text:p>ENSG00000151090</text:p>
          </table:table-cell>
          <table:table-cell office:value-type="string" calcext:value-type="string">
            <text:p>ENSMUSG00000021779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1090|THRB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CA1_pyramidalNeuron</text:p>
          </table:table-cell>
          <table:table-cell office:value-type="float" office:value="39.6292710001078" calcext:value-type="float">
            <text:p>39.6292710001</text:p>
          </table:table-cell>
          <table:table-cell office:value-type="float" office:value="8.84279193669805" calcext:value-type="float">
            <text:p>8.8427919367</text:p>
          </table:table-cell>
          <table:table-cell office:value-type="string" calcext:value-type="string">
            <text:p>ENSMUSG00000035045.13</text:p>
          </table:table-cell>
          <table:table-cell office:value-type="string" calcext:value-type="string">
            <text:p>ZC3H12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2053.12</text:p>
          </table:table-cell>
          <table:table-cell office:value-type="string" calcext:value-type="string">
            <text:p>ENSG00000102053</text:p>
          </table:table-cell>
          <table:table-cell office:value-type="string" calcext:value-type="string">
            <text:p>ENSMUSG00000035045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2053|ZC3H12B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CA1_pyramidalNeuron</text:p>
          </table:table-cell>
          <table:table-cell office:value-type="float" office:value="97.1493550068193" calcext:value-type="float">
            <text:p>97.1493550068</text:p>
          </table:table-cell>
          <table:table-cell office:value-type="float" office:value="6.50649053907423" calcext:value-type="float">
            <text:p>6.5064905391</text:p>
          </table:table-cell>
          <table:table-cell office:value-type="string" calcext:value-type="string">
            <text:p>ENSMUSG00000033009.11</text:p>
          </table:table-cell>
          <table:table-cell office:value-type="string" calcext:value-type="string">
            <text:p>OGFOD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87263.14</text:p>
          </table:table-cell>
          <table:table-cell office:value-type="string" calcext:value-type="string">
            <text:p>ENSG00000087263</text:p>
          </table:table-cell>
          <table:table-cell office:value-type="string" calcext:value-type="string">
            <text:p>ENSMUSG0000003300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87263|OGFOD1</text:p>
          </table:table-cell>
          <table:table-cell office:value-type="string" calcext:value-type="string">
            <text:p>ME18</text:p>
          </table:table-cell>
        </table:table-row>
        <table:table-row table:style-name="ro1">
          <table:table-cell office:value-type="string" calcext:value-type="string">
            <text:p>CA1_pyramidalNeuron</text:p>
          </table:table-cell>
          <table:table-cell office:value-type="float" office:value="20.6037121017806" calcext:value-type="float">
            <text:p>20.6037121018</text:p>
          </table:table-cell>
          <table:table-cell office:value-type="float" office:value="6.62786428758247" calcext:value-type="float">
            <text:p>6.6278642876</text:p>
          </table:table-cell>
          <table:table-cell office:value-type="string" calcext:value-type="string">
            <text:p>ENSMUSG00000071855.4</text:p>
          </table:table-cell>
          <table:table-cell office:value-type="string" calcext:value-type="string">
            <text:p>CCDC11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4221.10</text:p>
          </table:table-cell>
          <table:table-cell office:value-type="string" calcext:value-type="string">
            <text:p>ENSG00000164221</text:p>
          </table:table-cell>
          <table:table-cell office:value-type="string" calcext:value-type="string">
            <text:p>ENSMUSG0000007185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4221|CCDC112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CA1_pyramidalNeuron</text:p>
          </table:table-cell>
          <table:table-cell office:value-type="float" office:value="974.836092899328" calcext:value-type="float">
            <text:p>974.8360928993</text:p>
          </table:table-cell>
          <table:table-cell office:value-type="float" office:value="5.29744454133394" calcext:value-type="float">
            <text:p>5.2974445413</text:p>
          </table:table-cell>
          <table:table-cell office:value-type="string" calcext:value-type="string">
            <text:p>ENSMUSG00000018474.13</text:p>
          </table:table-cell>
          <table:table-cell office:value-type="string" calcext:value-type="string">
            <text:p>CHD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0004.14</text:p>
          </table:table-cell>
          <table:table-cell office:value-type="string" calcext:value-type="string">
            <text:p>ENSG00000170004</text:p>
          </table:table-cell>
          <table:table-cell office:value-type="string" calcext:value-type="string">
            <text:p>ENSMUSG00000018474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0004|CHD3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CA1_pyramidalNeuron</text:p>
          </table:table-cell>
          <table:table-cell office:value-type="float" office:value="334.689211695428" calcext:value-type="float">
            <text:p>334.6892116954</text:p>
          </table:table-cell>
          <table:table-cell office:value-type="float" office:value="9.88190699279288" calcext:value-type="float">
            <text:p>9.8819069928</text:p>
          </table:table-cell>
          <table:table-cell office:value-type="string" calcext:value-type="string">
            <text:p>ENSMUSG00000030584.9</text:p>
          </table:table-cell>
          <table:table-cell office:value-type="string" calcext:value-type="string">
            <text:p>DPF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11332.17</text:p>
          </table:table-cell>
          <table:table-cell office:value-type="string" calcext:value-type="string">
            <text:p>ENSG00000011332</text:p>
          </table:table-cell>
          <table:table-cell office:value-type="string" calcext:value-type="string">
            <text:p>ENSMUSG00000030584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11332|DPF1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CA1_pyramidalNeuron</text:p>
          </table:table-cell>
          <table:table-cell office:value-type="float" office:value="86.287587013807" calcext:value-type="float">
            <text:p>86.2875870138</text:p>
          </table:table-cell>
          <table:table-cell office:value-type="float" office:value="15.0235263513062" calcext:value-type="float">
            <text:p>15.0235263513</text:p>
          </table:table-cell>
          <table:table-cell office:value-type="string" calcext:value-type="string">
            <text:p>ENSMUSG00000094437.1</text:p>
          </table:table-cell>
          <table:table-cell office:value-type="string" calcext:value-type="string">
            <text:p>FAM103A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9612.3</text:p>
          </table:table-cell>
          <table:table-cell office:value-type="string" calcext:value-type="string">
            <text:p>ENSG00000169612</text:p>
          </table:table-cell>
          <table:table-cell office:value-type="string" calcext:value-type="string">
            <text:p>ENSMUSG00000094437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9612|FAM103A1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CA1_pyramidalNeuron</text:p>
          </table:table-cell>
          <table:table-cell office:value-type="float" office:value="13.3647641929188" calcext:value-type="float">
            <text:p>13.3647641929</text:p>
          </table:table-cell>
          <table:table-cell office:value-type="float" office:value="24.1991030283131" calcext:value-type="float">
            <text:p>24.1991030283</text:p>
          </table:table-cell>
          <table:table-cell office:value-type="string" calcext:value-type="string">
            <text:p>ENSMUSG00000031910.10</text:p>
          </table:table-cell>
          <table:table-cell office:value-type="string" calcext:value-type="string">
            <text:p>HAS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3044.8</text:p>
          </table:table-cell>
          <table:table-cell office:value-type="string" calcext:value-type="string">
            <text:p>ENSG00000103044</text:p>
          </table:table-cell>
          <table:table-cell office:value-type="string" calcext:value-type="string">
            <text:p>ENSMUSG0000003191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3044|HAS3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CA1_pyramidalNeuron</text:p>
          </table:table-cell>
          <table:table-cell office:value-type="float" office:value="14.5590159206655" calcext:value-type="float">
            <text:p>14.5590159207</text:p>
          </table:table-cell>
          <table:table-cell office:value-type="float" office:value="12.5374414131965" calcext:value-type="float">
            <text:p>12.5374414132</text:p>
          </table:table-cell>
          <table:table-cell office:value-type="string" calcext:value-type="string">
            <text:p>ENSMUSG00000092083.4</text:p>
          </table:table-cell>
          <table:table-cell office:value-type="string" calcext:value-type="string">
            <text:p>KCNB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2674.5</text:p>
          </table:table-cell>
          <table:table-cell office:value-type="string" calcext:value-type="string">
            <text:p>ENSG00000182674</text:p>
          </table:table-cell>
          <table:table-cell office:value-type="string" calcext:value-type="string">
            <text:p>ENSMUSG00000092083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2674|KCNB2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CA1_pyramidalNeuron</text:p>
          </table:table-cell>
          <table:table-cell office:value-type="float" office:value="53.4731403867768" calcext:value-type="float">
            <text:p>53.4731403868</text:p>
          </table:table-cell>
          <table:table-cell office:value-type="float" office:value="11.6776060774536" calcext:value-type="float">
            <text:p>11.6776060775</text:p>
          </table:table-cell>
          <table:table-cell office:value-type="string" calcext:value-type="string">
            <text:p>ENSMUSG00000022176.7</text:p>
          </table:table-cell>
          <table:table-cell office:value-type="string" calcext:value-type="string">
            <text:p>REM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9890.7</text:p>
          </table:table-cell>
          <table:table-cell office:value-type="string" calcext:value-type="string">
            <text:p>ENSG00000139890</text:p>
          </table:table-cell>
          <table:table-cell office:value-type="string" calcext:value-type="string">
            <text:p>ENSMUSG00000022176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9890|REM2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CA1_pyramidalNeuron</text:p>
          </table:table-cell>
          <table:table-cell office:value-type="float" office:value="143.160130551433" calcext:value-type="float">
            <text:p>143.1601305514</text:p>
          </table:table-cell>
          <table:table-cell office:value-type="float" office:value="27.7658476949845" calcext:value-type="float">
            <text:p>27.765847695</text:p>
          </table:table-cell>
          <table:table-cell office:value-type="string" calcext:value-type="string">
            <text:p>ENSMUSG00000025427.10</text:p>
          </table:table-cell>
          <table:table-cell office:value-type="string" calcext:value-type="string">
            <text:p>RNF16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1622.11</text:p>
          </table:table-cell>
          <table:table-cell office:value-type="string" calcext:value-type="string">
            <text:p>ENSG00000141622</text:p>
          </table:table-cell>
          <table:table-cell office:value-type="string" calcext:value-type="string">
            <text:p>ENSMUSG00000025427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1622|RNF165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CA1_pyramidalNeuron</text:p>
          </table:table-cell>
          <table:table-cell office:value-type="float" office:value="80.204912382961" calcext:value-type="float">
            <text:p>80.204912383</text:p>
          </table:table-cell>
          <table:table-cell office:value-type="float" office:value="60.3904833915057" calcext:value-type="float">
            <text:p>60.3904833915</text:p>
          </table:table-cell>
          <table:table-cell office:value-type="string" calcext:value-type="string">
            <text:p>ENSMUSG00000006586.11</text:p>
          </table:table-cell>
          <table:table-cell office:value-type="string" calcext:value-type="string">
            <text:p>RUNX1T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79102.14</text:p>
          </table:table-cell>
          <table:table-cell office:value-type="string" calcext:value-type="string">
            <text:p>ENSG00000079102</text:p>
          </table:table-cell>
          <table:table-cell office:value-type="string" calcext:value-type="string">
            <text:p>ENSMUSG00000006586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79102|RUNX1T1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CA1_pyramidalNeuron</text:p>
          </table:table-cell>
          <table:table-cell office:value-type="float" office:value="80.0504763741852" calcext:value-type="float">
            <text:p>80.0504763742</text:p>
          </table:table-cell>
          <table:table-cell office:value-type="float" office:value="10.0677744134323" calcext:value-type="float">
            <text:p>10.0677744134</text:p>
          </table:table-cell>
          <table:table-cell office:value-type="string" calcext:value-type="string">
            <text:p>ENSMUSG00000041852.10</text:p>
          </table:table-cell>
          <table:table-cell office:value-type="string" calcext:value-type="string">
            <text:p>TCF2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0207.16</text:p>
          </table:table-cell>
          <table:table-cell office:value-type="string" calcext:value-type="string">
            <text:p>ENSG00000100207</text:p>
          </table:table-cell>
          <table:table-cell office:value-type="string" calcext:value-type="string">
            <text:p>ENSMUSG00000041852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0207|TCF20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CA1_pyramidalNeuron</text:p>
          </table:table-cell>
          <table:table-cell office:value-type="float" office:value="58.5909994103266" calcext:value-type="float">
            <text:p>58.5909994103</text:p>
          </table:table-cell>
          <table:table-cell office:value-type="float" office:value="6.1197420594053" calcext:value-type="float">
            <text:p>6.1197420594</text:p>
          </table:table-cell>
          <table:table-cell office:value-type="string" calcext:value-type="string">
            <text:p>ENSMUSG00000042581.10</text:p>
          </table:table-cell>
          <table:table-cell office:value-type="string" calcext:value-type="string">
            <text:p>THSD7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4229.9</text:p>
          </table:table-cell>
          <table:table-cell office:value-type="string" calcext:value-type="string">
            <text:p>ENSG00000144229</text:p>
          </table:table-cell>
          <table:table-cell office:value-type="string" calcext:value-type="string">
            <text:p>ENSMUSG0000004258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4229|THSD7B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CA1_pyramidalNeuron</text:p>
          </table:table-cell>
          <table:table-cell office:value-type="float" office:value="41.6160116012485" calcext:value-type="float">
            <text:p>41.6160116012</text:p>
          </table:table-cell>
          <table:table-cell office:value-type="float" office:value="7.06897226197476" calcext:value-type="float">
            <text:p>7.068972262</text:p>
          </table:table-cell>
          <table:table-cell office:value-type="string" calcext:value-type="string">
            <text:p>ENSMUSG00000062961.6</text:p>
          </table:table-cell>
          <table:table-cell office:value-type="string" calcext:value-type="string">
            <text:p>CCDC17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67909.2</text:p>
          </table:table-cell>
          <table:table-cell office:value-type="string" calcext:value-type="string">
            <text:p>ENSG00000267909</text:p>
          </table:table-cell>
          <table:table-cell office:value-type="string" calcext:value-type="string">
            <text:p>ENSMUSG00000062961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67909|CCDC177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CA1_pyramidalNeuron</text:p>
          </table:table-cell>
          <table:table-cell office:value-type="float" office:value="38.7745951793682" calcext:value-type="float">
            <text:p>38.7745951794</text:p>
          </table:table-cell>
          <table:table-cell office:value-type="float" office:value="8.48832540659055" calcext:value-type="float">
            <text:p>8.4883254066</text:p>
          </table:table-cell>
          <table:table-cell office:value-type="string" calcext:value-type="string">
            <text:p>ENSMUSG00000036086.12</text:p>
          </table:table-cell>
          <table:table-cell office:value-type="string" calcext:value-type="string">
            <text:p>ZRANB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1988.15</text:p>
          </table:table-cell>
          <table:table-cell office:value-type="string" calcext:value-type="string">
            <text:p>ENSG00000121988</text:p>
          </table:table-cell>
          <table:table-cell office:value-type="string" calcext:value-type="string">
            <text:p>ENSMUSG00000036086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1988|ZRANB3</text:p>
          </table:table-cell>
          <table:table-cell office:value-type="string" calcext:value-type="string">
            <text:p>ME20</text:p>
          </table:table-cell>
        </table:table-row>
        <table:table-row table:style-name="ro1">
          <table:table-cell office:value-type="string" calcext:value-type="string">
            <text:p>CA1_pyramidalNeuron</text:p>
          </table:table-cell>
          <table:table-cell office:value-type="float" office:value="19.1250139895003" calcext:value-type="float">
            <text:p>19.1250139895</text:p>
          </table:table-cell>
          <table:table-cell office:value-type="float" office:value="14.9756015639727" calcext:value-type="float">
            <text:p>14.975601564</text:p>
          </table:table-cell>
          <table:table-cell office:value-type="string" calcext:value-type="string">
            <text:p>ENSMUSG00000022441.13</text:p>
          </table:table-cell>
          <table:table-cell office:value-type="string" calcext:value-type="string">
            <text:p>EFCAB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6976.12</text:p>
          </table:table-cell>
          <table:table-cell office:value-type="string" calcext:value-type="string">
            <text:p>ENSG00000186976</text:p>
          </table:table-cell>
          <table:table-cell office:value-type="string" calcext:value-type="string">
            <text:p>ENSMUSG00000022441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6976|EFCAB6</text:p>
          </table:table-cell>
          <table:table-cell office:value-type="string" calcext:value-type="string">
            <text:p>ME21</text:p>
          </table:table-cell>
        </table:table-row>
        <table:table-row table:style-name="ro1">
          <table:table-cell office:value-type="string" calcext:value-type="string">
            <text:p>CA1_pyramidalNeuron</text:p>
          </table:table-cell>
          <table:table-cell office:value-type="float" office:value="24.6696871337347" calcext:value-type="float">
            <text:p>24.6696871337</text:p>
          </table:table-cell>
          <table:table-cell office:value-type="float" office:value="9.15978033851271" calcext:value-type="float">
            <text:p>9.1597803385</text:p>
          </table:table-cell>
          <table:table-cell office:value-type="string" calcext:value-type="string">
            <text:p>ENSMUSG00000031224.6</text:p>
          </table:table-cell>
          <table:table-cell office:value-type="string" calcext:value-type="string">
            <text:p>MAGEE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6675.6</text:p>
          </table:table-cell>
          <table:table-cell office:value-type="string" calcext:value-type="string">
            <text:p>ENSG00000186675</text:p>
          </table:table-cell>
          <table:table-cell office:value-type="string" calcext:value-type="string">
            <text:p>ENSMUSG00000031224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6675|MAGEE2</text:p>
          </table:table-cell>
          <table:table-cell office:value-type="string" calcext:value-type="string">
            <text:p>ME22</text:p>
          </table:table-cell>
        </table:table-row>
        <table:table-row table:style-name="ro1">
          <table:table-cell office:value-type="string" calcext:value-type="string">
            <text:p>CA1_pyramidalNeuron</text:p>
          </table:table-cell>
          <table:table-cell office:value-type="float" office:value="14.6284722285358" calcext:value-type="float">
            <text:p>14.6284722285</text:p>
          </table:table-cell>
          <table:table-cell office:value-type="float" office:value="5.93954771291705" calcext:value-type="float">
            <text:p>5.9395477129</text:p>
          </table:table-cell>
          <table:table-cell office:value-type="string" calcext:value-type="string">
            <text:p>ENSMUSG00000059857.11</text:p>
          </table:table-cell>
          <table:table-cell office:value-type="string" calcext:value-type="string">
            <text:p>NTNG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2631.16</text:p>
          </table:table-cell>
          <table:table-cell office:value-type="string" calcext:value-type="string">
            <text:p>ENSG00000162631</text:p>
          </table:table-cell>
          <table:table-cell office:value-type="string" calcext:value-type="string">
            <text:p>ENSMUSG00000059857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2631|NTNG1</text:p>
          </table:table-cell>
          <table:table-cell office:value-type="string" calcext:value-type="string">
            <text:p>ME28</text:p>
          </table:table-cell>
        </table:table-row>
        <table:table-row table:style-name="ro1">
          <table:table-cell office:value-type="string" calcext:value-type="string">
            <text:p>CA1_pyramidalNeuron</text:p>
          </table:table-cell>
          <table:table-cell office:value-type="float" office:value="90.6143754424322" calcext:value-type="float">
            <text:p>90.6143754424</text:p>
          </table:table-cell>
          <table:table-cell office:value-type="float" office:value="7.09949553179317" calcext:value-type="float">
            <text:p>7.0994955318</text:p>
          </table:table-cell>
          <table:table-cell office:value-type="string" calcext:value-type="string">
            <text:p>ENSMUSG00000039474.9</text:p>
          </table:table-cell>
          <table:table-cell office:value-type="string" calcext:value-type="string">
            <text:p>WFS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9501.11</text:p>
          </table:table-cell>
          <table:table-cell office:value-type="string" calcext:value-type="string">
            <text:p>ENSG00000109501</text:p>
          </table:table-cell>
          <table:table-cell office:value-type="string" calcext:value-type="string">
            <text:p>ENSMUSG0000003947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9501|WFS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CA1_pyramidalNeuron</text:p>
          </table:table-cell>
          <table:table-cell office:value-type="float" office:value="98.3943090763993" calcext:value-type="float">
            <text:p>98.3943090764</text:p>
          </table:table-cell>
          <table:table-cell office:value-type="float" office:value="31.6568968531745" calcext:value-type="float">
            <text:p>31.6568968532</text:p>
          </table:table-cell>
          <table:table-cell office:value-type="string" calcext:value-type="string">
            <text:p>ENSMUSG00000028176.7</text:p>
          </table:table-cell>
          <table:table-cell office:value-type="string" calcext:value-type="string">
            <text:p>LRRC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33122.16</text:p>
          </table:table-cell>
          <table:table-cell office:value-type="string" calcext:value-type="string">
            <text:p>ENSG00000033122</text:p>
          </table:table-cell>
          <table:table-cell office:value-type="string" calcext:value-type="string">
            <text:p>ENSMUSG00000028176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33122|LRRC7</text:p>
          </table:table-cell>
          <table:table-cell office:value-type="string" calcext:value-type="string">
            <text:p>ME31</text:p>
          </table:table-cell>
        </table:table-row>
        <table:table-row table:style-name="ro1">
          <table:table-cell office:value-type="string" calcext:value-type="string">
            <text:p>CA1_pyramidalNeuron</text:p>
          </table:table-cell>
          <table:table-cell office:value-type="float" office:value="221.658357070919" calcext:value-type="float">
            <text:p>221.6583570709</text:p>
          </table:table-cell>
          <table:table-cell office:value-type="float" office:value="74.6688679001063" calcext:value-type="float">
            <text:p>74.6688679001</text:p>
          </table:table-cell>
          <table:table-cell office:value-type="string" calcext:value-type="string">
            <text:p>ENSMUSG00000086040.4</text:p>
          </table:table-cell>
          <table:table-cell office:value-type="string" calcext:value-type="string">
            <text:p>WIPF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2574.8</text:p>
          </table:table-cell>
          <table:table-cell office:value-type="string" calcext:value-type="string">
            <text:p>ENSG00000122574</text:p>
          </table:table-cell>
          <table:table-cell office:value-type="string" calcext:value-type="string">
            <text:p>ENSMUSG0000008604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2574|WIPF3</text:p>
          </table:table-cell>
          <table:table-cell office:value-type="string" calcext:value-type="string">
            <text:p>ME31</text:p>
          </table:table-cell>
        </table:table-row>
        <table:table-row table:style-name="ro1">
          <table:table-cell office:value-type="string" calcext:value-type="string">
            <text:p>CA1_pyramidalNeuron</text:p>
          </table:table-cell>
          <table:table-cell office:value-type="float" office:value="89.5535672926881" calcext:value-type="float">
            <text:p>89.5535672927</text:p>
          </table:table-cell>
          <table:table-cell office:value-type="float" office:value="6.50691684495671" calcext:value-type="float">
            <text:p>6.506916845</text:p>
          </table:table-cell>
          <table:table-cell office:value-type="string" calcext:value-type="string">
            <text:p>ENSMUSG00000024589.11</text:p>
          </table:table-cell>
          <table:table-cell office:value-type="string" calcext:value-type="string">
            <text:p>NEDD4L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49759.14</text:p>
          </table:table-cell>
          <table:table-cell office:value-type="string" calcext:value-type="string">
            <text:p>ENSG00000049759</text:p>
          </table:table-cell>
          <table:table-cell office:value-type="string" calcext:value-type="string">
            <text:p>ENSMUSG00000024589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49759|NEDD4L</text:p>
          </table:table-cell>
          <table:table-cell office:value-type="string" calcext:value-type="string">
            <text:p>ME32</text:p>
          </table:table-cell>
        </table:table-row>
        <table:table-row table:style-name="ro1">
          <table:table-cell office:value-type="string" calcext:value-type="string">
            <text:p>CA1_pyramidalNeuron</text:p>
          </table:table-cell>
          <table:table-cell office:value-type="float" office:value="56.6746150688271" calcext:value-type="float">
            <text:p>56.6746150688</text:p>
          </table:table-cell>
          <table:table-cell office:value-type="float" office:value="5.52679772857344" calcext:value-type="float">
            <text:p>5.5267977286</text:p>
          </table:table-cell>
          <table:table-cell office:value-type="string" calcext:value-type="string">
            <text:p>ENSMUSG00000022773.12</text:p>
          </table:table-cell>
          <table:table-cell office:value-type="string" calcext:value-type="string">
            <text:p>YPEL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0027.12</text:p>
          </table:table-cell>
          <table:table-cell office:value-type="string" calcext:value-type="string">
            <text:p>ENSG00000100027</text:p>
          </table:table-cell>
          <table:table-cell office:value-type="string" calcext:value-type="string">
            <text:p>ENSMUSG00000022773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0027|YPEL1</text:p>
          </table:table-cell>
          <table:table-cell office:value-type="string" calcext:value-type="string">
            <text:p>ME32</text:p>
          </table:table-cell>
        </table:table-row>
        <table:table-row table:style-name="ro1">
          <table:table-cell office:value-type="string" calcext:value-type="string">
            <text:p>CA1_pyramidalNeuron</text:p>
          </table:table-cell>
          <table:table-cell office:value-type="float" office:value="48.9477422168594" calcext:value-type="float">
            <text:p>48.9477422169</text:p>
          </table:table-cell>
          <table:table-cell office:value-type="float" office:value="42.9029467769179" calcext:value-type="float">
            <text:p>42.9029467769</text:p>
          </table:table-cell>
          <table:table-cell office:value-type="string" calcext:value-type="string">
            <text:p>ENSMUSG00000045318.5</text:p>
          </table:table-cell>
          <table:table-cell office:value-type="string" calcext:value-type="string">
            <text:p>ADRA2C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4160.7</text:p>
          </table:table-cell>
          <table:table-cell office:value-type="string" calcext:value-type="string">
            <text:p>ENSG00000184160</text:p>
          </table:table-cell>
          <table:table-cell office:value-type="string" calcext:value-type="string">
            <text:p>ENSMUSG00000045318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4160|ADRA2C</text:p>
          </table:table-cell>
          <table:table-cell office:value-type="string" calcext:value-type="string">
            <text:p>ME36</text:p>
          </table:table-cell>
        </table:table-row>
        <table:table-row table:style-name="ro1">
          <table:table-cell office:value-type="string" calcext:value-type="string">
            <text:p>CA1_pyramidalNeuron</text:p>
          </table:table-cell>
          <table:table-cell office:value-type="float" office:value="246.63311187622" calcext:value-type="float">
            <text:p>246.6331118762</text:p>
          </table:table-cell>
          <table:table-cell office:value-type="float" office:value="9.84761020034579" calcext:value-type="float">
            <text:p>9.8476102003</text:p>
          </table:table-cell>
          <table:table-cell office:value-type="string" calcext:value-type="string">
            <text:p>ENSMUSG00000044352.6</text:p>
          </table:table-cell>
          <table:table-cell office:value-type="string" calcext:value-type="string">
            <text:p>SOWAH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8944.5</text:p>
          </table:table-cell>
          <table:table-cell office:value-type="string" calcext:value-type="string">
            <text:p>ENSG00000198944</text:p>
          </table:table-cell>
          <table:table-cell office:value-type="string" calcext:value-type="string">
            <text:p>ENSMUSG0000004435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8944|SOWAHA</text:p>
          </table:table-cell>
          <table:table-cell office:value-type="string" calcext:value-type="string">
            <text:p>ME40</text:p>
          </table:table-cell>
        </table:table-row>
        <table:table-row table:style-name="ro1">
          <table:table-cell office:value-type="string" calcext:value-type="string">
            <text:p>CA1_pyramidalNeuron</text:p>
          </table:table-cell>
          <table:table-cell office:value-type="float" office:value="33.4217565463857" calcext:value-type="float">
            <text:p>33.4217565464</text:p>
          </table:table-cell>
          <table:table-cell office:value-type="float" office:value="10.5084873032213" calcext:value-type="float">
            <text:p>10.5084873032</text:p>
          </table:table-cell>
          <table:table-cell office:value-type="string" calcext:value-type="string">
            <text:p>ENSMUSG00000032586.5</text:p>
          </table:table-cell>
          <table:table-cell office:value-type="string" calcext:value-type="string">
            <text:p>TRAIP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3763.6</text:p>
          </table:table-cell>
          <table:table-cell office:value-type="string" calcext:value-type="string">
            <text:p>ENSG00000183763</text:p>
          </table:table-cell>
          <table:table-cell office:value-type="string" calcext:value-type="string">
            <text:p>ENSMUSG0000003258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3763|TRAIP</text:p>
          </table:table-cell>
          <table:table-cell office:value-type="string" calcext:value-type="string">
            <text:p>ME5</text:p>
          </table:table-cell>
        </table:table-row>
        <table:table-row table:style-name="ro1">
          <table:table-cell office:value-type="string" calcext:value-type="string">
            <text:p>CA1_pyramidalNeuron</text:p>
          </table:table-cell>
          <table:table-cell office:value-type="float" office:value="97.4355438177015" calcext:value-type="float">
            <text:p>97.4355438177</text:p>
          </table:table-cell>
          <table:table-cell office:value-type="float" office:value="5.49282011424078" calcext:value-type="float">
            <text:p>5.4928201142</text:p>
          </table:table-cell>
          <table:table-cell office:value-type="string" calcext:value-type="string">
            <text:p>ENSMUSG00000050640.12</text:p>
          </table:table-cell>
          <table:table-cell office:value-type="string" calcext:value-type="string">
            <text:p>TMEM150C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49242.5</text:p>
          </table:table-cell>
          <table:table-cell office:value-type="string" calcext:value-type="string">
            <text:p>ENSG00000249242</text:p>
          </table:table-cell>
          <table:table-cell office:value-type="string" calcext:value-type="string">
            <text:p>ENSMUSG0000005064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49242|TMEM150C</text:p>
          </table:table-cell>
          <table:table-cell office:value-type="string" calcext:value-type="string">
            <text:p>ME60</text:p>
          </table:table-cell>
        </table:table-row>
        <table:table-row table:style-name="ro1">
          <table:table-cell office:value-type="string" calcext:value-type="string">
            <text:p>CA1_pyramidalNeuron</text:p>
          </table:table-cell>
          <table:table-cell office:value-type="float" office:value="155.658649881213" calcext:value-type="float">
            <text:p>155.6586498812</text:p>
          </table:table-cell>
          <table:table-cell office:value-type="float" office:value="17.9374650187599" calcext:value-type="float">
            <text:p>17.9374650188</text:p>
          </table:table-cell>
          <table:table-cell office:value-type="string" calcext:value-type="string">
            <text:p>ENSMUSG00000030905.5</text:p>
          </table:table-cell>
          <table:table-cell office:value-type="string" calcext:value-type="string">
            <text:p>CRYM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3316.8</text:p>
          </table:table-cell>
          <table:table-cell office:value-type="string" calcext:value-type="string">
            <text:p>ENSG00000103316</text:p>
          </table:table-cell>
          <table:table-cell office:value-type="string" calcext:value-type="string">
            <text:p>ENSMUSG00000030905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3316|CRYM</text:p>
          </table:table-cell>
          <table:table-cell office:value-type="string" calcext:value-type="string">
            <text:p>ME63</text:p>
          </table:table-cell>
        </table:table-row>
        <table:table-row table:style-name="ro1">
          <table:table-cell office:value-type="string" calcext:value-type="string">
            <text:p>CA1_pyramidalNeuron</text:p>
          </table:table-cell>
          <table:table-cell office:value-type="float" office:value="14.8847618522408" calcext:value-type="float">
            <text:p>14.8847618522</text:p>
          </table:table-cell>
          <table:table-cell office:value-type="float" office:value="15.4681332322854" calcext:value-type="float">
            <text:p>15.4681332323</text:p>
          </table:table-cell>
          <table:table-cell office:value-type="string" calcext:value-type="string">
            <text:p>ENSMUSG00000051920.6</text:p>
          </table:table-cell>
          <table:table-cell office:value-type="string" calcext:value-type="string">
            <text:p>RSPO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7655.8</text:p>
          </table:table-cell>
          <table:table-cell office:value-type="string" calcext:value-type="string">
            <text:p>ENSG00000147655</text:p>
          </table:table-cell>
          <table:table-cell office:value-type="string" calcext:value-type="string">
            <text:p>ENSMUSG0000005192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7655|RSPO2</text:p>
          </table:table-cell>
          <table:table-cell office:value-type="string" calcext:value-type="string">
            <text:p>ME65</text:p>
          </table:table-cell>
        </table:table-row>
        <table:table-row table:style-name="ro1">
          <table:table-cell office:value-type="string" calcext:value-type="string">
            <text:p>CA1_pyramidalNeuron</text:p>
          </table:table-cell>
          <table:table-cell office:value-type="float" office:value="46.9466091071383" calcext:value-type="float">
            <text:p>46.9466091071</text:p>
          </table:table-cell>
          <table:table-cell office:value-type="float" office:value="10.4557530318071" calcext:value-type="float">
            <text:p>10.4557530318</text:p>
          </table:table-cell>
          <table:table-cell office:value-type="string" calcext:value-type="string">
            <text:p>ENSMUSG00000062563.10</text:p>
          </table:table-cell>
          <table:table-cell office:value-type="string" calcext:value-type="string">
            <text:p>CYS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05795.4</text:p>
          </table:table-cell>
          <table:table-cell office:value-type="string" calcext:value-type="string">
            <text:p>ENSG00000205795</text:p>
          </table:table-cell>
          <table:table-cell office:value-type="string" calcext:value-type="string">
            <text:p>ENSMUSG00000062563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05795|CYS1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68.7939253809905" calcext:value-type="float">
            <text:p>68.793925381</text:p>
          </table:table-cell>
          <table:table-cell office:value-type="float" office:value="5.66489376357593" calcext:value-type="float">
            <text:p>5.6648937636</text:p>
          </table:table-cell>
          <table:table-cell office:value-type="string" calcext:value-type="string">
            <text:p>ENSMUSG00000042797.8</text:p>
          </table:table-cell>
          <table:table-cell office:value-type="string" calcext:value-type="string">
            <text:p>AQP1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8301.3</text:p>
          </table:table-cell>
          <table:table-cell office:value-type="string" calcext:value-type="string">
            <text:p>ENSG00000178301</text:p>
          </table:table-cell>
          <table:table-cell office:value-type="string" calcext:value-type="string">
            <text:p>ENSMUSG00000042797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8301|AQP11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40.003676365668" calcext:value-type="float">
            <text:p>140.0036763657</text:p>
          </table:table-cell>
          <table:table-cell office:value-type="float" office:value="8.00919799962316" calcext:value-type="float">
            <text:p>8.0091979996</text:p>
          </table:table-cell>
          <table:table-cell office:value-type="string" calcext:value-type="string">
            <text:p>ENSMUSG00000073775.4</text:p>
          </table:table-cell>
          <table:table-cell office:value-type="string" calcext:value-type="string">
            <text:p>KTI1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8841.3</text:p>
          </table:table-cell>
          <table:table-cell office:value-type="string" calcext:value-type="string">
            <text:p>ENSG00000198841</text:p>
          </table:table-cell>
          <table:table-cell office:value-type="string" calcext:value-type="string">
            <text:p>ENSMUSG00000073775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8841|KTI12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276.256953304965" calcext:value-type="float">
            <text:p>276.256953305</text:p>
          </table:table-cell>
          <table:table-cell office:value-type="float" office:value="6.97010031774571" calcext:value-type="float">
            <text:p>6.9701003177</text:p>
          </table:table-cell>
          <table:table-cell office:value-type="string" calcext:value-type="string">
            <text:p>ENSMUSG00000039349.5</text:p>
          </table:table-cell>
          <table:table-cell office:value-type="string" calcext:value-type="string">
            <text:p>C1orf11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2817.6</text:p>
          </table:table-cell>
          <table:table-cell office:value-type="string" calcext:value-type="string">
            <text:p>ENSG00000162817</text:p>
          </table:table-cell>
          <table:table-cell office:value-type="string" calcext:value-type="string">
            <text:p>ENSMUSG0000003934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2817|C1ORF115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240.04516343813" calcext:value-type="float">
            <text:p>1240.0451634381</text:p>
          </table:table-cell>
          <table:table-cell office:value-type="float" office:value="22.1229497655432" calcext:value-type="float">
            <text:p>22.1229497655</text:p>
          </table:table-cell>
          <table:table-cell office:value-type="string" calcext:value-type="string">
            <text:p>ENSMUSG00000071847.8</text:p>
          </table:table-cell>
          <table:table-cell office:value-type="string" calcext:value-type="string">
            <text:p>APCDD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4856.10</text:p>
          </table:table-cell>
          <table:table-cell office:value-type="string" calcext:value-type="string">
            <text:p>ENSG00000154856</text:p>
          </table:table-cell>
          <table:table-cell office:value-type="string" calcext:value-type="string">
            <text:p>ENSMUSG00000071847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4856|APCDD1</text:p>
          </table:table-cell>
          <table:table-cell office:value-type="string" calcext:value-type="string">
            <text:p>ME1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50.6604288436752" calcext:value-type="float">
            <text:p>50.6604288437</text:p>
          </table:table-cell>
          <table:table-cell office:value-type="float" office:value="10.2095610799594" calcext:value-type="float">
            <text:p>10.20956108</text:p>
          </table:table-cell>
          <table:table-cell office:value-type="string" calcext:value-type="string">
            <text:p>ENSMUSG00000029710.11</text:p>
          </table:table-cell>
          <table:table-cell office:value-type="string" calcext:value-type="string">
            <text:p>EPHB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6411.7</text:p>
          </table:table-cell>
          <table:table-cell office:value-type="string" calcext:value-type="string">
            <text:p>ENSG00000196411</text:p>
          </table:table-cell>
          <table:table-cell office:value-type="string" calcext:value-type="string">
            <text:p>ENSMUSG0000002971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6411|EPHB4</text:p>
          </table:table-cell>
          <table:table-cell office:value-type="string" calcext:value-type="string">
            <text:p>ME1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6.3498493358006" calcext:value-type="float">
            <text:p>16.3498493358</text:p>
          </table:table-cell>
          <table:table-cell office:value-type="float" office:value="5.10801076686394" calcext:value-type="float">
            <text:p>5.1080107669</text:p>
          </table:table-cell>
          <table:table-cell office:value-type="string" calcext:value-type="string">
            <text:p>ENSMUSG00000032796.7</text:p>
          </table:table-cell>
          <table:table-cell office:value-type="string" calcext:value-type="string">
            <text:p>LAMA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1680.11</text:p>
          </table:table-cell>
          <table:table-cell office:value-type="string" calcext:value-type="string">
            <text:p>ENSG00000101680</text:p>
          </table:table-cell>
          <table:table-cell office:value-type="string" calcext:value-type="string">
            <text:p>ENSMUSG00000032796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1680|LAMA1</text:p>
          </table:table-cell>
          <table:table-cell office:value-type="string" calcext:value-type="string">
            <text:p>ME1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970.09060283571" calcext:value-type="float">
            <text:p>1970.0906028357</text:p>
          </table:table-cell>
          <table:table-cell office:value-type="float" office:value="19.911194059251" calcext:value-type="float">
            <text:p>19.9111940593</text:p>
          </table:table-cell>
          <table:table-cell office:value-type="string" calcext:value-type="string">
            <text:p>ENSMUSG00000017754.9</text:p>
          </table:table-cell>
          <table:table-cell office:value-type="string" calcext:value-type="string">
            <text:p>PLTP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0979.12</text:p>
          </table:table-cell>
          <table:table-cell office:value-type="string" calcext:value-type="string">
            <text:p>ENSG00000100979</text:p>
          </table:table-cell>
          <table:table-cell office:value-type="string" calcext:value-type="string">
            <text:p>ENSMUSG0000001775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0979|PLTP</text:p>
          </table:table-cell>
          <table:table-cell office:value-type="string" calcext:value-type="string">
            <text:p>ME1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92.1701804745439" calcext:value-type="float">
            <text:p>92.1701804745</text:p>
          </table:table-cell>
          <table:table-cell office:value-type="float" office:value="5.20240232651687" calcext:value-type="float">
            <text:p>5.2024023265</text:p>
          </table:table-cell>
          <table:table-cell office:value-type="string" calcext:value-type="string">
            <text:p>ENSMUSG00000000782.11</text:p>
          </table:table-cell>
          <table:table-cell office:value-type="string" calcext:value-type="string">
            <text:p>TCF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81059.17</text:p>
          </table:table-cell>
          <table:table-cell office:value-type="string" calcext:value-type="string">
            <text:p>ENSG00000081059</text:p>
          </table:table-cell>
          <table:table-cell office:value-type="string" calcext:value-type="string">
            <text:p>ENSMUSG00000000782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81059|TCF7</text:p>
          </table:table-cell>
          <table:table-cell office:value-type="string" calcext:value-type="string">
            <text:p>ME1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4.0562109389527" calcext:value-type="float">
            <text:p>14.056210939</text:p>
          </table:table-cell>
          <table:table-cell office:value-type="float" office:value="6.20447141652716" calcext:value-type="float">
            <text:p>6.2044714165</text:p>
          </table:table-cell>
          <table:table-cell office:value-type="string" calcext:value-type="string">
            <text:p>ENSMUSG00000048924.9</text:p>
          </table:table-cell>
          <table:table-cell office:value-type="string" calcext:value-type="string">
            <text:p>CCDC12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3323.10</text:p>
          </table:table-cell>
          <table:table-cell office:value-type="string" calcext:value-type="string">
            <text:p>ENSG00000183323</text:p>
          </table:table-cell>
          <table:table-cell office:value-type="string" calcext:value-type="string">
            <text:p>ENSMUSG0000004892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3323|CCDC125</text:p>
          </table:table-cell>
          <table:table-cell office:value-type="string" calcext:value-type="string">
            <text:p>ME14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8.2745136585013" calcext:value-type="float">
            <text:p>18.2745136585</text:p>
          </table:table-cell>
          <table:table-cell office:value-type="float" office:value="6.68739939163661" calcext:value-type="float">
            <text:p>6.6873993916</text:p>
          </table:table-cell>
          <table:table-cell office:value-type="string" calcext:value-type="string">
            <text:p>ENSMUSG00000027456.8</text:p>
          </table:table-cell>
          <table:table-cell office:value-type="string" calcext:value-type="string">
            <text:p>SDCBP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5775.12</text:p>
          </table:table-cell>
          <table:table-cell office:value-type="string" calcext:value-type="string">
            <text:p>ENSG00000125775</text:p>
          </table:table-cell>
          <table:table-cell office:value-type="string" calcext:value-type="string">
            <text:p>ENSMUSG0000002745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5775|SDCBP2</text:p>
          </table:table-cell>
          <table:table-cell office:value-type="string" calcext:value-type="string">
            <text:p>ME14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83.326897233315" calcext:value-type="float">
            <text:p>183.3268972333</text:p>
          </table:table-cell>
          <table:table-cell office:value-type="float" office:value="5.82812791848301" calcext:value-type="float">
            <text:p>5.8281279185</text:p>
          </table:table-cell>
          <table:table-cell office:value-type="string" calcext:value-type="string">
            <text:p>ENSMUSG00000020846.6</text:p>
          </table:table-cell>
          <table:table-cell office:value-type="string" calcext:value-type="string">
            <text:p>FAM101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3688.4</text:p>
          </table:table-cell>
          <table:table-cell office:value-type="string" calcext:value-type="string">
            <text:p>ENSG00000183688</text:p>
          </table:table-cell>
          <table:table-cell office:value-type="string" calcext:value-type="string">
            <text:p>ENSMUSG0000002084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3688|FAM101B</text:p>
          </table:table-cell>
          <table:table-cell office:value-type="string" calcext:value-type="string">
            <text:p>ME15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79.289930011015" calcext:value-type="float">
            <text:p>79.289930011</text:p>
          </table:table-cell>
          <table:table-cell office:value-type="float" office:value="9.57012095154336" calcext:value-type="float">
            <text:p>9.5701209515</text:p>
          </table:table-cell>
          <table:table-cell office:value-type="string" calcext:value-type="string">
            <text:p>ENSMUSG00000017969.9</text:p>
          </table:table-cell>
          <table:table-cell office:value-type="string" calcext:value-type="string">
            <text:p>PTGIS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4212.5</text:p>
          </table:table-cell>
          <table:table-cell office:value-type="string" calcext:value-type="string">
            <text:p>ENSG00000124212</text:p>
          </table:table-cell>
          <table:table-cell office:value-type="string" calcext:value-type="string">
            <text:p>ENSMUSG00000017969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4212|PTGIS</text:p>
          </table:table-cell>
          <table:table-cell office:value-type="string" calcext:value-type="string">
            <text:p>ME15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62.7337073168647" calcext:value-type="float">
            <text:p>62.7337073169</text:p>
          </table:table-cell>
          <table:table-cell office:value-type="float" office:value="5.0082328415469" calcext:value-type="float">
            <text:p>5.0082328415</text:p>
          </table:table-cell>
          <table:table-cell office:value-type="string" calcext:value-type="string">
            <text:p>ENSMUSG00000027074.10</text:p>
          </table:table-cell>
          <table:table-cell office:value-type="string" calcext:value-type="string">
            <text:p>SLC43A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4802.15</text:p>
          </table:table-cell>
          <table:table-cell office:value-type="string" calcext:value-type="string">
            <text:p>ENSG00000134802</text:p>
          </table:table-cell>
          <table:table-cell office:value-type="string" calcext:value-type="string">
            <text:p>ENSMUSG0000002707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4802|SLC43A3</text:p>
          </table:table-cell>
          <table:table-cell office:value-type="string" calcext:value-type="string">
            <text:p>ME15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2.0282904396517" calcext:value-type="float">
            <text:p>12.0282904397</text:p>
          </table:table-cell>
          <table:table-cell office:value-type="float" office:value="14.0067181122415" calcext:value-type="float">
            <text:p>14.0067181122</text:p>
          </table:table-cell>
          <table:table-cell office:value-type="string" calcext:value-type="string">
            <text:p>ENSMUSG00000022676.6</text:p>
          </table:table-cell>
          <table:table-cell office:value-type="string" calcext:value-type="string">
            <text:p>SNAI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19549.6</text:p>
          </table:table-cell>
          <table:table-cell office:value-type="string" calcext:value-type="string">
            <text:p>ENSG00000019549</text:p>
          </table:table-cell>
          <table:table-cell office:value-type="string" calcext:value-type="string">
            <text:p>ENSMUSG00000022676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19549|SNAI2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12.48090025448" calcext:value-type="float">
            <text:p>112.4809002545</text:p>
          </table:table-cell>
          <table:table-cell office:value-type="float" office:value="38.0173644197564" calcext:value-type="float">
            <text:p>38.0173644198</text:p>
          </table:table-cell>
          <table:table-cell office:value-type="string" calcext:value-type="string">
            <text:p>ENSMUSG00000047821.12</text:p>
          </table:table-cell>
          <table:table-cell office:value-type="string" calcext:value-type="string">
            <text:p>TRIM16L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8448.18</text:p>
          </table:table-cell>
          <table:table-cell office:value-type="string" calcext:value-type="string">
            <text:p>ENSG00000108448</text:p>
          </table:table-cell>
          <table:table-cell office:value-type="string" calcext:value-type="string">
            <text:p>ENSMUSG00000047821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8448|TRIM16L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29.3266513790262" calcext:value-type="float">
            <text:p>29.326651379</text:p>
          </table:table-cell>
          <table:table-cell office:value-type="float" office:value="286.073050395307" calcext:value-type="float">
            <text:p>286.0730503953</text:p>
          </table:table-cell>
          <table:table-cell office:value-type="string" calcext:value-type="string">
            <text:p>ENSMUSG00000050097.6</text:p>
          </table:table-cell>
          <table:table-cell office:value-type="string" calcext:value-type="string">
            <text:p>CES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2831.9</text:p>
          </table:table-cell>
          <table:table-cell office:value-type="string" calcext:value-type="string">
            <text:p>ENSG00000172831</text:p>
          </table:table-cell>
          <table:table-cell office:value-type="string" calcext:value-type="string">
            <text:p>ENSMUSG0000005009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2831|CES2</text:p>
          </table:table-cell>
          <table:table-cell office:value-type="string" calcext:value-type="string">
            <text:p>ME22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3.3284806860712" calcext:value-type="float">
            <text:p>13.3284806861</text:p>
          </table:table-cell>
          <table:table-cell office:value-type="float" office:value="9.12649097313098" calcext:value-type="float">
            <text:p>9.1264909731</text:p>
          </table:table-cell>
          <table:table-cell office:value-type="string" calcext:value-type="string">
            <text:p>ENSMUSG00000026208.9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5084.9</text:p>
          </table:table-cell>
          <table:table-cell office:value-type="string" calcext:value-type="string">
            <text:p>ENSG00000175084</text:p>
          </table:table-cell>
          <table:table-cell office:value-type="string" calcext:value-type="string">
            <text:p>ENSMUSG00000026208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5084|DES</text:p>
          </table:table-cell>
          <table:table-cell office:value-type="string" calcext:value-type="string">
            <text:p>ME2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509.312330909955" calcext:value-type="float">
            <text:p>509.31233091</text:p>
          </table:table-cell>
          <table:table-cell office:value-type="float" office:value="9.39375798316011" calcext:value-type="float">
            <text:p>9.3937579832</text:p>
          </table:table-cell>
          <table:table-cell office:value-type="string" calcext:value-type="string">
            <text:p>ENSMUSG00000025986.6</text:p>
          </table:table-cell>
          <table:table-cell office:value-type="string" calcext:value-type="string">
            <text:p>SLC39A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6950.11</text:p>
          </table:table-cell>
          <table:table-cell office:value-type="string" calcext:value-type="string">
            <text:p>ENSG00000196950</text:p>
          </table:table-cell>
          <table:table-cell office:value-type="string" calcext:value-type="string">
            <text:p>ENSMUSG00000025986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6950|SLC39A10</text:p>
          </table:table-cell>
          <table:table-cell office:value-type="string" calcext:value-type="string">
            <text:p>ME2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50.84731340977" calcext:value-type="float">
            <text:p>150.8473134098</text:p>
          </table:table-cell>
          <table:table-cell office:value-type="float" office:value="48.8537352658892" calcext:value-type="float">
            <text:p>48.8537352659</text:p>
          </table:table-cell>
          <table:table-cell office:value-type="string" calcext:value-type="string">
            <text:p>ENSMUSG00000038781.6</text:p>
          </table:table-cell>
          <table:table-cell office:value-type="string" calcext:value-type="string">
            <text:p>STAP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8078.9</text:p>
          </table:table-cell>
          <table:table-cell office:value-type="string" calcext:value-type="string">
            <text:p>ENSG00000178078</text:p>
          </table:table-cell>
          <table:table-cell office:value-type="string" calcext:value-type="string">
            <text:p>ENSMUSG0000003878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8078|STAP2</text:p>
          </table:table-cell>
          <table:table-cell office:value-type="string" calcext:value-type="string">
            <text:p>ME24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43.249996122312" calcext:value-type="float">
            <text:p>143.2499961223</text:p>
          </table:table-cell>
          <table:table-cell office:value-type="float" office:value="15.9852508176325" calcext:value-type="float">
            <text:p>15.9852508176</text:p>
          </table:table-cell>
          <table:table-cell office:value-type="string" calcext:value-type="string">
            <text:p>ENSMUSG00000000317.7</text:p>
          </table:table-cell>
          <table:table-cell office:value-type="string" calcext:value-type="string">
            <text:p>BCL6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1940.8</text:p>
          </table:table-cell>
          <table:table-cell office:value-type="string" calcext:value-type="string">
            <text:p>ENSG00000161940</text:p>
          </table:table-cell>
          <table:table-cell office:value-type="string" calcext:value-type="string">
            <text:p>ENSMUSG00000000317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1940|BCL6B</text:p>
          </table:table-cell>
          <table:table-cell office:value-type="string" calcext:value-type="string">
            <text:p>ME27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83.4681500660298" calcext:value-type="float">
            <text:p>83.468150066</text:p>
          </table:table-cell>
          <table:table-cell office:value-type="float" office:value="45.9856699045191" calcext:value-type="float">
            <text:p>45.9856699045</text:p>
          </table:table-cell>
          <table:table-cell office:value-type="string" calcext:value-type="string">
            <text:p>ENSMUSG00000027474.8</text:p>
          </table:table-cell>
          <table:table-cell office:value-type="string" calcext:value-type="string">
            <text:p>CCM2L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1331.13</text:p>
          </table:table-cell>
          <table:table-cell office:value-type="string" calcext:value-type="string">
            <text:p>ENSG00000101331</text:p>
          </table:table-cell>
          <table:table-cell office:value-type="string" calcext:value-type="string">
            <text:p>ENSMUSG00000027474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1331|CCM2L</text:p>
          </table:table-cell>
          <table:table-cell office:value-type="string" calcext:value-type="string">
            <text:p>ME27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26.423102338435" calcext:value-type="float">
            <text:p>126.4231023384</text:p>
          </table:table-cell>
          <table:table-cell office:value-type="float" office:value="13.7371933327764" calcext:value-type="float">
            <text:p>13.7371933328</text:p>
          </table:table-cell>
          <table:table-cell office:value-type="string" calcext:value-type="string">
            <text:p>ENSMUSG00000073802.4</text:p>
          </table:table-cell>
          <table:table-cell office:value-type="string" calcext:value-type="string">
            <text:p>CDKN2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7883.10</text:p>
          </table:table-cell>
          <table:table-cell office:value-type="string" calcext:value-type="string">
            <text:p>ENSG00000147883</text:p>
          </table:table-cell>
          <table:table-cell office:value-type="string" calcext:value-type="string">
            <text:p>ENSMUSG00000073802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7883|CDKN2B</text:p>
          </table:table-cell>
          <table:table-cell office:value-type="string" calcext:value-type="string">
            <text:p>ME27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40.9066987982409" calcext:value-type="float">
            <text:p>40.9066987982</text:p>
          </table:table-cell>
          <table:table-cell office:value-type="float" office:value="25.7248593513773" calcext:value-type="float">
            <text:p>25.7248593514</text:p>
          </table:table-cell>
          <table:table-cell office:value-type="string" calcext:value-type="string">
            <text:p>ENSMUSG00000033082.8</text:p>
          </table:table-cell>
          <table:table-cell office:value-type="string" calcext:value-type="string">
            <text:p>CLEC1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0048.8</text:p>
          </table:table-cell>
          <table:table-cell office:value-type="string" calcext:value-type="string">
            <text:p>ENSG00000150048</text:p>
          </table:table-cell>
          <table:table-cell office:value-type="string" calcext:value-type="string">
            <text:p>ENSMUSG00000033082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0048|CLEC1A</text:p>
          </table:table-cell>
          <table:table-cell office:value-type="string" calcext:value-type="string">
            <text:p>ME27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304.963166096043" calcext:value-type="float">
            <text:p>304.963166096</text:p>
          </table:table-cell>
          <table:table-cell office:value-type="float" office:value="86.1692271886858" calcext:value-type="float">
            <text:p>86.1692271887</text:p>
          </table:table-cell>
          <table:table-cell office:value-type="string" calcext:value-type="string">
            <text:p>ENSMUSG00000027314.6</text:p>
          </table:table-cell>
          <table:table-cell office:value-type="string" calcext:value-type="string">
            <text:p>DLL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8917.6</text:p>
          </table:table-cell>
          <table:table-cell office:value-type="string" calcext:value-type="string">
            <text:p>ENSG00000128917</text:p>
          </table:table-cell>
          <table:table-cell office:value-type="string" calcext:value-type="string">
            <text:p>ENSMUSG00000027314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8917|DLL4</text:p>
          </table:table-cell>
          <table:table-cell office:value-type="string" calcext:value-type="string">
            <text:p>ME27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46.5042401377453" calcext:value-type="float">
            <text:p>46.5042401377</text:p>
          </table:table-cell>
          <table:table-cell office:value-type="float" office:value="763.856912101563" calcext:value-type="float">
            <text:p>763.8569121016</text:p>
          </table:table-cell>
          <table:table-cell office:value-type="string" calcext:value-type="string">
            <text:p>ENSMUSG00000043230.2</text:p>
          </table:table-cell>
          <table:table-cell office:value-type="string" calcext:value-type="string">
            <text:p>FAM124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4019.9</text:p>
          </table:table-cell>
          <table:table-cell office:value-type="string" calcext:value-type="string">
            <text:p>ENSG00000124019</text:p>
          </table:table-cell>
          <table:table-cell office:value-type="string" calcext:value-type="string">
            <text:p>ENSMUSG0000004323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4019|FAM124B</text:p>
          </table:table-cell>
          <table:table-cell office:value-type="string" calcext:value-type="string">
            <text:p>ME27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43.40267935721" calcext:value-type="float">
            <text:p>143.4026793572</text:p>
          </table:table-cell>
          <table:table-cell office:value-type="float" office:value="27.4766863401012" calcext:value-type="float">
            <text:p>27.4766863401</text:p>
          </table:table-cell>
          <table:table-cell office:value-type="string" calcext:value-type="string">
            <text:p>ENSMUSG00000034258.3</text:p>
          </table:table-cell>
          <table:table-cell office:value-type="string" calcext:value-type="string">
            <text:p>FLVCR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9686.7</text:p>
          </table:table-cell>
          <table:table-cell office:value-type="string" calcext:value-type="string">
            <text:p>ENSG00000119686</text:p>
          </table:table-cell>
          <table:table-cell office:value-type="string" calcext:value-type="string">
            <text:p>ENSMUSG00000034258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9686|FLVCR2</text:p>
          </table:table-cell>
          <table:table-cell office:value-type="string" calcext:value-type="string">
            <text:p>ME27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8.380311139549" calcext:value-type="float">
            <text:p>18.3803111395</text:p>
          </table:table-cell>
          <table:table-cell office:value-type="float" office:value="14.3103915947208" calcext:value-type="float">
            <text:p>14.3103915947</text:p>
          </table:table-cell>
          <table:table-cell office:value-type="string" calcext:value-type="string">
            <text:p>ENSMUSG00000050397.3</text:p>
          </table:table-cell>
          <table:table-cell office:value-type="string" calcext:value-type="string">
            <text:p>FOXL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3770.5</text:p>
          </table:table-cell>
          <table:table-cell office:value-type="string" calcext:value-type="string">
            <text:p>ENSG00000183770</text:p>
          </table:table-cell>
          <table:table-cell office:value-type="string" calcext:value-type="string">
            <text:p>ENSMUSG00000050397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3770|FOXL2</text:p>
          </table:table-cell>
          <table:table-cell office:value-type="string" calcext:value-type="string">
            <text:p>ME27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201.920968452559" calcext:value-type="float">
            <text:p>201.9209684526</text:p>
          </table:table-cell>
          <table:table-cell office:value-type="float" office:value="118.137585322049" calcext:value-type="float">
            <text:p>118.137585322</text:p>
          </table:table-cell>
          <table:table-cell office:value-type="string" calcext:value-type="string">
            <text:p>ENSMUSG00000038415.9</text:p>
          </table:table-cell>
          <table:table-cell office:value-type="string" calcext:value-type="string">
            <text:p>FOXQ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4379.5</text:p>
          </table:table-cell>
          <table:table-cell office:value-type="string" calcext:value-type="string">
            <text:p>ENSG00000164379</text:p>
          </table:table-cell>
          <table:table-cell office:value-type="string" calcext:value-type="string">
            <text:p>ENSMUSG0000003841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4379|FOXQ1</text:p>
          </table:table-cell>
          <table:table-cell office:value-type="string" calcext:value-type="string">
            <text:p>ME27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5.1473677000409" calcext:value-type="float">
            <text:p>15.1473677</text:p>
          </table:table-cell>
          <table:table-cell office:value-type="float" office:value="6.28217631897429" calcext:value-type="float">
            <text:p>6.282176319</text:p>
          </table:table-cell>
          <table:table-cell office:value-type="string" calcext:value-type="string">
            <text:p>ENSMUSG00000027580.13</text:p>
          </table:table-cell>
          <table:table-cell office:value-type="string" calcext:value-type="string">
            <text:p>HELZ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0589.14</text:p>
          </table:table-cell>
          <table:table-cell office:value-type="string" calcext:value-type="string">
            <text:p>ENSG00000130589</text:p>
          </table:table-cell>
          <table:table-cell office:value-type="string" calcext:value-type="string">
            <text:p>ENSMUSG0000002758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0589|HELZ2</text:p>
          </table:table-cell>
          <table:table-cell office:value-type="string" calcext:value-type="string">
            <text:p>ME27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85.9736402022695" calcext:value-type="float">
            <text:p>85.9736402023</text:p>
          </table:table-cell>
          <table:table-cell office:value-type="float" office:value="67.2476975481231" calcext:value-type="float">
            <text:p>67.2476975481</text:p>
          </table:table-cell>
          <table:table-cell office:value-type="string" calcext:value-type="string">
            <text:p>ENSMUSG00000009545.10</text:p>
          </table:table-cell>
          <table:table-cell office:value-type="string" calcext:value-type="string">
            <text:p>KCNQ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53918.13</text:p>
          </table:table-cell>
          <table:table-cell office:value-type="string" calcext:value-type="string">
            <text:p>ENSG00000053918</text:p>
          </table:table-cell>
          <table:table-cell office:value-type="string" calcext:value-type="string">
            <text:p>ENSMUSG00000009545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53918|KCNQ1</text:p>
          </table:table-cell>
          <table:table-cell office:value-type="string" calcext:value-type="string">
            <text:p>ME27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56.7839783889573" calcext:value-type="float">
            <text:p>56.783978389</text:p>
          </table:table-cell>
          <table:table-cell office:value-type="float" office:value="23.176284923176" calcext:value-type="float">
            <text:p>23.1762849232</text:p>
          </table:table-cell>
          <table:table-cell office:value-type="string" calcext:value-type="string">
            <text:p>ENSMUSG00000023903.7</text:p>
          </table:table-cell>
          <table:table-cell office:value-type="string" calcext:value-type="string">
            <text:p>MMP2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08516.14</text:p>
          </table:table-cell>
          <table:table-cell office:value-type="string" calcext:value-type="string">
            <text:p>ENSG00000008516</text:p>
          </table:table-cell>
          <table:table-cell office:value-type="string" calcext:value-type="string">
            <text:p>ENSMUSG0000002390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08516|MMP25</text:p>
          </table:table-cell>
          <table:table-cell office:value-type="string" calcext:value-type="string">
            <text:p>ME27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0.9296216666523" calcext:value-type="float">
            <text:p>10.9296216667</text:p>
          </table:table-cell>
          <table:table-cell office:value-type="float" office:value="5.09208812624902" calcext:value-type="float">
            <text:p>5.0920881262</text:p>
          </table:table-cell>
          <table:table-cell office:value-type="string" calcext:value-type="string">
            <text:p>ENSMUSG00000032278.7</text:p>
          </table:table-cell>
          <table:table-cell office:value-type="string" calcext:value-type="string">
            <text:p>PAQR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7819.11</text:p>
          </table:table-cell>
          <table:table-cell office:value-type="string" calcext:value-type="string">
            <text:p>ENSG00000137819</text:p>
          </table:table-cell>
          <table:table-cell office:value-type="string" calcext:value-type="string">
            <text:p>ENSMUSG00000032278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7819|PAQR5</text:p>
          </table:table-cell>
          <table:table-cell office:value-type="string" calcext:value-type="string">
            <text:p>ME27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39.682942719986" calcext:value-type="float">
            <text:p>139.68294272</text:p>
          </table:table-cell>
          <table:table-cell office:value-type="float" office:value="50.9887914625171" calcext:value-type="float">
            <text:p>50.9887914625</text:p>
          </table:table-cell>
          <table:table-cell office:value-type="string" calcext:value-type="string">
            <text:p>ENSMUSG00000024440.8</text:p>
          </table:table-cell>
          <table:table-cell office:value-type="string" calcext:value-type="string">
            <text:p>PCDH1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3555.5</text:p>
          </table:table-cell>
          <table:table-cell office:value-type="string" calcext:value-type="string">
            <text:p>ENSG00000113555</text:p>
          </table:table-cell>
          <table:table-cell office:value-type="string" calcext:value-type="string">
            <text:p>ENSMUSG0000002444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3555|PCDH12</text:p>
          </table:table-cell>
          <table:table-cell office:value-type="string" calcext:value-type="string">
            <text:p>ME27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732.662256571764" calcext:value-type="float">
            <text:p>732.6622565718</text:p>
          </table:table-cell>
          <table:table-cell office:value-type="float" office:value="169.92601645835" calcext:value-type="float">
            <text:p>169.9260164584</text:p>
          </table:table-cell>
          <table:table-cell office:value-type="string" calcext:value-type="string">
            <text:p>ENSMUSG00000031170.10</text:p>
          </table:table-cell>
          <table:table-cell office:value-type="string" calcext:value-type="string">
            <text:p>SLC38A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17483.12</text:p>
          </table:table-cell>
          <table:table-cell office:value-type="string" calcext:value-type="string">
            <text:p>ENSG00000017483</text:p>
          </table:table-cell>
          <table:table-cell office:value-type="string" calcext:value-type="string">
            <text:p>ENSMUSG0000003117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17483|SLC38A5</text:p>
          </table:table-cell>
          <table:table-cell office:value-type="string" calcext:value-type="string">
            <text:p>ME27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109.21108513999" calcext:value-type="float">
            <text:p>1109.21108514</text:p>
          </table:table-cell>
          <table:table-cell office:value-type="float" office:value="5.06581369110515" calcext:value-type="float">
            <text:p>5.0658136911</text:p>
          </table:table-cell>
          <table:table-cell office:value-type="string" calcext:value-type="string">
            <text:p>ENSMUSG00000040010.10</text:p>
          </table:table-cell>
          <table:table-cell office:value-type="string" calcext:value-type="string">
            <text:p>SLC7A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3257.6</text:p>
          </table:table-cell>
          <table:table-cell office:value-type="string" calcext:value-type="string">
            <text:p>ENSG00000103257</text:p>
          </table:table-cell>
          <table:table-cell office:value-type="string" calcext:value-type="string">
            <text:p>ENSMUSG0000004001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3257|SLC7A5</text:p>
          </table:table-cell>
          <table:table-cell office:value-type="string" calcext:value-type="string">
            <text:p>ME27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83.613432200106" calcext:value-type="float">
            <text:p>183.6134322001</text:p>
          </table:table-cell>
          <table:table-cell office:value-type="float" office:value="9.20282651109148" calcext:value-type="float">
            <text:p>9.2028265111</text:p>
          </table:table-cell>
          <table:table-cell office:value-type="string" calcext:value-type="string">
            <text:p>ENSMUSG00000032327.10</text:p>
          </table:table-cell>
          <table:table-cell office:value-type="string" calcext:value-type="string">
            <text:p>STRA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7868.16</text:p>
          </table:table-cell>
          <table:table-cell office:value-type="string" calcext:value-type="string">
            <text:p>ENSG00000137868</text:p>
          </table:table-cell>
          <table:table-cell office:value-type="string" calcext:value-type="string">
            <text:p>ENSMUSG00000032327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7868|STRA6</text:p>
          </table:table-cell>
          <table:table-cell office:value-type="string" calcext:value-type="string">
            <text:p>ME27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91.826192703149" calcext:value-type="float">
            <text:p>91.8261927031</text:p>
          </table:table-cell>
          <table:table-cell office:value-type="float" office:value="81.4303242646199" calcext:value-type="float">
            <text:p>81.4303242646</text:p>
          </table:table-cell>
          <table:table-cell office:value-type="string" calcext:value-type="string">
            <text:p>ENSMUSG00000034911.7</text:p>
          </table:table-cell>
          <table:table-cell office:value-type="string" calcext:value-type="string">
            <text:p>USHBP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0307.9</text:p>
          </table:table-cell>
          <table:table-cell office:value-type="string" calcext:value-type="string">
            <text:p>ENSG00000130307</text:p>
          </table:table-cell>
          <table:table-cell office:value-type="string" calcext:value-type="string">
            <text:p>ENSMUSG000000349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0307|USHBP1</text:p>
          </table:table-cell>
          <table:table-cell office:value-type="string" calcext:value-type="string">
            <text:p>ME27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301.102127432852" calcext:value-type="float">
            <text:p>301.1021274329</text:p>
          </table:table-cell>
          <table:table-cell office:value-type="float" office:value="147.019934567825" calcext:value-type="float">
            <text:p>147.0199345678</text:p>
          </table:table-cell>
          <table:table-cell office:value-type="string" calcext:value-type="string">
            <text:p>ENSMUSG00000040584.8</text:p>
          </table:table-cell>
          <table:table-cell office:value-type="string" calcext:value-type="string">
            <text:p>ABCB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85563.12</text:p>
          </table:table-cell>
          <table:table-cell office:value-type="string" calcext:value-type="string">
            <text:p>ENSG00000085563</text:p>
          </table:table-cell>
          <table:table-cell office:value-type="string" calcext:value-type="string">
            <text:p>ENSMUSG0000004058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85563|ABCB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0.0247702668733" calcext:value-type="float">
            <text:p>10.0247702669</text:p>
          </table:table-cell>
          <table:table-cell office:value-type="float" office:value="5.96761145755851" calcext:value-type="float">
            <text:p>5.9676114576</text:p>
          </table:table-cell>
          <table:table-cell office:value-type="string" calcext:value-type="string">
            <text:p>ENSMUSG00000042010.12</text:p>
          </table:table-cell>
          <table:table-cell office:value-type="string" calcext:value-type="string">
            <text:p>ACAC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76555.13</text:p>
          </table:table-cell>
          <table:table-cell office:value-type="string" calcext:value-type="string">
            <text:p>ENSG00000076555</text:p>
          </table:table-cell>
          <table:table-cell office:value-type="string" calcext:value-type="string">
            <text:p>ENSMUSG0000004201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76555|ACACB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27.1578934123817" calcext:value-type="float">
            <text:p>27.1578934124</text:p>
          </table:table-cell>
          <table:table-cell office:value-type="float" office:value="47.518056054502" calcext:value-type="float">
            <text:p>47.5180560545</text:p>
          </table:table-cell>
          <table:table-cell office:value-type="string" calcext:value-type="string">
            <text:p>ENSMUSG00000035948.8</text:p>
          </table:table-cell>
          <table:table-cell office:value-type="string" calcext:value-type="string">
            <text:p>ACSS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1058.5</text:p>
          </table:table-cell>
          <table:table-cell office:value-type="string" calcext:value-type="string">
            <text:p>ENSG00000111058</text:p>
          </table:table-cell>
          <table:table-cell office:value-type="string" calcext:value-type="string">
            <text:p>ENSMUSG00000035948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1058|ACSS3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54.780311521874" calcext:value-type="float">
            <text:p>154.7803115219</text:p>
          </table:table-cell>
          <table:table-cell office:value-type="float" office:value="9.13528384288275" calcext:value-type="float">
            <text:p>9.1352838429</text:p>
          </table:table-cell>
          <table:table-cell office:value-type="string" calcext:value-type="string">
            <text:p>ENSMUSG00000036040.10</text:p>
          </table:table-cell>
          <table:table-cell office:value-type="string" calcext:value-type="string">
            <text:p>ADAMTSL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7859.7</text:p>
          </table:table-cell>
          <table:table-cell office:value-type="string" calcext:value-type="string">
            <text:p>ENSG00000197859</text:p>
          </table:table-cell>
          <table:table-cell office:value-type="string" calcext:value-type="string">
            <text:p>ENSMUSG0000003604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7859|ADAMTSL2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224.00315872016" calcext:value-type="float">
            <text:p>224.0031587202</text:p>
          </table:table-cell>
          <table:table-cell office:value-type="float" office:value="16.2092006401583" calcext:value-type="float">
            <text:p>16.2092006402</text:p>
          </table:table-cell>
          <table:table-cell office:value-type="string" calcext:value-type="string">
            <text:p>ENSMUSG00000030790.10</text:p>
          </table:table-cell>
          <table:table-cell office:value-type="string" calcext:value-type="string">
            <text:p>ADM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8926.7</text:p>
          </table:table-cell>
          <table:table-cell office:value-type="string" calcext:value-type="string">
            <text:p>ENSG00000148926</text:p>
          </table:table-cell>
          <table:table-cell office:value-type="string" calcext:value-type="string">
            <text:p>ENSMUSG0000003079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8926|ADM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205.603310998425" calcext:value-type="float">
            <text:p>205.6033109984</text:p>
          </table:table-cell>
          <table:table-cell office:value-type="float" office:value="88.9640277853225" calcext:value-type="float">
            <text:p>88.9640277853</text:p>
          </table:table-cell>
          <table:table-cell office:value-type="string" calcext:value-type="string">
            <text:p>ENSMUSG00000044338.9</text:p>
          </table:table-cell>
          <table:table-cell office:value-type="string" calcext:value-type="string">
            <text:p>APLNR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4817.10</text:p>
          </table:table-cell>
          <table:table-cell office:value-type="string" calcext:value-type="string">
            <text:p>ENSG00000134817</text:p>
          </table:table-cell>
          <table:table-cell office:value-type="string" calcext:value-type="string">
            <text:p>ENSMUSG00000044338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4817|APLNR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487.19931733357" calcext:value-type="float">
            <text:p>1487.1993173336</text:p>
          </table:table-cell>
          <table:table-cell office:value-type="float" office:value="71.7552312886275" calcext:value-type="float">
            <text:p>71.7552312886</text:p>
          </table:table-cell>
          <table:table-cell office:value-type="string" calcext:value-type="string">
            <text:p>ENSMUSG00000090698.1</text:p>
          </table:table-cell>
          <table:table-cell office:value-type="string" calcext:value-type="string">
            <text:p>APOLD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8878.10</text:p>
          </table:table-cell>
          <table:table-cell office:value-type="string" calcext:value-type="string">
            <text:p>ENSG00000178878</text:p>
          </table:table-cell>
          <table:table-cell office:value-type="string" calcext:value-type="string">
            <text:p>ENSMUSG00000090698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8878|APOLD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34.5070371012482" calcext:value-type="float">
            <text:p>34.5070371012</text:p>
          </table:table-cell>
          <table:table-cell office:value-type="float" office:value="19.032454286632" calcext:value-type="float">
            <text:p>19.0324542866</text:p>
          </table:table-cell>
          <table:table-cell office:value-type="string" calcext:value-type="string">
            <text:p>ENSMUSG00000025324.7</text:p>
          </table:table-cell>
          <table:table-cell office:value-type="string" calcext:value-type="string">
            <text:p>ATP10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06190.9</text:p>
          </table:table-cell>
          <table:table-cell office:value-type="string" calcext:value-type="string">
            <text:p>ENSG00000206190</text:p>
          </table:table-cell>
          <table:table-cell office:value-type="string" calcext:value-type="string">
            <text:p>ENSMUSG00000025324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06190|ATP10A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87.6648472573343" calcext:value-type="float">
            <text:p>87.6648472573</text:p>
          </table:table-cell>
          <table:table-cell office:value-type="float" office:value="7.15032300327686" calcext:value-type="float">
            <text:p>7.1503230033</text:p>
          </table:table-cell>
          <table:table-cell office:value-type="string" calcext:value-type="string">
            <text:p>ENSMUSG00000002980.10</text:p>
          </table:table-cell>
          <table:table-cell office:value-type="string" calcext:value-type="string">
            <text:p>BCAM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7244.8</text:p>
          </table:table-cell>
          <table:table-cell office:value-type="string" calcext:value-type="string">
            <text:p>ENSG00000187244</text:p>
          </table:table-cell>
          <table:table-cell office:value-type="string" calcext:value-type="string">
            <text:p>ENSMUSG0000000298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7244|BCAM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3530.4623821048" calcext:value-type="float">
            <text:p>13530.4623821048</text:p>
          </table:table-cell>
          <table:table-cell office:value-type="float" office:value="12.8564348264687" calcext:value-type="float">
            <text:p>12.8564348265</text:p>
          </table:table-cell>
          <table:table-cell office:value-type="string" calcext:value-type="string">
            <text:p>ENSMUSG00000023175.11</text:p>
          </table:table-cell>
          <table:table-cell office:value-type="string" calcext:value-type="string">
            <text:p>BSG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2270.16</text:p>
          </table:table-cell>
          <table:table-cell office:value-type="string" calcext:value-type="string">
            <text:p>ENSG00000172270</text:p>
          </table:table-cell>
          <table:table-cell office:value-type="string" calcext:value-type="string">
            <text:p>ENSMUSG0000002317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2270|BSG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60.68750100042" calcext:value-type="float">
            <text:p>160.6875010004</text:p>
          </table:table-cell>
          <table:table-cell office:value-type="float" office:value="12.2764385575466" calcext:value-type="float">
            <text:p>12.2764385575</text:p>
          </table:table-cell>
          <table:table-cell office:value-type="string" calcext:value-type="string">
            <text:p>ENSMUSG00000048489.9</text:p>
          </table:table-cell>
          <table:table-cell office:value-type="string" calcext:value-type="string">
            <text:p>C10orf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5507.8</text:p>
          </table:table-cell>
          <table:table-cell office:value-type="string" calcext:value-type="string">
            <text:p>ENSG00000165507</text:p>
          </table:table-cell>
          <table:table-cell office:value-type="string" calcext:value-type="string">
            <text:p>ENSMUSG00000048489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5507|C10ORF10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598.294889010091" calcext:value-type="float">
            <text:p>598.2948890101</text:p>
          </table:table-cell>
          <table:table-cell office:value-type="float" office:value="9.54764396679184" calcext:value-type="float">
            <text:p>9.5476439668</text:p>
          </table:table-cell>
          <table:table-cell office:value-type="string" calcext:value-type="string">
            <text:p>ENSMUSG00000038543.9</text:p>
          </table:table-cell>
          <table:table-cell office:value-type="string" calcext:value-type="string">
            <text:p>C1orf5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8292.6</text:p>
          </table:table-cell>
          <table:table-cell office:value-type="string" calcext:value-type="string">
            <text:p>ENSG00000118292</text:p>
          </table:table-cell>
          <table:table-cell office:value-type="string" calcext:value-type="string">
            <text:p>ENSMUSG0000003854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8292|C1ORF54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81.4945569594645" calcext:value-type="float">
            <text:p>81.4945569595</text:p>
          </table:table-cell>
          <table:table-cell office:value-type="float" office:value="88.3988870952607" calcext:value-type="float">
            <text:p>88.3988870953</text:p>
          </table:table-cell>
          <table:table-cell office:value-type="string" calcext:value-type="string">
            <text:p>ENSMUSG00000070637.2</text:p>
          </table:table-cell>
          <table:table-cell office:value-type="string" calcext:value-type="string">
            <text:p>C1orf6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3888.4</text:p>
          </table:table-cell>
          <table:table-cell office:value-type="string" calcext:value-type="string">
            <text:p>ENSG00000183888</text:p>
          </table:table-cell>
          <table:table-cell office:value-type="string" calcext:value-type="string">
            <text:p>ENSMUSG0000007063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3888|C1ORF64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278.47742386764" calcext:value-type="float">
            <text:p>1278.4774238676</text:p>
          </table:table-cell>
          <table:table-cell office:value-type="float" office:value="18.3167890173431" calcext:value-type="float">
            <text:p>18.3167890173</text:p>
          </table:table-cell>
          <table:table-cell office:value-type="string" calcext:value-type="string">
            <text:p>ENSMUSG00000016494.5</text:p>
          </table:table-cell>
          <table:table-cell office:value-type="string" calcext:value-type="string">
            <text:p>CD3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4059.14</text:p>
          </table:table-cell>
          <table:table-cell office:value-type="string" calcext:value-type="string">
            <text:p>ENSG00000174059</text:p>
          </table:table-cell>
          <table:table-cell office:value-type="string" calcext:value-type="string">
            <text:p>ENSMUSG0000001649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4059|CD34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352.973694278306" calcext:value-type="float">
            <text:p>352.9736942783</text:p>
          </table:table-cell>
          <table:table-cell office:value-type="float" office:value="67.8818388799714" calcext:value-type="float">
            <text:p>67.88183888</text:p>
          </table:table-cell>
          <table:table-cell office:value-type="string" calcext:value-type="string">
            <text:p>ENSMUSG00000031871.8</text:p>
          </table:table-cell>
          <table:table-cell office:value-type="string" calcext:value-type="string">
            <text:p>CDH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9776.15</text:p>
          </table:table-cell>
          <table:table-cell office:value-type="string" calcext:value-type="string">
            <text:p>ENSG00000179776</text:p>
          </table:table-cell>
          <table:table-cell office:value-type="string" calcext:value-type="string">
            <text:p>ENSMUSG0000003187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9776|CDH5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89.7770249556397" calcext:value-type="float">
            <text:p>89.7770249556</text:p>
          </table:table-cell>
          <table:table-cell office:value-type="float" office:value="15.1367081264726" calcext:value-type="float">
            <text:p>15.1367081265</text:p>
          </table:table-cell>
          <table:table-cell office:value-type="string" calcext:value-type="string">
            <text:p>ENSMUSG00000032232.10</text:p>
          </table:table-cell>
          <table:table-cell office:value-type="string" calcext:value-type="string">
            <text:p>CGNL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8849.10</text:p>
          </table:table-cell>
          <table:table-cell office:value-type="string" calcext:value-type="string">
            <text:p>ENSG00000128849</text:p>
          </table:table-cell>
          <table:table-cell office:value-type="string" calcext:value-type="string">
            <text:p>ENSMUSG0000003223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8849|CGNL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6051.74750237903" calcext:value-type="float">
            <text:p>6051.747502379</text:p>
          </table:table-cell>
          <table:table-cell office:value-type="float" office:value="198.977811385161" calcext:value-type="float">
            <text:p>198.9778113852</text:p>
          </table:table-cell>
          <table:table-cell office:value-type="string" calcext:value-type="string">
            <text:p>ENSMUSG00000041378.1</text:p>
          </table:table-cell>
          <table:table-cell office:value-type="string" calcext:value-type="string">
            <text:p>CLDN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4113.9</text:p>
          </table:table-cell>
          <table:table-cell office:value-type="string" calcext:value-type="string">
            <text:p>ENSG00000184113</text:p>
          </table:table-cell>
          <table:table-cell office:value-type="string" calcext:value-type="string">
            <text:p>ENSMUSG0000004137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4113|CLDN5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23.754449327588" calcext:value-type="float">
            <text:p>123.7544493276</text:p>
          </table:table-cell>
          <table:table-cell office:value-type="float" office:value="80.4470754175506" calcext:value-type="float">
            <text:p>80.4470754176</text:p>
          </table:table-cell>
          <table:table-cell office:value-type="string" calcext:value-type="string">
            <text:p>ENSMUSG00000045930.2</text:p>
          </table:table-cell>
          <table:table-cell office:value-type="string" calcext:value-type="string">
            <text:p>CLEC14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6435.6</text:p>
          </table:table-cell>
          <table:table-cell office:value-type="string" calcext:value-type="string">
            <text:p>ENSG00000176435</text:p>
          </table:table-cell>
          <table:table-cell office:value-type="string" calcext:value-type="string">
            <text:p>ENSMUSG0000004593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6435|CLEC14A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369.418645387141" calcext:value-type="float">
            <text:p>369.4186453871</text:p>
          </table:table-cell>
          <table:table-cell office:value-type="float" office:value="6.29250851259749" calcext:value-type="float">
            <text:p>6.2925085126</text:p>
          </table:table-cell>
          <table:table-cell office:value-type="string" calcext:value-type="string">
            <text:p>ENSMUSG00000063889.12</text:p>
          </table:table-cell>
          <table:table-cell office:value-type="string" calcext:value-type="string">
            <text:p>CREM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95794.17</text:p>
          </table:table-cell>
          <table:table-cell office:value-type="string" calcext:value-type="string">
            <text:p>ENSG00000095794</text:p>
          </table:table-cell>
          <table:table-cell office:value-type="string" calcext:value-type="string">
            <text:p>ENSMUSG00000063889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95794|CREM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19.430809434847" calcext:value-type="float">
            <text:p>119.4308094348</text:p>
          </table:table-cell>
          <table:table-cell office:value-type="float" office:value="83.4914443358169" calcext:value-type="float">
            <text:p>83.4914443358</text:p>
          </table:table-cell>
          <table:table-cell office:value-type="string" calcext:value-type="string">
            <text:p>ENSMUSG00000041134.11</text:p>
          </table:table-cell>
          <table:table-cell office:value-type="string" calcext:value-type="string">
            <text:p>CYYR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6265.9</text:p>
          </table:table-cell>
          <table:table-cell office:value-type="string" calcext:value-type="string">
            <text:p>ENSG00000166265</text:p>
          </table:table-cell>
          <table:table-cell office:value-type="string" calcext:value-type="string">
            <text:p>ENSMUSG00000041134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6265|CYYR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47.223463197289" calcext:value-type="float">
            <text:p>147.2234631973</text:p>
          </table:table-cell>
          <table:table-cell office:value-type="float" office:value="9.84215556279814" calcext:value-type="float">
            <text:p>9.8421555628</text:p>
          </table:table-cell>
          <table:table-cell office:value-type="string" calcext:value-type="string">
            <text:p>ENSMUSG00000028108.11</text:p>
          </table:table-cell>
          <table:table-cell office:value-type="string" calcext:value-type="string">
            <text:p>ECM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3369.12</text:p>
          </table:table-cell>
          <table:table-cell office:value-type="string" calcext:value-type="string">
            <text:p>ENSG00000143369</text:p>
          </table:table-cell>
          <table:table-cell office:value-type="string" calcext:value-type="string">
            <text:p>ENSMUSG0000002810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3369|ECM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065.03660802556" calcext:value-type="float">
            <text:p>1065.0366080256</text:p>
          </table:table-cell>
          <table:table-cell office:value-type="float" office:value="25.4736934443266" calcext:value-type="float">
            <text:p>25.4736934443</text:p>
          </table:table-cell>
          <table:table-cell office:value-type="string" calcext:value-type="string">
            <text:p>ENSMUSG00000026921.14</text:p>
          </table:table-cell>
          <table:table-cell office:value-type="string" calcext:value-type="string">
            <text:p>EGFL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2889.13</text:p>
          </table:table-cell>
          <table:table-cell office:value-type="string" calcext:value-type="string">
            <text:p>ENSG00000172889</text:p>
          </table:table-cell>
          <table:table-cell office:value-type="string" calcext:value-type="string">
            <text:p>ENSMUSG0000002692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2889|EGFL7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218.534311343541" calcext:value-type="float">
            <text:p>218.5343113435</text:p>
          </table:table-cell>
          <table:table-cell office:value-type="float" office:value="128.542099829939" calcext:value-type="float">
            <text:p>128.5420998299</text:p>
          </table:table-cell>
          <table:table-cell office:value-type="string" calcext:value-type="string">
            <text:p>ENSMUSG00000054690.13</text:p>
          </table:table-cell>
          <table:table-cell office:value-type="string" calcext:value-type="string">
            <text:p>EMCN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4035.7</text:p>
          </table:table-cell>
          <table:table-cell office:value-type="string" calcext:value-type="string">
            <text:p>ENSG00000164035</text:p>
          </table:table-cell>
          <table:table-cell office:value-type="string" calcext:value-type="string">
            <text:p>ENSMUSG0000005469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4035|EMCN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990.91617536405" calcext:value-type="float">
            <text:p>990.9161753641</text:p>
          </table:table-cell>
          <table:table-cell office:value-type="float" office:value="128.803044865483" calcext:value-type="float">
            <text:p>128.8030448655</text:p>
          </table:table-cell>
          <table:table-cell office:value-type="string" calcext:value-type="string">
            <text:p>ENSMUSG00000001946.9</text:p>
          </table:table-cell>
          <table:table-cell office:value-type="string" calcext:value-type="string">
            <text:p>ESAM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9564.9</text:p>
          </table:table-cell>
          <table:table-cell office:value-type="string" calcext:value-type="string">
            <text:p>ENSG00000149564</text:p>
          </table:table-cell>
          <table:table-cell office:value-type="string" calcext:value-type="string">
            <text:p>ENSMUSG00000001946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9564|ESAM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28.2991093778963" calcext:value-type="float">
            <text:p>28.2991093779</text:p>
          </table:table-cell>
          <table:table-cell office:value-type="float" office:value="12.9380883464507" calcext:value-type="float">
            <text:p>12.9380883465</text:p>
          </table:table-cell>
          <table:table-cell office:value-type="string" calcext:value-type="string">
            <text:p>ENSMUSG00000021186.8</text:p>
          </table:table-cell>
          <table:table-cell office:value-type="string" calcext:value-type="string">
            <text:p>FBLN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0092.12</text:p>
          </table:table-cell>
          <table:table-cell office:value-type="string" calcext:value-type="string">
            <text:p>ENSG00000140092</text:p>
          </table:table-cell>
          <table:table-cell office:value-type="string" calcext:value-type="string">
            <text:p>ENSMUSG00000021186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0092|FBLN5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669.272862026033" calcext:value-type="float">
            <text:p>669.272862026</text:p>
          </table:table-cell>
          <table:table-cell office:value-type="float" office:value="169.722409807595" calcext:value-type="float">
            <text:p>169.7224098076</text:p>
          </table:table-cell>
          <table:table-cell office:value-type="string" calcext:value-type="string">
            <text:p>ENSMUSG00000029648.9</text:p>
          </table:table-cell>
          <table:table-cell office:value-type="string" calcext:value-type="string">
            <text:p>FLT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2755.8</text:p>
          </table:table-cell>
          <table:table-cell office:value-type="string" calcext:value-type="string">
            <text:p>ENSG00000102755</text:p>
          </table:table-cell>
          <table:table-cell office:value-type="string" calcext:value-type="string">
            <text:p>ENSMUSG00000029648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2755|FLT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44.4563328542259" calcext:value-type="float">
            <text:p>44.4563328542</text:p>
          </table:table-cell>
          <table:table-cell office:value-type="float" office:value="7.94936430665532" calcext:value-type="float">
            <text:p>7.9493643067</text:p>
          </table:table-cell>
          <table:table-cell office:value-type="string" calcext:value-type="string">
            <text:p>ENSMUSG00000015053.10</text:p>
          </table:table-cell>
          <table:table-cell office:value-type="string" calcext:value-type="string">
            <text:p>GATA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9348.9</text:p>
          </table:table-cell>
          <table:table-cell office:value-type="string" calcext:value-type="string">
            <text:p>ENSG00000179348</text:p>
          </table:table-cell>
          <table:table-cell office:value-type="string" calcext:value-type="string">
            <text:p>ENSMUSG00000015053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9348|GATA2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74.7300165385369" calcext:value-type="float">
            <text:p>74.7300165385</text:p>
          </table:table-cell>
          <table:table-cell office:value-type="float" office:value="13.1687399033209" calcext:value-type="float">
            <text:p>13.1687399033</text:p>
          </table:table-cell>
          <table:table-cell office:value-type="string" calcext:value-type="string">
            <text:p>ENSMUSG00000054435.12</text:p>
          </table:table-cell>
          <table:table-cell office:value-type="string" calcext:value-type="string">
            <text:p>GIMAP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3574.7</text:p>
          </table:table-cell>
          <table:table-cell office:value-type="string" calcext:value-type="string">
            <text:p>ENSG00000133574</text:p>
          </table:table-cell>
          <table:table-cell office:value-type="string" calcext:value-type="string">
            <text:p>ENSMUSG0000005443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3574|GIMAP4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48.2932099150734" calcext:value-type="float">
            <text:p>48.2932099151</text:p>
          </table:table-cell>
          <table:table-cell office:value-type="float" office:value="32.6626096894181" calcext:value-type="float">
            <text:p>32.6626096894</text:p>
          </table:table-cell>
          <table:table-cell office:value-type="string" calcext:value-type="string">
            <text:p>ENSMUSG00000064262.5</text:p>
          </table:table-cell>
          <table:table-cell office:value-type="string" calcext:value-type="string">
            <text:p>GIMAP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1115.3</text:p>
          </table:table-cell>
          <table:table-cell office:value-type="string" calcext:value-type="string">
            <text:p>ENSG00000171115</text:p>
          </table:table-cell>
          <table:table-cell office:value-type="string" calcext:value-type="string">
            <text:p>ENSMUSG00000064262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1115|GIMAP8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9.760659721173" calcext:value-type="float">
            <text:p>19.7606597212</text:p>
          </table:table-cell>
          <table:table-cell office:value-type="float" office:value="5.09620070322789" calcext:value-type="float">
            <text:p>5.0962007032</text:p>
          </table:table-cell>
          <table:table-cell office:value-type="string" calcext:value-type="string">
            <text:p>ENSMUSG00000031209.10</text:p>
          </table:table-cell>
          <table:table-cell office:value-type="string" calcext:value-type="string">
            <text:p>HEPH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89472.14</text:p>
          </table:table-cell>
          <table:table-cell office:value-type="string" calcext:value-type="string">
            <text:p>ENSG00000089472</text:p>
          </table:table-cell>
          <table:table-cell office:value-type="string" calcext:value-type="string">
            <text:p>ENSMUSG00000031209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89472|HEPH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46.061749380047" calcext:value-type="float">
            <text:p>146.06174938</text:p>
          </table:table-cell>
          <table:table-cell office:value-type="float" office:value="37.1184747616756" calcext:value-type="float">
            <text:p>37.1184747617</text:p>
          </table:table-cell>
          <table:table-cell office:value-type="string" calcext:value-type="string">
            <text:p>ENSMUSG00000020928.10</text:p>
          </table:table-cell>
          <table:table-cell office:value-type="string" calcext:value-type="string">
            <text:p>HIGD1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1097.4</text:p>
          </table:table-cell>
          <table:table-cell office:value-type="string" calcext:value-type="string">
            <text:p>ENSG00000131097</text:p>
          </table:table-cell>
          <table:table-cell office:value-type="string" calcext:value-type="string">
            <text:p>ENSMUSG0000002092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1097|HIGD1B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11.655791219272" calcext:value-type="float">
            <text:p>111.6557912193</text:p>
          </table:table-cell>
          <table:table-cell office:value-type="float" office:value="20.0564088669514" calcext:value-type="float">
            <text:p>20.056408867</text:p>
          </table:table-cell>
          <table:table-cell office:value-type="string" calcext:value-type="string">
            <text:p>ENSMUSG00000074793.6</text:p>
          </table:table-cell>
          <table:table-cell office:value-type="string" calcext:value-type="string">
            <text:p>HSPA12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2622.8</text:p>
          </table:table-cell>
          <table:table-cell office:value-type="string" calcext:value-type="string">
            <text:p>ENSG00000132622</text:p>
          </table:table-cell>
          <table:table-cell office:value-type="string" calcext:value-type="string">
            <text:p>ENSMUSG00000074793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2622|HSPA12B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547.090999968856" calcext:value-type="float">
            <text:p>547.0909999689</text:p>
          </table:table-cell>
          <table:table-cell office:value-type="float" office:value="46.898964392614" calcext:value-type="float">
            <text:p>46.8989643926</text:p>
          </table:table-cell>
          <table:table-cell office:value-type="string" calcext:value-type="string">
            <text:p>ENSMUSG00000001029.11</text:p>
          </table:table-cell>
          <table:table-cell office:value-type="string" calcext:value-type="string">
            <text:p>ICAM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8622.8</text:p>
          </table:table-cell>
          <table:table-cell office:value-type="string" calcext:value-type="string">
            <text:p>ENSG00000108622</text:p>
          </table:table-cell>
          <table:table-cell office:value-type="string" calcext:value-type="string">
            <text:p>ENSMUSG00000001029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8622|ICAM2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886.65880484347" calcext:value-type="float">
            <text:p>1886.6588048435</text:p>
          </table:table-cell>
          <table:table-cell office:value-type="float" office:value="71.8294549379405" calcext:value-type="float">
            <text:p>71.8294549379</text:p>
          </table:table-cell>
          <table:table-cell office:value-type="string" calcext:value-type="string">
            <text:p>ENSMUSG00000036256.9</text:p>
          </table:table-cell>
          <table:table-cell office:value-type="string" calcext:value-type="string">
            <text:p>IGFBP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3453.9</text:p>
          </table:table-cell>
          <table:table-cell office:value-type="string" calcext:value-type="string">
            <text:p>ENSG00000163453</text:p>
          </table:table-cell>
          <table:table-cell office:value-type="string" calcext:value-type="string">
            <text:p>ENSMUSG00000036256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3453|IGFBP7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69.4990400788892" calcext:value-type="float">
            <text:p>69.4990400789</text:p>
          </table:table-cell>
          <table:table-cell office:value-type="float" office:value="47.0927456874537" calcext:value-type="float">
            <text:p>47.0927456875</text:p>
          </table:table-cell>
          <table:table-cell office:value-type="string" calcext:value-type="string">
            <text:p>ENSMUSG00000042284.9</text:p>
          </table:table-cell>
          <table:table-cell office:value-type="string" calcext:value-type="string">
            <text:p>ITGA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13949.6</text:p>
          </table:table-cell>
          <table:table-cell office:value-type="string" calcext:value-type="string">
            <text:p>ENSG00000213949</text:p>
          </table:table-cell>
          <table:table-cell office:value-type="string" calcext:value-type="string">
            <text:p>ENSMUSG00000042284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13949|ITGA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4020.5764164077" calcext:value-type="float">
            <text:p>4020.5764164077</text:p>
          </table:table-cell>
          <table:table-cell office:value-type="float" office:value="76.8315903661902" calcext:value-type="float">
            <text:p>76.8315903662</text:p>
          </table:table-cell>
          <table:table-cell office:value-type="string" calcext:value-type="string">
            <text:p>ENSMUSG00000031239.5</text:p>
          </table:table-cell>
          <table:table-cell office:value-type="string" calcext:value-type="string">
            <text:p>ITM2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78596.8</text:p>
          </table:table-cell>
          <table:table-cell office:value-type="string" calcext:value-type="string">
            <text:p>ENSG00000078596</text:p>
          </table:table-cell>
          <table:table-cell office:value-type="string" calcext:value-type="string">
            <text:p>ENSMUSG00000031239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78596|ITM2A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223.74015334589" calcext:value-type="float">
            <text:p>223.7401533459</text:p>
          </table:table-cell>
          <table:table-cell office:value-type="float" office:value="11.823543248932" calcext:value-type="float">
            <text:p>11.8235432489</text:p>
          </table:table-cell>
          <table:table-cell office:value-type="string" calcext:value-type="string">
            <text:p>ENSMUSG00000042099.11</text:p>
          </table:table-cell>
          <table:table-cell office:value-type="string" calcext:value-type="string">
            <text:p>KANK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6994.9</text:p>
          </table:table-cell>
          <table:table-cell office:value-type="string" calcext:value-type="string">
            <text:p>ENSG00000186994</text:p>
          </table:table-cell>
          <table:table-cell office:value-type="string" calcext:value-type="string">
            <text:p>ENSMUSG0000004209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6994|KANK3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58.9068848298512" calcext:value-type="float">
            <text:p>58.9068848299</text:p>
          </table:table-cell>
          <table:table-cell office:value-type="float" office:value="19.3409855990909" calcext:value-type="float">
            <text:p>19.3409855991</text:p>
          </table:table-cell>
          <table:table-cell office:value-type="string" calcext:value-type="string">
            <text:p>ENSMUSG00000030247.7</text:p>
          </table:table-cell>
          <table:table-cell office:value-type="string" calcext:value-type="string">
            <text:p>KCNJ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1361.3</text:p>
          </table:table-cell>
          <table:table-cell office:value-type="string" calcext:value-type="string">
            <text:p>ENSG00000121361</text:p>
          </table:table-cell>
          <table:table-cell office:value-type="string" calcext:value-type="string">
            <text:p>ENSMUSG00000030247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1361|KCNJ8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30.5483262828021" calcext:value-type="float">
            <text:p>30.5483262828</text:p>
          </table:table-cell>
          <table:table-cell office:value-type="float" office:value="5.42502256890774" calcext:value-type="float">
            <text:p>5.4250225689</text:p>
          </table:table-cell>
          <table:table-cell office:value-type="string" calcext:value-type="string">
            <text:p>ENSMUSG00000090394.4</text:p>
          </table:table-cell>
          <table:table-cell office:value-type="string" calcext:value-type="string">
            <text:p>KIAA004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35750.7</text:p>
          </table:table-cell>
          <table:table-cell office:value-type="string" calcext:value-type="string">
            <text:p>ENSG00000235750</text:p>
          </table:table-cell>
          <table:table-cell office:value-type="string" calcext:value-type="string">
            <text:p>ENSMUSG0000009039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35750|KIAA0040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223.432893387971" calcext:value-type="float">
            <text:p>223.432893388</text:p>
          </table:table-cell>
          <table:table-cell office:value-type="float" office:value="16.979260755375" calcext:value-type="float">
            <text:p>16.9792607554</text:p>
          </table:table-cell>
          <table:table-cell office:value-type="string" calcext:value-type="string">
            <text:p>ENSMUSG00000019846.7</text:p>
          </table:table-cell>
          <table:table-cell office:value-type="string" calcext:value-type="string">
            <text:p>LAMA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2769.16</text:p>
          </table:table-cell>
          <table:table-cell office:value-type="string" calcext:value-type="string">
            <text:p>ENSG00000112769</text:p>
          </table:table-cell>
          <table:table-cell office:value-type="string" calcext:value-type="string">
            <text:p>ENSMUSG00000019846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2769|LAMA4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367.862719116069" calcext:value-type="float">
            <text:p>367.8627191161</text:p>
          </table:table-cell>
          <table:table-cell office:value-type="float" office:value="65.6004026742843" calcext:value-type="float">
            <text:p>65.6004026743</text:p>
          </table:table-cell>
          <table:table-cell office:value-type="string" calcext:value-type="string">
            <text:p>ENSMUSG00000001247.12</text:p>
          </table:table-cell>
          <table:table-cell office:value-type="string" calcext:value-type="string">
            <text:p>LSR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5699.14</text:p>
          </table:table-cell>
          <table:table-cell office:value-type="string" calcext:value-type="string">
            <text:p>ENSG00000105699</text:p>
          </table:table-cell>
          <table:table-cell office:value-type="string" calcext:value-type="string">
            <text:p>ENSMUSG0000000124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5699|LSR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60.069160316211" calcext:value-type="float">
            <text:p>60.0691603162</text:p>
          </table:table-cell>
          <table:table-cell office:value-type="float" office:value="15.0102233291412" calcext:value-type="float">
            <text:p>15.0102233291</text:p>
          </table:table-cell>
          <table:table-cell office:value-type="string" calcext:value-type="string">
            <text:p>ENSMUSG00000021636.10</text:p>
          </table:table-cell>
          <table:table-cell office:value-type="string" calcext:value-type="string">
            <text:p>MARVELD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2939.12</text:p>
          </table:table-cell>
          <table:table-cell office:value-type="string" calcext:value-type="string">
            <text:p>ENSG00000152939</text:p>
          </table:table-cell>
          <table:table-cell office:value-type="string" calcext:value-type="string">
            <text:p>ENSMUSG00000021636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2939|MARVELD2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93.5619909424623" calcext:value-type="float">
            <text:p>93.5619909425</text:p>
          </table:table-cell>
          <table:table-cell office:value-type="float" office:value="184.786373323226" calcext:value-type="float">
            <text:p>184.7863733232</text:p>
          </table:table-cell>
          <table:table-cell office:value-type="string" calcext:value-type="string">
            <text:p>ENSMUSG00000027684.12</text:p>
          </table:table-cell>
          <table:table-cell office:value-type="string" calcext:value-type="string">
            <text:p>MECOM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85276.15</text:p>
          </table:table-cell>
          <table:table-cell office:value-type="string" calcext:value-type="string">
            <text:p>ENSG00000085276</text:p>
          </table:table-cell>
          <table:table-cell office:value-type="string" calcext:value-type="string">
            <text:p>ENSMUSG0000002768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85276|MECOM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42.40239171516" calcext:value-type="float">
            <text:p>142.4023917152</text:p>
          </table:table-cell>
          <table:table-cell office:value-type="float" office:value="107.51363020684" calcext:value-type="float">
            <text:p>107.5136302068</text:p>
          </table:table-cell>
          <table:table-cell office:value-type="string" calcext:value-type="string">
            <text:p>ENSMUSG00000041445.8</text:p>
          </table:table-cell>
          <table:table-cell office:value-type="string" calcext:value-type="string">
            <text:p>MMRN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3269.11</text:p>
          </table:table-cell>
          <table:table-cell office:value-type="string" calcext:value-type="string">
            <text:p>ENSG00000173269</text:p>
          </table:table-cell>
          <table:table-cell office:value-type="string" calcext:value-type="string">
            <text:p>ENSMUSG0000004144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3269|MMRN2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556.81596873585" calcext:value-type="float">
            <text:p>556.8159687359</text:p>
          </table:table-cell>
          <table:table-cell office:value-type="float" office:value="14.1423602342464" calcext:value-type="float">
            <text:p>14.1423602342</text:p>
          </table:table-cell>
          <table:table-cell office:value-type="string" calcext:value-type="string">
            <text:p>ENSMUSG00000020572.7</text:p>
          </table:table-cell>
          <table:table-cell office:value-type="string" calcext:value-type="string">
            <text:p>NAMPT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5835.9</text:p>
          </table:table-cell>
          <table:table-cell office:value-type="string" calcext:value-type="string">
            <text:p>ENSG00000105835</text:p>
          </table:table-cell>
          <table:table-cell office:value-type="string" calcext:value-type="string">
            <text:p>ENSMUSG00000020572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5835|NAMPT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91.775674700184" calcext:value-type="float">
            <text:p>191.7756747002</text:p>
          </table:table-cell>
          <table:table-cell office:value-type="float" office:value="68.6195856981332" calcext:value-type="float">
            <text:p>68.6195856981</text:p>
          </table:table-cell>
          <table:table-cell office:value-type="string" calcext:value-type="string">
            <text:p>ENSMUSG00000028978.8</text:p>
          </table:table-cell>
          <table:table-cell office:value-type="string" calcext:value-type="string">
            <text:p>NOS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4867.8</text:p>
          </table:table-cell>
          <table:table-cell office:value-type="string" calcext:value-type="string">
            <text:p>ENSG00000164867</text:p>
          </table:table-cell>
          <table:table-cell office:value-type="string" calcext:value-type="string">
            <text:p>ENSMUSG00000028978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4867|NOS3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87.622475318218" calcext:value-type="float">
            <text:p>187.6224753182</text:p>
          </table:table-cell>
          <table:table-cell office:value-type="float" office:value="75.4097982927794" calcext:value-type="float">
            <text:p>75.4097982928</text:p>
          </table:table-cell>
          <table:table-cell office:value-type="string" calcext:value-type="string">
            <text:p>ENSMUSG00000034738.8</text:p>
          </table:table-cell>
          <table:table-cell office:value-type="string" calcext:value-type="string">
            <text:p>NOSTRIN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3072.12</text:p>
          </table:table-cell>
          <table:table-cell office:value-type="string" calcext:value-type="string">
            <text:p>ENSG00000163072</text:p>
          </table:table-cell>
          <table:table-cell office:value-type="string" calcext:value-type="string">
            <text:p>ENSMUSG00000034738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3072|NOSTRIN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49.0343874946908" calcext:value-type="float">
            <text:p>49.0343874947</text:p>
          </table:table-cell>
          <table:table-cell office:value-type="float" office:value="6.98354219766584" calcext:value-type="float">
            <text:p>6.9835421977</text:p>
          </table:table-cell>
          <table:table-cell office:value-type="string" calcext:value-type="string">
            <text:p>ENSMUSG00000022146.8</text:p>
          </table:table-cell>
          <table:table-cell office:value-type="string" calcext:value-type="string">
            <text:p>OSMR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5623.10</text:p>
          </table:table-cell>
          <table:table-cell office:value-type="string" calcext:value-type="string">
            <text:p>ENSG00000145623</text:p>
          </table:table-cell>
          <table:table-cell office:value-type="string" calcext:value-type="string">
            <text:p>ENSMUSG0000002214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5623|OSMR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644.431144056453" calcext:value-type="float">
            <text:p>644.4311440565</text:p>
          </table:table-cell>
          <table:table-cell office:value-type="float" office:value="14.7851189413371" calcext:value-type="float">
            <text:p>14.7851189413</text:p>
          </table:table-cell>
          <table:table-cell office:value-type="string" calcext:value-type="string">
            <text:p>ENSMUSG00000020717.15</text:p>
          </table:table-cell>
          <table:table-cell office:value-type="string" calcext:value-type="string">
            <text:p>PECAM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61371.3</text:p>
          </table:table-cell>
          <table:table-cell office:value-type="string" calcext:value-type="string">
            <text:p>ENSG00000261371</text:p>
          </table:table-cell>
          <table:table-cell office:value-type="string" calcext:value-type="string">
            <text:p>ENSMUSG00000020717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61371|PECAM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65.8281742443452" calcext:value-type="float">
            <text:p>65.8281742443</text:p>
          </table:table-cell>
          <table:table-cell office:value-type="float" office:value="7.21001586626413" calcext:value-type="float">
            <text:p>7.2100158663</text:p>
          </table:table-cell>
          <table:table-cell office:value-type="string" calcext:value-type="string">
            <text:p>ENSMUSG00000041731.9</text:p>
          </table:table-cell>
          <table:table-cell office:value-type="string" calcext:value-type="string">
            <text:p>PGM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4330.10</text:p>
          </table:table-cell>
          <table:table-cell office:value-type="string" calcext:value-type="string">
            <text:p>ENSG00000154330</text:p>
          </table:table-cell>
          <table:table-cell office:value-type="string" calcext:value-type="string">
            <text:p>ENSMUSG0000004173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4330|PGM5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481.436585300194" calcext:value-type="float">
            <text:p>481.4365853002</text:p>
          </table:table-cell>
          <table:table-cell office:value-type="float" office:value="23.401651875037" calcext:value-type="float">
            <text:p>23.401651875</text:p>
          </table:table-cell>
          <table:table-cell office:value-type="string" calcext:value-type="string">
            <text:p>ENSMUSG00000024538.7</text:p>
          </table:table-cell>
          <table:table-cell office:value-type="string" calcext:value-type="string">
            <text:p>PPIC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8938.5</text:p>
          </table:table-cell>
          <table:table-cell office:value-type="string" calcext:value-type="string">
            <text:p>ENSG00000168938</text:p>
          </table:table-cell>
          <table:table-cell office:value-type="string" calcext:value-type="string">
            <text:p>ENSMUSG00000024538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8938|PPIC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202.774049749108" calcext:value-type="float">
            <text:p>202.7740497491</text:p>
          </table:table-cell>
          <table:table-cell office:value-type="float" office:value="119.770355706881" calcext:value-type="float">
            <text:p>119.7703557069</text:p>
          </table:table-cell>
          <table:table-cell office:value-type="string" calcext:value-type="string">
            <text:p>ENSMUSG00000032125.15</text:p>
          </table:table-cell>
          <table:table-cell office:value-type="string" calcext:value-type="string">
            <text:p>ROBO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4133.12</text:p>
          </table:table-cell>
          <table:table-cell office:value-type="string" calcext:value-type="string">
            <text:p>ENSG00000154133</text:p>
          </table:table-cell>
          <table:table-cell office:value-type="string" calcext:value-type="string">
            <text:p>ENSMUSG00000032125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4133|ROBO4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93.4827549321406" calcext:value-type="float">
            <text:p>93.4827549321</text:p>
          </table:table-cell>
          <table:table-cell office:value-type="float" office:value="22.5996570906728" calcext:value-type="float">
            <text:p>22.5996570907</text:p>
          </table:table-cell>
          <table:table-cell office:value-type="string" calcext:value-type="string">
            <text:p>ENSMUSG00000038188.13</text:p>
          </table:table-cell>
          <table:table-cell office:value-type="string" calcext:value-type="string">
            <text:p>SCARF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74660.13</text:p>
          </table:table-cell>
          <table:table-cell office:value-type="string" calcext:value-type="string">
            <text:p>ENSG00000074660</text:p>
          </table:table-cell>
          <table:table-cell office:value-type="string" calcext:value-type="string">
            <text:p>ENSMUSG00000038188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74660|SCARF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65.439160493965" calcext:value-type="float">
            <text:p>165.439160494</text:p>
          </table:table-cell>
          <table:table-cell office:value-type="float" office:value="18.9535542588706" calcext:value-type="float">
            <text:p>18.9535542589</text:p>
          </table:table-cell>
          <table:table-cell office:value-type="string" calcext:value-type="string">
            <text:p>ENSMUSG00000045954.7</text:p>
          </table:table-cell>
          <table:table-cell office:value-type="string" calcext:value-type="string">
            <text:p>SDPR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8497.4</text:p>
          </table:table-cell>
          <table:table-cell office:value-type="string" calcext:value-type="string">
            <text:p>ENSG00000168497</text:p>
          </table:table-cell>
          <table:table-cell office:value-type="string" calcext:value-type="string">
            <text:p>ENSMUSG00000045954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8497|SDPR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12.542478163428" calcext:value-type="float">
            <text:p>112.5424781634</text:p>
          </table:table-cell>
          <table:table-cell office:value-type="float" office:value="24.4972918148283" calcext:value-type="float">
            <text:p>24.4972918148</text:p>
          </table:table-cell>
          <table:table-cell office:value-type="string" calcext:value-type="string">
            <text:p>ENSMUSG00000042842.6</text:p>
          </table:table-cell>
          <table:table-cell office:value-type="string" calcext:value-type="string">
            <text:p>SERPINB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4570.15</text:p>
          </table:table-cell>
          <table:table-cell office:value-type="string" calcext:value-type="string">
            <text:p>ENSG00000124570</text:p>
          </table:table-cell>
          <table:table-cell office:value-type="string" calcext:value-type="string">
            <text:p>ENSMUSG00000042842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4570|SERPINB6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43.6192388513133" calcext:value-type="float">
            <text:p>43.6192388513</text:p>
          </table:table-cell>
          <table:table-cell office:value-type="float" office:value="5.99327484854976" calcext:value-type="float">
            <text:p>5.9932748485</text:p>
          </table:table-cell>
          <table:table-cell office:value-type="string" calcext:value-type="string">
            <text:p>ENSMUSG00000045827.6</text:p>
          </table:table-cell>
          <table:table-cell office:value-type="string" calcext:value-type="string">
            <text:p>SERPINB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0542.5</text:p>
          </table:table-cell>
          <table:table-cell office:value-type="string" calcext:value-type="string">
            <text:p>ENSG00000170542</text:p>
          </table:table-cell>
          <table:table-cell office:value-type="string" calcext:value-type="string">
            <text:p>ENSMUSG00000045827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0542|SERPINB9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293.711568724925" calcext:value-type="float">
            <text:p>293.7115687249</text:p>
          </table:table-cell>
          <table:table-cell office:value-type="float" office:value="216.865696185155" calcext:value-type="float">
            <text:p>216.8656961852</text:p>
          </table:table-cell>
          <table:table-cell office:value-type="string" calcext:value-type="string">
            <text:p>ENSMUSG00000027896.11</text:p>
          </table:table-cell>
          <table:table-cell office:value-type="string" calcext:value-type="string">
            <text:p>SLC16A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8679.15</text:p>
          </table:table-cell>
          <table:table-cell office:value-type="string" calcext:value-type="string">
            <text:p>ENSG00000168679</text:p>
          </table:table-cell>
          <table:table-cell office:value-type="string" calcext:value-type="string">
            <text:p>ENSMUSG0000002789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8679|SLC16A4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93.2036277071311" calcext:value-type="float">
            <text:p>93.2036277071</text:p>
          </table:table-cell>
          <table:table-cell office:value-type="float" office:value="83.9262532276272" calcext:value-type="float">
            <text:p>83.9262532276</text:p>
          </table:table-cell>
          <table:table-cell office:value-type="string" calcext:value-type="string">
            <text:p>ENSMUSG00000038496.12</text:p>
          </table:table-cell>
          <table:table-cell office:value-type="string" calcext:value-type="string">
            <text:p>SLC19A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5917.11</text:p>
          </table:table-cell>
          <table:table-cell office:value-type="string" calcext:value-type="string">
            <text:p>ENSG00000135917</text:p>
          </table:table-cell>
          <table:table-cell office:value-type="string" calcext:value-type="string">
            <text:p>ENSMUSG0000003849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5917|SLC19A3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20.1762484246193" calcext:value-type="float">
            <text:p>20.1762484246</text:p>
          </table:table-cell>
          <table:table-cell office:value-type="float" office:value="54.4164082068734" calcext:value-type="float">
            <text:p>54.4164082069</text:p>
          </table:table-cell>
          <table:table-cell office:value-type="string" calcext:value-type="string">
            <text:p>ENSMUSG00000061171.11</text:p>
          </table:table-cell>
          <table:table-cell office:value-type="string" calcext:value-type="string">
            <text:p>SLC38A1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9507.7</text:p>
          </table:table-cell>
          <table:table-cell office:value-type="string" calcext:value-type="string">
            <text:p>ENSG00000169507</text:p>
          </table:table-cell>
          <table:table-cell office:value-type="string" calcext:value-type="string">
            <text:p>ENSMUSG00000061171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9507|SLC38A1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424.183232008264" calcext:value-type="float">
            <text:p>424.1832320083</text:p>
          </table:table-cell>
          <table:table-cell office:value-type="float" office:value="16.7115463354355" calcext:value-type="float">
            <text:p>16.7115463354</text:p>
          </table:table-cell>
          <table:table-cell office:value-type="string" calcext:value-type="string">
            <text:p>ENSMUSG00000053897.11</text:p>
          </table:table-cell>
          <table:table-cell office:value-type="string" calcext:value-type="string">
            <text:p>SLC39A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8821.10</text:p>
          </table:table-cell>
          <table:table-cell office:value-type="string" calcext:value-type="string">
            <text:p>ENSG00000138821</text:p>
          </table:table-cell>
          <table:table-cell office:value-type="string" calcext:value-type="string">
            <text:p>ENSMUSG00000053897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8821|SLC39A8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39.0045712450304" calcext:value-type="float">
            <text:p>39.004571245</text:p>
          </table:table-cell>
          <table:table-cell office:value-type="float" office:value="18.7020701931552" calcext:value-type="float">
            <text:p>18.7020701932</text:p>
          </table:table-cell>
          <table:table-cell office:value-type="string" calcext:value-type="string">
            <text:p>ENSMUSG00000027463.10</text:p>
          </table:table-cell>
          <table:table-cell office:value-type="string" calcext:value-type="string">
            <text:p>SLC52A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1276.12</text:p>
          </table:table-cell>
          <table:table-cell office:value-type="string" calcext:value-type="string">
            <text:p>ENSG00000101276</text:p>
          </table:table-cell>
          <table:table-cell office:value-type="string" calcext:value-type="string">
            <text:p>ENSMUSG0000002746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1276|SLC52A3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85.2709069105517" calcext:value-type="float">
            <text:p>85.2709069106</text:p>
          </table:table-cell>
          <table:table-cell office:value-type="float" office:value="28.0956181385974" calcext:value-type="float">
            <text:p>28.0956181386</text:p>
          </table:table-cell>
          <table:table-cell office:value-type="string" calcext:value-type="string">
            <text:p>ENSMUSG00000054404.8</text:p>
          </table:table-cell>
          <table:table-cell office:value-type="string" calcext:value-type="string">
            <text:p>SLFN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6750.7</text:p>
          </table:table-cell>
          <table:table-cell office:value-type="string" calcext:value-type="string">
            <text:p>ENSG00000166750</text:p>
          </table:table-cell>
          <table:table-cell office:value-type="string" calcext:value-type="string">
            <text:p>ENSMUSG0000005440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6750|SLFN5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25.165400838748" calcext:value-type="float">
            <text:p>25.1654008387</text:p>
          </table:table-cell>
          <table:table-cell office:value-type="float" office:value="5.22125730462494" calcext:value-type="float">
            <text:p>5.2212573046</text:p>
          </table:table-cell>
          <table:table-cell office:value-type="string" calcext:value-type="string">
            <text:p>ENSMUSG00000036867.7</text:p>
          </table:table-cell>
          <table:table-cell office:value-type="string" calcext:value-type="string">
            <text:p>SMAD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7834.12</text:p>
          </table:table-cell>
          <table:table-cell office:value-type="string" calcext:value-type="string">
            <text:p>ENSG00000137834</text:p>
          </table:table-cell>
          <table:table-cell office:value-type="string" calcext:value-type="string">
            <text:p>ENSMUSG00000036867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7834|SMAD6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17.761100623621" calcext:value-type="float">
            <text:p>117.7611006236</text:p>
          </table:table-cell>
          <table:table-cell office:value-type="float" office:value="24.4345878488956" calcext:value-type="float">
            <text:p>24.4345878489</text:p>
          </table:table-cell>
          <table:table-cell office:value-type="string" calcext:value-type="string">
            <text:p>ENSMUSG00000046470.5</text:p>
          </table:table-cell>
          <table:table-cell office:value-type="string" calcext:value-type="string">
            <text:p>SOX1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03883.6</text:p>
          </table:table-cell>
          <table:table-cell office:value-type="string" calcext:value-type="string">
            <text:p>ENSG00000203883</text:p>
          </table:table-cell>
          <table:table-cell office:value-type="string" calcext:value-type="string">
            <text:p>ENSMUSG0000004647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03883|SOX18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24.5660504141977" calcext:value-type="float">
            <text:p>24.5660504142</text:p>
          </table:table-cell>
          <table:table-cell office:value-type="float" office:value="7.56877656459648" calcext:value-type="float">
            <text:p>7.5687765646</text:p>
          </table:table-cell>
          <table:table-cell office:value-type="string" calcext:value-type="string">
            <text:p>ENSMUSG00000018604.14</text:p>
          </table:table-cell>
          <table:table-cell office:value-type="string" calcext:value-type="string">
            <text:p>TBX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5111.12</text:p>
          </table:table-cell>
          <table:table-cell office:value-type="string" calcext:value-type="string">
            <text:p>ENSG00000135111</text:p>
          </table:table-cell>
          <table:table-cell office:value-type="string" calcext:value-type="string">
            <text:p>ENSMUSG00000018604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5111|TBX3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289.088751604176" calcext:value-type="float">
            <text:p>289.0887516042</text:p>
          </table:table-cell>
          <table:table-cell office:value-type="float" office:value="261.157145437708" calcext:value-type="float">
            <text:p>261.1571454377</text:p>
          </table:table-cell>
          <table:table-cell office:value-type="string" calcext:value-type="string">
            <text:p>ENSMUSG00000006386.11</text:p>
          </table:table-cell>
          <table:table-cell office:value-type="string" calcext:value-type="string">
            <text:p>TEK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0156.18</text:p>
          </table:table-cell>
          <table:table-cell office:value-type="string" calcext:value-type="string">
            <text:p>ENSG00000120156</text:p>
          </table:table-cell>
          <table:table-cell office:value-type="string" calcext:value-type="string">
            <text:p>ENSMUSG00000006386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0156|TEK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678.93002316379" calcext:value-type="float">
            <text:p>1678.9300231638</text:p>
          </table:table-cell>
          <table:table-cell office:value-type="float" office:value="21.099120758587" calcext:value-type="float">
            <text:p>21.0991207586</text:p>
          </table:table-cell>
          <table:table-cell office:value-type="string" calcext:value-type="string">
            <text:p>ENSMUSG00000022797.11</text:p>
          </table:table-cell>
          <table:table-cell office:value-type="string" calcext:value-type="string">
            <text:p>TFRC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72274.10</text:p>
          </table:table-cell>
          <table:table-cell office:value-type="string" calcext:value-type="string">
            <text:p>ENSG00000072274</text:p>
          </table:table-cell>
          <table:table-cell office:value-type="string" calcext:value-type="string">
            <text:p>ENSMUSG00000022797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72274|TFRC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93.11909206297" calcext:value-type="float">
            <text:p>93.119092063</text:p>
          </table:table-cell>
          <table:table-cell office:value-type="float" office:value="17.9159954086374" calcext:value-type="float">
            <text:p>17.9159954086</text:p>
          </table:table-cell>
          <table:table-cell office:value-type="string" calcext:value-type="string">
            <text:p>ENSMUSG00000031480.11</text:p>
          </table:table-cell>
          <table:table-cell office:value-type="string" calcext:value-type="string">
            <text:p>THSD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6114.13</text:p>
          </table:table-cell>
          <table:table-cell office:value-type="string" calcext:value-type="string">
            <text:p>ENSG00000136114</text:p>
          </table:table-cell>
          <table:table-cell office:value-type="string" calcext:value-type="string">
            <text:p>ENSMUSG0000003148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6114|THSD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498.822302564637" calcext:value-type="float">
            <text:p>498.8223025646</text:p>
          </table:table-cell>
          <table:table-cell office:value-type="float" office:value="53.0893550364812" calcext:value-type="float">
            <text:p>53.0893550365</text:p>
          </table:table-cell>
          <table:table-cell office:value-type="string" calcext:value-type="string">
            <text:p>ENSMUSG00000033191.10</text:p>
          </table:table-cell>
          <table:table-cell office:value-type="string" calcext:value-type="string">
            <text:p>TIE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66056.11</text:p>
          </table:table-cell>
          <table:table-cell office:value-type="string" calcext:value-type="string">
            <text:p>ENSG00000066056</text:p>
          </table:table-cell>
          <table:table-cell office:value-type="string" calcext:value-type="string">
            <text:p>ENSMUSG0000003319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66056|TIE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1.7405539110449" calcext:value-type="float">
            <text:p>11.740553911</text:p>
          </table:table-cell>
          <table:table-cell office:value-type="float" office:value="33.510277706563" calcext:value-type="float">
            <text:p>33.5102777066</text:p>
          </table:table-cell>
          <table:table-cell office:value-type="string" calcext:value-type="string">
            <text:p>ENSMUSG00000024727.8</text:p>
          </table:table-cell>
          <table:table-cell office:value-type="string" calcext:value-type="string">
            <text:p>TRPM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9121.19</text:p>
          </table:table-cell>
          <table:table-cell office:value-type="string" calcext:value-type="string">
            <text:p>ENSG00000119121</text:p>
          </table:table-cell>
          <table:table-cell office:value-type="string" calcext:value-type="string">
            <text:p>ENSMUSG0000002472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9121|TRPM6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979.328010654577" calcext:value-type="float">
            <text:p>979.3280106546</text:p>
          </table:table-cell>
          <table:table-cell office:value-type="float" office:value="22.3855443079129" calcext:value-type="float">
            <text:p>22.3855443079</text:p>
          </table:table-cell>
          <table:table-cell office:value-type="string" calcext:value-type="string">
            <text:p>ENSMUSG00000042116.3</text:p>
          </table:table-cell>
          <table:table-cell office:value-type="string" calcext:value-type="string">
            <text:p>VWA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9403.11</text:p>
          </table:table-cell>
          <table:table-cell office:value-type="string" calcext:value-type="string">
            <text:p>ENSG00000179403</text:p>
          </table:table-cell>
          <table:table-cell office:value-type="string" calcext:value-type="string">
            <text:p>ENSMUSG00000042116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9403|VWA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312.000932004058" calcext:value-type="float">
            <text:p>312.0009320041</text:p>
          </table:table-cell>
          <table:table-cell office:value-type="float" office:value="22.7817009120509" calcext:value-type="float">
            <text:p>22.7817009121</text:p>
          </table:table-cell>
          <table:table-cell office:value-type="string" calcext:value-type="string">
            <text:p>ENSMUSG00000023336.5</text:p>
          </table:table-cell>
          <table:table-cell office:value-type="string" calcext:value-type="string">
            <text:p>WFDC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3175.8</text:p>
          </table:table-cell>
          <table:table-cell office:value-type="string" calcext:value-type="string">
            <text:p>ENSG00000103175</text:p>
          </table:table-cell>
          <table:table-cell office:value-type="string" calcext:value-type="string">
            <text:p>ENSMUSG0000002333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3175|WFDC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323.97237063034" calcext:value-type="float">
            <text:p>323.9723706303</text:p>
          </table:table-cell>
          <table:table-cell office:value-type="float" office:value="5.18204711228593" calcext:value-type="float">
            <text:p>5.1820471123</text:p>
          </table:table-cell>
          <table:table-cell office:value-type="string" calcext:value-type="string">
            <text:p>ENSMUSG00000027803.10</text:p>
          </table:table-cell>
          <table:table-cell office:value-type="string" calcext:value-type="string">
            <text:p>WWTR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18408.12</text:p>
          </table:table-cell>
          <table:table-cell office:value-type="string" calcext:value-type="string">
            <text:p>ENSG00000018408</text:p>
          </table:table-cell>
          <table:table-cell office:value-type="string" calcext:value-type="string">
            <text:p>ENSMUSG00000027803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18408|WWTR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32.2687943149273" calcext:value-type="float">
            <text:p>32.2687943149</text:p>
          </table:table-cell>
          <table:table-cell office:value-type="float" office:value="13.0416478761309" calcext:value-type="float">
            <text:p>13.0416478761</text:p>
          </table:table-cell>
          <table:table-cell office:value-type="string" calcext:value-type="string">
            <text:p>ENSMUSG00000037762.6</text:p>
          </table:table-cell>
          <table:table-cell office:value-type="string" calcext:value-type="string">
            <text:p>SLC16A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5449.9</text:p>
          </table:table-cell>
          <table:table-cell office:value-type="string" calcext:value-type="string">
            <text:p>ENSG00000165449</text:p>
          </table:table-cell>
          <table:table-cell office:value-type="string" calcext:value-type="string">
            <text:p>ENSMUSG00000037762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5449|SLC16A9</text:p>
          </table:table-cell>
          <table:table-cell office:value-type="string" calcext:value-type="string">
            <text:p>ME34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58.7358991035398" calcext:value-type="float">
            <text:p>58.7358991035</text:p>
          </table:table-cell>
          <table:table-cell office:value-type="float" office:value="61.7272289004455" calcext:value-type="float">
            <text:p>61.7272289004</text:p>
          </table:table-cell>
          <table:table-cell office:value-type="string" calcext:value-type="string">
            <text:p>ENSMUSG00000000159.11</text:p>
          </table:table-cell>
          <table:table-cell office:value-type="string" calcext:value-type="string">
            <text:p>IGSF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3067.5</text:p>
          </table:table-cell>
          <table:table-cell office:value-type="string" calcext:value-type="string">
            <text:p>ENSG00000183067</text:p>
          </table:table-cell>
          <table:table-cell office:value-type="string" calcext:value-type="string">
            <text:p>ENSMUSG00000000159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3067|IGSF5</text:p>
          </table:table-cell>
          <table:table-cell office:value-type="string" calcext:value-type="string">
            <text:p>ME36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24.7679585984937" calcext:value-type="float">
            <text:p>24.7679585985</text:p>
          </table:table-cell>
          <table:table-cell office:value-type="float" office:value="6.35789412010171" calcext:value-type="float">
            <text:p>6.3578941201</text:p>
          </table:table-cell>
          <table:table-cell office:value-type="string" calcext:value-type="string">
            <text:p>ENSMUSG00000035000.8</text:p>
          </table:table-cell>
          <table:table-cell office:value-type="string" calcext:value-type="string">
            <text:p>DPP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7635.7</text:p>
          </table:table-cell>
          <table:table-cell office:value-type="string" calcext:value-type="string">
            <text:p>ENSG00000197635</text:p>
          </table:table-cell>
          <table:table-cell office:value-type="string" calcext:value-type="string">
            <text:p>ENSMUSG00000035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7635|DPP4</text:p>
          </table:table-cell>
          <table:table-cell office:value-type="string" calcext:value-type="string">
            <text:p>ME37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206.151667312928" calcext:value-type="float">
            <text:p>206.1516673129</text:p>
          </table:table-cell>
          <table:table-cell office:value-type="float" office:value="29.4372925963926" calcext:value-type="float">
            <text:p>29.4372925964</text:p>
          </table:table-cell>
          <table:table-cell office:value-type="string" calcext:value-type="string">
            <text:p>ENSMUSG00000042195.8</text:p>
          </table:table-cell>
          <table:table-cell office:value-type="string" calcext:value-type="string">
            <text:p>SLC35F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0660.12</text:p>
          </table:table-cell>
          <table:table-cell office:value-type="string" calcext:value-type="string">
            <text:p>ENSG00000110660</text:p>
          </table:table-cell>
          <table:table-cell office:value-type="string" calcext:value-type="string">
            <text:p>ENSMUSG0000004219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0660|SLC35F2</text:p>
          </table:table-cell>
          <table:table-cell office:value-type="string" calcext:value-type="string">
            <text:p>ME37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57.26371134029" calcext:value-type="float">
            <text:p>57.2637113403</text:p>
          </table:table-cell>
          <table:table-cell office:value-type="float" office:value="9.80343571107944" calcext:value-type="float">
            <text:p>9.8034357111</text:p>
          </table:table-cell>
          <table:table-cell office:value-type="string" calcext:value-type="string">
            <text:p>ENSMUSG00000043251.5</text:p>
          </table:table-cell>
          <table:table-cell office:value-type="string" calcext:value-type="string">
            <text:p>EXOC3L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9044.13</text:p>
          </table:table-cell>
          <table:table-cell office:value-type="string" calcext:value-type="string">
            <text:p>ENSG00000179044</text:p>
          </table:table-cell>
          <table:table-cell office:value-type="string" calcext:value-type="string">
            <text:p>ENSMUSG0000004325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9044|EXOC3L1</text:p>
          </table:table-cell>
          <table:table-cell office:value-type="string" calcext:value-type="string">
            <text:p>ME39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58.874920534857" calcext:value-type="float">
            <text:p>158.8749205349</text:p>
          </table:table-cell>
          <table:table-cell office:value-type="float" office:value="8.16913344184312" calcext:value-type="float">
            <text:p>8.1691334418</text:p>
          </table:table-cell>
          <table:table-cell office:value-type="string" calcext:value-type="string">
            <text:p>ENSMUSG00000038587.8</text:p>
          </table:table-cell>
          <table:table-cell office:value-type="string" calcext:value-type="string">
            <text:p>AKAP1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1016.14</text:p>
          </table:table-cell>
          <table:table-cell office:value-type="string" calcext:value-type="string">
            <text:p>ENSG00000131016</text:p>
          </table:table-cell>
          <table:table-cell office:value-type="string" calcext:value-type="string">
            <text:p>ENSMUSG0000003858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1016|AKAP12</text:p>
          </table:table-cell>
          <table:table-cell office:value-type="string" calcext:value-type="string">
            <text:p>ME4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73.7590243336811" calcext:value-type="float">
            <text:p>73.7590243337</text:p>
          </table:table-cell>
          <table:table-cell office:value-type="float" office:value="28.3901764565386" calcext:value-type="float">
            <text:p>28.3901764565</text:p>
          </table:table-cell>
          <table:table-cell office:value-type="string" calcext:value-type="string">
            <text:p>ENSMUSG00000027009.14</text:p>
          </table:table-cell>
          <table:table-cell office:value-type="string" calcext:value-type="string">
            <text:p>ITGA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5232.11</text:p>
          </table:table-cell>
          <table:table-cell office:value-type="string" calcext:value-type="string">
            <text:p>ENSG00000115232</text:p>
          </table:table-cell>
          <table:table-cell office:value-type="string" calcext:value-type="string">
            <text:p>ENSMUSG00000027009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5232|ITGA4</text:p>
          </table:table-cell>
          <table:table-cell office:value-type="string" calcext:value-type="string">
            <text:p>ME43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8.9801577344507" calcext:value-type="float">
            <text:p>18.9801577345</text:p>
          </table:table-cell>
          <table:table-cell office:value-type="float" office:value="13.1101464785562" calcext:value-type="float">
            <text:p>13.1101464786</text:p>
          </table:table-cell>
          <table:table-cell office:value-type="string" calcext:value-type="string">
            <text:p>ENSMUSG00000002228.6</text:p>
          </table:table-cell>
          <table:table-cell office:value-type="string" calcext:value-type="string">
            <text:p>PPM1J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5367.13</text:p>
          </table:table-cell>
          <table:table-cell office:value-type="string" calcext:value-type="string">
            <text:p>ENSG00000155367</text:p>
          </table:table-cell>
          <table:table-cell office:value-type="string" calcext:value-type="string">
            <text:p>ENSMUSG000000022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5367|PPM1J</text:p>
          </table:table-cell>
          <table:table-cell office:value-type="string" calcext:value-type="string">
            <text:p>ME45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17.209548207654" calcext:value-type="float">
            <text:p>117.2095482077</text:p>
          </table:table-cell>
          <table:table-cell office:value-type="float" office:value="5.66505816286708" calcext:value-type="float">
            <text:p>5.6650581629</text:p>
          </table:table-cell>
          <table:table-cell office:value-type="string" calcext:value-type="string">
            <text:p>ENSMUSG00000004891.12</text:p>
          </table:table-cell>
          <table:table-cell office:value-type="string" calcext:value-type="string">
            <text:p>NES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2688.10</text:p>
          </table:table-cell>
          <table:table-cell office:value-type="string" calcext:value-type="string">
            <text:p>ENSG00000132688</text:p>
          </table:table-cell>
          <table:table-cell office:value-type="string" calcext:value-type="string">
            <text:p>ENSMUSG0000000489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2688|NES</text:p>
          </table:table-cell>
          <table:table-cell office:value-type="string" calcext:value-type="string">
            <text:p>ME5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71.1952571888009" calcext:value-type="float">
            <text:p>71.1952571888</text:p>
          </table:table-cell>
          <table:table-cell office:value-type="float" office:value="9.21249164437509" calcext:value-type="float">
            <text:p>9.2124916444</text:p>
          </table:table-cell>
          <table:table-cell office:value-type="string" calcext:value-type="string">
            <text:p>ENSMUSG00000032849.9</text:p>
          </table:table-cell>
          <table:table-cell office:value-type="string" calcext:value-type="string">
            <text:p>ABCC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5257.11</text:p>
          </table:table-cell>
          <table:table-cell office:value-type="string" calcext:value-type="string">
            <text:p>ENSG00000125257</text:p>
          </table:table-cell>
          <table:table-cell office:value-type="string" calcext:value-type="string">
            <text:p>ENSMUSG0000003284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5257|ABCC4</text:p>
          </table:table-cell>
          <table:table-cell office:value-type="string" calcext:value-type="string">
            <text:p>ME50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735.532866328608" calcext:value-type="float">
            <text:p>735.5328663286</text:p>
          </table:table-cell>
          <table:table-cell office:value-type="float" office:value="17.0604780582007" calcext:value-type="float">
            <text:p>17.0604780582</text:p>
          </table:table-cell>
          <table:table-cell office:value-type="string" calcext:value-type="string">
            <text:p>ENSMUSG00000031502.9</text:p>
          </table:table-cell>
          <table:table-cell office:value-type="string" calcext:value-type="string">
            <text:p>COL4A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7498.12</text:p>
          </table:table-cell>
          <table:table-cell office:value-type="string" calcext:value-type="string">
            <text:p>ENSG00000187498</text:p>
          </table:table-cell>
          <table:table-cell office:value-type="string" calcext:value-type="string">
            <text:p>ENSMUSG0000003150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7498|COL4A1</text:p>
          </table:table-cell>
          <table:table-cell office:value-type="string" calcext:value-type="string">
            <text:p>ME50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573.950454795578" calcext:value-type="float">
            <text:p>573.9504547956</text:p>
          </table:table-cell>
          <table:table-cell office:value-type="float" office:value="23.3630883749871" calcext:value-type="float">
            <text:p>23.363088375</text:p>
          </table:table-cell>
          <table:table-cell office:value-type="string" calcext:value-type="string">
            <text:p>ENSMUSG00000031503.9</text:p>
          </table:table-cell>
          <table:table-cell office:value-type="string" calcext:value-type="string">
            <text:p>COL4A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4871.15</text:p>
          </table:table-cell>
          <table:table-cell office:value-type="string" calcext:value-type="string">
            <text:p>ENSG00000134871</text:p>
          </table:table-cell>
          <table:table-cell office:value-type="string" calcext:value-type="string">
            <text:p>ENSMUSG00000031503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4871|COL4A2</text:p>
          </table:table-cell>
          <table:table-cell office:value-type="string" calcext:value-type="string">
            <text:p>ME50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253.120317147639" calcext:value-type="float">
            <text:p>253.1203171476</text:p>
          </table:table-cell>
          <table:table-cell office:value-type="float" office:value="25.4725304510003" calcext:value-type="float">
            <text:p>25.472530451</text:p>
          </table:table-cell>
          <table:table-cell office:value-type="string" calcext:value-type="string">
            <text:p>ENSMUSG00000005397.7</text:p>
          </table:table-cell>
          <table:table-cell office:value-type="string" calcext:value-type="string">
            <text:p>NID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6962.12</text:p>
          </table:table-cell>
          <table:table-cell office:value-type="string" calcext:value-type="string">
            <text:p>ENSG00000116962</text:p>
          </table:table-cell>
          <table:table-cell office:value-type="string" calcext:value-type="string">
            <text:p>ENSMUSG0000000539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6962|NID1</text:p>
          </table:table-cell>
          <table:table-cell office:value-type="string" calcext:value-type="string">
            <text:p>ME50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7.2844507963473" calcext:value-type="float">
            <text:p>17.2844507963</text:p>
          </table:table-cell>
          <table:table-cell office:value-type="float" office:value="6.93226023020999" calcext:value-type="float">
            <text:p>6.9322602302</text:p>
          </table:table-cell>
          <table:table-cell office:value-type="string" calcext:value-type="string">
            <text:p>ENSMUSG00000034205.12</text:p>
          </table:table-cell>
          <table:table-cell office:value-type="string" calcext:value-type="string">
            <text:p>LOXL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4013.13</text:p>
          </table:table-cell>
          <table:table-cell office:value-type="string" calcext:value-type="string">
            <text:p>ENSG00000134013</text:p>
          </table:table-cell>
          <table:table-cell office:value-type="string" calcext:value-type="string">
            <text:p>ENSMUSG00000034205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4013|LOXL2</text:p>
          </table:table-cell>
          <table:table-cell office:value-type="string" calcext:value-type="string">
            <text:p>ME58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7.6736949428132" calcext:value-type="float">
            <text:p>17.6736949428</text:p>
          </table:table-cell>
          <table:table-cell office:value-type="float" office:value="26.7583121567291" calcext:value-type="float">
            <text:p>26.7583121567</text:p>
          </table:table-cell>
          <table:table-cell office:value-type="string" calcext:value-type="string">
            <text:p>ENSMUSG00000035165.9</text:p>
          </table:table-cell>
          <table:table-cell office:value-type="string" calcext:value-type="string">
            <text:p>KCNE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5538.8</text:p>
          </table:table-cell>
          <table:table-cell office:value-type="string" calcext:value-type="string">
            <text:p>ENSG00000175538</text:p>
          </table:table-cell>
          <table:table-cell office:value-type="string" calcext:value-type="string">
            <text:p>ENSMUSG00000035165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5538|KCNE3</text:p>
          </table:table-cell>
          <table:table-cell office:value-type="string" calcext:value-type="string">
            <text:p>ME61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23.6034463981958" calcext:value-type="float">
            <text:p>23.6034463982</text:p>
          </table:table-cell>
          <table:table-cell office:value-type="float" office:value="40.837719448413" calcext:value-type="float">
            <text:p>40.8377194484</text:p>
          </table:table-cell>
          <table:table-cell office:value-type="string" calcext:value-type="string">
            <text:p>ENSMUSG00000021388.9</text:p>
          </table:table-cell>
          <table:table-cell office:value-type="string" calcext:value-type="string">
            <text:p>ASPN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6819.9</text:p>
          </table:table-cell>
          <table:table-cell office:value-type="string" calcext:value-type="string">
            <text:p>ENSG00000106819</text:p>
          </table:table-cell>
          <table:table-cell office:value-type="string" calcext:value-type="string">
            <text:p>ENSMUSG00000021388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6819|ASPN</text:p>
          </table:table-cell>
          <table:table-cell office:value-type="string" calcext:value-type="string">
            <text:p>ME68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23.8762001290774" calcext:value-type="float">
            <text:p>23.8762001291</text:p>
          </table:table-cell>
          <table:table-cell office:value-type="float" office:value="34.0077652178377" calcext:value-type="float">
            <text:p>34.0077652178</text:p>
          </table:table-cell>
          <table:table-cell office:value-type="string" calcext:value-type="string">
            <text:p>ENSMUSG00000024747.3</text:p>
          </table:table-cell>
          <table:table-cell office:value-type="string" calcext:value-type="string">
            <text:p>ALDH1A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5092.10</text:p>
          </table:table-cell>
          <table:table-cell office:value-type="string" calcext:value-type="string">
            <text:p>ENSG00000165092</text:p>
          </table:table-cell>
          <table:table-cell office:value-type="string" calcext:value-type="string">
            <text:p>ENSMUSG00000024747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5092|ALDH1A1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7.4130088503677" calcext:value-type="float">
            <text:p>17.4130088504</text:p>
          </table:table-cell>
          <table:table-cell office:value-type="float" office:value="5.28163962543522" calcext:value-type="float">
            <text:p>5.2816396254</text:p>
          </table:table-cell>
          <table:table-cell office:value-type="string" calcext:value-type="string">
            <text:p>ENSMUSG00000037418.5</text:p>
          </table:table-cell>
          <table:table-cell office:value-type="string" calcext:value-type="string">
            <text:p>BEST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7995.13</text:p>
          </table:table-cell>
          <table:table-cell office:value-type="string" calcext:value-type="string">
            <text:p>ENSG00000167995</text:p>
          </table:table-cell>
          <table:table-cell office:value-type="string" calcext:value-type="string">
            <text:p>ENSMUSG00000037418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7995|BEST1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638.952617846147" calcext:value-type="float">
            <text:p>638.9526178461</text:p>
          </table:table-cell>
          <table:table-cell office:value-type="float" office:value="223.129036010743" calcext:value-type="float">
            <text:p>223.1290360107</text:p>
          </table:table-cell>
          <table:table-cell office:value-type="string" calcext:value-type="string">
            <text:p>ENSMUSG00000051669.5</text:p>
          </table:table-cell>
          <table:table-cell office:value-type="string" calcext:value-type="string">
            <text:p>C16orf8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3446.13</text:p>
          </table:table-cell>
          <table:table-cell office:value-type="string" calcext:value-type="string">
            <text:p>ENSG00000153446</text:p>
          </table:table-cell>
          <table:table-cell office:value-type="string" calcext:value-type="string">
            <text:p>ENSMUSG00000051669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3446|C16ORF89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14.7535250148669" calcext:value-type="float">
            <text:p>14.7535250149</text:p>
          </table:table-cell>
          <table:table-cell office:value-type="float" office:value="19.8836405404952" calcext:value-type="float">
            <text:p>19.8836405405</text:p>
          </table:table-cell>
          <table:table-cell office:value-type="string" calcext:value-type="string">
            <text:p>ENSMUSG00000021903.7</text:p>
          </table:table-cell>
          <table:table-cell office:value-type="string" calcext:value-type="string">
            <text:p>GALNT1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1386.15</text:p>
          </table:table-cell>
          <table:table-cell office:value-type="string" calcext:value-type="string">
            <text:p>ENSG00000131386</text:p>
          </table:table-cell>
          <table:table-cell office:value-type="string" calcext:value-type="string">
            <text:p>ENSMUSG0000002190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1386|GALNT15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29.2480134184505" calcext:value-type="float">
            <text:p>29.2480134185</text:p>
          </table:table-cell>
          <table:table-cell office:value-type="float" office:value="219.778245339265" calcext:value-type="float">
            <text:p>219.7782453393</text:p>
          </table:table-cell>
          <table:table-cell office:value-type="string" calcext:value-type="string">
            <text:p>ENSMUSG00000022579.6</text:p>
          </table:table-cell>
          <table:table-cell office:value-type="string" calcext:value-type="string">
            <text:p>GPIHBP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77494.1</text:p>
          </table:table-cell>
          <table:table-cell office:value-type="string" calcext:value-type="string">
            <text:p>ENSG00000277494</text:p>
          </table:table-cell>
          <table:table-cell office:value-type="string" calcext:value-type="string">
            <text:p>ENSMUSG00000022579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77494|GPIHBP1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24.1039304668356" calcext:value-type="float">
            <text:p>24.1039304668</text:p>
          </table:table-cell>
          <table:table-cell office:value-type="float" office:value="15.5439974860612" calcext:value-type="float">
            <text:p>15.5439974861</text:p>
          </table:table-cell>
          <table:table-cell office:value-type="string" calcext:value-type="string">
            <text:p>ENSMUSG00000035407.8</text:p>
          </table:table-cell>
          <table:table-cell office:value-type="string" calcext:value-type="string">
            <text:p>KANK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2854.16</text:p>
          </table:table-cell>
          <table:table-cell office:value-type="string" calcext:value-type="string">
            <text:p>ENSG00000132854</text:p>
          </table:table-cell>
          <table:table-cell office:value-type="string" calcext:value-type="string">
            <text:p>ENSMUSG00000035407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2854|KANK4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23.2045950287717" calcext:value-type="float">
            <text:p>23.2045950288</text:p>
          </table:table-cell>
          <table:table-cell office:value-type="float" office:value="11.4071329246604" calcext:value-type="float">
            <text:p>11.4071329247</text:p>
          </table:table-cell>
          <table:table-cell office:value-type="string" calcext:value-type="string">
            <text:p>ENSMUSG00000049871.9</text:p>
          </table:table-cell>
          <table:table-cell office:value-type="string" calcext:value-type="string">
            <text:p>NLRC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7984.14</text:p>
          </table:table-cell>
          <table:table-cell office:value-type="string" calcext:value-type="string">
            <text:p>ENSG00000167984</text:p>
          </table:table-cell>
          <table:table-cell office:value-type="string" calcext:value-type="string">
            <text:p>ENSMUSG0000004987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7984|NLRC3</text:p>
          </table:table-cell>
          <table:table-cell office:value-type="string" calcext:value-type="string">
            <text:p>ME8</text:p>
          </table:table-cell>
        </table:table-row>
        <table:table-row table:style-name="ro1">
          <table:table-cell office:value-type="string" calcext:value-type="string">
            <text:p>endothelial</text:p>
          </table:table-cell>
          <table:table-cell office:value-type="float" office:value="22.4125878936784" calcext:value-type="float">
            <text:p>22.4125878937</text:p>
          </table:table-cell>
          <table:table-cell office:value-type="float" office:value="6.01947855720488" calcext:value-type="float">
            <text:p>6.0194785572</text:p>
          </table:table-cell>
          <table:table-cell office:value-type="string" calcext:value-type="string">
            <text:p>ENSMUSG00000021668.10</text:p>
          </table:table-cell>
          <table:table-cell office:value-type="string" calcext:value-type="string">
            <text:p>POLK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2008.13</text:p>
          </table:table-cell>
          <table:table-cell office:value-type="string" calcext:value-type="string">
            <text:p>ENSG00000122008</text:p>
          </table:table-cell>
          <table:table-cell office:value-type="string" calcext:value-type="string">
            <text:p>ENSMUSG00000021668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2008|POLK</text:p>
          </table:table-cell>
          <table:table-cell office:value-type="string" calcext:value-type="string">
            <text:p>ME8</text:p>
          </table:table-cell>
        </table:table-row>
        <table:table-row table:style-name="ro1">
          <table:table-cell office:value-type="string" calcext:value-type="string">
            <text:p>interneuron</text:p>
          </table:table-cell>
          <table:table-cell office:value-type="float" office:value="379.237382418088" calcext:value-type="float">
            <text:p>379.2373824181</text:p>
          </table:table-cell>
          <table:table-cell office:value-type="float" office:value="74.3460568716382" calcext:value-type="float">
            <text:p>74.3460568716</text:p>
          </table:table-cell>
          <table:table-cell office:value-type="string" calcext:value-type="string">
            <text:p>ENSMUSG00000008489.14</text:p>
          </table:table-cell>
          <table:table-cell office:value-type="string" calcext:value-type="string">
            <text:p>ELAVL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7105.12</text:p>
          </table:table-cell>
          <table:table-cell office:value-type="string" calcext:value-type="string">
            <text:p>ENSG00000107105</text:p>
          </table:table-cell>
          <table:table-cell office:value-type="string" calcext:value-type="string">
            <text:p>ENSMUSG0000000848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7105|ELAVL2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interneuron</text:p>
          </table:table-cell>
          <table:table-cell office:value-type="float" office:value="64.7086196567057" calcext:value-type="float">
            <text:p>64.7086196567</text:p>
          </table:table-cell>
          <table:table-cell office:value-type="float" office:value="5.69151635024986" calcext:value-type="float">
            <text:p>5.6915163502</text:p>
          </table:table-cell>
          <table:table-cell office:value-type="string" calcext:value-type="string">
            <text:p>ENSMUSG00000038319.10</text:p>
          </table:table-cell>
          <table:table-cell office:value-type="string" calcext:value-type="string">
            <text:p>KCNH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55118.12</text:p>
          </table:table-cell>
          <table:table-cell office:value-type="string" calcext:value-type="string">
            <text:p>ENSG00000055118</text:p>
          </table:table-cell>
          <table:table-cell office:value-type="string" calcext:value-type="string">
            <text:p>ENSMUSG00000038319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55118|KCNH2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interneuron</text:p>
          </table:table-cell>
          <table:table-cell office:value-type="float" office:value="61.4956526550774" calcext:value-type="float">
            <text:p>61.4956526551</text:p>
          </table:table-cell>
          <table:table-cell office:value-type="float" office:value="40.1991175164551" calcext:value-type="float">
            <text:p>40.1991175165</text:p>
          </table:table-cell>
          <table:table-cell office:value-type="string" calcext:value-type="string">
            <text:p>ENSMUSG00000020627.9</text:p>
          </table:table-cell>
          <table:table-cell office:value-type="string" calcext:value-type="string">
            <text:p>KLHL2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9771.12</text:p>
          </table:table-cell>
          <table:table-cell office:value-type="string" calcext:value-type="string">
            <text:p>ENSG00000119771</text:p>
          </table:table-cell>
          <table:table-cell office:value-type="string" calcext:value-type="string">
            <text:p>ENSMUSG00000020627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9771|KLHL29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interneuron</text:p>
          </table:table-cell>
          <table:table-cell office:value-type="float" office:value="23.3199913028721" calcext:value-type="float">
            <text:p>23.3199913029</text:p>
          </table:table-cell>
          <table:table-cell office:value-type="float" office:value="28.8480596560038" calcext:value-type="float">
            <text:p>28.848059656</text:p>
          </table:table-cell>
          <table:table-cell office:value-type="string" calcext:value-type="string">
            <text:p>ENSMUSG00000045731.5</text:p>
          </table:table-cell>
          <table:table-cell office:value-type="string" calcext:value-type="string">
            <text:p>PNOC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8081.6</text:p>
          </table:table-cell>
          <table:table-cell office:value-type="string" calcext:value-type="string">
            <text:p>ENSG00000168081</text:p>
          </table:table-cell>
          <table:table-cell office:value-type="string" calcext:value-type="string">
            <text:p>ENSMUSG0000004573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8081|PNOC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interneuron</text:p>
          </table:table-cell>
          <table:table-cell office:value-type="float" office:value="100.281415255851" calcext:value-type="float">
            <text:p>100.2814152559</text:p>
          </table:table-cell>
          <table:table-cell office:value-type="float" office:value="31.2871363269204" calcext:value-type="float">
            <text:p>31.2871363269</text:p>
          </table:table-cell>
          <table:table-cell office:value-type="string" calcext:value-type="string">
            <text:p>ENSMUSG00000037771.11</text:p>
          </table:table-cell>
          <table:table-cell office:value-type="string" calcext:value-type="string">
            <text:p>SLC32A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1438.3</text:p>
          </table:table-cell>
          <table:table-cell office:value-type="string" calcext:value-type="string">
            <text:p>ENSG00000101438</text:p>
          </table:table-cell>
          <table:table-cell office:value-type="string" calcext:value-type="string">
            <text:p>ENSMUSG0000003777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1438|SLC32A1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interneuron</text:p>
          </table:table-cell>
          <table:table-cell office:value-type="float" office:value="52.6967958707044" calcext:value-type="float">
            <text:p>52.6967958707</text:p>
          </table:table-cell>
          <table:table-cell office:value-type="float" office:value="9.09670630888725" calcext:value-type="float">
            <text:p>9.0967063089</text:p>
          </table:table-cell>
          <table:table-cell office:value-type="string" calcext:value-type="string">
            <text:p>ENSMUSG00000031543.14</text:p>
          </table:table-cell>
          <table:table-cell office:value-type="string" calcext:value-type="string">
            <text:p>ANK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29534.17</text:p>
          </table:table-cell>
          <table:table-cell office:value-type="string" calcext:value-type="string">
            <text:p>ENSG00000029534</text:p>
          </table:table-cell>
          <table:table-cell office:value-type="string" calcext:value-type="string">
            <text:p>ENSMUSG00000031543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29534|ANK1</text:p>
          </table:table-cell>
          <table:table-cell office:value-type="string" calcext:value-type="string">
            <text:p>ME11</text:p>
          </table:table-cell>
        </table:table-row>
        <table:table-row table:style-name="ro1">
          <table:table-cell office:value-type="string" calcext:value-type="string">
            <text:p>interneuron</text:p>
          </table:table-cell>
          <table:table-cell office:value-type="float" office:value="3595.94450844451" calcext:value-type="float">
            <text:p>3595.9445084445</text:p>
          </table:table-cell>
          <table:table-cell office:value-type="float" office:value="18.951623704787" calcext:value-type="float">
            <text:p>18.9516237048</text:p>
          </table:table-cell>
          <table:table-cell office:value-type="string" calcext:value-type="string">
            <text:p>ENSMUSG00000042453.10</text:p>
          </table:table-cell>
          <table:table-cell office:value-type="string" calcext:value-type="string">
            <text:p>RELN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9056.11</text:p>
          </table:table-cell>
          <table:table-cell office:value-type="string" calcext:value-type="string">
            <text:p>ENSG00000189056</text:p>
          </table:table-cell>
          <table:table-cell office:value-type="string" calcext:value-type="string">
            <text:p>ENSMUSG00000042453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9056|RELN</text:p>
          </table:table-cell>
          <table:table-cell office:value-type="string" calcext:value-type="string">
            <text:p>ME11</text:p>
          </table:table-cell>
        </table:table-row>
        <table:table-row table:style-name="ro1">
          <table:table-cell office:value-type="string" calcext:value-type="string">
            <text:p>interneuron</text:p>
          </table:table-cell>
          <table:table-cell office:value-type="float" office:value="14.8625275077386" calcext:value-type="float">
            <text:p>14.8625275077</text:p>
          </table:table-cell>
          <table:table-cell office:value-type="float" office:value="17.011530296164" calcext:value-type="float">
            <text:p>17.0115302962</text:p>
          </table:table-cell>
          <table:table-cell office:value-type="string" calcext:value-type="string">
            <text:p>ENSMUSG00000021680.7</text:p>
          </table:table-cell>
          <table:table-cell office:value-type="string" calcext:value-type="string">
            <text:p>CRHBP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5708.8</text:p>
          </table:table-cell>
          <table:table-cell office:value-type="string" calcext:value-type="string">
            <text:p>ENSG00000145708</text:p>
          </table:table-cell>
          <table:table-cell office:value-type="string" calcext:value-type="string">
            <text:p>ENSMUSG0000002168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5708|CRHBP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interneuron</text:p>
          </table:table-cell>
          <table:table-cell office:value-type="float" office:value="114.104077067217" calcext:value-type="float">
            <text:p>114.1040770672</text:p>
          </table:table-cell>
          <table:table-cell office:value-type="float" office:value="5.88030516541899" calcext:value-type="float">
            <text:p>5.8803051654</text:p>
          </table:table-cell>
          <table:table-cell office:value-type="string" calcext:value-type="string">
            <text:p>ENSMUSG00000044288.6</text:p>
          </table:table-cell>
          <table:table-cell office:value-type="string" calcext:value-type="string">
            <text:p>CNR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8432.12</text:p>
          </table:table-cell>
          <table:table-cell office:value-type="string" calcext:value-type="string">
            <text:p>ENSG00000118432</text:p>
          </table:table-cell>
          <table:table-cell office:value-type="string" calcext:value-type="string">
            <text:p>ENSMUSG00000044288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8432|CNR1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interneuron</text:p>
          </table:table-cell>
          <table:table-cell office:value-type="float" office:value="461.997110355854" calcext:value-type="float">
            <text:p>461.9971103559</text:p>
          </table:table-cell>
          <table:table-cell office:value-type="float" office:value="31.3630366238277" calcext:value-type="float">
            <text:p>31.3630366238</text:p>
          </table:table-cell>
          <table:table-cell office:value-type="string" calcext:value-type="string">
            <text:p>ENSMUSG00000029168.10</text:p>
          </table:table-cell>
          <table:table-cell office:value-type="string" calcext:value-type="string">
            <text:p>DPYSL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7851.14</text:p>
          </table:table-cell>
          <table:table-cell office:value-type="string" calcext:value-type="string">
            <text:p>ENSG00000157851</text:p>
          </table:table-cell>
          <table:table-cell office:value-type="string" calcext:value-type="string">
            <text:p>ENSMUSG0000002916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7851|DPYSL5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interneuron</text:p>
          </table:table-cell>
          <table:table-cell office:value-type="float" office:value="1478.66897666875" calcext:value-type="float">
            <text:p>1478.6689766688</text:p>
          </table:table-cell>
          <table:table-cell office:value-type="float" office:value="5.92958225427548" calcext:value-type="float">
            <text:p>5.9295822543</text:p>
          </table:table-cell>
          <table:table-cell office:value-type="string" calcext:value-type="string">
            <text:p>ENSMUSG00000033152.9</text:p>
          </table:table-cell>
          <table:table-cell office:value-type="string" calcext:value-type="string">
            <text:p>PODXL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4631.10</text:p>
          </table:table-cell>
          <table:table-cell office:value-type="string" calcext:value-type="string">
            <text:p>ENSG00000114631</text:p>
          </table:table-cell>
          <table:table-cell office:value-type="string" calcext:value-type="string">
            <text:p>ENSMUSG0000003315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4631|PODXL2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interneuron</text:p>
          </table:table-cell>
          <table:table-cell office:value-type="float" office:value="22.0339947915296" calcext:value-type="float">
            <text:p>22.0339947915</text:p>
          </table:table-cell>
          <table:table-cell office:value-type="float" office:value="10.2182138958884" calcext:value-type="float">
            <text:p>10.2182138959</text:p>
          </table:table-cell>
          <table:table-cell office:value-type="string" calcext:value-type="string">
            <text:p>ENSMUSG00000034226.7</text:p>
          </table:table-cell>
          <table:table-cell office:value-type="string" calcext:value-type="string">
            <text:p>RHOV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4140.6</text:p>
          </table:table-cell>
          <table:table-cell office:value-type="string" calcext:value-type="string">
            <text:p>ENSG00000104140</text:p>
          </table:table-cell>
          <table:table-cell office:value-type="string" calcext:value-type="string">
            <text:p>ENSMUSG00000034226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4140|RHOV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interneuron</text:p>
          </table:table-cell>
          <table:table-cell office:value-type="float" office:value="65.9450984906168" calcext:value-type="float">
            <text:p>65.9450984906</text:p>
          </table:table-cell>
          <table:table-cell office:value-type="float" office:value="7.79200433495701" calcext:value-type="float">
            <text:p>7.792004335</text:p>
          </table:table-cell>
          <table:table-cell office:value-type="string" calcext:value-type="string">
            <text:p>ENSMUSG00000038605.11</text:p>
          </table:table-cell>
          <table:table-cell office:value-type="string" calcext:value-type="string">
            <text:p>SAMD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0590.11</text:p>
          </table:table-cell>
          <table:table-cell office:value-type="string" calcext:value-type="string">
            <text:p>ENSG00000130590</text:p>
          </table:table-cell>
          <table:table-cell office:value-type="string" calcext:value-type="string">
            <text:p>ENSMUSG00000038605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0590|SAMD10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interneuron</text:p>
          </table:table-cell>
          <table:table-cell office:value-type="float" office:value="292.344621380059" calcext:value-type="float">
            <text:p>292.3446213801</text:p>
          </table:table-cell>
          <table:table-cell office:value-type="float" office:value="14.8520445495944" calcext:value-type="float">
            <text:p>14.8520445496</text:p>
          </table:table-cell>
          <table:table-cell office:value-type="string" calcext:value-type="string">
            <text:p>ENSMUSG00000038777.15</text:p>
          </table:table-cell>
          <table:table-cell office:value-type="string" calcext:value-type="string">
            <text:p>SEMA6C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3434.13</text:p>
          </table:table-cell>
          <table:table-cell office:value-type="string" calcext:value-type="string">
            <text:p>ENSG00000143434</text:p>
          </table:table-cell>
          <table:table-cell office:value-type="string" calcext:value-type="string">
            <text:p>ENSMUSG00000038777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3434|SEMA6C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interneuron</text:p>
          </table:table-cell>
          <table:table-cell office:value-type="float" office:value="106.895410277582" calcext:value-type="float">
            <text:p>106.8954102776</text:p>
          </table:table-cell>
          <table:table-cell office:value-type="float" office:value="9.39860205366658" calcext:value-type="float">
            <text:p>9.3986020537</text:p>
          </table:table-cell>
          <table:table-cell office:value-type="string" calcext:value-type="string">
            <text:p>ENSMUSG00000032625.10</text:p>
          </table:table-cell>
          <table:table-cell office:value-type="string" calcext:value-type="string">
            <text:p>THSD7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05108.13</text:p>
          </table:table-cell>
          <table:table-cell office:value-type="string" calcext:value-type="string">
            <text:p>ENSG00000005108</text:p>
          </table:table-cell>
          <table:table-cell office:value-type="string" calcext:value-type="string">
            <text:p>ENSMUSG0000003262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05108|THSD7A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interneuron</text:p>
          </table:table-cell>
          <table:table-cell office:value-type="float" office:value="28.1816074673848" calcext:value-type="float">
            <text:p>28.1816074674</text:p>
          </table:table-cell>
          <table:table-cell office:value-type="float" office:value="5.35934812846519" calcext:value-type="float">
            <text:p>5.3593481285</text:p>
          </table:table-cell>
          <table:table-cell office:value-type="string" calcext:value-type="string">
            <text:p>ENSMUSG00000062309.7</text:p>
          </table:table-cell>
          <table:table-cell office:value-type="string" calcext:value-type="string">
            <text:p>RPP2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8718.6</text:p>
          </table:table-cell>
          <table:table-cell office:value-type="string" calcext:value-type="string">
            <text:p>ENSG00000178718</text:p>
          </table:table-cell>
          <table:table-cell office:value-type="string" calcext:value-type="string">
            <text:p>ENSMUSG00000062309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8718|RPP25</text:p>
          </table:table-cell>
          <table:table-cell office:value-type="string" calcext:value-type="string">
            <text:p>ME31</text:p>
          </table:table-cell>
        </table:table-row>
        <table:table-row table:style-name="ro1">
          <table:table-cell office:value-type="string" calcext:value-type="string">
            <text:p>interneuron</text:p>
          </table:table-cell>
          <table:table-cell office:value-type="float" office:value="202.909816023597" calcext:value-type="float">
            <text:p>202.9098160236</text:p>
          </table:table-cell>
          <table:table-cell office:value-type="float" office:value="7.84910359876771" calcext:value-type="float">
            <text:p>7.8491035988</text:p>
          </table:table-cell>
          <table:table-cell office:value-type="string" calcext:value-type="string">
            <text:p>ENSMUSG00000041911.3</text:p>
          </table:table-cell>
          <table:table-cell office:value-type="string" calcext:value-type="string">
            <text:p>DLX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4355.12</text:p>
          </table:table-cell>
          <table:table-cell office:value-type="string" calcext:value-type="string">
            <text:p>ENSG00000144355</text:p>
          </table:table-cell>
          <table:table-cell office:value-type="string" calcext:value-type="string">
            <text:p>ENSMUSG0000004191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4355|DLX1</text:p>
          </table:table-cell>
          <table:table-cell office:value-type="string" calcext:value-type="string">
            <text:p>ME32</text:p>
          </table:table-cell>
        </table:table-row>
        <table:table-row table:style-name="ro1">
          <table:table-cell office:value-type="string" calcext:value-type="string">
            <text:p>interneuron</text:p>
          </table:table-cell>
          <table:table-cell office:value-type="float" office:value="31.1198532792375" calcext:value-type="float">
            <text:p>31.1198532792</text:p>
          </table:table-cell>
          <table:table-cell office:value-type="float" office:value="8.8276754579808" calcext:value-type="float">
            <text:p>8.827675458</text:p>
          </table:table-cell>
          <table:table-cell office:value-type="string" calcext:value-type="string">
            <text:p>ENSMUSG00000037990.14</text:p>
          </table:table-cell>
          <table:table-cell office:value-type="string" calcext:value-type="string">
            <text:p>SH3RF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2985.10</text:p>
          </table:table-cell>
          <table:table-cell office:value-type="string" calcext:value-type="string">
            <text:p>ENSG00000172985</text:p>
          </table:table-cell>
          <table:table-cell office:value-type="string" calcext:value-type="string">
            <text:p>ENSMUSG0000003799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2985|SH3RF3</text:p>
          </table:table-cell>
          <table:table-cell office:value-type="string" calcext:value-type="string">
            <text:p>ME32</text:p>
          </table:table-cell>
        </table:table-row>
        <table:table-row table:style-name="ro1">
          <table:table-cell office:value-type="string" calcext:value-type="string">
            <text:p>interneuron</text:p>
          </table:table-cell>
          <table:table-cell office:value-type="float" office:value="14.9726583525295" calcext:value-type="float">
            <text:p>14.9726583525</text:p>
          </table:table-cell>
          <table:table-cell office:value-type="float" office:value="67.8393602727286" calcext:value-type="float">
            <text:p>67.8393602727</text:p>
          </table:table-cell>
          <table:table-cell office:value-type="string" calcext:value-type="string">
            <text:p>ENSMUSG00000048562.6</text:p>
          </table:table-cell>
          <table:table-cell office:value-type="string" calcext:value-type="string">
            <text:p>SP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4651.14</text:p>
          </table:table-cell>
          <table:table-cell office:value-type="string" calcext:value-type="string">
            <text:p>ENSG00000164651</text:p>
          </table:table-cell>
          <table:table-cell office:value-type="string" calcext:value-type="string">
            <text:p>ENSMUSG00000048562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4651|SP8</text:p>
          </table:table-cell>
          <table:table-cell office:value-type="string" calcext:value-type="string">
            <text:p>ME32</text:p>
          </table:table-cell>
        </table:table-row>
        <table:table-row table:style-name="ro1">
          <table:table-cell office:value-type="string" calcext:value-type="string">
            <text:p>interneuron</text:p>
          </table:table-cell>
          <table:table-cell office:value-type="float" office:value="15.9894905285014" calcext:value-type="float">
            <text:p>15.9894905285</text:p>
          </table:table-cell>
          <table:table-cell office:value-type="float" office:value="43.7747599217636" calcext:value-type="float">
            <text:p>43.7747599218</text:p>
          </table:table-cell>
          <table:table-cell office:value-type="string" calcext:value-type="string">
            <text:p>ENSMUSG00000068859.5</text:p>
          </table:table-cell>
          <table:table-cell office:value-type="string" calcext:value-type="string">
            <text:p>SP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17236.1</text:p>
          </table:table-cell>
          <table:table-cell office:value-type="string" calcext:value-type="string">
            <text:p>ENSG00000217236</text:p>
          </table:table-cell>
          <table:table-cell office:value-type="string" calcext:value-type="string">
            <text:p>ENSMUSG0000006885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17236|SP9</text:p>
          </table:table-cell>
          <table:table-cell office:value-type="string" calcext:value-type="string">
            <text:p>ME32</text:p>
          </table:table-cell>
        </table:table-row>
        <table:table-row table:style-name="ro1">
          <table:table-cell office:value-type="string" calcext:value-type="string">
            <text:p>interneuron</text:p>
          </table:table-cell>
          <table:table-cell office:value-type="float" office:value="70.1714794353002" calcext:value-type="float">
            <text:p>70.1714794353</text:p>
          </table:table-cell>
          <table:table-cell office:value-type="float" office:value="10.9779834101362" calcext:value-type="float">
            <text:p>10.9779834101</text:p>
          </table:table-cell>
          <table:table-cell office:value-type="string" calcext:value-type="string">
            <text:p>ENSMUSG00000058975.6</text:p>
          </table:table-cell>
          <table:table-cell office:value-type="string" calcext:value-type="string">
            <text:p>KCNC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9159.6</text:p>
          </table:table-cell>
          <table:table-cell office:value-type="string" calcext:value-type="string">
            <text:p>ENSG00000129159</text:p>
          </table:table-cell>
          <table:table-cell office:value-type="string" calcext:value-type="string">
            <text:p>ENSMUSG000000589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9159|KCNC1</text:p>
          </table:table-cell>
          <table:table-cell office:value-type="string" calcext:value-type="string">
            <text:p>ME35</text:p>
          </table:table-cell>
        </table:table-row>
        <table:table-row table:style-name="ro1">
          <table:table-cell office:value-type="string" calcext:value-type="string">
            <text:p>interneuron</text:p>
          </table:table-cell>
          <table:table-cell office:value-type="float" office:value="288.383138914952" calcext:value-type="float">
            <text:p>288.383138915</text:p>
          </table:table-cell>
          <table:table-cell office:value-type="float" office:value="123.331470882826" calcext:value-type="float">
            <text:p>123.3314708828</text:p>
          </table:table-cell>
          <table:table-cell office:value-type="string" calcext:value-type="string">
            <text:p>ENSMUSG00000071234.2</text:p>
          </table:table-cell>
          <table:table-cell office:value-type="string" calcext:value-type="string">
            <text:p>SYNDIG1L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3379.6</text:p>
          </table:table-cell>
          <table:table-cell office:value-type="string" calcext:value-type="string">
            <text:p>ENSG00000183379</text:p>
          </table:table-cell>
          <table:table-cell office:value-type="string" calcext:value-type="string">
            <text:p>ENSMUSG00000071234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3379|SYNDIG1L</text:p>
          </table:table-cell>
          <table:table-cell office:value-type="string" calcext:value-type="string">
            <text:p>ME36</text:p>
          </table:table-cell>
        </table:table-row>
        <table:table-row table:style-name="ro1">
          <table:table-cell office:value-type="string" calcext:value-type="string">
            <text:p>interneuron</text:p>
          </table:table-cell>
          <table:table-cell office:value-type="float" office:value="170.853070907669" calcext:value-type="float">
            <text:p>170.8530709077</text:p>
          </table:table-cell>
          <table:table-cell office:value-type="float" office:value="27.8542199575698" calcext:value-type="float">
            <text:p>27.8542199576</text:p>
          </table:table-cell>
          <table:table-cell office:value-type="string" calcext:value-type="string">
            <text:p>ENSMUSG00000061702.6</text:p>
          </table:table-cell>
          <table:table-cell office:value-type="string" calcext:value-type="string">
            <text:p>TMEM9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2046.12</text:p>
          </table:table-cell>
          <table:table-cell office:value-type="string" calcext:value-type="string">
            <text:p>ENSG00000142046</text:p>
          </table:table-cell>
          <table:table-cell office:value-type="string" calcext:value-type="string">
            <text:p>ENSMUSG0000006170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2046|TMEM91</text:p>
          </table:table-cell>
          <table:table-cell office:value-type="string" calcext:value-type="string">
            <text:p>ME38</text:p>
          </table:table-cell>
        </table:table-row>
        <table:table-row table:style-name="ro1">
          <table:table-cell office:value-type="string" calcext:value-type="string">
            <text:p>interneuron</text:p>
          </table:table-cell>
          <table:table-cell office:value-type="float" office:value="413.166848696091" calcext:value-type="float">
            <text:p>413.1668486961</text:p>
          </table:table-cell>
          <table:table-cell office:value-type="float" office:value="8.63870184482249" calcext:value-type="float">
            <text:p>8.6387018448</text:p>
          </table:table-cell>
          <table:table-cell office:value-type="string" calcext:value-type="string">
            <text:p>ENSMUSG00000023328.10</text:p>
          </table:table-cell>
          <table:table-cell office:value-type="string" calcext:value-type="string">
            <text:p>ACHE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87085.11</text:p>
          </table:table-cell>
          <table:table-cell office:value-type="string" calcext:value-type="string">
            <text:p>ENSG00000087085</text:p>
          </table:table-cell>
          <table:table-cell office:value-type="string" calcext:value-type="string">
            <text:p>ENSMUSG00000023328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87085|ACHE</text:p>
          </table:table-cell>
          <table:table-cell office:value-type="string" calcext:value-type="string">
            <text:p>ME45</text:p>
          </table:table-cell>
        </table:table-row>
        <table:table-row table:style-name="ro1">
          <table:table-cell office:value-type="string" calcext:value-type="string">
            <text:p>interneuron</text:p>
          </table:table-cell>
          <table:table-cell office:value-type="float" office:value="327.455629337687" calcext:value-type="float">
            <text:p>327.4556293377</text:p>
          </table:table-cell>
          <table:table-cell office:value-type="float" office:value="7.51457229684731" calcext:value-type="float">
            <text:p>7.5145722968</text:p>
          </table:table-cell>
          <table:table-cell office:value-type="string" calcext:value-type="string">
            <text:p>ENSMUSG00000062373.7</text:p>
          </table:table-cell>
          <table:table-cell office:value-type="string" calcext:value-type="string">
            <text:p>TMEM6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4983.6</text:p>
          </table:table-cell>
          <table:table-cell office:value-type="string" calcext:value-type="string">
            <text:p>ENSG00000164983</text:p>
          </table:table-cell>
          <table:table-cell office:value-type="string" calcext:value-type="string">
            <text:p>ENSMUSG00000062373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4983|TMEM65</text:p>
          </table:table-cell>
          <table:table-cell office:value-type="string" calcext:value-type="string">
            <text:p>ME46</text:p>
          </table:table-cell>
        </table:table-row>
        <table:table-row table:style-name="ro1">
          <table:table-cell office:value-type="string" calcext:value-type="string">
            <text:p>interneuron</text:p>
          </table:table-cell>
          <table:table-cell office:value-type="float" office:value="203.961475525629" calcext:value-type="float">
            <text:p>203.9614755256</text:p>
          </table:table-cell>
          <table:table-cell office:value-type="float" office:value="7.1599403378982" calcext:value-type="float">
            <text:p>7.1599403379</text:p>
          </table:table-cell>
          <table:table-cell office:value-type="string" calcext:value-type="string">
            <text:p>ENSMUSG00000020415.12</text:p>
          </table:table-cell>
          <table:table-cell office:value-type="string" calcext:value-type="string">
            <text:p>PTTG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4611.10</text:p>
          </table:table-cell>
          <table:table-cell office:value-type="string" calcext:value-type="string">
            <text:p>ENSG00000164611</text:p>
          </table:table-cell>
          <table:table-cell office:value-type="string" calcext:value-type="string">
            <text:p>ENSMUSG0000002041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4611|PTTG1</text:p>
          </table:table-cell>
          <table:table-cell office:value-type="string" calcext:value-type="string">
            <text:p>ME5</text:p>
          </table:table-cell>
        </table:table-row>
        <table:table-row table:style-name="ro1">
          <table:table-cell office:value-type="string" calcext:value-type="string">
            <text:p>interneuron</text:p>
          </table:table-cell>
          <table:table-cell office:value-type="float" office:value="214.956663533309" calcext:value-type="float">
            <text:p>214.9566635333</text:p>
          </table:table-cell>
          <table:table-cell office:value-type="float" office:value="7.20624027636187" calcext:value-type="float">
            <text:p>7.2062402764</text:p>
          </table:table-cell>
          <table:table-cell office:value-type="string" calcext:value-type="string">
            <text:p>ENSMUSG00000070880.6</text:p>
          </table:table-cell>
          <table:table-cell office:value-type="string" calcext:value-type="string">
            <text:p>GAD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8683.11</text:p>
          </table:table-cell>
          <table:table-cell office:value-type="string" calcext:value-type="string">
            <text:p>ENSG00000128683</text:p>
          </table:table-cell>
          <table:table-cell office:value-type="string" calcext:value-type="string">
            <text:p>ENSMUSG0000007088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8683|GAD1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interneuron</text:p>
          </table:table-cell>
          <table:table-cell office:value-type="float" office:value="280.479487376305" calcext:value-type="float">
            <text:p>280.4794873763</text:p>
          </table:table-cell>
          <table:table-cell office:value-type="float" office:value="15.5085812455117" calcext:value-type="float">
            <text:p>15.5085812455</text:p>
          </table:table-cell>
          <table:table-cell office:value-type="string" calcext:value-type="string">
            <text:p>ENSMUSG00000041020.10</text:p>
          </table:table-cell>
          <table:table-cell office:value-type="string" calcext:value-type="string">
            <text:p>MAP7D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4368.13</text:p>
          </table:table-cell>
          <table:table-cell office:value-type="string" calcext:value-type="string">
            <text:p>ENSG00000184368</text:p>
          </table:table-cell>
          <table:table-cell office:value-type="string" calcext:value-type="string">
            <text:p>ENSMUSG0000004102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4368|MAP7D2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interneuron</text:p>
          </table:table-cell>
          <table:table-cell office:value-type="float" office:value="159.608438177108" calcext:value-type="float">
            <text:p>159.6084381771</text:p>
          </table:table-cell>
          <table:table-cell office:value-type="float" office:value="5.36374093908338" calcext:value-type="float">
            <text:p>5.3637409391</text:p>
          </table:table-cell>
          <table:table-cell office:value-type="string" calcext:value-type="string">
            <text:p>ENSMUSG00000039478.11</text:p>
          </table:table-cell>
          <table:table-cell office:value-type="string" calcext:value-type="string">
            <text:p>MICU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5970.9</text:p>
          </table:table-cell>
          <table:table-cell office:value-type="string" calcext:value-type="string">
            <text:p>ENSG00000155970</text:p>
          </table:table-cell>
          <table:table-cell office:value-type="string" calcext:value-type="string">
            <text:p>ENSMUSG00000039478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5970|MICU3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interneuron</text:p>
          </table:table-cell>
          <table:table-cell office:value-type="float" office:value="123.823485497352" calcext:value-type="float">
            <text:p>123.8234854974</text:p>
          </table:table-cell>
          <table:table-cell office:value-type="float" office:value="6.61417148638793" calcext:value-type="float">
            <text:p>6.6141714864</text:p>
          </table:table-cell>
          <table:table-cell office:value-type="string" calcext:value-type="string">
            <text:p>ENSMUSG00000002265.11</text:p>
          </table:table-cell>
          <table:table-cell office:value-type="string" calcext:value-type="string">
            <text:p>PEG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8300.10</text:p>
          </table:table-cell>
          <table:table-cell office:value-type="string" calcext:value-type="string">
            <text:p>ENSG00000198300</text:p>
          </table:table-cell>
          <table:table-cell office:value-type="string" calcext:value-type="string">
            <text:p>ENSMUSG0000000226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8300|PEG3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interneuron</text:p>
          </table:table-cell>
          <table:table-cell office:value-type="float" office:value="95.514634397309" calcext:value-type="float">
            <text:p>95.5146343973</text:p>
          </table:table-cell>
          <table:table-cell office:value-type="float" office:value="8.99908046362986" calcext:value-type="float">
            <text:p>8.9990804636</text:p>
          </table:table-cell>
          <table:table-cell office:value-type="string" calcext:value-type="string">
            <text:p>ENSMUSG00000056296.12</text:p>
          </table:table-cell>
          <table:table-cell office:value-type="string" calcext:value-type="string">
            <text:p>SYNPR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3630.8</text:p>
          </table:table-cell>
          <table:table-cell office:value-type="string" calcext:value-type="string">
            <text:p>ENSG00000163630</text:p>
          </table:table-cell>
          <table:table-cell office:value-type="string" calcext:value-type="string">
            <text:p>ENSMUSG00000056296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3630|SYNPR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60.7726611003388" calcext:value-type="float">
            <text:p>60.7726611003</text:p>
          </table:table-cell>
          <table:table-cell office:value-type="float" office:value="76.3878849653751" calcext:value-type="float">
            <text:p>76.3878849654</text:p>
          </table:table-cell>
          <table:table-cell office:value-type="string" calcext:value-type="string">
            <text:p>ENSMUSG00000044827.6</text:p>
          </table:table-cell>
          <table:table-cell office:value-type="string" calcext:value-type="string">
            <text:p>TLR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4125.5</text:p>
          </table:table-cell>
          <table:table-cell office:value-type="string" calcext:value-type="string">
            <text:p>ENSG00000174125</text:p>
          </table:table-cell>
          <table:table-cell office:value-type="string" calcext:value-type="string">
            <text:p>ENSMUSG0000004482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4125|TLR1</text:p>
          </table:table-cell>
          <table:table-cell/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29.1506724735484" calcext:value-type="float">
            <text:p>29.1506724735</text:p>
          </table:table-cell>
          <table:table-cell office:value-type="float" office:value="30.931486614466" calcext:value-type="float">
            <text:p>30.9314866145</text:p>
          </table:table-cell>
          <table:table-cell office:value-type="string" calcext:value-type="string">
            <text:p>ENSMUSG00000040663.8</text:p>
          </table:table-cell>
          <table:table-cell office:value-type="string" calcext:value-type="string">
            <text:p>CLCF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5505.10</text:p>
          </table:table-cell>
          <table:table-cell office:value-type="string" calcext:value-type="string">
            <text:p>ENSG00000175505</text:p>
          </table:table-cell>
          <table:table-cell office:value-type="string" calcext:value-type="string">
            <text:p>ENSMUSG00000040663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5505|CLCF1</text:p>
          </table:table-cell>
          <table:table-cell office:value-type="string" calcext:value-type="string">
            <text:p>ME0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41.602287677011" calcext:value-type="float">
            <text:p>141.602287677</text:p>
          </table:table-cell>
          <table:table-cell office:value-type="float" office:value="10.3230755419224" calcext:value-type="float">
            <text:p>10.3230755419</text:p>
          </table:table-cell>
          <table:table-cell office:value-type="string" calcext:value-type="string">
            <text:p>ENSMUSG00000035711.4</text:p>
          </table:table-cell>
          <table:table-cell office:value-type="string" calcext:value-type="string">
            <text:p>DOK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6094.11</text:p>
          </table:table-cell>
          <table:table-cell office:value-type="string" calcext:value-type="string">
            <text:p>ENSG00000146094</text:p>
          </table:table-cell>
          <table:table-cell office:value-type="string" calcext:value-type="string">
            <text:p>ENSMUSG0000003571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6094|DOK3</text:p>
          </table:table-cell>
          <table:table-cell office:value-type="string" calcext:value-type="string">
            <text:p>ME0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331.407739483281" calcext:value-type="float">
            <text:p>331.4077394833</text:p>
          </table:table-cell>
          <table:table-cell office:value-type="float" office:value="7.94776866967719" calcext:value-type="float">
            <text:p>7.9477686697</text:p>
          </table:table-cell>
          <table:table-cell office:value-type="string" calcext:value-type="string">
            <text:p>ENSMUSG00000030530.11</text:p>
          </table:table-cell>
          <table:table-cell office:value-type="string" calcext:value-type="string">
            <text:p>FURIN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0564.8</text:p>
          </table:table-cell>
          <table:table-cell office:value-type="string" calcext:value-type="string">
            <text:p>ENSG00000140564</text:p>
          </table:table-cell>
          <table:table-cell office:value-type="string" calcext:value-type="string">
            <text:p>ENSMUSG0000003053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0564|FURIN</text:p>
          </table:table-cell>
          <table:table-cell office:value-type="string" calcext:value-type="string">
            <text:p>ME0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83.5511221694833" calcext:value-type="float">
            <text:p>83.5511221695</text:p>
          </table:table-cell>
          <table:table-cell office:value-type="float" office:value="7.22572829514305" calcext:value-type="float">
            <text:p>7.2257282951</text:p>
          </table:table-cell>
          <table:table-cell office:value-type="string" calcext:value-type="string">
            <text:p>ENSMUSG00000028080.11</text:p>
          </table:table-cell>
          <table:table-cell office:value-type="string" calcext:value-type="string">
            <text:p>LRB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8589.8</text:p>
          </table:table-cell>
          <table:table-cell office:value-type="string" calcext:value-type="string">
            <text:p>ENSG00000198589</text:p>
          </table:table-cell>
          <table:table-cell office:value-type="string" calcext:value-type="string">
            <text:p>ENSMUSG0000002808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8589|LRBA</text:p>
          </table:table-cell>
          <table:table-cell office:value-type="string" calcext:value-type="string">
            <text:p>ME0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66.0451077023577" calcext:value-type="float">
            <text:p>66.0451077024</text:p>
          </table:table-cell>
          <table:table-cell office:value-type="float" office:value="7.84125690955236" calcext:value-type="float">
            <text:p>7.8412569096</text:p>
          </table:table-cell>
          <table:table-cell office:value-type="string" calcext:value-type="string">
            <text:p>ENSMUSG00000020941.7</text:p>
          </table:table-cell>
          <table:table-cell office:value-type="string" calcext:value-type="string">
            <text:p>MAP3K1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06062.11</text:p>
          </table:table-cell>
          <table:table-cell office:value-type="string" calcext:value-type="string">
            <text:p>ENSG00000006062</text:p>
          </table:table-cell>
          <table:table-cell office:value-type="string" calcext:value-type="string">
            <text:p>ENSMUSG00000020941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06062|MAP3K14</text:p>
          </table:table-cell>
          <table:table-cell office:value-type="string" calcext:value-type="string">
            <text:p>ME0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65.8142083357428" calcext:value-type="float">
            <text:p>65.8142083357</text:p>
          </table:table-cell>
          <table:table-cell office:value-type="float" office:value="5.21913209921213" calcext:value-type="float">
            <text:p>5.2191320992</text:p>
          </table:table-cell>
          <table:table-cell office:value-type="string" calcext:value-type="string">
            <text:p>ENSMUSG00000025464.10</text:p>
          </table:table-cell>
          <table:table-cell office:value-type="string" calcext:value-type="string">
            <text:p>PAOX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8832.12</text:p>
          </table:table-cell>
          <table:table-cell office:value-type="string" calcext:value-type="string">
            <text:p>ENSG00000148832</text:p>
          </table:table-cell>
          <table:table-cell office:value-type="string" calcext:value-type="string">
            <text:p>ENSMUSG00000025464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8832|PAOX</text:p>
          </table:table-cell>
          <table:table-cell office:value-type="string" calcext:value-type="string">
            <text:p>ME0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407.928764628195" calcext:value-type="float">
            <text:p>407.9287646282</text:p>
          </table:table-cell>
          <table:table-cell office:value-type="float" office:value="51.0701783299258" calcext:value-type="float">
            <text:p>51.0701783299</text:p>
          </table:table-cell>
          <table:table-cell office:value-type="string" calcext:value-type="string">
            <text:p>ENSMUSG00000033450.7</text:p>
          </table:table-cell>
          <table:table-cell office:value-type="string" calcext:value-type="string">
            <text:p>TAGAP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4691.14</text:p>
          </table:table-cell>
          <table:table-cell office:value-type="string" calcext:value-type="string">
            <text:p>ENSG00000164691</text:p>
          </table:table-cell>
          <table:table-cell office:value-type="string" calcext:value-type="string">
            <text:p>ENSMUSG0000003345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4691|TAGAP</text:p>
          </table:table-cell>
          <table:table-cell office:value-type="string" calcext:value-type="string">
            <text:p>ME0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25.4396740718553" calcext:value-type="float">
            <text:p>25.4396740719</text:p>
          </table:table-cell>
          <table:table-cell office:value-type="float" office:value="10.2553384989904" calcext:value-type="float">
            <text:p>10.255338499</text:p>
          </table:table-cell>
          <table:table-cell office:value-type="string" calcext:value-type="string">
            <text:p>ENSMUSG00000049538.10</text:p>
          </table:table-cell>
          <table:table-cell office:value-type="string" calcext:value-type="string">
            <text:p>ADAMTS1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5536.13</text:p>
          </table:table-cell>
          <table:table-cell office:value-type="string" calcext:value-type="string">
            <text:p>ENSG00000145536</text:p>
          </table:table-cell>
          <table:table-cell office:value-type="string" calcext:value-type="string">
            <text:p>ENSMUSG0000004953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5536|ADAMTS16</text:p>
          </table:table-cell>
          <table:table-cell office:value-type="string" calcext:value-type="string">
            <text:p>ME11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300.41725014292" calcext:value-type="float">
            <text:p>300.4172501429</text:p>
          </table:table-cell>
          <table:table-cell office:value-type="float" office:value="17.925115459545" calcext:value-type="float">
            <text:p>17.9251154595</text:p>
          </table:table-cell>
          <table:table-cell office:value-type="string" calcext:value-type="string">
            <text:p>ENSMUSG00000031389.13</text:p>
          </table:table-cell>
          <table:table-cell office:value-type="string" calcext:value-type="string">
            <text:p>ARHGAP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89820.13</text:p>
          </table:table-cell>
          <table:table-cell office:value-type="string" calcext:value-type="string">
            <text:p>ENSG00000089820</text:p>
          </table:table-cell>
          <table:table-cell office:value-type="string" calcext:value-type="string">
            <text:p>ENSMUSG0000003138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89820|ARHGAP4</text:p>
          </table:table-cell>
          <table:table-cell office:value-type="string" calcext:value-type="string">
            <text:p>ME11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49.0908648630817" calcext:value-type="float">
            <text:p>49.0908648631</text:p>
          </table:table-cell>
          <table:table-cell office:value-type="float" office:value="48.3541458377254" calcext:value-type="float">
            <text:p>48.3541458377</text:p>
          </table:table-cell>
          <table:table-cell office:value-type="string" calcext:value-type="string">
            <text:p>ENSMUSG00000057191.9</text:p>
          </table:table-cell>
          <table:table-cell office:value-type="string" calcext:value-type="string">
            <text:p>C19orf3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14212.6</text:p>
          </table:table-cell>
          <table:table-cell office:value-type="string" calcext:value-type="string">
            <text:p>ENSG00000214212</text:p>
          </table:table-cell>
          <table:table-cell office:value-type="string" calcext:value-type="string">
            <text:p>ENSMUSG0000005719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14212|C19ORF38</text:p>
          </table:table-cell>
          <table:table-cell office:value-type="string" calcext:value-type="string">
            <text:p>ME11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95.2383009346925" calcext:value-type="float">
            <text:p>95.2383009347</text:p>
          </table:table-cell>
          <table:table-cell office:value-type="float" office:value="20.1396964017522" calcext:value-type="float">
            <text:p>20.1396964018</text:p>
          </table:table-cell>
          <table:table-cell office:value-type="string" calcext:value-type="string">
            <text:p>ENSMUSG00000045672.11</text:p>
          </table:table-cell>
          <table:table-cell office:value-type="string" calcext:value-type="string">
            <text:p>COL27A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6739.12</text:p>
          </table:table-cell>
          <table:table-cell office:value-type="string" calcext:value-type="string">
            <text:p>ENSG00000196739</text:p>
          </table:table-cell>
          <table:table-cell office:value-type="string" calcext:value-type="string">
            <text:p>ENSMUSG00000045672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6739|COL27A1</text:p>
          </table:table-cell>
          <table:table-cell office:value-type="string" calcext:value-type="string">
            <text:p>ME11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69.7489989199628" calcext:value-type="float">
            <text:p>69.74899892</text:p>
          </table:table-cell>
          <table:table-cell office:value-type="float" office:value="24.3333855708601" calcext:value-type="float">
            <text:p>24.3333855709</text:p>
          </table:table-cell>
          <table:table-cell office:value-type="string" calcext:value-type="string">
            <text:p>ENSMUSG00000039774.8</text:p>
          </table:table-cell>
          <table:table-cell office:value-type="string" calcext:value-type="string">
            <text:p>GALNT1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9514.6</text:p>
          </table:table-cell>
          <table:table-cell office:value-type="string" calcext:value-type="string">
            <text:p>ENSG00000119514</text:p>
          </table:table-cell>
          <table:table-cell office:value-type="string" calcext:value-type="string">
            <text:p>ENSMUSG0000003977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9514|GALNT12</text:p>
          </table:table-cell>
          <table:table-cell office:value-type="string" calcext:value-type="string">
            <text:p>ME11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264.419651110638" calcext:value-type="float">
            <text:p>264.4196511106</text:p>
          </table:table-cell>
          <table:table-cell office:value-type="float" office:value="10.2504132146206" calcext:value-type="float">
            <text:p>10.2504132146</text:p>
          </table:table-cell>
          <table:table-cell office:value-type="string" calcext:value-type="string">
            <text:p>ENSMUSG00000042328.9</text:p>
          </table:table-cell>
          <table:table-cell office:value-type="string" calcext:value-type="string">
            <text:p>HPS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0099.18</text:p>
          </table:table-cell>
          <table:table-cell office:value-type="string" calcext:value-type="string">
            <text:p>ENSG00000100099</text:p>
          </table:table-cell>
          <table:table-cell office:value-type="string" calcext:value-type="string">
            <text:p>ENSMUSG00000042328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0099|HPS4</text:p>
          </table:table-cell>
          <table:table-cell office:value-type="string" calcext:value-type="string">
            <text:p>ME11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77.7794766677317" calcext:value-type="float">
            <text:p>77.7794766677</text:p>
          </table:table-cell>
          <table:table-cell office:value-type="float" office:value="72.4029822641956" calcext:value-type="float">
            <text:p>72.4029822642</text:p>
          </table:table-cell>
          <table:table-cell office:value-type="string" calcext:value-type="string">
            <text:p>ENSMUSG00000001741.7</text:p>
          </table:table-cell>
          <table:table-cell office:value-type="string" calcext:value-type="string">
            <text:p>IL1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2349.14</text:p>
          </table:table-cell>
          <table:table-cell office:value-type="string" calcext:value-type="string">
            <text:p>ENSG00000172349</text:p>
          </table:table-cell>
          <table:table-cell office:value-type="string" calcext:value-type="string">
            <text:p>ENSMUSG00000001741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2349|IL16</text:p>
          </table:table-cell>
          <table:table-cell office:value-type="string" calcext:value-type="string">
            <text:p>ME11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237.250915073868" calcext:value-type="float">
            <text:p>237.2509150739</text:p>
          </table:table-cell>
          <table:table-cell office:value-type="float" office:value="27.2294754253032" calcext:value-type="float">
            <text:p>27.2294754253</text:p>
          </table:table-cell>
          <table:table-cell office:value-type="string" calcext:value-type="string">
            <text:p>ENSMUSG00000030793.3</text:p>
          </table:table-cell>
          <table:table-cell office:value-type="string" calcext:value-type="string">
            <text:p>PYCARD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3490.13</text:p>
          </table:table-cell>
          <table:table-cell office:value-type="string" calcext:value-type="string">
            <text:p>ENSG00000103490</text:p>
          </table:table-cell>
          <table:table-cell office:value-type="string" calcext:value-type="string">
            <text:p>ENSMUSG00000030793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3490|PYCARD</text:p>
          </table:table-cell>
          <table:table-cell office:value-type="string" calcext:value-type="string">
            <text:p>ME11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542.603999900723" calcext:value-type="float">
            <text:p>542.6039999007</text:p>
          </table:table-cell>
          <table:table-cell office:value-type="float" office:value="17.6840888531395" calcext:value-type="float">
            <text:p>17.6840888531</text:p>
          </table:table-cell>
          <table:table-cell office:value-type="string" calcext:value-type="string">
            <text:p>ENSMUSG00000003644.13</text:p>
          </table:table-cell>
          <table:table-cell office:value-type="string" calcext:value-type="string">
            <text:p>RPS6KA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7676.11</text:p>
          </table:table-cell>
          <table:table-cell office:value-type="string" calcext:value-type="string">
            <text:p>ENSG00000117676</text:p>
          </table:table-cell>
          <table:table-cell office:value-type="string" calcext:value-type="string">
            <text:p>ENSMUSG00000003644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7676|RPS6KA1</text:p>
          </table:table-cell>
          <table:table-cell office:value-type="string" calcext:value-type="string">
            <text:p>ME11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72.894897860064" calcext:value-type="float">
            <text:p>172.8948978601</text:p>
          </table:table-cell>
          <table:table-cell office:value-type="float" office:value="17.4053342131741" calcext:value-type="float">
            <text:p>17.4053342132</text:p>
          </table:table-cell>
          <table:table-cell office:value-type="string" calcext:value-type="string">
            <text:p>ENSMUSG00000031880.6</text:p>
          </table:table-cell>
          <table:table-cell office:value-type="string" calcext:value-type="string">
            <text:p>RRAD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6592.9</text:p>
          </table:table-cell>
          <table:table-cell office:value-type="string" calcext:value-type="string">
            <text:p>ENSG00000166592</text:p>
          </table:table-cell>
          <table:table-cell office:value-type="string" calcext:value-type="string">
            <text:p>ENSMUSG0000003188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6592|RRAD</text:p>
          </table:table-cell>
          <table:table-cell office:value-type="string" calcext:value-type="string">
            <text:p>ME11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67.4827830121174" calcext:value-type="float">
            <text:p>67.4827830121</text:p>
          </table:table-cell>
          <table:table-cell office:value-type="float" office:value="8.49194350916147" calcext:value-type="float">
            <text:p>8.4919435092</text:p>
          </table:table-cell>
          <table:table-cell office:value-type="string" calcext:value-type="string">
            <text:p>ENSMUSG00000020534.10</text:p>
          </table:table-cell>
          <table:table-cell office:value-type="string" calcext:value-type="string">
            <text:p>SHMT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6974.15</text:p>
          </table:table-cell>
          <table:table-cell office:value-type="string" calcext:value-type="string">
            <text:p>ENSG00000176974</text:p>
          </table:table-cell>
          <table:table-cell office:value-type="string" calcext:value-type="string">
            <text:p>ENSMUSG00000020534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6974|SHMT1</text:p>
          </table:table-cell>
          <table:table-cell office:value-type="string" calcext:value-type="string">
            <text:p>ME11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380.254456534465" calcext:value-type="float">
            <text:p>380.2544565345</text:p>
          </table:table-cell>
          <table:table-cell office:value-type="float" office:value="5.96835130583527" calcext:value-type="float">
            <text:p>5.9683513058</text:p>
          </table:table-cell>
          <table:table-cell office:value-type="string" calcext:value-type="string">
            <text:p>ENSMUSG00000024644.12</text:p>
          </table:table-cell>
          <table:table-cell office:value-type="string" calcext:value-type="string">
            <text:p>CNDP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3313.12</text:p>
          </table:table-cell>
          <table:table-cell office:value-type="string" calcext:value-type="string">
            <text:p>ENSG00000133313</text:p>
          </table:table-cell>
          <table:table-cell office:value-type="string" calcext:value-type="string">
            <text:p>ENSMUSG00000024644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3313|CNDP2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3504.19499392531" calcext:value-type="float">
            <text:p>3504.1949939253</text:p>
          </table:table-cell>
          <table:table-cell office:value-type="float" office:value="8.60306061207985" calcext:value-type="float">
            <text:p>8.6030606121</text:p>
          </table:table-cell>
          <table:table-cell office:value-type="string" calcext:value-type="string">
            <text:p>ENSMUSG00000021190.10</text:p>
          </table:table-cell>
          <table:table-cell office:value-type="string" calcext:value-type="string">
            <text:p>LGMN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0600.12</text:p>
          </table:table-cell>
          <table:table-cell office:value-type="string" calcext:value-type="string">
            <text:p>ENSG00000100600</text:p>
          </table:table-cell>
          <table:table-cell office:value-type="string" calcext:value-type="string">
            <text:p>ENSMUSG0000002119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0600|LGMN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62.739125886139" calcext:value-type="float">
            <text:p>162.7391258861</text:p>
          </table:table-cell>
          <table:table-cell office:value-type="float" office:value="44.2777808990724" calcext:value-type="float">
            <text:p>44.2777808991</text:p>
          </table:table-cell>
          <table:table-cell office:value-type="string" calcext:value-type="string">
            <text:p>ENSMUSG00000030263.9</text:p>
          </table:table-cell>
          <table:table-cell office:value-type="string" calcext:value-type="string">
            <text:p>LRMP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8308.12</text:p>
          </table:table-cell>
          <table:table-cell office:value-type="string" calcext:value-type="string">
            <text:p>ENSG00000118308</text:p>
          </table:table-cell>
          <table:table-cell office:value-type="string" calcext:value-type="string">
            <text:p>ENSMUSG0000003026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8308|LRMP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232.28819467695" calcext:value-type="float">
            <text:p>232.288194677</text:p>
          </table:table-cell>
          <table:table-cell office:value-type="float" office:value="9.45577217002894" calcext:value-type="float">
            <text:p>9.45577217</text:p>
          </table:table-cell>
          <table:table-cell office:value-type="string" calcext:value-type="string">
            <text:p>ENSMUSG00000034854.8</text:p>
          </table:table-cell>
          <table:table-cell office:value-type="string" calcext:value-type="string">
            <text:p>MFSD1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1091.10</text:p>
          </table:table-cell>
          <table:table-cell office:value-type="string" calcext:value-type="string">
            <text:p>ENSG00000161091</text:p>
          </table:table-cell>
          <table:table-cell office:value-type="string" calcext:value-type="string">
            <text:p>ENSMUSG00000034854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1091|MFSD12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19.644817406131" calcext:value-type="float">
            <text:p>119.6448174061</text:p>
          </table:table-cell>
          <table:table-cell office:value-type="float" office:value="6.60654884729954" calcext:value-type="float">
            <text:p>6.6065488473</text:p>
          </table:table-cell>
          <table:table-cell office:value-type="string" calcext:value-type="string">
            <text:p>ENSMUSG00000023143.6</text:p>
          </table:table-cell>
          <table:table-cell office:value-type="string" calcext:value-type="string">
            <text:p>NAGP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3174.9</text:p>
          </table:table-cell>
          <table:table-cell office:value-type="string" calcext:value-type="string">
            <text:p>ENSG00000103174</text:p>
          </table:table-cell>
          <table:table-cell office:value-type="string" calcext:value-type="string">
            <text:p>ENSMUSG00000023143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3174|NAGPA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264.778155368038" calcext:value-type="float">
            <text:p>264.778155368</text:p>
          </table:table-cell>
          <table:table-cell office:value-type="float" office:value="6.19462758055248" calcext:value-type="float">
            <text:p>6.1946275806</text:p>
          </table:table-cell>
          <table:table-cell office:value-type="string" calcext:value-type="string">
            <text:p>ENSMUSG00000002147.14</text:p>
          </table:table-cell>
          <table:table-cell office:value-type="string" calcext:value-type="string">
            <text:p>STAT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6888.8</text:p>
          </table:table-cell>
          <table:table-cell office:value-type="string" calcext:value-type="string">
            <text:p>ENSG00000166888</text:p>
          </table:table-cell>
          <table:table-cell office:value-type="string" calcext:value-type="string">
            <text:p>ENSMUSG0000000214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6888|STAT6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47.066082852018" calcext:value-type="float">
            <text:p>147.066082852</text:p>
          </table:table-cell>
          <table:table-cell office:value-type="float" office:value="12.5797353838632" calcext:value-type="float">
            <text:p>12.5797353839</text:p>
          </table:table-cell>
          <table:table-cell office:value-type="string" calcext:value-type="string">
            <text:p>ENSMUSG00000047123.8</text:p>
          </table:table-cell>
          <table:table-cell office:value-type="string" calcext:value-type="string">
            <text:p>TICAM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7666.9</text:p>
          </table:table-cell>
          <table:table-cell office:value-type="string" calcext:value-type="string">
            <text:p>ENSG00000127666</text:p>
          </table:table-cell>
          <table:table-cell office:value-type="string" calcext:value-type="string">
            <text:p>ENSMUSG00000047123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7666|TICAM1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40.706429245971" calcext:value-type="float">
            <text:p>140.706429246</text:p>
          </table:table-cell>
          <table:table-cell office:value-type="float" office:value="6.05178053075518" calcext:value-type="float">
            <text:p>6.0517805308</text:p>
          </table:table-cell>
          <table:table-cell office:value-type="string" calcext:value-type="string">
            <text:p>ENSMUSG00000018507.12</text:p>
          </table:table-cell>
          <table:table-cell office:value-type="string" calcext:value-type="string">
            <text:p>TRPV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7688.12</text:p>
          </table:table-cell>
          <table:table-cell office:value-type="string" calcext:value-type="string">
            <text:p>ENSG00000187688</text:p>
          </table:table-cell>
          <table:table-cell office:value-type="string" calcext:value-type="string">
            <text:p>ENSMUSG0000001850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7688|TRPV2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234.383816184609" calcext:value-type="float">
            <text:p>234.3838161846</text:p>
          </table:table-cell>
          <table:table-cell office:value-type="float" office:value="12.9507690372005" calcext:value-type="float">
            <text:p>12.9507690372</text:p>
          </table:table-cell>
          <table:table-cell office:value-type="string" calcext:value-type="string">
            <text:p>ENSMUSG00000032300.6</text:p>
          </table:table-cell>
          <table:table-cell office:value-type="string" calcext:value-type="string">
            <text:p>C15orf3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7173.16</text:p>
          </table:table-cell>
          <table:table-cell office:value-type="string" calcext:value-type="string">
            <text:p>ENSG00000167173</text:p>
          </table:table-cell>
          <table:table-cell office:value-type="string" calcext:value-type="string">
            <text:p>ENSMUSG000000323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7173|C15ORF39</text:p>
          </table:table-cell>
          <table:table-cell office:value-type="string" calcext:value-type="string">
            <text:p>ME1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5.5819365953651" calcext:value-type="float">
            <text:p>15.5819365954</text:p>
          </table:table-cell>
          <table:table-cell office:value-type="float" office:value="24.9220236733495" calcext:value-type="float">
            <text:p>24.9220236733</text:p>
          </table:table-cell>
          <table:table-cell office:value-type="string" calcext:value-type="string">
            <text:p>ENSMUSG00000051503.2</text:p>
          </table:table-cell>
          <table:table-cell office:value-type="string" calcext:value-type="string">
            <text:p>CCDC12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NOVEL</text:p>
          </table:table-cell>
          <table:table-cell office:value-type="string" calcext:value-type="string">
            <text:p>ENSG00000176714.9</text:p>
          </table:table-cell>
          <table:table-cell office:value-type="string" calcext:value-type="string">
            <text:p>ENSG00000176714</text:p>
          </table:table-cell>
          <table:table-cell office:value-type="string" calcext:value-type="string">
            <text:p>ENSMUSG0000005150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6714|CCDC121</text:p>
          </table:table-cell>
          <table:table-cell office:value-type="string" calcext:value-type="string">
            <text:p>ME1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89.189602458026" calcext:value-type="float">
            <text:p>189.189602458</text:p>
          </table:table-cell>
          <table:table-cell office:value-type="float" office:value="30.9458496753728" calcext:value-type="float">
            <text:p>30.9458496754</text:p>
          </table:table-cell>
          <table:table-cell office:value-type="string" calcext:value-type="string">
            <text:p>ENSMUSG00000068335.5</text:p>
          </table:table-cell>
          <table:table-cell office:value-type="string" calcext:value-type="string">
            <text:p>DOK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5325.11</text:p>
          </table:table-cell>
          <table:table-cell office:value-type="string" calcext:value-type="string">
            <text:p>ENSG00000115325</text:p>
          </table:table-cell>
          <table:table-cell office:value-type="string" calcext:value-type="string">
            <text:p>ENSMUSG00000068335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5325|DOK1</text:p>
          </table:table-cell>
          <table:table-cell office:value-type="string" calcext:value-type="string">
            <text:p>ME1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94.2399895354649" calcext:value-type="float">
            <text:p>94.2399895355</text:p>
          </table:table-cell>
          <table:table-cell office:value-type="float" office:value="5.1885590844843" calcext:value-type="float">
            <text:p>5.1885590845</text:p>
          </table:table-cell>
          <table:table-cell office:value-type="string" calcext:value-type="string">
            <text:p>ENSMUSG00000035673.9</text:p>
          </table:table-cell>
          <table:table-cell office:value-type="string" calcext:value-type="string">
            <text:p>SBNO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64932.13</text:p>
          </table:table-cell>
          <table:table-cell office:value-type="string" calcext:value-type="string">
            <text:p>ENSG00000064932</text:p>
          </table:table-cell>
          <table:table-cell office:value-type="string" calcext:value-type="string">
            <text:p>ENSMUSG0000003567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64932|SBNO2</text:p>
          </table:table-cell>
          <table:table-cell office:value-type="string" calcext:value-type="string">
            <text:p>ME1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69.281630088323" calcext:value-type="float">
            <text:p>169.2816300883</text:p>
          </table:table-cell>
          <table:table-cell office:value-type="float" office:value="5.10898372681625" calcext:value-type="float">
            <text:p>5.1089837268</text:p>
          </table:table-cell>
          <table:table-cell office:value-type="string" calcext:value-type="string">
            <text:p>ENSMUSG00000062175.9</text:p>
          </table:table-cell>
          <table:table-cell office:value-type="string" calcext:value-type="string">
            <text:p>TGIF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8707.7</text:p>
          </table:table-cell>
          <table:table-cell office:value-type="string" calcext:value-type="string">
            <text:p>ENSG00000118707</text:p>
          </table:table-cell>
          <table:table-cell office:value-type="string" calcext:value-type="string">
            <text:p>ENSMUSG00000062175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8707|TGIF2</text:p>
          </table:table-cell>
          <table:table-cell office:value-type="string" calcext:value-type="string">
            <text:p>ME1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0.1311297972085" calcext:value-type="float">
            <text:p>10.1311297972</text:p>
          </table:table-cell>
          <table:table-cell office:value-type="float" office:value="170.744743364435" calcext:value-type="float">
            <text:p>170.7447433644</text:p>
          </table:table-cell>
          <table:table-cell office:value-type="string" calcext:value-type="string">
            <text:p>ENSMUSG00000078616.1</text:p>
          </table:table-cell>
          <table:table-cell office:value-type="string" calcext:value-type="string">
            <text:p>TRIM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2256.16</text:p>
          </table:table-cell>
          <table:table-cell office:value-type="string" calcext:value-type="string">
            <text:p>ENSG00000132256</text:p>
          </table:table-cell>
          <table:table-cell office:value-type="string" calcext:value-type="string">
            <text:p>ENSMUSG00000078616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2256|TRIM5</text:p>
          </table:table-cell>
          <table:table-cell office:value-type="string" calcext:value-type="string">
            <text:p>ME1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89.6946624565562" calcext:value-type="float">
            <text:p>89.6946624566</text:p>
          </table:table-cell>
          <table:table-cell office:value-type="float" office:value="6.9830603353118" calcext:value-type="float">
            <text:p>6.9830603353</text:p>
          </table:table-cell>
          <table:table-cell office:value-type="string" calcext:value-type="string">
            <text:p>ENSMUSG00000034445.7</text:p>
          </table:table-cell>
          <table:table-cell office:value-type="string" calcext:value-type="string">
            <text:p>CYB561A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2144.7</text:p>
          </table:table-cell>
          <table:table-cell office:value-type="string" calcext:value-type="string">
            <text:p>ENSG00000162144</text:p>
          </table:table-cell>
          <table:table-cell office:value-type="string" calcext:value-type="string">
            <text:p>ENSMUSG0000003444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2144|CYB561A3</text:p>
          </table:table-cell>
          <table:table-cell office:value-type="string" calcext:value-type="string">
            <text:p>ME14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27.483618858618" calcext:value-type="float">
            <text:p>27.4836188586</text:p>
          </table:table-cell>
          <table:table-cell office:value-type="float" office:value="37.2728547044991" calcext:value-type="float">
            <text:p>37.2728547045</text:p>
          </table:table-cell>
          <table:table-cell office:value-type="string" calcext:value-type="string">
            <text:p>ENSMUSG00000030345.12</text:p>
          </table:table-cell>
          <table:table-cell office:value-type="string" calcext:value-type="string">
            <text:p>DYRK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10219.11</text:p>
          </table:table-cell>
          <table:table-cell office:value-type="string" calcext:value-type="string">
            <text:p>ENSG00000010219</text:p>
          </table:table-cell>
          <table:table-cell office:value-type="string" calcext:value-type="string">
            <text:p>ENSMUSG00000030345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10219|DYRK4</text:p>
          </table:table-cell>
          <table:table-cell office:value-type="string" calcext:value-type="string">
            <text:p>ME14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39.0713850717722" calcext:value-type="float">
            <text:p>39.0713850718</text:p>
          </table:table-cell>
          <table:table-cell office:value-type="float" office:value="65.7647991171038" calcext:value-type="float">
            <text:p>65.7647991171</text:p>
          </table:table-cell>
          <table:table-cell office:value-type="string" calcext:value-type="string">
            <text:p>ENSMUSG00000005947.7</text:p>
          </table:table-cell>
          <table:table-cell office:value-type="string" calcext:value-type="string">
            <text:p>ITGAE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83457.9</text:p>
          </table:table-cell>
          <table:table-cell office:value-type="string" calcext:value-type="string">
            <text:p>ENSG00000083457</text:p>
          </table:table-cell>
          <table:table-cell office:value-type="string" calcext:value-type="string">
            <text:p>ENSMUSG0000000594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83457|ITGAE</text:p>
          </table:table-cell>
          <table:table-cell office:value-type="string" calcext:value-type="string">
            <text:p>ME14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24.6382422968232" calcext:value-type="float">
            <text:p>24.6382422968</text:p>
          </table:table-cell>
          <table:table-cell office:value-type="float" office:value="552.521513595809" calcext:value-type="float">
            <text:p>552.5215135958</text:p>
          </table:table-cell>
          <table:table-cell office:value-type="string" calcext:value-type="string">
            <text:p>ENSMUSG00000069830.6</text:p>
          </table:table-cell>
          <table:table-cell office:value-type="string" calcext:value-type="string">
            <text:p>NLRP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91592.13</text:p>
          </table:table-cell>
          <table:table-cell office:value-type="string" calcext:value-type="string">
            <text:p>ENSG00000091592</text:p>
          </table:table-cell>
          <table:table-cell office:value-type="string" calcext:value-type="string">
            <text:p>ENSMUSG0000006983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91592|NLRP1</text:p>
          </table:table-cell>
          <table:table-cell office:value-type="string" calcext:value-type="string">
            <text:p>ME14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5.393334365263" calcext:value-type="float">
            <text:p>15.3933343653</text:p>
          </table:table-cell>
          <table:table-cell office:value-type="float" office:value="83.4282802520521" calcext:value-type="float">
            <text:p>83.4282802521</text:p>
          </table:table-cell>
          <table:table-cell office:value-type="string" calcext:value-type="string">
            <text:p>ENSMUSG00000070390.8</text:p>
          </table:table-cell>
          <table:table-cell office:value-type="string" calcext:value-type="string">
            <text:p>NLRP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91592.13</text:p>
          </table:table-cell>
          <table:table-cell office:value-type="string" calcext:value-type="string">
            <text:p>ENSG00000091592</text:p>
          </table:table-cell>
          <table:table-cell office:value-type="string" calcext:value-type="string">
            <text:p>ENSMUSG0000007039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91592|NLRP1</text:p>
          </table:table-cell>
          <table:table-cell office:value-type="string" calcext:value-type="string">
            <text:p>ME14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16.838916282162" calcext:value-type="float">
            <text:p>116.8389162822</text:p>
          </table:table-cell>
          <table:table-cell office:value-type="float" office:value="5.08933440445332" calcext:value-type="float">
            <text:p>5.0893344045</text:p>
          </table:table-cell>
          <table:table-cell office:value-type="string" calcext:value-type="string">
            <text:p>ENSMUSG00000031378.10</text:p>
          </table:table-cell>
          <table:table-cell office:value-type="string" calcext:value-type="string">
            <text:p>ABCD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1986.10</text:p>
          </table:table-cell>
          <table:table-cell office:value-type="string" calcext:value-type="string">
            <text:p>ENSG00000101986</text:p>
          </table:table-cell>
          <table:table-cell office:value-type="string" calcext:value-type="string">
            <text:p>ENSMUSG00000031378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1986|ABCD1</text:p>
          </table:table-cell>
          <table:table-cell office:value-type="string" calcext:value-type="string">
            <text:p>ME15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232.106099786843" calcext:value-type="float">
            <text:p>232.1060997868</text:p>
          </table:table-cell>
          <table:table-cell office:value-type="float" office:value="63.9691000988535" calcext:value-type="float">
            <text:p>63.9691000989</text:p>
          </table:table-cell>
          <table:table-cell office:value-type="string" calcext:value-type="string">
            <text:p>ENSMUSG00000050493.8</text:p>
          </table:table-cell>
          <table:table-cell office:value-type="string" calcext:value-type="string">
            <text:p>FAM167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3615.5</text:p>
          </table:table-cell>
          <table:table-cell office:value-type="string" calcext:value-type="string">
            <text:p>ENSG00000183615</text:p>
          </table:table-cell>
          <table:table-cell office:value-type="string" calcext:value-type="string">
            <text:p>ENSMUSG0000005049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3615|FAM167B</text:p>
          </table:table-cell>
          <table:table-cell office:value-type="string" calcext:value-type="string">
            <text:p>ME15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579.517023588144" calcext:value-type="float">
            <text:p>579.5170235881</text:p>
          </table:table-cell>
          <table:table-cell office:value-type="float" office:value="9.25203276228144" calcext:value-type="float">
            <text:p>9.2520327623</text:p>
          </table:table-cell>
          <table:table-cell office:value-type="string" calcext:value-type="string">
            <text:p>ENSMUSG00000034595.13</text:p>
          </table:table-cell>
          <table:table-cell office:value-type="string" calcext:value-type="string">
            <text:p>PPP1R1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6112.9</text:p>
          </table:table-cell>
          <table:table-cell office:value-type="string" calcext:value-type="string">
            <text:p>ENSG00000146112</text:p>
          </table:table-cell>
          <table:table-cell office:value-type="string" calcext:value-type="string">
            <text:p>ENSMUSG0000003459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6112|PPP1R18</text:p>
          </table:table-cell>
          <table:table-cell office:value-type="string" calcext:value-type="string">
            <text:p>ME15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28.1697697826578" calcext:value-type="float">
            <text:p>28.1697697827</text:p>
          </table:table-cell>
          <table:table-cell office:value-type="float" office:value="5.0112226359489" calcext:value-type="float">
            <text:p>5.0112226359</text:p>
          </table:table-cell>
          <table:table-cell office:value-type="string" calcext:value-type="string">
            <text:p>ENSMUSG00000070942.4</text:p>
          </table:table-cell>
          <table:table-cell office:value-type="string" calcext:value-type="string">
            <text:p>IL1RL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5598.7</text:p>
          </table:table-cell>
          <table:table-cell office:value-type="string" calcext:value-type="string">
            <text:p>ENSG00000115598</text:p>
          </table:table-cell>
          <table:table-cell office:value-type="string" calcext:value-type="string">
            <text:p>ENSMUSG00000070942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5598|IL1RL2</text:p>
          </table:table-cell>
          <table:table-cell office:value-type="string" calcext:value-type="string">
            <text:p>ME18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38.0763487268859" calcext:value-type="float">
            <text:p>38.0763487269</text:p>
          </table:table-cell>
          <table:table-cell office:value-type="float" office:value="7.59120836978852" calcext:value-type="float">
            <text:p>7.5912083698</text:p>
          </table:table-cell>
          <table:table-cell office:value-type="string" calcext:value-type="string">
            <text:p>ENSMUSG00000038578.11</text:p>
          </table:table-cell>
          <table:table-cell office:value-type="string" calcext:value-type="string">
            <text:p>SUSD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6868.14</text:p>
          </table:table-cell>
          <table:table-cell office:value-type="string" calcext:value-type="string">
            <text:p>ENSG00000106868</text:p>
          </table:table-cell>
          <table:table-cell office:value-type="string" calcext:value-type="string">
            <text:p>ENSMUSG00000038578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6868|SUSD1</text:p>
          </table:table-cell>
          <table:table-cell office:value-type="string" calcext:value-type="string">
            <text:p>ME18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31.800668914585" calcext:value-type="float">
            <text:p>31.8006689146</text:p>
          </table:table-cell>
          <table:table-cell office:value-type="float" office:value="5.86271983738591" calcext:value-type="float">
            <text:p>5.8627198374</text:p>
          </table:table-cell>
          <table:table-cell office:value-type="string" calcext:value-type="string">
            <text:p>ENSMUSG00000035678.7</text:p>
          </table:table-cell>
          <table:table-cell office:value-type="string" calcext:value-type="string">
            <text:p>TNFSF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5657.4</text:p>
          </table:table-cell>
          <table:table-cell office:value-type="string" calcext:value-type="string">
            <text:p>ENSG00000125657</text:p>
          </table:table-cell>
          <table:table-cell office:value-type="string" calcext:value-type="string">
            <text:p>ENSMUSG0000003567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5657|TNFSF9</text:p>
          </table:table-cell>
          <table:table-cell office:value-type="string" calcext:value-type="string">
            <text:p>ME18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366.245196700675" calcext:value-type="float">
            <text:p>366.2451967007</text:p>
          </table:table-cell>
          <table:table-cell office:value-type="float" office:value="7.31753726316616" calcext:value-type="float">
            <text:p>7.3175372632</text:p>
          </table:table-cell>
          <table:table-cell office:value-type="string" calcext:value-type="string">
            <text:p>ENSMUSG00000026126.11</text:p>
          </table:table-cell>
          <table:table-cell office:value-type="string" calcext:value-type="string">
            <text:p>PTPN1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72135.10</text:p>
          </table:table-cell>
          <table:table-cell office:value-type="string" calcext:value-type="string">
            <text:p>ENSG00000072135</text:p>
          </table:table-cell>
          <table:table-cell office:value-type="string" calcext:value-type="string">
            <text:p>ENSMUSG00000026126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72135|PTPN18</text:p>
          </table:table-cell>
          <table:table-cell office:value-type="string" calcext:value-type="string">
            <text:p>ME19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76.0336422125454" calcext:value-type="float">
            <text:p>76.0336422125</text:p>
          </table:table-cell>
          <table:table-cell office:value-type="float" office:value="16.6643174027045" calcext:value-type="float">
            <text:p>16.6643174027</text:p>
          </table:table-cell>
          <table:table-cell office:value-type="string" calcext:value-type="string">
            <text:p>ENSMUSG00000037860.11</text:p>
          </table:table-cell>
          <table:table-cell office:value-type="string" calcext:value-type="string">
            <text:p>AIM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3568.11</text:p>
          </table:table-cell>
          <table:table-cell office:value-type="string" calcext:value-type="string">
            <text:p>ENSG00000163568</text:p>
          </table:table-cell>
          <table:table-cell office:value-type="string" calcext:value-type="string">
            <text:p>ENSMUSG0000003786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3568|AIM2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526.580936770971" calcext:value-type="float">
            <text:p>526.580936771</text:p>
          </table:table-cell>
          <table:table-cell office:value-type="float" office:value="6.21047983410738" calcext:value-type="float">
            <text:p>6.2104798341</text:p>
          </table:table-cell>
          <table:table-cell office:value-type="string" calcext:value-type="string">
            <text:p>ENSMUSG00000049866.8</text:p>
          </table:table-cell>
          <table:table-cell office:value-type="string" calcext:value-type="string">
            <text:p>ARL4C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8042.6</text:p>
          </table:table-cell>
          <table:table-cell office:value-type="string" calcext:value-type="string">
            <text:p>ENSG00000188042</text:p>
          </table:table-cell>
          <table:table-cell office:value-type="string" calcext:value-type="string">
            <text:p>ENSMUSG00000049866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8042|ARL4C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404.630819737871" calcext:value-type="float">
            <text:p>404.6308197379</text:p>
          </table:table-cell>
          <table:table-cell office:value-type="float" office:value="6.69009039651734" calcext:value-type="float">
            <text:p>6.6900903965</text:p>
          </table:table-cell>
          <table:table-cell office:value-type="string" calcext:value-type="string">
            <text:p>ENSMUSG00000027459.12</text:p>
          </table:table-cell>
          <table:table-cell office:value-type="string" calcext:value-type="string">
            <text:p>FAM110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5898.10</text:p>
          </table:table-cell>
          <table:table-cell office:value-type="string" calcext:value-type="string">
            <text:p>ENSG00000125898</text:p>
          </table:table-cell>
          <table:table-cell office:value-type="string" calcext:value-type="string">
            <text:p>ENSMUSG00000027459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5898|FAM110A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45.7737958615811" calcext:value-type="float">
            <text:p>45.7737958616</text:p>
          </table:table-cell>
          <table:table-cell office:value-type="float" office:value="6.08897272544027" calcext:value-type="float">
            <text:p>6.0889727254</text:p>
          </table:table-cell>
          <table:table-cell office:value-type="string" calcext:value-type="string">
            <text:p>ENSMUSG00000028850.2</text:p>
          </table:table-cell>
          <table:table-cell office:value-type="string" calcext:value-type="string">
            <text:p>GPATCH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8746.10</text:p>
          </table:table-cell>
          <table:table-cell office:value-type="string" calcext:value-type="string">
            <text:p>ENSG00000198746</text:p>
          </table:table-cell>
          <table:table-cell office:value-type="string" calcext:value-type="string">
            <text:p>ENSMUSG0000002885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8746|GPATCH3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8.4943194057774" calcext:value-type="float">
            <text:p>18.4943194058</text:p>
          </table:table-cell>
          <table:table-cell office:value-type="float" office:value="5.27156743912516" calcext:value-type="float">
            <text:p>5.2715674391</text:p>
          </table:table-cell>
          <table:table-cell office:value-type="string" calcext:value-type="string">
            <text:p>ENSMUSG00000039683.12</text:p>
          </table:table-cell>
          <table:table-cell office:value-type="string" calcext:value-type="string">
            <text:p>SDK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6555.16</text:p>
          </table:table-cell>
          <table:table-cell office:value-type="string" calcext:value-type="string">
            <text:p>ENSG00000146555</text:p>
          </table:table-cell>
          <table:table-cell office:value-type="string" calcext:value-type="string">
            <text:p>ENSMUSG0000003968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6555|SDK1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30.196495108816" calcext:value-type="float">
            <text:p>130.1964951088</text:p>
          </table:table-cell>
          <table:table-cell office:value-type="float" office:value="5.67302060668266" calcext:value-type="float">
            <text:p>5.6730206067</text:p>
          </table:table-cell>
          <table:table-cell office:value-type="string" calcext:value-type="string">
            <text:p>ENSMUSG00000045374.14</text:p>
          </table:table-cell>
          <table:table-cell office:value-type="string" calcext:value-type="string">
            <text:p>WDR8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7716.16</text:p>
          </table:table-cell>
          <table:table-cell office:value-type="string" calcext:value-type="string">
            <text:p>ENSG00000167716</text:p>
          </table:table-cell>
          <table:table-cell office:value-type="string" calcext:value-type="string">
            <text:p>ENSMUSG0000004537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7716|WDR81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2.3643388876694" calcext:value-type="float">
            <text:p>12.3643388877</text:p>
          </table:table-cell>
          <table:table-cell office:value-type="float" office:value="14.2888531798997" calcext:value-type="float">
            <text:p>14.2888531799</text:p>
          </table:table-cell>
          <table:table-cell office:value-type="string" calcext:value-type="string">
            <text:p>ENSMUSG00000002944.11</text:p>
          </table:table-cell>
          <table:table-cell office:value-type="string" calcext:value-type="string">
            <text:p>CD3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5218.15</text:p>
          </table:table-cell>
          <table:table-cell office:value-type="string" calcext:value-type="string">
            <text:p>ENSG00000135218</text:p>
          </table:table-cell>
          <table:table-cell office:value-type="string" calcext:value-type="string">
            <text:p>ENSMUSG00000002944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5218|CD36</text:p>
          </table:table-cell>
          <table:table-cell office:value-type="string" calcext:value-type="string">
            <text:p>ME21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46.1395375549792" calcext:value-type="float">
            <text:p>46.139537555</text:p>
          </table:table-cell>
          <table:table-cell office:value-type="float" office:value="6.94943228939508" calcext:value-type="float">
            <text:p>6.9494322894</text:p>
          </table:table-cell>
          <table:table-cell office:value-type="string" calcext:value-type="string">
            <text:p>ENSMUSG00000015027.10</text:p>
          </table:table-cell>
          <table:table-cell office:value-type="string" calcext:value-type="string">
            <text:p>GALNS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1012.10</text:p>
          </table:table-cell>
          <table:table-cell office:value-type="string" calcext:value-type="string">
            <text:p>ENSG00000141012</text:p>
          </table:table-cell>
          <table:table-cell office:value-type="string" calcext:value-type="string">
            <text:p>ENSMUSG000000150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1012|GALNS</text:p>
          </table:table-cell>
          <table:table-cell office:value-type="string" calcext:value-type="string">
            <text:p>ME21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86.4746520455774" calcext:value-type="float">
            <text:p>86.4746520456</text:p>
          </table:table-cell>
          <table:table-cell office:value-type="float" office:value="53.394623725246" calcext:value-type="float">
            <text:p>53.3946237252</text:p>
          </table:table-cell>
          <table:table-cell office:value-type="string" calcext:value-type="string">
            <text:p>ENSMUSG00000031659.8</text:p>
          </table:table-cell>
          <table:table-cell office:value-type="string" calcext:value-type="string">
            <text:p>ADCY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1281.10</text:p>
          </table:table-cell>
          <table:table-cell office:value-type="string" calcext:value-type="string">
            <text:p>ENSG00000121281</text:p>
          </table:table-cell>
          <table:table-cell office:value-type="string" calcext:value-type="string">
            <text:p>ENSMUSG00000031659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1281|ADCY7</text:p>
          </table:table-cell>
          <table:table-cell office:value-type="string" calcext:value-type="string">
            <text:p>ME22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614.744416032474" calcext:value-type="float">
            <text:p>614.7444160325</text:p>
          </table:table-cell>
          <table:table-cell office:value-type="float" office:value="9.7312656754936" calcext:value-type="float">
            <text:p>9.7312656755</text:p>
          </table:table-cell>
          <table:table-cell office:value-type="string" calcext:value-type="string">
            <text:p>ENSMUSG00000052384.9</text:p>
          </table:table-cell>
          <table:table-cell office:value-type="string" calcext:value-type="string">
            <text:p>NRROS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4004.5</text:p>
          </table:table-cell>
          <table:table-cell office:value-type="string" calcext:value-type="string">
            <text:p>ENSG00000174004</text:p>
          </table:table-cell>
          <table:table-cell office:value-type="string" calcext:value-type="string">
            <text:p>ENSMUSG0000005238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4004|NRROS</text:p>
          </table:table-cell>
          <table:table-cell office:value-type="string" calcext:value-type="string">
            <text:p>ME22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277.337133077929" calcext:value-type="float">
            <text:p>277.3371330779</text:p>
          </table:table-cell>
          <table:table-cell office:value-type="float" office:value="6.82584877753532" calcext:value-type="float">
            <text:p>6.8258487775</text:p>
          </table:table-cell>
          <table:table-cell office:value-type="string" calcext:value-type="string">
            <text:p>ENSMUSG00000030047.10</text:p>
          </table:table-cell>
          <table:table-cell office:value-type="string" calcext:value-type="string">
            <text:p>ARHGAP2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3219.9</text:p>
          </table:table-cell>
          <table:table-cell office:value-type="string" calcext:value-type="string">
            <text:p>ENSG00000163219</text:p>
          </table:table-cell>
          <table:table-cell office:value-type="string" calcext:value-type="string">
            <text:p>ENSMUSG00000030047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3219|ARHGAP25</text:p>
          </table:table-cell>
          <table:table-cell office:value-type="string" calcext:value-type="string">
            <text:p>ME2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26.5174506409876" calcext:value-type="float">
            <text:p>26.517450641</text:p>
          </table:table-cell>
          <table:table-cell office:value-type="float" office:value="69.2131839121347" calcext:value-type="float">
            <text:p>69.2131839121</text:p>
          </table:table-cell>
          <table:table-cell office:value-type="string" calcext:value-type="string">
            <text:p>ENSMUSG00000030206.9</text:p>
          </table:table-cell>
          <table:table-cell office:value-type="string" calcext:value-type="string">
            <text:p>GSG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1305.16</text:p>
          </table:table-cell>
          <table:table-cell office:value-type="string" calcext:value-type="string">
            <text:p>ENSG00000111305</text:p>
          </table:table-cell>
          <table:table-cell office:value-type="string" calcext:value-type="string">
            <text:p>ENSMUSG00000030206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1305|GSG1</text:p>
          </table:table-cell>
          <table:table-cell office:value-type="string" calcext:value-type="string">
            <text:p>ME2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37.4963733662268" calcext:value-type="float">
            <text:p>37.4963733662</text:p>
          </table:table-cell>
          <table:table-cell office:value-type="float" office:value="43.6194790013147" calcext:value-type="float">
            <text:p>43.6194790013</text:p>
          </table:table-cell>
          <table:table-cell office:value-type="string" calcext:value-type="string">
            <text:p>ENSMUSG00000026271.11</text:p>
          </table:table-cell>
          <table:table-cell office:value-type="string" calcext:value-type="string">
            <text:p>GPR3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8623.9</text:p>
          </table:table-cell>
          <table:table-cell office:value-type="string" calcext:value-type="string">
            <text:p>ENSG00000178623</text:p>
          </table:table-cell>
          <table:table-cell office:value-type="string" calcext:value-type="string">
            <text:p>ENSMUSG0000002627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8623|GPR35</text:p>
          </table:table-cell>
          <table:table-cell office:value-type="string" calcext:value-type="string">
            <text:p>ME25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28.1353126341559" calcext:value-type="float">
            <text:p>28.1353126342</text:p>
          </table:table-cell>
          <table:table-cell office:value-type="float" office:value="8.76772570819248" calcext:value-type="float">
            <text:p>8.7677257082</text:p>
          </table:table-cell>
          <table:table-cell office:value-type="string" calcext:value-type="string">
            <text:p>ENSMUSG00000049562.5</text:p>
          </table:table-cell>
          <table:table-cell office:value-type="string" calcext:value-type="string">
            <text:p>AP5B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54470.2</text:p>
          </table:table-cell>
          <table:table-cell office:value-type="string" calcext:value-type="string">
            <text:p>ENSG00000254470</text:p>
          </table:table-cell>
          <table:table-cell office:value-type="string" calcext:value-type="string">
            <text:p>ENSMUSG0000004956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54470|AP5B1</text:p>
          </table:table-cell>
          <table:table-cell office:value-type="string" calcext:value-type="string">
            <text:p>ME26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26.9320886940359" calcext:value-type="float">
            <text:p>26.932088694</text:p>
          </table:table-cell>
          <table:table-cell office:value-type="float" office:value="10.7235407140361" calcext:value-type="float">
            <text:p>10.723540714</text:p>
          </table:table-cell>
          <table:table-cell office:value-type="string" calcext:value-type="string">
            <text:p>ENSMUSG00000035473.6</text:p>
          </table:table-cell>
          <table:table-cell office:value-type="string" calcext:value-type="string">
            <text:p>GALM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3891.14</text:p>
          </table:table-cell>
          <table:table-cell office:value-type="string" calcext:value-type="string">
            <text:p>ENSG00000143891</text:p>
          </table:table-cell>
          <table:table-cell office:value-type="string" calcext:value-type="string">
            <text:p>ENSMUSG00000035473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3891|GALM</text:p>
          </table:table-cell>
          <table:table-cell office:value-type="string" calcext:value-type="string">
            <text:p>ME28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64.7923484656624" calcext:value-type="float">
            <text:p>64.7923484657</text:p>
          </table:table-cell>
          <table:table-cell office:value-type="float" office:value="31.4529015934223" calcext:value-type="float">
            <text:p>31.4529015934</text:p>
          </table:table-cell>
          <table:table-cell office:value-type="string" calcext:value-type="string">
            <text:p>ENSMUSG00000026321.7</text:p>
          </table:table-cell>
          <table:table-cell office:value-type="string" calcext:value-type="string">
            <text:p>TNFRSF11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1655.13</text:p>
          </table:table-cell>
          <table:table-cell office:value-type="string" calcext:value-type="string">
            <text:p>ENSG00000141655</text:p>
          </table:table-cell>
          <table:table-cell office:value-type="string" calcext:value-type="string">
            <text:p>ENSMUSG0000002632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1655|TNFRSF11A</text:p>
          </table:table-cell>
          <table:table-cell office:value-type="string" calcext:value-type="string">
            <text:p>ME28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20.4093388166323" calcext:value-type="float">
            <text:p>20.4093388166</text:p>
          </table:table-cell>
          <table:table-cell office:value-type="float" office:value="5.78395248513771" calcext:value-type="float">
            <text:p>5.7839524851</text:p>
          </table:table-cell>
          <table:table-cell office:value-type="string" calcext:value-type="string">
            <text:p>ENSMUSG00000028970.5</text:p>
          </table:table-cell>
          <table:table-cell office:value-type="string" calcext:value-type="string">
            <text:p>ABCB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85563.12</text:p>
          </table:table-cell>
          <table:table-cell office:value-type="string" calcext:value-type="string">
            <text:p>ENSG00000085563</text:p>
          </table:table-cell>
          <table:table-cell office:value-type="string" calcext:value-type="string">
            <text:p>ENSMUSG0000002897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85563|ABCB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448.925922168657" calcext:value-type="float">
            <text:p>448.9259221687</text:p>
          </table:table-cell>
          <table:table-cell office:value-type="float" office:value="56.4999402926244" calcext:value-type="float">
            <text:p>56.4999402926</text:p>
          </table:table-cell>
          <table:table-cell office:value-type="string" calcext:value-type="string">
            <text:p>ENSMUSG00000018381.11</text:p>
          </table:table-cell>
          <table:table-cell office:value-type="string" calcext:value-type="string">
            <text:p>ABI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8798.6</text:p>
          </table:table-cell>
          <table:table-cell office:value-type="string" calcext:value-type="string">
            <text:p>ENSG00000108798</text:p>
          </table:table-cell>
          <table:table-cell office:value-type="string" calcext:value-type="string">
            <text:p>ENSMUSG0000001838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8798|ABI3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1.7788150782962" calcext:value-type="float">
            <text:p>11.7788150783</text:p>
          </table:table-cell>
          <table:table-cell office:value-type="float" office:value="38.3444916577986" calcext:value-type="float">
            <text:p>38.3444916578</text:p>
          </table:table-cell>
          <table:table-cell office:value-type="string" calcext:value-type="string">
            <text:p>ENSMUSG00000027318.13</text:p>
          </table:table-cell>
          <table:table-cell office:value-type="string" calcext:value-type="string">
            <text:p>ADAM3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9451.15</text:p>
          </table:table-cell>
          <table:table-cell office:value-type="string" calcext:value-type="string">
            <text:p>ENSG00000149451</text:p>
          </table:table-cell>
          <table:table-cell office:value-type="string" calcext:value-type="string">
            <text:p>ENSMUSG00000027318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9451|ADAM33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320.157678436704" calcext:value-type="float">
            <text:p>320.1576784367</text:p>
          </table:table-cell>
          <table:table-cell office:value-type="float" office:value="6.85725025015602" calcext:value-type="float">
            <text:p>6.8572502502</text:p>
          </table:table-cell>
          <table:table-cell office:value-type="string" calcext:value-type="string">
            <text:p>ENSMUSG00000028413.9</text:p>
          </table:table-cell>
          <table:table-cell office:value-type="string" calcext:value-type="string">
            <text:p>B4GALT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86062.10</text:p>
          </table:table-cell>
          <table:table-cell office:value-type="string" calcext:value-type="string">
            <text:p>ENSG00000086062</text:p>
          </table:table-cell>
          <table:table-cell office:value-type="string" calcext:value-type="string">
            <text:p>ENSMUSG00000028413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86062|B4GALT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82.8444263760992" calcext:value-type="float">
            <text:p>82.8444263761</text:p>
          </table:table-cell>
          <table:table-cell office:value-type="float" office:value="8.63439682476196" calcext:value-type="float">
            <text:p>8.6343968248</text:p>
          </table:table-cell>
          <table:table-cell office:value-type="string" calcext:value-type="string">
            <text:p>ENSMUSG00000053175.12</text:p>
          </table:table-cell>
          <table:table-cell office:value-type="string" calcext:value-type="string">
            <text:p>BCL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69399.10</text:p>
          </table:table-cell>
          <table:table-cell office:value-type="string" calcext:value-type="string">
            <text:p>ENSG00000069399</text:p>
          </table:table-cell>
          <table:table-cell office:value-type="string" calcext:value-type="string">
            <text:p>ENSMUSG00000053175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69399|BCL3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055.05953707868" calcext:value-type="float">
            <text:p>1055.0595370787</text:p>
          </table:table-cell>
          <table:table-cell office:value-type="float" office:value="49.073955404728" calcext:value-type="float">
            <text:p>49.0739554047</text:p>
          </table:table-cell>
          <table:table-cell office:value-type="string" calcext:value-type="string">
            <text:p>ENSMUSG00000035385.5</text:p>
          </table:table-cell>
          <table:table-cell office:value-type="string" calcext:value-type="string">
            <text:p>CCL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8691.7</text:p>
          </table:table-cell>
          <table:table-cell office:value-type="string" calcext:value-type="string">
            <text:p>ENSG00000108691</text:p>
          </table:table-cell>
          <table:table-cell office:value-type="string" calcext:value-type="string">
            <text:p>ENSMUSG0000003538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8691|CCL2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3362.55993529863" calcext:value-type="float">
            <text:p>3362.5599352986</text:p>
          </table:table-cell>
          <table:table-cell office:value-type="float" office:value="43.346062796416" calcext:value-type="float">
            <text:p>43.3460627964</text:p>
          </table:table-cell>
          <table:table-cell office:value-type="string" calcext:value-type="string">
            <text:p>ENSMUSG00000043953.8</text:p>
          </table:table-cell>
          <table:table-cell office:value-type="string" calcext:value-type="string">
            <text:p>CCRL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1797.9</text:p>
          </table:table-cell>
          <table:table-cell office:value-type="string" calcext:value-type="string">
            <text:p>ENSG00000121797</text:p>
          </table:table-cell>
          <table:table-cell office:value-type="string" calcext:value-type="string">
            <text:p>ENSMUSG0000004395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1797|CCRL2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741.383360149447" calcext:value-type="float">
            <text:p>741.3833601494</text:p>
          </table:table-cell>
          <table:table-cell office:value-type="float" office:value="12.8553303336988" calcext:value-type="float">
            <text:p>12.8553303337</text:p>
          </table:table-cell>
          <table:table-cell office:value-type="string" calcext:value-type="string">
            <text:p>ENSMUSG00000056501.3</text:p>
          </table:table-cell>
          <table:table-cell office:value-type="string" calcext:value-type="string">
            <text:p>CEBP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2216.5</text:p>
          </table:table-cell>
          <table:table-cell office:value-type="string" calcext:value-type="string">
            <text:p>ENSG00000172216</text:p>
          </table:table-cell>
          <table:table-cell office:value-type="string" calcext:value-type="string">
            <text:p>ENSMUSG0000005650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2216|CEBPB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36.495788899154" calcext:value-type="float">
            <text:p>136.4957888992</text:p>
          </table:table-cell>
          <table:table-cell office:value-type="float" office:value="6.49595245744279" calcext:value-type="float">
            <text:p>6.4959524574</text:p>
          </table:table-cell>
          <table:table-cell office:value-type="string" calcext:value-type="string">
            <text:p>ENSMUSG00000026365.11</text:p>
          </table:table-cell>
          <table:table-cell office:value-type="string" calcext:value-type="string">
            <text:p>CFH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00971.13</text:p>
          </table:table-cell>
          <table:table-cell office:value-type="string" calcext:value-type="string">
            <text:p>ENSG00000000971</text:p>
          </table:table-cell>
          <table:table-cell office:value-type="string" calcext:value-type="string">
            <text:p>ENSMUSG00000026365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00971|CFH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281.930241222029" calcext:value-type="float">
            <text:p>281.930241222</text:p>
          </table:table-cell>
          <table:table-cell office:value-type="float" office:value="5.5771439179179" calcext:value-type="float">
            <text:p>5.5771439179</text:p>
          </table:table-cell>
          <table:table-cell office:value-type="string" calcext:value-type="string">
            <text:p>ENSMUSG00000021947.10</text:p>
          </table:table-cell>
          <table:table-cell office:value-type="string" calcext:value-type="string">
            <text:p>CRYL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5475.11</text:p>
          </table:table-cell>
          <table:table-cell office:value-type="string" calcext:value-type="string">
            <text:p>ENSG00000165475</text:p>
          </table:table-cell>
          <table:table-cell office:value-type="string" calcext:value-type="string">
            <text:p>ENSMUSG00000021947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5475|CRYL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624.53229974795" calcext:value-type="float">
            <text:p>624.532299748</text:p>
          </table:table-cell>
          <table:table-cell office:value-type="float" office:value="6.83076486669161" calcext:value-type="float">
            <text:p>6.8307648667</text:p>
          </table:table-cell>
          <table:table-cell office:value-type="string" calcext:value-type="string">
            <text:p>ENSMUSG00000014599.6</text:p>
          </table:table-cell>
          <table:table-cell office:value-type="string" calcext:value-type="string">
            <text:p>CSF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4371.11</text:p>
          </table:table-cell>
          <table:table-cell office:value-type="string" calcext:value-type="string">
            <text:p>ENSG00000184371</text:p>
          </table:table-cell>
          <table:table-cell office:value-type="string" calcext:value-type="string">
            <text:p>ENSMUSG0000001459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4371|CSF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416.972143366157" calcext:value-type="float">
            <text:p>416.9721433662</text:p>
          </table:table-cell>
          <table:table-cell office:value-type="float" office:value="48.4142836150164" calcext:value-type="float">
            <text:p>48.414283615</text:p>
          </table:table-cell>
          <table:table-cell office:value-type="string" calcext:value-type="string">
            <text:p>ENSMUSG00000018920.7</text:p>
          </table:table-cell>
          <table:table-cell office:value-type="string" calcext:value-type="string">
            <text:p>CXCL1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1921.12</text:p>
          </table:table-cell>
          <table:table-cell office:value-type="string" calcext:value-type="string">
            <text:p>ENSG00000161921</text:p>
          </table:table-cell>
          <table:table-cell office:value-type="string" calcext:value-type="string">
            <text:p>ENSMUSG0000001892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1921|CXCL16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54.6045571322822" calcext:value-type="float">
            <text:p>54.6045571323</text:p>
          </table:table-cell>
          <table:table-cell office:value-type="float" office:value="5.148884079507" calcext:value-type="float">
            <text:p>5.1488840795</text:p>
          </table:table-cell>
          <table:table-cell office:value-type="string" calcext:value-type="string">
            <text:p>ENSMUSG00000079057.3</text:p>
          </table:table-cell>
          <table:table-cell office:value-type="string" calcext:value-type="string">
            <text:p>CYP4V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5476.13</text:p>
          </table:table-cell>
          <table:table-cell office:value-type="string" calcext:value-type="string">
            <text:p>ENSG00000145476</text:p>
          </table:table-cell>
          <table:table-cell office:value-type="string" calcext:value-type="string">
            <text:p>ENSMUSG00000079057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5476|CYP4V2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522.451271192593" calcext:value-type="float">
            <text:p>522.4512711926</text:p>
          </table:table-cell>
          <table:table-cell office:value-type="float" office:value="8.11155208739959" calcext:value-type="float">
            <text:p>8.1115520874</text:p>
          </table:table-cell>
          <table:table-cell office:value-type="string" calcext:value-type="string">
            <text:p>ENSMUSG00000048120.12</text:p>
          </table:table-cell>
          <table:table-cell office:value-type="string" calcext:value-type="string">
            <text:p>ENTPD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8185.14</text:p>
          </table:table-cell>
          <table:table-cell office:value-type="string" calcext:value-type="string">
            <text:p>ENSG00000138185</text:p>
          </table:table-cell>
          <table:table-cell office:value-type="string" calcext:value-type="string">
            <text:p>ENSMUSG0000004812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8185|ENTPD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40.4279192373393" calcext:value-type="float">
            <text:p>40.4279192373</text:p>
          </table:table-cell>
          <table:table-cell office:value-type="float" office:value="22.9889964474068" calcext:value-type="float">
            <text:p>22.9889964474</text:p>
          </table:table-cell>
          <table:table-cell office:value-type="string" calcext:value-type="string">
            <text:p>ENSMUSG00000022014.10</text:p>
          </table:table-cell>
          <table:table-cell office:value-type="string" calcext:value-type="string">
            <text:p>EPSTI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3106.12</text:p>
          </table:table-cell>
          <table:table-cell office:value-type="string" calcext:value-type="string">
            <text:p>ENSG00000133106</text:p>
          </table:table-cell>
          <table:table-cell office:value-type="string" calcext:value-type="string">
            <text:p>ENSMUSG00000022014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3106|EPSTI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290.077640891155" calcext:value-type="float">
            <text:p>290.0776408912</text:p>
          </table:table-cell>
          <table:table-cell office:value-type="float" office:value="9.08148204608403" calcext:value-type="float">
            <text:p>9.0814820461</text:p>
          </table:table-cell>
          <table:table-cell office:value-type="string" calcext:value-type="string">
            <text:p>ENSMUSG00000053158.9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2511.9</text:p>
          </table:table-cell>
          <table:table-cell office:value-type="string" calcext:value-type="string">
            <text:p>ENSG00000182511</text:p>
          </table:table-cell>
          <table:table-cell office:value-type="string" calcext:value-type="string">
            <text:p>ENSMUSG00000053158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2511|FES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27.284133732642" calcext:value-type="float">
            <text:p>127.2841337326</text:p>
          </table:table-cell>
          <table:table-cell office:value-type="float" office:value="13.5946446093703" calcext:value-type="float">
            <text:p>13.5946446094</text:p>
          </table:table-cell>
          <table:table-cell office:value-type="string" calcext:value-type="string">
            <text:p>ENSMUSG00000006344.12</text:p>
          </table:table-cell>
          <table:table-cell office:value-type="string" calcext:value-type="string">
            <text:p>GGT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99998.15</text:p>
          </table:table-cell>
          <table:table-cell office:value-type="string" calcext:value-type="string">
            <text:p>ENSG00000099998</text:p>
          </table:table-cell>
          <table:table-cell office:value-type="string" calcext:value-type="string">
            <text:p>ENSMUSG00000006344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99998|GGT5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223.152983878718" calcext:value-type="float">
            <text:p>223.1529838787</text:p>
          </table:table-cell>
          <table:table-cell office:value-type="float" office:value="16.3395794067118" calcext:value-type="float">
            <text:p>16.3395794067</text:p>
          </table:table-cell>
          <table:table-cell office:value-type="string" calcext:value-type="string">
            <text:p>ENSMUSG00000034786.13</text:p>
          </table:table-cell>
          <table:table-cell office:value-type="string" calcext:value-type="string">
            <text:p>GPSM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13654.7</text:p>
          </table:table-cell>
          <table:table-cell office:value-type="string" calcext:value-type="string">
            <text:p>ENSG00000213654</text:p>
          </table:table-cell>
          <table:table-cell office:value-type="string" calcext:value-type="string">
            <text:p>ENSMUSG00000034786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13654|GPSM3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899.62261274413" calcext:value-type="float">
            <text:p>1899.6226127441</text:p>
          </table:table-cell>
          <table:table-cell office:value-type="float" office:value="14.3234709797779" calcext:value-type="float">
            <text:p>14.3234709798</text:p>
          </table:table-cell>
          <table:table-cell office:value-type="string" calcext:value-type="string">
            <text:p>ENSMUSG00000034708.7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30582.14</text:p>
          </table:table-cell>
          <table:table-cell office:value-type="string" calcext:value-type="string">
            <text:p>ENSG00000030582</text:p>
          </table:table-cell>
          <table:table-cell office:value-type="string" calcext:value-type="string">
            <text:p>ENSMUSG00000034708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30582|GRN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284.502273775315" calcext:value-type="float">
            <text:p>284.5022737753</text:p>
          </table:table-cell>
          <table:table-cell office:value-type="float" office:value="9.80949362160975" calcext:value-type="float">
            <text:p>9.8094936216</text:p>
          </table:table-cell>
          <table:table-cell office:value-type="string" calcext:value-type="string">
            <text:p>ENSMUSG00000022575.4</text:p>
          </table:table-cell>
          <table:table-cell office:value-type="string" calcext:value-type="string">
            <text:p>GSDMD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4518.8</text:p>
          </table:table-cell>
          <table:table-cell office:value-type="string" calcext:value-type="string">
            <text:p>ENSG00000104518</text:p>
          </table:table-cell>
          <table:table-cell office:value-type="string" calcext:value-type="string">
            <text:p>ENSMUSG00000022575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4518|GSDMD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3.0059639426931" calcext:value-type="float">
            <text:p>13.0059639427</text:p>
          </table:table-cell>
          <table:table-cell office:value-type="float" office:value="61.7812724135929" calcext:value-type="float">
            <text:p>61.7812724136</text:p>
          </table:table-cell>
          <table:table-cell office:value-type="string" calcext:value-type="string">
            <text:p>ENSMUSG00000000673.8</text:p>
          </table:table-cell>
          <table:table-cell office:value-type="string" calcext:value-type="string">
            <text:p>HAAO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2882.12</text:p>
          </table:table-cell>
          <table:table-cell office:value-type="string" calcext:value-type="string">
            <text:p>ENSG00000162882</text:p>
          </table:table-cell>
          <table:table-cell office:value-type="string" calcext:value-type="string">
            <text:p>ENSMUSG0000000067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2882|HAAO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866.504803662979" calcext:value-type="float">
            <text:p>866.504803663</text:p>
          </table:table-cell>
          <table:table-cell office:value-type="float" office:value="5.33478640730727" calcext:value-type="float">
            <text:p>5.3347864073</text:p>
          </table:table-cell>
          <table:table-cell office:value-type="string" calcext:value-type="string">
            <text:p>ENSMUSG00000031770.11</text:p>
          </table:table-cell>
          <table:table-cell office:value-type="string" calcext:value-type="string">
            <text:p>HERPUD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51108.12</text:p>
          </table:table-cell>
          <table:table-cell office:value-type="string" calcext:value-type="string">
            <text:p>ENSG00000051108</text:p>
          </table:table-cell>
          <table:table-cell office:value-type="string" calcext:value-type="string">
            <text:p>ENSMUSG0000003177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51108|HERPUD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7019.42593505987" calcext:value-type="float">
            <text:p>7019.4259350599</text:p>
          </table:table-cell>
          <table:table-cell office:value-type="float" office:value="14.2309301945008" calcext:value-type="float">
            <text:p>14.2309301945</text:p>
          </table:table-cell>
          <table:table-cell office:value-type="string" calcext:value-type="string">
            <text:p>ENSMUSG00000021665.7</text:p>
          </table:table-cell>
          <table:table-cell office:value-type="string" calcext:value-type="string">
            <text:p>HEX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49860.11</text:p>
          </table:table-cell>
          <table:table-cell office:value-type="string" calcext:value-type="string">
            <text:p>ENSG00000049860</text:p>
          </table:table-cell>
          <table:table-cell office:value-type="string" calcext:value-type="string">
            <text:p>ENSMUSG0000002166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49860|HEXB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251.425119851296" calcext:value-type="float">
            <text:p>251.4251198513</text:p>
          </table:table-cell>
          <table:table-cell office:value-type="float" office:value="7.61467697587755" calcext:value-type="float">
            <text:p>7.6146769759</text:p>
          </table:table-cell>
          <table:table-cell office:value-type="string" calcext:value-type="string">
            <text:p>ENSMUSG00000006611.10</text:p>
          </table:table-cell>
          <table:table-cell office:value-type="string" calcext:value-type="string">
            <text:p>HFE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10704.16</text:p>
          </table:table-cell>
          <table:table-cell office:value-type="string" calcext:value-type="string">
            <text:p>ENSG00000010704</text:p>
          </table:table-cell>
          <table:table-cell office:value-type="string" calcext:value-type="string">
            <text:p>ENSMUSG0000000661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10704|HFE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389.142328101548" calcext:value-type="float">
            <text:p>389.1423281015</text:p>
          </table:table-cell>
          <table:table-cell office:value-type="float" office:value="7.84441221616849" calcext:value-type="float">
            <text:p>7.8444122162</text:p>
          </table:table-cell>
          <table:table-cell office:value-type="string" calcext:value-type="string">
            <text:p>ENSMUSG00000020009.8</text:p>
          </table:table-cell>
          <table:table-cell office:value-type="string" calcext:value-type="string">
            <text:p>IFNGR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27697.10</text:p>
          </table:table-cell>
          <table:table-cell office:value-type="string" calcext:value-type="string">
            <text:p>ENSG00000027697</text:p>
          </table:table-cell>
          <table:table-cell office:value-type="string" calcext:value-type="string">
            <text:p>ENSMUSG000000200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27697|IFNGR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881.687863218573" calcext:value-type="float">
            <text:p>881.6878632186</text:p>
          </table:table-cell>
          <table:table-cell office:value-type="float" office:value="38.5271267326221" calcext:value-type="float">
            <text:p>38.5271267326</text:p>
          </table:table-cell>
          <table:table-cell office:value-type="string" calcext:value-type="string">
            <text:p>ENSMUSG00000026288.10</text:p>
          </table:table-cell>
          <table:table-cell office:value-type="string" calcext:value-type="string">
            <text:p>INPP5D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8918.11</text:p>
          </table:table-cell>
          <table:table-cell office:value-type="string" calcext:value-type="string">
            <text:p>ENSG00000168918</text:p>
          </table:table-cell>
          <table:table-cell office:value-type="string" calcext:value-type="string">
            <text:p>ENSMUSG00000026288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8918|INPP5D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787.02042257596" calcext:value-type="float">
            <text:p>1787.020422576</text:p>
          </table:table-cell>
          <table:table-cell office:value-type="float" office:value="14.4822173624208" calcext:value-type="float">
            <text:p>14.4822173624</text:p>
          </table:table-cell>
          <table:table-cell office:value-type="string" calcext:value-type="string">
            <text:p>ENSMUSG00000022817.10</text:p>
          </table:table-cell>
          <table:table-cell office:value-type="string" calcext:value-type="string">
            <text:p>ITGB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82781.9</text:p>
          </table:table-cell>
          <table:table-cell office:value-type="string" calcext:value-type="string">
            <text:p>ENSG00000082781</text:p>
          </table:table-cell>
          <table:table-cell office:value-type="string" calcext:value-type="string">
            <text:p>ENSMUSG00000022817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82781|ITGB5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61.8223026129939" calcext:value-type="float">
            <text:p>61.822302613</text:p>
          </table:table-cell>
          <table:table-cell office:value-type="float" office:value="131.959824535622" calcext:value-type="float">
            <text:p>131.9598245356</text:p>
          </table:table-cell>
          <table:table-cell office:value-type="string" calcext:value-type="string">
            <text:p>ENSMUSG00000034959.7</text:p>
          </table:table-cell>
          <table:table-cell office:value-type="string" calcext:value-type="string">
            <text:p>KIAA0226L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2445.16</text:p>
          </table:table-cell>
          <table:table-cell office:value-type="string" calcext:value-type="string">
            <text:p>ENSG00000102445</text:p>
          </table:table-cell>
          <table:table-cell office:value-type="string" calcext:value-type="string">
            <text:p>ENSMUSG00000034959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2445|KIAA0226L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241.647146634559" calcext:value-type="float">
            <text:p>241.6471466346</text:p>
          </table:table-cell>
          <table:table-cell office:value-type="float" office:value="6.84803571112529" calcext:value-type="float">
            <text:p>6.8480357111</text:p>
          </table:table-cell>
          <table:table-cell office:value-type="string" calcext:value-type="string">
            <text:p>ENSMUSG00000002699.8</text:p>
          </table:table-cell>
          <table:table-cell office:value-type="string" calcext:value-type="string">
            <text:p>LCP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43462.9</text:p>
          </table:table-cell>
          <table:table-cell office:value-type="string" calcext:value-type="string">
            <text:p>ENSG00000043462</text:p>
          </table:table-cell>
          <table:table-cell office:value-type="string" calcext:value-type="string">
            <text:p>ENSMUSG00000002699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43462|LCP2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231.190900591892" calcext:value-type="float">
            <text:p>231.1909005919</text:p>
          </table:table-cell>
          <table:table-cell office:value-type="float" office:value="5.71048851828862" calcext:value-type="float">
            <text:p>5.7104885183</text:p>
          </table:table-cell>
          <table:table-cell office:value-type="string" calcext:value-type="string">
            <text:p>ENSMUSG00000028708.12</text:p>
          </table:table-cell>
          <table:table-cell office:value-type="string" calcext:value-type="string">
            <text:p>MKNK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79277.17</text:p>
          </table:table-cell>
          <table:table-cell office:value-type="string" calcext:value-type="string">
            <text:p>ENSG00000079277</text:p>
          </table:table-cell>
          <table:table-cell office:value-type="string" calcext:value-type="string">
            <text:p>ENSMUSG0000002870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79277|MKNK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215.261571542209" calcext:value-type="float">
            <text:p>215.2615715422</text:p>
          </table:table-cell>
          <table:table-cell office:value-type="float" office:value="56.7826679117012" calcext:value-type="float">
            <text:p>56.7826679117</text:p>
          </table:table-cell>
          <table:table-cell office:value-type="string" calcext:value-type="string">
            <text:p>ENSMUSG00000024300.12</text:p>
          </table:table-cell>
          <table:table-cell office:value-type="string" calcext:value-type="string">
            <text:p>MYO1F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2347.14</text:p>
          </table:table-cell>
          <table:table-cell office:value-type="string" calcext:value-type="string">
            <text:p>ENSG00000142347</text:p>
          </table:table-cell>
          <table:table-cell office:value-type="string" calcext:value-type="string">
            <text:p>ENSMUSG0000002430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2347|MYO1F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89.3120511167286" calcext:value-type="float">
            <text:p>89.3120511167</text:p>
          </table:table-cell>
          <table:table-cell office:value-type="float" office:value="10.9204200682605" calcext:value-type="float">
            <text:p>10.9204200683</text:p>
          </table:table-cell>
          <table:table-cell office:value-type="string" calcext:value-type="string">
            <text:p>ENSMUSG00000033016.11</text:p>
          </table:table-cell>
          <table:table-cell office:value-type="string" calcext:value-type="string">
            <text:p>NFATC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1196.15</text:p>
          </table:table-cell>
          <table:table-cell office:value-type="string" calcext:value-type="string">
            <text:p>ENSG00000131196</text:p>
          </table:table-cell>
          <table:table-cell office:value-type="string" calcext:value-type="string">
            <text:p>ENSMUSG0000003301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1196|NFATC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020.6502480083" calcext:value-type="float">
            <text:p>1020.6502480083</text:p>
          </table:table-cell>
          <table:table-cell office:value-type="float" office:value="6.41367218520785" calcext:value-type="float">
            <text:p>6.4136721852</text:p>
          </table:table-cell>
          <table:table-cell office:value-type="string" calcext:value-type="string">
            <text:p>ENSMUSG00000018217.8</text:p>
          </table:table-cell>
          <table:table-cell office:value-type="string" calcext:value-type="string">
            <text:p>PMP2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9099.11</text:p>
          </table:table-cell>
          <table:table-cell office:value-type="string" calcext:value-type="string">
            <text:p>ENSG00000109099</text:p>
          </table:table-cell>
          <table:table-cell office:value-type="string" calcext:value-type="string">
            <text:p>ENSMUSG0000001821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9099|PMP22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74.4615310790003" calcext:value-type="float">
            <text:p>74.461531079</text:p>
          </table:table-cell>
          <table:table-cell office:value-type="float" office:value="5.47093963763166" calcext:value-type="float">
            <text:p>5.4709396376</text:p>
          </table:table-cell>
          <table:table-cell office:value-type="string" calcext:value-type="string">
            <text:p>ENSMUSG00000042129.6</text:p>
          </table:table-cell>
          <table:table-cell office:value-type="string" calcext:value-type="string">
            <text:p>RASSF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7551.18</text:p>
          </table:table-cell>
          <table:table-cell office:value-type="string" calcext:value-type="string">
            <text:p>ENSG00000107551</text:p>
          </table:table-cell>
          <table:table-cell office:value-type="string" calcext:value-type="string">
            <text:p>ENSMUSG0000004212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7551|RASSF4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589.26155146834" calcext:value-type="float">
            <text:p>1589.2615514683</text:p>
          </table:table-cell>
          <table:table-cell office:value-type="float" office:value="30.9803754260824" calcext:value-type="float">
            <text:p>30.9803754261</text:p>
          </table:table-cell>
          <table:table-cell office:value-type="string" calcext:value-type="string">
            <text:p>ENSMUSG00000026358.9</text:p>
          </table:table-cell>
          <table:table-cell office:value-type="string" calcext:value-type="string">
            <text:p>RGS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90104.9</text:p>
          </table:table-cell>
          <table:table-cell office:value-type="string" calcext:value-type="string">
            <text:p>ENSG00000090104</text:p>
          </table:table-cell>
          <table:table-cell office:value-type="string" calcext:value-type="string">
            <text:p>ENSMUSG00000026358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90104|RGS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466.007732165878" calcext:value-type="float">
            <text:p>466.0077321659</text:p>
          </table:table-cell>
          <table:table-cell office:value-type="float" office:value="13.3511615764261" calcext:value-type="float">
            <text:p>13.3511615764</text:p>
          </table:table-cell>
          <table:table-cell office:value-type="string" calcext:value-type="string">
            <text:p>ENSMUSG00000029401.7</text:p>
          </table:table-cell>
          <table:table-cell office:value-type="string" calcext:value-type="string">
            <text:p>RILPL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0977.10</text:p>
          </table:table-cell>
          <table:table-cell office:value-type="string" calcext:value-type="string">
            <text:p>ENSG00000150977</text:p>
          </table:table-cell>
          <table:table-cell office:value-type="string" calcext:value-type="string">
            <text:p>ENSMUSG0000002940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0977|RILPL2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582.923724563199" calcext:value-type="float">
            <text:p>582.9237245632</text:p>
          </table:table-cell>
          <table:table-cell office:value-type="float" office:value="5.11579384055852" calcext:value-type="float">
            <text:p>5.1157938406</text:p>
          </table:table-cell>
          <table:table-cell office:value-type="string" calcext:value-type="string">
            <text:p>ENSMUSG00000040188.9</text:p>
          </table:table-cell>
          <table:table-cell office:value-type="string" calcext:value-type="string">
            <text:p>SCAMP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0497.14</text:p>
          </table:table-cell>
          <table:table-cell office:value-type="string" calcext:value-type="string">
            <text:p>ENSG00000140497</text:p>
          </table:table-cell>
          <table:table-cell office:value-type="string" calcext:value-type="string">
            <text:p>ENSMUSG00000040188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0497|SCAMP2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362.16542753855" calcext:value-type="float">
            <text:p>1362.1654275386</text:p>
          </table:table-cell>
          <table:table-cell office:value-type="float" office:value="108.706021193988" calcext:value-type="float">
            <text:p>108.706021194</text:p>
          </table:table-cell>
          <table:table-cell office:value-type="string" calcext:value-type="string">
            <text:p>ENSMUSG00000024737.2</text:p>
          </table:table-cell>
          <table:table-cell office:value-type="string" calcext:value-type="string">
            <text:p>SLC15A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0446.7</text:p>
          </table:table-cell>
          <table:table-cell office:value-type="string" calcext:value-type="string">
            <text:p>ENSG00000110446</text:p>
          </table:table-cell>
          <table:table-cell office:value-type="string" calcext:value-type="string">
            <text:p>ENSMUSG0000002473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0446|SLC15A3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61.7435852744765" calcext:value-type="float">
            <text:p>61.7435852745</text:p>
          </table:table-cell>
          <table:table-cell office:value-type="float" office:value="16.3687427006588" calcext:value-type="float">
            <text:p>16.3687427007</text:p>
          </table:table-cell>
          <table:table-cell office:value-type="string" calcext:value-type="string">
            <text:p>ENSMUSG00000038963.11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1187.13</text:p>
          </table:table-cell>
          <table:table-cell office:value-type="string" calcext:value-type="string">
            <text:p>ENSG00000101187</text:p>
          </table:table-cell>
          <table:table-cell office:value-type="string" calcext:value-type="string">
            <text:p>ENSMUSG00000038963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1187|SLCO4A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5.4877752379535" calcext:value-type="float">
            <text:p>15.487775238</text:p>
          </table:table-cell>
          <table:table-cell office:value-type="float" office:value="23.9447329868999" calcext:value-type="float">
            <text:p>23.9447329869</text:p>
          </table:table-cell>
          <table:table-cell office:value-type="string" calcext:value-type="string">
            <text:p>ENSMUSG00000035208.11</text:p>
          </table:table-cell>
          <table:table-cell office:value-type="string" calcext:value-type="string">
            <text:p>SLFN1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2716.14</text:p>
          </table:table-cell>
          <table:table-cell office:value-type="string" calcext:value-type="string">
            <text:p>ENSG00000172716</text:p>
          </table:table-cell>
          <table:table-cell office:value-type="string" calcext:value-type="string">
            <text:p>ENSMUSG00000035208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2716|SLFN1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287.654322899161" calcext:value-type="float">
            <text:p>287.6543228992</text:p>
          </table:table-cell>
          <table:table-cell office:value-type="float" office:value="6.21969637290303" calcext:value-type="float">
            <text:p>6.2196963729</text:p>
          </table:table-cell>
          <table:table-cell office:value-type="string" calcext:value-type="string">
            <text:p>ENSMUSG00000005803.10</text:p>
          </table:table-cell>
          <table:table-cell office:value-type="string" calcext:value-type="string">
            <text:p>SQRDL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7767.11</text:p>
          </table:table-cell>
          <table:table-cell office:value-type="string" calcext:value-type="string">
            <text:p>ENSG00000137767</text:p>
          </table:table-cell>
          <table:table-cell office:value-type="string" calcext:value-type="string">
            <text:p>ENSMUSG00000005803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7767|SQRDL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310.441474090958" calcext:value-type="float">
            <text:p>310.441474091</text:p>
          </table:table-cell>
          <table:table-cell office:value-type="float" office:value="7.0379003880912" calcext:value-type="float">
            <text:p>7.0379003881</text:p>
          </table:table-cell>
          <table:table-cell office:value-type="string" calcext:value-type="string">
            <text:p>ENSMUSG00000079442.8</text:p>
          </table:table-cell>
          <table:table-cell office:value-type="string" calcext:value-type="string">
            <text:p>ST6GALNAC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6840.16</text:p>
          </table:table-cell>
          <table:table-cell office:value-type="string" calcext:value-type="string">
            <text:p>ENSG00000136840</text:p>
          </table:table-cell>
          <table:table-cell office:value-type="string" calcext:value-type="string">
            <text:p>ENSMUSG00000079442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6840|ST6GALNAC4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650.041320786749" calcext:value-type="float">
            <text:p>650.0413207867</text:p>
          </table:table-cell>
          <table:table-cell office:value-type="float" office:value="6.6071379662725" calcext:value-type="float">
            <text:p>6.6071379663</text:p>
          </table:table-cell>
          <table:table-cell office:value-type="string" calcext:value-type="string">
            <text:p>ENSMUSG00000048277.11</text:p>
          </table:table-cell>
          <table:table-cell office:value-type="string" calcext:value-type="string">
            <text:p>SYNGR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8639.5</text:p>
          </table:table-cell>
          <table:table-cell office:value-type="string" calcext:value-type="string">
            <text:p>ENSG00000108639</text:p>
          </table:table-cell>
          <table:table-cell office:value-type="string" calcext:value-type="string">
            <text:p>ENSMUSG00000048277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8639|SYNGR2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264.670358566468" calcext:value-type="float">
            <text:p>264.6703585665</text:p>
          </table:table-cell>
          <table:table-cell office:value-type="float" office:value="5.09929705806269" calcext:value-type="float">
            <text:p>5.0992970581</text:p>
          </table:table-cell>
          <table:table-cell office:value-type="string" calcext:value-type="string">
            <text:p>ENSMUSG00000024308.10</text:p>
          </table:table-cell>
          <table:table-cell office:value-type="string" calcext:value-type="string">
            <text:p>TAPBP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31925.9</text:p>
          </table:table-cell>
          <table:table-cell office:value-type="string" calcext:value-type="string">
            <text:p>ENSG00000231925</text:p>
          </table:table-cell>
          <table:table-cell office:value-type="string" calcext:value-type="string">
            <text:p>ENSMUSG0000002430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31925|TAPBP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786.886785612021" calcext:value-type="float">
            <text:p>786.886785612</text:p>
          </table:table-cell>
          <table:table-cell office:value-type="float" office:value="7.4418960396253" calcext:value-type="float">
            <text:p>7.4418960396</text:p>
          </table:table-cell>
          <table:table-cell office:value-type="string" calcext:value-type="string">
            <text:p>ENSMUSG00000002603.11</text:p>
          </table:table-cell>
          <table:table-cell office:value-type="string" calcext:value-type="string">
            <text:p>TGFB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5329.7</text:p>
          </table:table-cell>
          <table:table-cell office:value-type="string" calcext:value-type="string">
            <text:p>ENSG00000105329</text:p>
          </table:table-cell>
          <table:table-cell office:value-type="string" calcext:value-type="string">
            <text:p>ENSMUSG0000000260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5329|TGFB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562.374817589237" calcext:value-type="float">
            <text:p>562.3748175892</text:p>
          </table:table-cell>
          <table:table-cell office:value-type="float" office:value="8.96294155387062" calcext:value-type="float">
            <text:p>8.9629415539</text:p>
          </table:table-cell>
          <table:table-cell office:value-type="string" calcext:value-type="string">
            <text:p>ENSMUSG00000037820.11</text:p>
          </table:table-cell>
          <table:table-cell office:value-type="string" calcext:value-type="string">
            <text:p>TGM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8959.9</text:p>
          </table:table-cell>
          <table:table-cell office:value-type="string" calcext:value-type="string">
            <text:p>ENSG00000198959</text:p>
          </table:table-cell>
          <table:table-cell office:value-type="string" calcext:value-type="string">
            <text:p>ENSMUSG0000003782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8959|TGM2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32.5365390821564" calcext:value-type="float">
            <text:p>32.5365390822</text:p>
          </table:table-cell>
          <table:table-cell office:value-type="float" office:value="12.9934304448428" calcext:value-type="float">
            <text:p>12.9934304448</text:p>
          </table:table-cell>
          <table:table-cell office:value-type="string" calcext:value-type="string">
            <text:p>ENSMUSG00000042333.10</text:p>
          </table:table-cell>
          <table:table-cell office:value-type="string" calcext:value-type="string">
            <text:p>TNFRSF1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7873.15</text:p>
          </table:table-cell>
          <table:table-cell office:value-type="string" calcext:value-type="string">
            <text:p>ENSG00000157873</text:p>
          </table:table-cell>
          <table:table-cell office:value-type="string" calcext:value-type="string">
            <text:p>ENSMUSG0000004233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7873|TNFRSF14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361.444137516369" calcext:value-type="float">
            <text:p>361.4441375164</text:p>
          </table:table-cell>
          <table:table-cell office:value-type="float" office:value="6.78416565075535" calcext:value-type="float">
            <text:p>6.7841656508</text:p>
          </table:table-cell>
          <table:table-cell office:value-type="string" calcext:value-type="string">
            <text:p>ENSMUSG00000030341.13</text:p>
          </table:table-cell>
          <table:table-cell office:value-type="string" calcext:value-type="string">
            <text:p>TNFRSF1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67182.5</text:p>
          </table:table-cell>
          <table:table-cell office:value-type="string" calcext:value-type="string">
            <text:p>ENSG00000067182</text:p>
          </table:table-cell>
          <table:table-cell office:value-type="string" calcext:value-type="string">
            <text:p>ENSMUSG0000003034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67182|TNFRSF1A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80.110666861209" calcext:value-type="float">
            <text:p>180.1106668612</text:p>
          </table:table-cell>
          <table:table-cell office:value-type="float" office:value="18.0329529790446" calcext:value-type="float">
            <text:p>18.032952979</text:p>
          </table:table-cell>
          <table:table-cell office:value-type="string" calcext:value-type="string">
            <text:p>ENSMUSG00000036918.11</text:p>
          </table:table-cell>
          <table:table-cell office:value-type="string" calcext:value-type="string">
            <text:p>TTC7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68724.13</text:p>
          </table:table-cell>
          <table:table-cell office:value-type="string" calcext:value-type="string">
            <text:p>ENSG00000068724</text:p>
          </table:table-cell>
          <table:table-cell office:value-type="string" calcext:value-type="string">
            <text:p>ENSMUSG0000003691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68724|TTC7A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397.39114296149" calcext:value-type="float">
            <text:p>1397.3911429615</text:p>
          </table:table-cell>
          <table:table-cell office:value-type="float" office:value="21.3302706358339" calcext:value-type="float">
            <text:p>21.3302706358</text:p>
          </table:table-cell>
          <table:table-cell office:value-type="string" calcext:value-type="string">
            <text:p>ENSMUSG00000036908.12</text:p>
          </table:table-cell>
          <table:table-cell office:value-type="string" calcext:value-type="string">
            <text:p>UNC93B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0057.5</text:p>
          </table:table-cell>
          <table:table-cell office:value-type="string" calcext:value-type="string">
            <text:p>ENSG00000110057</text:p>
          </table:table-cell>
          <table:table-cell office:value-type="string" calcext:value-type="string">
            <text:p>ENSMUSG00000036908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0057|UNC93B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4645.63400316244" calcext:value-type="float">
            <text:p>4645.6340031624</text:p>
          </table:table-cell>
          <table:table-cell office:value-type="float" office:value="6.30637796575277" calcext:value-type="float">
            <text:p>6.3063779658</text:p>
          </table:table-cell>
          <table:table-cell office:value-type="string" calcext:value-type="string">
            <text:p>ENSMUSG00000044786.5</text:p>
          </table:table-cell>
          <table:table-cell office:value-type="string" calcext:value-type="string">
            <text:p>ZFP3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8016.5</text:p>
          </table:table-cell>
          <table:table-cell office:value-type="string" calcext:value-type="string">
            <text:p>ENSG00000128016</text:p>
          </table:table-cell>
          <table:table-cell office:value-type="string" calcext:value-type="string">
            <text:p>ENSMUSG0000004478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8016|ZFP36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48.4330901622778" calcext:value-type="float">
            <text:p>48.4330901623</text:p>
          </table:table-cell>
          <table:table-cell office:value-type="float" office:value="54.6828243828676" calcext:value-type="float">
            <text:p>54.6828243829</text:p>
          </table:table-cell>
          <table:table-cell office:value-type="string" calcext:value-type="string">
            <text:p>ENSMUSG00000074342.2</text:p>
          </table:table-cell>
          <table:table-cell office:value-type="string" calcext:value-type="string">
            <text:p>C1orf16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3110.9</text:p>
          </table:table-cell>
          <table:table-cell office:value-type="string" calcext:value-type="string">
            <text:p>ENSG00000143110</text:p>
          </table:table-cell>
          <table:table-cell office:value-type="string" calcext:value-type="string">
            <text:p>ENSMUSG0000007434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3110|C1ORF162</text:p>
          </table:table-cell>
          <table:table-cell office:value-type="string" calcext:value-type="string">
            <text:p>ME30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883.360479801541" calcext:value-type="float">
            <text:p>883.3604798015</text:p>
          </table:table-cell>
          <table:table-cell office:value-type="float" office:value="38.4206170873241" calcext:value-type="float">
            <text:p>38.4206170873</text:p>
          </table:table-cell>
          <table:table-cell office:value-type="string" calcext:value-type="string">
            <text:p>ENSMUSG00000060063.6</text:p>
          </table:table-cell>
          <table:table-cell office:value-type="string" calcext:value-type="string">
            <text:p>ALOX5AP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2965.7</text:p>
          </table:table-cell>
          <table:table-cell office:value-type="string" calcext:value-type="string">
            <text:p>ENSG00000132965</text:p>
          </table:table-cell>
          <table:table-cell office:value-type="string" calcext:value-type="string">
            <text:p>ENSMUSG0000006006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2965|ALOX5AP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98.119574305523" calcext:value-type="float">
            <text:p>198.1195743055</text:p>
          </table:table-cell>
          <table:table-cell office:value-type="float" office:value="27.6967754477817" calcext:value-type="float">
            <text:p>27.6967754478</text:p>
          </table:table-cell>
          <table:table-cell office:value-type="string" calcext:value-type="string">
            <text:p>ENSMUSG00000026786.10</text:p>
          </table:table-cell>
          <table:table-cell office:value-type="string" calcext:value-type="string">
            <text:p>APBB1IP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77420.13</text:p>
          </table:table-cell>
          <table:table-cell office:value-type="string" calcext:value-type="string">
            <text:p>ENSG00000077420</text:p>
          </table:table-cell>
          <table:table-cell office:value-type="string" calcext:value-type="string">
            <text:p>ENSMUSG00000026786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77420|APBB1IP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8421.64762743612" calcext:value-type="float">
            <text:p>8421.6476274361</text:p>
          </table:table-cell>
          <table:table-cell office:value-type="float" office:value="51.5578133910581" calcext:value-type="float">
            <text:p>51.5578133911</text:p>
          </table:table-cell>
          <table:table-cell office:value-type="string" calcext:value-type="string">
            <text:p>ENSMUSG00000036887.5</text:p>
          </table:table-cell>
          <table:table-cell office:value-type="string" calcext:value-type="string">
            <text:p>C1Q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3372.14</text:p>
          </table:table-cell>
          <table:table-cell office:value-type="string" calcext:value-type="string">
            <text:p>ENSG00000173372</text:p>
          </table:table-cell>
          <table:table-cell office:value-type="string" calcext:value-type="string">
            <text:p>ENSMUSG0000003688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3372|C1QA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4539.77324857187" calcext:value-type="float">
            <text:p>4539.7732485719</text:p>
          </table:table-cell>
          <table:table-cell office:value-type="float" office:value="39.4832425027306" calcext:value-type="float">
            <text:p>39.4832425027</text:p>
          </table:table-cell>
          <table:table-cell office:value-type="string" calcext:value-type="string">
            <text:p>ENSMUSG00000036905.8</text:p>
          </table:table-cell>
          <table:table-cell office:value-type="string" calcext:value-type="string">
            <text:p>C1Q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3369.13</text:p>
          </table:table-cell>
          <table:table-cell office:value-type="string" calcext:value-type="string">
            <text:p>ENSG00000173369</text:p>
          </table:table-cell>
          <table:table-cell office:value-type="string" calcext:value-type="string">
            <text:p>ENSMUSG0000003690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3369|C1QB</text:p>
          </table:table-cell>
          <table:table-cell/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2.0816282206204" calcext:value-type="float">
            <text:p>12.0816282206</text:p>
          </table:table-cell>
          <table:table-cell office:value-type="float" office:value="32.8975344665277" calcext:value-type="float">
            <text:p>32.8975344665</text:p>
          </table:table-cell>
          <table:table-cell office:value-type="string" calcext:value-type="string">
            <text:p>ENSMUSG00000024164.1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5730.14</text:p>
          </table:table-cell>
          <table:table-cell office:value-type="string" calcext:value-type="string">
            <text:p>ENSG00000125730</text:p>
          </table:table-cell>
          <table:table-cell office:value-type="string" calcext:value-type="string">
            <text:p>ENSMUSG00000024164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5730|C3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453.495243222179" calcext:value-type="float">
            <text:p>453.4952432222</text:p>
          </table:table-cell>
          <table:table-cell office:value-type="float" office:value="159.918643844648" calcext:value-type="float">
            <text:p>159.9186438446</text:p>
          </table:table-cell>
          <table:table-cell office:value-type="string" calcext:value-type="string">
            <text:p>ENSMUSG00000049130.5</text:p>
          </table:table-cell>
          <table:table-cell office:value-type="string" calcext:value-type="string">
            <text:p>C5AR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7405.5</text:p>
          </table:table-cell>
          <table:table-cell office:value-type="string" calcext:value-type="string">
            <text:p>ENSG00000197405</text:p>
          </table:table-cell>
          <table:table-cell office:value-type="string" calcext:value-type="string">
            <text:p>ENSMUSG0000004913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7405|C5AR1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7.5328458477243" calcext:value-type="float">
            <text:p>17.5328458477</text:p>
          </table:table-cell>
          <table:table-cell office:value-type="float" office:value="285.773645194816" calcext:value-type="float">
            <text:p>285.7736451948</text:p>
          </table:table-cell>
          <table:table-cell office:value-type="string" calcext:value-type="string">
            <text:p>ENSMUSG00000064039.3</text:p>
          </table:table-cell>
          <table:table-cell office:value-type="string" calcext:value-type="string">
            <text:p>CCR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3823.3</text:p>
          </table:table-cell>
          <table:table-cell office:value-type="string" calcext:value-type="string">
            <text:p>ENSG00000163823</text:p>
          </table:table-cell>
          <table:table-cell office:value-type="string" calcext:value-type="string">
            <text:p>ENSMUSG00000064039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3823|CCR1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402.636983513213" calcext:value-type="float">
            <text:p>402.6369835132</text:p>
          </table:table-cell>
          <table:table-cell office:value-type="float" office:value="92.393071954978" calcext:value-type="float">
            <text:p>92.393071955</text:p>
          </table:table-cell>
          <table:table-cell office:value-type="string" calcext:value-type="string">
            <text:p>ENSMUSG00000025804.4</text:p>
          </table:table-cell>
          <table:table-cell office:value-type="string" calcext:value-type="string">
            <text:p>CCR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3823.3</text:p>
          </table:table-cell>
          <table:table-cell office:value-type="string" calcext:value-type="string">
            <text:p>ENSG00000163823</text:p>
          </table:table-cell>
          <table:table-cell office:value-type="string" calcext:value-type="string">
            <text:p>ENSMUSG0000002580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3823|CCR1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888.05540157274" calcext:value-type="float">
            <text:p>1888.0554015727</text:p>
          </table:table-cell>
          <table:table-cell office:value-type="float" office:value="115.650930862094" calcext:value-type="float">
            <text:p>115.6509308621</text:p>
          </table:table-cell>
          <table:table-cell office:value-type="string" calcext:value-type="string">
            <text:p>ENSMUSG00000051439.6</text:p>
          </table:table-cell>
          <table:table-cell office:value-type="string" calcext:value-type="string">
            <text:p>CD1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0458.11</text:p>
          </table:table-cell>
          <table:table-cell office:value-type="string" calcext:value-type="string">
            <text:p>ENSG00000170458</text:p>
          </table:table-cell>
          <table:table-cell office:value-type="string" calcext:value-type="string">
            <text:p>ENSMUSG00000051439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0458|CD14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089.09337952332" calcext:value-type="float">
            <text:p>1089.0933795233</text:p>
          </table:table-cell>
          <table:table-cell office:value-type="float" office:value="82.917257573262" calcext:value-type="float">
            <text:p>82.9172575733</text:p>
          </table:table-cell>
          <table:table-cell office:value-type="string" calcext:value-type="string">
            <text:p>ENSMUSG00000030798.9</text:p>
          </table:table-cell>
          <table:table-cell office:value-type="string" calcext:value-type="string">
            <text:p>CD3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4894.9</text:p>
          </table:table-cell>
          <table:table-cell office:value-type="string" calcext:value-type="string">
            <text:p>ENSG00000104894</text:p>
          </table:table-cell>
          <table:table-cell office:value-type="string" calcext:value-type="string">
            <text:p>ENSMUSG0000003079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4894|CD37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217.108002977899" calcext:value-type="float">
            <text:p>217.1080029779</text:p>
          </table:table-cell>
          <table:table-cell office:value-type="float" office:value="79.7190004743464" calcext:value-type="float">
            <text:p>79.7190004743</text:p>
          </table:table-cell>
          <table:table-cell office:value-type="string" calcext:value-type="string">
            <text:p>ENSMUSG00000050370.4</text:p>
          </table:table-cell>
          <table:table-cell office:value-type="string" calcext:value-type="string">
            <text:p>CH25H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8135.6</text:p>
          </table:table-cell>
          <table:table-cell office:value-type="string" calcext:value-type="string">
            <text:p>ENSG00000138135</text:p>
          </table:table-cell>
          <table:table-cell office:value-type="string" calcext:value-type="string">
            <text:p>ENSMUSG0000005037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8135|CH25H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6557.91468760291" calcext:value-type="float">
            <text:p>6557.9146876029</text:p>
          </table:table-cell>
          <table:table-cell office:value-type="float" office:value="36.9247686827172" calcext:value-type="float">
            <text:p>36.9247686827</text:p>
          </table:table-cell>
          <table:table-cell office:value-type="string" calcext:value-type="string">
            <text:p>ENSMUSG00000024621.11</text:p>
          </table:table-cell>
          <table:table-cell office:value-type="string" calcext:value-type="string">
            <text:p>CSF1R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2578.11</text:p>
          </table:table-cell>
          <table:table-cell office:value-type="string" calcext:value-type="string">
            <text:p>ENSG00000182578</text:p>
          </table:table-cell>
          <table:table-cell office:value-type="string" calcext:value-type="string">
            <text:p>ENSMUSG0000002462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2578|CSF1R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14.019009029778" calcext:value-type="float">
            <text:p>114.0190090298</text:p>
          </table:table-cell>
          <table:table-cell office:value-type="float" office:value="45.1965292733204" calcext:value-type="float">
            <text:p>45.1965292733</text:p>
          </table:table-cell>
          <table:table-cell office:value-type="string" calcext:value-type="string">
            <text:p>ENSMUSG00000052085.6</text:p>
          </table:table-cell>
          <table:table-cell office:value-type="string" calcext:value-type="string">
            <text:p>DOCK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7099.13</text:p>
          </table:table-cell>
          <table:table-cell office:value-type="string" calcext:value-type="string">
            <text:p>ENSG00000107099</text:p>
          </table:table-cell>
          <table:table-cell office:value-type="string" calcext:value-type="string">
            <text:p>ENSMUSG00000052085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7099|DOCK8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35.0747344939443" calcext:value-type="float">
            <text:p>35.0747344939</text:p>
          </table:table-cell>
          <table:table-cell office:value-type="float" office:value="34.951378835482" calcext:value-type="float">
            <text:p>34.9513788355</text:p>
          </table:table-cell>
          <table:table-cell office:value-type="string" calcext:value-type="string">
            <text:p>ENSMUSG00000059089.4</text:p>
          </table:table-cell>
          <table:table-cell office:value-type="string" calcext:value-type="string">
            <text:p>FCGR3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03747.7</text:p>
          </table:table-cell>
          <table:table-cell office:value-type="string" calcext:value-type="string">
            <text:p>ENSG00000203747</text:p>
          </table:table-cell>
          <table:table-cell office:value-type="string" calcext:value-type="string">
            <text:p>ENSMUSG00000059089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03747|FCGR3A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06.407539090321" calcext:value-type="float">
            <text:p>106.4075390903</text:p>
          </table:table-cell>
          <table:table-cell office:value-type="float" office:value="13.2000814304526" calcext:value-type="float">
            <text:p>13.2000814305</text:p>
          </table:table-cell>
          <table:table-cell office:value-type="string" calcext:value-type="string">
            <text:p>ENSMUSG00000032725.9</text:p>
          </table:table-cell>
          <table:table-cell office:value-type="string" calcext:value-type="string">
            <text:p>FOLR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5457.11</text:p>
          </table:table-cell>
          <table:table-cell office:value-type="string" calcext:value-type="string">
            <text:p>ENSG00000165457</text:p>
          </table:table-cell>
          <table:table-cell office:value-type="string" calcext:value-type="string">
            <text:p>ENSMUSG00000032725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5457|FOLR2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881.186644266631" calcext:value-type="float">
            <text:p>881.1866442666</text:p>
          </table:table-cell>
          <table:table-cell office:value-type="float" office:value="124.357316166317" calcext:value-type="float">
            <text:p>124.3573161663</text:p>
          </table:table-cell>
          <table:table-cell office:value-type="string" calcext:value-type="string">
            <text:p>ENSMUSG00000051212.7</text:p>
          </table:table-cell>
          <table:table-cell office:value-type="string" calcext:value-type="string">
            <text:p>GPR18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9508.6</text:p>
          </table:table-cell>
          <table:table-cell office:value-type="string" calcext:value-type="string">
            <text:p>ENSG00000169508</text:p>
          </table:table-cell>
          <table:table-cell office:value-type="string" calcext:value-type="string">
            <text:p>ENSMUSG0000005121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9508|GPR183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782.127191410368" calcext:value-type="float">
            <text:p>782.1271914104</text:p>
          </table:table-cell>
          <table:table-cell office:value-type="float" office:value="20.5548129746776" calcext:value-type="float">
            <text:p>20.5548129747</text:p>
          </table:table-cell>
          <table:table-cell office:value-type="string" calcext:value-type="string">
            <text:p>ENSMUSG00000040229.7</text:p>
          </table:table-cell>
          <table:table-cell office:value-type="string" calcext:value-type="string">
            <text:p>GPR3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1659.11</text:p>
          </table:table-cell>
          <table:table-cell office:value-type="string" calcext:value-type="string">
            <text:p>ENSG00000171659</text:p>
          </table:table-cell>
          <table:table-cell office:value-type="string" calcext:value-type="string">
            <text:p>ENSMUSG0000004022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1659|GPR34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42.288196909789" calcext:value-type="float">
            <text:p>142.2881969098</text:p>
          </table:table-cell>
          <table:table-cell office:value-type="float" office:value="56.9968472551011" calcext:value-type="float">
            <text:p>56.9968472551</text:p>
          </table:table-cell>
          <table:table-cell office:value-type="string" calcext:value-type="string">
            <text:p>ENSMUSG00000020399.10</text:p>
          </table:table-cell>
          <table:table-cell office:value-type="string" calcext:value-type="string">
            <text:p>HAVCR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5077.6</text:p>
          </table:table-cell>
          <table:table-cell office:value-type="string" calcext:value-type="string">
            <text:p>ENSG00000135077</text:p>
          </table:table-cell>
          <table:table-cell office:value-type="string" calcext:value-type="string">
            <text:p>ENSMUSG0000002039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5077|HAVCR2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373.268564110936" calcext:value-type="float">
            <text:p>373.2685641109</text:p>
          </table:table-cell>
          <table:table-cell office:value-type="float" office:value="148.366338411315" calcext:value-type="float">
            <text:p>148.3663384113</text:p>
          </table:table-cell>
          <table:table-cell office:value-type="string" calcext:value-type="string">
            <text:p>ENSMUSG00000003283.9</text:p>
          </table:table-cell>
          <table:table-cell office:value-type="string" calcext:value-type="string">
            <text:p>HCK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1336.10</text:p>
          </table:table-cell>
          <table:table-cell office:value-type="string" calcext:value-type="string">
            <text:p>ENSG00000101336</text:p>
          </table:table-cell>
          <table:table-cell office:value-type="string" calcext:value-type="string">
            <text:p>ENSMUSG0000000328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1336|HCK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634.855989266151" calcext:value-type="float">
            <text:p>634.8559892662</text:p>
          </table:table-cell>
          <table:table-cell office:value-type="float" office:value="52.1130378261395" calcext:value-type="float">
            <text:p>52.1130378261</text:p>
          </table:table-cell>
          <table:table-cell office:value-type="string" calcext:value-type="string">
            <text:p>ENSMUSG00000022831.10</text:p>
          </table:table-cell>
          <table:table-cell office:value-type="string" calcext:value-type="string">
            <text:p>HCLS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0353.8</text:p>
          </table:table-cell>
          <table:table-cell office:value-type="string" calcext:value-type="string">
            <text:p>ENSG00000180353</text:p>
          </table:table-cell>
          <table:table-cell office:value-type="string" calcext:value-type="string">
            <text:p>ENSMUSG00000022831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0353|HCLS1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89.8666869615163" calcext:value-type="float">
            <text:p>89.8666869615</text:p>
          </table:table-cell>
          <table:table-cell office:value-type="float" office:value="60.7569644006743" calcext:value-type="float">
            <text:p>60.7569644007</text:p>
          </table:table-cell>
          <table:table-cell office:value-type="string" calcext:value-type="string">
            <text:p>ENSMUSG00000064109.7</text:p>
          </table:table-cell>
          <table:table-cell office:value-type="string" calcext:value-type="string">
            <text:p>HCST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6264.7</text:p>
          </table:table-cell>
          <table:table-cell office:value-type="string" calcext:value-type="string">
            <text:p>ENSG00000126264</text:p>
          </table:table-cell>
          <table:table-cell office:value-type="string" calcext:value-type="string">
            <text:p>ENSMUSG00000064109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6264|HCST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823.904668038326" calcext:value-type="float">
            <text:p>823.9046680383</text:p>
          </table:table-cell>
          <table:table-cell office:value-type="float" office:value="7.52231205368345" calcext:value-type="float">
            <text:p>7.5223120537</text:p>
          </table:table-cell>
          <table:table-cell office:value-type="string" calcext:value-type="string">
            <text:p>ENSMUSG00000005413.7</text:p>
          </table:table-cell>
          <table:table-cell office:value-type="string" calcext:value-type="string">
            <text:p>HMOX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0292.14</text:p>
          </table:table-cell>
          <table:table-cell office:value-type="string" calcext:value-type="string">
            <text:p>ENSG00000100292</text:p>
          </table:table-cell>
          <table:table-cell office:value-type="string" calcext:value-type="string">
            <text:p>ENSMUSG00000005413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0292|HMOX1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73.113151112257" calcext:value-type="float">
            <text:p>173.1131511123</text:p>
          </table:table-cell>
          <table:table-cell office:value-type="float" office:value="31.5360186878461" calcext:value-type="float">
            <text:p>31.5360186878</text:p>
          </table:table-cell>
          <table:table-cell office:value-type="string" calcext:value-type="string">
            <text:p>ENSMUSG00000029919.4</text:p>
          </table:table-cell>
          <table:table-cell office:value-type="string" calcext:value-type="string">
            <text:p>HPGDS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3106.8</text:p>
          </table:table-cell>
          <table:table-cell office:value-type="string" calcext:value-type="string">
            <text:p>ENSG00000163106</text:p>
          </table:table-cell>
          <table:table-cell office:value-type="string" calcext:value-type="string">
            <text:p>ENSMUSG0000002991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3106|HPGDS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720.895189199659" calcext:value-type="float">
            <text:p>720.8951891997</text:p>
          </table:table-cell>
          <table:table-cell office:value-type="float" office:value="83.1284365590843" calcext:value-type="float">
            <text:p>83.1284365591</text:p>
          </table:table-cell>
          <table:table-cell office:value-type="string" calcext:value-type="string">
            <text:p>ENSMUSG00000032089.12</text:p>
          </table:table-cell>
          <table:table-cell office:value-type="string" calcext:value-type="string">
            <text:p>IL10R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0324.7</text:p>
          </table:table-cell>
          <table:table-cell office:value-type="string" calcext:value-type="string">
            <text:p>ENSG00000110324</text:p>
          </table:table-cell>
          <table:table-cell office:value-type="string" calcext:value-type="string">
            <text:p>ENSMUSG00000032089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0324|IL10RA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285.8791857068" calcext:value-type="float">
            <text:p>1285.8791857068</text:p>
          </table:table-cell>
          <table:table-cell office:value-type="float" office:value="30.26908081838" calcext:value-type="float">
            <text:p>30.2690808184</text:p>
          </table:table-cell>
          <table:table-cell office:value-type="string" calcext:value-type="string">
            <text:p>ENSMUSG00000030786.14</text:p>
          </table:table-cell>
          <table:table-cell office:value-type="string" calcext:value-type="string">
            <text:p>ITGAM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9896.14</text:p>
          </table:table-cell>
          <table:table-cell office:value-type="string" calcext:value-type="string">
            <text:p>ENSG00000169896</text:p>
          </table:table-cell>
          <table:table-cell office:value-type="string" calcext:value-type="string">
            <text:p>ENSMUSG0000003078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9896|ITGAM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615.925866455773" calcext:value-type="float">
            <text:p>615.9258664558</text:p>
          </table:table-cell>
          <table:table-cell office:value-type="float" office:value="81.620555163957" calcext:value-type="float">
            <text:p>81.620555164</text:p>
          </table:table-cell>
          <table:table-cell office:value-type="string" calcext:value-type="string">
            <text:p>ENSMUSG00000000290.9</text:p>
          </table:table-cell>
          <table:table-cell office:value-type="string" calcext:value-type="string">
            <text:p>ITGB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0255.14</text:p>
          </table:table-cell>
          <table:table-cell office:value-type="string" calcext:value-type="string">
            <text:p>ENSG00000160255</text:p>
          </table:table-cell>
          <table:table-cell office:value-type="string" calcext:value-type="string">
            <text:p>ENSMUSG0000000029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0255|ITGB2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44.168734316386" calcext:value-type="float">
            <text:p>144.1687343164</text:p>
          </table:table-cell>
          <table:table-cell office:value-type="float" office:value="17.1398137339713" calcext:value-type="float">
            <text:p>17.139813734</text:p>
          </table:table-cell>
          <table:table-cell office:value-type="string" calcext:value-type="string">
            <text:p>ENSMUSG00000040751.8</text:p>
          </table:table-cell>
          <table:table-cell office:value-type="string" calcext:value-type="string">
            <text:p>LAT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86730.14</text:p>
          </table:table-cell>
          <table:table-cell office:value-type="string" calcext:value-type="string">
            <text:p>ENSG00000086730</text:p>
          </table:table-cell>
          <table:table-cell office:value-type="string" calcext:value-type="string">
            <text:p>ENSMUSG0000004075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86730|LAT2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41.5336159265621" calcext:value-type="float">
            <text:p>41.5336159266</text:p>
          </table:table-cell>
          <table:table-cell office:value-type="float" office:value="46.1027684616861" calcext:value-type="float">
            <text:p>46.1027684617</text:p>
          </table:table-cell>
          <table:table-cell office:value-type="string" calcext:value-type="string">
            <text:p>ENSMUSG00000067714.9</text:p>
          </table:table-cell>
          <table:table-cell office:value-type="string" calcext:value-type="string">
            <text:p>LPAR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4574.7</text:p>
          </table:table-cell>
          <table:table-cell office:value-type="string" calcext:value-type="string">
            <text:p>ENSG00000184574</text:p>
          </table:table-cell>
          <table:table-cell office:value-type="string" calcext:value-type="string">
            <text:p>ENSMUSG0000006771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4574|LPAR5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815.822394543681" calcext:value-type="float">
            <text:p>815.8223945437</text:p>
          </table:table-cell>
          <table:table-cell office:value-type="float" office:value="39.3784917534569" calcext:value-type="float">
            <text:p>39.3784917535</text:p>
          </table:table-cell>
          <table:table-cell office:value-type="string" calcext:value-type="string">
            <text:p>ENSMUSG00000033192.4</text:p>
          </table:table-cell>
          <table:table-cell office:value-type="string" calcext:value-type="string">
            <text:p>LPCAT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87253.9</text:p>
          </table:table-cell>
          <table:table-cell office:value-type="string" calcext:value-type="string">
            <text:p>ENSG00000087253</text:p>
          </table:table-cell>
          <table:table-cell office:value-type="string" calcext:value-type="string">
            <text:p>ENSMUSG00000033192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87253|LPCAT2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456.881028989445" calcext:value-type="float">
            <text:p>456.8810289894</text:p>
          </table:table-cell>
          <table:table-cell office:value-type="float" office:value="20.9629177762047" calcext:value-type="float">
            <text:p>20.9629177762</text:p>
          </table:table-cell>
          <table:table-cell office:value-type="string" calcext:value-type="string">
            <text:p>ENSMUSG00000073412.6</text:p>
          </table:table-cell>
          <table:table-cell office:value-type="string" calcext:value-type="string">
            <text:p>LST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04482.8</text:p>
          </table:table-cell>
          <table:table-cell office:value-type="string" calcext:value-type="string">
            <text:p>ENSG00000204482</text:p>
          </table:table-cell>
          <table:table-cell office:value-type="string" calcext:value-type="string">
            <text:p>ENSMUSG0000007341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04482|LST1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530.95284463567" calcext:value-type="float">
            <text:p>1530.9528446357</text:p>
          </table:table-cell>
          <table:table-cell office:value-type="float" office:value="29.1763699154959" calcext:value-type="float">
            <text:p>29.1763699155</text:p>
          </table:table-cell>
          <table:table-cell office:value-type="string" calcext:value-type="string">
            <text:p>ENSMUSG00000046805.9</text:p>
          </table:table-cell>
          <table:table-cell office:value-type="string" calcext:value-type="string">
            <text:p>MPEG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7629.5</text:p>
          </table:table-cell>
          <table:table-cell office:value-type="string" calcext:value-type="string">
            <text:p>ENSG00000197629</text:p>
          </table:table-cell>
          <table:table-cell office:value-type="string" calcext:value-type="string">
            <text:p>ENSMUSG00000046805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7629|MPEG1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24.867371558184" calcext:value-type="float">
            <text:p>124.8673715582</text:p>
          </table:table-cell>
          <table:table-cell office:value-type="float" office:value="37.2343434527024" calcext:value-type="float">
            <text:p>37.2343434527</text:p>
          </table:table-cell>
          <table:table-cell office:value-type="string" calcext:value-type="string">
            <text:p>ENSMUSG00000024672.7</text:p>
          </table:table-cell>
          <table:table-cell office:value-type="string" calcext:value-type="string">
            <text:p>MS4A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6927.10</text:p>
          </table:table-cell>
          <table:table-cell office:value-type="string" calcext:value-type="string">
            <text:p>ENSG00000166927</text:p>
          </table:table-cell>
          <table:table-cell office:value-type="string" calcext:value-type="string">
            <text:p>ENSMUSG0000002467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6927|MS4A7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300.43762489981" calcext:value-type="float">
            <text:p>1300.4376248998</text:p>
          </table:table-cell>
          <table:table-cell office:value-type="float" office:value="10.3392895657562" calcext:value-type="float">
            <text:p>10.3392895658</text:p>
          </table:table-cell>
          <table:table-cell office:value-type="string" calcext:value-type="string">
            <text:p>ENSMUSG00000036353.9</text:p>
          </table:table-cell>
          <table:table-cell office:value-type="string" calcext:value-type="string">
            <text:p>P2RY1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9313.9</text:p>
          </table:table-cell>
          <table:table-cell office:value-type="string" calcext:value-type="string">
            <text:p>ENSG00000169313</text:p>
          </table:table-cell>
          <table:table-cell office:value-type="string" calcext:value-type="string">
            <text:p>ENSMUSG00000036353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9313|P2RY12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858.62151673278" calcext:value-type="float">
            <text:p>1858.6215167328</text:p>
          </table:table-cell>
          <table:table-cell office:value-type="float" office:value="85.0566770132021" calcext:value-type="float">
            <text:p>85.0566770132</text:p>
          </table:table-cell>
          <table:table-cell office:value-type="string" calcext:value-type="string">
            <text:p>ENSMUSG00000052160.6</text:p>
          </table:table-cell>
          <table:table-cell office:value-type="string" calcext:value-type="string">
            <text:p>PLD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6428.10</text:p>
          </table:table-cell>
          <table:table-cell office:value-type="string" calcext:value-type="string">
            <text:p>ENSG00000166428</text:p>
          </table:table-cell>
          <table:table-cell office:value-type="string" calcext:value-type="string">
            <text:p>ENSMUSG0000005216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6428|PLD4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666.291302129652" calcext:value-type="float">
            <text:p>666.2913021297</text:p>
          </table:table-cell>
          <table:table-cell office:value-type="float" office:value="16.4178656559276" calcext:value-type="float">
            <text:p>16.4178656559</text:p>
          </table:table-cell>
          <table:table-cell office:value-type="string" calcext:value-type="string">
            <text:p>ENSMUSG00000020120.11</text:p>
          </table:table-cell>
          <table:table-cell office:value-type="string" calcext:value-type="string">
            <text:p>PLEK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5956.9</text:p>
          </table:table-cell>
          <table:table-cell office:value-type="string" calcext:value-type="string">
            <text:p>ENSG00000115956</text:p>
          </table:table-cell>
          <table:table-cell office:value-type="string" calcext:value-type="string">
            <text:p>ENSMUSG0000002012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5956|PLEK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439.538802523813" calcext:value-type="float">
            <text:p>439.5388025238</text:p>
          </table:table-cell>
          <table:table-cell office:value-type="float" office:value="73.2862873806019" calcext:value-type="float">
            <text:p>73.2862873806</text:p>
          </table:table-cell>
          <table:table-cell office:value-type="string" calcext:value-type="string">
            <text:p>ENSMUSG00000004266.11</text:p>
          </table:table-cell>
          <table:table-cell office:value-type="string" calcext:value-type="string">
            <text:p>PTPN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1679.14</text:p>
          </table:table-cell>
          <table:table-cell office:value-type="string" calcext:value-type="string">
            <text:p>ENSG00000111679</text:p>
          </table:table-cell>
          <table:table-cell office:value-type="string" calcext:value-type="string">
            <text:p>ENSMUSG00000004266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1679|PTPN6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278.227727654201" calcext:value-type="float">
            <text:p>278.2277276542</text:p>
          </table:table-cell>
          <table:table-cell office:value-type="float" office:value="48.6233367176871" calcext:value-type="float">
            <text:p>48.6233367177</text:p>
          </table:table-cell>
          <table:table-cell office:value-type="string" calcext:value-type="string">
            <text:p>ENSMUSG00000033220.6</text:p>
          </table:table-cell>
          <table:table-cell office:value-type="string" calcext:value-type="string">
            <text:p>RAC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8340.12</text:p>
          </table:table-cell>
          <table:table-cell office:value-type="string" calcext:value-type="string">
            <text:p>ENSG00000128340</text:p>
          </table:table-cell>
          <table:table-cell office:value-type="string" calcext:value-type="string">
            <text:p>ENSMUSG0000003322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8340|RAC2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3528.59346707689" calcext:value-type="float">
            <text:p>3528.5934670769</text:p>
          </table:table-cell>
          <table:table-cell office:value-type="float" office:value="58.3418602120282" calcext:value-type="float">
            <text:p>58.341860212</text:p>
          </table:table-cell>
          <table:table-cell office:value-type="string" calcext:value-type="string">
            <text:p>ENSMUSG00000048163.9</text:p>
          </table:table-cell>
          <table:table-cell office:value-type="string" calcext:value-type="string">
            <text:p>SELPLG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0876.9</text:p>
          </table:table-cell>
          <table:table-cell office:value-type="string" calcext:value-type="string">
            <text:p>ENSG00000110876</text:p>
          </table:table-cell>
          <table:table-cell office:value-type="string" calcext:value-type="string">
            <text:p>ENSMUSG0000004816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0876|SELPLG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5.486810224032" calcext:value-type="float">
            <text:p>15.486810224</text:p>
          </table:table-cell>
          <table:table-cell office:value-type="float" office:value="99.0118786225536" calcext:value-type="float">
            <text:p>99.0118786226</text:p>
          </table:table-cell>
          <table:table-cell office:value-type="string" calcext:value-type="string">
            <text:p>ENSMUSG00000030468.8</text:p>
          </table:table-cell>
          <table:table-cell office:value-type="string" calcext:value-type="string">
            <text:p>SIGLEC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2512.12</text:p>
          </table:table-cell>
          <table:table-cell office:value-type="string" calcext:value-type="string">
            <text:p>ENSG00000142512</text:p>
          </table:table-cell>
          <table:table-cell office:value-type="string" calcext:value-type="string">
            <text:p>ENSMUSG00000030468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2512|SIGLEC10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082.64453248658" calcext:value-type="float">
            <text:p>1082.6445324866</text:p>
          </table:table-cell>
          <table:table-cell office:value-type="float" office:value="76.3203175690717" calcext:value-type="float">
            <text:p>76.3203175691</text:p>
          </table:table-cell>
          <table:table-cell office:value-type="string" calcext:value-type="string">
            <text:p>ENSMUSG00000028976.6</text:p>
          </table:table-cell>
          <table:table-cell office:value-type="string" calcext:value-type="string">
            <text:p>SLC2A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2583.15</text:p>
          </table:table-cell>
          <table:table-cell office:value-type="string" calcext:value-type="string">
            <text:p>ENSG00000142583</text:p>
          </table:table-cell>
          <table:table-cell office:value-type="string" calcext:value-type="string">
            <text:p>ENSMUSG00000028976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2583|SLC2A5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411.701745830703" calcext:value-type="float">
            <text:p>411.7017458307</text:p>
          </table:table-cell>
          <table:table-cell office:value-type="float" office:value="17.8103436303996" calcext:value-type="float">
            <text:p>17.8103436304</text:p>
          </table:table-cell>
          <table:table-cell office:value-type="string" calcext:value-type="string">
            <text:p>ENSMUSG00000000958.5</text:p>
          </table:table-cell>
          <table:table-cell office:value-type="string" calcext:value-type="string">
            <text:p>SLC7A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5465.16</text:p>
          </table:table-cell>
          <table:table-cell office:value-type="string" calcext:value-type="string">
            <text:p>ENSG00000155465</text:p>
          </table:table-cell>
          <table:table-cell office:value-type="string" calcext:value-type="string">
            <text:p>ENSMUSG00000000958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5465|SLC7A7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181.02028709246" calcext:value-type="float">
            <text:p>1181.0202870925</text:p>
          </table:table-cell>
          <table:table-cell office:value-type="float" office:value="97.8739630592366" calcext:value-type="float">
            <text:p>97.8739630592</text:p>
          </table:table-cell>
          <table:table-cell office:value-type="string" calcext:value-type="string">
            <text:p>ENSMUSG00000002111.8</text:p>
          </table:table-cell>
          <table:table-cell office:value-type="string" calcext:value-type="string">
            <text:p>SPI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66336.9</text:p>
          </table:table-cell>
          <table:table-cell office:value-type="string" calcext:value-type="string">
            <text:p>ENSG00000066336</text:p>
          </table:table-cell>
          <table:table-cell office:value-type="string" calcext:value-type="string">
            <text:p>ENSMUSG00000002111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66336|SPI1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395.95064243779" calcext:value-type="float">
            <text:p>395.9506424378</text:p>
          </table:table-cell>
          <table:table-cell office:value-type="float" office:value="53.7092000901547" calcext:value-type="float">
            <text:p>53.7092000902</text:p>
          </table:table-cell>
          <table:table-cell office:value-type="string" calcext:value-type="string">
            <text:p>ENSMUSG00000021384.10</text:p>
          </table:table-cell>
          <table:table-cell office:value-type="string" calcext:value-type="string">
            <text:p>SUSD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7303.8</text:p>
          </table:table-cell>
          <table:table-cell office:value-type="string" calcext:value-type="string">
            <text:p>ENSG00000157303</text:p>
          </table:table-cell>
          <table:table-cell office:value-type="string" calcext:value-type="string">
            <text:p>ENSMUSG00000021384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7303|SUSD3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527.510528247022" calcext:value-type="float">
            <text:p>527.510528247</text:p>
          </table:table-cell>
          <table:table-cell office:value-type="float" office:value="97.4211053240847" calcext:value-type="float">
            <text:p>97.4211053241</text:p>
          </table:table-cell>
          <table:table-cell office:value-type="string" calcext:value-type="string">
            <text:p>ENSMUSG00000029925.9</text:p>
          </table:table-cell>
          <table:table-cell office:value-type="string" calcext:value-type="string">
            <text:p>TBXAS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59377.13</text:p>
          </table:table-cell>
          <table:table-cell office:value-type="string" calcext:value-type="string">
            <text:p>ENSG00000059377</text:p>
          </table:table-cell>
          <table:table-cell office:value-type="string" calcext:value-type="string">
            <text:p>ENSMUSG0000002992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59377|TBXAS1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2329.28556105597" calcext:value-type="float">
            <text:p>2329.285561056</text:p>
          </table:table-cell>
          <table:table-cell office:value-type="float" office:value="70.9897657118257" calcext:value-type="float">
            <text:p>70.9897657118</text:p>
          </table:table-cell>
          <table:table-cell office:value-type="string" calcext:value-type="string">
            <text:p>ENSMUSG00000054675.5</text:p>
          </table:table-cell>
          <table:table-cell office:value-type="string" calcext:value-type="string">
            <text:p>TMEM11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3160.8</text:p>
          </table:table-cell>
          <table:table-cell office:value-type="string" calcext:value-type="string">
            <text:p>ENSG00000183160</text:p>
          </table:table-cell>
          <table:table-cell office:value-type="string" calcext:value-type="string">
            <text:p>ENSMUSG0000005467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3160|TMEM119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2437.09985868311" calcext:value-type="float">
            <text:p>2437.0998586831</text:p>
          </table:table-cell>
          <table:table-cell office:value-type="float" office:value="54.6313277746112" calcext:value-type="float">
            <text:p>54.6313277746</text:p>
          </table:table-cell>
          <table:table-cell office:value-type="string" calcext:value-type="string">
            <text:p>ENSMUSG00000023992.10</text:p>
          </table:table-cell>
          <table:table-cell office:value-type="string" calcext:value-type="string">
            <text:p>TREM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95970.14</text:p>
          </table:table-cell>
          <table:table-cell office:value-type="string" calcext:value-type="string">
            <text:p>ENSG00000095970</text:p>
          </table:table-cell>
          <table:table-cell office:value-type="string" calcext:value-type="string">
            <text:p>ENSMUSG0000002399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95970|TREM2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3548.78014356165" calcext:value-type="float">
            <text:p>3548.7801435617</text:p>
          </table:table-cell>
          <table:table-cell office:value-type="float" office:value="27.5155680165836" calcext:value-type="float">
            <text:p>27.5155680166</text:p>
          </table:table-cell>
          <table:table-cell office:value-type="string" calcext:value-type="string">
            <text:p>ENSMUSG00000030579.9</text:p>
          </table:table-cell>
          <table:table-cell office:value-type="string" calcext:value-type="string">
            <text:p>TYROBP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11600.9</text:p>
          </table:table-cell>
          <table:table-cell office:value-type="string" calcext:value-type="string">
            <text:p>ENSG00000011600</text:p>
          </table:table-cell>
          <table:table-cell office:value-type="string" calcext:value-type="string">
            <text:p>ENSMUSG00000030579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11600|TYROBP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201.440559960243" calcext:value-type="float">
            <text:p>201.4405599602</text:p>
          </table:table-cell>
          <table:table-cell office:value-type="float" office:value="76.0370507295617" calcext:value-type="float">
            <text:p>76.0370507296</text:p>
          </table:table-cell>
          <table:table-cell office:value-type="string" calcext:value-type="string">
            <text:p>ENSMUSG00000031165.6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15285.8</text:p>
          </table:table-cell>
          <table:table-cell office:value-type="string" calcext:value-type="string">
            <text:p>ENSG00000015285</text:p>
          </table:table-cell>
          <table:table-cell office:value-type="string" calcext:value-type="string">
            <text:p>ENSMUSG00000031165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15285|WAS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6.2352400458077" calcext:value-type="float">
            <text:p>16.2352400458</text:p>
          </table:table-cell>
          <table:table-cell office:value-type="float" office:value="26.0704306190399" calcext:value-type="float">
            <text:p>26.070430619</text:p>
          </table:table-cell>
          <table:table-cell office:value-type="string" calcext:value-type="string">
            <text:p>ENSMUSG00000021322.7</text:p>
          </table:table-cell>
          <table:table-cell office:value-type="string" calcext:value-type="string">
            <text:p>AOAH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6250.9</text:p>
          </table:table-cell>
          <table:table-cell office:value-type="string" calcext:value-type="string">
            <text:p>ENSG00000136250</text:p>
          </table:table-cell>
          <table:table-cell office:value-type="string" calcext:value-type="string">
            <text:p>ENSMUSG0000002132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6250|AOAH</text:p>
          </table:table-cell>
          <table:table-cell office:value-type="string" calcext:value-type="string">
            <text:p>ME36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042.52011333073" calcext:value-type="float">
            <text:p>1042.5201133307</text:p>
          </table:table-cell>
          <table:table-cell office:value-type="float" office:value="12.8378811639081" calcext:value-type="float">
            <text:p>12.8378811639</text:p>
          </table:table-cell>
          <table:table-cell office:value-type="string" calcext:value-type="string">
            <text:p>ENSMUSG00000056708.5</text:p>
          </table:table-cell>
          <table:table-cell office:value-type="string" calcext:value-type="string">
            <text:p>IER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2783.10</text:p>
          </table:table-cell>
          <table:table-cell office:value-type="string" calcext:value-type="string">
            <text:p>ENSG00000162783</text:p>
          </table:table-cell>
          <table:table-cell office:value-type="string" calcext:value-type="string">
            <text:p>ENSMUSG0000005670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2783|IER5</text:p>
          </table:table-cell>
          <table:table-cell office:value-type="string" calcext:value-type="string">
            <text:p>ME37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58.2499488463032" calcext:value-type="float">
            <text:p>58.2499488463</text:p>
          </table:table-cell>
          <table:table-cell office:value-type="float" office:value="39.9330149743529" calcext:value-type="float">
            <text:p>39.9330149744</text:p>
          </table:table-cell>
          <table:table-cell office:value-type="string" calcext:value-type="string">
            <text:p>ENSMUSG00000002668.7</text:p>
          </table:table-cell>
          <table:table-cell office:value-type="string" calcext:value-type="string">
            <text:p>DENND1C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05744.7</text:p>
          </table:table-cell>
          <table:table-cell office:value-type="string" calcext:value-type="string">
            <text:p>ENSG00000205744</text:p>
          </table:table-cell>
          <table:table-cell office:value-type="string" calcext:value-type="string">
            <text:p>ENSMUSG0000000266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05744|DENND1C</text:p>
          </table:table-cell>
          <table:table-cell office:value-type="string" calcext:value-type="string">
            <text:p>ME38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00.186422623893" calcext:value-type="float">
            <text:p>100.1864226239</text:p>
          </table:table-cell>
          <table:table-cell office:value-type="float" office:value="14.2046860928638" calcext:value-type="float">
            <text:p>14.2046860929</text:p>
          </table:table-cell>
          <table:table-cell office:value-type="string" calcext:value-type="string">
            <text:p>ENSMUSG00000040061.13</text:p>
          </table:table-cell>
          <table:table-cell office:value-type="string" calcext:value-type="string">
            <text:p>PLCB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7841.9</text:p>
          </table:table-cell>
          <table:table-cell office:value-type="string" calcext:value-type="string">
            <text:p>ENSG00000137841</text:p>
          </table:table-cell>
          <table:table-cell office:value-type="string" calcext:value-type="string">
            <text:p>ENSMUSG00000040061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7841|PLCB2</text:p>
          </table:table-cell>
          <table:table-cell office:value-type="string" calcext:value-type="string">
            <text:p>ME38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67.9290642432589" calcext:value-type="float">
            <text:p>67.9290642433</text:p>
          </table:table-cell>
          <table:table-cell office:value-type="float" office:value="89.3430669521069" calcext:value-type="float">
            <text:p>89.3430669521</text:p>
          </table:table-cell>
          <table:table-cell office:value-type="string" calcext:value-type="string">
            <text:p>ENSMUSG00000049037.8</text:p>
          </table:table-cell>
          <table:table-cell office:value-type="string" calcext:value-type="string">
            <text:p>CLEC4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1729.10</text:p>
          </table:table-cell>
          <table:table-cell office:value-type="string" calcext:value-type="string">
            <text:p>ENSG00000111729</text:p>
          </table:table-cell>
          <table:table-cell office:value-type="string" calcext:value-type="string">
            <text:p>ENSMUSG00000049037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1729|CLEC4A</text:p>
          </table:table-cell>
          <table:table-cell office:value-type="string" calcext:value-type="string">
            <text:p>ME4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92.7677198818153" calcext:value-type="float">
            <text:p>92.7677198818</text:p>
          </table:table-cell>
          <table:table-cell office:value-type="float" office:value="73.2640529447978" calcext:value-type="float">
            <text:p>73.2640529448</text:p>
          </table:table-cell>
          <table:table-cell office:value-type="string" calcext:value-type="string">
            <text:p>ENSMUSG00000043832.9</text:p>
          </table:table-cell>
          <table:table-cell office:value-type="string" calcext:value-type="string">
            <text:p>CLEC4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1729.10</text:p>
          </table:table-cell>
          <table:table-cell office:value-type="string" calcext:value-type="string">
            <text:p>ENSG00000111729</text:p>
          </table:table-cell>
          <table:table-cell office:value-type="string" calcext:value-type="string">
            <text:p>ENSMUSG0000004383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1729|CLEC4A</text:p>
          </table:table-cell>
          <table:table-cell office:value-type="string" calcext:value-type="string">
            <text:p>ME4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316.31772128002" calcext:value-type="float">
            <text:p>316.31772128</text:p>
          </table:table-cell>
          <table:table-cell office:value-type="float" office:value="38.4005407117887" calcext:value-type="float">
            <text:p>38.4005407118</text:p>
          </table:table-cell>
          <table:table-cell office:value-type="string" calcext:value-type="string">
            <text:p>ENSMUSG00000030148.11</text:p>
          </table:table-cell>
          <table:table-cell office:value-type="string" calcext:value-type="string">
            <text:p>CLEC4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1729.10</text:p>
          </table:table-cell>
          <table:table-cell office:value-type="string" calcext:value-type="string">
            <text:p>ENSG00000111729</text:p>
          </table:table-cell>
          <table:table-cell office:value-type="string" calcext:value-type="string">
            <text:p>ENSMUSG00000030148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1729|CLEC4A</text:p>
          </table:table-cell>
          <table:table-cell office:value-type="string" calcext:value-type="string">
            <text:p>ME4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4.6991806451487" calcext:value-type="float">
            <text:p>14.6991806451</text:p>
          </table:table-cell>
          <table:table-cell office:value-type="float" office:value="62.0609474230484" calcext:value-type="float">
            <text:p>62.060947423</text:p>
          </table:table-cell>
          <table:table-cell office:value-type="string" calcext:value-type="string">
            <text:p>ENSMUSG00000041287.5</text:p>
          </table:table-cell>
          <table:table-cell office:value-type="string" calcext:value-type="string">
            <text:p>SOX1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9194.5</text:p>
          </table:table-cell>
          <table:table-cell office:value-type="string" calcext:value-type="string">
            <text:p>ENSG00000129194</text:p>
          </table:table-cell>
          <table:table-cell office:value-type="string" calcext:value-type="string">
            <text:p>ENSMUSG0000004128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9194|SOX15</text:p>
          </table:table-cell>
          <table:table-cell office:value-type="string" calcext:value-type="string">
            <text:p>ME44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4519.33326043151" calcext:value-type="float">
            <text:p>4519.3332604315</text:p>
          </table:table-cell>
          <table:table-cell office:value-type="float" office:value="69.1950965090104" calcext:value-type="float">
            <text:p>69.195096509</text:p>
          </table:table-cell>
          <table:table-cell office:value-type="string" calcext:value-type="string">
            <text:p>ENSMUSG00000015396.3</text:p>
          </table:table-cell>
          <table:table-cell office:value-type="string" calcext:value-type="string">
            <text:p>CD8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2149.7</text:p>
          </table:table-cell>
          <table:table-cell office:value-type="string" calcext:value-type="string">
            <text:p>ENSG00000112149</text:p>
          </table:table-cell>
          <table:table-cell office:value-type="string" calcext:value-type="string">
            <text:p>ENSMUSG0000001539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2149|CD83</text:p>
          </table:table-cell>
          <table:table-cell office:value-type="string" calcext:value-type="string">
            <text:p>ME45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048.8483840523" calcext:value-type="float">
            <text:p>1048.8483840523</text:p>
          </table:table-cell>
          <table:table-cell office:value-type="float" office:value="62.9858038363911" calcext:value-type="float">
            <text:p>62.9858038364</text:p>
          </table:table-cell>
          <table:table-cell office:value-type="string" calcext:value-type="string">
            <text:p>ENSMUSG00000031903.6</text:p>
          </table:table-cell>
          <table:table-cell office:value-type="string" calcext:value-type="string">
            <text:p>PLA2G1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3066.10</text:p>
          </table:table-cell>
          <table:table-cell office:value-type="string" calcext:value-type="string">
            <text:p>ENSG00000103066</text:p>
          </table:table-cell>
          <table:table-cell office:value-type="string" calcext:value-type="string">
            <text:p>ENSMUSG00000031903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3066|PLA2G15</text:p>
          </table:table-cell>
          <table:table-cell office:value-type="string" calcext:value-type="string">
            <text:p>ME45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246.094666032362" calcext:value-type="float">
            <text:p>246.0946660324</text:p>
          </table:table-cell>
          <table:table-cell office:value-type="float" office:value="16.4196174431481" calcext:value-type="float">
            <text:p>16.4196174431</text:p>
          </table:table-cell>
          <table:table-cell office:value-type="string" calcext:value-type="string">
            <text:p>ENSMUSG00000056069.8</text:p>
          </table:table-cell>
          <table:table-cell office:value-type="string" calcext:value-type="string">
            <text:p>FAM105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5569.5</text:p>
          </table:table-cell>
          <table:table-cell office:value-type="string" calcext:value-type="string">
            <text:p>ENSG00000145569</text:p>
          </table:table-cell>
          <table:table-cell office:value-type="string" calcext:value-type="string">
            <text:p>ENSMUSG0000005606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5569|FAM105A</text:p>
          </table:table-cell>
          <table:table-cell office:value-type="string" calcext:value-type="string">
            <text:p>ME46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684.467203632988" calcext:value-type="float">
            <text:p>684.467203633</text:p>
          </table:table-cell>
          <table:table-cell office:value-type="float" office:value="24.5732334346047" calcext:value-type="float">
            <text:p>24.5732334346</text:p>
          </table:table-cell>
          <table:table-cell office:value-type="string" calcext:value-type="string">
            <text:p>ENSMUSG00000029771.8</text:p>
          </table:table-cell>
          <table:table-cell office:value-type="string" calcext:value-type="string">
            <text:p>IRF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8604.16</text:p>
          </table:table-cell>
          <table:table-cell office:value-type="string" calcext:value-type="string">
            <text:p>ENSG00000128604</text:p>
          </table:table-cell>
          <table:table-cell office:value-type="string" calcext:value-type="string">
            <text:p>ENSMUSG0000002977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8604|IRF5</text:p>
          </table:table-cell>
          <table:table-cell office:value-type="string" calcext:value-type="string">
            <text:p>ME46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77.989744615902" calcext:value-type="float">
            <text:p>177.9897446159</text:p>
          </table:table-cell>
          <table:table-cell office:value-type="float" office:value="59.7793576489402" calcext:value-type="float">
            <text:p>59.7793576489</text:p>
          </table:table-cell>
          <table:table-cell office:value-type="string" calcext:value-type="string">
            <text:p>ENSMUSG00000023153.5</text:p>
          </table:table-cell>
          <table:table-cell office:value-type="string" calcext:value-type="string">
            <text:p>TMEM5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8821.10</text:p>
          </table:table-cell>
          <table:table-cell office:value-type="string" calcext:value-type="string">
            <text:p>ENSG00000178821</text:p>
          </table:table-cell>
          <table:table-cell office:value-type="string" calcext:value-type="string">
            <text:p>ENSMUSG0000002315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8821|TMEM52</text:p>
          </table:table-cell>
          <table:table-cell office:value-type="string" calcext:value-type="string">
            <text:p>ME46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63.4761320692442" calcext:value-type="float">
            <text:p>63.4761320692</text:p>
          </table:table-cell>
          <table:table-cell office:value-type="float" office:value="11.2871216765622" calcext:value-type="float">
            <text:p>11.2871216766</text:p>
          </table:table-cell>
          <table:table-cell office:value-type="string" calcext:value-type="string">
            <text:p>ENSMUSG00000030761.11</text:p>
          </table:table-cell>
          <table:table-cell office:value-type="string" calcext:value-type="string">
            <text:p>MYO7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7474.17</text:p>
          </table:table-cell>
          <table:table-cell office:value-type="string" calcext:value-type="string">
            <text:p>ENSG00000137474</text:p>
          </table:table-cell>
          <table:table-cell office:value-type="string" calcext:value-type="string">
            <text:p>ENSMUSG00000030761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7474|MYO7A</text:p>
          </table:table-cell>
          <table:table-cell office:value-type="string" calcext:value-type="string">
            <text:p>ME48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31.4819875014058" calcext:value-type="float">
            <text:p>31.4819875014</text:p>
          </table:table-cell>
          <table:table-cell office:value-type="float" office:value="7.10256736077906" calcext:value-type="float">
            <text:p>7.1025673608</text:p>
          </table:table-cell>
          <table:table-cell office:value-type="string" calcext:value-type="string">
            <text:p>ENSMUSG00000102752.1</text:p>
          </table:table-cell>
          <table:table-cell office:value-type="string" calcext:value-type="string">
            <text:p>C1orf22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39887.4</text:p>
          </table:table-cell>
          <table:table-cell office:value-type="string" calcext:value-type="string">
            <text:p>ENSG00000239887</text:p>
          </table:table-cell>
          <table:table-cell office:value-type="string" calcext:value-type="string">
            <text:p>ENSMUSG00000102752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39887|C1ORF226</text:p>
          </table:table-cell>
          <table:table-cell office:value-type="string" calcext:value-type="string">
            <text:p>ME5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26.6400578454514" calcext:value-type="float">
            <text:p>26.6400578455</text:p>
          </table:table-cell>
          <table:table-cell office:value-type="float" office:value="8.05761839151787" calcext:value-type="float">
            <text:p>8.0576183915</text:p>
          </table:table-cell>
          <table:table-cell office:value-type="string" calcext:value-type="string">
            <text:p>ENSMUSG00000040274.7</text:p>
          </table:table-cell>
          <table:table-cell office:value-type="string" calcext:value-type="string">
            <text:p>CDK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5810.7</text:p>
          </table:table-cell>
          <table:table-cell office:value-type="string" calcext:value-type="string">
            <text:p>ENSG00000105810</text:p>
          </table:table-cell>
          <table:table-cell office:value-type="string" calcext:value-type="string">
            <text:p>ENSMUSG00000040274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5810|CDK6</text:p>
          </table:table-cell>
          <table:table-cell office:value-type="string" calcext:value-type="string">
            <text:p>ME5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72.8690195300629" calcext:value-type="float">
            <text:p>72.8690195301</text:p>
          </table:table-cell>
          <table:table-cell office:value-type="float" office:value="9.08961198968599" calcext:value-type="float">
            <text:p>9.0896119897</text:p>
          </table:table-cell>
          <table:table-cell office:value-type="string" calcext:value-type="string">
            <text:p>ENSMUSG00000006585.2</text:p>
          </table:table-cell>
          <table:table-cell office:value-type="string" calcext:value-type="string">
            <text:p>CDT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7513.6</text:p>
          </table:table-cell>
          <table:table-cell office:value-type="string" calcext:value-type="string">
            <text:p>ENSG00000167513</text:p>
          </table:table-cell>
          <table:table-cell office:value-type="string" calcext:value-type="string">
            <text:p>ENSMUSG0000000658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7513|CDT1</text:p>
          </table:table-cell>
          <table:table-cell office:value-type="string" calcext:value-type="string">
            <text:p>ME5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281.356886268017" calcext:value-type="float">
            <text:p>281.356886268</text:p>
          </table:table-cell>
          <table:table-cell office:value-type="float" office:value="18.6419866893735" calcext:value-type="float">
            <text:p>18.6419866894</text:p>
          </table:table-cell>
          <table:table-cell office:value-type="string" calcext:value-type="string">
            <text:p>ENSMUSG00000000628.6</text:p>
          </table:table-cell>
          <table:table-cell office:value-type="string" calcext:value-type="string">
            <text:p>HK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9399.7</text:p>
          </table:table-cell>
          <table:table-cell office:value-type="string" calcext:value-type="string">
            <text:p>ENSG00000159399</text:p>
          </table:table-cell>
          <table:table-cell office:value-type="string" calcext:value-type="string">
            <text:p>ENSMUSG00000000628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9399|HK2</text:p>
          </table:table-cell>
          <table:table-cell office:value-type="string" calcext:value-type="string">
            <text:p>ME5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97.0024007184969" calcext:value-type="float">
            <text:p>97.0024007185</text:p>
          </table:table-cell>
          <table:table-cell office:value-type="float" office:value="7.55371142225287" calcext:value-type="float">
            <text:p>7.5537114223</text:p>
          </table:table-cell>
          <table:table-cell office:value-type="string" calcext:value-type="string">
            <text:p>ENSMUSG00000074825.4</text:p>
          </table:table-cell>
          <table:table-cell office:value-type="string" calcext:value-type="string">
            <text:p>ITPRIPL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8885.7</text:p>
          </table:table-cell>
          <table:table-cell office:value-type="string" calcext:value-type="string">
            <text:p>ENSG00000198885</text:p>
          </table:table-cell>
          <table:table-cell office:value-type="string" calcext:value-type="string">
            <text:p>ENSMUSG0000007482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8885|ITPRIPL1</text:p>
          </table:table-cell>
          <table:table-cell office:value-type="string" calcext:value-type="string">
            <text:p>ME5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05.27300020811" calcext:value-type="float">
            <text:p>105.2730002081</text:p>
          </table:table-cell>
          <table:table-cell office:value-type="float" office:value="25.1770037158623" calcext:value-type="float">
            <text:p>25.1770037159</text:p>
          </table:table-cell>
          <table:table-cell office:value-type="string" calcext:value-type="string">
            <text:p>ENSMUSG00000009772.11</text:p>
          </table:table-cell>
          <table:table-cell office:value-type="string" calcext:value-type="string">
            <text:p>NUAK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3545.7</text:p>
          </table:table-cell>
          <table:table-cell office:value-type="string" calcext:value-type="string">
            <text:p>ENSG00000163545</text:p>
          </table:table-cell>
          <table:table-cell office:value-type="string" calcext:value-type="string">
            <text:p>ENSMUSG00000009772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3545|NUAK2</text:p>
          </table:table-cell>
          <table:table-cell office:value-type="string" calcext:value-type="string">
            <text:p>ME5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42.25358798373" calcext:value-type="float">
            <text:p>142.2535879837</text:p>
          </table:table-cell>
          <table:table-cell office:value-type="float" office:value="15.9493776395517" calcext:value-type="float">
            <text:p>15.9493776396</text:p>
          </table:table-cell>
          <table:table-cell office:value-type="string" calcext:value-type="string">
            <text:p>ENSMUSG00000045268.9</text:p>
          </table:table-cell>
          <table:table-cell office:value-type="string" calcext:value-type="string">
            <text:p>ZNF69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4011.15</text:p>
          </table:table-cell>
          <table:table-cell office:value-type="string" calcext:value-type="string">
            <text:p>ENSG00000164011</text:p>
          </table:table-cell>
          <table:table-cell office:value-type="string" calcext:value-type="string">
            <text:p>ENSMUSG0000004526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4011|ZNF691</text:p>
          </table:table-cell>
          <table:table-cell office:value-type="string" calcext:value-type="string">
            <text:p>ME5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42.1899567244123" calcext:value-type="float">
            <text:p>42.1899567244</text:p>
          </table:table-cell>
          <table:table-cell office:value-type="float" office:value="14.0383126803497" calcext:value-type="float">
            <text:p>14.0383126803</text:p>
          </table:table-cell>
          <table:table-cell office:value-type="string" calcext:value-type="string">
            <text:p>ENSMUSG00000048126.12</text:p>
          </table:table-cell>
          <table:table-cell office:value-type="string" calcext:value-type="string">
            <text:p>COL6A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3359.13</text:p>
          </table:table-cell>
          <table:table-cell office:value-type="string" calcext:value-type="string">
            <text:p>ENSG00000163359</text:p>
          </table:table-cell>
          <table:table-cell office:value-type="string" calcext:value-type="string">
            <text:p>ENSMUSG000000481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3359|COL6A3</text:p>
          </table:table-cell>
          <table:table-cell office:value-type="string" calcext:value-type="string">
            <text:p>ME50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440.310619848709" calcext:value-type="float">
            <text:p>440.3106198487</text:p>
          </table:table-cell>
          <table:table-cell office:value-type="float" office:value="6.07119020862526" calcext:value-type="float">
            <text:p>6.0711902086</text:p>
          </table:table-cell>
          <table:table-cell office:value-type="string" calcext:value-type="string">
            <text:p>ENSMUSG00000021556.7</text:p>
          </table:table-cell>
          <table:table-cell office:value-type="string" calcext:value-type="string">
            <text:p>GOLM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5052.14</text:p>
          </table:table-cell>
          <table:table-cell office:value-type="string" calcext:value-type="string">
            <text:p>ENSG00000135052</text:p>
          </table:table-cell>
          <table:table-cell office:value-type="string" calcext:value-type="string">
            <text:p>ENSMUSG0000002155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5052|GOLM1</text:p>
          </table:table-cell>
          <table:table-cell office:value-type="string" calcext:value-type="string">
            <text:p>ME50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29.1242135380784" calcext:value-type="float">
            <text:p>29.1242135381</text:p>
          </table:table-cell>
          <table:table-cell office:value-type="float" office:value="9.23332635269552" calcext:value-type="float">
            <text:p>9.2333263527</text:p>
          </table:table-cell>
          <table:table-cell office:value-type="string" calcext:value-type="string">
            <text:p>ENSMUSG00000046794.8</text:p>
          </table:table-cell>
          <table:table-cell office:value-type="string" calcext:value-type="string">
            <text:p>PPP1R3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3281.4</text:p>
          </table:table-cell>
          <table:table-cell office:value-type="string" calcext:value-type="string">
            <text:p>ENSG00000173281</text:p>
          </table:table-cell>
          <table:table-cell office:value-type="string" calcext:value-type="string">
            <text:p>ENSMUSG00000046794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3281|PPP1R3B</text:p>
          </table:table-cell>
          <table:table-cell office:value-type="string" calcext:value-type="string">
            <text:p>ME50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772.482944581712" calcext:value-type="float">
            <text:p>772.4829445817</text:p>
          </table:table-cell>
          <table:table-cell office:value-type="float" office:value="6.72798035841114" calcext:value-type="float">
            <text:p>6.7279803584</text:p>
          </table:table-cell>
          <table:table-cell office:value-type="string" calcext:value-type="string">
            <text:p>ENSMUSG00000042286.9</text:p>
          </table:table-cell>
          <table:table-cell office:value-type="string" calcext:value-type="string">
            <text:p>STAB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10327.8</text:p>
          </table:table-cell>
          <table:table-cell office:value-type="string" calcext:value-type="string">
            <text:p>ENSG00000010327</text:p>
          </table:table-cell>
          <table:table-cell office:value-type="string" calcext:value-type="string">
            <text:p>ENSMUSG0000004228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10327|STAB1</text:p>
          </table:table-cell>
          <table:table-cell office:value-type="string" calcext:value-type="string">
            <text:p>ME50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42.4149748230625" calcext:value-type="float">
            <text:p>42.4149748231</text:p>
          </table:table-cell>
          <table:table-cell office:value-type="float" office:value="6.79946581510934" calcext:value-type="float">
            <text:p>6.7994658151</text:p>
          </table:table-cell>
          <table:table-cell office:value-type="string" calcext:value-type="string">
            <text:p>ENSMUSG00000021311.8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6984.10</text:p>
          </table:table-cell>
          <table:table-cell office:value-type="string" calcext:value-type="string">
            <text:p>ENSG00000116984</text:p>
          </table:table-cell>
          <table:table-cell office:value-type="string" calcext:value-type="string">
            <text:p>ENSMUSG00000021311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6984|MTR</text:p>
          </table:table-cell>
          <table:table-cell office:value-type="string" calcext:value-type="string">
            <text:p>ME51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38.2959493899267" calcext:value-type="float">
            <text:p>38.2959493899</text:p>
          </table:table-cell>
          <table:table-cell office:value-type="float" office:value="9.80607944686437" calcext:value-type="float">
            <text:p>9.8060794469</text:p>
          </table:table-cell>
          <table:table-cell office:value-type="string" calcext:value-type="string">
            <text:p>ENSMUSG00000060224.3</text:p>
          </table:table-cell>
          <table:table-cell office:value-type="string" calcext:value-type="string">
            <text:p>PYROXD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9943.8</text:p>
          </table:table-cell>
          <table:table-cell office:value-type="string" calcext:value-type="string">
            <text:p>ENSG00000119943</text:p>
          </table:table-cell>
          <table:table-cell office:value-type="string" calcext:value-type="string">
            <text:p>ENSMUSG0000006022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9943|PYROXD2</text:p>
          </table:table-cell>
          <table:table-cell office:value-type="string" calcext:value-type="string">
            <text:p>ME51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45.1481998342603" calcext:value-type="float">
            <text:p>45.1481998343</text:p>
          </table:table-cell>
          <table:table-cell office:value-type="float" office:value="56.8992117433541" calcext:value-type="float">
            <text:p>56.8992117434</text:p>
          </table:table-cell>
          <table:table-cell office:value-type="string" calcext:value-type="string">
            <text:p>ENSMUSG00000057948.8</text:p>
          </table:table-cell>
          <table:table-cell office:value-type="string" calcext:value-type="string">
            <text:p>UNC13D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92929.9</text:p>
          </table:table-cell>
          <table:table-cell office:value-type="string" calcext:value-type="string">
            <text:p>ENSG00000092929</text:p>
          </table:table-cell>
          <table:table-cell office:value-type="string" calcext:value-type="string">
            <text:p>ENSMUSG00000057948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92929|UNC13D</text:p>
          </table:table-cell>
          <table:table-cell office:value-type="string" calcext:value-type="string">
            <text:p>ME52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13.394431284224" calcext:value-type="float">
            <text:p>113.3944312842</text:p>
          </table:table-cell>
          <table:table-cell office:value-type="float" office:value="30.5485412356467" calcext:value-type="float">
            <text:p>30.5485412356</text:p>
          </table:table-cell>
          <table:table-cell office:value-type="string" calcext:value-type="string">
            <text:p>ENSMUSG00000026630.5</text:p>
          </table:table-cell>
          <table:table-cell office:value-type="string" calcext:value-type="string">
            <text:p>BATF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3685.6</text:p>
          </table:table-cell>
          <table:table-cell office:value-type="string" calcext:value-type="string">
            <text:p>ENSG00000123685</text:p>
          </table:table-cell>
          <table:table-cell office:value-type="string" calcext:value-type="string">
            <text:p>ENSMUSG0000002663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3685|BATF3</text:p>
          </table:table-cell>
          <table:table-cell office:value-type="string" calcext:value-type="string">
            <text:p>ME5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95.7567441505183" calcext:value-type="float">
            <text:p>95.7567441505</text:p>
          </table:table-cell>
          <table:table-cell office:value-type="float" office:value="6.38233435000006" calcext:value-type="float">
            <text:p>6.38233435</text:p>
          </table:table-cell>
          <table:table-cell office:value-type="string" calcext:value-type="string">
            <text:p>ENSMUSG00000038175.9</text:p>
          </table:table-cell>
          <table:table-cell office:value-type="string" calcext:value-type="string">
            <text:p>MYLIP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07944.12</text:p>
          </table:table-cell>
          <table:table-cell office:value-type="string" calcext:value-type="string">
            <text:p>ENSG00000007944</text:p>
          </table:table-cell>
          <table:table-cell office:value-type="string" calcext:value-type="string">
            <text:p>ENSMUSG0000003817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07944|MYLIP</text:p>
          </table:table-cell>
          <table:table-cell office:value-type="string" calcext:value-type="string">
            <text:p>ME53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282.812918016896" calcext:value-type="float">
            <text:p>282.8129180169</text:p>
          </table:table-cell>
          <table:table-cell office:value-type="float" office:value="20.653442624236" calcext:value-type="float">
            <text:p>20.6534426242</text:p>
          </table:table-cell>
          <table:table-cell office:value-type="string" calcext:value-type="string">
            <text:p>ENSMUSG00000045980.9</text:p>
          </table:table-cell>
          <table:table-cell office:value-type="string" calcext:value-type="string">
            <text:p>TMEM10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9066.11</text:p>
          </table:table-cell>
          <table:table-cell office:value-type="string" calcext:value-type="string">
            <text:p>ENSG00000109066</text:p>
          </table:table-cell>
          <table:table-cell office:value-type="string" calcext:value-type="string">
            <text:p>ENSMUSG0000004598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9066|TMEM104</text:p>
          </table:table-cell>
          <table:table-cell office:value-type="string" calcext:value-type="string">
            <text:p>ME54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31.0435368537659" calcext:value-type="float">
            <text:p>31.0435368538</text:p>
          </table:table-cell>
          <table:table-cell office:value-type="float" office:value="5.71748478559771" calcext:value-type="float">
            <text:p>5.7174847856</text:p>
          </table:table-cell>
          <table:table-cell office:value-type="string" calcext:value-type="string">
            <text:p>ENSMUSG00000026922.9</text:p>
          </table:table-cell>
          <table:table-cell office:value-type="string" calcext:value-type="string">
            <text:p>AGPAT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9692.10</text:p>
          </table:table-cell>
          <table:table-cell office:value-type="string" calcext:value-type="string">
            <text:p>ENSG00000169692</text:p>
          </table:table-cell>
          <table:table-cell office:value-type="string" calcext:value-type="string">
            <text:p>ENSMUSG00000026922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9692|AGPAT2</text:p>
          </table:table-cell>
          <table:table-cell office:value-type="string" calcext:value-type="string">
            <text:p>ME56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469.654908531966" calcext:value-type="float">
            <text:p>469.654908532</text:p>
          </table:table-cell>
          <table:table-cell office:value-type="float" office:value="25.6611251090726" calcext:value-type="float">
            <text:p>25.6611251091</text:p>
          </table:table-cell>
          <table:table-cell office:value-type="string" calcext:value-type="string">
            <text:p>ENSMUSG00000042684.8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5838.11</text:p>
          </table:table-cell>
          <table:table-cell office:value-type="string" calcext:value-type="string">
            <text:p>ENSG00000135838</text:p>
          </table:table-cell>
          <table:table-cell office:value-type="string" calcext:value-type="string">
            <text:p>ENSMUSG00000042684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5838|NPL</text:p>
          </table:table-cell>
          <table:table-cell office:value-type="string" calcext:value-type="string">
            <text:p>ME56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93.683630688339" calcext:value-type="float">
            <text:p>193.6836306883</text:p>
          </table:table-cell>
          <table:table-cell office:value-type="float" office:value="17.2432155881097" calcext:value-type="float">
            <text:p>17.2432155881</text:p>
          </table:table-cell>
          <table:table-cell office:value-type="string" calcext:value-type="string">
            <text:p>ENSMUSG00000034330.9</text:p>
          </table:table-cell>
          <table:table-cell office:value-type="string" calcext:value-type="string">
            <text:p>PLCG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7943.7</text:p>
          </table:table-cell>
          <table:table-cell office:value-type="string" calcext:value-type="string">
            <text:p>ENSG00000197943</text:p>
          </table:table-cell>
          <table:table-cell office:value-type="string" calcext:value-type="string">
            <text:p>ENSMUSG0000003433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7943|PLCG2</text:p>
          </table:table-cell>
          <table:table-cell office:value-type="string" calcext:value-type="string">
            <text:p>ME56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7.7487762363705" calcext:value-type="float">
            <text:p>17.7487762364</text:p>
          </table:table-cell>
          <table:table-cell office:value-type="float" office:value="72.9560508492138" calcext:value-type="float">
            <text:p>72.9560508492</text:p>
          </table:table-cell>
          <table:table-cell office:value-type="string" calcext:value-type="string">
            <text:p>ENSMUSG00000038527.9</text:p>
          </table:table-cell>
          <table:table-cell office:value-type="string" calcext:value-type="string">
            <text:p>C1RL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9178.8</text:p>
          </table:table-cell>
          <table:table-cell office:value-type="string" calcext:value-type="string">
            <text:p>ENSG00000139178</text:p>
          </table:table-cell>
          <table:table-cell office:value-type="string" calcext:value-type="string">
            <text:p>ENSMUSG0000003852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9178|C1RL</text:p>
          </table:table-cell>
          <table:table-cell office:value-type="string" calcext:value-type="string">
            <text:p>ME58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305.45697330638" calcext:value-type="float">
            <text:p>305.4569733064</text:p>
          </table:table-cell>
          <table:table-cell office:value-type="float" office:value="136.035414987677" calcext:value-type="float">
            <text:p>136.0354149877</text:p>
          </table:table-cell>
          <table:table-cell office:value-type="string" calcext:value-type="string">
            <text:p>ENSMUSG00000034652.8</text:p>
          </table:table-cell>
          <table:table-cell office:value-type="string" calcext:value-type="string">
            <text:p>CD300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7851.11</text:p>
          </table:table-cell>
          <table:table-cell office:value-type="string" calcext:value-type="string">
            <text:p>ENSG00000167851</text:p>
          </table:table-cell>
          <table:table-cell office:value-type="string" calcext:value-type="string">
            <text:p>ENSMUSG0000003465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7851|CD300A</text:p>
          </table:table-cell>
          <table:table-cell office:value-type="string" calcext:value-type="string">
            <text:p>ME58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944.591317418934" calcext:value-type="float">
            <text:p>944.5913174189</text:p>
          </table:table-cell>
          <table:table-cell office:value-type="float" office:value="79.2205054807185" calcext:value-type="float">
            <text:p>79.2205054807</text:p>
          </table:table-cell>
          <table:table-cell office:value-type="string" calcext:value-type="string">
            <text:p>ENSMUSG00000044811.9</text:p>
          </table:table-cell>
          <table:table-cell office:value-type="string" calcext:value-type="string">
            <text:p>CD300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7851.11</text:p>
          </table:table-cell>
          <table:table-cell office:value-type="string" calcext:value-type="string">
            <text:p>ENSG00000167851</text:p>
          </table:table-cell>
          <table:table-cell office:value-type="string" calcext:value-type="string">
            <text:p>ENSMUSG0000004481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7851|CD300A</text:p>
          </table:table-cell>
          <table:table-cell office:value-type="string" calcext:value-type="string">
            <text:p>ME58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265.637499334444" calcext:value-type="float">
            <text:p>265.6374993344</text:p>
          </table:table-cell>
          <table:table-cell office:value-type="float" office:value="32.2521420723044" calcext:value-type="float">
            <text:p>32.2521420723</text:p>
          </table:table-cell>
          <table:table-cell office:value-type="string" calcext:value-type="string">
            <text:p>ENSMUSG00000044468.10</text:p>
          </table:table-cell>
          <table:table-cell office:value-type="string" calcext:value-type="string">
            <text:p>FAM46C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3508.4</text:p>
          </table:table-cell>
          <table:table-cell office:value-type="string" calcext:value-type="string">
            <text:p>ENSG00000183508</text:p>
          </table:table-cell>
          <table:table-cell office:value-type="string" calcext:value-type="string">
            <text:p>ENSMUSG00000044468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3508|FAM46C</text:p>
          </table:table-cell>
          <table:table-cell office:value-type="string" calcext:value-type="string">
            <text:p>ME58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82.881500977514" calcext:value-type="float">
            <text:p>182.8815009775</text:p>
          </table:table-cell>
          <table:table-cell office:value-type="float" office:value="8.33801357713435" calcext:value-type="float">
            <text:p>8.3380135771</text:p>
          </table:table-cell>
          <table:table-cell office:value-type="string" calcext:value-type="string">
            <text:p>ENSMUSG00000001751.9</text:p>
          </table:table-cell>
          <table:table-cell office:value-type="string" calcext:value-type="string">
            <text:p>NAGLU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8784.7</text:p>
          </table:table-cell>
          <table:table-cell office:value-type="string" calcext:value-type="string">
            <text:p>ENSG00000108784</text:p>
          </table:table-cell>
          <table:table-cell office:value-type="string" calcext:value-type="string">
            <text:p>ENSMUSG0000000175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8784|NAGLU</text:p>
          </table:table-cell>
          <table:table-cell office:value-type="string" calcext:value-type="string">
            <text:p>ME58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26.2579458206335" calcext:value-type="float">
            <text:p>26.2579458206</text:p>
          </table:table-cell>
          <table:table-cell office:value-type="float" office:value="8.9441594907953" calcext:value-type="float">
            <text:p>8.9441594908</text:p>
          </table:table-cell>
          <table:table-cell office:value-type="string" calcext:value-type="string">
            <text:p>ENSMUSG00000026832.8</text:p>
          </table:table-cell>
          <table:table-cell office:value-type="string" calcext:value-type="string">
            <text:p>CYTIP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5165.7</text:p>
          </table:table-cell>
          <table:table-cell office:value-type="string" calcext:value-type="string">
            <text:p>ENSG00000115165</text:p>
          </table:table-cell>
          <table:table-cell office:value-type="string" calcext:value-type="string">
            <text:p>ENSMUSG0000002683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5165|CYTIP</text:p>
          </table:table-cell>
          <table:table-cell office:value-type="string" calcext:value-type="string">
            <text:p>ME59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94.0226367332984" calcext:value-type="float">
            <text:p>94.0226367333</text:p>
          </table:table-cell>
          <table:table-cell office:value-type="float" office:value="5.01285877685899" calcext:value-type="float">
            <text:p>5.0128587769</text:p>
          </table:table-cell>
          <table:table-cell office:value-type="string" calcext:value-type="string">
            <text:p>ENSMUSG00000020387.11</text:p>
          </table:table-cell>
          <table:table-cell office:value-type="string" calcext:value-type="string">
            <text:p>JADE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43143.18</text:p>
          </table:table-cell>
          <table:table-cell office:value-type="string" calcext:value-type="string">
            <text:p>ENSG00000043143</text:p>
          </table:table-cell>
          <table:table-cell office:value-type="string" calcext:value-type="string">
            <text:p>ENSMUSG00000020387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43143|JADE2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99.852382618101" calcext:value-type="float">
            <text:p>199.8523826181</text:p>
          </table:table-cell>
          <table:table-cell office:value-type="float" office:value="70.0414404562385" calcext:value-type="float">
            <text:p>70.0414404562</text:p>
          </table:table-cell>
          <table:table-cell office:value-type="string" calcext:value-type="string">
            <text:p>ENSMUSG00000005373.9</text:p>
          </table:table-cell>
          <table:table-cell office:value-type="string" calcext:value-type="string">
            <text:p>MLXIPL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09950.13</text:p>
          </table:table-cell>
          <table:table-cell office:value-type="string" calcext:value-type="string">
            <text:p>ENSG00000009950</text:p>
          </table:table-cell>
          <table:table-cell office:value-type="string" calcext:value-type="string">
            <text:p>ENSMUSG00000005373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09950|MLXIPL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20.4175281881583" calcext:value-type="float">
            <text:p>20.4175281882</text:p>
          </table:table-cell>
          <table:table-cell office:value-type="float" office:value="7.38697660461844" calcext:value-type="float">
            <text:p>7.3869766046</text:p>
          </table:table-cell>
          <table:table-cell office:value-type="string" calcext:value-type="string">
            <text:p>ENSMUSG00000028378.6</text:p>
          </table:table-cell>
          <table:table-cell office:value-type="string" calcext:value-type="string">
            <text:p>PTGR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6853.14</text:p>
          </table:table-cell>
          <table:table-cell office:value-type="string" calcext:value-type="string">
            <text:p>ENSG00000106853</text:p>
          </table:table-cell>
          <table:table-cell office:value-type="string" calcext:value-type="string">
            <text:p>ENSMUSG0000002837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6853|PTGR1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254.594910039166" calcext:value-type="float">
            <text:p>254.5949100392</text:p>
          </table:table-cell>
          <table:table-cell office:value-type="float" office:value="32.2970720722012" calcext:value-type="float">
            <text:p>32.2970720722</text:p>
          </table:table-cell>
          <table:table-cell office:value-type="string" calcext:value-type="string">
            <text:p>ENSMUSG00000021281.11</text:p>
          </table:table-cell>
          <table:table-cell office:value-type="string" calcext:value-type="string">
            <text:p>TNFAIP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5215.6</text:p>
          </table:table-cell>
          <table:table-cell office:value-type="string" calcext:value-type="string">
            <text:p>ENSG00000185215</text:p>
          </table:table-cell>
          <table:table-cell office:value-type="string" calcext:value-type="string">
            <text:p>ENSMUSG0000002128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5215|TNFAIP2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89.47964655474" calcext:value-type="float">
            <text:p>89.4796465547</text:p>
          </table:table-cell>
          <table:table-cell office:value-type="float" office:value="7.17653742074334" calcext:value-type="float">
            <text:p>7.1765374207</text:p>
          </table:table-cell>
          <table:table-cell office:value-type="string" calcext:value-type="string">
            <text:p>ENSMUSG00000009292.13</text:p>
          </table:table-cell>
          <table:table-cell office:value-type="string" calcext:value-type="string">
            <text:p>TRPM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2185.14</text:p>
          </table:table-cell>
          <table:table-cell office:value-type="string" calcext:value-type="string">
            <text:p>ENSG00000142185</text:p>
          </table:table-cell>
          <table:table-cell office:value-type="string" calcext:value-type="string">
            <text:p>ENSMUSG0000000929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2185|TRPM2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237.893469787036" calcext:value-type="float">
            <text:p>237.893469787</text:p>
          </table:table-cell>
          <table:table-cell office:value-type="float" office:value="60.9703012042934" calcext:value-type="float">
            <text:p>60.9703012043</text:p>
          </table:table-cell>
          <table:table-cell office:value-type="string" calcext:value-type="string">
            <text:p>ENSMUSG00000025017.9</text:p>
          </table:table-cell>
          <table:table-cell office:value-type="string" calcext:value-type="string">
            <text:p>PIK3AP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5629.12</text:p>
          </table:table-cell>
          <table:table-cell office:value-type="string" calcext:value-type="string">
            <text:p>ENSG00000155629</text:p>
          </table:table-cell>
          <table:table-cell office:value-type="string" calcext:value-type="string">
            <text:p>ENSMUSG0000002501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5629|PIK3AP1</text:p>
          </table:table-cell>
          <table:table-cell office:value-type="string" calcext:value-type="string">
            <text:p>ME60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36.266258288997" calcext:value-type="float">
            <text:p>136.266258289</text:p>
          </table:table-cell>
          <table:table-cell office:value-type="float" office:value="13.2156462426038" calcext:value-type="float">
            <text:p>13.2156462426</text:p>
          </table:table-cell>
          <table:table-cell office:value-type="string" calcext:value-type="string">
            <text:p>ENSMUSG00000060519.7</text:p>
          </table:table-cell>
          <table:table-cell office:value-type="string" calcext:value-type="string">
            <text:p>TOR3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6283.11</text:p>
          </table:table-cell>
          <table:table-cell office:value-type="string" calcext:value-type="string">
            <text:p>ENSG00000186283</text:p>
          </table:table-cell>
          <table:table-cell office:value-type="string" calcext:value-type="string">
            <text:p>ENSMUSG00000060519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6283|TOR3A</text:p>
          </table:table-cell>
          <table:table-cell office:value-type="string" calcext:value-type="string">
            <text:p>ME60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99.6030514993627" calcext:value-type="float">
            <text:p>99.6030514994</text:p>
          </table:table-cell>
          <table:table-cell office:value-type="float" office:value="10.4419420731294" calcext:value-type="float">
            <text:p>10.4419420731</text:p>
          </table:table-cell>
          <table:table-cell office:value-type="string" calcext:value-type="string">
            <text:p>ENSMUSG00000039158.11</text:p>
          </table:table-cell>
          <table:table-cell office:value-type="string" calcext:value-type="string">
            <text:p>AKN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6948.14</text:p>
          </table:table-cell>
          <table:table-cell office:value-type="string" calcext:value-type="string">
            <text:p>ENSG00000106948</text:p>
          </table:table-cell>
          <table:table-cell office:value-type="string" calcext:value-type="string">
            <text:p>ENSMUSG00000039158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6948|AKNA</text:p>
          </table:table-cell>
          <table:table-cell office:value-type="string" calcext:value-type="string">
            <text:p>ME62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4.3403587055335" calcext:value-type="float">
            <text:p>14.3403587055</text:p>
          </table:table-cell>
          <table:table-cell office:value-type="float" office:value="24.3729969801206" calcext:value-type="float">
            <text:p>24.3729969801</text:p>
          </table:table-cell>
          <table:table-cell office:value-type="string" calcext:value-type="string">
            <text:p>ENSMUSG00000074277.3</text:p>
          </table:table-cell>
          <table:table-cell office:value-type="string" calcext:value-type="string">
            <text:p>PHLDB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6531.8</text:p>
          </table:table-cell>
          <table:table-cell office:value-type="string" calcext:value-type="string">
            <text:p>ENSG00000176531</text:p>
          </table:table-cell>
          <table:table-cell office:value-type="string" calcext:value-type="string">
            <text:p>ENSMUSG0000007427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6531|PHLDB3</text:p>
          </table:table-cell>
          <table:table-cell office:value-type="string" calcext:value-type="string">
            <text:p>ME62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26.053131826824" calcext:value-type="float">
            <text:p>126.0531318268</text:p>
          </table:table-cell>
          <table:table-cell office:value-type="float" office:value="5.65996306863591" calcext:value-type="float">
            <text:p>5.6599630686</text:p>
          </table:table-cell>
          <table:table-cell office:value-type="string" calcext:value-type="string">
            <text:p>ENSMUSG00000031665.6</text:p>
          </table:table-cell>
          <table:table-cell office:value-type="string" calcext:value-type="string">
            <text:p>SALL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3449.9</text:p>
          </table:table-cell>
          <table:table-cell office:value-type="string" calcext:value-type="string">
            <text:p>ENSG00000103449</text:p>
          </table:table-cell>
          <table:table-cell office:value-type="string" calcext:value-type="string">
            <text:p>ENSMUSG0000003166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3449|SALL1</text:p>
          </table:table-cell>
          <table:table-cell office:value-type="string" calcext:value-type="string">
            <text:p>ME62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221.632018886466" calcext:value-type="float">
            <text:p>221.6320188865</text:p>
          </table:table-cell>
          <table:table-cell office:value-type="float" office:value="9.27139280226882" calcext:value-type="float">
            <text:p>9.2713928023</text:p>
          </table:table-cell>
          <table:table-cell office:value-type="string" calcext:value-type="string">
            <text:p>ENSMUSG00000026627.7</text:p>
          </table:table-cell>
          <table:table-cell office:value-type="string" calcext:value-type="string">
            <text:p>TMEM20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65600.10</text:p>
          </table:table-cell>
          <table:table-cell office:value-type="string" calcext:value-type="string">
            <text:p>ENSG00000065600</text:p>
          </table:table-cell>
          <table:table-cell office:value-type="string" calcext:value-type="string">
            <text:p>ENSMUSG00000026627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65600|TMEM206</text:p>
          </table:table-cell>
          <table:table-cell office:value-type="string" calcext:value-type="string">
            <text:p>ME64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340.414609653958" calcext:value-type="float">
            <text:p>340.414609654</text:p>
          </table:table-cell>
          <table:table-cell office:value-type="float" office:value="55.2243833381952" calcext:value-type="float">
            <text:p>55.2243833382</text:p>
          </table:table-cell>
          <table:table-cell office:value-type="string" calcext:value-type="string">
            <text:p>ENSMUSG00000058099.11</text:p>
          </table:table-cell>
          <table:table-cell office:value-type="string" calcext:value-type="string">
            <text:p>NFAM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35568.4</text:p>
          </table:table-cell>
          <table:table-cell office:value-type="string" calcext:value-type="string">
            <text:p>ENSG00000235568</text:p>
          </table:table-cell>
          <table:table-cell office:value-type="string" calcext:value-type="string">
            <text:p>ENSMUSG00000058099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35568|NFAM1</text:p>
          </table:table-cell>
          <table:table-cell office:value-type="string" calcext:value-type="string">
            <text:p>ME67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23.914027986839" calcext:value-type="float">
            <text:p>123.9140279868</text:p>
          </table:table-cell>
          <table:table-cell office:value-type="float" office:value="17.3074480722632" calcext:value-type="float">
            <text:p>17.3074480723</text:p>
          </table:table-cell>
          <table:table-cell office:value-type="string" calcext:value-type="string">
            <text:p>ENSMUSG00000041797.7</text:p>
          </table:table-cell>
          <table:table-cell office:value-type="string" calcext:value-type="string">
            <text:p>ABCA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4258.14</text:p>
          </table:table-cell>
          <table:table-cell office:value-type="string" calcext:value-type="string">
            <text:p>ENSG00000154258</text:p>
          </table:table-cell>
          <table:table-cell office:value-type="string" calcext:value-type="string">
            <text:p>ENSMUSG0000004179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4258|ABCA9</text:p>
          </table:table-cell>
          <table:table-cell office:value-type="string" calcext:value-type="string">
            <text:p>ME68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11.338022865645" calcext:value-type="float">
            <text:p>111.3380228656</text:p>
          </table:table-cell>
          <table:table-cell office:value-type="float" office:value="27.8513278990592" calcext:value-type="float">
            <text:p>27.8513278991</text:p>
          </table:table-cell>
          <table:table-cell office:value-type="string" calcext:value-type="string">
            <text:p>ENSMUSG00000039109.11</text:p>
          </table:table-cell>
          <table:table-cell office:value-type="string" calcext:value-type="string">
            <text:p>F13A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4491.13</text:p>
          </table:table-cell>
          <table:table-cell office:value-type="string" calcext:value-type="string">
            <text:p>ENSG00000124491</text:p>
          </table:table-cell>
          <table:table-cell office:value-type="string" calcext:value-type="string">
            <text:p>ENSMUSG0000003910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4491|F13A1</text:p>
          </table:table-cell>
          <table:table-cell office:value-type="string" calcext:value-type="string">
            <text:p>ME68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96.3060897004354" calcext:value-type="float">
            <text:p>96.3060897004</text:p>
          </table:table-cell>
          <table:table-cell office:value-type="float" office:value="61.6622664705117" calcext:value-type="float">
            <text:p>61.6622664705</text:p>
          </table:table-cell>
          <table:table-cell office:value-type="string" calcext:value-type="string">
            <text:p>ENSMUSG00000030787.3</text:p>
          </table:table-cell>
          <table:table-cell office:value-type="string" calcext:value-type="string">
            <text:p>LYVE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3800.6</text:p>
          </table:table-cell>
          <table:table-cell office:value-type="string" calcext:value-type="string">
            <text:p>ENSG00000133800</text:p>
          </table:table-cell>
          <table:table-cell office:value-type="string" calcext:value-type="string">
            <text:p>ENSMUSG0000003078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3800|LYVE1</text:p>
          </table:table-cell>
          <table:table-cell office:value-type="string" calcext:value-type="string">
            <text:p>ME68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18.45536906512" calcext:value-type="float">
            <text:p>118.4553690651</text:p>
          </table:table-cell>
          <table:table-cell office:value-type="float" office:value="35.3678570527686" calcext:value-type="float">
            <text:p>35.3678570528</text:p>
          </table:table-cell>
          <table:table-cell office:value-type="string" calcext:value-type="string">
            <text:p>ENSMUSG00000026712.3</text:p>
          </table:table-cell>
          <table:table-cell office:value-type="string" calcext:value-type="string">
            <text:p>MRC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60314.2</text:p>
          </table:table-cell>
          <table:table-cell office:value-type="string" calcext:value-type="string">
            <text:p>ENSG00000260314</text:p>
          </table:table-cell>
          <table:table-cell office:value-type="string" calcext:value-type="string">
            <text:p>ENSMUSG00000026712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60314|MRC1</text:p>
          </table:table-cell>
          <table:table-cell office:value-type="string" calcext:value-type="string">
            <text:p>ME68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93.4593987091784" calcext:value-type="float">
            <text:p>93.4593987092</text:p>
          </table:table-cell>
          <table:table-cell office:value-type="float" office:value="7.20521862373903" calcext:value-type="float">
            <text:p>7.2052186237</text:p>
          </table:table-cell>
          <table:table-cell office:value-type="string" calcext:value-type="string">
            <text:p>ENSMUSG00000035493.9</text:p>
          </table:table-cell>
          <table:table-cell office:value-type="string" calcext:value-type="string">
            <text:p>TGFBI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0708.14</text:p>
          </table:table-cell>
          <table:table-cell office:value-type="string" calcext:value-type="string">
            <text:p>ENSG00000120708</text:p>
          </table:table-cell>
          <table:table-cell office:value-type="string" calcext:value-type="string">
            <text:p>ENSMUSG00000035493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0708|TGFBI</text:p>
          </table:table-cell>
          <table:table-cell office:value-type="string" calcext:value-type="string">
            <text:p>ME68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01.558053275149" calcext:value-type="float">
            <text:p>101.5580532751</text:p>
          </table:table-cell>
          <table:table-cell office:value-type="float" office:value="10.7711559916817" calcext:value-type="float">
            <text:p>10.7711559917</text:p>
          </table:table-cell>
          <table:table-cell office:value-type="string" calcext:value-type="string">
            <text:p>ENSMUSG00000063506.9</text:p>
          </table:table-cell>
          <table:table-cell office:value-type="string" calcext:value-type="string">
            <text:p>ARHGAP2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8805.12</text:p>
          </table:table-cell>
          <table:table-cell office:value-type="string" calcext:value-type="string">
            <text:p>ENSG00000128805</text:p>
          </table:table-cell>
          <table:table-cell office:value-type="string" calcext:value-type="string">
            <text:p>ENSMUSG00000063506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8805|ARHGAP22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37.1434313139074" calcext:value-type="float">
            <text:p>37.1434313139</text:p>
          </table:table-cell>
          <table:table-cell office:value-type="float" office:value="11.1848863911475" calcext:value-type="float">
            <text:p>11.1848863911</text:p>
          </table:table-cell>
          <table:table-cell office:value-type="string" calcext:value-type="string">
            <text:p>ENSMUSG00000032066.9</text:p>
          </table:table-cell>
          <table:table-cell office:value-type="string" calcext:value-type="string">
            <text:p>BCO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7580.9</text:p>
          </table:table-cell>
          <table:table-cell office:value-type="string" calcext:value-type="string">
            <text:p>ENSG00000197580</text:p>
          </table:table-cell>
          <table:table-cell office:value-type="string" calcext:value-type="string">
            <text:p>ENSMUSG0000003206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7580|BCO2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222.882722923942" calcext:value-type="float">
            <text:p>222.8827229239</text:p>
          </table:table-cell>
          <table:table-cell office:value-type="float" office:value="258.945183820623" calcext:value-type="float">
            <text:p>258.9451838206</text:p>
          </table:table-cell>
          <table:table-cell office:value-type="string" calcext:value-type="string">
            <text:p>ENSMUSG00000041707.7</text:p>
          </table:table-cell>
          <table:table-cell office:value-type="string" calcext:value-type="string">
            <text:p>C10orf12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04161.11</text:p>
          </table:table-cell>
          <table:table-cell office:value-type="string" calcext:value-type="string">
            <text:p>ENSG00000204161</text:p>
          </table:table-cell>
          <table:table-cell office:value-type="string" calcext:value-type="string">
            <text:p>ENSMUSG00000041707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04161|C10ORF128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65.660909681654" calcext:value-type="float">
            <text:p>165.6609096817</text:p>
          </table:table-cell>
          <table:table-cell office:value-type="float" office:value="13.1540078123914" calcext:value-type="float">
            <text:p>13.1540078124</text:p>
          </table:table-cell>
          <table:table-cell office:value-type="string" calcext:value-type="string">
            <text:p>ENSMUSG00000040957.10</text:p>
          </table:table-cell>
          <table:table-cell office:value-type="string" calcext:value-type="string">
            <text:p>CABLES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4508.10</text:p>
          </table:table-cell>
          <table:table-cell office:value-type="string" calcext:value-type="string">
            <text:p>ENSG00000134508</text:p>
          </table:table-cell>
          <table:table-cell office:value-type="string" calcext:value-type="string">
            <text:p>ENSMUSG0000004095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4508|CABLES1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9.1809465983389" calcext:value-type="float">
            <text:p>19.1809465983</text:p>
          </table:table-cell>
          <table:table-cell office:value-type="float" office:value="152.001010295643" calcext:value-type="float">
            <text:p>152.0010102956</text:p>
          </table:table-cell>
          <table:table-cell office:value-type="string" calcext:value-type="string">
            <text:p>ENSMUSG00000030577.9</text:p>
          </table:table-cell>
          <table:table-cell office:value-type="string" calcext:value-type="string">
            <text:p>CD2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12124.12</text:p>
          </table:table-cell>
          <table:table-cell office:value-type="string" calcext:value-type="string">
            <text:p>ENSG00000012124</text:p>
          </table:table-cell>
          <table:table-cell office:value-type="string" calcext:value-type="string">
            <text:p>ENSMUSG00000030577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12124|CD22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434.678379932044" calcext:value-type="float">
            <text:p>434.678379932</text:p>
          </table:table-cell>
          <table:table-cell office:value-type="float" office:value="6.52659446906411" calcext:value-type="float">
            <text:p>6.5265944691</text:p>
          </table:table-cell>
          <table:table-cell office:value-type="string" calcext:value-type="string">
            <text:p>ENSMUSG00000024610.10</text:p>
          </table:table-cell>
          <table:table-cell office:value-type="string" calcext:value-type="string">
            <text:p>CD7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19582.12</text:p>
          </table:table-cell>
          <table:table-cell office:value-type="string" calcext:value-type="string">
            <text:p>ENSG00000019582</text:p>
          </table:table-cell>
          <table:table-cell office:value-type="string" calcext:value-type="string">
            <text:p>ENSMUSG0000002461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19582|CD74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2077.86833775904" calcext:value-type="float">
            <text:p>2077.868337759</text:p>
          </table:table-cell>
          <table:table-cell office:value-type="float" office:value="6.36712113226591" calcext:value-type="float">
            <text:p>6.3671211323</text:p>
          </table:table-cell>
          <table:table-cell office:value-type="string" calcext:value-type="string">
            <text:p>ENSMUSG00000017760.11</text:p>
          </table:table-cell>
          <table:table-cell office:value-type="string" calcext:value-type="string">
            <text:p>CTS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64601.14</text:p>
          </table:table-cell>
          <table:table-cell office:value-type="string" calcext:value-type="string">
            <text:p>ENSG00000064601</text:p>
          </table:table-cell>
          <table:table-cell office:value-type="string" calcext:value-type="string">
            <text:p>ENSMUSG0000001776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64601|CTSA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4.4679496593311" calcext:value-type="float">
            <text:p>14.4679496593</text:p>
          </table:table-cell>
          <table:table-cell office:value-type="float" office:value="5.97358553658932" calcext:value-type="float">
            <text:p>5.9735855366</text:p>
          </table:table-cell>
          <table:table-cell office:value-type="string" calcext:value-type="string">
            <text:p>ENSMUSG00000017830.11</text:p>
          </table:table-cell>
          <table:table-cell office:value-type="string" calcext:value-type="string">
            <text:p>DHX5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8771.10</text:p>
          </table:table-cell>
          <table:table-cell office:value-type="string" calcext:value-type="string">
            <text:p>ENSG00000108771</text:p>
          </table:table-cell>
          <table:table-cell office:value-type="string" calcext:value-type="string">
            <text:p>ENSMUSG0000001783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8771|DHX58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59.6939711853054" calcext:value-type="float">
            <text:p>59.6939711853</text:p>
          </table:table-cell>
          <table:table-cell office:value-type="float" office:value="58.5161912901304" calcext:value-type="float">
            <text:p>58.5161912901</text:p>
          </table:table-cell>
          <table:table-cell office:value-type="string" calcext:value-type="string">
            <text:p>ENSMUSG00000093938.2</text:p>
          </table:table-cell>
          <table:table-cell office:value-type="string" calcext:value-type="string">
            <text:p>EVI2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5862.6</text:p>
          </table:table-cell>
          <table:table-cell office:value-type="string" calcext:value-type="string">
            <text:p>ENSG00000185862</text:p>
          </table:table-cell>
          <table:table-cell office:value-type="string" calcext:value-type="string">
            <text:p>ENSMUSG0000009393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5862|EVI2B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46.2000045586244" calcext:value-type="float">
            <text:p>46.2000045586</text:p>
          </table:table-cell>
          <table:table-cell office:value-type="float" office:value="15.1616596784728" calcext:value-type="float">
            <text:p>15.1616596785</text:p>
          </table:table-cell>
          <table:table-cell office:value-type="string" calcext:value-type="string">
            <text:p>ENSMUSG00000001249.10</text:p>
          </table:table-cell>
          <table:table-cell office:value-type="string" calcext:value-type="string">
            <text:p>HPN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5707.11</text:p>
          </table:table-cell>
          <table:table-cell office:value-type="string" calcext:value-type="string">
            <text:p>ENSG00000105707</text:p>
          </table:table-cell>
          <table:table-cell office:value-type="string" calcext:value-type="string">
            <text:p>ENSMUSG00000001249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5707|HPN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93.1347759761779" calcext:value-type="float">
            <text:p>93.1347759762</text:p>
          </table:table-cell>
          <table:table-cell office:value-type="float" office:value="6.96236790981743" calcext:value-type="float">
            <text:p>6.9623679098</text:p>
          </table:table-cell>
          <table:table-cell office:value-type="string" calcext:value-type="string">
            <text:p>ENSMUSG00000044350.10</text:p>
          </table:table-cell>
          <table:table-cell office:value-type="string" calcext:value-type="string">
            <text:p>LACC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9630.8</text:p>
          </table:table-cell>
          <table:table-cell office:value-type="string" calcext:value-type="string">
            <text:p>ENSG00000179630</text:p>
          </table:table-cell>
          <table:table-cell office:value-type="string" calcext:value-type="string">
            <text:p>ENSMUSG0000004435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9630|LACC1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237.115374416822" calcext:value-type="float">
            <text:p>237.1153744168</text:p>
          </table:table-cell>
          <table:table-cell office:value-type="float" office:value="12.9965916321866" calcext:value-type="float">
            <text:p>12.9965916322</text:p>
          </table:table-cell>
          <table:table-cell office:value-type="string" calcext:value-type="string">
            <text:p>ENSMUSG00000036833.12</text:p>
          </table:table-cell>
          <table:table-cell office:value-type="string" calcext:value-type="string">
            <text:p>PNPLA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0653.13</text:p>
          </table:table-cell>
          <table:table-cell office:value-type="string" calcext:value-type="string">
            <text:p>ENSG00000130653</text:p>
          </table:table-cell>
          <table:table-cell office:value-type="string" calcext:value-type="string">
            <text:p>ENSMUSG0000003683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0653|PNPLA7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208.645054471067" calcext:value-type="float">
            <text:p>208.6450544711</text:p>
          </table:table-cell>
          <table:table-cell office:value-type="float" office:value="8.61797287546129" calcext:value-type="float">
            <text:p>8.6179728755</text:p>
          </table:table-cell>
          <table:table-cell office:value-type="string" calcext:value-type="string">
            <text:p>ENSMUSG00000000278.10</text:p>
          </table:table-cell>
          <table:table-cell office:value-type="string" calcext:value-type="string">
            <text:p>SCPEP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1064.10</text:p>
          </table:table-cell>
          <table:table-cell office:value-type="string" calcext:value-type="string">
            <text:p>ENSG00000121064</text:p>
          </table:table-cell>
          <table:table-cell office:value-type="string" calcext:value-type="string">
            <text:p>ENSMUSG00000000278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1064|SCPEP1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324.182742088904" calcext:value-type="float">
            <text:p>324.1827420889</text:p>
          </table:table-cell>
          <table:table-cell office:value-type="float" office:value="9.79309420017968" calcext:value-type="float">
            <text:p>9.7930942002</text:p>
          </table:table-cell>
          <table:table-cell office:value-type="string" calcext:value-type="string">
            <text:p>ENSMUSG00000024818.10</text:p>
          </table:table-cell>
          <table:table-cell office:value-type="string" calcext:value-type="string">
            <text:p>SLC25A4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2241.10</text:p>
          </table:table-cell>
          <table:table-cell office:value-type="string" calcext:value-type="string">
            <text:p>ENSG00000162241</text:p>
          </table:table-cell>
          <table:table-cell office:value-type="string" calcext:value-type="string">
            <text:p>ENSMUSG00000024818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2241|SLC25A45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99.430939421554" calcext:value-type="float">
            <text:p>199.4309394216</text:p>
          </table:table-cell>
          <table:table-cell office:value-type="float" office:value="6.08670476036481" calcext:value-type="float">
            <text:p>6.0867047604</text:p>
          </table:table-cell>
          <table:table-cell office:value-type="string" calcext:value-type="string">
            <text:p>ENSMUSG00000000134.13</text:p>
          </table:table-cell>
          <table:table-cell office:value-type="string" calcext:value-type="string">
            <text:p>TFE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68323.14</text:p>
          </table:table-cell>
          <table:table-cell office:value-type="string" calcext:value-type="string">
            <text:p>ENSG00000068323</text:p>
          </table:table-cell>
          <table:table-cell office:value-type="string" calcext:value-type="string">
            <text:p>ENSMUSG00000000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68323|TFE3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12.1339524559611" calcext:value-type="float">
            <text:p>12.133952456</text:p>
          </table:table-cell>
          <table:table-cell office:value-type="float" office:value="30.305324546924" calcext:value-type="float">
            <text:p>30.3053245469</text:p>
          </table:table-cell>
          <table:table-cell office:value-type="string" calcext:value-type="string">
            <text:p>ENSMUSG00000004612.8</text:p>
          </table:table-cell>
          <table:table-cell office:value-type="string" calcext:value-type="string">
            <text:p>NKG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5374.7</text:p>
          </table:table-cell>
          <table:table-cell office:value-type="string" calcext:value-type="string">
            <text:p>ENSG00000105374</text:p>
          </table:table-cell>
          <table:table-cell office:value-type="string" calcext:value-type="string">
            <text:p>ENSMUSG000000046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5374|NKG7</text:p>
          </table:table-cell>
          <table:table-cell office:value-type="string" calcext:value-type="string">
            <text:p>ME70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281.870761343962" calcext:value-type="float">
            <text:p>281.870761344</text:p>
          </table:table-cell>
          <table:table-cell office:value-type="float" office:value="18.7501516158214" calcext:value-type="float">
            <text:p>18.7501516158</text:p>
          </table:table-cell>
          <table:table-cell office:value-type="string" calcext:value-type="string">
            <text:p>ENSMUSG00000056054.8</text:p>
          </table:table-cell>
          <table:table-cell office:value-type="string" calcext:value-type="string">
            <text:p>S100A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3546.7</text:p>
          </table:table-cell>
          <table:table-cell office:value-type="string" calcext:value-type="string">
            <text:p>ENSG00000143546</text:p>
          </table:table-cell>
          <table:table-cell office:value-type="string" calcext:value-type="string">
            <text:p>ENSMUSG0000005605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3546|S100A8</text:p>
          </table:table-cell>
          <table:table-cell office:value-type="string" calcext:value-type="string">
            <text:p>ME70</text:p>
          </table:table-cell>
        </table:table-row>
        <table:table-row table:style-name="ro1">
          <table:table-cell office:value-type="string" calcext:value-type="string">
            <text:p>microglia</text:p>
          </table:table-cell>
          <table:table-cell office:value-type="float" office:value="527.503551526833" calcext:value-type="float">
            <text:p>527.5035515268</text:p>
          </table:table-cell>
          <table:table-cell office:value-type="float" office:value="10.1252622231109" calcext:value-type="float">
            <text:p>10.1252622231</text:p>
          </table:table-cell>
          <table:table-cell office:value-type="string" calcext:value-type="string">
            <text:p>ENSMUSG00000047250.9</text:p>
          </table:table-cell>
          <table:table-cell office:value-type="string" calcext:value-type="string">
            <text:p>PTGS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95303.12</text:p>
          </table:table-cell>
          <table:table-cell office:value-type="string" calcext:value-type="string">
            <text:p>ENSG00000095303</text:p>
          </table:table-cell>
          <table:table-cell office:value-type="string" calcext:value-type="string">
            <text:p>ENSMUSG0000004725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95303|PTGS1</text:p>
          </table:table-cell>
          <table:table-cell office:value-type="string" calcext:value-type="string">
            <text:p>ME7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1.7814654133471" calcext:value-type="float">
            <text:p>11.7814654133</text:p>
          </table:table-cell>
          <table:table-cell office:value-type="float" office:value="7.33289332806889" calcext:value-type="float">
            <text:p>7.3328933281</text:p>
          </table:table-cell>
          <table:table-cell office:value-type="string" calcext:value-type="string">
            <text:p>ENSMUSG00000031847.7</text:p>
          </table:table-cell>
          <table:table-cell office:value-type="string" calcext:value-type="string">
            <text:p>C16orf4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6455.11</text:p>
          </table:table-cell>
          <table:table-cell office:value-type="string" calcext:value-type="string">
            <text:p>ENSG00000166455</text:p>
          </table:table-cell>
          <table:table-cell office:value-type="string" calcext:value-type="string">
            <text:p>ENSMUSG0000003184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6455|C16ORF46</text:p>
          </table:table-cell>
          <table:table-cell office:value-type="string" calcext:value-type="string">
            <text:p>ME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973.514805574984" calcext:value-type="float">
            <text:p>973.514805575</text:p>
          </table:table-cell>
          <table:table-cell office:value-type="float" office:value="6.66002718406711" calcext:value-type="float">
            <text:p>6.6600271841</text:p>
          </table:table-cell>
          <table:table-cell office:value-type="string" calcext:value-type="string">
            <text:p>ENSMUSG00000028851.6</text:p>
          </table:table-cell>
          <table:table-cell office:value-type="string" calcext:value-type="string">
            <text:p>NUDC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90273.11</text:p>
          </table:table-cell>
          <table:table-cell office:value-type="string" calcext:value-type="string">
            <text:p>ENSG00000090273</text:p>
          </table:table-cell>
          <table:table-cell office:value-type="string" calcext:value-type="string">
            <text:p>ENSMUSG0000002885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90273|NUDC</text:p>
          </table:table-cell>
          <table:table-cell office:value-type="string" calcext:value-type="string">
            <text:p>ME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60.3627292684496" calcext:value-type="float">
            <text:p>60.3627292684</text:p>
          </table:table-cell>
          <table:table-cell office:value-type="float" office:value="2897.41818464035" calcext:value-type="float">
            <text:p>2897.4181846404</text:p>
          </table:table-cell>
          <table:table-cell office:value-type="string" calcext:value-type="string">
            <text:p>ENSMUSG00000094695.1</text:p>
          </table:table-cell>
          <table:table-cell office:value-type="string" calcext:value-type="string">
            <text:p>RP11-195F19.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7186.12</text:p>
          </table:table-cell>
          <table:table-cell office:value-type="string" calcext:value-type="string">
            <text:p>ENSG00000187186</text:p>
          </table:table-cell>
          <table:table-cell office:value-type="string" calcext:value-type="string">
            <text:p>ENSMUSG00000094695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7186|RP11-195F19.5</text:p>
          </table:table-cell>
          <table:table-cell office:value-type="string" calcext:value-type="string">
            <text:p>ME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60.3627292684496" calcext:value-type="float">
            <text:p>60.3627292684</text:p>
          </table:table-cell>
          <table:table-cell office:value-type="float" office:value="2897.41818464035" calcext:value-type="float">
            <text:p>2897.4181846404</text:p>
          </table:table-cell>
          <table:table-cell office:value-type="string" calcext:value-type="string">
            <text:p>ENSMUSG00000095234.1</text:p>
          </table:table-cell>
          <table:table-cell office:value-type="string" calcext:value-type="string">
            <text:p>RP11-195F19.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7186.12</text:p>
          </table:table-cell>
          <table:table-cell office:value-type="string" calcext:value-type="string">
            <text:p>ENSG00000187186</text:p>
          </table:table-cell>
          <table:table-cell office:value-type="string" calcext:value-type="string">
            <text:p>ENSMUSG00000095234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7186|RP11-195F19.5</text:p>
          </table:table-cell>
          <table:table-cell office:value-type="string" calcext:value-type="string">
            <text:p>ME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67.8595091834974" calcext:value-type="float">
            <text:p>67.8595091835</text:p>
          </table:table-cell>
          <table:table-cell office:value-type="float" office:value="5.08057199302565" calcext:value-type="float">
            <text:p>5.080571993</text:p>
          </table:table-cell>
          <table:table-cell office:value-type="string" calcext:value-type="string">
            <text:p>ENSMUSG00000020431.5</text:p>
          </table:table-cell>
          <table:table-cell office:value-type="string" calcext:value-type="string">
            <text:p>ADCY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4742.12</text:p>
          </table:table-cell>
          <table:table-cell office:value-type="string" calcext:value-type="string">
            <text:p>ENSG00000164742</text:p>
          </table:table-cell>
          <table:table-cell office:value-type="string" calcext:value-type="string">
            <text:p>ENSMUSG0000002043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4742|ADCY1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81.026256074842" calcext:value-type="float">
            <text:p>181.0262560748</text:p>
          </table:table-cell>
          <table:table-cell office:value-type="float" office:value="5.00520096221055" calcext:value-type="float">
            <text:p>5.0052009622</text:p>
          </table:table-cell>
          <table:table-cell office:value-type="string" calcext:value-type="string">
            <text:p>ENSMUSG00000029752.8</text:p>
          </table:table-cell>
          <table:table-cell office:value-type="string" calcext:value-type="string">
            <text:p>ASNS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70669.14</text:p>
          </table:table-cell>
          <table:table-cell office:value-type="string" calcext:value-type="string">
            <text:p>ENSG00000070669</text:p>
          </table:table-cell>
          <table:table-cell office:value-type="string" calcext:value-type="string">
            <text:p>ENSMUSG00000029752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70669|ASNS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25.87738281505" calcext:value-type="float">
            <text:p>225.8773828151</text:p>
          </table:table-cell>
          <table:table-cell office:value-type="float" office:value="36.2193903656293" calcext:value-type="float">
            <text:p>36.2193903656</text:p>
          </table:table-cell>
          <table:table-cell office:value-type="string" calcext:value-type="string">
            <text:p>ENSMUSG00000078307.2</text:p>
          </table:table-cell>
          <table:table-cell office:value-type="string" calcext:value-type="string">
            <text:p>C11orf8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5742.6</text:p>
          </table:table-cell>
          <table:table-cell office:value-type="string" calcext:value-type="string">
            <text:p>ENSG00000185742</text:p>
          </table:table-cell>
          <table:table-cell office:value-type="string" calcext:value-type="string">
            <text:p>ENSMUSG00000078307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5742|C11ORF87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62.3719533937096" calcext:value-type="float">
            <text:p>62.3719533937</text:p>
          </table:table-cell>
          <table:table-cell office:value-type="float" office:value="14.4427458579344" calcext:value-type="float">
            <text:p>14.4427458579</text:p>
          </table:table-cell>
          <table:table-cell office:value-type="string" calcext:value-type="string">
            <text:p>ENSMUSG00000004113.14</text:p>
          </table:table-cell>
          <table:table-cell office:value-type="string" calcext:value-type="string">
            <text:p>CACNA1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8408.10</text:p>
          </table:table-cell>
          <table:table-cell office:value-type="string" calcext:value-type="string">
            <text:p>ENSG00000148408</text:p>
          </table:table-cell>
          <table:table-cell office:value-type="string" calcext:value-type="string">
            <text:p>ENSMUSG00000004113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8408|CACNA1B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9.9495841896651" calcext:value-type="float">
            <text:p>29.9495841897</text:p>
          </table:table-cell>
          <table:table-cell office:value-type="float" office:value="15.5302330249955" calcext:value-type="float">
            <text:p>15.530233025</text:p>
          </table:table-cell>
          <table:table-cell office:value-type="string" calcext:value-type="string">
            <text:p>ENSMUSG00000019146.2</text:p>
          </table:table-cell>
          <table:table-cell office:value-type="string" calcext:value-type="string">
            <text:p>CACNG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6862.6</text:p>
          </table:table-cell>
          <table:table-cell office:value-type="string" calcext:value-type="string">
            <text:p>ENSG00000166862</text:p>
          </table:table-cell>
          <table:table-cell office:value-type="string" calcext:value-type="string">
            <text:p>ENSMUSG00000019146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6862|CACNG2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5.9266908514277" calcext:value-type="float">
            <text:p>35.9266908514</text:p>
          </table:table-cell>
          <table:table-cell office:value-type="float" office:value="5.65411624350378" calcext:value-type="float">
            <text:p>5.6541162435</text:p>
          </table:table-cell>
          <table:table-cell office:value-type="string" calcext:value-type="string">
            <text:p>ENSMUSG00000026017.9</text:p>
          </table:table-cell>
          <table:table-cell office:value-type="string" calcext:value-type="string">
            <text:p>CARF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8380.15</text:p>
          </table:table-cell>
          <table:table-cell office:value-type="string" calcext:value-type="string">
            <text:p>ENSG00000138380</text:p>
          </table:table-cell>
          <table:table-cell office:value-type="string" calcext:value-type="string">
            <text:p>ENSMUSG0000002601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8380|CARF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42.7228359812502" calcext:value-type="float">
            <text:p>42.7228359813</text:p>
          </table:table-cell>
          <table:table-cell office:value-type="float" office:value="6.18174883427133" calcext:value-type="float">
            <text:p>6.1817488343</text:p>
          </table:table-cell>
          <table:table-cell office:value-type="string" calcext:value-type="string">
            <text:p>ENSMUSG00000029403.10</text:p>
          </table:table-cell>
          <table:table-cell office:value-type="string" calcext:value-type="string">
            <text:p>CDKL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8769.8</text:p>
          </table:table-cell>
          <table:table-cell office:value-type="string" calcext:value-type="string">
            <text:p>ENSG00000138769</text:p>
          </table:table-cell>
          <table:table-cell office:value-type="string" calcext:value-type="string">
            <text:p>ENSMUSG00000029403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8769|CDKL2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41.4063677279544" calcext:value-type="float">
            <text:p>41.406367728</text:p>
          </table:table-cell>
          <table:table-cell office:value-type="float" office:value="10.6993320651978" calcext:value-type="float">
            <text:p>10.6993320652</text:p>
          </table:table-cell>
          <table:table-cell office:value-type="string" calcext:value-type="string">
            <text:p>ENSMUSG00000094626.1</text:p>
          </table:table-cell>
          <table:table-cell office:value-type="string" calcext:value-type="string">
            <text:p>CECR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3307.3</text:p>
          </table:table-cell>
          <table:table-cell office:value-type="string" calcext:value-type="string">
            <text:p>ENSG00000183307</text:p>
          </table:table-cell>
          <table:table-cell office:value-type="string" calcext:value-type="string">
            <text:p>ENSMUSG00000094626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3307|CECR6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99.9470393455494" calcext:value-type="float">
            <text:p>99.9470393455</text:p>
          </table:table-cell>
          <table:table-cell office:value-type="float" office:value="5.01305019547156" calcext:value-type="float">
            <text:p>5.0130501955</text:p>
          </table:table-cell>
          <table:table-cell office:value-type="string" calcext:value-type="string">
            <text:p>ENSMUSG00000035790.11</text:p>
          </table:table-cell>
          <table:table-cell office:value-type="string" calcext:value-type="string">
            <text:p>CEP1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4007.7</text:p>
          </table:table-cell>
          <table:table-cell office:value-type="string" calcext:value-type="string">
            <text:p>ENSG00000174007</text:p>
          </table:table-cell>
          <table:table-cell office:value-type="string" calcext:value-type="string">
            <text:p>ENSMUSG0000003579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4007|CEP19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72.083276830289" calcext:value-type="float">
            <text:p>172.0832768303</text:p>
          </table:table-cell>
          <table:table-cell office:value-type="float" office:value="120.392586662939" calcext:value-type="float">
            <text:p>120.3925866629</text:p>
          </table:table-cell>
          <table:table-cell office:value-type="string" calcext:value-type="string">
            <text:p>ENSMUSG00000032564.11</text:p>
          </table:table-cell>
          <table:table-cell office:value-type="string" calcext:value-type="string">
            <text:p>CPNE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6353.9</text:p>
          </table:table-cell>
          <table:table-cell office:value-type="string" calcext:value-type="string">
            <text:p>ENSG00000196353</text:p>
          </table:table-cell>
          <table:table-cell office:value-type="string" calcext:value-type="string">
            <text:p>ENSMUSG00000032564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6353|CPNE4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35.022910578511" calcext:value-type="float">
            <text:p>135.0229105785</text:p>
          </table:table-cell>
          <table:table-cell office:value-type="float" office:value="5.2140200509615" calcext:value-type="float">
            <text:p>5.214020051</text:p>
          </table:table-cell>
          <table:table-cell office:value-type="string" calcext:value-type="string">
            <text:p>ENSMUSG00000040035.10</text:p>
          </table:table-cell>
          <table:table-cell office:value-type="string" calcext:value-type="string">
            <text:p>DISP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0323.4</text:p>
          </table:table-cell>
          <table:table-cell office:value-type="string" calcext:value-type="string">
            <text:p>ENSG00000140323</text:p>
          </table:table-cell>
          <table:table-cell office:value-type="string" calcext:value-type="string">
            <text:p>ENSMUSG0000004003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0323|DISP2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41.2002192136335" calcext:value-type="float">
            <text:p>41.2002192136</text:p>
          </table:table-cell>
          <table:table-cell office:value-type="float" office:value="77.6814998678764" calcext:value-type="float">
            <text:p>77.6814998679</text:p>
          </table:table-cell>
          <table:table-cell office:value-type="string" calcext:value-type="string">
            <text:p>ENSMUSG00000048915.8</text:p>
          </table:table-cell>
          <table:table-cell office:value-type="string" calcext:value-type="string">
            <text:p>EFNA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4349.10</text:p>
          </table:table-cell>
          <table:table-cell office:value-type="string" calcext:value-type="string">
            <text:p>ENSG00000184349</text:p>
          </table:table-cell>
          <table:table-cell office:value-type="string" calcext:value-type="string">
            <text:p>ENSMUSG00000048915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4349|EFNA5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24.858767145028" calcext:value-type="float">
            <text:p>224.858767145</text:p>
          </table:table-cell>
          <table:table-cell office:value-type="float" office:value="5.46383464580033" calcext:value-type="float">
            <text:p>5.4638346458</text:p>
          </table:table-cell>
          <table:table-cell office:value-type="string" calcext:value-type="string">
            <text:p>ENSMUSG00000020454.13</text:p>
          </table:table-cell>
          <table:table-cell office:value-type="string" calcext:value-type="string">
            <text:p>EIF4ENIF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4708.15</text:p>
          </table:table-cell>
          <table:table-cell office:value-type="string" calcext:value-type="string">
            <text:p>ENSG00000184708</text:p>
          </table:table-cell>
          <table:table-cell office:value-type="string" calcext:value-type="string">
            <text:p>ENSMUSG00000020454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4708|EIF4ENIF1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272.97278556989" calcext:value-type="float">
            <text:p>1272.9727855699</text:p>
          </table:table-cell>
          <table:table-cell office:value-type="float" office:value="7.22905136135166" calcext:value-type="float">
            <text:p>7.2290513614</text:p>
          </table:table-cell>
          <table:table-cell office:value-type="string" calcext:value-type="string">
            <text:p>ENSMUSG00000047261.9</text:p>
          </table:table-cell>
          <table:table-cell office:value-type="string" calcext:value-type="string">
            <text:p>GAP4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2020.10</text:p>
          </table:table-cell>
          <table:table-cell office:value-type="string" calcext:value-type="string">
            <text:p>ENSG00000172020</text:p>
          </table:table-cell>
          <table:table-cell office:value-type="string" calcext:value-type="string">
            <text:p>ENSMUSG0000004726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2020|GAP43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53.3072090456901" calcext:value-type="float">
            <text:p>53.3072090457</text:p>
          </table:table-cell>
          <table:table-cell office:value-type="float" office:value="106.739782023429" calcext:value-type="float">
            <text:p>106.7397820234</text:p>
          </table:table-cell>
          <table:table-cell office:value-type="string" calcext:value-type="string">
            <text:p>ENSMUSG00000041468.6</text:p>
          </table:table-cell>
          <table:table-cell office:value-type="string" calcext:value-type="string">
            <text:p>GPR1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2975.7</text:p>
          </table:table-cell>
          <table:table-cell office:value-type="string" calcext:value-type="string">
            <text:p>ENSG00000132975</text:p>
          </table:table-cell>
          <table:table-cell office:value-type="string" calcext:value-type="string">
            <text:p>ENSMUSG00000041468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2975|GPR12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1.1473180022802" calcext:value-type="float">
            <text:p>31.1473180023</text:p>
          </table:table-cell>
          <table:table-cell office:value-type="float" office:value="91.6452916202685" calcext:value-type="float">
            <text:p>91.6452916203</text:p>
          </table:table-cell>
          <table:table-cell office:value-type="string" calcext:value-type="string">
            <text:p>ENSMUSG00000050069.3</text:p>
          </table:table-cell>
          <table:table-cell office:value-type="string" calcext:value-type="string">
            <text:p>GREM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0875.4</text:p>
          </table:table-cell>
          <table:table-cell office:value-type="string" calcext:value-type="string">
            <text:p>ENSG00000180875</text:p>
          </table:table-cell>
          <table:table-cell office:value-type="string" calcext:value-type="string">
            <text:p>ENSMUSG00000050069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0875|GREM2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5.4335589651382" calcext:value-type="float">
            <text:p>25.4335589651</text:p>
          </table:table-cell>
          <table:table-cell office:value-type="float" office:value="6.68367824396048" calcext:value-type="float">
            <text:p>6.683678244</text:p>
          </table:table-cell>
          <table:table-cell office:value-type="string" calcext:value-type="string">
            <text:p>ENSMUSG00000056755.9</text:p>
          </table:table-cell>
          <table:table-cell office:value-type="string" calcext:value-type="string">
            <text:p>GRM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6277.13</text:p>
          </table:table-cell>
          <table:table-cell office:value-type="string" calcext:value-type="string">
            <text:p>ENSG00000196277</text:p>
          </table:table-cell>
          <table:table-cell office:value-type="string" calcext:value-type="string">
            <text:p>ENSMUSG00000056755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6277|GRM7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6.3942865948952" calcext:value-type="float">
            <text:p>26.3942865949</text:p>
          </table:table-cell>
          <table:table-cell office:value-type="float" office:value="6.03457234357629" calcext:value-type="float">
            <text:p>6.0345723436</text:p>
          </table:table-cell>
          <table:table-cell office:value-type="string" calcext:value-type="string">
            <text:p>ENSMUSG00000050555.9</text:p>
          </table:table-cell>
          <table:table-cell office:value-type="string" calcext:value-type="string">
            <text:p>HYLS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8331.8</text:p>
          </table:table-cell>
          <table:table-cell office:value-type="string" calcext:value-type="string">
            <text:p>ENSG00000198331</text:p>
          </table:table-cell>
          <table:table-cell office:value-type="string" calcext:value-type="string">
            <text:p>ENSMUSG00000050555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8331|HYLS1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70.278807048737" calcext:value-type="float">
            <text:p>270.2788070487</text:p>
          </table:table-cell>
          <table:table-cell office:value-type="float" office:value="11.2483700404306" calcext:value-type="float">
            <text:p>11.2483700404</text:p>
          </table:table-cell>
          <table:table-cell office:value-type="string" calcext:value-type="string">
            <text:p>ENSMUSG00000005672.8</text:p>
          </table:table-cell>
          <table:table-cell office:value-type="string" calcext:value-type="string">
            <text:p>KIT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7404.13</text:p>
          </table:table-cell>
          <table:table-cell office:value-type="string" calcext:value-type="string">
            <text:p>ENSG00000157404</text:p>
          </table:table-cell>
          <table:table-cell office:value-type="string" calcext:value-type="string">
            <text:p>ENSMUSG00000005672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7404|KIT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624.676845444728" calcext:value-type="float">
            <text:p>624.6768454447</text:p>
          </table:table-cell>
          <table:table-cell office:value-type="float" office:value="76.821766552677" calcext:value-type="float">
            <text:p>76.8217665527</text:p>
          </table:table-cell>
          <table:table-cell office:value-type="string" calcext:value-type="string">
            <text:p>ENSMUSG00000031391.14</text:p>
          </table:table-cell>
          <table:table-cell office:value-type="string" calcext:value-type="string">
            <text:p>L1CAM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8910.10</text:p>
          </table:table-cell>
          <table:table-cell office:value-type="string" calcext:value-type="string">
            <text:p>ENSG00000198910</text:p>
          </table:table-cell>
          <table:table-cell office:value-type="string" calcext:value-type="string">
            <text:p>ENSMUSG0000003139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8910|L1CAM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97.609122061985" calcext:value-type="float">
            <text:p>197.609122062</text:p>
          </table:table-cell>
          <table:table-cell office:value-type="float" office:value="8.44831655806152" calcext:value-type="float">
            <text:p>8.4483165581</text:p>
          </table:table-cell>
          <table:table-cell office:value-type="string" calcext:value-type="string">
            <text:p>ENSMUSG00000062190.8</text:p>
          </table:table-cell>
          <table:table-cell office:value-type="string" calcext:value-type="string">
            <text:p>LANCL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2434.7</text:p>
          </table:table-cell>
          <table:table-cell office:value-type="string" calcext:value-type="string">
            <text:p>ENSG00000132434</text:p>
          </table:table-cell>
          <table:table-cell office:value-type="string" calcext:value-type="string">
            <text:p>ENSMUSG0000006219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2434|LANCL2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4.0348304299115" calcext:value-type="float">
            <text:p>34.0348304299</text:p>
          </table:table-cell>
          <table:table-cell office:value-type="float" office:value="6.73876517663563" calcext:value-type="float">
            <text:p>6.7387651766</text:p>
          </table:table-cell>
          <table:table-cell office:value-type="string" calcext:value-type="string">
            <text:p>ENSMUSG00000019906.10</text:p>
          </table:table-cell>
          <table:table-cell office:value-type="string" calcext:value-type="string">
            <text:p>LIN7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1052.5</text:p>
          </table:table-cell>
          <table:table-cell office:value-type="string" calcext:value-type="string">
            <text:p>ENSG00000111052</text:p>
          </table:table-cell>
          <table:table-cell office:value-type="string" calcext:value-type="string">
            <text:p>ENSMUSG0000001990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1052|LIN7A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29.380407295597" calcext:value-type="float">
            <text:p>129.3804072956</text:p>
          </table:table-cell>
          <table:table-cell office:value-type="float" office:value="42.1760068276011" calcext:value-type="float">
            <text:p>42.1760068276</text:p>
          </table:table-cell>
          <table:table-cell office:value-type="string" calcext:value-type="string">
            <text:p>ENSMUSG00000061911.10</text:p>
          </table:table-cell>
          <table:table-cell office:value-type="string" calcext:value-type="string">
            <text:p>MYT1L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6487.15</text:p>
          </table:table-cell>
          <table:table-cell office:value-type="string" calcext:value-type="string">
            <text:p>ENSG00000186487</text:p>
          </table:table-cell>
          <table:table-cell office:value-type="string" calcext:value-type="string">
            <text:p>ENSMUSG00000061911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6487|MYT1L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47.4525090823285" calcext:value-type="float">
            <text:p>47.4525090823</text:p>
          </table:table-cell>
          <table:table-cell office:value-type="float" office:value="13.8029021442085" calcext:value-type="float">
            <text:p>13.8029021442</text:p>
          </table:table-cell>
          <table:table-cell office:value-type="string" calcext:value-type="string">
            <text:p>ENSMUSG00000090053.5</text:p>
          </table:table-cell>
          <table:table-cell office:value-type="string" calcext:value-type="string">
            <text:p>PALM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43444.5</text:p>
          </table:table-cell>
          <table:table-cell office:value-type="string" calcext:value-type="string">
            <text:p>ENSG00000243444</text:p>
          </table:table-cell>
          <table:table-cell office:value-type="string" calcext:value-type="string">
            <text:p>ENSMUSG00000090053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43444|PALM2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6.7918414542272" calcext:value-type="float">
            <text:p>36.7918414542</text:p>
          </table:table-cell>
          <table:table-cell office:value-type="float" office:value="5.54203758033972" calcext:value-type="float">
            <text:p>5.5420375803</text:p>
          </table:table-cell>
          <table:table-cell office:value-type="string" calcext:value-type="string">
            <text:p>ENSMUSG00000102697.1</text:p>
          </table:table-cell>
          <table:table-cell office:value-type="string" calcext:value-type="string">
            <text:p>PCDHAC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43232.4</text:p>
          </table:table-cell>
          <table:table-cell office:value-type="string" calcext:value-type="string">
            <text:p>ENSG00000243232</text:p>
          </table:table-cell>
          <table:table-cell office:value-type="string" calcext:value-type="string">
            <text:p>ENSMUSG00000102697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43232|PCDHAC2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45.674796536317" calcext:value-type="float">
            <text:p>145.6747965363</text:p>
          </table:table-cell>
          <table:table-cell office:value-type="float" office:value="6.28505449642879" calcext:value-type="float">
            <text:p>6.2850544964</text:p>
          </table:table-cell>
          <table:table-cell office:value-type="string" calcext:value-type="string">
            <text:p>ENSMUSG00000002006.8</text:p>
          </table:table-cell>
          <table:table-cell office:value-type="string" calcext:value-type="string">
            <text:p>PDZD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67840.10</text:p>
          </table:table-cell>
          <table:table-cell office:value-type="string" calcext:value-type="string">
            <text:p>ENSG00000067840</text:p>
          </table:table-cell>
          <table:table-cell office:value-type="string" calcext:value-type="string">
            <text:p>ENSMUSG00000002006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67840|PDZD4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27.380086574495" calcext:value-type="float">
            <text:p>227.3800865745</text:p>
          </table:table-cell>
          <table:table-cell office:value-type="float" office:value="29.4614832769556" calcext:value-type="float">
            <text:p>29.461483277</text:p>
          </table:table-cell>
          <table:table-cell office:value-type="string" calcext:value-type="string">
            <text:p>ENSMUSG00000030729.12</text:p>
          </table:table-cell>
          <table:table-cell office:value-type="string" calcext:value-type="string">
            <text:p>PGM2L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5434.7</text:p>
          </table:table-cell>
          <table:table-cell office:value-type="string" calcext:value-type="string">
            <text:p>ENSG00000165434</text:p>
          </table:table-cell>
          <table:table-cell office:value-type="string" calcext:value-type="string">
            <text:p>ENSMUSG00000030729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5434|PGM2L1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9.4946576167739" calcext:value-type="float">
            <text:p>19.4946576168</text:p>
          </table:table-cell>
          <table:table-cell office:value-type="float" office:value="49.8579639281325" calcext:value-type="float">
            <text:p>49.8579639281</text:p>
          </table:table-cell>
          <table:table-cell office:value-type="string" calcext:value-type="string">
            <text:p>ENSMUSG00000094638.1</text:p>
          </table:table-cell>
          <table:table-cell office:value-type="string" calcext:value-type="string">
            <text:p>PSMD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NOVEL</text:p>
          </table:table-cell>
          <table:table-cell office:value-type="string" calcext:value-type="string">
            <text:p>ENSG00000173692.10</text:p>
          </table:table-cell>
          <table:table-cell office:value-type="string" calcext:value-type="string">
            <text:p>ENSG00000173692</text:p>
          </table:table-cell>
          <table:table-cell office:value-type="string" calcext:value-type="string">
            <text:p>ENSMUSG0000009463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3692|PSMD1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5.023233910077" calcext:value-type="float">
            <text:p>35.0232339101</text:p>
          </table:table-cell>
          <table:table-cell office:value-type="float" office:value="11.3031543957168" calcext:value-type="float">
            <text:p>11.3031543957</text:p>
          </table:table-cell>
          <table:table-cell office:value-type="string" calcext:value-type="string">
            <text:p>ENSMUSG00000043463.6</text:p>
          </table:table-cell>
          <table:table-cell office:value-type="string" calcext:value-type="string">
            <text:p>RAB9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3570.3</text:p>
          </table:table-cell>
          <table:table-cell office:value-type="string" calcext:value-type="string">
            <text:p>ENSG00000123570</text:p>
          </table:table-cell>
          <table:table-cell office:value-type="string" calcext:value-type="string">
            <text:p>ENSMUSG00000043463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3570|RAB9B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46.3893530406137" calcext:value-type="float">
            <text:p>46.3893530406</text:p>
          </table:table-cell>
          <table:table-cell office:value-type="float" office:value="6.49298583398682" calcext:value-type="float">
            <text:p>6.492985834</text:p>
          </table:table-cell>
          <table:table-cell office:value-type="string" calcext:value-type="string">
            <text:p>ENSMUSG00000043811.5</text:p>
          </table:table-cell>
          <table:table-cell office:value-type="string" calcext:value-type="string">
            <text:p>RTN4R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40608.11</text:p>
          </table:table-cell>
          <table:table-cell office:value-type="string" calcext:value-type="string">
            <text:p>ENSG00000040608</text:p>
          </table:table-cell>
          <table:table-cell office:value-type="string" calcext:value-type="string">
            <text:p>ENSMUSG0000004381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40608|RTN4R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85.54796290034" calcext:value-type="float">
            <text:p>185.5479629003</text:p>
          </table:table-cell>
          <table:table-cell office:value-type="float" office:value="14.7583449685857" calcext:value-type="float">
            <text:p>14.7583449686</text:p>
          </table:table-cell>
          <table:table-cell office:value-type="string" calcext:value-type="string">
            <text:p>ENSMUSG00000048385.8</text:p>
          </table:table-cell>
          <table:table-cell office:value-type="string" calcext:value-type="string">
            <text:p>SCRT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61678.2</text:p>
          </table:table-cell>
          <table:table-cell office:value-type="string" calcext:value-type="string">
            <text:p>ENSG00000261678</text:p>
          </table:table-cell>
          <table:table-cell office:value-type="string" calcext:value-type="string">
            <text:p>ENSMUSG00000048385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61678|SCRT1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29.834322977333" calcext:value-type="float">
            <text:p>129.8343229773</text:p>
          </table:table-cell>
          <table:table-cell office:value-type="float" office:value="11.0935586804165" calcext:value-type="float">
            <text:p>11.0935586804</text:p>
          </table:table-cell>
          <table:table-cell office:value-type="string" calcext:value-type="string">
            <text:p>ENSMUSG00000050379.11</text:p>
          </table:table-cell>
          <table:table-cell office:value-type="string" calcext:value-type="string">
            <text:p>SEPT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5354.20</text:p>
          </table:table-cell>
          <table:table-cell office:value-type="string" calcext:value-type="string">
            <text:p>ENSG00000125354</text:p>
          </table:table-cell>
          <table:table-cell office:value-type="string" calcext:value-type="string">
            <text:p>ENSMUSG00000050379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5354|SEPT6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99.6112293970534" calcext:value-type="float">
            <text:p>99.6112293971</text:p>
          </table:table-cell>
          <table:table-cell office:value-type="float" office:value="14.5793454788378" calcext:value-type="float">
            <text:p>14.5793454788</text:p>
          </table:table-cell>
          <table:table-cell office:value-type="string" calcext:value-type="string">
            <text:p>ENSMUSG00000019894.9</text:p>
          </table:table-cell>
          <table:table-cell office:value-type="string" calcext:value-type="string">
            <text:p>SLC6A1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72041.14</text:p>
          </table:table-cell>
          <table:table-cell office:value-type="string" calcext:value-type="string">
            <text:p>ENSG00000072041</text:p>
          </table:table-cell>
          <table:table-cell office:value-type="string" calcext:value-type="string">
            <text:p>ENSMUSG00000019894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72041|SLC6A15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1.2147020869932" calcext:value-type="float">
            <text:p>11.214702087</text:p>
          </table:table-cell>
          <table:table-cell office:value-type="float" office:value="7.66428932485007" calcext:value-type="float">
            <text:p>7.6642893249</text:p>
          </table:table-cell>
          <table:table-cell office:value-type="string" calcext:value-type="string">
            <text:p>ENSMUSG00000093536.3</text:p>
          </table:table-cell>
          <table:table-cell office:value-type="string" calcext:value-type="string">
            <text:p>SMIM1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68182.3</text:p>
          </table:table-cell>
          <table:table-cell office:value-type="string" calcext:value-type="string">
            <text:p>ENSG00000268182</text:p>
          </table:table-cell>
          <table:table-cell office:value-type="string" calcext:value-type="string">
            <text:p>ENSMUSG00000093536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68182|SMIM17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61.207257916497" calcext:value-type="float">
            <text:p>161.2072579165</text:p>
          </table:table-cell>
          <table:table-cell office:value-type="float" office:value="17.5463412442356" calcext:value-type="float">
            <text:p>17.5463412442</text:p>
          </table:table-cell>
          <table:table-cell office:value-type="string" calcext:value-type="string">
            <text:p>ENSMUSG00000033594.10</text:p>
          </table:table-cell>
          <table:table-cell office:value-type="string" calcext:value-type="string">
            <text:p>SPATA2L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8792.13</text:p>
          </table:table-cell>
          <table:table-cell office:value-type="string" calcext:value-type="string">
            <text:p>ENSG00000158792</text:p>
          </table:table-cell>
          <table:table-cell office:value-type="string" calcext:value-type="string">
            <text:p>ENSMUSG00000033594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8792|SPATA2L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86.686680514261" calcext:value-type="float">
            <text:p>86.6866805143</text:p>
          </table:table-cell>
          <table:table-cell office:value-type="float" office:value="18.8234666311785" calcext:value-type="float">
            <text:p>18.8234666312</text:p>
          </table:table-cell>
          <table:table-cell office:value-type="string" calcext:value-type="string">
            <text:p>ENSMUSG00000059602.10</text:p>
          </table:table-cell>
          <table:table-cell office:value-type="string" calcext:value-type="string">
            <text:p>SYN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5666.12</text:p>
          </table:table-cell>
          <table:table-cell office:value-type="string" calcext:value-type="string">
            <text:p>ENSG00000185666</text:p>
          </table:table-cell>
          <table:table-cell office:value-type="string" calcext:value-type="string">
            <text:p>ENSMUSG00000059602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5666|SYN3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69.368386860077" calcext:value-type="float">
            <text:p>369.3683868601</text:p>
          </table:table-cell>
          <table:table-cell office:value-type="float" office:value="38.16855719249" calcext:value-type="float">
            <text:p>38.1685571925</text:p>
          </table:table-cell>
          <table:table-cell office:value-type="string" calcext:value-type="string">
            <text:p>ENSMUSG00000024261.5</text:p>
          </table:table-cell>
          <table:table-cell office:value-type="string" calcext:value-type="string">
            <text:p>SYT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2872.9</text:p>
          </table:table-cell>
          <table:table-cell office:value-type="string" calcext:value-type="string">
            <text:p>ENSG00000132872</text:p>
          </table:table-cell>
          <table:table-cell office:value-type="string" calcext:value-type="string">
            <text:p>ENSMUSG0000002426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2872|SYT4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8.7523603068257" calcext:value-type="float">
            <text:p>38.7523603068</text:p>
          </table:table-cell>
          <table:table-cell office:value-type="float" office:value="9.95674858288807" calcext:value-type="float">
            <text:p>9.9567485829</text:p>
          </table:table-cell>
          <table:table-cell office:value-type="string" calcext:value-type="string">
            <text:p>ENSMUSG00000038984.3</text:p>
          </table:table-cell>
          <table:table-cell office:value-type="string" calcext:value-type="string">
            <text:p>TSPYL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0543.4</text:p>
          </table:table-cell>
          <table:table-cell office:value-type="string" calcext:value-type="string">
            <text:p>ENSG00000180543</text:p>
          </table:table-cell>
          <table:table-cell office:value-type="string" calcext:value-type="string">
            <text:p>ENSMUSG0000003898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0543|TSPYL5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68.264502461338" calcext:value-type="float">
            <text:p>168.2645024613</text:p>
          </table:table-cell>
          <table:table-cell office:value-type="float" office:value="8.32644740450962" calcext:value-type="float">
            <text:p>8.3264474045</text:p>
          </table:table-cell>
          <table:table-cell office:value-type="string" calcext:value-type="string">
            <text:p>ENSMUSG00000020802.8</text:p>
          </table:table-cell>
          <table:table-cell office:value-type="string" calcext:value-type="string">
            <text:p>UBE2O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5931.10</text:p>
          </table:table-cell>
          <table:table-cell office:value-type="string" calcext:value-type="string">
            <text:p>ENSG00000175931</text:p>
          </table:table-cell>
          <table:table-cell office:value-type="string" calcext:value-type="string">
            <text:p>ENSMUSG0000002080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5931|UBE2O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5.4164588002499" calcext:value-type="float">
            <text:p>25.4164588002</text:p>
          </table:table-cell>
          <table:table-cell office:value-type="float" office:value="9.58585789494605" calcext:value-type="float">
            <text:p>9.5858578949</text:p>
          </table:table-cell>
          <table:table-cell office:value-type="string" calcext:value-type="string">
            <text:p>ENSMUSG00000070866.4</text:p>
          </table:table-cell>
          <table:table-cell office:value-type="string" calcext:value-type="string">
            <text:p>ZNF804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0396.7</text:p>
          </table:table-cell>
          <table:table-cell office:value-type="string" calcext:value-type="string">
            <text:p>ENSG00000170396</text:p>
          </table:table-cell>
          <table:table-cell office:value-type="string" calcext:value-type="string">
            <text:p>ENSMUSG0000007086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0396|ZNF804A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49.2721762210955" calcext:value-type="float">
            <text:p>49.2721762211</text:p>
          </table:table-cell>
          <table:table-cell office:value-type="float" office:value="19.2645209418329" calcext:value-type="float">
            <text:p>19.2645209418</text:p>
          </table:table-cell>
          <table:table-cell office:value-type="string" calcext:value-type="string">
            <text:p>ENSMUSG00000031654.11</text:p>
          </table:table-cell>
          <table:table-cell office:value-type="string" calcext:value-type="string">
            <text:p>CBLN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2924.9</text:p>
          </table:table-cell>
          <table:table-cell office:value-type="string" calcext:value-type="string">
            <text:p>ENSG00000102924</text:p>
          </table:table-cell>
          <table:table-cell office:value-type="string" calcext:value-type="string">
            <text:p>ENSMUSG00000031654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2924|CBLN1</text:p>
          </table:table-cell>
          <table:table-cell office:value-type="string" calcext:value-type="string">
            <text:p>ME11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7.42996883565" calcext:value-type="float">
            <text:p>17.4299688357</text:p>
          </table:table-cell>
          <table:table-cell office:value-type="float" office:value="20.2972014517279" calcext:value-type="float">
            <text:p>20.2972014517</text:p>
          </table:table-cell>
          <table:table-cell office:value-type="string" calcext:value-type="string">
            <text:p>ENSMUSG00000006218.4</text:p>
          </table:table-cell>
          <table:table-cell office:value-type="string" calcext:value-type="string">
            <text:p>FAM131C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5519.8</text:p>
          </table:table-cell>
          <table:table-cell office:value-type="string" calcext:value-type="string">
            <text:p>ENSG00000185519</text:p>
          </table:table-cell>
          <table:table-cell office:value-type="string" calcext:value-type="string">
            <text:p>ENSMUSG00000006218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5519|FAM131C</text:p>
          </table:table-cell>
          <table:table-cell office:value-type="string" calcext:value-type="string">
            <text:p>ME11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58.204321425459" calcext:value-type="float">
            <text:p>158.2043214255</text:p>
          </table:table-cell>
          <table:table-cell office:value-type="float" office:value="23.3298180041281" calcext:value-type="float">
            <text:p>23.3298180041</text:p>
          </table:table-cell>
          <table:table-cell office:value-type="string" calcext:value-type="string">
            <text:p>ENSMUSG00000043557.11</text:p>
          </table:table-cell>
          <table:table-cell office:value-type="string" calcext:value-type="string">
            <text:p>MDGA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2139.12</text:p>
          </table:table-cell>
          <table:table-cell office:value-type="string" calcext:value-type="string">
            <text:p>ENSG00000112139</text:p>
          </table:table-cell>
          <table:table-cell office:value-type="string" calcext:value-type="string">
            <text:p>ENSMUSG00000043557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2139|MDGA1</text:p>
          </table:table-cell>
          <table:table-cell office:value-type="string" calcext:value-type="string">
            <text:p>ME11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92.4792331652808" calcext:value-type="float">
            <text:p>92.4792331653</text:p>
          </table:table-cell>
          <table:table-cell office:value-type="float" office:value="6.26966210374656" calcext:value-type="float">
            <text:p>6.2696621037</text:p>
          </table:table-cell>
          <table:table-cell office:value-type="string" calcext:value-type="string">
            <text:p>ENSMUSG00000052105.12</text:p>
          </table:table-cell>
          <table:table-cell office:value-type="string" calcext:value-type="string">
            <text:p>MTCL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8502.15</text:p>
          </table:table-cell>
          <table:table-cell office:value-type="string" calcext:value-type="string">
            <text:p>ENSG00000168502</text:p>
          </table:table-cell>
          <table:table-cell office:value-type="string" calcext:value-type="string">
            <text:p>ENSMUSG0000005210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8502|MTCL1</text:p>
          </table:table-cell>
          <table:table-cell office:value-type="string" calcext:value-type="string">
            <text:p>ME11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45.8331324207352" calcext:value-type="float">
            <text:p>45.8331324207</text:p>
          </table:table-cell>
          <table:table-cell office:value-type="float" office:value="14.8357606661004" calcext:value-type="float">
            <text:p>14.8357606661</text:p>
          </table:table-cell>
          <table:table-cell office:value-type="string" calcext:value-type="string">
            <text:p>ENSMUSG00000039546.9</text:p>
          </table:table-cell>
          <table:table-cell office:value-type="string" calcext:value-type="string">
            <text:p>AJAP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6581.8</text:p>
          </table:table-cell>
          <table:table-cell office:value-type="string" calcext:value-type="string">
            <text:p>ENSG00000196581</text:p>
          </table:table-cell>
          <table:table-cell office:value-type="string" calcext:value-type="string">
            <text:p>ENSMUSG0000003954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6581|AJAP1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80.99783316811" calcext:value-type="float">
            <text:p>80.9978331681</text:p>
          </table:table-cell>
          <table:table-cell office:value-type="float" office:value="6.72550441538654" calcext:value-type="float">
            <text:p>6.7255044154</text:p>
          </table:table-cell>
          <table:table-cell office:value-type="string" calcext:value-type="string">
            <text:p>ENSMUSG00000039058.7</text:p>
          </table:table-cell>
          <table:table-cell office:value-type="string" calcext:value-type="string">
            <text:p>AK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4027.16</text:p>
          </table:table-cell>
          <table:table-cell office:value-type="string" calcext:value-type="string">
            <text:p>ENSG00000154027</text:p>
          </table:table-cell>
          <table:table-cell office:value-type="string" calcext:value-type="string">
            <text:p>ENSMUSG00000039058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4027|AK5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3.7933076267298" calcext:value-type="float">
            <text:p>13.7933076267</text:p>
          </table:table-cell>
          <table:table-cell office:value-type="float" office:value="5.74789517175047" calcext:value-type="float">
            <text:p>5.7478951718</text:p>
          </table:table-cell>
          <table:table-cell office:value-type="string" calcext:value-type="string">
            <text:p>ENSMUSG00000041343.14</text:p>
          </table:table-cell>
          <table:table-cell office:value-type="string" calcext:value-type="string">
            <text:p>ANKRD4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7494.11</text:p>
          </table:table-cell>
          <table:table-cell office:value-type="string" calcext:value-type="string">
            <text:p>ENSG00000137494</text:p>
          </table:table-cell>
          <table:table-cell office:value-type="string" calcext:value-type="string">
            <text:p>ENSMUSG0000004134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7494|ANKRD42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329.23072004588" calcext:value-type="float">
            <text:p>2329.2307200459</text:p>
          </table:table-cell>
          <table:table-cell office:value-type="float" office:value="11.4194962454361" calcext:value-type="float">
            <text:p>11.4194962454</text:p>
          </table:table-cell>
          <table:table-cell office:value-type="string" calcext:value-type="string">
            <text:p>ENSMUSG00000051853.8</text:p>
          </table:table-cell>
          <table:table-cell office:value-type="string" calcext:value-type="string">
            <text:p>ARF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4287.7</text:p>
          </table:table-cell>
          <table:table-cell office:value-type="string" calcext:value-type="string">
            <text:p>ENSG00000134287</text:p>
          </table:table-cell>
          <table:table-cell office:value-type="string" calcext:value-type="string">
            <text:p>ENSMUSG0000005185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4287|ARF3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49.148694064658" calcext:value-type="float">
            <text:p>349.1486940647</text:p>
          </table:table-cell>
          <table:table-cell office:value-type="float" office:value="11.5707181030764" calcext:value-type="float">
            <text:p>11.5707181031</text:p>
          </table:table-cell>
          <table:table-cell office:value-type="string" calcext:value-type="string">
            <text:p>ENSMUSG00000030314.12</text:p>
          </table:table-cell>
          <table:table-cell office:value-type="string" calcext:value-type="string">
            <text:p>ATG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7548.10</text:p>
          </table:table-cell>
          <table:table-cell office:value-type="string" calcext:value-type="string">
            <text:p>ENSG00000197548</text:p>
          </table:table-cell>
          <table:table-cell office:value-type="string" calcext:value-type="string">
            <text:p>ENSMUSG00000030314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7548|ATG7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83.8277854032099" calcext:value-type="float">
            <text:p>83.8277854032</text:p>
          </table:table-cell>
          <table:table-cell office:value-type="float" office:value="16.1016446662283" calcext:value-type="float">
            <text:p>16.1016446662</text:p>
          </table:table-cell>
          <table:table-cell office:value-type="string" calcext:value-type="string">
            <text:p>ENSMUSG00000046876.11</text:p>
          </table:table-cell>
          <table:table-cell office:value-type="string" calcext:value-type="string">
            <text:p>ATXN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4788.15</text:p>
          </table:table-cell>
          <table:table-cell office:value-type="string" calcext:value-type="string">
            <text:p>ENSG00000124788</text:p>
          </table:table-cell>
          <table:table-cell office:value-type="string" calcext:value-type="string">
            <text:p>ENSMUSG00000046876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4788|ATXN1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5.6571302274754" calcext:value-type="float">
            <text:p>25.6571302275</text:p>
          </table:table-cell>
          <table:table-cell office:value-type="float" office:value="7.61637844876541" calcext:value-type="float">
            <text:p>7.6163784488</text:p>
          </table:table-cell>
          <table:table-cell office:value-type="string" calcext:value-type="string">
            <text:p>ENSMUSG00000021647.6</text:p>
          </table:table-cell>
          <table:table-cell office:value-type="string" calcext:value-type="string">
            <text:p>CARTPT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4326.4</text:p>
          </table:table-cell>
          <table:table-cell office:value-type="string" calcext:value-type="string">
            <text:p>ENSG00000164326</text:p>
          </table:table-cell>
          <table:table-cell office:value-type="string" calcext:value-type="string">
            <text:p>ENSMUSG00000021647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4326|CARTPT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18.582573553889" calcext:value-type="float">
            <text:p>218.5825735539</text:p>
          </table:table-cell>
          <table:table-cell office:value-type="float" office:value="20.5506061719726" calcext:value-type="float">
            <text:p>20.550606172</text:p>
          </table:table-cell>
          <table:table-cell office:value-type="string" calcext:value-type="string">
            <text:p>ENSMUSG00000005045.12</text:p>
          </table:table-cell>
          <table:table-cell office:value-type="string" calcext:value-type="string">
            <text:p>CHD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6254.15</text:p>
          </table:table-cell>
          <table:table-cell office:value-type="string" calcext:value-type="string">
            <text:p>ENSG00000116254</text:p>
          </table:table-cell>
          <table:table-cell office:value-type="string" calcext:value-type="string">
            <text:p>ENSMUSG00000005045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6254|CHD5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21.098747497897" calcext:value-type="float">
            <text:p>121.0987474979</text:p>
          </table:table-cell>
          <table:table-cell office:value-type="float" office:value="52.0780105989335" calcext:value-type="float">
            <text:p>52.0780105989</text:p>
          </table:table-cell>
          <table:table-cell office:value-type="string" calcext:value-type="string">
            <text:p>ENSMUSG00000047495.11</text:p>
          </table:table-cell>
          <table:table-cell office:value-type="string" calcext:value-type="string">
            <text:p>DLGAP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8010.9</text:p>
          </table:table-cell>
          <table:table-cell office:value-type="string" calcext:value-type="string">
            <text:p>ENSG00000198010</text:p>
          </table:table-cell>
          <table:table-cell office:value-type="string" calcext:value-type="string">
            <text:p>ENSMUSG00000047495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8010|DLGAP2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44.753140264981" calcext:value-type="float">
            <text:p>144.753140265</text:p>
          </table:table-cell>
          <table:table-cell office:value-type="float" office:value="8.94030982269917" calcext:value-type="float">
            <text:p>8.9403098227</text:p>
          </table:table-cell>
          <table:table-cell office:value-type="string" calcext:value-type="string">
            <text:p>ENSMUSG00000022099.12</text:p>
          </table:table-cell>
          <table:table-cell office:value-type="string" calcext:value-type="string">
            <text:p>DMTN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8856.15</text:p>
          </table:table-cell>
          <table:table-cell office:value-type="string" calcext:value-type="string">
            <text:p>ENSG00000158856</text:p>
          </table:table-cell>
          <table:table-cell office:value-type="string" calcext:value-type="string">
            <text:p>ENSMUSG00000022099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8856|DMTN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16.745662975296" calcext:value-type="float">
            <text:p>216.7456629753</text:p>
          </table:table-cell>
          <table:table-cell office:value-type="float" office:value="5.27853458954877" calcext:value-type="float">
            <text:p>5.2785345895</text:p>
          </table:table-cell>
          <table:table-cell office:value-type="string" calcext:value-type="string">
            <text:p>ENSMUSG00000071454.9</text:p>
          </table:table-cell>
          <table:table-cell office:value-type="string" calcext:value-type="string">
            <text:p>DTN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8101.16</text:p>
          </table:table-cell>
          <table:table-cell office:value-type="string" calcext:value-type="string">
            <text:p>ENSG00000138101</text:p>
          </table:table-cell>
          <table:table-cell office:value-type="string" calcext:value-type="string">
            <text:p>ENSMUSG00000071454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8101|DTNB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2.7902073162035" calcext:value-type="float">
            <text:p>12.7902073162</text:p>
          </table:table-cell>
          <table:table-cell office:value-type="float" office:value="6.38625173729007" calcext:value-type="float">
            <text:p>6.3862517373</text:p>
          </table:table-cell>
          <table:table-cell office:value-type="string" calcext:value-type="string">
            <text:p>ENSMUSG00000078161.4</text:p>
          </table:table-cell>
          <table:table-cell office:value-type="string" calcext:value-type="string">
            <text:p>ERICH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8965.11</text:p>
          </table:table-cell>
          <table:table-cell office:value-type="string" calcext:value-type="string">
            <text:p>ENSG00000178965</text:p>
          </table:table-cell>
          <table:table-cell office:value-type="string" calcext:value-type="string">
            <text:p>ENSMUSG0000007816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8965|ERICH3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52.405787095557" calcext:value-type="float">
            <text:p>252.4057870956</text:p>
          </table:table-cell>
          <table:table-cell office:value-type="float" office:value="9.97840338848863" calcext:value-type="float">
            <text:p>9.9784033885</text:p>
          </table:table-cell>
          <table:table-cell office:value-type="string" calcext:value-type="string">
            <text:p>ENSMUSG00000036578.6</text:p>
          </table:table-cell>
          <table:table-cell office:value-type="string" calcext:value-type="string">
            <text:p>FXYD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21946.5</text:p>
          </table:table-cell>
          <table:table-cell office:value-type="string" calcext:value-type="string">
            <text:p>ENSG00000221946</text:p>
          </table:table-cell>
          <table:table-cell office:value-type="string" calcext:value-type="string">
            <text:p>ENSMUSG0000003657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21946|FXYD7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05.719627551621" calcext:value-type="float">
            <text:p>205.7196275516</text:p>
          </table:table-cell>
          <table:table-cell office:value-type="float" office:value="6.47771255300499" calcext:value-type="float">
            <text:p>6.477712553</text:p>
          </table:table-cell>
          <table:table-cell office:value-type="string" calcext:value-type="string">
            <text:p>ENSMUSG00000038039.9</text:p>
          </table:table-cell>
          <table:table-cell office:value-type="string" calcext:value-type="string">
            <text:p>GCC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5968.17</text:p>
          </table:table-cell>
          <table:table-cell office:value-type="string" calcext:value-type="string">
            <text:p>ENSG00000135968</text:p>
          </table:table-cell>
          <table:table-cell office:value-type="string" calcext:value-type="string">
            <text:p>ENSMUSG0000003803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5968|GCC2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73.4136652555127" calcext:value-type="float">
            <text:p>73.4136652555</text:p>
          </table:table-cell>
          <table:table-cell office:value-type="float" office:value="24.8394106409526" calcext:value-type="float">
            <text:p>24.839410641</text:p>
          </table:table-cell>
          <table:table-cell office:value-type="string" calcext:value-type="string">
            <text:p>ENSMUSG00000058624.8</text:p>
          </table:table-cell>
          <table:table-cell office:value-type="string" calcext:value-type="string">
            <text:p>GD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9125.14</text:p>
          </table:table-cell>
          <table:table-cell office:value-type="string" calcext:value-type="string">
            <text:p>ENSG00000119125</text:p>
          </table:table-cell>
          <table:table-cell office:value-type="string" calcext:value-type="string">
            <text:p>ENSMUSG0000005862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9125|GDA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5077.23400090153" calcext:value-type="float">
            <text:p>5077.2340009015</text:p>
          </table:table-cell>
          <table:table-cell office:value-type="float" office:value="173.102728523513" calcext:value-type="float">
            <text:p>173.1027285235</text:p>
          </table:table-cell>
          <table:table-cell office:value-type="string" calcext:value-type="string">
            <text:p>ENSMUSG00000028785.8</text:p>
          </table:table-cell>
          <table:table-cell office:value-type="string" calcext:value-type="string">
            <text:p>HPC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1905.7</text:p>
          </table:table-cell>
          <table:table-cell office:value-type="string" calcext:value-type="string">
            <text:p>ENSG00000121905</text:p>
          </table:table-cell>
          <table:table-cell office:value-type="string" calcext:value-type="string">
            <text:p>ENSMUSG000000287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1905|HPCA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81.4277244545681" calcext:value-type="float">
            <text:p>81.4277244546</text:p>
          </table:table-cell>
          <table:table-cell office:value-type="float" office:value="7.92826170939026" calcext:value-type="float">
            <text:p>7.9282617094</text:p>
          </table:table-cell>
          <table:table-cell office:value-type="string" calcext:value-type="string">
            <text:p>ENSMUSG00000031750.11</text:p>
          </table:table-cell>
          <table:table-cell office:value-type="string" calcext:value-type="string">
            <text:p>IL3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7368.8</text:p>
          </table:table-cell>
          <table:table-cell office:value-type="string" calcext:value-type="string">
            <text:p>ENSG00000157368</text:p>
          </table:table-cell>
          <table:table-cell office:value-type="string" calcext:value-type="string">
            <text:p>ENSMUSG0000003175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7368|IL34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3.8349273764533" calcext:value-type="float">
            <text:p>23.8349273765</text:p>
          </table:table-cell>
          <table:table-cell office:value-type="float" office:value="11.369418591081" calcext:value-type="float">
            <text:p>11.3694185911</text:p>
          </table:table-cell>
          <table:table-cell office:value-type="string" calcext:value-type="string">
            <text:p>ENSMUSG00000035681.6</text:p>
          </table:table-cell>
          <table:table-cell office:value-type="string" calcext:value-type="string">
            <text:p>KCNC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6006.10</text:p>
          </table:table-cell>
          <table:table-cell office:value-type="string" calcext:value-type="string">
            <text:p>ENSG00000166006</text:p>
          </table:table-cell>
          <table:table-cell office:value-type="string" calcext:value-type="string">
            <text:p>ENSMUSG0000003568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6006|KCNC2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0.9232673859004" calcext:value-type="float">
            <text:p>30.9232673859</text:p>
          </table:table-cell>
          <table:table-cell office:value-type="float" office:value="40.6331335766569" calcext:value-type="float">
            <text:p>40.6331335767</text:p>
          </table:table-cell>
          <table:table-cell office:value-type="string" calcext:value-type="string">
            <text:p>ENSMUSG00000022342.5</text:p>
          </table:table-cell>
          <table:table-cell office:value-type="string" calcext:value-type="string">
            <text:p>KCNV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4794.6</text:p>
          </table:table-cell>
          <table:table-cell office:value-type="string" calcext:value-type="string">
            <text:p>ENSG00000164794</text:p>
          </table:table-cell>
          <table:table-cell office:value-type="string" calcext:value-type="string">
            <text:p>ENSMUSG00000022342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4794|KCNV1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505.456924473394" calcext:value-type="float">
            <text:p>505.4569244734</text:p>
          </table:table-cell>
          <table:table-cell office:value-type="float" office:value="57.7119640598753" calcext:value-type="float">
            <text:p>57.7119640599</text:p>
          </table:table-cell>
          <table:table-cell office:value-type="string" calcext:value-type="string">
            <text:p>ENSMUSG00000036062.9</text:p>
          </table:table-cell>
          <table:table-cell office:value-type="string" calcext:value-type="string">
            <text:p>KIAA104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2733.12</text:p>
          </table:table-cell>
          <table:table-cell office:value-type="string" calcext:value-type="string">
            <text:p>ENSG00000122733</text:p>
          </table:table-cell>
          <table:table-cell office:value-type="string" calcext:value-type="string">
            <text:p>ENSMUSG00000036062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2733|KIAA1045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07.576741175548" calcext:value-type="float">
            <text:p>207.5767411755</text:p>
          </table:table-cell>
          <table:table-cell office:value-type="float" office:value="32.1334082044158" calcext:value-type="float">
            <text:p>32.1334082044</text:p>
          </table:table-cell>
          <table:table-cell office:value-type="string" calcext:value-type="string">
            <text:p>ENSMUSG00000026090.12</text:p>
          </table:table-cell>
          <table:table-cell office:value-type="string" calcext:value-type="string">
            <text:p>KIAA1211L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6872.8</text:p>
          </table:table-cell>
          <table:table-cell office:value-type="string" calcext:value-type="string">
            <text:p>ENSG00000196872</text:p>
          </table:table-cell>
          <table:table-cell office:value-type="string" calcext:value-type="string">
            <text:p>ENSMUSG0000002609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6872|KIAA1211L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70.419852297458" calcext:value-type="float">
            <text:p>270.4198522975</text:p>
          </table:table-cell>
          <table:table-cell office:value-type="float" office:value="13.7216584479865" calcext:value-type="float">
            <text:p>13.721658448</text:p>
          </table:table-cell>
          <table:table-cell office:value-type="string" calcext:value-type="string">
            <text:p>ENSMUSG00000036617.12</text:p>
          </table:table-cell>
          <table:table-cell office:value-type="string" calcext:value-type="string">
            <text:p>KIAA121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0549.13</text:p>
          </table:table-cell>
          <table:table-cell office:value-type="string" calcext:value-type="string">
            <text:p>ENSG00000120549</text:p>
          </table:table-cell>
          <table:table-cell office:value-type="string" calcext:value-type="string">
            <text:p>ENSMUSG0000003661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0549|KIAA1217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46.4980347469686" calcext:value-type="float">
            <text:p>46.498034747</text:p>
          </table:table-cell>
          <table:table-cell office:value-type="float" office:value="18.480742393852" calcext:value-type="float">
            <text:p>18.4807423939</text:p>
          </table:table-cell>
          <table:table-cell office:value-type="string" calcext:value-type="string">
            <text:p>ENSMUSG00000028758.8</text:p>
          </table:table-cell>
          <table:table-cell office:value-type="string" calcext:value-type="string">
            <text:p>KIF1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7245.10</text:p>
          </table:table-cell>
          <table:table-cell office:value-type="string" calcext:value-type="string">
            <text:p>ENSG00000117245</text:p>
          </table:table-cell>
          <table:table-cell office:value-type="string" calcext:value-type="string">
            <text:p>ENSMUSG0000002875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7245|KIF17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83.340888637863" calcext:value-type="float">
            <text:p>283.3408886379</text:p>
          </table:table-cell>
          <table:table-cell office:value-type="float" office:value="14.6836802418911" calcext:value-type="float">
            <text:p>14.6836802419</text:p>
          </table:table-cell>
          <table:table-cell office:value-type="string" calcext:value-type="string">
            <text:p>ENSMUSG00000033900.9</text:p>
          </table:table-cell>
          <table:table-cell office:value-type="string" calcext:value-type="string">
            <text:p>MAP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4114.16</text:p>
          </table:table-cell>
          <table:table-cell office:value-type="string" calcext:value-type="string">
            <text:p>ENSG00000164114</text:p>
          </table:table-cell>
          <table:table-cell office:value-type="string" calcext:value-type="string">
            <text:p>ENSMUSG0000003390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4114|MAP9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20.528723286423" calcext:value-type="float">
            <text:p>220.5287232864</text:p>
          </table:table-cell>
          <table:table-cell office:value-type="float" office:value="7.79232304468297" calcext:value-type="float">
            <text:p>7.7923230447</text:p>
          </table:table-cell>
          <table:table-cell office:value-type="string" calcext:value-type="string">
            <text:p>ENSMUSG00000009569.10</text:p>
          </table:table-cell>
          <table:table-cell office:value-type="string" calcext:value-type="string">
            <text:p>MKL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6260.14</text:p>
          </table:table-cell>
          <table:table-cell office:value-type="string" calcext:value-type="string">
            <text:p>ENSG00000186260</text:p>
          </table:table-cell>
          <table:table-cell office:value-type="string" calcext:value-type="string">
            <text:p>ENSMUSG00000009569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6260|MKL2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627.842283881572" calcext:value-type="float">
            <text:p>627.8422838816</text:p>
          </table:table-cell>
          <table:table-cell office:value-type="float" office:value="188.972735002536" calcext:value-type="float">
            <text:p>188.9727350025</text:p>
          </table:table-cell>
          <table:table-cell office:value-type="string" calcext:value-type="string">
            <text:p>ENSMUSG00000059361.6</text:p>
          </table:table-cell>
          <table:table-cell office:value-type="string" calcext:value-type="string">
            <text:p>NRSN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5841.10</text:p>
          </table:table-cell>
          <table:table-cell office:value-type="string" calcext:value-type="string">
            <text:p>ENSG00000125841</text:p>
          </table:table-cell>
          <table:table-cell office:value-type="string" calcext:value-type="string">
            <text:p>ENSMUSG0000005936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5841|NRSN2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951.343213411727" calcext:value-type="float">
            <text:p>951.3432134117</text:p>
          </table:table-cell>
          <table:table-cell office:value-type="float" office:value="5.63511127726334" calcext:value-type="float">
            <text:p>5.6351112773</text:p>
          </table:table-cell>
          <table:table-cell office:value-type="string" calcext:value-type="string">
            <text:p>ENSMUSG00000026833.14</text:p>
          </table:table-cell>
          <table:table-cell office:value-type="string" calcext:value-type="string">
            <text:p>OLFM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0558.16</text:p>
          </table:table-cell>
          <table:table-cell office:value-type="string" calcext:value-type="string">
            <text:p>ENSG00000130558</text:p>
          </table:table-cell>
          <table:table-cell office:value-type="string" calcext:value-type="string">
            <text:p>ENSMUSG00000026833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0558|OLFM1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2.2835671324202" calcext:value-type="float">
            <text:p>22.2835671324</text:p>
          </table:table-cell>
          <table:table-cell office:value-type="float" office:value="5.10223474878532" calcext:value-type="float">
            <text:p>5.1022347488</text:p>
          </table:table-cell>
          <table:table-cell office:value-type="string" calcext:value-type="string">
            <text:p>ENSMUSG00000005950.10</text:p>
          </table:table-cell>
          <table:table-cell office:value-type="string" calcext:value-type="string">
            <text:p>P2RX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83454.19</text:p>
          </table:table-cell>
          <table:table-cell office:value-type="string" calcext:value-type="string">
            <text:p>ENSG00000083454</text:p>
          </table:table-cell>
          <table:table-cell office:value-type="string" calcext:value-type="string">
            <text:p>ENSMUSG0000000595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83454|P2RX5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6.2314495049775" calcext:value-type="float">
            <text:p>26.231449505</text:p>
          </table:table-cell>
          <table:table-cell office:value-type="float" office:value="43.0138230313515" calcext:value-type="float">
            <text:p>43.0138230314</text:p>
          </table:table-cell>
          <table:table-cell office:value-type="string" calcext:value-type="string">
            <text:p>ENSMUSG00000021587.4</text:p>
          </table:table-cell>
          <table:table-cell office:value-type="string" calcext:value-type="string">
            <text:p>PCSK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5426.8</text:p>
          </table:table-cell>
          <table:table-cell office:value-type="string" calcext:value-type="string">
            <text:p>ENSG00000175426</text:p>
          </table:table-cell>
          <table:table-cell office:value-type="string" calcext:value-type="string">
            <text:p>ENSMUSG00000021587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5426|PCSK1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538.537959866286" calcext:value-type="float">
            <text:p>538.5379598663</text:p>
          </table:table-cell>
          <table:table-cell office:value-type="float" office:value="5.26094792363531" calcext:value-type="float">
            <text:p>5.2609479236</text:p>
          </table:table-cell>
          <table:table-cell office:value-type="string" calcext:value-type="string">
            <text:p>ENSMUSG00000052889.7</text:p>
          </table:table-cell>
          <table:table-cell office:value-type="string" calcext:value-type="string">
            <text:p>PRKC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6501.10</text:p>
          </table:table-cell>
          <table:table-cell office:value-type="string" calcext:value-type="string">
            <text:p>ENSG00000166501</text:p>
          </table:table-cell>
          <table:table-cell office:value-type="string" calcext:value-type="string">
            <text:p>ENSMUSG00000052889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6501|PRKCB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53.1304818997207" calcext:value-type="float">
            <text:p>53.1304818997</text:p>
          </table:table-cell>
          <table:table-cell office:value-type="float" office:value="11.2867372142309" calcext:value-type="float">
            <text:p>11.2867372142</text:p>
          </table:table-cell>
          <table:table-cell office:value-type="string" calcext:value-type="string">
            <text:p>ENSMUSG00000021708.12</text:p>
          </table:table-cell>
          <table:table-cell office:value-type="string" calcext:value-type="string">
            <text:p>RASGRF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3319.9</text:p>
          </table:table-cell>
          <table:table-cell office:value-type="string" calcext:value-type="string">
            <text:p>ENSG00000113319</text:p>
          </table:table-cell>
          <table:table-cell office:value-type="string" calcext:value-type="string">
            <text:p>ENSMUSG00000021708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3319|RASGRF2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53.1785824221742" calcext:value-type="float">
            <text:p>53.1785824222</text:p>
          </table:table-cell>
          <table:table-cell office:value-type="float" office:value="11.2687132794873" calcext:value-type="float">
            <text:p>11.2687132795</text:p>
          </table:table-cell>
          <table:table-cell office:value-type="string" calcext:value-type="string">
            <text:p>ENSMUSG00000034209.4</text:p>
          </table:table-cell>
          <table:table-cell office:value-type="string" calcext:value-type="string">
            <text:p>RASL10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0276.9</text:p>
          </table:table-cell>
          <table:table-cell office:value-type="string" calcext:value-type="string">
            <text:p>ENSG00000100276</text:p>
          </table:table-cell>
          <table:table-cell office:value-type="string" calcext:value-type="string">
            <text:p>ENSMUSG00000034209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0276|RASL10A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646.948998504846" calcext:value-type="float">
            <text:p>646.9489985048</text:p>
          </table:table-cell>
          <table:table-cell office:value-type="float" office:value="20.3996288882422" calcext:value-type="float">
            <text:p>20.3996288882</text:p>
          </table:table-cell>
          <table:table-cell office:value-type="string" calcext:value-type="string">
            <text:p>ENSMUSG00000052949.10</text:p>
          </table:table-cell>
          <table:table-cell office:value-type="string" calcext:value-type="string">
            <text:p>RNF15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1576.12</text:p>
          </table:table-cell>
          <table:table-cell office:value-type="string" calcext:value-type="string">
            <text:p>ENSG00000141576</text:p>
          </table:table-cell>
          <table:table-cell office:value-type="string" calcext:value-type="string">
            <text:p>ENSMUSG00000052949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1576|RNF157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18.691213437749" calcext:value-type="float">
            <text:p>118.6912134377</text:p>
          </table:table-cell>
          <table:table-cell office:value-type="float" office:value="8.60450163394796" calcext:value-type="float">
            <text:p>8.6045016339</text:p>
          </table:table-cell>
          <table:table-cell office:value-type="string" calcext:value-type="string">
            <text:p>ENSMUSG00000050711.7</text:p>
          </table:table-cell>
          <table:table-cell office:value-type="string" calcext:value-type="string">
            <text:p>SCG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1951.4</text:p>
          </table:table-cell>
          <table:table-cell office:value-type="string" calcext:value-type="string">
            <text:p>ENSG00000171951</text:p>
          </table:table-cell>
          <table:table-cell office:value-type="string" calcext:value-type="string">
            <text:p>ENSMUSG0000005071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1951|SCG2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85.4091956616537" calcext:value-type="float">
            <text:p>85.4091956617</text:p>
          </table:table-cell>
          <table:table-cell office:value-type="float" office:value="14.5274376147319" calcext:value-type="float">
            <text:p>14.5274376147</text:p>
          </table:table-cell>
          <table:table-cell office:value-type="string" calcext:value-type="string">
            <text:p>ENSMUSG00000027834.11</text:p>
          </table:table-cell>
          <table:table-cell office:value-type="string" calcext:value-type="string">
            <text:p>SERPINI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3536.10</text:p>
          </table:table-cell>
          <table:table-cell office:value-type="string" calcext:value-type="string">
            <text:p>ENSG00000163536</text:p>
          </table:table-cell>
          <table:table-cell office:value-type="string" calcext:value-type="string">
            <text:p>ENSMUSG00000027834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3536|SERPINI1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65.2115648157041" calcext:value-type="float">
            <text:p>65.2115648157</text:p>
          </table:table-cell>
          <table:table-cell office:value-type="float" office:value="12.2558684479156" calcext:value-type="float">
            <text:p>12.2558684479</text:p>
          </table:table-cell>
          <table:table-cell office:value-type="string" calcext:value-type="string">
            <text:p>ENSMUSG00000045349.11</text:p>
          </table:table-cell>
          <table:table-cell office:value-type="string" calcext:value-type="string">
            <text:p>SH2D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9410.9</text:p>
          </table:table-cell>
          <table:table-cell office:value-type="string" calcext:value-type="string">
            <text:p>ENSG00000189410</text:p>
          </table:table-cell>
          <table:table-cell office:value-type="string" calcext:value-type="string">
            <text:p>ENSMUSG00000045349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9410|SH2D5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4.0208861247252" calcext:value-type="float">
            <text:p>14.0208861247</text:p>
          </table:table-cell>
          <table:table-cell office:value-type="float" office:value="5.67012166778263" calcext:value-type="float">
            <text:p>5.6701216678</text:p>
          </table:table-cell>
          <table:table-cell office:value-type="string" calcext:value-type="string">
            <text:p>ENSMUSG00000041771.9</text:p>
          </table:table-cell>
          <table:table-cell office:value-type="string" calcext:value-type="string">
            <text:p>SLC24A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0090.15</text:p>
          </table:table-cell>
          <table:table-cell office:value-type="string" calcext:value-type="string">
            <text:p>ENSG00000140090</text:p>
          </table:table-cell>
          <table:table-cell office:value-type="string" calcext:value-type="string">
            <text:p>ENSMUSG0000004177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0090|SLC24A4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17.230481568901" calcext:value-type="float">
            <text:p>217.2304815689</text:p>
          </table:table-cell>
          <table:table-cell office:value-type="float" office:value="9.25495058387562" calcext:value-type="float">
            <text:p>9.2549505839</text:p>
          </table:table-cell>
          <table:table-cell office:value-type="string" calcext:value-type="string">
            <text:p>ENSMUSG00000043079.13</text:p>
          </table:table-cell>
          <table:table-cell office:value-type="string" calcext:value-type="string">
            <text:p>SYNPO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1992.10</text:p>
          </table:table-cell>
          <table:table-cell office:value-type="string" calcext:value-type="string">
            <text:p>ENSG00000171992</text:p>
          </table:table-cell>
          <table:table-cell office:value-type="string" calcext:value-type="string">
            <text:p>ENSMUSG00000043079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1992|SYNPO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649.521468954262" calcext:value-type="float">
            <text:p>649.5214689543</text:p>
          </table:table-cell>
          <table:table-cell office:value-type="float" office:value="20.3724578902378" calcext:value-type="float">
            <text:p>20.3724578902</text:p>
          </table:table-cell>
          <table:table-cell office:value-type="string" calcext:value-type="string">
            <text:p>ENSMUSG00000032011.4</text:p>
          </table:table-cell>
          <table:table-cell office:value-type="string" calcext:value-type="string">
            <text:p>THY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4096.11</text:p>
          </table:table-cell>
          <table:table-cell office:value-type="string" calcext:value-type="string">
            <text:p>ENSG00000154096</text:p>
          </table:table-cell>
          <table:table-cell office:value-type="string" calcext:value-type="string">
            <text:p>ENSMUSG000000320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4096|THY1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3.8115948657597" calcext:value-type="float">
            <text:p>23.8115948658</text:p>
          </table:table-cell>
          <table:table-cell office:value-type="float" office:value="6.29669445079019" calcext:value-type="float">
            <text:p>6.2966944508</text:p>
          </table:table-cell>
          <table:table-cell office:value-type="string" calcext:value-type="string">
            <text:p>ENSMUSG00000038112.11</text:p>
          </table:table-cell>
          <table:table-cell office:value-type="string" calcext:value-type="string">
            <text:p>VWA5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0002.13</text:p>
          </table:table-cell>
          <table:table-cell office:value-type="string" calcext:value-type="string">
            <text:p>ENSG00000110002</text:p>
          </table:table-cell>
          <table:table-cell office:value-type="string" calcext:value-type="string">
            <text:p>ENSMUSG00000038112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0002|VWA5A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672.464003558076" calcext:value-type="float">
            <text:p>672.4640035581</text:p>
          </table:table-cell>
          <table:table-cell office:value-type="float" office:value="5.52361026514494" calcext:value-type="float">
            <text:p>5.5236102651</text:p>
          </table:table-cell>
          <table:table-cell office:value-type="string" calcext:value-type="string">
            <text:p>ENSMUSG00000031328.11</text:p>
          </table:table-cell>
          <table:table-cell office:value-type="string" calcext:value-type="string">
            <text:p>FLN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6924.12</text:p>
          </table:table-cell>
          <table:table-cell office:value-type="string" calcext:value-type="string">
            <text:p>ENSG00000196924</text:p>
          </table:table-cell>
          <table:table-cell office:value-type="string" calcext:value-type="string">
            <text:p>ENSMUSG00000031328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6924|FLNA</text:p>
          </table:table-cell>
          <table:table-cell office:value-type="string" calcext:value-type="string">
            <text:p>ME13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89.817474663943" calcext:value-type="float">
            <text:p>389.8174746639</text:p>
          </table:table-cell>
          <table:table-cell office:value-type="float" office:value="5.96154124766896" calcext:value-type="float">
            <text:p>5.9615412477</text:p>
          </table:table-cell>
          <table:table-cell office:value-type="string" calcext:value-type="string">
            <text:p>ENSMUSG00000002767.9</text:p>
          </table:table-cell>
          <table:table-cell office:value-type="string" calcext:value-type="string">
            <text:p>MRPL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2651.9</text:p>
          </table:table-cell>
          <table:table-cell office:value-type="string" calcext:value-type="string">
            <text:p>ENSG00000112651</text:p>
          </table:table-cell>
          <table:table-cell office:value-type="string" calcext:value-type="string">
            <text:p>ENSMUSG00000002767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2651|MRPL2</text:p>
          </table:table-cell>
          <table:table-cell office:value-type="string" calcext:value-type="string">
            <text:p>ME14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838.649786116468" calcext:value-type="float">
            <text:p>838.6497861165</text:p>
          </table:table-cell>
          <table:table-cell office:value-type="float" office:value="5.65943543000548" calcext:value-type="float">
            <text:p>5.65943543</text:p>
          </table:table-cell>
          <table:table-cell office:value-type="string" calcext:value-type="string">
            <text:p>ENSMUSG00000023089.8</text:p>
          </table:table-cell>
          <table:table-cell office:value-type="string" calcext:value-type="string">
            <text:p>NDUFA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8609.12</text:p>
          </table:table-cell>
          <table:table-cell office:value-type="string" calcext:value-type="string">
            <text:p>ENSG00000128609</text:p>
          </table:table-cell>
          <table:table-cell office:value-type="string" calcext:value-type="string">
            <text:p>ENSMUSG0000002308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8609|NDUFA5</text:p>
          </table:table-cell>
          <table:table-cell office:value-type="string" calcext:value-type="string">
            <text:p>ME14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075.51309025897" calcext:value-type="float">
            <text:p>2075.513090259</text:p>
          </table:table-cell>
          <table:table-cell office:value-type="float" office:value="5.12920825086559" calcext:value-type="float">
            <text:p>5.1292082509</text:p>
          </table:table-cell>
          <table:table-cell office:value-type="string" calcext:value-type="string">
            <text:p>ENSMUSG00000037152.7</text:p>
          </table:table-cell>
          <table:table-cell office:value-type="string" calcext:value-type="string">
            <text:p>NDUFC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9390.9</text:p>
          </table:table-cell>
          <table:table-cell office:value-type="string" calcext:value-type="string">
            <text:p>ENSG00000109390</text:p>
          </table:table-cell>
          <table:table-cell office:value-type="string" calcext:value-type="string">
            <text:p>ENSMUSG0000003715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9390|NDUFC1</text:p>
          </table:table-cell>
          <table:table-cell office:value-type="string" calcext:value-type="string">
            <text:p>ME14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13.92051724483" calcext:value-type="float">
            <text:p>113.9205172448</text:p>
          </table:table-cell>
          <table:table-cell office:value-type="float" office:value="9.29095014394454" calcext:value-type="float">
            <text:p>9.2909501439</text:p>
          </table:table-cell>
          <table:table-cell office:value-type="string" calcext:value-type="string">
            <text:p>ENSMUSG00000087651.2</text:p>
          </table:table-cell>
          <table:table-cell office:value-type="string" calcext:value-type="string">
            <text:p>C12orf7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35162.6</text:p>
          </table:table-cell>
          <table:table-cell office:value-type="string" calcext:value-type="string">
            <text:p>ENSG00000235162</text:p>
          </table:table-cell>
          <table:table-cell office:value-type="string" calcext:value-type="string">
            <text:p>ENSMUSG00000087651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35162|C12ORF75</text:p>
          </table:table-cell>
          <table:table-cell office:value-type="string" calcext:value-type="string">
            <text:p>ME15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066.18326674657" calcext:value-type="float">
            <text:p>1066.1832667466</text:p>
          </table:table-cell>
          <table:table-cell office:value-type="float" office:value="11.2694653345392" calcext:value-type="float">
            <text:p>11.2694653345</text:p>
          </table:table-cell>
          <table:table-cell office:value-type="string" calcext:value-type="string">
            <text:p>ENSMUSG00000050621.6</text:p>
          </table:table-cell>
          <table:table-cell office:value-type="string" calcext:value-type="string">
            <text:p>RPS2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7954.9</text:p>
          </table:table-cell>
          <table:table-cell office:value-type="string" calcext:value-type="string">
            <text:p>ENSG00000177954</text:p>
          </table:table-cell>
          <table:table-cell office:value-type="string" calcext:value-type="string">
            <text:p>ENSMUSG000000506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7954|RPS27</text:p>
          </table:table-cell>
          <table:table-cell office:value-type="string" calcext:value-type="string">
            <text:p>ME15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470.930126005152" calcext:value-type="float">
            <text:p>470.9301260052</text:p>
          </table:table-cell>
          <table:table-cell office:value-type="float" office:value="10.7176226163996" calcext:value-type="float">
            <text:p>10.7176226164</text:p>
          </table:table-cell>
          <table:table-cell office:value-type="string" calcext:value-type="string">
            <text:p>ENSMUSG00000090071.4</text:p>
          </table:table-cell>
          <table:table-cell office:value-type="string" calcext:value-type="string">
            <text:p>CDK5R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1450.5</text:p>
          </table:table-cell>
          <table:table-cell office:value-type="string" calcext:value-type="string">
            <text:p>ENSG00000171450</text:p>
          </table:table-cell>
          <table:table-cell office:value-type="string" calcext:value-type="string">
            <text:p>ENSMUSG00000090071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1450|CDK5R2</text:p>
          </table:table-cell>
          <table:table-cell office:value-type="string" calcext:value-type="string">
            <text:p>ME18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81.385742529294" calcext:value-type="float">
            <text:p>281.3857425293</text:p>
          </table:table-cell>
          <table:table-cell office:value-type="float" office:value="30.8215791297452" calcext:value-type="float">
            <text:p>30.8215791297</text:p>
          </table:table-cell>
          <table:table-cell office:value-type="string" calcext:value-type="string">
            <text:p>ENSMUSG00000024268.11</text:p>
          </table:table-cell>
          <table:table-cell office:value-type="string" calcext:value-type="string">
            <text:p>CELF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1489.16</text:p>
          </table:table-cell>
          <table:table-cell office:value-type="string" calcext:value-type="string">
            <text:p>ENSG00000101489</text:p>
          </table:table-cell>
          <table:table-cell office:value-type="string" calcext:value-type="string">
            <text:p>ENSMUSG00000024268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1489|CELF4</text:p>
          </table:table-cell>
          <table:table-cell office:value-type="string" calcext:value-type="string">
            <text:p>ME18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26.866047859548" calcext:value-type="float">
            <text:p>226.8660478595</text:p>
          </table:table-cell>
          <table:table-cell office:value-type="float" office:value="22.0692126618046" calcext:value-type="float">
            <text:p>22.0692126618</text:p>
          </table:table-cell>
          <table:table-cell office:value-type="string" calcext:value-type="string">
            <text:p>ENSMUSG00000072825.6</text:p>
          </table:table-cell>
          <table:table-cell office:value-type="string" calcext:value-type="string">
            <text:p>CEP170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99814.13</text:p>
          </table:table-cell>
          <table:table-cell office:value-type="string" calcext:value-type="string">
            <text:p>ENSG00000099814</text:p>
          </table:table-cell>
          <table:table-cell office:value-type="string" calcext:value-type="string">
            <text:p>ENSMUSG00000072825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99814|CEP170B</text:p>
          </table:table-cell>
          <table:table-cell office:value-type="string" calcext:value-type="string">
            <text:p>ME18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3.0717080371175" calcext:value-type="float">
            <text:p>33.0717080371</text:p>
          </table:table-cell>
          <table:table-cell office:value-type="float" office:value="63.1416495795556" calcext:value-type="float">
            <text:p>63.1416495796</text:p>
          </table:table-cell>
          <table:table-cell office:value-type="string" calcext:value-type="string">
            <text:p>ENSMUSG00000047155.9</text:p>
          </table:table-cell>
          <table:table-cell office:value-type="string" calcext:value-type="string">
            <text:p>CYP4X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6377.7</text:p>
          </table:table-cell>
          <table:table-cell office:value-type="string" calcext:value-type="string">
            <text:p>ENSG00000186377</text:p>
          </table:table-cell>
          <table:table-cell office:value-type="string" calcext:value-type="string">
            <text:p>ENSMUSG0000004715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6377|CYP4X1</text:p>
          </table:table-cell>
          <table:table-cell office:value-type="string" calcext:value-type="string">
            <text:p>ME18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163.4223861951" calcext:value-type="float">
            <text:p>3163.4223861951</text:p>
          </table:table-cell>
          <table:table-cell office:value-type="float" office:value="19.9121120670277" calcext:value-type="float">
            <text:p>19.912112067</text:p>
          </table:table-cell>
          <table:table-cell office:value-type="string" calcext:value-type="string">
            <text:p>ENSMUSG00000020886.12</text:p>
          </table:table-cell>
          <table:table-cell office:value-type="string" calcext:value-type="string">
            <text:p>DLG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2535.16</text:p>
          </table:table-cell>
          <table:table-cell office:value-type="string" calcext:value-type="string">
            <text:p>ENSG00000132535</text:p>
          </table:table-cell>
          <table:table-cell office:value-type="string" calcext:value-type="string">
            <text:p>ENSMUSG00000020886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2535|DLG4</text:p>
          </table:table-cell>
          <table:table-cell office:value-type="string" calcext:value-type="string">
            <text:p>ME18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22.50075253496" calcext:value-type="float">
            <text:p>322.500752535</text:p>
          </table:table-cell>
          <table:table-cell office:value-type="float" office:value="15.759553581423" calcext:value-type="float">
            <text:p>15.7595535814</text:p>
          </table:table-cell>
          <table:table-cell office:value-type="string" calcext:value-type="string">
            <text:p>ENSMUSG00000041986.11</text:p>
          </table:table-cell>
          <table:table-cell office:value-type="string" calcext:value-type="string">
            <text:p>ELMOD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0675.10</text:p>
          </table:table-cell>
          <table:table-cell office:value-type="string" calcext:value-type="string">
            <text:p>ENSG00000110675</text:p>
          </table:table-cell>
          <table:table-cell office:value-type="string" calcext:value-type="string">
            <text:p>ENSMUSG00000041986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0675|ELMOD1</text:p>
          </table:table-cell>
          <table:table-cell office:value-type="string" calcext:value-type="string">
            <text:p>ME18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4.7977724797911" calcext:value-type="float">
            <text:p>24.7977724798</text:p>
          </table:table-cell>
          <table:table-cell office:value-type="float" office:value="13.7721633356555" calcext:value-type="float">
            <text:p>13.7721633357</text:p>
          </table:table-cell>
          <table:table-cell office:value-type="string" calcext:value-type="string">
            <text:p>ENSMUSG00000078235.3</text:p>
          </table:table-cell>
          <table:table-cell office:value-type="string" calcext:value-type="string">
            <text:p>FAM43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3114.7</text:p>
          </table:table-cell>
          <table:table-cell office:value-type="string" calcext:value-type="string">
            <text:p>ENSG00000183114</text:p>
          </table:table-cell>
          <table:table-cell office:value-type="string" calcext:value-type="string">
            <text:p>ENSMUSG00000078235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3114|FAM43B</text:p>
          </table:table-cell>
          <table:table-cell office:value-type="string" calcext:value-type="string">
            <text:p>ME18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8.5506634974803" calcext:value-type="float">
            <text:p>38.5506634975</text:p>
          </table:table-cell>
          <table:table-cell office:value-type="float" office:value="6.08430323705882" calcext:value-type="float">
            <text:p>6.0843032371</text:p>
          </table:table-cell>
          <table:table-cell office:value-type="string" calcext:value-type="string">
            <text:p>ENSMUSG00000047013.11</text:p>
          </table:table-cell>
          <table:table-cell office:value-type="string" calcext:value-type="string">
            <text:p>FBXO4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3013.9</text:p>
          </table:table-cell>
          <table:table-cell office:value-type="string" calcext:value-type="string">
            <text:p>ENSG00000163013</text:p>
          </table:table-cell>
          <table:table-cell office:value-type="string" calcext:value-type="string">
            <text:p>ENSMUSG00000047013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3013|FBXO41</text:p>
          </table:table-cell>
          <table:table-cell office:value-type="string" calcext:value-type="string">
            <text:p>ME18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6.6058885536909" calcext:value-type="float">
            <text:p>36.6058885537</text:p>
          </table:table-cell>
          <table:table-cell office:value-type="float" office:value="40.2190593066024" calcext:value-type="float">
            <text:p>40.2190593066</text:p>
          </table:table-cell>
          <table:table-cell office:value-type="string" calcext:value-type="string">
            <text:p>ENSMUSG00000049176.10</text:p>
          </table:table-cell>
          <table:table-cell office:value-type="string" calcext:value-type="string">
            <text:p>FRMPD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9933.10</text:p>
          </table:table-cell>
          <table:table-cell office:value-type="string" calcext:value-type="string">
            <text:p>ENSG00000169933</text:p>
          </table:table-cell>
          <table:table-cell office:value-type="string" calcext:value-type="string">
            <text:p>ENSMUSG00000049176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9933|FRMPD4</text:p>
          </table:table-cell>
          <table:table-cell office:value-type="string" calcext:value-type="string">
            <text:p>ME18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484.41595037307" calcext:value-type="float">
            <text:p>1484.4159503731</text:p>
          </table:table-cell>
          <table:table-cell office:value-type="float" office:value="7.08021489041537" calcext:value-type="float">
            <text:p>7.0802148904</text:p>
          </table:table-cell>
          <table:table-cell office:value-type="string" calcext:value-type="string">
            <text:p>ENSMUSG00000071658.4</text:p>
          </table:table-cell>
          <table:table-cell office:value-type="string" calcext:value-type="string">
            <text:p>GNG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2188.5</text:p>
          </table:table-cell>
          <table:table-cell office:value-type="string" calcext:value-type="string">
            <text:p>ENSG00000162188</text:p>
          </table:table-cell>
          <table:table-cell office:value-type="string" calcext:value-type="string">
            <text:p>ENSMUSG0000007165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2188|GNG3</text:p>
          </table:table-cell>
          <table:table-cell office:value-type="string" calcext:value-type="string">
            <text:p>ME18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8.8874903305594" calcext:value-type="float">
            <text:p>18.8874903306</text:p>
          </table:table-cell>
          <table:table-cell office:value-type="float" office:value="46.8988641173516" calcext:value-type="float">
            <text:p>46.8988641174</text:p>
          </table:table-cell>
          <table:table-cell office:value-type="string" calcext:value-type="string">
            <text:p>ENSMUSG00000006711.11</text:p>
          </table:table-cell>
          <table:table-cell office:value-type="string" calcext:value-type="string">
            <text:p>KIAA031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7261.11</text:p>
          </table:table-cell>
          <table:table-cell office:value-type="string" calcext:value-type="string">
            <text:p>ENSG00000137261</text:p>
          </table:table-cell>
          <table:table-cell office:value-type="string" calcext:value-type="string">
            <text:p>ENSMUSG0000000671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7261|KIAA0319</text:p>
          </table:table-cell>
          <table:table-cell office:value-type="string" calcext:value-type="string">
            <text:p>ME18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7.3556617591221" calcext:value-type="float">
            <text:p>37.3556617591</text:p>
          </table:table-cell>
          <table:table-cell office:value-type="float" office:value="38.1472173599508" calcext:value-type="float">
            <text:p>38.14721736</text:p>
          </table:table-cell>
          <table:table-cell office:value-type="string" calcext:value-type="string">
            <text:p>ENSMUSG00000061578.8</text:p>
          </table:table-cell>
          <table:table-cell office:value-type="string" calcext:value-type="string">
            <text:p>KSR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1435.11</text:p>
          </table:table-cell>
          <table:table-cell office:value-type="string" calcext:value-type="string">
            <text:p>ENSG00000171435</text:p>
          </table:table-cell>
          <table:table-cell office:value-type="string" calcext:value-type="string">
            <text:p>ENSMUSG00000061578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1435|KSR2</text:p>
          </table:table-cell>
          <table:table-cell office:value-type="string" calcext:value-type="string">
            <text:p>ME18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74.5248654635411" calcext:value-type="float">
            <text:p>74.5248654635</text:p>
          </table:table-cell>
          <table:table-cell office:value-type="float" office:value="6.30997225836459" calcext:value-type="float">
            <text:p>6.3099722584</text:p>
          </table:table-cell>
          <table:table-cell office:value-type="string" calcext:value-type="string">
            <text:p>ENSMUSG00000048814.6</text:p>
          </table:table-cell>
          <table:table-cell office:value-type="string" calcext:value-type="string">
            <text:p>LONRF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0500.10</text:p>
          </table:table-cell>
          <table:table-cell office:value-type="string" calcext:value-type="string">
            <text:p>ENSG00000170500</text:p>
          </table:table-cell>
          <table:table-cell office:value-type="string" calcext:value-type="string">
            <text:p>ENSMUSG0000004881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0500|LONRF2</text:p>
          </table:table-cell>
          <table:table-cell office:value-type="string" calcext:value-type="string">
            <text:p>ME18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90.893718686651" calcext:value-type="float">
            <text:p>390.8937186867</text:p>
          </table:table-cell>
          <table:table-cell office:value-type="float" office:value="102.204839831352" calcext:value-type="float">
            <text:p>102.2048398314</text:p>
          </table:table-cell>
          <table:table-cell office:value-type="string" calcext:value-type="string">
            <text:p>ENSMUSG00000022054.7</text:p>
          </table:table-cell>
          <table:table-cell office:value-type="string" calcext:value-type="string">
            <text:p>NEFM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4722.11</text:p>
          </table:table-cell>
          <table:table-cell office:value-type="string" calcext:value-type="string">
            <text:p>ENSG00000104722</text:p>
          </table:table-cell>
          <table:table-cell office:value-type="string" calcext:value-type="string">
            <text:p>ENSMUSG00000022054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4722|NEFM</text:p>
          </table:table-cell>
          <table:table-cell office:value-type="string" calcext:value-type="string">
            <text:p>ME18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87.009020814595" calcext:value-type="float">
            <text:p>287.0090208146</text:p>
          </table:table-cell>
          <table:table-cell office:value-type="float" office:value="10.679136330508" calcext:value-type="float">
            <text:p>10.6791363305</text:p>
          </table:table-cell>
          <table:table-cell office:value-type="string" calcext:value-type="string">
            <text:p>ENSMUSG00000022421.14</text:p>
          </table:table-cell>
          <table:table-cell office:value-type="string" calcext:value-type="string">
            <text:p>NPTXR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21890.2</text:p>
          </table:table-cell>
          <table:table-cell office:value-type="string" calcext:value-type="string">
            <text:p>ENSG00000221890</text:p>
          </table:table-cell>
          <table:table-cell office:value-type="string" calcext:value-type="string">
            <text:p>ENSMUSG0000002242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21890|NPTXR</text:p>
          </table:table-cell>
          <table:table-cell office:value-type="string" calcext:value-type="string">
            <text:p>ME18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30.84095594489" calcext:value-type="float">
            <text:p>130.8409559449</text:p>
          </table:table-cell>
          <table:table-cell office:value-type="float" office:value="5.41123529820184" calcext:value-type="float">
            <text:p>5.4112352982</text:p>
          </table:table-cell>
          <table:table-cell office:value-type="string" calcext:value-type="string">
            <text:p>ENSMUSG00000049225.10</text:p>
          </table:table-cell>
          <table:table-cell office:value-type="string" calcext:value-type="string">
            <text:p>PDP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4951.13</text:p>
          </table:table-cell>
          <table:table-cell office:value-type="string" calcext:value-type="string">
            <text:p>ENSG00000164951</text:p>
          </table:table-cell>
          <table:table-cell office:value-type="string" calcext:value-type="string">
            <text:p>ENSMUSG00000049225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4951|PDP1</text:p>
          </table:table-cell>
          <table:table-cell office:value-type="string" calcext:value-type="string">
            <text:p>ME18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40.900013702372" calcext:value-type="float">
            <text:p>240.9000137024</text:p>
          </table:table-cell>
          <table:table-cell office:value-type="float" office:value="6.26344884274501" calcext:value-type="float">
            <text:p>6.2634488427</text:p>
          </table:table-cell>
          <table:table-cell office:value-type="string" calcext:value-type="string">
            <text:p>ENSMUSG00000032827.11</text:p>
          </table:table-cell>
          <table:table-cell office:value-type="string" calcext:value-type="string">
            <text:p>PPP1R9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8528.9</text:p>
          </table:table-cell>
          <table:table-cell office:value-type="string" calcext:value-type="string">
            <text:p>ENSG00000158528</text:p>
          </table:table-cell>
          <table:table-cell office:value-type="string" calcext:value-type="string">
            <text:p>ENSMUSG0000003282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8528|PPP1R9A</text:p>
          </table:table-cell>
          <table:table-cell office:value-type="string" calcext:value-type="string">
            <text:p>ME18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562.032925507235" calcext:value-type="float">
            <text:p>562.0329255072</text:p>
          </table:table-cell>
          <table:table-cell office:value-type="float" office:value="12.6419169700218" calcext:value-type="float">
            <text:p>12.64191697</text:p>
          </table:table-cell>
          <table:table-cell office:value-type="string" calcext:value-type="string">
            <text:p>ENSMUSG00000025855.9</text:p>
          </table:table-cell>
          <table:table-cell office:value-type="string" calcext:value-type="string">
            <text:p>PRKAR1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8191.12</text:p>
          </table:table-cell>
          <table:table-cell office:value-type="string" calcext:value-type="string">
            <text:p>ENSG00000188191</text:p>
          </table:table-cell>
          <table:table-cell office:value-type="string" calcext:value-type="string">
            <text:p>ENSMUSG00000025855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8191|PRKAR1B</text:p>
          </table:table-cell>
          <table:table-cell office:value-type="string" calcext:value-type="string">
            <text:p>ME18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79.620200744998" calcext:value-type="float">
            <text:p>179.620200745</text:p>
          </table:table-cell>
          <table:table-cell office:value-type="float" office:value="34.6806335267762" calcext:value-type="float">
            <text:p>34.6806335268</text:p>
          </table:table-cell>
          <table:table-cell office:value-type="string" calcext:value-type="string">
            <text:p>ENSMUSG00000030350.8</text:p>
          </table:table-cell>
          <table:table-cell office:value-type="string" calcext:value-type="string">
            <text:p>PRMT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1218.9</text:p>
          </table:table-cell>
          <table:table-cell office:value-type="string" calcext:value-type="string">
            <text:p>ENSG00000111218</text:p>
          </table:table-cell>
          <table:table-cell office:value-type="string" calcext:value-type="string">
            <text:p>ENSMUSG0000003035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1218|PRMT8</text:p>
          </table:table-cell>
          <table:table-cell office:value-type="string" calcext:value-type="string">
            <text:p>ME18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96.12770251822" calcext:value-type="float">
            <text:p>396.1277025182</text:p>
          </table:table-cell>
          <table:table-cell office:value-type="float" office:value="8.46298522963698" calcext:value-type="float">
            <text:p>8.4629852296</text:p>
          </table:table-cell>
          <table:table-cell office:value-type="string" calcext:value-type="string">
            <text:p>ENSMUSG00000052584.9</text:p>
          </table:table-cell>
          <table:table-cell office:value-type="string" calcext:value-type="string">
            <text:p>SERP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1778.8</text:p>
          </table:table-cell>
          <table:table-cell office:value-type="string" calcext:value-type="string">
            <text:p>ENSG00000151778</text:p>
          </table:table-cell>
          <table:table-cell office:value-type="string" calcext:value-type="string">
            <text:p>ENSMUSG0000005258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1778|SERP2</text:p>
          </table:table-cell>
          <table:table-cell office:value-type="string" calcext:value-type="string">
            <text:p>ME18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84.8911934740769" calcext:value-type="float">
            <text:p>84.8911934741</text:p>
          </table:table-cell>
          <table:table-cell office:value-type="float" office:value="6.35188143344117" calcext:value-type="float">
            <text:p>6.3518814334</text:p>
          </table:table-cell>
          <table:table-cell office:value-type="string" calcext:value-type="string">
            <text:p>ENSMUSG00000029141.12</text:p>
          </table:table-cell>
          <table:table-cell office:value-type="string" calcext:value-type="string">
            <text:p>SLC4A1AP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3798.11</text:p>
          </table:table-cell>
          <table:table-cell office:value-type="string" calcext:value-type="string">
            <text:p>ENSG00000163798</text:p>
          </table:table-cell>
          <table:table-cell office:value-type="string" calcext:value-type="string">
            <text:p>ENSMUSG0000002914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3798|SLC4A1AP</text:p>
          </table:table-cell>
          <table:table-cell office:value-type="string" calcext:value-type="string">
            <text:p>ME18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443.936918740226" calcext:value-type="float">
            <text:p>443.9369187402</text:p>
          </table:table-cell>
          <table:table-cell office:value-type="float" office:value="22.8453210591173" calcext:value-type="float">
            <text:p>22.8453210591</text:p>
          </table:table-cell>
          <table:table-cell office:value-type="string" calcext:value-type="string">
            <text:p>ENSMUSG00000035864.10</text:p>
          </table:table-cell>
          <table:table-cell office:value-type="string" calcext:value-type="string">
            <text:p>SYT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67715.11</text:p>
          </table:table-cell>
          <table:table-cell office:value-type="string" calcext:value-type="string">
            <text:p>ENSG00000067715</text:p>
          </table:table-cell>
          <table:table-cell office:value-type="string" calcext:value-type="string">
            <text:p>ENSMUSG00000035864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67715|SYT1</text:p>
          </table:table-cell>
          <table:table-cell office:value-type="string" calcext:value-type="string">
            <text:p>ME18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18.48471259981" calcext:value-type="float">
            <text:p>118.4847125998</text:p>
          </table:table-cell>
          <table:table-cell office:value-type="float" office:value="5.73447377202561" calcext:value-type="float">
            <text:p>5.734473772</text:p>
          </table:table-cell>
          <table:table-cell office:value-type="string" calcext:value-type="string">
            <text:p>ENSMUSG00000003134.6</text:p>
          </table:table-cell>
          <table:table-cell office:value-type="string" calcext:value-type="string">
            <text:p>TBC1D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04634.10</text:p>
          </table:table-cell>
          <table:table-cell office:value-type="string" calcext:value-type="string">
            <text:p>ENSG00000204634</text:p>
          </table:table-cell>
          <table:table-cell office:value-type="string" calcext:value-type="string">
            <text:p>ENSMUSG00000003134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04634|TBC1D8</text:p>
          </table:table-cell>
          <table:table-cell office:value-type="string" calcext:value-type="string">
            <text:p>ME18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88.870098210193" calcext:value-type="float">
            <text:p>288.8700982102</text:p>
          </table:table-cell>
          <table:table-cell office:value-type="float" office:value="5.24305380825168" calcext:value-type="float">
            <text:p>5.2430538083</text:p>
          </table:table-cell>
          <table:table-cell office:value-type="string" calcext:value-type="string">
            <text:p>ENSMUSG00000020993.8</text:p>
          </table:table-cell>
          <table:table-cell office:value-type="string" calcext:value-type="string">
            <text:p>TRAPPC6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2400.12</text:p>
          </table:table-cell>
          <table:table-cell office:value-type="string" calcext:value-type="string">
            <text:p>ENSG00000182400</text:p>
          </table:table-cell>
          <table:table-cell office:value-type="string" calcext:value-type="string">
            <text:p>ENSMUSG00000020993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2400|TRAPPC6B</text:p>
          </table:table-cell>
          <table:table-cell office:value-type="string" calcext:value-type="string">
            <text:p>ME18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9.7668922833543" calcext:value-type="float">
            <text:p>19.7668922834</text:p>
          </table:table-cell>
          <table:table-cell office:value-type="float" office:value="44.7510159374726" calcext:value-type="float">
            <text:p>44.7510159375</text:p>
          </table:table-cell>
          <table:table-cell office:value-type="string" calcext:value-type="string">
            <text:p>ENSMUSG00000041710.4</text:p>
          </table:table-cell>
          <table:table-cell office:value-type="string" calcext:value-type="string">
            <text:p>TRPC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72315.3</text:p>
          </table:table-cell>
          <table:table-cell office:value-type="string" calcext:value-type="string">
            <text:p>ENSG00000072315</text:p>
          </table:table-cell>
          <table:table-cell office:value-type="string" calcext:value-type="string">
            <text:p>ENSMUSG0000004171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72315|TRPC5</text:p>
          </table:table-cell>
          <table:table-cell office:value-type="string" calcext:value-type="string">
            <text:p>ME18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80.478942237682" calcext:value-type="float">
            <text:p>80.4789422377</text:p>
          </table:table-cell>
          <table:table-cell office:value-type="float" office:value="13.8196438091003" calcext:value-type="float">
            <text:p>13.8196438091</text:p>
          </table:table-cell>
          <table:table-cell office:value-type="string" calcext:value-type="string">
            <text:p>ENSMUSG00000039375.12</text:p>
          </table:table-cell>
          <table:table-cell office:value-type="string" calcext:value-type="string">
            <text:p>WDR1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0627.13</text:p>
          </table:table-cell>
          <table:table-cell office:value-type="string" calcext:value-type="string">
            <text:p>ENSG00000150627</text:p>
          </table:table-cell>
          <table:table-cell office:value-type="string" calcext:value-type="string">
            <text:p>ENSMUSG00000039375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0627|WDR17</text:p>
          </table:table-cell>
          <table:table-cell office:value-type="string" calcext:value-type="string">
            <text:p>ME18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54.388707088339" calcext:value-type="float">
            <text:p>254.3887070883</text:p>
          </table:table-cell>
          <table:table-cell office:value-type="float" office:value="6.01468378570781" calcext:value-type="float">
            <text:p>6.0146837857</text:p>
          </table:table-cell>
          <table:table-cell office:value-type="string" calcext:value-type="string">
            <text:p>ENSMUSG00000020288.9</text:p>
          </table:table-cell>
          <table:table-cell office:value-type="string" calcext:value-type="string">
            <text:p>AHSA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3209.20</text:p>
          </table:table-cell>
          <table:table-cell office:value-type="string" calcext:value-type="string">
            <text:p>ENSG00000173209</text:p>
          </table:table-cell>
          <table:table-cell office:value-type="string" calcext:value-type="string">
            <text:p>ENSMUSG0000002028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3209|AHSA2</text:p>
          </table:table-cell>
          <table:table-cell office:value-type="string" calcext:value-type="string">
            <text:p>ME19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8.3717240264615" calcext:value-type="float">
            <text:p>28.3717240265</text:p>
          </table:table-cell>
          <table:table-cell office:value-type="float" office:value="5.22606981086208" calcext:value-type="float">
            <text:p>5.2260698109</text:p>
          </table:table-cell>
          <table:table-cell office:value-type="string" calcext:value-type="string">
            <text:p>ENSMUSG00000078958.5</text:p>
          </table:table-cell>
          <table:table-cell office:value-type="string" calcext:value-type="string">
            <text:p>ATP6AP1L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05464.9</text:p>
          </table:table-cell>
          <table:table-cell office:value-type="string" calcext:value-type="string">
            <text:p>ENSG00000205464</text:p>
          </table:table-cell>
          <table:table-cell office:value-type="string" calcext:value-type="string">
            <text:p>ENSMUSG0000007895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05464|ATP6AP1L</text:p>
          </table:table-cell>
          <table:table-cell office:value-type="string" calcext:value-type="string">
            <text:p>ME19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64.125335288143" calcext:value-type="float">
            <text:p>264.1253352881</text:p>
          </table:table-cell>
          <table:table-cell office:value-type="float" office:value="7.35261538375173" calcext:value-type="float">
            <text:p>7.3526153838</text:p>
          </table:table-cell>
          <table:table-cell office:value-type="string" calcext:value-type="string">
            <text:p>ENSMUSG00000051149.11</text:p>
          </table:table-cell>
          <table:table-cell office:value-type="string" calcext:value-type="string">
            <text:p>ADNP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1126.13</text:p>
          </table:table-cell>
          <table:table-cell office:value-type="string" calcext:value-type="string">
            <text:p>ENSG00000101126</text:p>
          </table:table-cell>
          <table:table-cell office:value-type="string" calcext:value-type="string">
            <text:p>ENSMUSG0000005114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1126|ADNP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14.670129531251" calcext:value-type="float">
            <text:p>214.6701295313</text:p>
          </table:table-cell>
          <table:table-cell office:value-type="float" office:value="6.77665808683938" calcext:value-type="float">
            <text:p>6.7766580868</text:p>
          </table:table-cell>
          <table:table-cell office:value-type="string" calcext:value-type="string">
            <text:p>ENSMUSG00000026933.13</text:p>
          </table:table-cell>
          <table:table-cell office:value-type="string" calcext:value-type="string">
            <text:p>CAMSAP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0559.16</text:p>
          </table:table-cell>
          <table:table-cell office:value-type="string" calcext:value-type="string">
            <text:p>ENSG00000130559</text:p>
          </table:table-cell>
          <table:table-cell office:value-type="string" calcext:value-type="string">
            <text:p>ENSMUSG0000002693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0559|CAMSAP1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78.247743606392" calcext:value-type="float">
            <text:p>178.2477436064</text:p>
          </table:table-cell>
          <table:table-cell office:value-type="float" office:value="9.01196245437947" calcext:value-type="float">
            <text:p>9.0119624544</text:p>
          </table:table-cell>
          <table:table-cell office:value-type="string" calcext:value-type="string">
            <text:p>ENSMUSG00000028137.5</text:p>
          </table:table-cell>
          <table:table-cell office:value-type="string" calcext:value-type="string">
            <text:p>CELF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9409.12</text:p>
          </table:table-cell>
          <table:table-cell office:value-type="string" calcext:value-type="string">
            <text:p>ENSG00000159409</text:p>
          </table:table-cell>
          <table:table-cell office:value-type="string" calcext:value-type="string">
            <text:p>ENSMUSG0000002813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9409|CELF3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62.396846805443" calcext:value-type="float">
            <text:p>162.3968468054</text:p>
          </table:table-cell>
          <table:table-cell office:value-type="float" office:value="29.8056226672687" calcext:value-type="float">
            <text:p>29.8056226673</text:p>
          </table:table-cell>
          <table:table-cell office:value-type="string" calcext:value-type="string">
            <text:p>ENSMUSG00000023473.7</text:p>
          </table:table-cell>
          <table:table-cell office:value-type="string" calcext:value-type="string">
            <text:p>CELSR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08300.12</text:p>
          </table:table-cell>
          <table:table-cell office:value-type="string" calcext:value-type="string">
            <text:p>ENSG00000008300</text:p>
          </table:table-cell>
          <table:table-cell office:value-type="string" calcext:value-type="string">
            <text:p>ENSMUSG00000023473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08300|CELSR3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408.513444398662" calcext:value-type="float">
            <text:p>408.5134443987</text:p>
          </table:table-cell>
          <table:table-cell office:value-type="float" office:value="11.2985310503911" calcext:value-type="float">
            <text:p>11.2985310504</text:p>
          </table:table-cell>
          <table:table-cell office:value-type="string" calcext:value-type="string">
            <text:p>ENSMUSG00000057335.7</text:p>
          </table:table-cell>
          <table:table-cell office:value-type="string" calcext:value-type="string">
            <text:p>CEP17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3702.13</text:p>
          </table:table-cell>
          <table:table-cell office:value-type="string" calcext:value-type="string">
            <text:p>ENSG00000143702</text:p>
          </table:table-cell>
          <table:table-cell office:value-type="string" calcext:value-type="string">
            <text:p>ENSMUSG00000057335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3702|CEP170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68.6302241550397" calcext:value-type="float">
            <text:p>68.630224155</text:p>
          </table:table-cell>
          <table:table-cell office:value-type="float" office:value="12.6701545395691" calcext:value-type="float">
            <text:p>12.6701545396</text:p>
          </table:table-cell>
          <table:table-cell office:value-type="string" calcext:value-type="string">
            <text:p>ENSMUSG00000044647.12</text:p>
          </table:table-cell>
          <table:table-cell office:value-type="string" calcext:value-type="string">
            <text:p>CSRNP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8662.13</text:p>
          </table:table-cell>
          <table:table-cell office:value-type="string" calcext:value-type="string">
            <text:p>ENSG00000178662</text:p>
          </table:table-cell>
          <table:table-cell office:value-type="string" calcext:value-type="string">
            <text:p>ENSMUSG00000044647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8662|CSRNP3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63.746585717508" calcext:value-type="float">
            <text:p>163.7465857175</text:p>
          </table:table-cell>
          <table:table-cell office:value-type="float" office:value="9.26819387126446" calcext:value-type="float">
            <text:p>9.2681938713</text:p>
          </table:table-cell>
          <table:table-cell office:value-type="string" calcext:value-type="string">
            <text:p>ENSMUSG00000044548.7</text:p>
          </table:table-cell>
          <table:table-cell office:value-type="string" calcext:value-type="string">
            <text:p>DACT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5617.12</text:p>
          </table:table-cell>
          <table:table-cell office:value-type="string" calcext:value-type="string">
            <text:p>ENSG00000165617</text:p>
          </table:table-cell>
          <table:table-cell office:value-type="string" calcext:value-type="string">
            <text:p>ENSMUSG0000004454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5617|DACT1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239.36618060731" calcext:value-type="float">
            <text:p>1239.3661806073</text:p>
          </table:table-cell>
          <table:table-cell office:value-type="float" office:value="17.2845387996112" calcext:value-type="float">
            <text:p>17.2845387996</text:p>
          </table:table-cell>
          <table:table-cell office:value-type="string" calcext:value-type="string">
            <text:p>ENSMUSG00000034675.13</text:p>
          </table:table-cell>
          <table:table-cell office:value-type="string" calcext:value-type="string">
            <text:p>DBN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3758.11</text:p>
          </table:table-cell>
          <table:table-cell office:value-type="string" calcext:value-type="string">
            <text:p>ENSG00000113758</text:p>
          </table:table-cell>
          <table:table-cell office:value-type="string" calcext:value-type="string">
            <text:p>ENSMUSG00000034675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3758|DBN1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52.844104356837" calcext:value-type="float">
            <text:p>52.8441043568</text:p>
          </table:table-cell>
          <table:table-cell office:value-type="float" office:value="6.44666250709029" calcext:value-type="float">
            <text:p>6.4466625071</text:p>
          </table:table-cell>
          <table:table-cell office:value-type="string" calcext:value-type="string">
            <text:p>ENSMUSG00000029821.11</text:p>
          </table:table-cell>
          <table:table-cell office:value-type="string" calcext:value-type="string">
            <text:p>DFNA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5928.11</text:p>
          </table:table-cell>
          <table:table-cell office:value-type="string" calcext:value-type="string">
            <text:p>ENSG00000105928</text:p>
          </table:table-cell>
          <table:table-cell office:value-type="string" calcext:value-type="string">
            <text:p>ENSMUSG0000002982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5928|DFNA5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68.5507507206126" calcext:value-type="float">
            <text:p>68.5507507206</text:p>
          </table:table-cell>
          <table:table-cell office:value-type="float" office:value="10.1532480409211" calcext:value-type="float">
            <text:p>10.1532480409</text:p>
          </table:table-cell>
          <table:table-cell office:value-type="string" calcext:value-type="string">
            <text:p>ENSMUSG00000031093.10</text:p>
          </table:table-cell>
          <table:table-cell office:value-type="string" calcext:value-type="string">
            <text:p>DOCK1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7251.13</text:p>
          </table:table-cell>
          <table:table-cell office:value-type="string" calcext:value-type="string">
            <text:p>ENSG00000147251</text:p>
          </table:table-cell>
          <table:table-cell office:value-type="string" calcext:value-type="string">
            <text:p>ENSMUSG00000031093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7251|DOCK11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02.240476856056" calcext:value-type="float">
            <text:p>302.2404768561</text:p>
          </table:table-cell>
          <table:table-cell office:value-type="float" office:value="5.87596488495401" calcext:value-type="float">
            <text:p>5.875964885</text:p>
          </table:table-cell>
          <table:table-cell office:value-type="string" calcext:value-type="string">
            <text:p>ENSMUSG00000027430.8</text:p>
          </table:table-cell>
          <table:table-cell office:value-type="string" calcext:value-type="string">
            <text:p>DTD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5821.9</text:p>
          </table:table-cell>
          <table:table-cell office:value-type="string" calcext:value-type="string">
            <text:p>ENSG00000125821</text:p>
          </table:table-cell>
          <table:table-cell office:value-type="string" calcext:value-type="string">
            <text:p>ENSMUSG0000002743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5821|DTD1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92.2630701402141" calcext:value-type="float">
            <text:p>92.2630701402</text:p>
          </table:table-cell>
          <table:table-cell office:value-type="float" office:value="18.3356472720545" calcext:value-type="float">
            <text:p>18.3356472721</text:p>
          </table:table-cell>
          <table:table-cell office:value-type="string" calcext:value-type="string">
            <text:p>ENSMUSG00000037259.11</text:p>
          </table:table-cell>
          <table:table-cell office:value-type="string" calcext:value-type="string">
            <text:p>DZANK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89091.14</text:p>
          </table:table-cell>
          <table:table-cell office:value-type="string" calcext:value-type="string">
            <text:p>ENSG00000089091</text:p>
          </table:table-cell>
          <table:table-cell office:value-type="string" calcext:value-type="string">
            <text:p>ENSMUSG0000003725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89091|DZANK1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536.867885227841" calcext:value-type="float">
            <text:p>536.8678852278</text:p>
          </table:table-cell>
          <table:table-cell office:value-type="float" office:value="10.385362871615" calcext:value-type="float">
            <text:p>10.3853628716</text:p>
          </table:table-cell>
          <table:table-cell office:value-type="string" calcext:value-type="string">
            <text:p>ENSMUSG00000039735.11</text:p>
          </table:table-cell>
          <table:table-cell office:value-type="string" calcext:value-type="string">
            <text:p>FNBP1L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7942.14</text:p>
          </table:table-cell>
          <table:table-cell office:value-type="string" calcext:value-type="string">
            <text:p>ENSG00000137942</text:p>
          </table:table-cell>
          <table:table-cell office:value-type="string" calcext:value-type="string">
            <text:p>ENSMUSG00000039735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7942|FNBP1L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48.7902579102485" calcext:value-type="float">
            <text:p>48.7902579102</text:p>
          </table:table-cell>
          <table:table-cell office:value-type="float" office:value="8.25570434951613" calcext:value-type="float">
            <text:p>8.2557043495</text:p>
          </table:table-cell>
          <table:table-cell office:value-type="string" calcext:value-type="string">
            <text:p>ENSMUSG00000028051.6</text:p>
          </table:table-cell>
          <table:table-cell office:value-type="string" calcext:value-type="string">
            <text:p>HCN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3630.7</text:p>
          </table:table-cell>
          <table:table-cell office:value-type="string" calcext:value-type="string">
            <text:p>ENSG00000143630</text:p>
          </table:table-cell>
          <table:table-cell office:value-type="string" calcext:value-type="string">
            <text:p>ENSMUSG00000028051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3630|HCN3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40.921077231406" calcext:value-type="float">
            <text:p>240.9210772314</text:p>
          </table:table-cell>
          <table:table-cell office:value-type="float" office:value="448.157955560679" calcext:value-type="float">
            <text:p>448.1579555607</text:p>
          </table:table-cell>
          <table:table-cell office:value-type="string" calcext:value-type="string">
            <text:p>ENSMUSG00000035551.6</text:p>
          </table:table-cell>
          <table:table-cell office:value-type="string" calcext:value-type="string">
            <text:p>IGFBPL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7142.4</text:p>
          </table:table-cell>
          <table:table-cell office:value-type="string" calcext:value-type="string">
            <text:p>ENSG00000137142</text:p>
          </table:table-cell>
          <table:table-cell office:value-type="string" calcext:value-type="string">
            <text:p>ENSMUSG0000003555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7142|IGFBPL1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3.5135640953337" calcext:value-type="float">
            <text:p>23.5135640953</text:p>
          </table:table-cell>
          <table:table-cell office:value-type="float" office:value="7.22215655648922" calcext:value-type="float">
            <text:p>7.2221565565</text:p>
          </table:table-cell>
          <table:table-cell office:value-type="string" calcext:value-type="string">
            <text:p>ENSMUSG00000002578.11</text:p>
          </table:table-cell>
          <table:table-cell office:value-type="string" calcext:value-type="string">
            <text:p>IKZF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3411.12</text:p>
          </table:table-cell>
          <table:table-cell office:value-type="string" calcext:value-type="string">
            <text:p>ENSG00000123411</text:p>
          </table:table-cell>
          <table:table-cell office:value-type="string" calcext:value-type="string">
            <text:p>ENSMUSG00000002578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3411|IKZF4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17.832680624515" calcext:value-type="float">
            <text:p>217.8326806245</text:p>
          </table:table-cell>
          <table:table-cell office:value-type="float" office:value="5.95279044382971" calcext:value-type="float">
            <text:p>5.9527904438</text:p>
          </table:table-cell>
          <table:table-cell office:value-type="string" calcext:value-type="string">
            <text:p>ENSMUSG00000021693.15</text:p>
          </table:table-cell>
          <table:table-cell office:value-type="string" calcext:value-type="string">
            <text:p>KIF2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68796.14</text:p>
          </table:table-cell>
          <table:table-cell office:value-type="string" calcext:value-type="string">
            <text:p>ENSG00000068796</text:p>
          </table:table-cell>
          <table:table-cell office:value-type="string" calcext:value-type="string">
            <text:p>ENSMUSG0000002169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68796|KIF2A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8.1505279771055" calcext:value-type="float">
            <text:p>18.1505279771</text:p>
          </table:table-cell>
          <table:table-cell office:value-type="float" office:value="157.712792735694" calcext:value-type="float">
            <text:p>157.7127927357</text:p>
          </table:table-cell>
          <table:table-cell office:value-type="string" calcext:value-type="string">
            <text:p>ENSMUSG00000056972.5</text:p>
          </table:table-cell>
          <table:table-cell office:value-type="string" calcext:value-type="string">
            <text:p>MAGEL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54585.2</text:p>
          </table:table-cell>
          <table:table-cell office:value-type="string" calcext:value-type="string">
            <text:p>ENSG00000254585</text:p>
          </table:table-cell>
          <table:table-cell office:value-type="string" calcext:value-type="string">
            <text:p>ENSMUSG00000056972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54585|MAGEL2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51.7962439103501" calcext:value-type="float">
            <text:p>51.7962439104</text:p>
          </table:table-cell>
          <table:table-cell office:value-type="float" office:value="43.0774865092921" calcext:value-type="float">
            <text:p>43.0774865093</text:p>
          </table:table-cell>
          <table:table-cell office:value-type="string" calcext:value-type="string">
            <text:p>ENSMUSG00000039372.5</text:p>
          </table:table-cell>
          <table:table-cell office:value-type="string" calcext:value-type="string">
            <text:p>MARCH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4583.4</text:p>
          </table:table-cell>
          <table:table-cell office:value-type="string" calcext:value-type="string">
            <text:p>ENSG00000144583</text:p>
          </table:table-cell>
          <table:table-cell office:value-type="string" calcext:value-type="string">
            <text:p>ENSMUSG0000003937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4583|MARCH4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35.616575503201" calcext:value-type="float">
            <text:p>335.6165755032</text:p>
          </table:table-cell>
          <table:table-cell office:value-type="float" office:value="7.80723967572164" calcext:value-type="float">
            <text:p>7.8072396757</text:p>
          </table:table-cell>
          <table:table-cell office:value-type="string" calcext:value-type="string">
            <text:p>ENSMUSG00000003810.8</text:p>
          </table:table-cell>
          <table:table-cell office:value-type="string" calcext:value-type="string">
            <text:p>MAST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86015.18</text:p>
          </table:table-cell>
          <table:table-cell office:value-type="string" calcext:value-type="string">
            <text:p>ENSG00000086015</text:p>
          </table:table-cell>
          <table:table-cell office:value-type="string" calcext:value-type="string">
            <text:p>ENSMUSG0000000381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86015|MAST2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2.7541587011727" calcext:value-type="float">
            <text:p>12.7541587012</text:p>
          </table:table-cell>
          <table:table-cell office:value-type="float" office:value="5.88884354373577" calcext:value-type="float">
            <text:p>5.8888435437</text:p>
          </table:table-cell>
          <table:table-cell office:value-type="string" calcext:value-type="string">
            <text:p>ENSMUSG00000043346.8</text:p>
          </table:table-cell>
          <table:table-cell office:value-type="string" calcext:value-type="string">
            <text:p>NANP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0191.4</text:p>
          </table:table-cell>
          <table:table-cell office:value-type="string" calcext:value-type="string">
            <text:p>ENSG00000170191</text:p>
          </table:table-cell>
          <table:table-cell office:value-type="string" calcext:value-type="string">
            <text:p>ENSMUSG00000043346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0191|NANP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13.7219830861" calcext:value-type="float">
            <text:p>213.7219830861</text:p>
          </table:table-cell>
          <table:table-cell office:value-type="float" office:value="6.71603113849375" calcext:value-type="float">
            <text:p>6.7160311385</text:p>
          </table:table-cell>
          <table:table-cell office:value-type="string" calcext:value-type="string">
            <text:p>ENSMUSG00000039804.11</text:p>
          </table:table-cell>
          <table:table-cell office:value-type="string" calcext:value-type="string">
            <text:p>NCOA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4160.9</text:p>
          </table:table-cell>
          <table:table-cell office:value-type="string" calcext:value-type="string">
            <text:p>ENSG00000124160</text:p>
          </table:table-cell>
          <table:table-cell office:value-type="string" calcext:value-type="string">
            <text:p>ENSMUSG00000039804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4160|NCOA5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57.549573399701" calcext:value-type="float">
            <text:p>157.5495733997</text:p>
          </table:table-cell>
          <table:table-cell office:value-type="float" office:value="6.47065814189551" calcext:value-type="float">
            <text:p>6.4706581419</text:p>
          </table:table-cell>
          <table:table-cell office:value-type="string" calcext:value-type="string">
            <text:p>ENSMUSG00000041923.11</text:p>
          </table:table-cell>
          <table:table-cell office:value-type="string" calcext:value-type="string">
            <text:p>NOL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1746.13</text:p>
          </table:table-cell>
          <table:table-cell office:value-type="string" calcext:value-type="string">
            <text:p>ENSG00000101746</text:p>
          </table:table-cell>
          <table:table-cell office:value-type="string" calcext:value-type="string">
            <text:p>ENSMUSG00000041923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1746|NOL4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20.366013885114" calcext:value-type="float">
            <text:p>220.3660138851</text:p>
          </table:table-cell>
          <table:table-cell office:value-type="float" office:value="45.197497104883" calcext:value-type="float">
            <text:p>45.1974971049</text:p>
          </table:table-cell>
          <table:table-cell office:value-type="string" calcext:value-type="string">
            <text:p>ENSMUSG00000045348.11</text:p>
          </table:table-cell>
          <table:table-cell office:value-type="string" calcext:value-type="string">
            <text:p>NYAP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6924.6</text:p>
          </table:table-cell>
          <table:table-cell office:value-type="string" calcext:value-type="string">
            <text:p>ENSG00000166924</text:p>
          </table:table-cell>
          <table:table-cell office:value-type="string" calcext:value-type="string">
            <text:p>ENSMUSG00000045348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6924|NYAP1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6.1575434137675" calcext:value-type="float">
            <text:p>36.1575434138</text:p>
          </table:table-cell>
          <table:table-cell office:value-type="float" office:value="5.16253011931079" calcext:value-type="float">
            <text:p>5.1625301193</text:p>
          </table:table-cell>
          <table:table-cell office:value-type="string" calcext:value-type="string">
            <text:p>ENSMUSG00000020273.9</text:p>
          </table:table-cell>
          <table:table-cell office:value-type="string" calcext:value-type="string">
            <text:p>PAPOLG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5421.10</text:p>
          </table:table-cell>
          <table:table-cell office:value-type="string" calcext:value-type="string">
            <text:p>ENSG00000115421</text:p>
          </table:table-cell>
          <table:table-cell office:value-type="string" calcext:value-type="string">
            <text:p>ENSMUSG00000020273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5421|PAPOLG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0.1556852375484" calcext:value-type="float">
            <text:p>10.1556852375</text:p>
          </table:table-cell>
          <table:table-cell office:value-type="float" office:value="7.09303677611974" calcext:value-type="float">
            <text:p>7.0930367761</text:p>
          </table:table-cell>
          <table:table-cell office:value-type="string" calcext:value-type="string">
            <text:p>ENSMUSG00000104148.1</text:p>
          </table:table-cell>
          <table:table-cell office:value-type="string" calcext:value-type="string">
            <text:p>PCDHA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04969.6</text:p>
          </table:table-cell>
          <table:table-cell office:value-type="string" calcext:value-type="string">
            <text:p>ENSG00000204969</text:p>
          </table:table-cell>
          <table:table-cell office:value-type="string" calcext:value-type="string">
            <text:p>ENSMUSG00000104148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04969|PCDHA2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80.6541539299393" calcext:value-type="float">
            <text:p>80.6541539299</text:p>
          </table:table-cell>
          <table:table-cell office:value-type="float" office:value="5.9585841757236" calcext:value-type="float">
            <text:p>5.9585841757</text:p>
          </table:table-cell>
          <table:table-cell office:value-type="string" calcext:value-type="string">
            <text:p>ENSMUSG00000054280.10</text:p>
          </table:table-cell>
          <table:table-cell office:value-type="string" calcext:value-type="string">
            <text:p>PRR14L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3530.11</text:p>
          </table:table-cell>
          <table:table-cell office:value-type="string" calcext:value-type="string">
            <text:p>ENSG00000183530</text:p>
          </table:table-cell>
          <table:table-cell office:value-type="string" calcext:value-type="string">
            <text:p>ENSMUSG0000005428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3530|PRR14L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67.302481866055" calcext:value-type="float">
            <text:p>367.3024818661</text:p>
          </table:table-cell>
          <table:table-cell office:value-type="float" office:value="7.14628306041137" calcext:value-type="float">
            <text:p>7.1462830604</text:p>
          </table:table-cell>
          <table:table-cell office:value-type="string" calcext:value-type="string">
            <text:p>ENSMUSG00000018012.7</text:p>
          </table:table-cell>
          <table:table-cell office:value-type="string" calcext:value-type="string">
            <text:p>RAC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9750.6</text:p>
          </table:table-cell>
          <table:table-cell office:value-type="string" calcext:value-type="string">
            <text:p>ENSG00000169750</text:p>
          </table:table-cell>
          <table:table-cell office:value-type="string" calcext:value-type="string">
            <text:p>ENSMUSG0000001801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9750|RAC3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19.193817073594" calcext:value-type="float">
            <text:p>119.1938170736</text:p>
          </table:table-cell>
          <table:table-cell office:value-type="float" office:value="7.45294406582486" calcext:value-type="float">
            <text:p>7.4529440658</text:p>
          </table:table-cell>
          <table:table-cell office:value-type="string" calcext:value-type="string">
            <text:p>ENSMUSG00000040929.12</text:p>
          </table:table-cell>
          <table:table-cell office:value-type="string" calcext:value-type="string">
            <text:p>RFX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80298.13</text:p>
          </table:table-cell>
          <table:table-cell office:value-type="string" calcext:value-type="string">
            <text:p>ENSG00000080298</text:p>
          </table:table-cell>
          <table:table-cell office:value-type="string" calcext:value-type="string">
            <text:p>ENSMUSG00000040929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80298|RFX3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37.590964501473" calcext:value-type="float">
            <text:p>337.5909645015</text:p>
          </table:table-cell>
          <table:table-cell office:value-type="float" office:value="98.0813884213309" calcext:value-type="float">
            <text:p>98.0813884213</text:p>
          </table:table-cell>
          <table:table-cell office:value-type="string" calcext:value-type="string">
            <text:p>ENSMUSG00000052516.13</text:p>
          </table:table-cell>
          <table:table-cell office:value-type="string" calcext:value-type="string">
            <text:p>ROBO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5008.15</text:p>
          </table:table-cell>
          <table:table-cell office:value-type="string" calcext:value-type="string">
            <text:p>ENSG00000185008</text:p>
          </table:table-cell>
          <table:table-cell office:value-type="string" calcext:value-type="string">
            <text:p>ENSMUSG00000052516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5008|ROBO2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421.25829346354" calcext:value-type="float">
            <text:p>421.2582934635</text:p>
          </table:table-cell>
          <table:table-cell office:value-type="float" office:value="5.46685897067741" calcext:value-type="float">
            <text:p>5.4668589707</text:p>
          </table:table-cell>
          <table:table-cell office:value-type="string" calcext:value-type="string">
            <text:p>ENSMUSG00000022456.11</text:p>
          </table:table-cell>
          <table:table-cell office:value-type="string" calcext:value-type="string">
            <text:p>SEPT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0167.17</text:p>
          </table:table-cell>
          <table:table-cell office:value-type="string" calcext:value-type="string">
            <text:p>ENSG00000100167</text:p>
          </table:table-cell>
          <table:table-cell office:value-type="string" calcext:value-type="string">
            <text:p>ENSMUSG00000022456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0167|SEPT3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1.8303230959382" calcext:value-type="float">
            <text:p>11.8303230959</text:p>
          </table:table-cell>
          <table:table-cell office:value-type="float" office:value="403.123607312938" calcext:value-type="float">
            <text:p>403.1236073129</text:p>
          </table:table-cell>
          <table:table-cell office:value-type="string" calcext:value-type="string">
            <text:p>ENSMUSG00000103866.1</text:p>
          </table:table-cell>
          <table:table-cell office:value-type="string" calcext:value-type="string">
            <text:p>SETBP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2217.14</text:p>
          </table:table-cell>
          <table:table-cell office:value-type="string" calcext:value-type="string">
            <text:p>ENSG00000152217</text:p>
          </table:table-cell>
          <table:table-cell office:value-type="string" calcext:value-type="string">
            <text:p>ENSMUSG00000103866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2217|SETBP1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66.1724520255703" calcext:value-type="float">
            <text:p>66.1724520256</text:p>
          </table:table-cell>
          <table:table-cell office:value-type="float" office:value="7.57269790234801" calcext:value-type="float">
            <text:p>7.5726979023</text:p>
          </table:table-cell>
          <table:table-cell office:value-type="string" calcext:value-type="string">
            <text:p>ENSMUSG00000043183.14</text:p>
          </table:table-cell>
          <table:table-cell office:value-type="string" calcext:value-type="string">
            <text:p>SIMC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0085.15</text:p>
          </table:table-cell>
          <table:table-cell office:value-type="string" calcext:value-type="string">
            <text:p>ENSG00000170085</text:p>
          </table:table-cell>
          <table:table-cell office:value-type="string" calcext:value-type="string">
            <text:p>ENSMUSG0000004318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0085|SIMC1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63.6923703995597" calcext:value-type="float">
            <text:p>63.6923703996</text:p>
          </table:table-cell>
          <table:table-cell office:value-type="float" office:value="11.7900665192999" calcext:value-type="float">
            <text:p>11.7900665193</text:p>
          </table:table-cell>
          <table:table-cell office:value-type="string" calcext:value-type="string">
            <text:p>ENSMUSG00000031906.8</text:p>
          </table:table-cell>
          <table:table-cell office:value-type="string" calcext:value-type="string">
            <text:p>SMPD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3056.9</text:p>
          </table:table-cell>
          <table:table-cell office:value-type="string" calcext:value-type="string">
            <text:p>ENSG00000103056</text:p>
          </table:table-cell>
          <table:table-cell office:value-type="string" calcext:value-type="string">
            <text:p>ENSMUSG00000031906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3056|SMPD3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67.9886546154809" calcext:value-type="float">
            <text:p>67.9886546155</text:p>
          </table:table-cell>
          <table:table-cell office:value-type="float" office:value="9.94228548884807" calcext:value-type="float">
            <text:p>9.9422854888</text:p>
          </table:table-cell>
          <table:table-cell office:value-type="string" calcext:value-type="string">
            <text:p>ENSMUSG00000029123.7</text:p>
          </table:table-cell>
          <table:table-cell office:value-type="string" calcext:value-type="string">
            <text:p>STK32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2953.10</text:p>
          </table:table-cell>
          <table:table-cell office:value-type="string" calcext:value-type="string">
            <text:p>ENSG00000152953</text:p>
          </table:table-cell>
          <table:table-cell office:value-type="string" calcext:value-type="string">
            <text:p>ENSMUSG00000029123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2953|STK32B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46.075245143302" calcext:value-type="float">
            <text:p>46.0752451433</text:p>
          </table:table-cell>
          <table:table-cell office:value-type="float" office:value="16.2495107396726" calcext:value-type="float">
            <text:p>16.2495107397</text:p>
          </table:table-cell>
          <table:table-cell office:value-type="string" calcext:value-type="string">
            <text:p>ENSMUSG00000052302.5</text:p>
          </table:table-cell>
          <table:table-cell office:value-type="string" calcext:value-type="string">
            <text:p>TBC1D3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1490.10</text:p>
          </table:table-cell>
          <table:table-cell office:value-type="string" calcext:value-type="string">
            <text:p>ENSG00000111490</text:p>
          </table:table-cell>
          <table:table-cell office:value-type="string" calcext:value-type="string">
            <text:p>ENSMUSG0000005230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1490|TBC1D30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77.2272430089773" calcext:value-type="float">
            <text:p>77.227243009</text:p>
          </table:table-cell>
          <table:table-cell office:value-type="float" office:value="16.9482206666847" calcext:value-type="float">
            <text:p>16.9482206667</text:p>
          </table:table-cell>
          <table:table-cell office:value-type="string" calcext:value-type="string">
            <text:p>ENSMUSG00000028845.11</text:p>
          </table:table-cell>
          <table:table-cell office:value-type="string" calcext:value-type="string">
            <text:p>TEKT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92850.9</text:p>
          </table:table-cell>
          <table:table-cell office:value-type="string" calcext:value-type="string">
            <text:p>ENSG00000092850</text:p>
          </table:table-cell>
          <table:table-cell office:value-type="string" calcext:value-type="string">
            <text:p>ENSMUSG00000028845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92850|TEKT2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14.509986671709" calcext:value-type="float">
            <text:p>114.5099866717</text:p>
          </table:table-cell>
          <table:table-cell office:value-type="float" office:value="5.98387909168835" calcext:value-type="float">
            <text:p>5.9838790917</text:p>
          </table:table-cell>
          <table:table-cell office:value-type="string" calcext:value-type="string">
            <text:p>ENSMUSG00000042766.13</text:p>
          </table:table-cell>
          <table:table-cell office:value-type="string" calcext:value-type="string">
            <text:p>TRIM4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3462.15</text:p>
          </table:table-cell>
          <table:table-cell office:value-type="string" calcext:value-type="string">
            <text:p>ENSG00000163462</text:p>
          </table:table-cell>
          <table:table-cell office:value-type="string" calcext:value-type="string">
            <text:p>ENSMUSG0000004276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3462|TRIM46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40.443667153743" calcext:value-type="float">
            <text:p>140.4436671537</text:p>
          </table:table-cell>
          <table:table-cell office:value-type="float" office:value="10.56172022427" calcext:value-type="float">
            <text:p>10.5617202243</text:p>
          </table:table-cell>
          <table:table-cell office:value-type="string" calcext:value-type="string">
            <text:p>ENSMUSG00000051502.6</text:p>
          </table:table-cell>
          <table:table-cell office:value-type="string" calcext:value-type="string">
            <text:p>UFSP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6125.4</text:p>
          </table:table-cell>
          <table:table-cell office:value-type="string" calcext:value-type="string">
            <text:p>ENSG00000176125</text:p>
          </table:table-cell>
          <table:table-cell office:value-type="string" calcext:value-type="string">
            <text:p>ENSMUSG0000005150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6125|UFSP1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33.501677998198" calcext:value-type="float">
            <text:p>233.5016779982</text:p>
          </table:table-cell>
          <table:table-cell office:value-type="float" office:value="15.5051327577258" calcext:value-type="float">
            <text:p>15.5051327577</text:p>
          </table:table-cell>
          <table:table-cell office:value-type="string" calcext:value-type="string">
            <text:p>ENSMUSG00000040325.12</text:p>
          </table:table-cell>
          <table:table-cell office:value-type="string" calcext:value-type="string">
            <text:p>VPRBP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5041.13</text:p>
          </table:table-cell>
          <table:table-cell office:value-type="string" calcext:value-type="string">
            <text:p>ENSG00000145041</text:p>
          </table:table-cell>
          <table:table-cell office:value-type="string" calcext:value-type="string">
            <text:p>ENSMUSG00000040325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5041|VPRBP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45.2171445553295" calcext:value-type="float">
            <text:p>45.2171445553</text:p>
          </table:table-cell>
          <table:table-cell office:value-type="float" office:value="6.04595663548753" calcext:value-type="float">
            <text:p>6.0459566355</text:p>
          </table:table-cell>
          <table:table-cell office:value-type="string" calcext:value-type="string">
            <text:p>ENSMUSG00000040721.9</text:p>
          </table:table-cell>
          <table:table-cell office:value-type="string" calcext:value-type="string">
            <text:p>ZFHX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6367.13</text:p>
          </table:table-cell>
          <table:table-cell office:value-type="string" calcext:value-type="string">
            <text:p>ENSG00000136367</text:p>
          </table:table-cell>
          <table:table-cell office:value-type="string" calcext:value-type="string">
            <text:p>ENSMUSG0000004072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6367|ZFHX2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53.9009392409114" calcext:value-type="float">
            <text:p>53.9009392409</text:p>
          </table:table-cell>
          <table:table-cell office:value-type="float" office:value="7.16341460367386" calcext:value-type="float">
            <text:p>7.1634146037</text:p>
          </table:table-cell>
          <table:table-cell office:value-type="string" calcext:value-type="string">
            <text:p>ENSMUSG00000028389.6</text:p>
          </table:table-cell>
          <table:table-cell office:value-type="string" calcext:value-type="string">
            <text:p>ZFP3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6866.11</text:p>
          </table:table-cell>
          <table:table-cell office:value-type="string" calcext:value-type="string">
            <text:p>ENSG00000136866</text:p>
          </table:table-cell>
          <table:table-cell office:value-type="string" calcext:value-type="string">
            <text:p>ENSMUSG0000002838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6866|ZFP37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47.346860075358" calcext:value-type="float">
            <text:p>147.3468600754</text:p>
          </table:table-cell>
          <table:table-cell office:value-type="float" office:value="5.23918725805098" calcext:value-type="float">
            <text:p>5.2391872581</text:p>
          </table:table-cell>
          <table:table-cell office:value-type="string" calcext:value-type="string">
            <text:p>ENSMUSG00000042446.12</text:p>
          </table:table-cell>
          <table:table-cell office:value-type="string" calcext:value-type="string">
            <text:p>ZMYM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6463.9</text:p>
          </table:table-cell>
          <table:table-cell office:value-type="string" calcext:value-type="string">
            <text:p>ENSG00000146463</text:p>
          </table:table-cell>
          <table:table-cell office:value-type="string" calcext:value-type="string">
            <text:p>ENSMUSG00000042446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6463|ZMYM4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52.57554358721" calcext:value-type="float">
            <text:p>152.5755435872</text:p>
          </table:table-cell>
          <table:table-cell office:value-type="float" office:value="5.62935057329804" calcext:value-type="float">
            <text:p>5.6293505733</text:p>
          </table:table-cell>
          <table:table-cell office:value-type="string" calcext:value-type="string">
            <text:p>ENSMUSG00000060206.7</text:p>
          </table:table-cell>
          <table:table-cell office:value-type="string" calcext:value-type="string">
            <text:p>ZNF46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8143.10</text:p>
          </table:table-cell>
          <table:table-cell office:value-type="string" calcext:value-type="string">
            <text:p>ENSG00000148143</text:p>
          </table:table-cell>
          <table:table-cell office:value-type="string" calcext:value-type="string">
            <text:p>ENSMUSG00000060206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8143|ZNF462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0.1282883774251" calcext:value-type="float">
            <text:p>30.1282883774</text:p>
          </table:table-cell>
          <table:table-cell office:value-type="float" office:value="6.15488876435768" calcext:value-type="float">
            <text:p>6.1548887644</text:p>
          </table:table-cell>
          <table:table-cell office:value-type="string" calcext:value-type="string">
            <text:p>ENSMUSG00000078768.2</text:p>
          </table:table-cell>
          <table:table-cell office:value-type="string" calcext:value-type="string">
            <text:p>ZNF56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6017.12</text:p>
          </table:table-cell>
          <table:table-cell office:value-type="string" calcext:value-type="string">
            <text:p>ENSG00000186017</text:p>
          </table:table-cell>
          <table:table-cell office:value-type="string" calcext:value-type="string">
            <text:p>ENSMUSG00000078768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6017|ZNF566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99.254701809655" calcext:value-type="float">
            <text:p>299.2547018097</text:p>
          </table:table-cell>
          <table:table-cell office:value-type="float" office:value="10.5572137883371" calcext:value-type="float">
            <text:p>10.5572137883</text:p>
          </table:table-cell>
          <table:table-cell office:value-type="string" calcext:value-type="string">
            <text:p>ENSMUSG00000064317.4</text:p>
          </table:table-cell>
          <table:table-cell office:value-type="string" calcext:value-type="string">
            <text:p>LSM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0332.12</text:p>
          </table:table-cell>
          <table:table-cell office:value-type="string" calcext:value-type="string">
            <text:p>ENSG00000130332</text:p>
          </table:table-cell>
          <table:table-cell office:value-type="string" calcext:value-type="string">
            <text:p>ENSMUSG00000064317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0332|LSM7</text:p>
          </table:table-cell>
          <table:table-cell office:value-type="string" calcext:value-type="string">
            <text:p>ME2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50.1253332562938" calcext:value-type="float">
            <text:p>50.1253332563</text:p>
          </table:table-cell>
          <table:table-cell office:value-type="float" office:value="11.4055614836086" calcext:value-type="float">
            <text:p>11.4055614836</text:p>
          </table:table-cell>
          <table:table-cell office:value-type="string" calcext:value-type="string">
            <text:p>ENSMUSG00000072381.2</text:p>
          </table:table-cell>
          <table:table-cell office:value-type="string" calcext:value-type="string">
            <text:p>RANGRF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8961.11</text:p>
          </table:table-cell>
          <table:table-cell office:value-type="string" calcext:value-type="string">
            <text:p>ENSG00000108961</text:p>
          </table:table-cell>
          <table:table-cell office:value-type="string" calcext:value-type="string">
            <text:p>ENSMUSG00000072381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8961|RANGRF</text:p>
          </table:table-cell>
          <table:table-cell office:value-type="string" calcext:value-type="string">
            <text:p>ME2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8.1742530535325" calcext:value-type="float">
            <text:p>18.1742530535</text:p>
          </table:table-cell>
          <table:table-cell office:value-type="float" office:value="12.0339553660855" calcext:value-type="float">
            <text:p>12.0339553661</text:p>
          </table:table-cell>
          <table:table-cell office:value-type="string" calcext:value-type="string">
            <text:p>ENSMUSG00000021534.7</text:p>
          </table:table-cell>
          <table:table-cell office:value-type="string" calcext:value-type="string">
            <text:p>C5orf4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15217.4</text:p>
          </table:table-cell>
          <table:table-cell office:value-type="string" calcext:value-type="string">
            <text:p>ENSG00000215217</text:p>
          </table:table-cell>
          <table:table-cell office:value-type="string" calcext:value-type="string">
            <text:p>ENSMUSG0000002153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15217|C5ORF49</text:p>
          </table:table-cell>
          <table:table-cell office:value-type="string" calcext:value-type="string">
            <text:p>ME21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3.8943474087305" calcext:value-type="float">
            <text:p>13.8943474087</text:p>
          </table:table-cell>
          <table:table-cell office:value-type="float" office:value="6.10180269881378" calcext:value-type="float">
            <text:p>6.1018026988</text:p>
          </table:table-cell>
          <table:table-cell office:value-type="string" calcext:value-type="string">
            <text:p>ENSMUSG00000096141.2</text:p>
          </table:table-cell>
          <table:table-cell office:value-type="string" calcext:value-type="string">
            <text:p>DNAH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8997.11</text:p>
          </table:table-cell>
          <table:table-cell office:value-type="string" calcext:value-type="string">
            <text:p>ENSG00000118997</text:p>
          </table:table-cell>
          <table:table-cell office:value-type="string" calcext:value-type="string">
            <text:p>ENSMUSG0000009614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8997|DNAH7</text:p>
          </table:table-cell>
          <table:table-cell office:value-type="string" calcext:value-type="string">
            <text:p>ME21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2.4223877056685" calcext:value-type="float">
            <text:p>22.4223877057</text:p>
          </table:table-cell>
          <table:table-cell office:value-type="float" office:value="95.2607655967457" calcext:value-type="float">
            <text:p>95.2607655967</text:p>
          </table:table-cell>
          <table:table-cell office:value-type="string" calcext:value-type="string">
            <text:p>ENSMUSG00000020562.6</text:p>
          </table:table-cell>
          <table:table-cell office:value-type="string" calcext:value-type="string">
            <text:p>EFCAB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5055.8</text:p>
          </table:table-cell>
          <table:table-cell office:value-type="string" calcext:value-type="string">
            <text:p>ENSG00000185055</text:p>
          </table:table-cell>
          <table:table-cell office:value-type="string" calcext:value-type="string">
            <text:p>ENSMUSG00000020562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5055|EFCAB10</text:p>
          </table:table-cell>
          <table:table-cell office:value-type="string" calcext:value-type="string">
            <text:p>ME21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51.1779242146872" calcext:value-type="float">
            <text:p>51.1779242147</text:p>
          </table:table-cell>
          <table:table-cell office:value-type="float" office:value="5.06218765667229" calcext:value-type="float">
            <text:p>5.0621876567</text:p>
          </table:table-cell>
          <table:table-cell office:value-type="string" calcext:value-type="string">
            <text:p>ENSMUSG00000038570.10</text:p>
          </table:table-cell>
          <table:table-cell office:value-type="string" calcext:value-type="string">
            <text:p>FAM154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8659.7</text:p>
          </table:table-cell>
          <table:table-cell office:value-type="string" calcext:value-type="string">
            <text:p>ENSG00000188659</text:p>
          </table:table-cell>
          <table:table-cell office:value-type="string" calcext:value-type="string">
            <text:p>ENSMUSG0000003857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8659|FAM154B</text:p>
          </table:table-cell>
          <table:table-cell office:value-type="string" calcext:value-type="string">
            <text:p>ME21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1.5116893116549" calcext:value-type="float">
            <text:p>11.5116893117</text:p>
          </table:table-cell>
          <table:table-cell office:value-type="float" office:value="8.31357631271614" calcext:value-type="float">
            <text:p>8.3135763127</text:p>
          </table:table-cell>
          <table:table-cell office:value-type="string" calcext:value-type="string">
            <text:p>ENSMUSG00000024033.9</text:p>
          </table:table-cell>
          <table:table-cell office:value-type="string" calcext:value-type="string">
            <text:p>RSPH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0188.7</text:p>
          </table:table-cell>
          <table:table-cell office:value-type="string" calcext:value-type="string">
            <text:p>ENSG00000160188</text:p>
          </table:table-cell>
          <table:table-cell office:value-type="string" calcext:value-type="string">
            <text:p>ENSMUSG0000002403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0188|RSPH1</text:p>
          </table:table-cell>
          <table:table-cell office:value-type="string" calcext:value-type="string">
            <text:p>ME21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4.1813434907749" calcext:value-type="float">
            <text:p>34.1813434908</text:p>
          </table:table-cell>
          <table:table-cell office:value-type="float" office:value="5.21414197965959" calcext:value-type="float">
            <text:p>5.2141419797</text:p>
          </table:table-cell>
          <table:table-cell office:value-type="string" calcext:value-type="string">
            <text:p>ENSMUSG00000020895.10</text:p>
          </table:table-cell>
          <table:table-cell office:value-type="string" calcext:value-type="string">
            <text:p>TMEM10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9029.12</text:p>
          </table:table-cell>
          <table:table-cell office:value-type="string" calcext:value-type="string">
            <text:p>ENSG00000179029</text:p>
          </table:table-cell>
          <table:table-cell office:value-type="string" calcext:value-type="string">
            <text:p>ENSMUSG0000002089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9029|TMEM107</text:p>
          </table:table-cell>
          <table:table-cell office:value-type="string" calcext:value-type="string">
            <text:p>ME21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1.6445433082525" calcext:value-type="float">
            <text:p>31.6445433083</text:p>
          </table:table-cell>
          <table:table-cell office:value-type="float" office:value="5.75502452014185" calcext:value-type="float">
            <text:p>5.7550245201</text:p>
          </table:table-cell>
          <table:table-cell office:value-type="string" calcext:value-type="string">
            <text:p>ENSMUSG00000012126.12</text:p>
          </table:table-cell>
          <table:table-cell office:value-type="string" calcext:value-type="string">
            <text:p>UBXN1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8062.18</text:p>
          </table:table-cell>
          <table:table-cell office:value-type="string" calcext:value-type="string">
            <text:p>ENSG00000158062</text:p>
          </table:table-cell>
          <table:table-cell office:value-type="string" calcext:value-type="string">
            <text:p>ENSMUSG00000012126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8062|UBXN11</text:p>
          </table:table-cell>
          <table:table-cell office:value-type="string" calcext:value-type="string">
            <text:p>ME21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565.011057110782" calcext:value-type="float">
            <text:p>565.0110571108</text:p>
          </table:table-cell>
          <table:table-cell office:value-type="float" office:value="5.38896376934188" calcext:value-type="float">
            <text:p>5.3889637693</text:p>
          </table:table-cell>
          <table:table-cell office:value-type="string" calcext:value-type="string">
            <text:p>ENSMUSG00000029686.11</text:p>
          </table:table-cell>
          <table:table-cell office:value-type="string" calcext:value-type="string">
            <text:p>CUL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55130.13</text:p>
          </table:table-cell>
          <table:table-cell office:value-type="string" calcext:value-type="string">
            <text:p>ENSG00000055130</text:p>
          </table:table-cell>
          <table:table-cell office:value-type="string" calcext:value-type="string">
            <text:p>ENSMUSG0000002968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55130|CUL1</text:p>
          </table:table-cell>
          <table:table-cell office:value-type="string" calcext:value-type="string">
            <text:p>ME2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00.634612312146" calcext:value-type="float">
            <text:p>200.6346123121</text:p>
          </table:table-cell>
          <table:table-cell office:value-type="float" office:value="8.68861559908745" calcext:value-type="float">
            <text:p>8.6886155991</text:p>
          </table:table-cell>
          <table:table-cell office:value-type="string" calcext:value-type="string">
            <text:p>ENSMUSG00000016346.13</text:p>
          </table:table-cell>
          <table:table-cell office:value-type="string" calcext:value-type="string">
            <text:p>KCNQ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75043.15</text:p>
          </table:table-cell>
          <table:table-cell office:value-type="string" calcext:value-type="string">
            <text:p>ENSG00000075043</text:p>
          </table:table-cell>
          <table:table-cell office:value-type="string" calcext:value-type="string">
            <text:p>ENSMUSG00000016346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75043|KCNQ2</text:p>
          </table:table-cell>
          <table:table-cell office:value-type="string" calcext:value-type="string">
            <text:p>ME2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516.554201529266" calcext:value-type="float">
            <text:p>516.5542015293</text:p>
          </table:table-cell>
          <table:table-cell office:value-type="float" office:value="7.99831192518963" calcext:value-type="float">
            <text:p>7.9983119252</text:p>
          </table:table-cell>
          <table:table-cell office:value-type="string" calcext:value-type="string">
            <text:p>ENSMUSG00000024969.11</text:p>
          </table:table-cell>
          <table:table-cell office:value-type="string" calcext:value-type="string">
            <text:p>MARK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72518.18</text:p>
          </table:table-cell>
          <table:table-cell office:value-type="string" calcext:value-type="string">
            <text:p>ENSG00000072518</text:p>
          </table:table-cell>
          <table:table-cell office:value-type="string" calcext:value-type="string">
            <text:p>ENSMUSG00000024969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72518|MARK2</text:p>
          </table:table-cell>
          <table:table-cell office:value-type="string" calcext:value-type="string">
            <text:p>ME2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24.063931447282" calcext:value-type="float">
            <text:p>324.0639314473</text:p>
          </table:table-cell>
          <table:table-cell office:value-type="float" office:value="6.75250509463431" calcext:value-type="float">
            <text:p>6.7525050946</text:p>
          </table:table-cell>
          <table:table-cell office:value-type="string" calcext:value-type="string">
            <text:p>ENSMUSG00000039262.12</text:p>
          </table:table-cell>
          <table:table-cell office:value-type="string" calcext:value-type="string">
            <text:p>PRRC2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0723.15</text:p>
          </table:table-cell>
          <table:table-cell office:value-type="string" calcext:value-type="string">
            <text:p>ENSG00000130723</text:p>
          </table:table-cell>
          <table:table-cell office:value-type="string" calcext:value-type="string">
            <text:p>ENSMUSG00000039262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0723|PRRC2B</text:p>
          </table:table-cell>
          <table:table-cell office:value-type="string" calcext:value-type="string">
            <text:p>ME2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29.549315942023" calcext:value-type="float">
            <text:p>129.549315942</text:p>
          </table:table-cell>
          <table:table-cell office:value-type="float" office:value="26.2439883138509" calcext:value-type="float">
            <text:p>26.2439883139</text:p>
          </table:table-cell>
          <table:table-cell office:value-type="string" calcext:value-type="string">
            <text:p>ENSMUSG00000032355.12</text:p>
          </table:table-cell>
          <table:table-cell office:value-type="string" calcext:value-type="string">
            <text:p>MLIP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6147.12</text:p>
          </table:table-cell>
          <table:table-cell office:value-type="string" calcext:value-type="string">
            <text:p>ENSG00000146147</text:p>
          </table:table-cell>
          <table:table-cell office:value-type="string" calcext:value-type="string">
            <text:p>ENSMUSG0000003235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6147|MLIP</text:p>
          </table:table-cell>
          <table:table-cell office:value-type="string" calcext:value-type="string">
            <text:p>ME23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08.920028421434" calcext:value-type="float">
            <text:p>108.9200284214</text:p>
          </table:table-cell>
          <table:table-cell office:value-type="float" office:value="7.16826828079484" calcext:value-type="float">
            <text:p>7.1682682808</text:p>
          </table:table-cell>
          <table:table-cell office:value-type="string" calcext:value-type="string">
            <text:p>ENSMUSG00000030188.8</text:p>
          </table:table-cell>
          <table:table-cell office:value-type="string" calcext:value-type="string">
            <text:p>MAGOH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1196.7</text:p>
          </table:table-cell>
          <table:table-cell office:value-type="string" calcext:value-type="string">
            <text:p>ENSG00000111196</text:p>
          </table:table-cell>
          <table:table-cell office:value-type="string" calcext:value-type="string">
            <text:p>ENSMUSG0000003018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1196|MAGOHB</text:p>
          </table:table-cell>
          <table:table-cell office:value-type="string" calcext:value-type="string">
            <text:p>ME24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801.513356751501" calcext:value-type="float">
            <text:p>801.5133567515</text:p>
          </table:table-cell>
          <table:table-cell office:value-type="float" office:value="9.73584653092439" calcext:value-type="float">
            <text:p>9.7358465309</text:p>
          </table:table-cell>
          <table:table-cell office:value-type="string" calcext:value-type="string">
            <text:p>ENSMUSG00000078126.3</text:p>
          </table:table-cell>
          <table:table-cell office:value-type="string" calcext:value-type="string">
            <text:p>RPL23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8242.11</text:p>
          </table:table-cell>
          <table:table-cell office:value-type="string" calcext:value-type="string">
            <text:p>ENSG00000198242</text:p>
          </table:table-cell>
          <table:table-cell office:value-type="string" calcext:value-type="string">
            <text:p>ENSMUSG00000078126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8242|RPL23A</text:p>
          </table:table-cell>
          <table:table-cell office:value-type="string" calcext:value-type="string">
            <text:p>ME24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45.5449313296028" calcext:value-type="float">
            <text:p>45.5449313296</text:p>
          </table:table-cell>
          <table:table-cell office:value-type="float" office:value="5.12346029548551" calcext:value-type="float">
            <text:p>5.1234602955</text:p>
          </table:table-cell>
          <table:table-cell office:value-type="string" calcext:value-type="string">
            <text:p>ENSMUSG00000031671.6</text:p>
          </table:table-cell>
          <table:table-cell office:value-type="string" calcext:value-type="string">
            <text:p>SETD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3037.9</text:p>
          </table:table-cell>
          <table:table-cell office:value-type="string" calcext:value-type="string">
            <text:p>ENSG00000103037</text:p>
          </table:table-cell>
          <table:table-cell office:value-type="string" calcext:value-type="string">
            <text:p>ENSMUSG0000003167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3037|SETD6</text:p>
          </table:table-cell>
          <table:table-cell office:value-type="string" calcext:value-type="string">
            <text:p>ME2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54.4459339272041" calcext:value-type="float">
            <text:p>54.4459339272</text:p>
          </table:table-cell>
          <table:table-cell office:value-type="float" office:value="12.5332465964564" calcext:value-type="float">
            <text:p>12.5332465965</text:p>
          </table:table-cell>
          <table:table-cell office:value-type="string" calcext:value-type="string">
            <text:p>ENSMUSG00000034796.10</text:p>
          </table:table-cell>
          <table:table-cell office:value-type="string" calcext:value-type="string">
            <text:p>CPNE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8773.12</text:p>
          </table:table-cell>
          <table:table-cell office:value-type="string" calcext:value-type="string">
            <text:p>ENSG00000178773</text:p>
          </table:table-cell>
          <table:table-cell office:value-type="string" calcext:value-type="string">
            <text:p>ENSMUSG0000003479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8773|CPNE7</text:p>
          </table:table-cell>
          <table:table-cell office:value-type="string" calcext:value-type="string">
            <text:p>ME28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0.4738410057262" calcext:value-type="float">
            <text:p>10.4738410057</text:p>
          </table:table-cell>
          <table:table-cell office:value-type="float" office:value="9.95245133505265" calcext:value-type="float">
            <text:p>9.9524513351</text:p>
          </table:table-cell>
          <table:table-cell office:value-type="string" calcext:value-type="string">
            <text:p>ENSMUSG00000024798.11</text:p>
          </table:table-cell>
          <table:table-cell office:value-type="string" calcext:value-type="string">
            <text:p>HTR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8680.13</text:p>
          </table:table-cell>
          <table:table-cell office:value-type="string" calcext:value-type="string">
            <text:p>ENSG00000148680</text:p>
          </table:table-cell>
          <table:table-cell office:value-type="string" calcext:value-type="string">
            <text:p>ENSMUSG00000024798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8680|HTR7</text:p>
          </table:table-cell>
          <table:table-cell office:value-type="string" calcext:value-type="string">
            <text:p>ME28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10.985811922868" calcext:value-type="float">
            <text:p>210.9858119229</text:p>
          </table:table-cell>
          <table:table-cell office:value-type="float" office:value="8.07978728087408" calcext:value-type="float">
            <text:p>8.0797872809</text:p>
          </table:table-cell>
          <table:table-cell office:value-type="string" calcext:value-type="string">
            <text:p>ENSMUSG00000032965.6</text:p>
          </table:table-cell>
          <table:table-cell office:value-type="string" calcext:value-type="string">
            <text:p>IFT5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4446.4</text:p>
          </table:table-cell>
          <table:table-cell office:value-type="string" calcext:value-type="string">
            <text:p>ENSG00000114446</text:p>
          </table:table-cell>
          <table:table-cell office:value-type="string" calcext:value-type="string">
            <text:p>ENSMUSG00000032965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4446|IFT57</text:p>
          </table:table-cell>
          <table:table-cell office:value-type="string" calcext:value-type="string">
            <text:p>ME28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7.3433327898588" calcext:value-type="float">
            <text:p>27.3433327899</text:p>
          </table:table-cell>
          <table:table-cell office:value-type="float" office:value="7.91696648724792" calcext:value-type="float">
            <text:p>7.9169664872</text:p>
          </table:table-cell>
          <table:table-cell office:value-type="string" calcext:value-type="string">
            <text:p>ENSMUSG00000064225.6</text:p>
          </table:table-cell>
          <table:table-cell office:value-type="string" calcext:value-type="string">
            <text:p>PAQR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8582.6</text:p>
          </table:table-cell>
          <table:table-cell office:value-type="string" calcext:value-type="string">
            <text:p>ENSG00000188582</text:p>
          </table:table-cell>
          <table:table-cell office:value-type="string" calcext:value-type="string">
            <text:p>ENSMUSG00000064225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8582|PAQR9</text:p>
          </table:table-cell>
          <table:table-cell office:value-type="string" calcext:value-type="string">
            <text:p>ME28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6.4682374245475" calcext:value-type="float">
            <text:p>16.4682374245</text:p>
          </table:table-cell>
          <table:table-cell office:value-type="float" office:value="13.4908119516718" calcext:value-type="float">
            <text:p>13.4908119517</text:p>
          </table:table-cell>
          <table:table-cell office:value-type="string" calcext:value-type="string">
            <text:p>ENSMUSG00000006342.10</text:p>
          </table:table-cell>
          <table:table-cell office:value-type="string" calcext:value-type="string">
            <text:p>SUSD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99994.10</text:p>
          </table:table-cell>
          <table:table-cell office:value-type="string" calcext:value-type="string">
            <text:p>ENSG00000099994</text:p>
          </table:table-cell>
          <table:table-cell office:value-type="string" calcext:value-type="string">
            <text:p>ENSMUSG0000000634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99994|SUSD2</text:p>
          </table:table-cell>
          <table:table-cell office:value-type="string" calcext:value-type="string">
            <text:p>ME28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5.8852638668387" calcext:value-type="float">
            <text:p>15.8852638668</text:p>
          </table:table-cell>
          <table:table-cell office:value-type="float" office:value="5.3272807333552" calcext:value-type="float">
            <text:p>5.3272807334</text:p>
          </table:table-cell>
          <table:table-cell office:value-type="string" calcext:value-type="string">
            <text:p>ENSMUSG00000074971.4</text:p>
          </table:table-cell>
          <table:table-cell office:value-type="string" calcext:value-type="string">
            <text:p>FIBIN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6971.3</text:p>
          </table:table-cell>
          <table:table-cell office:value-type="string" calcext:value-type="string">
            <text:p>ENSG00000176971</text:p>
          </table:table-cell>
          <table:table-cell office:value-type="string" calcext:value-type="string">
            <text:p>ENSMUSG0000007497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6971|FIBIN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66.8326290796329" calcext:value-type="float">
            <text:p>66.8326290796</text:p>
          </table:table-cell>
          <table:table-cell office:value-type="float" office:value="5.07307128055383" calcext:value-type="float">
            <text:p>5.0730712806</text:p>
          </table:table-cell>
          <table:table-cell office:value-type="string" calcext:value-type="string">
            <text:p>ENSMUSG00000020721.12</text:p>
          </table:table-cell>
          <table:table-cell office:value-type="string" calcext:value-type="string">
            <text:p>HELZ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8265.9</text:p>
          </table:table-cell>
          <table:table-cell office:value-type="string" calcext:value-type="string">
            <text:p>ENSG00000198265</text:p>
          </table:table-cell>
          <table:table-cell office:value-type="string" calcext:value-type="string">
            <text:p>ENSMUSG0000002072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8265|HELZ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8.9187798723496" calcext:value-type="float">
            <text:p>28.9187798723</text:p>
          </table:table-cell>
          <table:table-cell office:value-type="float" office:value="6.04096330236717" calcext:value-type="float">
            <text:p>6.0409633024</text:p>
          </table:table-cell>
          <table:table-cell office:value-type="string" calcext:value-type="string">
            <text:p>ENSMUSG00000055862.6</text:p>
          </table:table-cell>
          <table:table-cell office:value-type="string" calcext:value-type="string">
            <text:p>IZUMO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99840.11</text:p>
          </table:table-cell>
          <table:table-cell office:value-type="string" calcext:value-type="string">
            <text:p>ENSG00000099840</text:p>
          </table:table-cell>
          <table:table-cell office:value-type="string" calcext:value-type="string">
            <text:p>ENSMUSG0000005586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99840|IZUMO4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28.464198544202" calcext:value-type="float">
            <text:p>128.4641985442</text:p>
          </table:table-cell>
          <table:table-cell office:value-type="float" office:value="5.25778030809541" calcext:value-type="float">
            <text:p>5.2577803081</text:p>
          </table:table-cell>
          <table:table-cell office:value-type="string" calcext:value-type="string">
            <text:p>ENSMUSG00000029167.9</text:p>
          </table:table-cell>
          <table:table-cell office:value-type="string" calcext:value-type="string">
            <text:p>PPARGC1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9819.6</text:p>
          </table:table-cell>
          <table:table-cell office:value-type="string" calcext:value-type="string">
            <text:p>ENSG00000109819</text:p>
          </table:table-cell>
          <table:table-cell office:value-type="string" calcext:value-type="string">
            <text:p>ENSMUSG00000029167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9819|PPARGC1A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403.508484014127" calcext:value-type="float">
            <text:p>403.5084840141</text:p>
          </table:table-cell>
          <table:table-cell office:value-type="float" office:value="5.62865796818972" calcext:value-type="float">
            <text:p>5.6286579682</text:p>
          </table:table-cell>
          <table:table-cell office:value-type="string" calcext:value-type="string">
            <text:p>ENSMUSG00000024925.6</text:p>
          </table:table-cell>
          <table:table-cell office:value-type="string" calcext:value-type="string">
            <text:p>RNASEH2C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2922.6</text:p>
          </table:table-cell>
          <table:table-cell office:value-type="string" calcext:value-type="string">
            <text:p>ENSG00000172922</text:p>
          </table:table-cell>
          <table:table-cell office:value-type="string" calcext:value-type="string">
            <text:p>ENSMUSG0000002492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2922|RNASEH2C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76.549381766836" calcext:value-type="float">
            <text:p>376.5493817668</text:p>
          </table:table-cell>
          <table:table-cell office:value-type="float" office:value="37.533940107042" calcext:value-type="float">
            <text:p>37.533940107</text:p>
          </table:table-cell>
          <table:table-cell office:value-type="string" calcext:value-type="string">
            <text:p>ENSMUSG00000026504.13</text:p>
          </table:table-cell>
          <table:table-cell office:value-type="string" calcext:value-type="string">
            <text:p>SDCCAG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54282.13</text:p>
          </table:table-cell>
          <table:table-cell office:value-type="string" calcext:value-type="string">
            <text:p>ENSG00000054282</text:p>
          </table:table-cell>
          <table:table-cell office:value-type="string" calcext:value-type="string">
            <text:p>ENSMUSG00000026504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54282|SDCCAG8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83.0079045104735" calcext:value-type="float">
            <text:p>83.0079045105</text:p>
          </table:table-cell>
          <table:table-cell office:value-type="float" office:value="6.86145980801647" calcext:value-type="float">
            <text:p>6.861459808</text:p>
          </table:table-cell>
          <table:table-cell office:value-type="string" calcext:value-type="string">
            <text:p>ENSMUSG00000022095.9</text:p>
          </table:table-cell>
          <table:table-cell office:value-type="string" calcext:value-type="string">
            <text:p>FAM160B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8863.19</text:p>
          </table:table-cell>
          <table:table-cell office:value-type="string" calcext:value-type="string">
            <text:p>ENSG00000158863</text:p>
          </table:table-cell>
          <table:table-cell office:value-type="string" calcext:value-type="string">
            <text:p>ENSMUSG00000022095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8863|FAM160B2</text:p>
          </table:table-cell>
          <table:table-cell office:value-type="string" calcext:value-type="string">
            <text:p>ME3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61.903570718964" calcext:value-type="float">
            <text:p>161.903570719</text:p>
          </table:table-cell>
          <table:table-cell office:value-type="float" office:value="76.9358530243114" calcext:value-type="float">
            <text:p>76.9358530243</text:p>
          </table:table-cell>
          <table:table-cell office:value-type="string" calcext:value-type="string">
            <text:p>ENSMUSG00000021057.11</text:p>
          </table:table-cell>
          <table:table-cell office:value-type="string" calcext:value-type="string">
            <text:p>AKAP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9841.8</text:p>
          </table:table-cell>
          <table:table-cell office:value-type="string" calcext:value-type="string">
            <text:p>ENSG00000179841</text:p>
          </table:table-cell>
          <table:table-cell office:value-type="string" calcext:value-type="string">
            <text:p>ENSMUSG00000021057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9841|AKAP5</text:p>
          </table:table-cell>
          <table:table-cell office:value-type="string" calcext:value-type="string">
            <text:p>ME31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645.76582691808" calcext:value-type="float">
            <text:p>1645.7658269181</text:p>
          </table:table-cell>
          <table:table-cell office:value-type="float" office:value="20.452586906486" calcext:value-type="float">
            <text:p>20.4525869065</text:p>
          </table:table-cell>
          <table:table-cell office:value-type="string" calcext:value-type="string">
            <text:p>ENSMUSG00000035640.14</text:p>
          </table:table-cell>
          <table:table-cell office:value-type="string" calcext:value-type="string">
            <text:p>C19orf2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99625.10</text:p>
          </table:table-cell>
          <table:table-cell office:value-type="string" calcext:value-type="string">
            <text:p>ENSG00000099625</text:p>
          </table:table-cell>
          <table:table-cell office:value-type="string" calcext:value-type="string">
            <text:p>ENSMUSG0000003564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99625|C19ORF26</text:p>
          </table:table-cell>
          <table:table-cell office:value-type="string" calcext:value-type="string">
            <text:p>ME31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524.46085830216" calcext:value-type="float">
            <text:p>2524.4608583022</text:p>
          </table:table-cell>
          <table:table-cell office:value-type="float" office:value="6.52763001247492" calcext:value-type="float">
            <text:p>6.5276300125</text:p>
          </table:table-cell>
          <table:table-cell office:value-type="string" calcext:value-type="string">
            <text:p>ENSMUSG00000048644.7</text:p>
          </table:table-cell>
          <table:table-cell office:value-type="string" calcext:value-type="string">
            <text:p>CTXN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8531.5</text:p>
          </table:table-cell>
          <table:table-cell office:value-type="string" calcext:value-type="string">
            <text:p>ENSG00000178531</text:p>
          </table:table-cell>
          <table:table-cell office:value-type="string" calcext:value-type="string">
            <text:p>ENSMUSG00000048644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8531|CTXN1</text:p>
          </table:table-cell>
          <table:table-cell office:value-type="string" calcext:value-type="string">
            <text:p>ME31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72.7738480466719" calcext:value-type="float">
            <text:p>72.7738480467</text:p>
          </table:table-cell>
          <table:table-cell office:value-type="float" office:value="52.0789817289063" calcext:value-type="float">
            <text:p>52.0789817289</text:p>
          </table:table-cell>
          <table:table-cell office:value-type="string" calcext:value-type="string">
            <text:p>ENSMUSG00000032500.9</text:p>
          </table:table-cell>
          <table:table-cell office:value-type="string" calcext:value-type="string">
            <text:p>DCLK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3673.6</text:p>
          </table:table-cell>
          <table:table-cell office:value-type="string" calcext:value-type="string">
            <text:p>ENSG00000163673</text:p>
          </table:table-cell>
          <table:table-cell office:value-type="string" calcext:value-type="string">
            <text:p>ENSMUSG0000003250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3673|DCLK3</text:p>
          </table:table-cell>
          <table:table-cell office:value-type="string" calcext:value-type="string">
            <text:p>ME31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0.6422405736799" calcext:value-type="float">
            <text:p>30.6422405737</text:p>
          </table:table-cell>
          <table:table-cell office:value-type="float" office:value="9.65842753661175" calcext:value-type="float">
            <text:p>9.6584275366</text:p>
          </table:table-cell>
          <table:table-cell office:value-type="string" calcext:value-type="string">
            <text:p>ENSMUSG00000073805.4</text:p>
          </table:table-cell>
          <table:table-cell office:value-type="string" calcext:value-type="string">
            <text:p>FAM196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8916.6</text:p>
          </table:table-cell>
          <table:table-cell office:value-type="string" calcext:value-type="string">
            <text:p>ENSG00000188916</text:p>
          </table:table-cell>
          <table:table-cell office:value-type="string" calcext:value-type="string">
            <text:p>ENSMUSG00000073805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8916|FAM196A</text:p>
          </table:table-cell>
          <table:table-cell office:value-type="string" calcext:value-type="string">
            <text:p>ME31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24.877994652757" calcext:value-type="float">
            <text:p>224.8779946528</text:p>
          </table:table-cell>
          <table:table-cell office:value-type="float" office:value="8.57710208288988" calcext:value-type="float">
            <text:p>8.5771020829</text:p>
          </table:table-cell>
          <table:table-cell office:value-type="string" calcext:value-type="string">
            <text:p>ENSMUSG00000031137.13</text:p>
          </table:table-cell>
          <table:table-cell office:value-type="string" calcext:value-type="string">
            <text:p>FGF1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9682.11</text:p>
          </table:table-cell>
          <table:table-cell office:value-type="string" calcext:value-type="string">
            <text:p>ENSG00000129682</text:p>
          </table:table-cell>
          <table:table-cell office:value-type="string" calcext:value-type="string">
            <text:p>ENSMUSG0000003113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9682|FGF13</text:p>
          </table:table-cell>
          <table:table-cell office:value-type="string" calcext:value-type="string">
            <text:p>ME31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55.800237796749" calcext:value-type="float">
            <text:p>155.8002377967</text:p>
          </table:table-cell>
          <table:table-cell office:value-type="float" office:value="12.2094672591911" calcext:value-type="float">
            <text:p>12.2094672592</text:p>
          </table:table-cell>
          <table:table-cell office:value-type="string" calcext:value-type="string">
            <text:p>ENSMUSG00000030209.10</text:p>
          </table:table-cell>
          <table:table-cell office:value-type="string" calcext:value-type="string">
            <text:p>GRIN2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73079.2</text:p>
          </table:table-cell>
          <table:table-cell office:value-type="string" calcext:value-type="string">
            <text:p>ENSG00000273079</text:p>
          </table:table-cell>
          <table:table-cell office:value-type="string" calcext:value-type="string">
            <text:p>ENSMUSG00000030209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73079|GRIN2B</text:p>
          </table:table-cell>
          <table:table-cell office:value-type="string" calcext:value-type="string">
            <text:p>ME31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41.2722179369078" calcext:value-type="float">
            <text:p>41.2722179369</text:p>
          </table:table-cell>
          <table:table-cell office:value-type="float" office:value="13.0534193975677" calcext:value-type="float">
            <text:p>13.0534193976</text:p>
          </table:table-cell>
          <table:table-cell office:value-type="string" calcext:value-type="string">
            <text:p>ENSMUSG00000051726.6</text:p>
          </table:table-cell>
          <table:table-cell office:value-type="string" calcext:value-type="string">
            <text:p>KCNF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2975.4</text:p>
          </table:table-cell>
          <table:table-cell office:value-type="string" calcext:value-type="string">
            <text:p>ENSG00000162975</text:p>
          </table:table-cell>
          <table:table-cell office:value-type="string" calcext:value-type="string">
            <text:p>ENSMUSG00000051726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2975|KCNF1</text:p>
          </table:table-cell>
          <table:table-cell office:value-type="string" calcext:value-type="string">
            <text:p>ME31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65.9559149026988" calcext:value-type="float">
            <text:p>65.9559149027</text:p>
          </table:table-cell>
          <table:table-cell office:value-type="float" office:value="70.9615461619205" calcext:value-type="float">
            <text:p>70.9615461619</text:p>
          </table:table-cell>
          <table:table-cell office:value-type="string" calcext:value-type="string">
            <text:p>ENSMUSG00000040412.12</text:p>
          </table:table-cell>
          <table:table-cell office:value-type="string" calcext:value-type="string">
            <text:p>KIAA132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6299.14</text:p>
          </table:table-cell>
          <table:table-cell office:value-type="string" calcext:value-type="string">
            <text:p>ENSG00000116299</text:p>
          </table:table-cell>
          <table:table-cell office:value-type="string" calcext:value-type="string">
            <text:p>ENSMUSG00000040412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6299|KIAA1324</text:p>
          </table:table-cell>
          <table:table-cell office:value-type="string" calcext:value-type="string">
            <text:p>ME31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4.9882388432068" calcext:value-type="float">
            <text:p>34.9882388432</text:p>
          </table:table-cell>
          <table:table-cell office:value-type="float" office:value="12.2921103378413" calcext:value-type="float">
            <text:p>12.2921103378</text:p>
          </table:table-cell>
          <table:table-cell office:value-type="string" calcext:value-type="string">
            <text:p>ENSMUSG00000041014.13</text:p>
          </table:table-cell>
          <table:table-cell office:value-type="string" calcext:value-type="string">
            <text:p>NRG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5737.10</text:p>
          </table:table-cell>
          <table:table-cell office:value-type="string" calcext:value-type="string">
            <text:p>ENSG00000185737</text:p>
          </table:table-cell>
          <table:table-cell office:value-type="string" calcext:value-type="string">
            <text:p>ENSMUSG00000041014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5737|NRG3</text:p>
          </table:table-cell>
          <table:table-cell office:value-type="string" calcext:value-type="string">
            <text:p>ME31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48.3891600018465" calcext:value-type="float">
            <text:p>48.3891600018</text:p>
          </table:table-cell>
          <table:table-cell office:value-type="float" office:value="18.4085909694624" calcext:value-type="float">
            <text:p>18.4085909695</text:p>
          </table:table-cell>
          <table:table-cell office:value-type="string" calcext:value-type="string">
            <text:p>ENSMUSG00000046204.9</text:p>
          </table:table-cell>
          <table:table-cell office:value-type="string" calcext:value-type="string">
            <text:p>PNMA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40694.6</text:p>
          </table:table-cell>
          <table:table-cell office:value-type="string" calcext:value-type="string">
            <text:p>ENSG00000240694</text:p>
          </table:table-cell>
          <table:table-cell office:value-type="string" calcext:value-type="string">
            <text:p>ENSMUSG00000046204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40694|PNMA2</text:p>
          </table:table-cell>
          <table:table-cell office:value-type="string" calcext:value-type="string">
            <text:p>ME31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0.6582409396147" calcext:value-type="float">
            <text:p>30.6582409396</text:p>
          </table:table-cell>
          <table:table-cell office:value-type="float" office:value="9.53628444837959" calcext:value-type="float">
            <text:p>9.5362844484</text:p>
          </table:table-cell>
          <table:table-cell office:value-type="string" calcext:value-type="string">
            <text:p>ENSMUSG00000038132.5</text:p>
          </table:table-cell>
          <table:table-cell office:value-type="string" calcext:value-type="string">
            <text:p>RBM2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2183.12</text:p>
          </table:table-cell>
          <table:table-cell office:value-type="string" calcext:value-type="string">
            <text:p>ENSG00000112183</text:p>
          </table:table-cell>
          <table:table-cell office:value-type="string" calcext:value-type="string">
            <text:p>ENSMUSG00000038132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2183|RBM24</text:p>
          </table:table-cell>
          <table:table-cell office:value-type="string" calcext:value-type="string">
            <text:p>ME31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9.5362188297626" calcext:value-type="float">
            <text:p>29.5362188298</text:p>
          </table:table-cell>
          <table:table-cell office:value-type="float" office:value="24.9929103192672" calcext:value-type="float">
            <text:p>24.9929103193</text:p>
          </table:table-cell>
          <table:table-cell office:value-type="string" calcext:value-type="string">
            <text:p>ENSMUSG00000028139.5</text:p>
          </table:table-cell>
          <table:table-cell office:value-type="string" calcext:value-type="string">
            <text:p>RIIAD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8796.10</text:p>
          </table:table-cell>
          <table:table-cell office:value-type="string" calcext:value-type="string">
            <text:p>ENSG00000178796</text:p>
          </table:table-cell>
          <table:table-cell office:value-type="string" calcext:value-type="string">
            <text:p>ENSMUSG00000028139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8796|RIIAD1</text:p>
          </table:table-cell>
          <table:table-cell office:value-type="string" calcext:value-type="string">
            <text:p>ME31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96.075171161867" calcext:value-type="float">
            <text:p>196.0751711619</text:p>
          </table:table-cell>
          <table:table-cell office:value-type="float" office:value="17.5897764206915" calcext:value-type="float">
            <text:p>17.5897764207</text:p>
          </table:table-cell>
          <table:table-cell office:value-type="string" calcext:value-type="string">
            <text:p>ENSMUSG00000004961.6</text:p>
          </table:table-cell>
          <table:table-cell office:value-type="string" calcext:value-type="string">
            <text:p>SYT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9990.12</text:p>
          </table:table-cell>
          <table:table-cell office:value-type="string" calcext:value-type="string">
            <text:p>ENSG00000129990</text:p>
          </table:table-cell>
          <table:table-cell office:value-type="string" calcext:value-type="string">
            <text:p>ENSMUSG00000004961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9990|SYT5</text:p>
          </table:table-cell>
          <table:table-cell office:value-type="string" calcext:value-type="string">
            <text:p>ME31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49.708094145434" calcext:value-type="float">
            <text:p>149.7080941454</text:p>
          </table:table-cell>
          <table:table-cell office:value-type="float" office:value="37.169008390769" calcext:value-type="float">
            <text:p>37.1690083908</text:p>
          </table:table-cell>
          <table:table-cell office:value-type="string" calcext:value-type="string">
            <text:p>ENSMUSG00000000861.11</text:p>
          </table:table-cell>
          <table:table-cell office:value-type="string" calcext:value-type="string">
            <text:p>BCL11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9866.18</text:p>
          </table:table-cell>
          <table:table-cell office:value-type="string" calcext:value-type="string">
            <text:p>ENSG00000119866</text:p>
          </table:table-cell>
          <table:table-cell office:value-type="string" calcext:value-type="string">
            <text:p>ENSMUSG0000000086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9866|BCL11A</text:p>
          </table:table-cell>
          <table:table-cell office:value-type="string" calcext:value-type="string">
            <text:p>ME3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79.777513922565" calcext:value-type="float">
            <text:p>179.7775139226</text:p>
          </table:table-cell>
          <table:table-cell office:value-type="float" office:value="311.11294497654" calcext:value-type="float">
            <text:p>311.1129449765</text:p>
          </table:table-cell>
          <table:table-cell office:value-type="string" calcext:value-type="string">
            <text:p>ENSMUSG00000048251.11</text:p>
          </table:table-cell>
          <table:table-cell office:value-type="string" calcext:value-type="string">
            <text:p>BCL11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7152.15</text:p>
          </table:table-cell>
          <table:table-cell office:value-type="string" calcext:value-type="string">
            <text:p>ENSG00000127152</text:p>
          </table:table-cell>
          <table:table-cell office:value-type="string" calcext:value-type="string">
            <text:p>ENSMUSG0000004825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7152|BCL11B</text:p>
          </table:table-cell>
          <table:table-cell office:value-type="string" calcext:value-type="string">
            <text:p>ME3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67.0400285820898" calcext:value-type="float">
            <text:p>67.0400285821</text:p>
          </table:table-cell>
          <table:table-cell office:value-type="float" office:value="9.34254199188188" calcext:value-type="float">
            <text:p>9.3425419919</text:p>
          </table:table-cell>
          <table:table-cell office:value-type="string" calcext:value-type="string">
            <text:p>ENSMUSG00000000305.8</text:p>
          </table:table-cell>
          <table:table-cell office:value-type="string" calcext:value-type="string">
            <text:p>CDH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9242.13</text:p>
          </table:table-cell>
          <table:table-cell office:value-type="string" calcext:value-type="string">
            <text:p>ENSG00000179242</text:p>
          </table:table-cell>
          <table:table-cell office:value-type="string" calcext:value-type="string">
            <text:p>ENSMUSG00000000305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9242|CDH4</text:p>
          </table:table-cell>
          <table:table-cell office:value-type="string" calcext:value-type="string">
            <text:p>ME3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77.5987692097805" calcext:value-type="float">
            <text:p>77.5987692098</text:p>
          </table:table-cell>
          <table:table-cell office:value-type="float" office:value="318.06806963935" calcext:value-type="float">
            <text:p>318.0680696394</text:p>
          </table:table-cell>
          <table:table-cell office:value-type="string" calcext:value-type="string">
            <text:p>ENSMUSG00000029755.9</text:p>
          </table:table-cell>
          <table:table-cell office:value-type="string" calcext:value-type="string">
            <text:p>DLX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5880.4</text:p>
          </table:table-cell>
          <table:table-cell office:value-type="string" calcext:value-type="string">
            <text:p>ENSG00000105880</text:p>
          </table:table-cell>
          <table:table-cell office:value-type="string" calcext:value-type="string">
            <text:p>ENSMUSG00000029755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5880|DLX5</text:p>
          </table:table-cell>
          <table:table-cell office:value-type="string" calcext:value-type="string">
            <text:p>ME3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44.142285148128" calcext:value-type="float">
            <text:p>144.1422851481</text:p>
          </table:table-cell>
          <table:table-cell office:value-type="float" office:value="50.4023547471907" calcext:value-type="float">
            <text:p>50.4023547472</text:p>
          </table:table-cell>
          <table:table-cell office:value-type="string" calcext:value-type="string">
            <text:p>ENSMUSG00000026890.15</text:p>
          </table:table-cell>
          <table:table-cell office:value-type="string" calcext:value-type="string">
            <text:p>LHX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6852.13</text:p>
          </table:table-cell>
          <table:table-cell office:value-type="string" calcext:value-type="string">
            <text:p>ENSG00000106852</text:p>
          </table:table-cell>
          <table:table-cell office:value-type="string" calcext:value-type="string">
            <text:p>ENSMUSG0000002689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6852|LHX6</text:p>
          </table:table-cell>
          <table:table-cell office:value-type="string" calcext:value-type="string">
            <text:p>ME3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868.445731263525" calcext:value-type="float">
            <text:p>868.4457312635</text:p>
          </table:table-cell>
          <table:table-cell office:value-type="float" office:value="88.6994764790093" calcext:value-type="float">
            <text:p>88.699476479</text:p>
          </table:table-cell>
          <table:table-cell office:value-type="string" calcext:value-type="string">
            <text:p>ENSMUSG00000035835.10</text:p>
          </table:table-cell>
          <table:table-cell office:value-type="string" calcext:value-type="string">
            <text:p>LPPR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9951.16</text:p>
          </table:table-cell>
          <table:table-cell office:value-type="string" calcext:value-type="string">
            <text:p>ENSG00000129951</text:p>
          </table:table-cell>
          <table:table-cell office:value-type="string" calcext:value-type="string">
            <text:p>ENSMUSG0000003583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9951|LPPR3</text:p>
          </table:table-cell>
          <table:table-cell office:value-type="string" calcext:value-type="string">
            <text:p>ME3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29.296604749378" calcext:value-type="float">
            <text:p>129.2966047494</text:p>
          </table:table-cell>
          <table:table-cell office:value-type="float" office:value="40.8505003779732" calcext:value-type="float">
            <text:p>40.850500378</text:p>
          </table:table-cell>
          <table:table-cell office:value-type="string" calcext:value-type="string">
            <text:p>ENSMUSG00000070576.4</text:p>
          </table:table-cell>
          <table:table-cell office:value-type="string" calcext:value-type="string">
            <text:p>MN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9184.5</text:p>
          </table:table-cell>
          <table:table-cell office:value-type="string" calcext:value-type="string">
            <text:p>ENSG00000169184</text:p>
          </table:table-cell>
          <table:table-cell office:value-type="string" calcext:value-type="string">
            <text:p>ENSMUSG00000070576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9184|MN1</text:p>
          </table:table-cell>
          <table:table-cell office:value-type="string" calcext:value-type="string">
            <text:p>ME3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35.051161677647" calcext:value-type="float">
            <text:p>135.0511616776</text:p>
          </table:table-cell>
          <table:table-cell office:value-type="float" office:value="16.4795931147262" calcext:value-type="float">
            <text:p>16.4795931147</text:p>
          </table:table-cell>
          <table:table-cell office:value-type="string" calcext:value-type="string">
            <text:p>ENSMUSG00000029153.8</text:p>
          </table:table-cell>
          <table:table-cell office:value-type="string" calcext:value-type="string">
            <text:p>OCIAD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5247.9</text:p>
          </table:table-cell>
          <table:table-cell office:value-type="string" calcext:value-type="string">
            <text:p>ENSG00000145247</text:p>
          </table:table-cell>
          <table:table-cell office:value-type="string" calcext:value-type="string">
            <text:p>ENSMUSG00000029153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5247|OCIAD2</text:p>
          </table:table-cell>
          <table:table-cell office:value-type="string" calcext:value-type="string">
            <text:p>ME3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20.70523257909" calcext:value-type="float">
            <text:p>120.7052325791</text:p>
          </table:table-cell>
          <table:table-cell office:value-type="float" office:value="13.1211594605344" calcext:value-type="float">
            <text:p>13.1211594605</text:p>
          </table:table-cell>
          <table:table-cell office:value-type="string" calcext:value-type="string">
            <text:p>ENSMUSG00000027849.14</text:p>
          </table:table-cell>
          <table:table-cell office:value-type="string" calcext:value-type="string">
            <text:p>SYT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4207.12</text:p>
          </table:table-cell>
          <table:table-cell office:value-type="string" calcext:value-type="string">
            <text:p>ENSG00000134207</text:p>
          </table:table-cell>
          <table:table-cell office:value-type="string" calcext:value-type="string">
            <text:p>ENSMUSG00000027849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4207|SYT6</text:p>
          </table:table-cell>
          <table:table-cell office:value-type="string" calcext:value-type="string">
            <text:p>ME3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98.375823415503" calcext:value-type="float">
            <text:p>198.3758234155</text:p>
          </table:table-cell>
          <table:table-cell office:value-type="float" office:value="7.53627860429903" calcext:value-type="float">
            <text:p>7.5362786043</text:p>
          </table:table-cell>
          <table:table-cell office:value-type="string" calcext:value-type="string">
            <text:p>ENSMUSG00000054871.4</text:p>
          </table:table-cell>
          <table:table-cell office:value-type="string" calcext:value-type="string">
            <text:p>TMEM15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49992.1</text:p>
          </table:table-cell>
          <table:table-cell office:value-type="string" calcext:value-type="string">
            <text:p>ENSG00000249992</text:p>
          </table:table-cell>
          <table:table-cell office:value-type="string" calcext:value-type="string">
            <text:p>ENSMUSG0000005487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49992|TMEM158</text:p>
          </table:table-cell>
          <table:table-cell office:value-type="string" calcext:value-type="string">
            <text:p>ME3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78.741724839047" calcext:value-type="float">
            <text:p>178.741724839</text:p>
          </table:table-cell>
          <table:table-cell office:value-type="float" office:value="5.48987590595361" calcext:value-type="float">
            <text:p>5.489875906</text:p>
          </table:table-cell>
          <table:table-cell office:value-type="string" calcext:value-type="string">
            <text:p>ENSMUSG00000049659.11</text:p>
          </table:table-cell>
          <table:table-cell office:value-type="string" calcext:value-type="string">
            <text:p>AFTPH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9844.12</text:p>
          </table:table-cell>
          <table:table-cell office:value-type="string" calcext:value-type="string">
            <text:p>ENSG00000119844</text:p>
          </table:table-cell>
          <table:table-cell office:value-type="string" calcext:value-type="string">
            <text:p>ENSMUSG0000004965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9844|AFTPH</text:p>
          </table:table-cell>
          <table:table-cell office:value-type="string" calcext:value-type="string">
            <text:p>ME35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36.316858268681" calcext:value-type="float">
            <text:p>336.3168582687</text:p>
          </table:table-cell>
          <table:table-cell office:value-type="float" office:value="13.6573604205861" calcext:value-type="float">
            <text:p>13.6573604206</text:p>
          </table:table-cell>
          <table:table-cell office:value-type="string" calcext:value-type="string">
            <text:p>ENSMUSG00000027350.8</text:p>
          </table:table-cell>
          <table:table-cell office:value-type="string" calcext:value-type="string">
            <text:p>CHG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89199.7</text:p>
          </table:table-cell>
          <table:table-cell office:value-type="string" calcext:value-type="string">
            <text:p>ENSG00000089199</text:p>
          </table:table-cell>
          <table:table-cell office:value-type="string" calcext:value-type="string">
            <text:p>ENSMUSG0000002735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89199|CHGB</text:p>
          </table:table-cell>
          <table:table-cell office:value-type="string" calcext:value-type="string">
            <text:p>ME35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34.941282315194" calcext:value-type="float">
            <text:p>334.9412823152</text:p>
          </table:table-cell>
          <table:table-cell office:value-type="float" office:value="15.9742292323661" calcext:value-type="float">
            <text:p>15.9742292324</text:p>
          </table:table-cell>
          <table:table-cell office:value-type="string" calcext:value-type="string">
            <text:p>ENSMUSG00000003575.9</text:p>
          </table:table-cell>
          <table:table-cell office:value-type="string" calcext:value-type="string">
            <text:p>CRTC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5662.13</text:p>
          </table:table-cell>
          <table:table-cell office:value-type="string" calcext:value-type="string">
            <text:p>ENSG00000105662</text:p>
          </table:table-cell>
          <table:table-cell office:value-type="string" calcext:value-type="string">
            <text:p>ENSMUSG00000003575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5662|CRTC1</text:p>
          </table:table-cell>
          <table:table-cell office:value-type="string" calcext:value-type="string">
            <text:p>ME35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87.127014067475" calcext:value-type="float">
            <text:p>287.1270140675</text:p>
          </table:table-cell>
          <table:table-cell office:value-type="float" office:value="9.97906359464465" calcext:value-type="float">
            <text:p>9.9790635946</text:p>
          </table:table-cell>
          <table:table-cell office:value-type="string" calcext:value-type="string">
            <text:p>ENSMUSG00000047842.6</text:p>
          </table:table-cell>
          <table:table-cell office:value-type="string" calcext:value-type="string">
            <text:p>DIRAS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5023.5</text:p>
          </table:table-cell>
          <table:table-cell office:value-type="string" calcext:value-type="string">
            <text:p>ENSG00000165023</text:p>
          </table:table-cell>
          <table:table-cell office:value-type="string" calcext:value-type="string">
            <text:p>ENSMUSG00000047842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5023|DIRAS2</text:p>
          </table:table-cell>
          <table:table-cell office:value-type="string" calcext:value-type="string">
            <text:p>ME35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94.041497541292" calcext:value-type="float">
            <text:p>394.0414975413</text:p>
          </table:table-cell>
          <table:table-cell office:value-type="float" office:value="8.17192203637988" calcext:value-type="float">
            <text:p>8.1719220364</text:p>
          </table:table-cell>
          <table:table-cell office:value-type="string" calcext:value-type="string">
            <text:p>ENSMUSG00000024862.12</text:p>
          </table:table-cell>
          <table:table-cell office:value-type="string" calcext:value-type="string">
            <text:p>KLC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4996.9</text:p>
          </table:table-cell>
          <table:table-cell office:value-type="string" calcext:value-type="string">
            <text:p>ENSG00000174996</text:p>
          </table:table-cell>
          <table:table-cell office:value-type="string" calcext:value-type="string">
            <text:p>ENSMUSG00000024862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4996|KLC2</text:p>
          </table:table-cell>
          <table:table-cell office:value-type="string" calcext:value-type="string">
            <text:p>ME35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2.4682527408162" calcext:value-type="float">
            <text:p>22.4682527408</text:p>
          </table:table-cell>
          <table:table-cell office:value-type="float" office:value="11.7834560897484" calcext:value-type="float">
            <text:p>11.7834560897</text:p>
          </table:table-cell>
          <table:table-cell office:value-type="string" calcext:value-type="string">
            <text:p>ENSMUSG00000047485.6</text:p>
          </table:table-cell>
          <table:table-cell office:value-type="string" calcext:value-type="string">
            <text:p>KLHL3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5915.5</text:p>
          </table:table-cell>
          <table:table-cell office:value-type="string" calcext:value-type="string">
            <text:p>ENSG00000185915</text:p>
          </table:table-cell>
          <table:table-cell office:value-type="string" calcext:value-type="string">
            <text:p>ENSMUSG00000047485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5915|KLHL34</text:p>
          </table:table-cell>
          <table:table-cell office:value-type="string" calcext:value-type="string">
            <text:p>ME35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62.8392700091413" calcext:value-type="float">
            <text:p>62.8392700091</text:p>
          </table:table-cell>
          <table:table-cell office:value-type="float" office:value="5.16678264066543" calcext:value-type="float">
            <text:p>5.1667826407</text:p>
          </table:table-cell>
          <table:table-cell office:value-type="string" calcext:value-type="string">
            <text:p>ENSMUSG00000075318.8</text:p>
          </table:table-cell>
          <table:table-cell office:value-type="string" calcext:value-type="string">
            <text:p>SCN2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6531.11</text:p>
          </table:table-cell>
          <table:table-cell office:value-type="string" calcext:value-type="string">
            <text:p>ENSG00000136531</text:p>
          </table:table-cell>
          <table:table-cell office:value-type="string" calcext:value-type="string">
            <text:p>ENSMUSG0000007531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6531|SCN2A</text:p>
          </table:table-cell>
          <table:table-cell office:value-type="string" calcext:value-type="string">
            <text:p>ME35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74.896077266947" calcext:value-type="float">
            <text:p>274.8960772669</text:p>
          </table:table-cell>
          <table:table-cell office:value-type="float" office:value="7.49273946991856" calcext:value-type="float">
            <text:p>7.4927394699</text:p>
          </table:table-cell>
          <table:table-cell office:value-type="string" calcext:value-type="string">
            <text:p>ENSMUSG00000028488.11</text:p>
          </table:table-cell>
          <table:table-cell office:value-type="string" calcext:value-type="string">
            <text:p>SH3GL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7295.9</text:p>
          </table:table-cell>
          <table:table-cell office:value-type="string" calcext:value-type="string">
            <text:p>ENSG00000107295</text:p>
          </table:table-cell>
          <table:table-cell office:value-type="string" calcext:value-type="string">
            <text:p>ENSMUSG00000028488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7295|SH3GL2</text:p>
          </table:table-cell>
          <table:table-cell office:value-type="string" calcext:value-type="string">
            <text:p>ME35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37.12927502265" calcext:value-type="float">
            <text:p>137.1292750227</text:p>
          </table:table-cell>
          <table:table-cell office:value-type="float" office:value="40.71549600806" calcext:value-type="float">
            <text:p>40.7154960081</text:p>
          </table:table-cell>
          <table:table-cell office:value-type="string" calcext:value-type="string">
            <text:p>ENSMUSG00000026163.13</text:p>
          </table:table-cell>
          <table:table-cell office:value-type="string" calcext:value-type="string">
            <text:p>SPHKAP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3820.10</text:p>
          </table:table-cell>
          <table:table-cell office:value-type="string" calcext:value-type="string">
            <text:p>ENSG00000153820</text:p>
          </table:table-cell>
          <table:table-cell office:value-type="string" calcext:value-type="string">
            <text:p>ENSMUSG0000002616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3820|SPHKAP</text:p>
          </table:table-cell>
          <table:table-cell office:value-type="string" calcext:value-type="string">
            <text:p>ME35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37.639223441743" calcext:value-type="float">
            <text:p>337.6392234417</text:p>
          </table:table-cell>
          <table:table-cell office:value-type="float" office:value="6.03700963946576" calcext:value-type="float">
            <text:p>6.0370096395</text:p>
          </table:table-cell>
          <table:table-cell office:value-type="string" calcext:value-type="string">
            <text:p>ENSMUSG00000030806.5</text:p>
          </table:table-cell>
          <table:table-cell office:value-type="string" calcext:value-type="string">
            <text:p>STX1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99365.7</text:p>
          </table:table-cell>
          <table:table-cell office:value-type="string" calcext:value-type="string">
            <text:p>ENSG00000099365</text:p>
          </table:table-cell>
          <table:table-cell office:value-type="string" calcext:value-type="string">
            <text:p>ENSMUSG0000003080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99365|STX1B</text:p>
          </table:table-cell>
          <table:table-cell office:value-type="string" calcext:value-type="string">
            <text:p>ME35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623.072761892715" calcext:value-type="float">
            <text:p>623.0727618927</text:p>
          </table:table-cell>
          <table:table-cell office:value-type="float" office:value="12.3140474738236" calcext:value-type="float">
            <text:p>12.3140474738</text:p>
          </table:table-cell>
          <table:table-cell office:value-type="string" calcext:value-type="string">
            <text:p>ENSMUSG00000026797.11</text:p>
          </table:table-cell>
          <table:table-cell office:value-type="string" calcext:value-type="string">
            <text:p>STXBP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6854.15</text:p>
          </table:table-cell>
          <table:table-cell office:value-type="string" calcext:value-type="string">
            <text:p>ENSG00000136854</text:p>
          </table:table-cell>
          <table:table-cell office:value-type="string" calcext:value-type="string">
            <text:p>ENSMUSG0000002679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6854|STXBP1</text:p>
          </table:table-cell>
          <table:table-cell office:value-type="string" calcext:value-type="string">
            <text:p>ME35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3.7028641717852" calcext:value-type="float">
            <text:p>23.7028641718</text:p>
          </table:table-cell>
          <table:table-cell office:value-type="float" office:value="6.14485190202399" calcext:value-type="float">
            <text:p>6.144851902</text:p>
          </table:table-cell>
          <table:table-cell office:value-type="string" calcext:value-type="string">
            <text:p>ENSMUSG00000034145.10</text:p>
          </table:table-cell>
          <table:table-cell office:value-type="string" calcext:value-type="string">
            <text:p>TMEM63C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5548.8</text:p>
          </table:table-cell>
          <table:table-cell office:value-type="string" calcext:value-type="string">
            <text:p>ENSG00000165548</text:p>
          </table:table-cell>
          <table:table-cell office:value-type="string" calcext:value-type="string">
            <text:p>ENSMUSG00000034145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5548|TMEM63C</text:p>
          </table:table-cell>
          <table:table-cell office:value-type="string" calcext:value-type="string">
            <text:p>ME35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735.054483297704" calcext:value-type="float">
            <text:p>735.0544832977</text:p>
          </table:table-cell>
          <table:table-cell office:value-type="float" office:value="6.28607005037897" calcext:value-type="float">
            <text:p>6.2860700504</text:p>
          </table:table-cell>
          <table:table-cell office:value-type="string" calcext:value-type="string">
            <text:p>ENSMUSG00000025499.13</text:p>
          </table:table-cell>
          <table:table-cell office:value-type="string" calcext:value-type="string">
            <text:p>HRAS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4775.14</text:p>
          </table:table-cell>
          <table:table-cell office:value-type="string" calcext:value-type="string">
            <text:p>ENSG00000174775</text:p>
          </table:table-cell>
          <table:table-cell office:value-type="string" calcext:value-type="string">
            <text:p>ENSMUSG0000002549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4775|HRAS</text:p>
          </table:table-cell>
          <table:table-cell office:value-type="string" calcext:value-type="string">
            <text:p>ME3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70.900068392744" calcext:value-type="float">
            <text:p>170.9000683927</text:p>
          </table:table-cell>
          <table:table-cell office:value-type="float" office:value="9.30613122768763" calcext:value-type="float">
            <text:p>9.3061312277</text:p>
          </table:table-cell>
          <table:table-cell office:value-type="string" calcext:value-type="string">
            <text:p>ENSMUSG00000019797.6</text:p>
          </table:table-cell>
          <table:table-cell office:value-type="string" calcext:value-type="string">
            <text:p>C6orf20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0349.7</text:p>
          </table:table-cell>
          <table:table-cell office:value-type="string" calcext:value-type="string">
            <text:p>ENSG00000130349</text:p>
          </table:table-cell>
          <table:table-cell office:value-type="string" calcext:value-type="string">
            <text:p>ENSMUSG0000001979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0349|C6ORF203</text:p>
          </table:table-cell>
          <table:table-cell office:value-type="string" calcext:value-type="string">
            <text:p>ME37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37.895557044843" calcext:value-type="float">
            <text:p>137.8955570448</text:p>
          </table:table-cell>
          <table:table-cell office:value-type="float" office:value="97.1225087335421" calcext:value-type="float">
            <text:p>97.1225087335</text:p>
          </table:table-cell>
          <table:table-cell office:value-type="string" calcext:value-type="string">
            <text:p>ENSMUSG00000057715.9</text:p>
          </table:table-cell>
          <table:table-cell office:value-type="string" calcext:value-type="string">
            <text:p>C8orf3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5084.13</text:p>
          </table:table-cell>
          <table:table-cell office:value-type="string" calcext:value-type="string">
            <text:p>ENSG00000165084</text:p>
          </table:table-cell>
          <table:table-cell office:value-type="string" calcext:value-type="string">
            <text:p>ENSMUSG00000057715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5084|C8ORF34</text:p>
          </table:table-cell>
          <table:table-cell office:value-type="string" calcext:value-type="string">
            <text:p>ME37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6.4423442748176" calcext:value-type="float">
            <text:p>36.4423442748</text:p>
          </table:table-cell>
          <table:table-cell office:value-type="float" office:value="28.4303252575101" calcext:value-type="float">
            <text:p>28.4303252575</text:p>
          </table:table-cell>
          <table:table-cell office:value-type="string" calcext:value-type="string">
            <text:p>ENSMUSG00000046318.11</text:p>
          </table:table-cell>
          <table:table-cell office:value-type="string" calcext:value-type="string">
            <text:p>CCBE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3287.11</text:p>
          </table:table-cell>
          <table:table-cell office:value-type="string" calcext:value-type="string">
            <text:p>ENSG00000183287</text:p>
          </table:table-cell>
          <table:table-cell office:value-type="string" calcext:value-type="string">
            <text:p>ENSMUSG00000046318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3287|CCBE1</text:p>
          </table:table-cell>
          <table:table-cell office:value-type="string" calcext:value-type="string">
            <text:p>ME37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4.8879298134157" calcext:value-type="float">
            <text:p>24.8879298134</text:p>
          </table:table-cell>
          <table:table-cell office:value-type="float" office:value="12.7675131492248" calcext:value-type="float">
            <text:p>12.7675131492</text:p>
          </table:table-cell>
          <table:table-cell office:value-type="string" calcext:value-type="string">
            <text:p>ENSMUSG00000041624.9</text:p>
          </table:table-cell>
          <table:table-cell office:value-type="string" calcext:value-type="string">
            <text:p>GUCY1A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2402.8</text:p>
          </table:table-cell>
          <table:table-cell office:value-type="string" calcext:value-type="string">
            <text:p>ENSG00000152402</text:p>
          </table:table-cell>
          <table:table-cell office:value-type="string" calcext:value-type="string">
            <text:p>ENSMUSG0000004162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2402|GUCY1A2</text:p>
          </table:table-cell>
          <table:table-cell office:value-type="string" calcext:value-type="string">
            <text:p>ME37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92.9666497902192" calcext:value-type="float">
            <text:p>92.9666497902</text:p>
          </table:table-cell>
          <table:table-cell office:value-type="float" office:value="7.53003081205189" calcext:value-type="float">
            <text:p>7.5300308121</text:p>
          </table:table-cell>
          <table:table-cell office:value-type="string" calcext:value-type="string">
            <text:p>ENSMUSG00000038248.8</text:p>
          </table:table-cell>
          <table:table-cell office:value-type="string" calcext:value-type="string">
            <text:p>SOBP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2320.9</text:p>
          </table:table-cell>
          <table:table-cell office:value-type="string" calcext:value-type="string">
            <text:p>ENSG00000112320</text:p>
          </table:table-cell>
          <table:table-cell office:value-type="string" calcext:value-type="string">
            <text:p>ENSMUSG00000038248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2320|SOBP</text:p>
          </table:table-cell>
          <table:table-cell office:value-type="string" calcext:value-type="string">
            <text:p>ME37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94.506051811263" calcext:value-type="float">
            <text:p>394.5060518113</text:p>
          </table:table-cell>
          <table:table-cell office:value-type="float" office:value="12.2908212664801" calcext:value-type="float">
            <text:p>12.2908212665</text:p>
          </table:table-cell>
          <table:table-cell office:value-type="string" calcext:value-type="string">
            <text:p>ENSMUSG00000061887.10</text:p>
          </table:table-cell>
          <table:table-cell office:value-type="string" calcext:value-type="string">
            <text:p>SSBP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7216.13</text:p>
          </table:table-cell>
          <table:table-cell office:value-type="string" calcext:value-type="string">
            <text:p>ENSG00000157216</text:p>
          </table:table-cell>
          <table:table-cell office:value-type="string" calcext:value-type="string">
            <text:p>ENSMUSG0000006188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7216|SSBP3</text:p>
          </table:table-cell>
          <table:table-cell office:value-type="string" calcext:value-type="string">
            <text:p>ME37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86.67380132425" calcext:value-type="float">
            <text:p>386.6738013243</text:p>
          </table:table-cell>
          <table:table-cell office:value-type="float" office:value="212.97255449622" calcext:value-type="float">
            <text:p>212.9725544962</text:p>
          </table:table-cell>
          <table:table-cell office:value-type="string" calcext:value-type="string">
            <text:p>ENSMUSG00000004885.5</text:p>
          </table:table-cell>
          <table:table-cell office:value-type="string" calcext:value-type="string">
            <text:p>CRABP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3320.6</text:p>
          </table:table-cell>
          <table:table-cell office:value-type="string" calcext:value-type="string">
            <text:p>ENSG00000143320</text:p>
          </table:table-cell>
          <table:table-cell office:value-type="string" calcext:value-type="string">
            <text:p>ENSMUSG00000004885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3320|CRABP2</text:p>
          </table:table-cell>
          <table:table-cell office:value-type="string" calcext:value-type="string">
            <text:p>ME38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18.119163596741" calcext:value-type="float">
            <text:p>218.1191635967</text:p>
          </table:table-cell>
          <table:table-cell office:value-type="float" office:value="25.6256276263821" calcext:value-type="float">
            <text:p>25.6256276264</text:p>
          </table:table-cell>
          <table:table-cell office:value-type="string" calcext:value-type="string">
            <text:p>ENSMUSG00000062184.7</text:p>
          </table:table-cell>
          <table:table-cell office:value-type="string" calcext:value-type="string">
            <text:p>HS6ST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1004.15</text:p>
          </table:table-cell>
          <table:table-cell office:value-type="string" calcext:value-type="string">
            <text:p>ENSG00000171004</text:p>
          </table:table-cell>
          <table:table-cell office:value-type="string" calcext:value-type="string">
            <text:p>ENSMUSG00000062184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1004|HS6ST2</text:p>
          </table:table-cell>
          <table:table-cell office:value-type="string" calcext:value-type="string">
            <text:p>ME38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9.0965963557752" calcext:value-type="float">
            <text:p>19.0965963558</text:p>
          </table:table-cell>
          <table:table-cell office:value-type="float" office:value="73.9757358884878" calcext:value-type="float">
            <text:p>73.9757358885</text:p>
          </table:table-cell>
          <table:table-cell office:value-type="string" calcext:value-type="string">
            <text:p>ENSMUSG00000041324.9</text:p>
          </table:table-cell>
          <table:table-cell office:value-type="string" calcext:value-type="string">
            <text:p>INHB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2641.9</text:p>
          </table:table-cell>
          <table:table-cell office:value-type="string" calcext:value-type="string">
            <text:p>ENSG00000122641</text:p>
          </table:table-cell>
          <table:table-cell office:value-type="string" calcext:value-type="string">
            <text:p>ENSMUSG00000041324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2641|INHBA</text:p>
          </table:table-cell>
          <table:table-cell office:value-type="string" calcext:value-type="string">
            <text:p>ME38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21.593567031129" calcext:value-type="float">
            <text:p>221.5935670311</text:p>
          </table:table-cell>
          <table:table-cell office:value-type="float" office:value="92.4560465767575" calcext:value-type="float">
            <text:p>92.4560465768</text:p>
          </table:table-cell>
          <table:table-cell office:value-type="string" calcext:value-type="string">
            <text:p>ENSMUSG00000045573.9</text:p>
          </table:table-cell>
          <table:table-cell office:value-type="string" calcext:value-type="string">
            <text:p>PENK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1195.8</text:p>
          </table:table-cell>
          <table:table-cell office:value-type="string" calcext:value-type="string">
            <text:p>ENSG00000181195</text:p>
          </table:table-cell>
          <table:table-cell office:value-type="string" calcext:value-type="string">
            <text:p>ENSMUSG00000045573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1195|PENK</text:p>
          </table:table-cell>
          <table:table-cell office:value-type="string" calcext:value-type="string">
            <text:p>ME38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88.362700622187" calcext:value-type="float">
            <text:p>288.3627006222</text:p>
          </table:table-cell>
          <table:table-cell office:value-type="float" office:value="25.6904105880009" calcext:value-type="float">
            <text:p>25.690410588</text:p>
          </table:table-cell>
          <table:table-cell office:value-type="string" calcext:value-type="string">
            <text:p>ENSMUSG00000045886.6</text:p>
          </table:table-cell>
          <table:table-cell office:value-type="string" calcext:value-type="string">
            <text:p>PAM1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17930.5</text:p>
          </table:table-cell>
          <table:table-cell office:value-type="string" calcext:value-type="string">
            <text:p>ENSG00000217930</text:p>
          </table:table-cell>
          <table:table-cell office:value-type="string" calcext:value-type="string">
            <text:p>ENSMUSG00000045886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17930|PAM16</text:p>
          </table:table-cell>
          <table:table-cell office:value-type="string" calcext:value-type="string">
            <text:p>ME4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53.5088141458019" calcext:value-type="float">
            <text:p>53.5088141458</text:p>
          </table:table-cell>
          <table:table-cell office:value-type="float" office:value="25.3566418016488" calcext:value-type="float">
            <text:p>25.3566418016</text:p>
          </table:table-cell>
          <table:table-cell office:value-type="string" calcext:value-type="string">
            <text:p>ENSMUSG00000040424.11</text:p>
          </table:table-cell>
          <table:table-cell office:value-type="string" calcext:value-type="string">
            <text:p>HIPK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0396.8</text:p>
          </table:table-cell>
          <table:table-cell office:value-type="string" calcext:value-type="string">
            <text:p>ENSG00000160396</text:p>
          </table:table-cell>
          <table:table-cell office:value-type="string" calcext:value-type="string">
            <text:p>ENSMUSG0000004042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0396|HIPK4</text:p>
          </table:table-cell>
          <table:table-cell office:value-type="string" calcext:value-type="string">
            <text:p>ME4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57.860334942565" calcext:value-type="float">
            <text:p>257.8603349426</text:p>
          </table:table-cell>
          <table:table-cell office:value-type="float" office:value="21.1900250027426" calcext:value-type="float">
            <text:p>21.1900250027</text:p>
          </table:table-cell>
          <table:table-cell office:value-type="string" calcext:value-type="string">
            <text:p>ENSMUSG00000027270.10</text:p>
          </table:table-cell>
          <table:table-cell office:value-type="string" calcext:value-type="string">
            <text:p>LAMP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5869.7</text:p>
          </table:table-cell>
          <table:table-cell office:value-type="string" calcext:value-type="string">
            <text:p>ENSG00000125869</text:p>
          </table:table-cell>
          <table:table-cell office:value-type="string" calcext:value-type="string">
            <text:p>ENSMUSG0000002727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5869|LAMP5</text:p>
          </table:table-cell>
          <table:table-cell office:value-type="string" calcext:value-type="string">
            <text:p>ME4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829.954985089365" calcext:value-type="float">
            <text:p>829.9549850894</text:p>
          </table:table-cell>
          <table:table-cell office:value-type="float" office:value="26.2635084919725" calcext:value-type="float">
            <text:p>26.263508492</text:p>
          </table:table-cell>
          <table:table-cell office:value-type="string" calcext:value-type="string">
            <text:p>ENSMUSG00000026275.9</text:p>
          </table:table-cell>
          <table:table-cell office:value-type="string" calcext:value-type="string">
            <text:p>PPP1R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5685.12</text:p>
          </table:table-cell>
          <table:table-cell office:value-type="string" calcext:value-type="string">
            <text:p>ENSG00000115685</text:p>
          </table:table-cell>
          <table:table-cell office:value-type="string" calcext:value-type="string">
            <text:p>ENSMUSG00000026275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5685|PPP1R7</text:p>
          </table:table-cell>
          <table:table-cell office:value-type="string" calcext:value-type="string">
            <text:p>ME4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35.069809116302" calcext:value-type="float">
            <text:p>235.0698091163</text:p>
          </table:table-cell>
          <table:table-cell office:value-type="float" office:value="24.9950771256772" calcext:value-type="float">
            <text:p>24.9950771257</text:p>
          </table:table-cell>
          <table:table-cell office:value-type="string" calcext:value-type="string">
            <text:p>ENSMUSG00000020262.11</text:p>
          </table:table-cell>
          <table:table-cell office:value-type="string" calcext:value-type="string">
            <text:p>ADARB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7381.13</text:p>
          </table:table-cell>
          <table:table-cell office:value-type="string" calcext:value-type="string">
            <text:p>ENSG00000197381</text:p>
          </table:table-cell>
          <table:table-cell office:value-type="string" calcext:value-type="string">
            <text:p>ENSMUSG0000002026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7381|ADARB1</text:p>
          </table:table-cell>
          <table:table-cell office:value-type="string" calcext:value-type="string">
            <text:p>ME43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64.5777492226356" calcext:value-type="float">
            <text:p>64.5777492226</text:p>
          </table:table-cell>
          <table:table-cell office:value-type="float" office:value="7.30773161442883" calcext:value-type="float">
            <text:p>7.3077316144</text:p>
          </table:table-cell>
          <table:table-cell office:value-type="string" calcext:value-type="string">
            <text:p>ENSMUSG00000026241.5</text:p>
          </table:table-cell>
          <table:table-cell office:value-type="string" calcext:value-type="string">
            <text:p>NPPC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3273.3</text:p>
          </table:table-cell>
          <table:table-cell office:value-type="string" calcext:value-type="string">
            <text:p>ENSG00000163273</text:p>
          </table:table-cell>
          <table:table-cell office:value-type="string" calcext:value-type="string">
            <text:p>ENSMUSG00000026241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3273|NPPC</text:p>
          </table:table-cell>
          <table:table-cell office:value-type="string" calcext:value-type="string">
            <text:p>ME43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81.365157390383" calcext:value-type="float">
            <text:p>181.3651573904</text:p>
          </table:table-cell>
          <table:table-cell office:value-type="float" office:value="15.5052042656789" calcext:value-type="float">
            <text:p>15.5052042657</text:p>
          </table:table-cell>
          <table:table-cell office:value-type="string" calcext:value-type="string">
            <text:p>ENSMUSG00000019876.11</text:p>
          </table:table-cell>
          <table:table-cell office:value-type="string" calcext:value-type="string">
            <text:p>PKI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5549.12</text:p>
          </table:table-cell>
          <table:table-cell office:value-type="string" calcext:value-type="string">
            <text:p>ENSG00000135549</text:p>
          </table:table-cell>
          <table:table-cell office:value-type="string" calcext:value-type="string">
            <text:p>ENSMUSG00000019876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5549|PKIB</text:p>
          </table:table-cell>
          <table:table-cell office:value-type="string" calcext:value-type="string">
            <text:p>ME43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59.364659223669" calcext:value-type="float">
            <text:p>259.3646592237</text:p>
          </table:table-cell>
          <table:table-cell office:value-type="float" office:value="7.0851408364595" calcext:value-type="float">
            <text:p>7.0851408365</text:p>
          </table:table-cell>
          <table:table-cell office:value-type="string" calcext:value-type="string">
            <text:p>ENSMUSG00000029725.6</text:p>
          </table:table-cell>
          <table:table-cell office:value-type="string" calcext:value-type="string">
            <text:p>PPP1R3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0813.4</text:p>
          </table:table-cell>
          <table:table-cell office:value-type="string" calcext:value-type="string">
            <text:p>ENSG00000160813</text:p>
          </table:table-cell>
          <table:table-cell office:value-type="string" calcext:value-type="string">
            <text:p>ENSMUSG0000002972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0813|PPP1R35</text:p>
          </table:table-cell>
          <table:table-cell office:value-type="string" calcext:value-type="string">
            <text:p>ME44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506.260960555133" calcext:value-type="float">
            <text:p>506.2609605551</text:p>
          </table:table-cell>
          <table:table-cell office:value-type="float" office:value="10.4266325144856" calcext:value-type="float">
            <text:p>10.4266325145</text:p>
          </table:table-cell>
          <table:table-cell office:value-type="string" calcext:value-type="string">
            <text:p>ENSMUSG00000029769.12</text:p>
          </table:table-cell>
          <table:table-cell office:value-type="string" calcext:value-type="string">
            <text:p>CCDC13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8596.14</text:p>
          </table:table-cell>
          <table:table-cell office:value-type="string" calcext:value-type="string">
            <text:p>ENSG00000128596</text:p>
          </table:table-cell>
          <table:table-cell office:value-type="string" calcext:value-type="string">
            <text:p>ENSMUSG0000002976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8596|CCDC136</text:p>
          </table:table-cell>
          <table:table-cell office:value-type="string" calcext:value-type="string">
            <text:p>ME45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87.7775318244994" calcext:value-type="float">
            <text:p>87.7775318245</text:p>
          </table:table-cell>
          <table:table-cell office:value-type="float" office:value="11.0027453371635" calcext:value-type="float">
            <text:p>11.0027453372</text:p>
          </table:table-cell>
          <table:table-cell office:value-type="string" calcext:value-type="string">
            <text:p>ENSMUSG00000031970.12</text:p>
          </table:table-cell>
          <table:table-cell office:value-type="string" calcext:value-type="string">
            <text:p>DBNDD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03249.11</text:p>
          </table:table-cell>
          <table:table-cell office:value-type="string" calcext:value-type="string">
            <text:p>ENSG00000003249</text:p>
          </table:table-cell>
          <table:table-cell office:value-type="string" calcext:value-type="string">
            <text:p>ENSMUSG0000003197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03249|DBNDD1</text:p>
          </table:table-cell>
          <table:table-cell office:value-type="string" calcext:value-type="string">
            <text:p>ME45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2.1500226985257" calcext:value-type="float">
            <text:p>32.1500226985</text:p>
          </table:table-cell>
          <table:table-cell office:value-type="float" office:value="8.71683204627807" calcext:value-type="float">
            <text:p>8.7168320463</text:p>
          </table:table-cell>
          <table:table-cell office:value-type="string" calcext:value-type="string">
            <text:p>ENSMUSG00000025813.9</text:p>
          </table:table-cell>
          <table:table-cell office:value-type="string" calcext:value-type="string">
            <text:p>HOMER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3942.10</text:p>
          </table:table-cell>
          <table:table-cell office:value-type="string" calcext:value-type="string">
            <text:p>ENSG00000103942</text:p>
          </table:table-cell>
          <table:table-cell office:value-type="string" calcext:value-type="string">
            <text:p>ENSMUSG0000002581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3942|HOMER2</text:p>
          </table:table-cell>
          <table:table-cell office:value-type="string" calcext:value-type="string">
            <text:p>ME45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64.3819806966506" calcext:value-type="float">
            <text:p>64.3819806967</text:p>
          </table:table-cell>
          <table:table-cell office:value-type="float" office:value="13.1078161705842" calcext:value-type="float">
            <text:p>13.1078161706</text:p>
          </table:table-cell>
          <table:table-cell office:value-type="string" calcext:value-type="string">
            <text:p>ENSMUSG00000032890.13</text:p>
          </table:table-cell>
          <table:table-cell office:value-type="string" calcext:value-type="string">
            <text:p>RIMS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7016.7</text:p>
          </table:table-cell>
          <table:table-cell office:value-type="string" calcext:value-type="string">
            <text:p>ENSG00000117016</text:p>
          </table:table-cell>
          <table:table-cell office:value-type="string" calcext:value-type="string">
            <text:p>ENSMUSG0000003289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7016|RIMS3</text:p>
          </table:table-cell>
          <table:table-cell office:value-type="string" calcext:value-type="string">
            <text:p>ME45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92.420897792158" calcext:value-type="float">
            <text:p>392.4208977922</text:p>
          </table:table-cell>
          <table:table-cell office:value-type="float" office:value="15.8146139002365" calcext:value-type="float">
            <text:p>15.8146139002</text:p>
          </table:table-cell>
          <table:table-cell office:value-type="string" calcext:value-type="string">
            <text:p>ENSMUSG00000057455.8</text:p>
          </table:table-cell>
          <table:table-cell office:value-type="string" calcext:value-type="string">
            <text:p>RIT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2214.10</text:p>
          </table:table-cell>
          <table:table-cell office:value-type="string" calcext:value-type="string">
            <text:p>ENSG00000152214</text:p>
          </table:table-cell>
          <table:table-cell office:value-type="string" calcext:value-type="string">
            <text:p>ENSMUSG00000057455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2214|RIT2</text:p>
          </table:table-cell>
          <table:table-cell office:value-type="string" calcext:value-type="string">
            <text:p>ME45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44.0567272946494" calcext:value-type="float">
            <text:p>44.0567272946</text:p>
          </table:table-cell>
          <table:table-cell office:value-type="float" office:value="14.2092256566682" calcext:value-type="float">
            <text:p>14.2092256567</text:p>
          </table:table-cell>
          <table:table-cell office:value-type="string" calcext:value-type="string">
            <text:p>ENSMUSG00000052026.7</text:p>
          </table:table-cell>
          <table:table-cell office:value-type="string" calcext:value-type="string">
            <text:p>SLC6A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11083.6</text:p>
          </table:table-cell>
          <table:table-cell office:value-type="string" calcext:value-type="string">
            <text:p>ENSG00000011083</text:p>
          </table:table-cell>
          <table:table-cell office:value-type="string" calcext:value-type="string">
            <text:p>ENSMUSG0000005202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11083|SLC6A7</text:p>
          </table:table-cell>
          <table:table-cell office:value-type="string" calcext:value-type="string">
            <text:p>ME45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23.062653214847" calcext:value-type="float">
            <text:p>223.0626532148</text:p>
          </table:table-cell>
          <table:table-cell office:value-type="float" office:value="5.94378529412281" calcext:value-type="float">
            <text:p>5.9437852941</text:p>
          </table:table-cell>
          <table:table-cell office:value-type="string" calcext:value-type="string">
            <text:p>ENSMUSG00000007021.4</text:p>
          </table:table-cell>
          <table:table-cell office:value-type="string" calcext:value-type="string">
            <text:p>SYNGR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7561.12</text:p>
          </table:table-cell>
          <table:table-cell office:value-type="string" calcext:value-type="string">
            <text:p>ENSG00000127561</text:p>
          </table:table-cell>
          <table:table-cell office:value-type="string" calcext:value-type="string">
            <text:p>ENSMUSG00000007021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7561|SYNGR3</text:p>
          </table:table-cell>
          <table:table-cell office:value-type="string" calcext:value-type="string">
            <text:p>ME45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78.669219810848" calcext:value-type="float">
            <text:p>378.6692198108</text:p>
          </table:table-cell>
          <table:table-cell office:value-type="float" office:value="11.0449429753783" calcext:value-type="float">
            <text:p>11.0449429754</text:p>
          </table:table-cell>
          <table:table-cell office:value-type="string" calcext:value-type="string">
            <text:p>ENSMUSG00000056596.8</text:p>
          </table:table-cell>
          <table:table-cell office:value-type="string" calcext:value-type="string">
            <text:p>TRNP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53368.3</text:p>
          </table:table-cell>
          <table:table-cell office:value-type="string" calcext:value-type="string">
            <text:p>ENSG00000253368</text:p>
          </table:table-cell>
          <table:table-cell office:value-type="string" calcext:value-type="string">
            <text:p>ENSMUSG00000056596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53368|TRNP1</text:p>
          </table:table-cell>
          <table:table-cell office:value-type="string" calcext:value-type="string">
            <text:p>ME45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43.023004300081" calcext:value-type="float">
            <text:p>143.0230043001</text:p>
          </table:table-cell>
          <table:table-cell office:value-type="float" office:value="38.6191847820961" calcext:value-type="float">
            <text:p>38.6191847821</text:p>
          </table:table-cell>
          <table:table-cell office:value-type="string" calcext:value-type="string">
            <text:p>ENSMUSG00000040258.6</text:p>
          </table:table-cell>
          <table:table-cell office:value-type="string" calcext:value-type="string">
            <text:p>NXPH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2379.9</text:p>
          </table:table-cell>
          <table:table-cell office:value-type="string" calcext:value-type="string">
            <text:p>ENSG00000182379</text:p>
          </table:table-cell>
          <table:table-cell office:value-type="string" calcext:value-type="string">
            <text:p>ENSMUSG00000040258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2379|NXPH4</text:p>
          </table:table-cell>
          <table:table-cell office:value-type="string" calcext:value-type="string">
            <text:p>ME48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96.5906784317595" calcext:value-type="float">
            <text:p>96.5906784318</text:p>
          </table:table-cell>
          <table:table-cell office:value-type="float" office:value="7.22677360695078" calcext:value-type="float">
            <text:p>7.226773607</text:p>
          </table:table-cell>
          <table:table-cell office:value-type="string" calcext:value-type="string">
            <text:p>ENSMUSG00000029638.13</text:p>
          </table:table-cell>
          <table:table-cell office:value-type="string" calcext:value-type="string">
            <text:p>GLCCI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6415.10</text:p>
          </table:table-cell>
          <table:table-cell office:value-type="string" calcext:value-type="string">
            <text:p>ENSG00000106415</text:p>
          </table:table-cell>
          <table:table-cell office:value-type="string" calcext:value-type="string">
            <text:p>ENSMUSG0000002963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6415|GLCCI1</text:p>
          </table:table-cell>
          <table:table-cell office:value-type="string" calcext:value-type="string">
            <text:p>ME5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16.713501463345" calcext:value-type="float">
            <text:p>116.7135014633</text:p>
          </table:table-cell>
          <table:table-cell office:value-type="float" office:value="5.06384069958401" calcext:value-type="float">
            <text:p>5.0638406996</text:p>
          </table:table-cell>
          <table:table-cell office:value-type="string" calcext:value-type="string">
            <text:p>ENSMUSG00000042606.5</text:p>
          </table:table-cell>
          <table:table-cell office:value-type="string" calcext:value-type="string">
            <text:p>HIRIP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9929.13</text:p>
          </table:table-cell>
          <table:table-cell office:value-type="string" calcext:value-type="string">
            <text:p>ENSG00000149929</text:p>
          </table:table-cell>
          <table:table-cell office:value-type="string" calcext:value-type="string">
            <text:p>ENSMUSG00000042606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9929|HIRIP3</text:p>
          </table:table-cell>
          <table:table-cell office:value-type="string" calcext:value-type="string">
            <text:p>ME5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04.241312297977" calcext:value-type="float">
            <text:p>204.241312298</text:p>
          </table:table-cell>
          <table:table-cell office:value-type="float" office:value="6.63555253635672" calcext:value-type="float">
            <text:p>6.6355525364</text:p>
          </table:table-cell>
          <table:table-cell office:value-type="string" calcext:value-type="string">
            <text:p>ENSMUSG00000041625.10</text:p>
          </table:table-cell>
          <table:table-cell office:value-type="string" calcext:value-type="string">
            <text:p>GGACT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4864.8</text:p>
          </table:table-cell>
          <table:table-cell office:value-type="string" calcext:value-type="string">
            <text:p>ENSG00000134864</text:p>
          </table:table-cell>
          <table:table-cell office:value-type="string" calcext:value-type="string">
            <text:p>ENSMUSG0000004162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4864|GGACT</text:p>
          </table:table-cell>
          <table:table-cell office:value-type="string" calcext:value-type="string">
            <text:p>ME5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1.1125129571943" calcext:value-type="float">
            <text:p>11.1125129572</text:p>
          </table:table-cell>
          <table:table-cell office:value-type="float" office:value="5.85813468644949" calcext:value-type="float">
            <text:p>5.8581346864</text:p>
          </table:table-cell>
          <table:table-cell office:value-type="string" calcext:value-type="string">
            <text:p>ENSMUSG00000028862.6</text:p>
          </table:table-cell>
          <table:table-cell office:value-type="string" calcext:value-type="string">
            <text:p>MAP3K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2733.12</text:p>
          </table:table-cell>
          <table:table-cell office:value-type="string" calcext:value-type="string">
            <text:p>ENSG00000142733</text:p>
          </table:table-cell>
          <table:table-cell office:value-type="string" calcext:value-type="string">
            <text:p>ENSMUSG0000002886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2733|MAP3K6</text:p>
          </table:table-cell>
          <table:table-cell office:value-type="string" calcext:value-type="string">
            <text:p>ME5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2.2010670622823" calcext:value-type="float">
            <text:p>22.2010670623</text:p>
          </table:table-cell>
          <table:table-cell office:value-type="float" office:value="6.56580171740643" calcext:value-type="float">
            <text:p>6.5658017174</text:p>
          </table:table-cell>
          <table:table-cell office:value-type="string" calcext:value-type="string">
            <text:p>ENSMUSG00000052374.10</text:p>
          </table:table-cell>
          <table:table-cell office:value-type="string" calcext:value-type="string">
            <text:p>ACTN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77522.10</text:p>
          </table:table-cell>
          <table:table-cell office:value-type="string" calcext:value-type="string">
            <text:p>ENSG00000077522</text:p>
          </table:table-cell>
          <table:table-cell office:value-type="string" calcext:value-type="string">
            <text:p>ENSMUSG00000052374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77522|ACTN2</text:p>
          </table:table-cell>
          <table:table-cell office:value-type="string" calcext:value-type="string">
            <text:p>ME53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77.7987603428471" calcext:value-type="float">
            <text:p>77.7987603428</text:p>
          </table:table-cell>
          <table:table-cell office:value-type="float" office:value="19.6940140637963" calcext:value-type="float">
            <text:p>19.6940140638</text:p>
          </table:table-cell>
          <table:table-cell office:value-type="string" calcext:value-type="string">
            <text:p>ENSMUSG00000032773.5</text:p>
          </table:table-cell>
          <table:table-cell office:value-type="string" calcext:value-type="string">
            <text:p>CHRM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8539.3</text:p>
          </table:table-cell>
          <table:table-cell office:value-type="string" calcext:value-type="string">
            <text:p>ENSG00000168539</text:p>
          </table:table-cell>
          <table:table-cell office:value-type="string" calcext:value-type="string">
            <text:p>ENSMUSG00000032773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8539|CHRM1</text:p>
          </table:table-cell>
          <table:table-cell office:value-type="string" calcext:value-type="string">
            <text:p>ME53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75.8440483455784" calcext:value-type="float">
            <text:p>75.8440483456</text:p>
          </table:table-cell>
          <table:table-cell office:value-type="float" office:value="5.39701072195784" calcext:value-type="float">
            <text:p>5.397010722</text:p>
          </table:table-cell>
          <table:table-cell office:value-type="string" calcext:value-type="string">
            <text:p>ENSMUSG00000036006.15</text:p>
          </table:table-cell>
          <table:table-cell office:value-type="string" calcext:value-type="string">
            <text:p>FAM65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1913.13</text:p>
          </table:table-cell>
          <table:table-cell office:value-type="string" calcext:value-type="string">
            <text:p>ENSG00000111913</text:p>
          </table:table-cell>
          <table:table-cell office:value-type="string" calcext:value-type="string">
            <text:p>ENSMUSG00000036006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1913|FAM65B</text:p>
          </table:table-cell>
          <table:table-cell office:value-type="string" calcext:value-type="string">
            <text:p>ME53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2.205063808878" calcext:value-type="float">
            <text:p>22.2050638089</text:p>
          </table:table-cell>
          <table:table-cell office:value-type="float" office:value="27.8447476083332" calcext:value-type="float">
            <text:p>27.8447476083</text:p>
          </table:table-cell>
          <table:table-cell office:value-type="string" calcext:value-type="string">
            <text:p>ENSMUSG00000025400.6</text:p>
          </table:table-cell>
          <table:table-cell office:value-type="string" calcext:value-type="string">
            <text:p>TAC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6863.9</text:p>
          </table:table-cell>
          <table:table-cell office:value-type="string" calcext:value-type="string">
            <text:p>ENSG00000166863</text:p>
          </table:table-cell>
          <table:table-cell office:value-type="string" calcext:value-type="string">
            <text:p>ENSMUSG0000002540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6863|TAC3</text:p>
          </table:table-cell>
          <table:table-cell office:value-type="string" calcext:value-type="string">
            <text:p>ME53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25.292261956125" calcext:value-type="float">
            <text:p>125.2922619561</text:p>
          </table:table-cell>
          <table:table-cell office:value-type="float" office:value="9.99551373515747" calcext:value-type="float">
            <text:p>9.9955137352</text:p>
          </table:table-cell>
          <table:table-cell office:value-type="string" calcext:value-type="string">
            <text:p>ENSMUSG00000029516.15</text:p>
          </table:table-cell>
          <table:table-cell office:value-type="string" calcext:value-type="string">
            <text:p>CIT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2966.11</text:p>
          </table:table-cell>
          <table:table-cell office:value-type="string" calcext:value-type="string">
            <text:p>ENSG00000122966</text:p>
          </table:table-cell>
          <table:table-cell office:value-type="string" calcext:value-type="string">
            <text:p>ENSMUSG00000029516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2966|CIT</text:p>
          </table:table-cell>
          <table:table-cell office:value-type="string" calcext:value-type="string">
            <text:p>ME5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20.405447747759" calcext:value-type="float">
            <text:p>220.4054477478</text:p>
          </table:table-cell>
          <table:table-cell office:value-type="float" office:value="33.4056401084429" calcext:value-type="float">
            <text:p>33.4056401084</text:p>
          </table:table-cell>
          <table:table-cell office:value-type="string" calcext:value-type="string">
            <text:p>ENSMUSG00000039059.7</text:p>
          </table:table-cell>
          <table:table-cell office:value-type="string" calcext:value-type="string">
            <text:p>HRH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1180.13</text:p>
          </table:table-cell>
          <table:table-cell office:value-type="string" calcext:value-type="string">
            <text:p>ENSG00000101180</text:p>
          </table:table-cell>
          <table:table-cell office:value-type="string" calcext:value-type="string">
            <text:p>ENSMUSG0000003905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1180|HRH3</text:p>
          </table:table-cell>
          <table:table-cell office:value-type="string" calcext:value-type="string">
            <text:p>ME5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73.6084968332944" calcext:value-type="float">
            <text:p>73.6084968333</text:p>
          </table:table-cell>
          <table:table-cell office:value-type="float" office:value="5.19963660900525" calcext:value-type="float">
            <text:p>5.199636609</text:p>
          </table:table-cell>
          <table:table-cell office:value-type="string" calcext:value-type="string">
            <text:p>ENSMUSG00000036775.8</text:p>
          </table:table-cell>
          <table:table-cell office:value-type="string" calcext:value-type="string">
            <text:p>DECR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42612.4</text:p>
          </table:table-cell>
          <table:table-cell office:value-type="string" calcext:value-type="string">
            <text:p>ENSG00000242612</text:p>
          </table:table-cell>
          <table:table-cell office:value-type="string" calcext:value-type="string">
            <text:p>ENSMUSG00000036775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42612|DECR2</text:p>
          </table:table-cell>
          <table:table-cell office:value-type="string" calcext:value-type="string">
            <text:p>ME57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2.7124863137965" calcext:value-type="float">
            <text:p>22.7124863138</text:p>
          </table:table-cell>
          <table:table-cell office:value-type="float" office:value="117.171933542848" calcext:value-type="float">
            <text:p>117.1719335428</text:p>
          </table:table-cell>
          <table:table-cell office:value-type="string" calcext:value-type="string">
            <text:p>ENSMUSG00000047606.2</text:p>
          </table:table-cell>
          <table:table-cell office:value-type="string" calcext:value-type="string">
            <text:p>ANKRD34C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35711.4</text:p>
          </table:table-cell>
          <table:table-cell office:value-type="string" calcext:value-type="string">
            <text:p>ENSG00000235711</text:p>
          </table:table-cell>
          <table:table-cell office:value-type="string" calcext:value-type="string">
            <text:p>ENSMUSG00000047606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35711|ANKRD34C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76.029780071944" calcext:value-type="float">
            <text:p>176.0297800719</text:p>
          </table:table-cell>
          <table:table-cell office:value-type="float" office:value="5.07119448860892" calcext:value-type="float">
            <text:p>5.0711944886</text:p>
          </table:table-cell>
          <table:table-cell office:value-type="string" calcext:value-type="string">
            <text:p>ENSMUSG00000073433.6</text:p>
          </table:table-cell>
          <table:table-cell office:value-type="string" calcext:value-type="string">
            <text:p>ARHGDIG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42173.6</text:p>
          </table:table-cell>
          <table:table-cell office:value-type="string" calcext:value-type="string">
            <text:p>ENSG00000242173</text:p>
          </table:table-cell>
          <table:table-cell office:value-type="string" calcext:value-type="string">
            <text:p>ENSMUSG00000073433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42173|ARHGDIG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84.190451372731" calcext:value-type="float">
            <text:p>184.1904513727</text:p>
          </table:table-cell>
          <table:table-cell office:value-type="float" office:value="6.43174630298908" calcext:value-type="float">
            <text:p>6.431746303</text:p>
          </table:table-cell>
          <table:table-cell office:value-type="string" calcext:value-type="string">
            <text:p>ENSMUSG00000019943.9</text:p>
          </table:table-cell>
          <table:table-cell office:value-type="string" calcext:value-type="string">
            <text:p>ATP2B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70961.12</text:p>
          </table:table-cell>
          <table:table-cell office:value-type="string" calcext:value-type="string">
            <text:p>ENSG00000070961</text:p>
          </table:table-cell>
          <table:table-cell office:value-type="string" calcext:value-type="string">
            <text:p>ENSMUSG0000001994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70961|ATP2B1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32.285133283614" calcext:value-type="float">
            <text:p>232.2851332836</text:p>
          </table:table-cell>
          <table:table-cell office:value-type="float" office:value="9.25215890646304" calcext:value-type="float">
            <text:p>9.2521589065</text:p>
          </table:table-cell>
          <table:table-cell office:value-type="string" calcext:value-type="string">
            <text:p>ENSMUSG00000042182.12</text:p>
          </table:table-cell>
          <table:table-cell office:value-type="string" calcext:value-type="string">
            <text:p>BEND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1917.15</text:p>
          </table:table-cell>
          <table:table-cell office:value-type="string" calcext:value-type="string">
            <text:p>ENSG00000151917</text:p>
          </table:table-cell>
          <table:table-cell office:value-type="string" calcext:value-type="string">
            <text:p>ENSMUSG00000042182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1917|BEND6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43.5230837377397" calcext:value-type="float">
            <text:p>43.5230837377</text:p>
          </table:table-cell>
          <table:table-cell office:value-type="float" office:value="6.79486347772691" calcext:value-type="float">
            <text:p>6.7948634777</text:p>
          </table:table-cell>
          <table:table-cell office:value-type="string" calcext:value-type="string">
            <text:p>ENSMUSG00000025766.10</text:p>
          </table:table-cell>
          <table:table-cell office:value-type="string" calcext:value-type="string">
            <text:p>C4orf3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1470.10</text:p>
          </table:table-cell>
          <table:table-cell office:value-type="string" calcext:value-type="string">
            <text:p>ENSG00000151470</text:p>
          </table:table-cell>
          <table:table-cell office:value-type="string" calcext:value-type="string">
            <text:p>ENSMUSG0000002576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1470|C4ORF33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80.6146611482757" calcext:value-type="float">
            <text:p>80.6146611483</text:p>
          </table:table-cell>
          <table:table-cell office:value-type="float" office:value="6.91071141696837" calcext:value-type="float">
            <text:p>6.910711417</text:p>
          </table:table-cell>
          <table:table-cell office:value-type="string" calcext:value-type="string">
            <text:p>ENSMUSG00000056158.10</text:p>
          </table:table-cell>
          <table:table-cell office:value-type="string" calcext:value-type="string">
            <text:p>CA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4975.11</text:p>
          </table:table-cell>
          <table:table-cell office:value-type="string" calcext:value-type="string">
            <text:p>ENSG00000154975</text:p>
          </table:table-cell>
          <table:table-cell office:value-type="string" calcext:value-type="string">
            <text:p>ENSMUSG0000005615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4975|CA10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50.8057763126591" calcext:value-type="float">
            <text:p>50.8057763127</text:p>
          </table:table-cell>
          <table:table-cell office:value-type="float" office:value="6.11857181569503" calcext:value-type="float">
            <text:p>6.1185718157</text:p>
          </table:table-cell>
          <table:table-cell office:value-type="string" calcext:value-type="string">
            <text:p>ENSMUSG00000017978.14</text:p>
          </table:table-cell>
          <table:table-cell office:value-type="string" calcext:value-type="string">
            <text:p>CADPS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81803.13</text:p>
          </table:table-cell>
          <table:table-cell office:value-type="string" calcext:value-type="string">
            <text:p>ENSG00000081803</text:p>
          </table:table-cell>
          <table:table-cell office:value-type="string" calcext:value-type="string">
            <text:p>ENSMUSG00000017978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81803|CADPS2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58.825002483838" calcext:value-type="float">
            <text:p>158.8250024838</text:p>
          </table:table-cell>
          <table:table-cell office:value-type="float" office:value="25.2374590421401" calcext:value-type="float">
            <text:p>25.2374590421</text:p>
          </table:table-cell>
          <table:table-cell office:value-type="string" calcext:value-type="string">
            <text:p>ENSMUSG00000028222.2</text:p>
          </table:table-cell>
          <table:table-cell office:value-type="string" calcext:value-type="string">
            <text:p>CALB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4327.5</text:p>
          </table:table-cell>
          <table:table-cell office:value-type="string" calcext:value-type="string">
            <text:p>ENSG00000104327</text:p>
          </table:table-cell>
          <table:table-cell office:value-type="string" calcext:value-type="string">
            <text:p>ENSMUSG00000028222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4327|CALB1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0385.9040742626" calcext:value-type="float">
            <text:p>10385.9040742626</text:p>
          </table:table-cell>
          <table:table-cell office:value-type="float" office:value="9.75341343974338" calcext:value-type="float">
            <text:p>9.7534134397</text:p>
          </table:table-cell>
          <table:table-cell office:value-type="string" calcext:value-type="string">
            <text:p>ENSMUSG00000036438.8</text:p>
          </table:table-cell>
          <table:table-cell office:value-type="string" calcext:value-type="string">
            <text:p>CALM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3933.14</text:p>
          </table:table-cell>
          <table:table-cell office:value-type="string" calcext:value-type="string">
            <text:p>ENSG00000143933</text:p>
          </table:table-cell>
          <table:table-cell office:value-type="string" calcext:value-type="string">
            <text:p>ENSMUSG0000003643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3933|CALM2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972.959520950206" calcext:value-type="float">
            <text:p>972.9595209502</text:p>
          </table:table-cell>
          <table:table-cell office:value-type="float" office:value="11.4022210116801" calcext:value-type="float">
            <text:p>11.4022210117</text:p>
          </table:table-cell>
          <table:table-cell office:value-type="string" calcext:value-type="string">
            <text:p>ENSMUSG00000060240.8</text:p>
          </table:table-cell>
          <table:table-cell office:value-type="string" calcext:value-type="string">
            <text:p>CEND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4524.5</text:p>
          </table:table-cell>
          <table:table-cell office:value-type="string" calcext:value-type="string">
            <text:p>ENSG00000184524</text:p>
          </table:table-cell>
          <table:table-cell office:value-type="string" calcext:value-type="string">
            <text:p>ENSMUSG0000006024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4524|CEND1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45.4481708644089" calcext:value-type="float">
            <text:p>45.4481708644</text:p>
          </table:table-cell>
          <table:table-cell office:value-type="float" office:value="7.20574625726237" calcext:value-type="float">
            <text:p>7.2057462573</text:p>
          </table:table-cell>
          <table:table-cell office:value-type="string" calcext:value-type="string">
            <text:p>ENSMUSG00000017167.6</text:p>
          </table:table-cell>
          <table:table-cell office:value-type="string" calcext:value-type="string">
            <text:p>CNTNAP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8797.9</text:p>
          </table:table-cell>
          <table:table-cell office:value-type="string" calcext:value-type="string">
            <text:p>ENSG00000108797</text:p>
          </table:table-cell>
          <table:table-cell office:value-type="string" calcext:value-type="string">
            <text:p>ENSMUSG00000017167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8797|CNTNAP1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760.526641778183" calcext:value-type="float">
            <text:p>760.5266417782</text:p>
          </table:table-cell>
          <table:table-cell office:value-type="float" office:value="13.6677953938086" calcext:value-type="float">
            <text:p>13.6677953938</text:p>
          </table:table-cell>
          <table:table-cell office:value-type="string" calcext:value-type="string">
            <text:p>ENSMUSG00000033615.9</text:p>
          </table:table-cell>
          <table:table-cell office:value-type="string" calcext:value-type="string">
            <text:p>CPLX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8993.12</text:p>
          </table:table-cell>
          <table:table-cell office:value-type="string" calcext:value-type="string">
            <text:p>ENSG00000168993</text:p>
          </table:table-cell>
          <table:table-cell office:value-type="string" calcext:value-type="string">
            <text:p>ENSMUSG00000033615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8993|CPLX1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42.4619620766959" calcext:value-type="float">
            <text:p>42.4619620767</text:p>
          </table:table-cell>
          <table:table-cell office:value-type="float" office:value="34.5493163213961" calcext:value-type="float">
            <text:p>34.5493163214</text:p>
          </table:table-cell>
          <table:table-cell office:value-type="string" calcext:value-type="string">
            <text:p>ENSMUSG00000022861.12</text:p>
          </table:table-cell>
          <table:table-cell office:value-type="string" calcext:value-type="string">
            <text:p>DGKG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58866.12</text:p>
          </table:table-cell>
          <table:table-cell office:value-type="string" calcext:value-type="string">
            <text:p>ENSG00000058866</text:p>
          </table:table-cell>
          <table:table-cell office:value-type="string" calcext:value-type="string">
            <text:p>ENSMUSG0000002286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58866|DGKG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82.194020383384" calcext:value-type="float">
            <text:p>182.1940203834</text:p>
          </table:table-cell>
          <table:table-cell office:value-type="float" office:value="19.8765089122144" calcext:value-type="float">
            <text:p>19.8765089122</text:p>
          </table:table-cell>
          <table:table-cell office:value-type="string" calcext:value-type="string">
            <text:p>ENSMUSG00000038174.10</text:p>
          </table:table-cell>
          <table:table-cell office:value-type="string" calcext:value-type="string">
            <text:p>FAM126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5744.7</text:p>
          </table:table-cell>
          <table:table-cell office:value-type="string" calcext:value-type="string">
            <text:p>ENSG00000155744</text:p>
          </table:table-cell>
          <table:table-cell office:value-type="string" calcext:value-type="string">
            <text:p>ENSMUSG0000003817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5744|FAM126B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68.9248018475655" calcext:value-type="float">
            <text:p>68.9248018476</text:p>
          </table:table-cell>
          <table:table-cell office:value-type="float" office:value="5.78244417519166" calcext:value-type="float">
            <text:p>5.7824441752</text:p>
          </table:table-cell>
          <table:table-cell office:value-type="string" calcext:value-type="string">
            <text:p>ENSMUSG00000029054.4</text:p>
          </table:table-cell>
          <table:table-cell office:value-type="string" calcext:value-type="string">
            <text:p>GABRD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7730.7</text:p>
          </table:table-cell>
          <table:table-cell office:value-type="string" calcext:value-type="string">
            <text:p>ENSG00000187730</text:p>
          </table:table-cell>
          <table:table-cell office:value-type="string" calcext:value-type="string">
            <text:p>ENSMUSG00000029054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7730|GABRD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929.999187233296" calcext:value-type="float">
            <text:p>929.9991872333</text:p>
          </table:table-cell>
          <table:table-cell office:value-type="float" office:value="7.9775329933465" calcext:value-type="float">
            <text:p>7.9775329933</text:p>
          </table:table-cell>
          <table:table-cell office:value-type="string" calcext:value-type="string">
            <text:p>ENSMUSG00000025190.9</text:p>
          </table:table-cell>
          <table:table-cell office:value-type="string" calcext:value-type="string">
            <text:p>GOT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0053.10</text:p>
          </table:table-cell>
          <table:table-cell office:value-type="string" calcext:value-type="string">
            <text:p>ENSG00000120053</text:p>
          </table:table-cell>
          <table:table-cell office:value-type="string" calcext:value-type="string">
            <text:p>ENSMUSG0000002519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0053|GOT1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14.65609337945" calcext:value-type="float">
            <text:p>114.6560933795</text:p>
          </table:table-cell>
          <table:table-cell office:value-type="float" office:value="11.7330800343999" calcext:value-type="float">
            <text:p>11.7330800344</text:p>
          </table:table-cell>
          <table:table-cell office:value-type="string" calcext:value-type="string">
            <text:p>ENSMUSG00000045967.11</text:p>
          </table:table-cell>
          <table:table-cell office:value-type="string" calcext:value-type="string">
            <text:p>GPR15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1025.9</text:p>
          </table:table-cell>
          <table:table-cell office:value-type="string" calcext:value-type="string">
            <text:p>ENSG00000151025</text:p>
          </table:table-cell>
          <table:table-cell office:value-type="string" calcext:value-type="string">
            <text:p>ENSMUSG00000045967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1025|GPR158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69.610444529914" calcext:value-type="float">
            <text:p>169.6104445299</text:p>
          </table:table-cell>
          <table:table-cell office:value-type="float" office:value="5.40498022975301" calcext:value-type="float">
            <text:p>5.4049802298</text:p>
          </table:table-cell>
          <table:table-cell office:value-type="string" calcext:value-type="string">
            <text:p>ENSMUSG00000026959.9</text:p>
          </table:table-cell>
          <table:table-cell office:value-type="string" calcext:value-type="string">
            <text:p>GRIN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6884.12</text:p>
          </table:table-cell>
          <table:table-cell office:value-type="string" calcext:value-type="string">
            <text:p>ENSG00000176884</text:p>
          </table:table-cell>
          <table:table-cell office:value-type="string" calcext:value-type="string">
            <text:p>ENSMUSG00000026959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6884|GRIN1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79.4800326946717" calcext:value-type="float">
            <text:p>79.4800326947</text:p>
          </table:table-cell>
          <table:table-cell office:value-type="float" office:value="5.63429597463703" calcext:value-type="float">
            <text:p>5.6342959746</text:p>
          </table:table-cell>
          <table:table-cell office:value-type="string" calcext:value-type="string">
            <text:p>ENSMUSG00000028572.9</text:p>
          </table:table-cell>
          <table:table-cell office:value-type="string" calcext:value-type="string">
            <text:p>HOOK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4709.8</text:p>
          </table:table-cell>
          <table:table-cell office:value-type="string" calcext:value-type="string">
            <text:p>ENSG00000134709</text:p>
          </table:table-cell>
          <table:table-cell office:value-type="string" calcext:value-type="string">
            <text:p>ENSMUSG00000028572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4709|HOOK1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53.332182101824" calcext:value-type="float">
            <text:p>153.3321821018</text:p>
          </table:table-cell>
          <table:table-cell office:value-type="float" office:value="22.2533848252832" calcext:value-type="float">
            <text:p>22.2533848253</text:p>
          </table:table-cell>
          <table:table-cell office:value-type="string" calcext:value-type="string">
            <text:p>ENSMUSG00000025092.6</text:p>
          </table:table-cell>
          <table:table-cell office:value-type="string" calcext:value-type="string">
            <text:p>HSPA12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5868.10</text:p>
          </table:table-cell>
          <table:table-cell office:value-type="string" calcext:value-type="string">
            <text:p>ENSG00000165868</text:p>
          </table:table-cell>
          <table:table-cell office:value-type="string" calcext:value-type="string">
            <text:p>ENSMUSG00000025092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5868|HSPA12A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35.455141539402" calcext:value-type="float">
            <text:p>135.4551415394</text:p>
          </table:table-cell>
          <table:table-cell office:value-type="float" office:value="25.4698046296137" calcext:value-type="float">
            <text:p>25.4698046296</text:p>
          </table:table-cell>
          <table:table-cell office:value-type="string" calcext:value-type="string">
            <text:p>ENSMUSG00000040797.12</text:p>
          </table:table-cell>
          <table:table-cell office:value-type="string" calcext:value-type="string">
            <text:p>IQSEC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0645.9</text:p>
          </table:table-cell>
          <table:table-cell office:value-type="string" calcext:value-type="string">
            <text:p>ENSG00000120645</text:p>
          </table:table-cell>
          <table:table-cell office:value-type="string" calcext:value-type="string">
            <text:p>ENSMUSG00000040797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0645|IQSEC3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41.7971333482697" calcext:value-type="float">
            <text:p>41.7971333483</text:p>
          </table:table-cell>
          <table:table-cell office:value-type="float" office:value="6.24441894318065" calcext:value-type="float">
            <text:p>6.2444189432</text:p>
          </table:table-cell>
          <table:table-cell office:value-type="string" calcext:value-type="string">
            <text:p>ENSMUSG00000026824.7</text:p>
          </table:table-cell>
          <table:table-cell office:value-type="string" calcext:value-type="string">
            <text:p>KCNJ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2989.4</text:p>
          </table:table-cell>
          <table:table-cell office:value-type="string" calcext:value-type="string">
            <text:p>ENSG00000162989</text:p>
          </table:table-cell>
          <table:table-cell office:value-type="string" calcext:value-type="string">
            <text:p>ENSMUSG00000026824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2989|KCNJ3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13.062928436027" calcext:value-type="float">
            <text:p>113.062928436</text:p>
          </table:table-cell>
          <table:table-cell office:value-type="float" office:value="11.525150497884" calcext:value-type="float">
            <text:p>11.5251504979</text:p>
          </table:table-cell>
          <table:table-cell office:value-type="string" calcext:value-type="string">
            <text:p>ENSMUSG00000044060.13</text:p>
          </table:table-cell>
          <table:table-cell office:value-type="string" calcext:value-type="string">
            <text:p>KIAA110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69712.10</text:p>
          </table:table-cell>
          <table:table-cell office:value-type="string" calcext:value-type="string">
            <text:p>ENSG00000069712</text:p>
          </table:table-cell>
          <table:table-cell office:value-type="string" calcext:value-type="string">
            <text:p>ENSMUSG0000004406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69712|KIAA1107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4.53058810211" calcext:value-type="float">
            <text:p>24.5305881021</text:p>
          </table:table-cell>
          <table:table-cell office:value-type="float" office:value="9.70704825781814" calcext:value-type="float">
            <text:p>9.7070482578</text:p>
          </table:table-cell>
          <table:table-cell office:value-type="string" calcext:value-type="string">
            <text:p>ENSMUSG00000019852.6</text:p>
          </table:table-cell>
          <table:table-cell office:value-type="string" calcext:value-type="string">
            <text:p>KIAA124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2379.8</text:p>
          </table:table-cell>
          <table:table-cell office:value-type="string" calcext:value-type="string">
            <text:p>ENSG00000112379</text:p>
          </table:table-cell>
          <table:table-cell office:value-type="string" calcext:value-type="string">
            <text:p>ENSMUSG00000019852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2379|KIAA1244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11.693143212349" calcext:value-type="float">
            <text:p>211.6931432123</text:p>
          </table:table-cell>
          <table:table-cell office:value-type="float" office:value="5.64939463311545" calcext:value-type="float">
            <text:p>5.6493946331</text:p>
          </table:table-cell>
          <table:table-cell office:value-type="string" calcext:value-type="string">
            <text:p>ENSMUSG00000059149.13</text:p>
          </table:table-cell>
          <table:table-cell office:value-type="string" calcext:value-type="string">
            <text:p>MFSD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4514.10</text:p>
          </table:table-cell>
          <table:table-cell office:value-type="string" calcext:value-type="string">
            <text:p>ENSG00000174514</text:p>
          </table:table-cell>
          <table:table-cell office:value-type="string" calcext:value-type="string">
            <text:p>ENSMUSG00000059149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4514|MFSD4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713.926218229957" calcext:value-type="float">
            <text:p>713.92621823</text:p>
          </table:table-cell>
          <table:table-cell office:value-type="float" office:value="6.88171970627653" calcext:value-type="float">
            <text:p>6.8817197063</text:p>
          </table:table-cell>
          <table:table-cell office:value-type="string" calcext:value-type="string">
            <text:p>ENSMUSG00000026260.8</text:p>
          </table:table-cell>
          <table:table-cell office:value-type="string" calcext:value-type="string">
            <text:p>NDUFA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0414.9</text:p>
          </table:table-cell>
          <table:table-cell office:value-type="string" calcext:value-type="string">
            <text:p>ENSG00000130414</text:p>
          </table:table-cell>
          <table:table-cell office:value-type="string" calcext:value-type="string">
            <text:p>ENSMUSG0000002626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0414|NDUFA10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48.6980109254368" calcext:value-type="float">
            <text:p>48.6980109254</text:p>
          </table:table-cell>
          <table:table-cell office:value-type="float" office:value="24.371491152104" calcext:value-type="float">
            <text:p>24.3714911521</text:p>
          </table:table-cell>
          <table:table-cell office:value-type="string" calcext:value-type="string">
            <text:p>ENSMUSG00000020396.8</text:p>
          </table:table-cell>
          <table:table-cell office:value-type="string" calcext:value-type="string">
            <text:p>NEFH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0285.9</text:p>
          </table:table-cell>
          <table:table-cell office:value-type="string" calcext:value-type="string">
            <text:p>ENSG00000100285</text:p>
          </table:table-cell>
          <table:table-cell office:value-type="string" calcext:value-type="string">
            <text:p>ENSMUSG0000002039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0285|NEFH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65.876738033996" calcext:value-type="float">
            <text:p>165.876738034</text:p>
          </table:table-cell>
          <table:table-cell office:value-type="float" office:value="30.1012329962234" calcext:value-type="float">
            <text:p>30.1012329962</text:p>
          </table:table-cell>
          <table:table-cell office:value-type="string" calcext:value-type="string">
            <text:p>ENSMUSG00000045903.8</text:p>
          </table:table-cell>
          <table:table-cell office:value-type="string" calcext:value-type="string">
            <text:p>NPAS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4576.6</text:p>
          </table:table-cell>
          <table:table-cell office:value-type="string" calcext:value-type="string">
            <text:p>ENSG00000174576</text:p>
          </table:table-cell>
          <table:table-cell office:value-type="string" calcext:value-type="string">
            <text:p>ENSMUSG00000045903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4576|NPAS4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8.736312692572" calcext:value-type="float">
            <text:p>38.7363126926</text:p>
          </table:table-cell>
          <table:table-cell office:value-type="float" office:value="8.50859119946685" calcext:value-type="float">
            <text:p>8.5085911995</text:p>
          </table:table-cell>
          <table:table-cell office:value-type="string" calcext:value-type="string">
            <text:p>ENSMUSG00000001520.8</text:p>
          </table:table-cell>
          <table:table-cell office:value-type="string" calcext:value-type="string">
            <text:p>NRIP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53702.12</text:p>
          </table:table-cell>
          <table:table-cell office:value-type="string" calcext:value-type="string">
            <text:p>ENSG00000053702</text:p>
          </table:table-cell>
          <table:table-cell office:value-type="string" calcext:value-type="string">
            <text:p>ENSMUSG0000000152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53702|NRIP2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32.110272894286" calcext:value-type="float">
            <text:p>332.1102728943</text:p>
          </table:table-cell>
          <table:table-cell office:value-type="float" office:value="46.4177691080396" calcext:value-type="float">
            <text:p>46.417769108</text:p>
          </table:table-cell>
          <table:table-cell office:value-type="string" calcext:value-type="string">
            <text:p>ENSMUSG00000066392.7</text:p>
          </table:table-cell>
          <table:table-cell office:value-type="string" calcext:value-type="string">
            <text:p>NRXN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21645.15</text:p>
          </table:table-cell>
          <table:table-cell office:value-type="string" calcext:value-type="string">
            <text:p>ENSG00000021645</text:p>
          </table:table-cell>
          <table:table-cell office:value-type="string" calcext:value-type="string">
            <text:p>ENSMUSG00000066392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21645|NRXN3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9.3232930763987" calcext:value-type="float">
            <text:p>29.3232930764</text:p>
          </table:table-cell>
          <table:table-cell office:value-type="float" office:value="8.50263250119408" calcext:value-type="float">
            <text:p>8.5026325012</text:p>
          </table:table-cell>
          <table:table-cell office:value-type="string" calcext:value-type="string">
            <text:p>ENSMUSG00000060212.9</text:p>
          </table:table-cell>
          <table:table-cell office:value-type="string" calcext:value-type="string">
            <text:p>PCNXL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5749.16</text:p>
          </table:table-cell>
          <table:table-cell office:value-type="string" calcext:value-type="string">
            <text:p>ENSG00000135749</text:p>
          </table:table-cell>
          <table:table-cell office:value-type="string" calcext:value-type="string">
            <text:p>ENSMUSG000000602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5749|PCNXL2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79.0483590634004" calcext:value-type="float">
            <text:p>79.0483590634</text:p>
          </table:table-cell>
          <table:table-cell office:value-type="float" office:value="7.4570804163225" calcext:value-type="float">
            <text:p>7.4570804163</text:p>
          </table:table-cell>
          <table:table-cell office:value-type="string" calcext:value-type="string">
            <text:p>ENSMUSG00000032177.12</text:p>
          </table:table-cell>
          <table:table-cell office:value-type="string" calcext:value-type="string">
            <text:p>PDE4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65989.13</text:p>
          </table:table-cell>
          <table:table-cell office:value-type="string" calcext:value-type="string">
            <text:p>ENSG00000065989</text:p>
          </table:table-cell>
          <table:table-cell office:value-type="string" calcext:value-type="string">
            <text:p>ENSMUSG0000003217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65989|PDE4A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8.1503609519402" calcext:value-type="float">
            <text:p>28.1503609519</text:p>
          </table:table-cell>
          <table:table-cell office:value-type="float" office:value="8.48819784338676" calcext:value-type="float">
            <text:p>8.4881978434</text:p>
          </table:table-cell>
          <table:table-cell office:value-type="string" calcext:value-type="string">
            <text:p>ENSMUSG00000024901.10</text:p>
          </table:table-cell>
          <table:table-cell office:value-type="string" calcext:value-type="string">
            <text:p>PELI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4516.12</text:p>
          </table:table-cell>
          <table:table-cell office:value-type="string" calcext:value-type="string">
            <text:p>ENSG00000174516</text:p>
          </table:table-cell>
          <table:table-cell office:value-type="string" calcext:value-type="string">
            <text:p>ENSMUSG00000024901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4516|PELI3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6.8585694422678" calcext:value-type="float">
            <text:p>26.8585694423</text:p>
          </table:table-cell>
          <table:table-cell office:value-type="float" office:value="7.95494384111102" calcext:value-type="float">
            <text:p>7.9549438411</text:p>
          </table:table-cell>
          <table:table-cell office:value-type="string" calcext:value-type="string">
            <text:p>ENSMUSG00000040543.12</text:p>
          </table:table-cell>
          <table:table-cell office:value-type="string" calcext:value-type="string">
            <text:p>PITPNM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91622.13</text:p>
          </table:table-cell>
          <table:table-cell office:value-type="string" calcext:value-type="string">
            <text:p>ENSG00000091622</text:p>
          </table:table-cell>
          <table:table-cell office:value-type="string" calcext:value-type="string">
            <text:p>ENSMUSG0000004054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91622|PITPNM3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4.8840116523715" calcext:value-type="float">
            <text:p>14.8840116524</text:p>
          </table:table-cell>
          <table:table-cell office:value-type="float" office:value="13.3323367106731" calcext:value-type="float">
            <text:p>13.3323367107</text:p>
          </table:table-cell>
          <table:table-cell office:value-type="string" calcext:value-type="string">
            <text:p>ENSMUSG00000033871.10</text:p>
          </table:table-cell>
          <table:table-cell office:value-type="string" calcext:value-type="string">
            <text:p>PPARGC1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5846.14</text:p>
          </table:table-cell>
          <table:table-cell office:value-type="string" calcext:value-type="string">
            <text:p>ENSG00000155846</text:p>
          </table:table-cell>
          <table:table-cell office:value-type="string" calcext:value-type="string">
            <text:p>ENSMUSG0000003387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5846|PPARGC1B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17.342562313014" calcext:value-type="float">
            <text:p>117.342562313</text:p>
          </table:table-cell>
          <table:table-cell office:value-type="float" office:value="7.45321171438818" calcext:value-type="float">
            <text:p>7.4532117144</text:p>
          </table:table-cell>
          <table:table-cell office:value-type="string" calcext:value-type="string">
            <text:p>ENSMUSG00000033526.12</text:p>
          </table:table-cell>
          <table:table-cell office:value-type="string" calcext:value-type="string">
            <text:p>PPIP5K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8781.19</text:p>
          </table:table-cell>
          <table:table-cell office:value-type="string" calcext:value-type="string">
            <text:p>ENSG00000168781</text:p>
          </table:table-cell>
          <table:table-cell office:value-type="string" calcext:value-type="string">
            <text:p>ENSMUSG00000033526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8781|PPIP5K1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5.1532275688219" calcext:value-type="float">
            <text:p>15.1532275688</text:p>
          </table:table-cell>
          <table:table-cell office:value-type="float" office:value="9.40279960380453" calcext:value-type="float">
            <text:p>9.4027996038</text:p>
          </table:table-cell>
          <table:table-cell office:value-type="string" calcext:value-type="string">
            <text:p>ENSMUSG00000041552.7</text:p>
          </table:table-cell>
          <table:table-cell office:value-type="string" calcext:value-type="string">
            <text:p>PTCHD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5186.10</text:p>
          </table:table-cell>
          <table:table-cell office:value-type="string" calcext:value-type="string">
            <text:p>ENSG00000165186</text:p>
          </table:table-cell>
          <table:table-cell office:value-type="string" calcext:value-type="string">
            <text:p>ENSMUSG00000041552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5186|PTCHD1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482.419194013439" calcext:value-type="float">
            <text:p>482.4191940134</text:p>
          </table:table-cell>
          <table:table-cell office:value-type="float" office:value="23.8221869382593" calcext:value-type="float">
            <text:p>23.8221869383</text:p>
          </table:table-cell>
          <table:table-cell office:value-type="string" calcext:value-type="string">
            <text:p>ENSMUSG00000027347.14</text:p>
          </table:table-cell>
          <table:table-cell office:value-type="string" calcext:value-type="string">
            <text:p>RASGRP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2575.9</text:p>
          </table:table-cell>
          <table:table-cell office:value-type="string" calcext:value-type="string">
            <text:p>ENSG00000172575</text:p>
          </table:table-cell>
          <table:table-cell office:value-type="string" calcext:value-type="string">
            <text:p>ENSMUSG00000027347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2575|RASGRP1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54.26821748085" calcext:value-type="float">
            <text:p>254.2682174809</text:p>
          </table:table-cell>
          <table:table-cell office:value-type="float" office:value="17.7763909329505" calcext:value-type="float">
            <text:p>17.776390933</text:p>
          </table:table-cell>
          <table:table-cell office:value-type="string" calcext:value-type="string">
            <text:p>ENSMUSG00000021719.8</text:p>
          </table:table-cell>
          <table:table-cell office:value-type="string" calcext:value-type="string">
            <text:p>RGS7BP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6479.4</text:p>
          </table:table-cell>
          <table:table-cell office:value-type="string" calcext:value-type="string">
            <text:p>ENSG00000186479</text:p>
          </table:table-cell>
          <table:table-cell office:value-type="string" calcext:value-type="string">
            <text:p>ENSMUSG00000021719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6479|RGS7BP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42.9517179897856" calcext:value-type="float">
            <text:p>42.9517179898</text:p>
          </table:table-cell>
          <table:table-cell office:value-type="float" office:value="8.24917553120268" calcext:value-type="float">
            <text:p>8.2491755312</text:p>
          </table:table-cell>
          <table:table-cell office:value-type="string" calcext:value-type="string">
            <text:p>ENSMUSG00000024883.6</text:p>
          </table:table-cell>
          <table:table-cell office:value-type="string" calcext:value-type="string">
            <text:p>RIN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4791.8</text:p>
          </table:table-cell>
          <table:table-cell office:value-type="string" calcext:value-type="string">
            <text:p>ENSG00000174791</text:p>
          </table:table-cell>
          <table:table-cell office:value-type="string" calcext:value-type="string">
            <text:p>ENSMUSG0000002488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4791|RIN1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49.223233557129" calcext:value-type="float">
            <text:p>149.2232335571</text:p>
          </table:table-cell>
          <table:table-cell office:value-type="float" office:value="11.6286177428954" calcext:value-type="float">
            <text:p>11.6286177429</text:p>
          </table:table-cell>
          <table:table-cell office:value-type="string" calcext:value-type="string">
            <text:p>ENSMUSG00000042743.9</text:p>
          </table:table-cell>
          <table:table-cell office:value-type="string" calcext:value-type="string">
            <text:p>SGT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7860.7</text:p>
          </table:table-cell>
          <table:table-cell office:value-type="string" calcext:value-type="string">
            <text:p>ENSG00000197860</text:p>
          </table:table-cell>
          <table:table-cell office:value-type="string" calcext:value-type="string">
            <text:p>ENSMUSG00000042743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7860|SGTB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2.6182544196581" calcext:value-type="float">
            <text:p>22.6182544197</text:p>
          </table:table-cell>
          <table:table-cell office:value-type="float" office:value="11.2933847310445" calcext:value-type="float">
            <text:p>11.293384731</text:p>
          </table:table-cell>
          <table:table-cell office:value-type="string" calcext:value-type="string">
            <text:p>ENSMUSG00000022696.13</text:p>
          </table:table-cell>
          <table:table-cell office:value-type="string" calcext:value-type="string">
            <text:p>SIDT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72858.8</text:p>
          </table:table-cell>
          <table:table-cell office:value-type="string" calcext:value-type="string">
            <text:p>ENSG00000072858</text:p>
          </table:table-cell>
          <table:table-cell office:value-type="string" calcext:value-type="string">
            <text:p>ENSMUSG00000022696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72858|SIDT1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8.4794232255931" calcext:value-type="float">
            <text:p>38.4794232256</text:p>
          </table:table-cell>
          <table:table-cell office:value-type="float" office:value="46.8566112982998" calcext:value-type="float">
            <text:p>46.8566112983</text:p>
          </table:table-cell>
          <table:table-cell office:value-type="string" calcext:value-type="string">
            <text:p>ENSMUSG00000056427.6</text:p>
          </table:table-cell>
          <table:table-cell office:value-type="string" calcext:value-type="string">
            <text:p>SLIT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4347.12</text:p>
          </table:table-cell>
          <table:table-cell office:value-type="string" calcext:value-type="string">
            <text:p>ENSG00000184347</text:p>
          </table:table-cell>
          <table:table-cell office:value-type="string" calcext:value-type="string">
            <text:p>ENSMUSG00000056427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4347|SLIT3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663.566420819668" calcext:value-type="float">
            <text:p>663.5664208197</text:p>
          </table:table-cell>
          <table:table-cell office:value-type="float" office:value="19.7803582800079" calcext:value-type="float">
            <text:p>19.78035828</text:p>
          </table:table-cell>
          <table:table-cell office:value-type="string" calcext:value-type="string">
            <text:p>ENSMUSG00000034891.9</text:p>
          </table:table-cell>
          <table:table-cell office:value-type="string" calcext:value-type="string">
            <text:p>SNC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74317.8</text:p>
          </table:table-cell>
          <table:table-cell office:value-type="string" calcext:value-type="string">
            <text:p>ENSG00000074317</text:p>
          </table:table-cell>
          <table:table-cell office:value-type="string" calcext:value-type="string">
            <text:p>ENSMUSG00000034891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74317|SNCB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502.829353269149" calcext:value-type="float">
            <text:p>502.8293532691</text:p>
          </table:table-cell>
          <table:table-cell office:value-type="float" office:value="12.2071715367241" calcext:value-type="float">
            <text:p>12.2071715367</text:p>
          </table:table-cell>
          <table:table-cell office:value-type="string" calcext:value-type="string">
            <text:p>ENSMUSG00000018865.8</text:p>
          </table:table-cell>
          <table:table-cell office:value-type="string" calcext:value-type="string">
            <text:p>SULT4A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0540.11</text:p>
          </table:table-cell>
          <table:table-cell office:value-type="string" calcext:value-type="string">
            <text:p>ENSG00000130540</text:p>
          </table:table-cell>
          <table:table-cell office:value-type="string" calcext:value-type="string">
            <text:p>ENSMUSG00000018865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0540|SULT4A1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637.678092697907" calcext:value-type="float">
            <text:p>637.6780926979</text:p>
          </table:table-cell>
          <table:table-cell office:value-type="float" office:value="12.4073338293191" calcext:value-type="float">
            <text:p>12.4073338293</text:p>
          </table:table-cell>
          <table:table-cell office:value-type="string" calcext:value-type="string">
            <text:p>ENSMUSG00000037217.11</text:p>
          </table:table-cell>
          <table:table-cell office:value-type="string" calcext:value-type="string">
            <text:p>SYN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08056.10</text:p>
          </table:table-cell>
          <table:table-cell office:value-type="string" calcext:value-type="string">
            <text:p>ENSG00000008056</text:p>
          </table:table-cell>
          <table:table-cell office:value-type="string" calcext:value-type="string">
            <text:p>ENSMUSG00000037217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08056|SYN1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83.811309398586" calcext:value-type="float">
            <text:p>283.8113093986</text:p>
          </table:table-cell>
          <table:table-cell office:value-type="float" office:value="5.75792994095564" calcext:value-type="float">
            <text:p>5.757929941</text:p>
          </table:table-cell>
          <table:table-cell office:value-type="string" calcext:value-type="string">
            <text:p>ENSMUSG00000009394.9</text:p>
          </table:table-cell>
          <table:table-cell office:value-type="string" calcext:value-type="string">
            <text:p>SYN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7152.14</text:p>
          </table:table-cell>
          <table:table-cell office:value-type="string" calcext:value-type="string">
            <text:p>ENSG00000157152</text:p>
          </table:table-cell>
          <table:table-cell office:value-type="string" calcext:value-type="string">
            <text:p>ENSMUSG00000009394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7152|SYN2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933.979361513797" calcext:value-type="float">
            <text:p>933.9793615138</text:p>
          </table:table-cell>
          <table:table-cell office:value-type="float" office:value="9.0120551090279" calcext:value-type="float">
            <text:p>9.012055109</text:p>
          </table:table-cell>
          <table:table-cell office:value-type="string" calcext:value-type="string">
            <text:p>ENSMUSG00000031144.11</text:p>
          </table:table-cell>
          <table:table-cell office:value-type="string" calcext:value-type="string">
            <text:p>SYP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2003.8</text:p>
          </table:table-cell>
          <table:table-cell office:value-type="string" calcext:value-type="string">
            <text:p>ENSG00000102003</text:p>
          </table:table-cell>
          <table:table-cell office:value-type="string" calcext:value-type="string">
            <text:p>ENSMUSG0000003114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2003|SYP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81.229192878098" calcext:value-type="float">
            <text:p>281.2291928781</text:p>
          </table:table-cell>
          <table:table-cell office:value-type="float" office:value="6.54436930347324" calcext:value-type="float">
            <text:p>6.5443693035</text:p>
          </table:table-cell>
          <table:table-cell office:value-type="string" calcext:value-type="string">
            <text:p>ENSMUSG00000054034.6</text:p>
          </table:table-cell>
          <table:table-cell office:value-type="string" calcext:value-type="string">
            <text:p>TCEAL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04071.7</text:p>
          </table:table-cell>
          <table:table-cell office:value-type="string" calcext:value-type="string">
            <text:p>ENSG00000204071</text:p>
          </table:table-cell>
          <table:table-cell office:value-type="string" calcext:value-type="string">
            <text:p>ENSMUSG00000054034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04071|TCEAL6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47.087712000701" calcext:value-type="float">
            <text:p>347.0877120007</text:p>
          </table:table-cell>
          <table:table-cell office:value-type="float" office:value="43.878466884936" calcext:value-type="float">
            <text:p>43.8784668849</text:p>
          </table:table-cell>
          <table:table-cell office:value-type="string" calcext:value-type="string">
            <text:p>ENSMUSG00000043388.7</text:p>
          </table:table-cell>
          <table:table-cell office:value-type="string" calcext:value-type="string">
            <text:p>TMEM13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6448.12</text:p>
          </table:table-cell>
          <table:table-cell office:value-type="string" calcext:value-type="string">
            <text:p>ENSG00000166448</text:p>
          </table:table-cell>
          <table:table-cell office:value-type="string" calcext:value-type="string">
            <text:p>ENSMUSG0000004338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6448|TMEM130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54.591503194152" calcext:value-type="float">
            <text:p>54.5915031942</text:p>
          </table:table-cell>
          <table:table-cell office:value-type="float" office:value="5.95004754289667" calcext:value-type="float">
            <text:p>5.9500475429</text:p>
          </table:table-cell>
          <table:table-cell office:value-type="string" calcext:value-type="string">
            <text:p>ENSMUSG00000090100.3</text:p>
          </table:table-cell>
          <table:table-cell office:value-type="string" calcext:value-type="string">
            <text:p>TTBK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8881.14</text:p>
          </table:table-cell>
          <table:table-cell office:value-type="string" calcext:value-type="string">
            <text:p>ENSG00000128881</text:p>
          </table:table-cell>
          <table:table-cell office:value-type="string" calcext:value-type="string">
            <text:p>ENSMUSG0000009010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8881|TTBK2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00.303090299794" calcext:value-type="float">
            <text:p>200.3030902998</text:p>
          </table:table-cell>
          <table:table-cell office:value-type="float" office:value="6.2929446157553" calcext:value-type="float">
            <text:p>6.2929446158</text:p>
          </table:table-cell>
          <table:table-cell office:value-type="string" calcext:value-type="string">
            <text:p>ENSMUSG00000010054.4</text:p>
          </table:table-cell>
          <table:table-cell office:value-type="string" calcext:value-type="string">
            <text:p>TUSC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4383.7</text:p>
          </table:table-cell>
          <table:table-cell office:value-type="string" calcext:value-type="string">
            <text:p>ENSG00000114383</text:p>
          </table:table-cell>
          <table:table-cell office:value-type="string" calcext:value-type="string">
            <text:p>ENSMUSG00000010054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4383|TUSC2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66.5456423161688" calcext:value-type="float">
            <text:p>66.5456423162</text:p>
          </table:table-cell>
          <table:table-cell office:value-type="float" office:value="6.83774688052225" calcext:value-type="float">
            <text:p>6.8377468805</text:p>
          </table:table-cell>
          <table:table-cell office:value-type="string" calcext:value-type="string">
            <text:p>ENSMUSG00000055567.12</text:p>
          </table:table-cell>
          <table:table-cell office:value-type="string" calcext:value-type="string">
            <text:p>UNC8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4406.16</text:p>
          </table:table-cell>
          <table:table-cell office:value-type="string" calcext:value-type="string">
            <text:p>ENSG00000144406</text:p>
          </table:table-cell>
          <table:table-cell office:value-type="string" calcext:value-type="string">
            <text:p>ENSMUSG00000055567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4406|UNC80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5.3734944196793" calcext:value-type="float">
            <text:p>25.3734944197</text:p>
          </table:table-cell>
          <table:table-cell office:value-type="float" office:value="6.03261743986266" calcext:value-type="float">
            <text:p>6.0326174399</text:p>
          </table:table-cell>
          <table:table-cell office:value-type="string" calcext:value-type="string">
            <text:p>ENSMUSG00000044365.11</text:p>
          </table:table-cell>
          <table:table-cell office:value-type="string" calcext:value-type="string">
            <text:p>CXXC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8772.10</text:p>
          </table:table-cell>
          <table:table-cell office:value-type="string" calcext:value-type="string">
            <text:p>ENSG00000168772</text:p>
          </table:table-cell>
          <table:table-cell office:value-type="string" calcext:value-type="string">
            <text:p>ENSMUSG00000044365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8772|CXXC4</text:p>
          </table:table-cell>
          <table:table-cell office:value-type="string" calcext:value-type="string">
            <text:p>ME6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3.5754330807976" calcext:value-type="float">
            <text:p>23.5754330808</text:p>
          </table:table-cell>
          <table:table-cell office:value-type="float" office:value="5.30301138058184" calcext:value-type="float">
            <text:p>5.3030113806</text:p>
          </table:table-cell>
          <table:table-cell office:value-type="string" calcext:value-type="string">
            <text:p>ENSMUSG00000034413.10</text:p>
          </table:table-cell>
          <table:table-cell office:value-type="string" calcext:value-type="string">
            <text:p>NEURL1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14357.6</text:p>
          </table:table-cell>
          <table:table-cell office:value-type="string" calcext:value-type="string">
            <text:p>ENSG00000214357</text:p>
          </table:table-cell>
          <table:table-cell office:value-type="string" calcext:value-type="string">
            <text:p>ENSMUSG00000034413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14357|NEURL1B</text:p>
          </table:table-cell>
          <table:table-cell office:value-type="string" calcext:value-type="string">
            <text:p>ME6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16.486365807718" calcext:value-type="float">
            <text:p>316.4863658077</text:p>
          </table:table-cell>
          <table:table-cell office:value-type="float" office:value="5.26531639030051" calcext:value-type="float">
            <text:p>5.2653163903</text:p>
          </table:table-cell>
          <table:table-cell office:value-type="string" calcext:value-type="string">
            <text:p>ENSMUSG00000018287.8</text:p>
          </table:table-cell>
          <table:table-cell office:value-type="string" calcext:value-type="string">
            <text:p>SPAG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91640.5</text:p>
          </table:table-cell>
          <table:table-cell office:value-type="string" calcext:value-type="string">
            <text:p>ENSG00000091640</text:p>
          </table:table-cell>
          <table:table-cell office:value-type="string" calcext:value-type="string">
            <text:p>ENSMUSG00000018287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91640|SPAG7</text:p>
          </table:table-cell>
          <table:table-cell office:value-type="string" calcext:value-type="string">
            <text:p>ME60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64.4317698666231" calcext:value-type="float">
            <text:p>64.4317698666</text:p>
          </table:table-cell>
          <table:table-cell office:value-type="float" office:value="7.12059914770217" calcext:value-type="float">
            <text:p>7.1205991477</text:p>
          </table:table-cell>
          <table:table-cell office:value-type="string" calcext:value-type="string">
            <text:p>ENSMUSG00000030551.9</text:p>
          </table:table-cell>
          <table:table-cell office:value-type="string" calcext:value-type="string">
            <text:p>NR2F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5551.10</text:p>
          </table:table-cell>
          <table:table-cell office:value-type="string" calcext:value-type="string">
            <text:p>ENSG00000185551</text:p>
          </table:table-cell>
          <table:table-cell office:value-type="string" calcext:value-type="string">
            <text:p>ENSMUSG0000003055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5551|NR2F2</text:p>
          </table:table-cell>
          <table:table-cell office:value-type="string" calcext:value-type="string">
            <text:p>ME6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48.2030379471" calcext:value-type="float">
            <text:p>148.2030379471</text:p>
          </table:table-cell>
          <table:table-cell office:value-type="float" office:value="61.4417292918342" calcext:value-type="float">
            <text:p>61.4417292918</text:p>
          </table:table-cell>
          <table:table-cell office:value-type="string" calcext:value-type="string">
            <text:p>ENSMUSG00000025658.12</text:p>
          </table:table-cell>
          <table:table-cell office:value-type="string" calcext:value-type="string">
            <text:p>CNKSR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9970.12</text:p>
          </table:table-cell>
          <table:table-cell office:value-type="string" calcext:value-type="string">
            <text:p>ENSG00000149970</text:p>
          </table:table-cell>
          <table:table-cell office:value-type="string" calcext:value-type="string">
            <text:p>ENSMUSG00000025658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9970|CNKSR2</text:p>
          </table:table-cell>
          <table:table-cell office:value-type="string" calcext:value-type="string">
            <text:p>ME63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639.684890895392" calcext:value-type="float">
            <text:p>639.6848908954</text:p>
          </table:table-cell>
          <table:table-cell office:value-type="float" office:value="20.1812045114042" calcext:value-type="float">
            <text:p>20.1812045114</text:p>
          </table:table-cell>
          <table:table-cell office:value-type="string" calcext:value-type="string">
            <text:p>ENSMUSG00000025867.8</text:p>
          </table:table-cell>
          <table:table-cell office:value-type="string" calcext:value-type="string">
            <text:p>CPLX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5920.12</text:p>
          </table:table-cell>
          <table:table-cell office:value-type="string" calcext:value-type="string">
            <text:p>ENSG00000145920</text:p>
          </table:table-cell>
          <table:table-cell office:value-type="string" calcext:value-type="string">
            <text:p>ENSMUSG0000002586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5920|CPLX2</text:p>
          </table:table-cell>
          <table:table-cell office:value-type="string" calcext:value-type="string">
            <text:p>ME63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77.397681395308" calcext:value-type="float">
            <text:p>177.3976813953</text:p>
          </table:table-cell>
          <table:table-cell office:value-type="float" office:value="7.41064219832911" calcext:value-type="float">
            <text:p>7.4106421983</text:p>
          </table:table-cell>
          <table:table-cell office:value-type="string" calcext:value-type="string">
            <text:p>ENSMUSG00000052572.11</text:p>
          </table:table-cell>
          <table:table-cell office:value-type="string" calcext:value-type="string">
            <text:p>DLG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0672.14</text:p>
          </table:table-cell>
          <table:table-cell office:value-type="string" calcext:value-type="string">
            <text:p>ENSG00000150672</text:p>
          </table:table-cell>
          <table:table-cell office:value-type="string" calcext:value-type="string">
            <text:p>ENSMUSG0000005257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0672|DLG2</text:p>
          </table:table-cell>
          <table:table-cell office:value-type="string" calcext:value-type="string">
            <text:p>ME63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89.3131137895987" calcext:value-type="float">
            <text:p>89.3131137896</text:p>
          </table:table-cell>
          <table:table-cell office:value-type="float" office:value="6.37390640051289" calcext:value-type="float">
            <text:p>6.3739064005</text:p>
          </table:table-cell>
          <table:table-cell office:value-type="string" calcext:value-type="string">
            <text:p>ENSMUSG00000025582.4</text:p>
          </table:table-cell>
          <table:table-cell office:value-type="string" calcext:value-type="string">
            <text:p>NPTX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1246.5</text:p>
          </table:table-cell>
          <table:table-cell office:value-type="string" calcext:value-type="string">
            <text:p>ENSG00000171246</text:p>
          </table:table-cell>
          <table:table-cell office:value-type="string" calcext:value-type="string">
            <text:p>ENSMUSG00000025582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1246|NPTX1</text:p>
          </table:table-cell>
          <table:table-cell office:value-type="string" calcext:value-type="string">
            <text:p>ME63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0.86452793338" calcext:value-type="float">
            <text:p>10.8645279334</text:p>
          </table:table-cell>
          <table:table-cell office:value-type="float" office:value="7.72190667836543" calcext:value-type="float">
            <text:p>7.7219066784</text:p>
          </table:table-cell>
          <table:table-cell office:value-type="string" calcext:value-type="string">
            <text:p>ENSMUSG00000021313.11</text:p>
          </table:table-cell>
          <table:table-cell office:value-type="string" calcext:value-type="string">
            <text:p>RYR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8626.13</text:p>
          </table:table-cell>
          <table:table-cell office:value-type="string" calcext:value-type="string">
            <text:p>ENSG00000198626</text:p>
          </table:table-cell>
          <table:table-cell office:value-type="string" calcext:value-type="string">
            <text:p>ENSMUSG00000021313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8626|RYR2</text:p>
          </table:table-cell>
          <table:table-cell office:value-type="string" calcext:value-type="string">
            <text:p>ME63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37.588819954623" calcext:value-type="float">
            <text:p>237.5888199546</text:p>
          </table:table-cell>
          <table:table-cell office:value-type="float" office:value="11.2305522354917" calcext:value-type="float">
            <text:p>11.2305522355</text:p>
          </table:table-cell>
          <table:table-cell office:value-type="string" calcext:value-type="string">
            <text:p>ENSMUSG00000021373.11</text:p>
          </table:table-cell>
          <table:table-cell office:value-type="string" calcext:value-type="string">
            <text:p>CAP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2186.9</text:p>
          </table:table-cell>
          <table:table-cell office:value-type="string" calcext:value-type="string">
            <text:p>ENSG00000112186</text:p>
          </table:table-cell>
          <table:table-cell office:value-type="string" calcext:value-type="string">
            <text:p>ENSMUSG00000021373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2186|CAP2</text:p>
          </table:table-cell>
          <table:table-cell office:value-type="string" calcext:value-type="string">
            <text:p>ME65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58.986051010354" calcext:value-type="float">
            <text:p>158.9860510104</text:p>
          </table:table-cell>
          <table:table-cell office:value-type="float" office:value="63.9648322703441" calcext:value-type="float">
            <text:p>63.9648322703</text:p>
          </table:table-cell>
          <table:table-cell office:value-type="string" calcext:value-type="string">
            <text:p>ENSMUSG00000032452.8</text:p>
          </table:table-cell>
          <table:table-cell office:value-type="string" calcext:value-type="string">
            <text:p>CLSTN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8258.13</text:p>
          </table:table-cell>
          <table:table-cell office:value-type="string" calcext:value-type="string">
            <text:p>ENSG00000158258</text:p>
          </table:table-cell>
          <table:table-cell office:value-type="string" calcext:value-type="string">
            <text:p>ENSMUSG0000003245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8258|CLSTN2</text:p>
          </table:table-cell>
          <table:table-cell office:value-type="string" calcext:value-type="string">
            <text:p>ME65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75.559797525018" calcext:value-type="float">
            <text:p>275.559797525</text:p>
          </table:table-cell>
          <table:table-cell office:value-type="float" office:value="5.16780554636634" calcext:value-type="float">
            <text:p>5.1678055464</text:p>
          </table:table-cell>
          <table:table-cell office:value-type="string" calcext:value-type="string">
            <text:p>ENSMUSG00000050821.9</text:p>
          </table:table-cell>
          <table:table-cell office:value-type="string" calcext:value-type="string">
            <text:p>FAM131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5182.11</text:p>
          </table:table-cell>
          <table:table-cell office:value-type="string" calcext:value-type="string">
            <text:p>ENSG00000175182</text:p>
          </table:table-cell>
          <table:table-cell office:value-type="string" calcext:value-type="string">
            <text:p>ENSMUSG0000005082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5182|FAM131A</text:p>
          </table:table-cell>
          <table:table-cell office:value-type="string" calcext:value-type="string">
            <text:p>ME65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99.3192745080345" calcext:value-type="float">
            <text:p>99.319274508</text:p>
          </table:table-cell>
          <table:table-cell office:value-type="float" office:value="10.8823442329862" calcext:value-type="float">
            <text:p>10.882344233</text:p>
          </table:table-cell>
          <table:table-cell office:value-type="string" calcext:value-type="string">
            <text:p>ENSMUSG00000009216.7</text:p>
          </table:table-cell>
          <table:table-cell office:value-type="string" calcext:value-type="string">
            <text:p>FAM163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6990.6</text:p>
          </table:table-cell>
          <table:table-cell office:value-type="string" calcext:value-type="string">
            <text:p>ENSG00000196990</text:p>
          </table:table-cell>
          <table:table-cell office:value-type="string" calcext:value-type="string">
            <text:p>ENSMUSG00000009216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6990|FAM163B</text:p>
          </table:table-cell>
          <table:table-cell office:value-type="string" calcext:value-type="string">
            <text:p>ME65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1.3079618663151" calcext:value-type="float">
            <text:p>31.3079618663</text:p>
          </table:table-cell>
          <table:table-cell office:value-type="float" office:value="11.2069002081646" calcext:value-type="float">
            <text:p>11.2069002082</text:p>
          </table:table-cell>
          <table:table-cell office:value-type="string" calcext:value-type="string">
            <text:p>ENSMUSG00000037362.8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6999.4</text:p>
          </table:table-cell>
          <table:table-cell office:value-type="string" calcext:value-type="string">
            <text:p>ENSG00000136999</text:p>
          </table:table-cell>
          <table:table-cell office:value-type="string" calcext:value-type="string">
            <text:p>ENSMUSG0000003736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6999|NOV</text:p>
          </table:table-cell>
          <table:table-cell office:value-type="string" calcext:value-type="string">
            <text:p>ME65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95.677392824719" calcext:value-type="float">
            <text:p>395.6773928247</text:p>
          </table:table-cell>
          <table:table-cell office:value-type="float" office:value="6.1019782145015" calcext:value-type="float">
            <text:p>6.1019782145</text:p>
          </table:table-cell>
          <table:table-cell office:value-type="string" calcext:value-type="string">
            <text:p>ENSMUSG00000007944.7</text:p>
          </table:table-cell>
          <table:table-cell office:value-type="string" calcext:value-type="string">
            <text:p>TTC9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4521.7</text:p>
          </table:table-cell>
          <table:table-cell office:value-type="string" calcext:value-type="string">
            <text:p>ENSG00000174521</text:p>
          </table:table-cell>
          <table:table-cell office:value-type="string" calcext:value-type="string">
            <text:p>ENSMUSG00000007944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4521|TTC9B</text:p>
          </table:table-cell>
          <table:table-cell office:value-type="string" calcext:value-type="string">
            <text:p>ME65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432.541863832796" calcext:value-type="float">
            <text:p>432.5418638328</text:p>
          </table:table-cell>
          <table:table-cell office:value-type="float" office:value="105.72578663553" calcext:value-type="float">
            <text:p>105.7257866355</text:p>
          </table:table-cell>
          <table:table-cell office:value-type="string" calcext:value-type="string">
            <text:p>ENSMUSG00000010066.11</text:p>
          </table:table-cell>
          <table:table-cell office:value-type="string" calcext:value-type="string">
            <text:p>CACNA2D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07402.9</text:p>
          </table:table-cell>
          <table:table-cell office:value-type="string" calcext:value-type="string">
            <text:p>ENSG00000007402</text:p>
          </table:table-cell>
          <table:table-cell office:value-type="string" calcext:value-type="string">
            <text:p>ENSMUSG00000010066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07402|CACNA2D2</text:p>
          </table:table-cell>
          <table:table-cell office:value-type="string" calcext:value-type="string">
            <text:p>ME6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9.0905390154283" calcext:value-type="float">
            <text:p>19.0905390154</text:p>
          </table:table-cell>
          <table:table-cell office:value-type="float" office:value="10.1518185910867" calcext:value-type="float">
            <text:p>10.1518185911</text:p>
          </table:table-cell>
          <table:table-cell office:value-type="string" calcext:value-type="string">
            <text:p>ENSMUSG00000047496.6</text:p>
          </table:table-cell>
          <table:table-cell office:value-type="string" calcext:value-type="string">
            <text:p>RNF15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6641.8</text:p>
          </table:table-cell>
          <table:table-cell office:value-type="string" calcext:value-type="string">
            <text:p>ENSG00000176641</text:p>
          </table:table-cell>
          <table:table-cell office:value-type="string" calcext:value-type="string">
            <text:p>ENSMUSG0000004749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6641|RNF152</text:p>
          </table:table-cell>
          <table:table-cell office:value-type="string" calcext:value-type="string">
            <text:p>ME6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83.5300015319873" calcext:value-type="float">
            <text:p>83.530001532</text:p>
          </table:table-cell>
          <table:table-cell office:value-type="float" office:value="75.2801316347575" calcext:value-type="float">
            <text:p>75.2801316348</text:p>
          </table:table-cell>
          <table:table-cell office:value-type="string" calcext:value-type="string">
            <text:p>ENSMUSG00000036972.10</text:p>
          </table:table-cell>
          <table:table-cell office:value-type="string" calcext:value-type="string">
            <text:p>ZIC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4963.15</text:p>
          </table:table-cell>
          <table:table-cell office:value-type="string" calcext:value-type="string">
            <text:p>ENSG00000174963</text:p>
          </table:table-cell>
          <table:table-cell office:value-type="string" calcext:value-type="string">
            <text:p>ENSMUSG0000003697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4963|ZIC4</text:p>
          </table:table-cell>
          <table:table-cell office:value-type="string" calcext:value-type="string">
            <text:p>ME66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6.1161249700591" calcext:value-type="float">
            <text:p>36.1161249701</text:p>
          </table:table-cell>
          <table:table-cell office:value-type="float" office:value="83.8748674760207" calcext:value-type="float">
            <text:p>83.874867476</text:p>
          </table:table-cell>
          <table:table-cell office:value-type="string" calcext:value-type="string">
            <text:p>ENSMUSG00000032338.8</text:p>
          </table:table-cell>
          <table:table-cell office:value-type="string" calcext:value-type="string">
            <text:p>HCN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8622.3</text:p>
          </table:table-cell>
          <table:table-cell office:value-type="string" calcext:value-type="string">
            <text:p>ENSG00000138622</text:p>
          </table:table-cell>
          <table:table-cell office:value-type="string" calcext:value-type="string">
            <text:p>ENSMUSG00000032338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8622|HCN4</text:p>
          </table:table-cell>
          <table:table-cell office:value-type="string" calcext:value-type="string">
            <text:p>ME67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52.6169120420655" calcext:value-type="float">
            <text:p>52.6169120421</text:p>
          </table:table-cell>
          <table:table-cell office:value-type="float" office:value="6.6659170549694" calcext:value-type="float">
            <text:p>6.665917055</text:p>
          </table:table-cell>
          <table:table-cell office:value-type="string" calcext:value-type="string">
            <text:p>ENSMUSG00000045659.13</text:p>
          </table:table-cell>
          <table:table-cell office:value-type="string" calcext:value-type="string">
            <text:p>PLEKHA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6689.12</text:p>
          </table:table-cell>
          <table:table-cell office:value-type="string" calcext:value-type="string">
            <text:p>ENSG00000166689</text:p>
          </table:table-cell>
          <table:table-cell office:value-type="string" calcext:value-type="string">
            <text:p>ENSMUSG0000004565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6689|PLEKHA7</text:p>
          </table:table-cell>
          <table:table-cell office:value-type="string" calcext:value-type="string">
            <text:p>ME67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16.037007318097" calcext:value-type="float">
            <text:p>216.0370073181</text:p>
          </table:table-cell>
          <table:table-cell office:value-type="float" office:value="8.94415593465709" calcext:value-type="float">
            <text:p>8.9441559347</text:p>
          </table:table-cell>
          <table:table-cell office:value-type="string" calcext:value-type="string">
            <text:p>ENSMUSG00000028433.10</text:p>
          </table:table-cell>
          <table:table-cell office:value-type="string" calcext:value-type="string">
            <text:p>UBAP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7073.18</text:p>
          </table:table-cell>
          <table:table-cell office:value-type="string" calcext:value-type="string">
            <text:p>ENSG00000137073</text:p>
          </table:table-cell>
          <table:table-cell office:value-type="string" calcext:value-type="string">
            <text:p>ENSMUSG00000028433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7073|UBAP2</text:p>
          </table:table-cell>
          <table:table-cell office:value-type="string" calcext:value-type="string">
            <text:p>ME67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70.0957063269621" calcext:value-type="float">
            <text:p>70.095706327</text:p>
          </table:table-cell>
          <table:table-cell office:value-type="float" office:value="6.44462912247169" calcext:value-type="float">
            <text:p>6.4446291225</text:p>
          </table:table-cell>
          <table:table-cell office:value-type="string" calcext:value-type="string">
            <text:p>ENSMUSG00000037206.10</text:p>
          </table:table-cell>
          <table:table-cell office:value-type="string" calcext:value-type="string">
            <text:p>ISLR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9009.10</text:p>
          </table:table-cell>
          <table:table-cell office:value-type="string" calcext:value-type="string">
            <text:p>ENSG00000129009</text:p>
          </table:table-cell>
          <table:table-cell office:value-type="string" calcext:value-type="string">
            <text:p>ENSMUSG00000037206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9009|ISLR</text:p>
          </table:table-cell>
          <table:table-cell office:value-type="string" calcext:value-type="string">
            <text:p>ME68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73.941960389592" calcext:value-type="float">
            <text:p>273.9419603896</text:p>
          </table:table-cell>
          <table:table-cell office:value-type="float" office:value="13.1642380699805" calcext:value-type="float">
            <text:p>13.16423807</text:p>
          </table:table-cell>
          <table:table-cell office:value-type="string" calcext:value-type="string">
            <text:p>ENSMUSG00000028710.12</text:p>
          </table:table-cell>
          <table:table-cell office:value-type="string" calcext:value-type="string">
            <text:p>ATPAF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3472.10</text:p>
          </table:table-cell>
          <table:table-cell office:value-type="string" calcext:value-type="string">
            <text:p>ENSG00000123472</text:p>
          </table:table-cell>
          <table:table-cell office:value-type="string" calcext:value-type="string">
            <text:p>ENSMUSG0000002871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3472|ATPAF1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496.59885558956" calcext:value-type="float">
            <text:p>1496.5988555896</text:p>
          </table:table-cell>
          <table:table-cell office:value-type="float" office:value="23.690608884928" calcext:value-type="float">
            <text:p>23.6906088849</text:p>
          </table:table-cell>
          <table:table-cell office:value-type="string" calcext:value-type="string">
            <text:p>ENSMUSG00000056486.13</text:p>
          </table:table-cell>
          <table:table-cell office:value-type="string" calcext:value-type="string">
            <text:p>CHN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8656.11</text:p>
          </table:table-cell>
          <table:table-cell office:value-type="string" calcext:value-type="string">
            <text:p>ENSG00000128656</text:p>
          </table:table-cell>
          <table:table-cell office:value-type="string" calcext:value-type="string">
            <text:p>ENSMUSG00000056486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8656|CHN1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684.437632259553" calcext:value-type="float">
            <text:p>684.4376322596</text:p>
          </table:table-cell>
          <table:table-cell office:value-type="float" office:value="16.3456670129911" calcext:value-type="float">
            <text:p>16.345667013</text:p>
          </table:table-cell>
          <table:table-cell office:value-type="string" calcext:value-type="string">
            <text:p>ENSMUSG00000003949.12</text:p>
          </table:table-cell>
          <table:table-cell office:value-type="string" calcext:value-type="string">
            <text:p>HLF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8924.11</text:p>
          </table:table-cell>
          <table:table-cell office:value-type="string" calcext:value-type="string">
            <text:p>ENSG00000108924</text:p>
          </table:table-cell>
          <table:table-cell office:value-type="string" calcext:value-type="string">
            <text:p>ENSMUSG00000003949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8924|HLF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202.894762641088" calcext:value-type="float">
            <text:p>202.8947626411</text:p>
          </table:table-cell>
          <table:table-cell office:value-type="float" office:value="5.22500249899471" calcext:value-type="float">
            <text:p>5.225002499</text:p>
          </table:table-cell>
          <table:table-cell office:value-type="string" calcext:value-type="string">
            <text:p>ENSMUSG00000041548.4</text:p>
          </table:table-cell>
          <table:table-cell office:value-type="string" calcext:value-type="string">
            <text:p>HSPB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2137.4</text:p>
          </table:table-cell>
          <table:table-cell office:value-type="string" calcext:value-type="string">
            <text:p>ENSG00000152137</text:p>
          </table:table-cell>
          <table:table-cell office:value-type="string" calcext:value-type="string">
            <text:p>ENSMUSG00000041548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2137|HSPB8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62.1816564575478" calcext:value-type="float">
            <text:p>62.1816564575</text:p>
          </table:table-cell>
          <table:table-cell office:value-type="float" office:value="5.77081113575305" calcext:value-type="float">
            <text:p>5.7708111358</text:p>
          </table:table-cell>
          <table:table-cell office:value-type="string" calcext:value-type="string">
            <text:p>ENSMUSG00000028690.4</text:p>
          </table:table-cell>
          <table:table-cell office:value-type="string" calcext:value-type="string">
            <text:p>MMACHC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2763.12</text:p>
          </table:table-cell>
          <table:table-cell office:value-type="string" calcext:value-type="string">
            <text:p>ENSG00000132763</text:p>
          </table:table-cell>
          <table:table-cell office:value-type="string" calcext:value-type="string">
            <text:p>ENSMUSG0000002869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2763|MMACHC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410.89666004614" calcext:value-type="float">
            <text:p>410.8966600461</text:p>
          </table:table-cell>
          <table:table-cell office:value-type="float" office:value="10.851883740291" calcext:value-type="float">
            <text:p>10.8518837403</text:p>
          </table:table-cell>
          <table:table-cell office:value-type="string" calcext:value-type="string">
            <text:p>ENSMUSG00000070283.4</text:p>
          </table:table-cell>
          <table:table-cell office:value-type="string" calcext:value-type="string">
            <text:p>NDUFAF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8057.12</text:p>
          </table:table-cell>
          <table:table-cell office:value-type="string" calcext:value-type="string">
            <text:p>ENSG00000178057</text:p>
          </table:table-cell>
          <table:table-cell office:value-type="string" calcext:value-type="string">
            <text:p>ENSMUSG0000007028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8057|NDUFAF3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35.8691701607642" calcext:value-type="float">
            <text:p>35.8691701608</text:p>
          </table:table-cell>
          <table:table-cell office:value-type="float" office:value="9.78051018844137" calcext:value-type="float">
            <text:p>9.7805101884</text:p>
          </table:table-cell>
          <table:table-cell office:value-type="string" calcext:value-type="string">
            <text:p>ENSMUSG00000023064.4</text:p>
          </table:table-cell>
          <table:table-cell office:value-type="string" calcext:value-type="string">
            <text:p>SNCG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3267.11</text:p>
          </table:table-cell>
          <table:table-cell office:value-type="string" calcext:value-type="string">
            <text:p>ENSG00000173267</text:p>
          </table:table-cell>
          <table:table-cell office:value-type="string" calcext:value-type="string">
            <text:p>ENSMUSG00000023064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3267|SNCG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78.1538081693225" calcext:value-type="float">
            <text:p>78.1538081693</text:p>
          </table:table-cell>
          <table:table-cell office:value-type="float" office:value="21.7001877536805" calcext:value-type="float">
            <text:p>21.7001877537</text:p>
          </table:table-cell>
          <table:table-cell office:value-type="string" calcext:value-type="string">
            <text:p>ENSMUSG00000009075.2</text:p>
          </table:table-cell>
          <table:table-cell office:value-type="string" calcext:value-type="string">
            <text:p>CABP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0314.3</text:p>
          </table:table-cell>
          <table:table-cell office:value-type="string" calcext:value-type="string">
            <text:p>ENSG00000100314</text:p>
          </table:table-cell>
          <table:table-cell office:value-type="string" calcext:value-type="string">
            <text:p>ENSMUSG000000090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0314|CABP7</text:p>
          </table:table-cell>
          <table:table-cell office:value-type="string" calcext:value-type="string">
            <text:p>ME72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3.4440130052904" calcext:value-type="float">
            <text:p>13.4440130053</text:p>
          </table:table-cell>
          <table:table-cell office:value-type="float" office:value="38.2089613347626" calcext:value-type="float">
            <text:p>38.2089613348</text:p>
          </table:table-cell>
          <table:table-cell office:value-type="string" calcext:value-type="string">
            <text:p>ENSMUSG00000032034.5</text:p>
          </table:table-cell>
          <table:table-cell office:value-type="string" calcext:value-type="string">
            <text:p>KCNJ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0457.9</text:p>
          </table:table-cell>
          <table:table-cell office:value-type="string" calcext:value-type="string">
            <text:p>ENSG00000120457</text:p>
          </table:table-cell>
          <table:table-cell office:value-type="string" calcext:value-type="string">
            <text:p>ENSMUSG00000032034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0457|KCNJ5</text:p>
          </table:table-cell>
          <table:table-cell office:value-type="string" calcext:value-type="string">
            <text:p>ME73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92.3986680135762" calcext:value-type="float">
            <text:p>92.3986680136</text:p>
          </table:table-cell>
          <table:table-cell office:value-type="float" office:value="5.84079923956983" calcext:value-type="float">
            <text:p>5.8407992396</text:p>
          </table:table-cell>
          <table:table-cell office:value-type="string" calcext:value-type="string">
            <text:p>ENSMUSG00000063362.9</text:p>
          </table:table-cell>
          <table:table-cell office:value-type="string" calcext:value-type="string">
            <text:p>ALG1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53710.2</text:p>
          </table:table-cell>
          <table:table-cell office:value-type="string" calcext:value-type="string">
            <text:p>ENSG00000253710</text:p>
          </table:table-cell>
          <table:table-cell office:value-type="string" calcext:value-type="string">
            <text:p>ENSMUSG00000063362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53710|ALG11</text:p>
          </table:table-cell>
          <table:table-cell office:value-type="string" calcext:value-type="string">
            <text:p>ME8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169.141859850524" calcext:value-type="float">
            <text:p>169.1418598505</text:p>
          </table:table-cell>
          <table:table-cell office:value-type="float" office:value="10.2762353944597" calcext:value-type="float">
            <text:p>10.2762353945</text:p>
          </table:table-cell>
          <table:table-cell office:value-type="string" calcext:value-type="string">
            <text:p>ENSMUSG00000014837.10</text:p>
          </table:table-cell>
          <table:table-cell office:value-type="string" calcext:value-type="string">
            <text:p>KIAA0895L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6123.10</text:p>
          </table:table-cell>
          <table:table-cell office:value-type="string" calcext:value-type="string">
            <text:p>ENSG00000196123</text:p>
          </table:table-cell>
          <table:table-cell office:value-type="string" calcext:value-type="string">
            <text:p>ENSMUSG00000014837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6123|KIAA0895L</text:p>
          </table:table-cell>
          <table:table-cell office:value-type="string" calcext:value-type="string">
            <text:p>ME9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76.2191423989244" calcext:value-type="float">
            <text:p>76.2191423989</text:p>
          </table:table-cell>
          <table:table-cell office:value-type="float" office:value="9.55159991219693" calcext:value-type="float">
            <text:p>9.5515999122</text:p>
          </table:table-cell>
          <table:table-cell office:value-type="string" calcext:value-type="string">
            <text:p>ENSMUSG00000096740.3</text:p>
          </table:table-cell>
          <table:table-cell office:value-type="string" calcext:value-type="string">
            <text:p>LBHD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2194.10</text:p>
          </table:table-cell>
          <table:table-cell office:value-type="string" calcext:value-type="string">
            <text:p>ENSG00000162194</text:p>
          </table:table-cell>
          <table:table-cell office:value-type="string" calcext:value-type="string">
            <text:p>ENSMUSG0000009674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2194|C11ORF48</text:p>
          </table:table-cell>
          <table:table-cell office:value-type="string" calcext:value-type="string">
            <text:p>ME9</text:p>
          </table:table-cell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86.7712073692178" calcext:value-type="float">
            <text:p>86.7712073692</text:p>
          </table:table-cell>
          <table:table-cell office:value-type="float" office:value="6.07546412194901" calcext:value-type="float">
            <text:p>6.0754641219</text:p>
          </table:table-cell>
          <table:table-cell office:value-type="string" calcext:value-type="string">
            <text:p>ENSMUSG00000049321.13</text:p>
          </table:table-cell>
          <table:table-cell office:value-type="string" calcext:value-type="string">
            <text:p>ZFP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8939.5</text:p>
          </table:table-cell>
          <table:table-cell office:value-type="string" calcext:value-type="string">
            <text:p>ENSG00000198939</text:p>
          </table:table-cell>
          <table:table-cell office:value-type="string" calcext:value-type="string">
            <text:p>ENSMUSG0000004932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8939|ZFP2</text:p>
          </table:table-cell>
          <table:table-cell office:value-type="string" calcext:value-type="string">
            <text:p>ME9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252.724495985525" calcext:value-type="float">
            <text:p>252.7244959855</text:p>
          </table:table-cell>
          <table:table-cell office:value-type="float" office:value="7.92188265066164" calcext:value-type="float">
            <text:p>7.9218826507</text:p>
          </table:table-cell>
          <table:table-cell office:value-type="string" calcext:value-type="string">
            <text:p>ENSMUSG00000057134.4</text:p>
          </table:table-cell>
          <table:table-cell office:value-type="string" calcext:value-type="string">
            <text:p>ADO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1915.4</text:p>
          </table:table-cell>
          <table:table-cell office:value-type="string" calcext:value-type="string">
            <text:p>ENSG00000181915</text:p>
          </table:table-cell>
          <table:table-cell office:value-type="string" calcext:value-type="string">
            <text:p>ENSMUSG0000005713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1915|ADO</text:p>
          </table:table-cell>
          <table:table-cell office:value-type="string" calcext:value-type="string">
            <text:p>ME0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198.766151268271" calcext:value-type="float">
            <text:p>198.7661512683</text:p>
          </table:table-cell>
          <table:table-cell office:value-type="float" office:value="9.99413626552614" calcext:value-type="float">
            <text:p>9.9941362655</text:p>
          </table:table-cell>
          <table:table-cell office:value-type="string" calcext:value-type="string">
            <text:p>ENSMUSG00000027610.13</text:p>
          </table:table-cell>
          <table:table-cell office:value-type="string" calcext:value-type="string">
            <text:p>GSS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0983.7</text:p>
          </table:table-cell>
          <table:table-cell office:value-type="string" calcext:value-type="string">
            <text:p>ENSG00000100983</text:p>
          </table:table-cell>
          <table:table-cell office:value-type="string" calcext:value-type="string">
            <text:p>ENSMUSG0000002761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0983|GSS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57.1273246351" calcext:value-type="float">
            <text:p>57.1273246351</text:p>
          </table:table-cell>
          <table:table-cell office:value-type="float" office:value="21.699550442044" calcext:value-type="float">
            <text:p>21.699550442</text:p>
          </table:table-cell>
          <table:table-cell office:value-type="string" calcext:value-type="string">
            <text:p>ENSMUSG00000096883.1</text:p>
          </table:table-cell>
          <table:table-cell office:value-type="string" calcext:value-type="string">
            <text:p>SHISA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34965.2</text:p>
          </table:table-cell>
          <table:table-cell office:value-type="string" calcext:value-type="string">
            <text:p>ENSG00000234965</text:p>
          </table:table-cell>
          <table:table-cell office:value-type="string" calcext:value-type="string">
            <text:p>ENSMUSG00000096883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34965|SHISA8</text:p>
          </table:table-cell>
          <table:table-cell office:value-type="string" calcext:value-type="string">
            <text:p>ME11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22.2224947933668" calcext:value-type="float">
            <text:p>22.2224947934</text:p>
          </table:table-cell>
          <table:table-cell office:value-type="float" office:value="6.55829892440561" calcext:value-type="float">
            <text:p>6.5582989244</text:p>
          </table:table-cell>
          <table:table-cell office:value-type="string" calcext:value-type="string">
            <text:p>ENSMUSG00000033740.13</text:p>
          </table:table-cell>
          <table:table-cell office:value-type="string" calcext:value-type="string">
            <text:p>ST1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7488.9</text:p>
          </table:table-cell>
          <table:table-cell office:value-type="string" calcext:value-type="string">
            <text:p>ENSG00000147488</text:p>
          </table:table-cell>
          <table:table-cell office:value-type="string" calcext:value-type="string">
            <text:p>ENSMUSG0000003374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7488|ST18</text:p>
          </table:table-cell>
          <table:table-cell office:value-type="string" calcext:value-type="string">
            <text:p>ME11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317.73936342504" calcext:value-type="float">
            <text:p>317.739363425</text:p>
          </table:table-cell>
          <table:table-cell office:value-type="float" office:value="26.3917747743885" calcext:value-type="float">
            <text:p>26.3917747744</text:p>
          </table:table-cell>
          <table:table-cell office:value-type="string" calcext:value-type="string">
            <text:p>ENSMUSG00000048707.9</text:p>
          </table:table-cell>
          <table:table-cell office:value-type="string" calcext:value-type="string">
            <text:p>TPRN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6058.9</text:p>
          </table:table-cell>
          <table:table-cell office:value-type="string" calcext:value-type="string">
            <text:p>ENSG00000176058</text:p>
          </table:table-cell>
          <table:table-cell office:value-type="string" calcext:value-type="string">
            <text:p>ENSMUSG0000004870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6058|TPRN</text:p>
          </table:table-cell>
          <table:table-cell office:value-type="string" calcext:value-type="string">
            <text:p>ME11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729.625954586099" calcext:value-type="float">
            <text:p>729.6259545861</text:p>
          </table:table-cell>
          <table:table-cell office:value-type="float" office:value="5.3980974197681" calcext:value-type="float">
            <text:p>5.3980974198</text:p>
          </table:table-cell>
          <table:table-cell office:value-type="string" calcext:value-type="string">
            <text:p>ENSMUSG00000067879.3</text:p>
          </table:table-cell>
          <table:table-cell office:value-type="string" calcext:value-type="string">
            <text:p>C8orf4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9085.9</text:p>
          </table:table-cell>
          <table:table-cell office:value-type="string" calcext:value-type="string">
            <text:p>ENSG00000169085</text:p>
          </table:table-cell>
          <table:table-cell office:value-type="string" calcext:value-type="string">
            <text:p>ENSMUSG0000006787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9085|C8ORF46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141.307418783101" calcext:value-type="float">
            <text:p>141.3074187831</text:p>
          </table:table-cell>
          <table:table-cell office:value-type="float" office:value="10.7535976510469" calcext:value-type="float">
            <text:p>10.753597651</text:p>
          </table:table-cell>
          <table:table-cell office:value-type="string" calcext:value-type="string">
            <text:p>ENSMUSG00000022514.10</text:p>
          </table:table-cell>
          <table:table-cell office:value-type="string" calcext:value-type="string">
            <text:p>IL1RAP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6083.7</text:p>
          </table:table-cell>
          <table:table-cell office:value-type="string" calcext:value-type="string">
            <text:p>ENSG00000196083</text:p>
          </table:table-cell>
          <table:table-cell office:value-type="string" calcext:value-type="string">
            <text:p>ENSMUSG00000022514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6083|IL1RAP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369.698540943168" calcext:value-type="float">
            <text:p>369.6985409432</text:p>
          </table:table-cell>
          <table:table-cell office:value-type="float" office:value="10.4882786546254" calcext:value-type="float">
            <text:p>10.4882786546</text:p>
          </table:table-cell>
          <table:table-cell office:value-type="string" calcext:value-type="string">
            <text:p>ENSMUSG00000041801.5</text:p>
          </table:table-cell>
          <table:table-cell office:value-type="string" calcext:value-type="string">
            <text:p>PHLDA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4307.6</text:p>
          </table:table-cell>
          <table:table-cell office:value-type="string" calcext:value-type="string">
            <text:p>ENSG00000174307</text:p>
          </table:table-cell>
          <table:table-cell office:value-type="string" calcext:value-type="string">
            <text:p>ENSMUSG00000041801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4307|PHLDA3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47.5604964394406" calcext:value-type="float">
            <text:p>47.5604964394</text:p>
          </table:table-cell>
          <table:table-cell office:value-type="float" office:value="5.99845598780893" calcext:value-type="float">
            <text:p>5.9984559878</text:p>
          </table:table-cell>
          <table:table-cell office:value-type="string" calcext:value-type="string">
            <text:p>ENSMUSG00000041605.12</text:p>
          </table:table-cell>
          <table:table-cell office:value-type="string" calcext:value-type="string">
            <text:p>C1orf10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3362.8</text:p>
          </table:table-cell>
          <table:table-cell office:value-type="string" calcext:value-type="string">
            <text:p>ENSG00000163362</text:p>
          </table:table-cell>
          <table:table-cell office:value-type="string" calcext:value-type="string">
            <text:p>ENSMUSG00000041605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3362|C1ORF106</text:p>
          </table:table-cell>
          <table:table-cell office:value-type="string" calcext:value-type="string">
            <text:p>ME13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106.604135837435" calcext:value-type="float">
            <text:p>106.6041358374</text:p>
          </table:table-cell>
          <table:table-cell office:value-type="float" office:value="5.43467804030744" calcext:value-type="float">
            <text:p>5.4346780403</text:p>
          </table:table-cell>
          <table:table-cell office:value-type="string" calcext:value-type="string">
            <text:p>ENSMUSG00000026955.9</text:p>
          </table:table-cell>
          <table:table-cell office:value-type="string" calcext:value-type="string">
            <text:p>SAPCD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6193.8</text:p>
          </table:table-cell>
          <table:table-cell office:value-type="string" calcext:value-type="string">
            <text:p>ENSG00000186193</text:p>
          </table:table-cell>
          <table:table-cell office:value-type="string" calcext:value-type="string">
            <text:p>ENSMUSG0000002695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6193|SAPCD2</text:p>
          </table:table-cell>
          <table:table-cell office:value-type="string" calcext:value-type="string">
            <text:p>ME13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142.025800560614" calcext:value-type="float">
            <text:p>142.0258005606</text:p>
          </table:table-cell>
          <table:table-cell office:value-type="float" office:value="16.8395534492147" calcext:value-type="float">
            <text:p>16.8395534492</text:p>
          </table:table-cell>
          <table:table-cell office:value-type="string" calcext:value-type="string">
            <text:p>ENSMUSG00000022231.9</text:p>
          </table:table-cell>
          <table:table-cell office:value-type="string" calcext:value-type="string">
            <text:p>SEMA5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2902.9</text:p>
          </table:table-cell>
          <table:table-cell office:value-type="string" calcext:value-type="string">
            <text:p>ENSG00000112902</text:p>
          </table:table-cell>
          <table:table-cell office:value-type="string" calcext:value-type="string">
            <text:p>ENSMUSG00000022231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2902|SEMA5A</text:p>
          </table:table-cell>
          <table:table-cell office:value-type="string" calcext:value-type="string">
            <text:p>ME13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654.486998968382" calcext:value-type="float">
            <text:p>654.4869989684</text:p>
          </table:table-cell>
          <table:table-cell office:value-type="float" office:value="5.56743356084425" calcext:value-type="float">
            <text:p>5.5674335608</text:p>
          </table:table-cell>
          <table:table-cell office:value-type="string" calcext:value-type="string">
            <text:p>ENSMUSG00000026939.8</text:p>
          </table:table-cell>
          <table:table-cell office:value-type="string" calcext:value-type="string">
            <text:p>TMEM14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44187.5</text:p>
          </table:table-cell>
          <table:table-cell office:value-type="string" calcext:value-type="string">
            <text:p>ENSG00000244187</text:p>
          </table:table-cell>
          <table:table-cell office:value-type="string" calcext:value-type="string">
            <text:p>ENSMUSG0000002693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44187|TMEM141</text:p>
          </table:table-cell>
          <table:table-cell office:value-type="string" calcext:value-type="string">
            <text:p>ME14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42.1864092743467" calcext:value-type="float">
            <text:p>42.1864092743</text:p>
          </table:table-cell>
          <table:table-cell office:value-type="float" office:value="13.4895369981731" calcext:value-type="float">
            <text:p>13.4895369982</text:p>
          </table:table-cell>
          <table:table-cell office:value-type="string" calcext:value-type="string">
            <text:p>ENSMUSG00000045667.10</text:p>
          </table:table-cell>
          <table:table-cell office:value-type="string" calcext:value-type="string">
            <text:p>SMTNL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8176.9</text:p>
          </table:table-cell>
          <table:table-cell office:value-type="string" calcext:value-type="string">
            <text:p>ENSG00000188176</text:p>
          </table:table-cell>
          <table:table-cell office:value-type="string" calcext:value-type="string">
            <text:p>ENSMUSG00000045667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8176|SMTNL2</text:p>
          </table:table-cell>
          <table:table-cell office:value-type="string" calcext:value-type="string">
            <text:p>ME15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271.253046331966" calcext:value-type="float">
            <text:p>271.253046332</text:p>
          </table:table-cell>
          <table:table-cell office:value-type="float" office:value="5.36782121711666" calcext:value-type="float">
            <text:p>5.3678212171</text:p>
          </table:table-cell>
          <table:table-cell office:value-type="string" calcext:value-type="string">
            <text:p>ENSMUSG00000042066.11</text:p>
          </table:table-cell>
          <table:table-cell office:value-type="string" calcext:value-type="string">
            <text:p>TMCC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3069.12</text:p>
          </table:table-cell>
          <table:table-cell office:value-type="string" calcext:value-type="string">
            <text:p>ENSG00000133069</text:p>
          </table:table-cell>
          <table:table-cell office:value-type="string" calcext:value-type="string">
            <text:p>ENSMUSG00000042066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3069|TMCC2</text:p>
          </table:table-cell>
          <table:table-cell office:value-type="string" calcext:value-type="string">
            <text:p>ME18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114.908467256601" calcext:value-type="float">
            <text:p>114.9084672566</text:p>
          </table:table-cell>
          <table:table-cell office:value-type="float" office:value="10.5322895876622" calcext:value-type="float">
            <text:p>10.5322895877</text:p>
          </table:table-cell>
          <table:table-cell office:value-type="string" calcext:value-type="string">
            <text:p>ENSMUSG00000036242.10</text:p>
          </table:table-cell>
          <table:table-cell office:value-type="string" calcext:value-type="string">
            <text:p>C14orf3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9971.13</text:p>
          </table:table-cell>
          <table:table-cell office:value-type="string" calcext:value-type="string">
            <text:p>ENSG00000139971</text:p>
          </table:table-cell>
          <table:table-cell office:value-type="string" calcext:value-type="string">
            <text:p>ENSMUSG0000003624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9971|C14ORF37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165.870410112071" calcext:value-type="float">
            <text:p>165.8704101121</text:p>
          </table:table-cell>
          <table:table-cell office:value-type="float" office:value="18.2631112000615" calcext:value-type="float">
            <text:p>18.2631112001</text:p>
          </table:table-cell>
          <table:table-cell office:value-type="string" calcext:value-type="string">
            <text:p>ENSMUSG00000021594.10</text:p>
          </table:table-cell>
          <table:table-cell office:value-type="string" calcext:value-type="string">
            <text:p>SRD5A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5545.9</text:p>
          </table:table-cell>
          <table:table-cell office:value-type="string" calcext:value-type="string">
            <text:p>ENSG00000145545</text:p>
          </table:table-cell>
          <table:table-cell office:value-type="string" calcext:value-type="string">
            <text:p>ENSMUSG0000002159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5545|SRD5A1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162.587181284263" calcext:value-type="float">
            <text:p>162.5871812843</text:p>
          </table:table-cell>
          <table:table-cell office:value-type="float" office:value="13.2640709892443" calcext:value-type="float">
            <text:p>13.2640709892</text:p>
          </table:table-cell>
          <table:table-cell office:value-type="string" calcext:value-type="string">
            <text:p>ENSMUSG00000079235.6</text:p>
          </table:table-cell>
          <table:table-cell office:value-type="string" calcext:value-type="string">
            <text:p>CCDC1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44607.3</text:p>
          </table:table-cell>
          <table:table-cell office:value-type="string" calcext:value-type="string">
            <text:p>ENSG00000244607</text:p>
          </table:table-cell>
          <table:table-cell office:value-type="string" calcext:value-type="string">
            <text:p>ENSMUSG00000079235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44607|CCDC13</text:p>
          </table:table-cell>
          <table:table-cell office:value-type="string" calcext:value-type="string">
            <text:p>ME21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359.695664211824" calcext:value-type="float">
            <text:p>359.6956642118</text:p>
          </table:table-cell>
          <table:table-cell office:value-type="float" office:value="9.07461935256746" calcext:value-type="float">
            <text:p>9.0746193526</text:p>
          </table:table-cell>
          <table:table-cell office:value-type="string" calcext:value-type="string">
            <text:p>ENSMUSG00000042662.12</text:p>
          </table:table-cell>
          <table:table-cell office:value-type="string" calcext:value-type="string">
            <text:p>DUSP1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9599.13</text:p>
          </table:table-cell>
          <table:table-cell office:value-type="string" calcext:value-type="string">
            <text:p>ENSG00000149599</text:p>
          </table:table-cell>
          <table:table-cell office:value-type="string" calcext:value-type="string">
            <text:p>ENSMUSG00000042662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9599|DUSP15</text:p>
          </table:table-cell>
          <table:table-cell office:value-type="string" calcext:value-type="string">
            <text:p>ME24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31.8720835740397" calcext:value-type="float">
            <text:p>31.872083574</text:p>
          </table:table-cell>
          <table:table-cell office:value-type="float" office:value="5.99389579558879" calcext:value-type="float">
            <text:p>5.9938957956</text:p>
          </table:table-cell>
          <table:table-cell office:value-type="string" calcext:value-type="string">
            <text:p>ENSMUSG00000015484.3</text:p>
          </table:table-cell>
          <table:table-cell office:value-type="string" calcext:value-type="string">
            <text:p>FAM163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3340.6</text:p>
          </table:table-cell>
          <table:table-cell office:value-type="string" calcext:value-type="string">
            <text:p>ENSG00000143340</text:p>
          </table:table-cell>
          <table:table-cell office:value-type="string" calcext:value-type="string">
            <text:p>ENSMUSG0000001548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3340|FAM163A</text:p>
          </table:table-cell>
          <table:table-cell office:value-type="string" calcext:value-type="string">
            <text:p>ME28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301.994382357926" calcext:value-type="float">
            <text:p>301.9943823579</text:p>
          </table:table-cell>
          <table:table-cell office:value-type="float" office:value="5.58986236920485" calcext:value-type="float">
            <text:p>5.5898623692</text:p>
          </table:table-cell>
          <table:table-cell office:value-type="string" calcext:value-type="string">
            <text:p>ENSMUSG00000062760.6</text:p>
          </table:table-cell>
          <table:table-cell office:value-type="string" calcext:value-type="string">
            <text:p>KIAA164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8944.7</text:p>
          </table:table-cell>
          <table:table-cell office:value-type="string" calcext:value-type="string">
            <text:p>ENSG00000138944</text:p>
          </table:table-cell>
          <table:table-cell office:value-type="string" calcext:value-type="string">
            <text:p>ENSMUSG0000006276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8944|KIAA1644</text:p>
          </table:table-cell>
          <table:table-cell office:value-type="string" calcext:value-type="string">
            <text:p>ME28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294.033446256589" calcext:value-type="float">
            <text:p>294.0334462566</text:p>
          </table:table-cell>
          <table:table-cell office:value-type="float" office:value="10.3416965600913" calcext:value-type="float">
            <text:p>10.3416965601</text:p>
          </table:table-cell>
          <table:table-cell office:value-type="string" calcext:value-type="string">
            <text:p>ENSMUSG00000011148.9</text:p>
          </table:table-cell>
          <table:table-cell office:value-type="string" calcext:value-type="string">
            <text:p>ADSSL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5100.8</text:p>
          </table:table-cell>
          <table:table-cell office:value-type="string" calcext:value-type="string">
            <text:p>ENSG00000185100</text:p>
          </table:table-cell>
          <table:table-cell office:value-type="string" calcext:value-type="string">
            <text:p>ENSMUSG00000011148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5100|ADSSL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181.225975208962" calcext:value-type="float">
            <text:p>181.225975209</text:p>
          </table:table-cell>
          <table:table-cell office:value-type="float" office:value="7.65728287267916" calcext:value-type="float">
            <text:p>7.6572828727</text:p>
          </table:table-cell>
          <table:table-cell office:value-type="string" calcext:value-type="string">
            <text:p>ENSMUSG00000071176.6</text:p>
          </table:table-cell>
          <table:table-cell office:value-type="string" calcext:value-type="string">
            <text:p>ARHGEF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4728.13</text:p>
          </table:table-cell>
          <table:table-cell office:value-type="string" calcext:value-type="string">
            <text:p>ENSG00000104728</text:p>
          </table:table-cell>
          <table:table-cell office:value-type="string" calcext:value-type="string">
            <text:p>ENSMUSG0000007117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4728|ARHGEF10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190.475963159596" calcext:value-type="float">
            <text:p>190.4759631596</text:p>
          </table:table-cell>
          <table:table-cell office:value-type="float" office:value="5.61284762103302" calcext:value-type="float">
            <text:p>5.612847621</text:p>
          </table:table-cell>
          <table:table-cell office:value-type="string" calcext:value-type="string">
            <text:p>ENSMUSG00000034471.8</text:p>
          </table:table-cell>
          <table:table-cell office:value-type="string" calcext:value-type="string">
            <text:p>CASKIN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7303.7</text:p>
          </table:table-cell>
          <table:table-cell office:value-type="string" calcext:value-type="string">
            <text:p>ENSG00000177303</text:p>
          </table:table-cell>
          <table:table-cell office:value-type="string" calcext:value-type="string">
            <text:p>ENSMUSG0000003447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7303|CASKIN2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20.3138696683916" calcext:value-type="float">
            <text:p>20.3138696684</text:p>
          </table:table-cell>
          <table:table-cell office:value-type="float" office:value="11.4045013345822" calcext:value-type="float">
            <text:p>11.4045013346</text:p>
          </table:table-cell>
          <table:table-cell office:value-type="string" calcext:value-type="string">
            <text:p>ENSMUSG00000031952.4</text:p>
          </table:table-cell>
          <table:table-cell office:value-type="string" calcext:value-type="string">
            <text:p>CHST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3196.6</text:p>
          </table:table-cell>
          <table:table-cell office:value-type="string" calcext:value-type="string">
            <text:p>ENSG00000183196</text:p>
          </table:table-cell>
          <table:table-cell office:value-type="string" calcext:value-type="string">
            <text:p>ENSMUSG00000031952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3196|CHST6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18.7177291845269" calcext:value-type="float">
            <text:p>18.7177291845</text:p>
          </table:table-cell>
          <table:table-cell office:value-type="float" office:value="6.7026106432825" calcext:value-type="float">
            <text:p>6.7026106433</text:p>
          </table:table-cell>
          <table:table-cell office:value-type="string" calcext:value-type="string">
            <text:p>ENSMUSG00000016356.13</text:p>
          </table:table-cell>
          <table:table-cell office:value-type="string" calcext:value-type="string">
            <text:p>COL20A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1203.14</text:p>
          </table:table-cell>
          <table:table-cell office:value-type="string" calcext:value-type="string">
            <text:p>ENSG00000101203</text:p>
          </table:table-cell>
          <table:table-cell office:value-type="string" calcext:value-type="string">
            <text:p>ENSMUSG0000001635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1203|COL20A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87.890782257503" calcext:value-type="float">
            <text:p>87.8907822575</text:p>
          </table:table-cell>
          <table:table-cell office:value-type="float" office:value="23.1290984034627" calcext:value-type="float">
            <text:p>23.1290984035</text:p>
          </table:table-cell>
          <table:table-cell office:value-type="string" calcext:value-type="string">
            <text:p>ENSMUSG00000020183.7</text:p>
          </table:table-cell>
          <table:table-cell office:value-type="string" calcext:value-type="string">
            <text:p>CPM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5678.9</text:p>
          </table:table-cell>
          <table:table-cell office:value-type="string" calcext:value-type="string">
            <text:p>ENSG00000135678</text:p>
          </table:table-cell>
          <table:table-cell office:value-type="string" calcext:value-type="string">
            <text:p>ENSMUSG0000002018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5678|CPM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177.100776214887" calcext:value-type="float">
            <text:p>177.1007762149</text:p>
          </table:table-cell>
          <table:table-cell office:value-type="float" office:value="15.3212483820019" calcext:value-type="float">
            <text:p>15.321248382</text:p>
          </table:table-cell>
          <table:table-cell office:value-type="string" calcext:value-type="string">
            <text:p>ENSMUSG00000032911.5</text:p>
          </table:table-cell>
          <table:table-cell office:value-type="string" calcext:value-type="string">
            <text:p>CSPG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3546.7</text:p>
          </table:table-cell>
          <table:table-cell office:value-type="string" calcext:value-type="string">
            <text:p>ENSG00000173546</text:p>
          </table:table-cell>
          <table:table-cell office:value-type="string" calcext:value-type="string">
            <text:p>ENSMUSG00000032911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3546|CSPG4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503.192966356979" calcext:value-type="float">
            <text:p>503.192966357</text:p>
          </table:table-cell>
          <table:table-cell office:value-type="float" office:value="6.04699523150615" calcext:value-type="float">
            <text:p>6.0469952315</text:p>
          </table:table-cell>
          <table:table-cell office:value-type="string" calcext:value-type="string">
            <text:p>ENSMUSG00000026203.12</text:p>
          </table:table-cell>
          <table:table-cell office:value-type="string" calcext:value-type="string">
            <text:p>DNAJB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5924.13</text:p>
          </table:table-cell>
          <table:table-cell office:value-type="string" calcext:value-type="string">
            <text:p>ENSG00000135924</text:p>
          </table:table-cell>
          <table:table-cell office:value-type="string" calcext:value-type="string">
            <text:p>ENSMUSG00000026203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5924|DNAJB2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128.749336158845" calcext:value-type="float">
            <text:p>128.7493361588</text:p>
          </table:table-cell>
          <table:table-cell office:value-type="float" office:value="9.81533397984295" calcext:value-type="float">
            <text:p>9.8153339798</text:p>
          </table:table-cell>
          <table:table-cell office:value-type="string" calcext:value-type="string">
            <text:p>ENSMUSG00000021696.8</text:p>
          </table:table-cell>
          <table:table-cell office:value-type="string" calcext:value-type="string">
            <text:p>ELOVL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4181.11</text:p>
          </table:table-cell>
          <table:table-cell office:value-type="string" calcext:value-type="string">
            <text:p>ENSG00000164181</text:p>
          </table:table-cell>
          <table:table-cell office:value-type="string" calcext:value-type="string">
            <text:p>ENSMUSG00000021696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4181|ELOVL7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31.9825904563969" calcext:value-type="float">
            <text:p>31.9825904564</text:p>
          </table:table-cell>
          <table:table-cell office:value-type="float" office:value="5.06045278890884" calcext:value-type="float">
            <text:p>5.0604527889</text:p>
          </table:table-cell>
          <table:table-cell office:value-type="string" calcext:value-type="string">
            <text:p>ENSMUSG00000006378.9</text:p>
          </table:table-cell>
          <table:table-cell office:value-type="string" calcext:value-type="string">
            <text:p>GCAT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0116.14</text:p>
          </table:table-cell>
          <table:table-cell office:value-type="string" calcext:value-type="string">
            <text:p>ENSG00000100116</text:p>
          </table:table-cell>
          <table:table-cell office:value-type="string" calcext:value-type="string">
            <text:p>ENSMUSG00000006378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0116|GCAT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2310.49155670332" calcext:value-type="float">
            <text:p>2310.4915567033</text:p>
          </table:table-cell>
          <table:table-cell office:value-type="float" office:value="268.711569737421" calcext:value-type="float">
            <text:p>268.7115697374</text:p>
          </table:table-cell>
          <table:table-cell office:value-type="string" calcext:value-type="string">
            <text:p>ENSMUSG00000052229.5</text:p>
          </table:table-cell>
          <table:table-cell office:value-type="string" calcext:value-type="string">
            <text:p>GPR1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4230.14</text:p>
          </table:table-cell>
          <table:table-cell office:value-type="string" calcext:value-type="string">
            <text:p>ENSG00000144230</text:p>
          </table:table-cell>
          <table:table-cell office:value-type="string" calcext:value-type="string">
            <text:p>ENSMUSG0000005222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4230|GPR17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4254.67500441004" calcext:value-type="float">
            <text:p>4254.67500441</text:p>
          </table:table-cell>
          <table:table-cell office:value-type="float" office:value="142.497781335112" calcext:value-type="float">
            <text:p>142.4977813351</text:p>
          </table:table-cell>
          <table:table-cell office:value-type="string" calcext:value-type="string">
            <text:p>ENSMUSG00000026879.10</text:p>
          </table:table-cell>
          <table:table-cell office:value-type="string" calcext:value-type="string">
            <text:p>GSN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8180.14</text:p>
          </table:table-cell>
          <table:table-cell office:value-type="string" calcext:value-type="string">
            <text:p>ENSG00000148180</text:p>
          </table:table-cell>
          <table:table-cell office:value-type="string" calcext:value-type="string">
            <text:p>ENSMUSG00000026879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8180|GSN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154.819605556497" calcext:value-type="float">
            <text:p>154.8196055565</text:p>
          </table:table-cell>
          <table:table-cell office:value-type="float" office:value="45.3686469738719" calcext:value-type="float">
            <text:p>45.3686469739</text:p>
          </table:table-cell>
          <table:table-cell office:value-type="string" calcext:value-type="string">
            <text:p>ENSMUSG00000010021.9</text:p>
          </table:table-cell>
          <table:table-cell office:value-type="string" calcext:value-type="string">
            <text:p>KIF1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6169.12</text:p>
          </table:table-cell>
          <table:table-cell office:value-type="string" calcext:value-type="string">
            <text:p>ENSG00000196169</text:p>
          </table:table-cell>
          <table:table-cell office:value-type="string" calcext:value-type="string">
            <text:p>ENSMUSG0000001002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6169|KIF19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438.602917720286" calcext:value-type="float">
            <text:p>438.6029177203</text:p>
          </table:table-cell>
          <table:table-cell office:value-type="float" office:value="7.77357824907029" calcext:value-type="float">
            <text:p>7.7735782491</text:p>
          </table:table-cell>
          <table:table-cell office:value-type="string" calcext:value-type="string">
            <text:p>ENSMUSG00000024395.7</text:p>
          </table:table-cell>
          <table:table-cell office:value-type="string" calcext:value-type="string">
            <text:p>LIMS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72163.16</text:p>
          </table:table-cell>
          <table:table-cell office:value-type="string" calcext:value-type="string">
            <text:p>ENSG00000072163</text:p>
          </table:table-cell>
          <table:table-cell office:value-type="string" calcext:value-type="string">
            <text:p>ENSMUSG00000024395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72163|LIMS2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275.186039396286" calcext:value-type="float">
            <text:p>275.1860393963</text:p>
          </table:table-cell>
          <table:table-cell office:value-type="float" office:value="125.018512844595" calcext:value-type="float">
            <text:p>125.0185128446</text:p>
          </table:table-cell>
          <table:table-cell office:value-type="string" calcext:value-type="string">
            <text:p>ENSMUSG00000034000.11</text:p>
          </table:table-cell>
          <table:table-cell office:value-type="string" calcext:value-type="string">
            <text:p>NEU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04099.9</text:p>
          </table:table-cell>
          <table:table-cell office:value-type="string" calcext:value-type="string">
            <text:p>ENSG00000204099</text:p>
          </table:table-cell>
          <table:table-cell office:value-type="string" calcext:value-type="string">
            <text:p>ENSMUSG0000003400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04099|NEU4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4107.01220720897" calcext:value-type="float">
            <text:p>4107.012207209</text:p>
          </table:table-cell>
          <table:table-cell office:value-type="float" office:value="12.8342304749957" calcext:value-type="float">
            <text:p>12.834230475</text:p>
          </table:table-cell>
          <table:table-cell office:value-type="string" calcext:value-type="string">
            <text:p>ENSMUSG00000046160.6</text:p>
          </table:table-cell>
          <table:table-cell office:value-type="string" calcext:value-type="string">
            <text:p>OLIG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4221.10</text:p>
          </table:table-cell>
          <table:table-cell office:value-type="string" calcext:value-type="string">
            <text:p>ENSG00000184221</text:p>
          </table:table-cell>
          <table:table-cell office:value-type="string" calcext:value-type="string">
            <text:p>ENSMUSG0000004616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4221|OLIG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94.429116254882" calcext:value-type="float">
            <text:p>94.4291162549</text:p>
          </table:table-cell>
          <table:table-cell office:value-type="float" office:value="6.71270259757175" calcext:value-type="float">
            <text:p>6.7127025976</text:p>
          </table:table-cell>
          <table:table-cell office:value-type="string" calcext:value-type="string">
            <text:p>ENSMUSG00000038495.10</text:p>
          </table:table-cell>
          <table:table-cell office:value-type="string" calcext:value-type="string">
            <text:p>OTUD7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64522.3</text:p>
          </table:table-cell>
          <table:table-cell office:value-type="string" calcext:value-type="string">
            <text:p>ENSG00000264522</text:p>
          </table:table-cell>
          <table:table-cell office:value-type="string" calcext:value-type="string">
            <text:p>ENSMUSG0000003849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64522|OTUD7B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1246.34656524812" calcext:value-type="float">
            <text:p>1246.3465652481</text:p>
          </table:table-cell>
          <table:table-cell office:value-type="float" office:value="115.416475508511" calcext:value-type="float">
            <text:p>115.4164755085</text:p>
          </table:table-cell>
          <table:table-cell office:value-type="string" calcext:value-type="string">
            <text:p>ENSMUSG00000029231.11</text:p>
          </table:table-cell>
          <table:table-cell office:value-type="string" calcext:value-type="string">
            <text:p>PDGFR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4853.9</text:p>
          </table:table-cell>
          <table:table-cell office:value-type="string" calcext:value-type="string">
            <text:p>ENSG00000134853</text:p>
          </table:table-cell>
          <table:table-cell office:value-type="string" calcext:value-type="string">
            <text:p>ENSMUSG0000002923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4853|PDGFRA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719.130654324286" calcext:value-type="float">
            <text:p>719.1306543243</text:p>
          </table:table-cell>
          <table:table-cell office:value-type="float" office:value="48.8616159435604" calcext:value-type="float">
            <text:p>48.8616159436</text:p>
          </table:table-cell>
          <table:table-cell office:value-type="string" calcext:value-type="string">
            <text:p>ENSMUSG00000055945.7</text:p>
          </table:table-cell>
          <table:table-cell office:value-type="string" calcext:value-type="string">
            <text:p>PRR1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6381.5</text:p>
          </table:table-cell>
          <table:table-cell office:value-type="string" calcext:value-type="string">
            <text:p>ENSG00000176381</text:p>
          </table:table-cell>
          <table:table-cell office:value-type="string" calcext:value-type="string">
            <text:p>ENSMUSG0000005594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6381|PRR18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285.274614069105" calcext:value-type="float">
            <text:p>285.2746140691</text:p>
          </table:table-cell>
          <table:table-cell office:value-type="float" office:value="9.34727329992129" calcext:value-type="float">
            <text:p>9.3472732999</text:p>
          </table:table-cell>
          <table:table-cell office:value-type="string" calcext:value-type="string">
            <text:p>ENSMUSG00000032841.11</text:p>
          </table:table-cell>
          <table:table-cell office:value-type="string" calcext:value-type="string">
            <text:p>PRR5L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5362.11</text:p>
          </table:table-cell>
          <table:table-cell office:value-type="string" calcext:value-type="string">
            <text:p>ENSG00000135362</text:p>
          </table:table-cell>
          <table:table-cell office:value-type="string" calcext:value-type="string">
            <text:p>ENSMUSG0000003284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5362|PRR5L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289.899491091612" calcext:value-type="float">
            <text:p>289.8994910916</text:p>
          </table:table-cell>
          <table:table-cell office:value-type="float" office:value="10.3127449203078" calcext:value-type="float">
            <text:p>10.3127449203</text:p>
          </table:table-cell>
          <table:table-cell office:value-type="string" calcext:value-type="string">
            <text:p>ENSMUSG00000034930.11</text:p>
          </table:table-cell>
          <table:table-cell office:value-type="string" calcext:value-type="string">
            <text:p>RTKN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4993.13</text:p>
          </table:table-cell>
          <table:table-cell office:value-type="string" calcext:value-type="string">
            <text:p>ENSG00000114993</text:p>
          </table:table-cell>
          <table:table-cell office:value-type="string" calcext:value-type="string">
            <text:p>ENSMUSG0000003493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4993|RTKN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1437.1100821919" calcext:value-type="float">
            <text:p>1437.1100821919</text:p>
          </table:table-cell>
          <table:table-cell office:value-type="float" office:value="22.9242804562544" calcext:value-type="float">
            <text:p>22.9242804563</text:p>
          </table:table-cell>
          <table:table-cell office:value-type="string" calcext:value-type="string">
            <text:p>ENSMUSG00000028412.13</text:p>
          </table:table-cell>
          <table:table-cell office:value-type="string" calcext:value-type="string">
            <text:p>SLC44A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70214.13</text:p>
          </table:table-cell>
          <table:table-cell office:value-type="string" calcext:value-type="string">
            <text:p>ENSG00000070214</text:p>
          </table:table-cell>
          <table:table-cell office:value-type="string" calcext:value-type="string">
            <text:p>ENSMUSG00000028412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70214|SLC44A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188.298387641417" calcext:value-type="float">
            <text:p>188.2983876414</text:p>
          </table:table-cell>
          <table:table-cell office:value-type="float" office:value="15.2008860625377" calcext:value-type="float">
            <text:p>15.2008860625</text:p>
          </table:table-cell>
          <table:table-cell office:value-type="string" calcext:value-type="string">
            <text:p>ENSMUSG00000017002.10</text:p>
          </table:table-cell>
          <table:table-cell office:value-type="string" calcext:value-type="string">
            <text:p>SLPI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4107.5</text:p>
          </table:table-cell>
          <table:table-cell office:value-type="string" calcext:value-type="string">
            <text:p>ENSG00000124107</text:p>
          </table:table-cell>
          <table:table-cell office:value-type="string" calcext:value-type="string">
            <text:p>ENSMUSG00000017002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4107|SLPI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57.7097916910789" calcext:value-type="float">
            <text:p>57.7097916911</text:p>
          </table:table-cell>
          <table:table-cell office:value-type="float" office:value="5.44626175661937" calcext:value-type="float">
            <text:p>5.4462617566</text:p>
          </table:table-cell>
          <table:table-cell office:value-type="string" calcext:value-type="string">
            <text:p>ENSMUSG00000032733.5</text:p>
          </table:table-cell>
          <table:table-cell office:value-type="string" calcext:value-type="string">
            <text:p>SNX3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3548.8</text:p>
          </table:table-cell>
          <table:table-cell office:value-type="string" calcext:value-type="string">
            <text:p>ENSG00000173548</text:p>
          </table:table-cell>
          <table:table-cell office:value-type="string" calcext:value-type="string">
            <text:p>ENSMUSG000000327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3548|SNX33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516.26086579026" calcext:value-type="float">
            <text:p>516.2608657903</text:p>
          </table:table-cell>
          <table:table-cell office:value-type="float" office:value="8.53127170220442" calcext:value-type="float">
            <text:p>8.5312717022</text:p>
          </table:table-cell>
          <table:table-cell office:value-type="string" calcext:value-type="string">
            <text:p>ENSMUSG00000006301.13</text:p>
          </table:table-cell>
          <table:table-cell office:value-type="string" calcext:value-type="string">
            <text:p>TMBIM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5926.10</text:p>
          </table:table-cell>
          <table:table-cell office:value-type="string" calcext:value-type="string">
            <text:p>ENSG00000135926</text:p>
          </table:table-cell>
          <table:table-cell office:value-type="string" calcext:value-type="string">
            <text:p>ENSMUSG0000000630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5926|TMBIM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115.259765834243" calcext:value-type="float">
            <text:p>115.2597658342</text:p>
          </table:table-cell>
          <table:table-cell office:value-type="float" office:value="10.0379287695724" calcext:value-type="float">
            <text:p>10.0379287696</text:p>
          </table:table-cell>
          <table:table-cell office:value-type="string" calcext:value-type="string">
            <text:p>ENSMUSG00000063296.4</text:p>
          </table:table-cell>
          <table:table-cell office:value-type="string" calcext:value-type="string">
            <text:p>TMEM11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9173.7</text:p>
          </table:table-cell>
          <table:table-cell office:value-type="string" calcext:value-type="string">
            <text:p>ENSG00000139173</text:p>
          </table:table-cell>
          <table:table-cell office:value-type="string" calcext:value-type="string">
            <text:p>ENSMUSG00000063296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9173|TMEM117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222.587993783646" calcext:value-type="float">
            <text:p>222.5879937836</text:p>
          </table:table-cell>
          <table:table-cell office:value-type="float" office:value="5.94964425389841" calcext:value-type="float">
            <text:p>5.9496442539</text:p>
          </table:table-cell>
          <table:table-cell office:value-type="string" calcext:value-type="string">
            <text:p>ENSMUSG00000047712.7</text:p>
          </table:table-cell>
          <table:table-cell office:value-type="string" calcext:value-type="string">
            <text:p>UST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1962.7</text:p>
          </table:table-cell>
          <table:table-cell office:value-type="string" calcext:value-type="string">
            <text:p>ENSG00000111962</text:p>
          </table:table-cell>
          <table:table-cell office:value-type="string" calcext:value-type="string">
            <text:p>ENSMUSG00000047712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1962|UST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18.2820321347742" calcext:value-type="float">
            <text:p>18.2820321348</text:p>
          </table:table-cell>
          <table:table-cell office:value-type="float" office:value="35.5610352746103" calcext:value-type="float">
            <text:p>35.5610352746</text:p>
          </table:table-cell>
          <table:table-cell office:value-type="string" calcext:value-type="string">
            <text:p>ENSMUSG00000029797.8</text:p>
          </table:table-cell>
          <table:table-cell office:value-type="string" calcext:value-type="string">
            <text:p>SSPO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7558.9</text:p>
          </table:table-cell>
          <table:table-cell office:value-type="string" calcext:value-type="string">
            <text:p>ENSG00000197558</text:p>
          </table:table-cell>
          <table:table-cell office:value-type="string" calcext:value-type="string">
            <text:p>ENSMUSG0000002979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7558|SSPO</text:p>
          </table:table-cell>
          <table:table-cell office:value-type="string" calcext:value-type="string">
            <text:p>ME30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17.018678743357" calcext:value-type="float">
            <text:p>17.0186787434</text:p>
          </table:table-cell>
          <table:table-cell office:value-type="float" office:value="6.88830568839721" calcext:value-type="float">
            <text:p>6.8883056884</text:p>
          </table:table-cell>
          <table:table-cell office:value-type="string" calcext:value-type="string">
            <text:p>ENSMUSG00000025069.10</text:p>
          </table:table-cell>
          <table:table-cell office:value-type="string" calcext:value-type="string">
            <text:p>GSTO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65621.12</text:p>
          </table:table-cell>
          <table:table-cell office:value-type="string" calcext:value-type="string">
            <text:p>ENSG00000065621</text:p>
          </table:table-cell>
          <table:table-cell office:value-type="string" calcext:value-type="string">
            <text:p>ENSMUSG00000025069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65621|GSTO2</text:p>
          </table:table-cell>
          <table:table-cell office:value-type="string" calcext:value-type="string">
            <text:p>ME31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27.3601700097389" calcext:value-type="float">
            <text:p>27.3601700097</text:p>
          </table:table-cell>
          <table:table-cell office:value-type="float" office:value="107.828367661709" calcext:value-type="float">
            <text:p>107.8283676617</text:p>
          </table:table-cell>
          <table:table-cell office:value-type="string" calcext:value-type="string">
            <text:p>ENSMUSG00000045394.8</text:p>
          </table:table-cell>
          <table:table-cell office:value-type="string" calcext:value-type="string">
            <text:p>EPCAM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9888.8</text:p>
          </table:table-cell>
          <table:table-cell office:value-type="string" calcext:value-type="string">
            <text:p>ENSG00000119888</text:p>
          </table:table-cell>
          <table:table-cell office:value-type="string" calcext:value-type="string">
            <text:p>ENSMUSG00000045394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9888|EPCAM</text:p>
          </table:table-cell>
          <table:table-cell office:value-type="string" calcext:value-type="string">
            <text:p>ME32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117.467771494647" calcext:value-type="float">
            <text:p>117.4677714946</text:p>
          </table:table-cell>
          <table:table-cell office:value-type="float" office:value="7.18042759366393" calcext:value-type="float">
            <text:p>7.1804275937</text:p>
          </table:table-cell>
          <table:table-cell office:value-type="string" calcext:value-type="string">
            <text:p>ENSMUSG00000024866.9</text:p>
          </table:table-cell>
          <table:table-cell office:value-type="string" calcext:value-type="string">
            <text:p>ACY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2744.5</text:p>
          </table:table-cell>
          <table:table-cell office:value-type="string" calcext:value-type="string">
            <text:p>ENSG00000132744</text:p>
          </table:table-cell>
          <table:table-cell office:value-type="string" calcext:value-type="string">
            <text:p>ENSMUSG00000024866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2744|ACY3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191.67871385766" calcext:value-type="float">
            <text:p>191.6787138577</text:p>
          </table:table-cell>
          <table:table-cell office:value-type="float" office:value="6.34598254016611" calcext:value-type="float">
            <text:p>6.3459825402</text:p>
          </table:table-cell>
          <table:table-cell office:value-type="string" calcext:value-type="string">
            <text:p>ENSMUSG00000046178.3</text:p>
          </table:table-cell>
          <table:table-cell office:value-type="string" calcext:value-type="string">
            <text:p>NXPH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2584.10</text:p>
          </table:table-cell>
          <table:table-cell office:value-type="string" calcext:value-type="string">
            <text:p>ENSG00000122584</text:p>
          </table:table-cell>
          <table:table-cell office:value-type="string" calcext:value-type="string">
            <text:p>ENSMUSG0000004617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2584|NXPH1</text:p>
          </table:table-cell>
          <table:table-cell office:value-type="string" calcext:value-type="string">
            <text:p>ME45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119.873942976888" calcext:value-type="float">
            <text:p>119.8739429769</text:p>
          </table:table-cell>
          <table:table-cell office:value-type="float" office:value="144.91881679794" calcext:value-type="float">
            <text:p>144.9188167979</text:p>
          </table:table-cell>
          <table:table-cell office:value-type="string" calcext:value-type="string">
            <text:p>ENSMUSG00000038457.12</text:p>
          </table:table-cell>
          <table:table-cell office:value-type="string" calcext:value-type="string">
            <text:p>TMEM255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4497.10</text:p>
          </table:table-cell>
          <table:table-cell office:value-type="string" calcext:value-type="string">
            <text:p>ENSG00000184497</text:p>
          </table:table-cell>
          <table:table-cell office:value-type="string" calcext:value-type="string">
            <text:p>ENSMUSG00000038457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4497|TMEM255B</text:p>
          </table:table-cell>
          <table:table-cell office:value-type="string" calcext:value-type="string">
            <text:p>ME48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17.2720747867431" calcext:value-type="float">
            <text:p>17.2720747867</text:p>
          </table:table-cell>
          <table:table-cell office:value-type="float" office:value="5.89723343560535" calcext:value-type="float">
            <text:p>5.8972334356</text:p>
          </table:table-cell>
          <table:table-cell office:value-type="string" calcext:value-type="string">
            <text:p>ENSMUSG00000017146.8</text:p>
          </table:table-cell>
          <table:table-cell office:value-type="string" calcext:value-type="string">
            <text:p>BRCA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12048.17</text:p>
          </table:table-cell>
          <table:table-cell office:value-type="string" calcext:value-type="string">
            <text:p>ENSG00000012048</text:p>
          </table:table-cell>
          <table:table-cell office:value-type="string" calcext:value-type="string">
            <text:p>ENSMUSG0000001714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12048|BRCA1</text:p>
          </table:table-cell>
          <table:table-cell office:value-type="string" calcext:value-type="string">
            <text:p>ME5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59.634007276778" calcext:value-type="float">
            <text:p>59.6340072768</text:p>
          </table:table-cell>
          <table:table-cell office:value-type="float" office:value="13.4061113580687" calcext:value-type="float">
            <text:p>13.4061113581</text:p>
          </table:table-cell>
          <table:table-cell office:value-type="string" calcext:value-type="string">
            <text:p>ENSMUSG00000027654.2</text:p>
          </table:table-cell>
          <table:table-cell office:value-type="string" calcext:value-type="string">
            <text:p>FAM83D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1447.11</text:p>
          </table:table-cell>
          <table:table-cell office:value-type="string" calcext:value-type="string">
            <text:p>ENSG00000101447</text:p>
          </table:table-cell>
          <table:table-cell office:value-type="string" calcext:value-type="string">
            <text:p>ENSMUSG00000027654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1447|FAM83D</text:p>
          </table:table-cell>
          <table:table-cell office:value-type="string" calcext:value-type="string">
            <text:p>ME5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41.3224529690265" calcext:value-type="float">
            <text:p>41.322452969</text:p>
          </table:table-cell>
          <table:table-cell office:value-type="float" office:value="39.4129124454097" calcext:value-type="float">
            <text:p>39.4129124454</text:p>
          </table:table-cell>
          <table:table-cell office:value-type="string" calcext:value-type="string">
            <text:p>ENSMUSG00000037846.14</text:p>
          </table:table-cell>
          <table:table-cell office:value-type="string" calcext:value-type="string">
            <text:p>RTKN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2010.8</text:p>
          </table:table-cell>
          <table:table-cell office:value-type="string" calcext:value-type="string">
            <text:p>ENSG00000182010</text:p>
          </table:table-cell>
          <table:table-cell office:value-type="string" calcext:value-type="string">
            <text:p>ENSMUSG00000037846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2010|RTKN2</text:p>
          </table:table-cell>
          <table:table-cell office:value-type="string" calcext:value-type="string">
            <text:p>ME5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608.282801581945" calcext:value-type="float">
            <text:p>608.2828015819</text:p>
          </table:table-cell>
          <table:table-cell office:value-type="float" office:value="11.0404260846494" calcext:value-type="float">
            <text:p>11.0404260846</text:p>
          </table:table-cell>
          <table:table-cell office:value-type="string" calcext:value-type="string">
            <text:p>ENSMUSG00000021143.9</text:p>
          </table:table-cell>
          <table:table-cell office:value-type="string" calcext:value-type="string">
            <text:p>PACS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9364.11</text:p>
          </table:table-cell>
          <table:table-cell office:value-type="string" calcext:value-type="string">
            <text:p>ENSG00000179364</text:p>
          </table:table-cell>
          <table:table-cell office:value-type="string" calcext:value-type="string">
            <text:p>ENSMUSG00000021143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9364|PACS2</text:p>
          </table:table-cell>
          <table:table-cell office:value-type="string" calcext:value-type="string">
            <text:p>ME55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34.8067844102034" calcext:value-type="float">
            <text:p>34.8067844102</text:p>
          </table:table-cell>
          <table:table-cell office:value-type="float" office:value="10.5993298237117" calcext:value-type="float">
            <text:p>10.5993298237</text:p>
          </table:table-cell>
          <table:table-cell office:value-type="string" calcext:value-type="string">
            <text:p>ENSMUSG00000036545.8</text:p>
          </table:table-cell>
          <table:table-cell office:value-type="string" calcext:value-type="string">
            <text:p>ADAMTS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87116.11</text:p>
          </table:table-cell>
          <table:table-cell office:value-type="string" calcext:value-type="string">
            <text:p>ENSG00000087116</text:p>
          </table:table-cell>
          <table:table-cell office:value-type="string" calcext:value-type="string">
            <text:p>ENSMUSG00000036545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87116|ADAMTS2</text:p>
          </table:table-cell>
          <table:table-cell office:value-type="string" calcext:value-type="string">
            <text:p>ME58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103.724819319135" calcext:value-type="float">
            <text:p>103.7248193191</text:p>
          </table:table-cell>
          <table:table-cell office:value-type="float" office:value="5.97229477851825" calcext:value-type="float">
            <text:p>5.9722947785</text:p>
          </table:table-cell>
          <table:table-cell office:value-type="string" calcext:value-type="string">
            <text:p>ENSMUSG00000050860.6</text:p>
          </table:table-cell>
          <table:table-cell office:value-type="string" calcext:value-type="string">
            <text:p>PHOSPHO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3868.9</text:p>
          </table:table-cell>
          <table:table-cell office:value-type="string" calcext:value-type="string">
            <text:p>ENSG00000173868</text:p>
          </table:table-cell>
          <table:table-cell office:value-type="string" calcext:value-type="string">
            <text:p>ENSMUSG0000005086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3868|PHOSPHO1</text:p>
          </table:table-cell>
          <table:table-cell office:value-type="string" calcext:value-type="string">
            <text:p>ME58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46.8370985226033" calcext:value-type="float">
            <text:p>46.8370985226</text:p>
          </table:table-cell>
          <table:table-cell office:value-type="float" office:value="7.19226199305264" calcext:value-type="float">
            <text:p>7.1922619931</text:p>
          </table:table-cell>
          <table:table-cell office:value-type="string" calcext:value-type="string">
            <text:p>ENSMUSG00000074217.4</text:p>
          </table:table-cell>
          <table:table-cell office:value-type="string" calcext:value-type="string">
            <text:p>CTB-55O6.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1854.5</text:p>
          </table:table-cell>
          <table:table-cell office:value-type="string" calcext:value-type="string">
            <text:p>ENSG00000141854</text:p>
          </table:table-cell>
          <table:table-cell office:value-type="string" calcext:value-type="string">
            <text:p>ENSMUSG00000074217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1854|MIR1199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297.306167634757" calcext:value-type="float">
            <text:p>297.3061676348</text:p>
          </table:table-cell>
          <table:table-cell office:value-type="float" office:value="14.5400063885034" calcext:value-type="float">
            <text:p>14.5400063885</text:p>
          </table:table-cell>
          <table:table-cell office:value-type="string" calcext:value-type="string">
            <text:p>ENSMUSG00000066129.10</text:p>
          </table:table-cell>
          <table:table-cell office:value-type="string" calcext:value-type="string">
            <text:p>KNDC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1798.15</text:p>
          </table:table-cell>
          <table:table-cell office:value-type="string" calcext:value-type="string">
            <text:p>ENSG00000171798</text:p>
          </table:table-cell>
          <table:table-cell office:value-type="string" calcext:value-type="string">
            <text:p>ENSMUSG00000066129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1798|KNDC1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17.7777283948038" calcext:value-type="float">
            <text:p>17.7777283948</text:p>
          </table:table-cell>
          <table:table-cell office:value-type="float" office:value="14.2732325310222" calcext:value-type="float">
            <text:p>14.273232531</text:p>
          </table:table-cell>
          <table:table-cell office:value-type="string" calcext:value-type="string">
            <text:p>ENSMUSG00000022025.9</text:p>
          </table:table-cell>
          <table:table-cell office:value-type="string" calcext:value-type="string">
            <text:p>LECT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6110.10</text:p>
          </table:table-cell>
          <table:table-cell office:value-type="string" calcext:value-type="string">
            <text:p>ENSG00000136110</text:p>
          </table:table-cell>
          <table:table-cell office:value-type="string" calcext:value-type="string">
            <text:p>ENSMUSG00000022025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6110|LECT1</text:p>
          </table:table-cell>
          <table:table-cell office:value-type="string" calcext:value-type="string">
            <text:p>ME62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481.220075393206" calcext:value-type="float">
            <text:p>481.2200753932</text:p>
          </table:table-cell>
          <table:table-cell office:value-type="float" office:value="9.28096777780849" calcext:value-type="float">
            <text:p>9.2809677778</text:p>
          </table:table-cell>
          <table:table-cell office:value-type="string" calcext:value-type="string">
            <text:p>ENSMUSG00000023827.4</text:p>
          </table:table-cell>
          <table:table-cell office:value-type="string" calcext:value-type="string">
            <text:p>AGPAT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26652.11</text:p>
          </table:table-cell>
          <table:table-cell office:value-type="string" calcext:value-type="string">
            <text:p>ENSG00000026652</text:p>
          </table:table-cell>
          <table:table-cell office:value-type="string" calcext:value-type="string">
            <text:p>ENSMUSG00000023827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26652|AGPAT4</text:p>
          </table:table-cell>
          <table:table-cell office:value-type="string" calcext:value-type="string">
            <text:p>ME64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336.662305573638" calcext:value-type="float">
            <text:p>336.6623055736</text:p>
          </table:table-cell>
          <table:table-cell office:value-type="float" office:value="5.57033917588167" calcext:value-type="float">
            <text:p>5.5703391759</text:p>
          </table:table-cell>
          <table:table-cell office:value-type="string" calcext:value-type="string">
            <text:p>ENSMUSG00000031990.10</text:p>
          </table:table-cell>
          <table:table-cell office:value-type="string" calcext:value-type="string">
            <text:p>JAM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6086.10</text:p>
          </table:table-cell>
          <table:table-cell office:value-type="string" calcext:value-type="string">
            <text:p>ENSG00000166086</text:p>
          </table:table-cell>
          <table:table-cell office:value-type="string" calcext:value-type="string">
            <text:p>ENSMUSG0000003199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6086|JAM3</text:p>
          </table:table-cell>
          <table:table-cell office:value-type="string" calcext:value-type="string">
            <text:p>ME64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366.110322665268" calcext:value-type="float">
            <text:p>366.1103226653</text:p>
          </table:table-cell>
          <table:table-cell office:value-type="float" office:value="5.60984218711834" calcext:value-type="float">
            <text:p>5.6098421871</text:p>
          </table:table-cell>
          <table:table-cell office:value-type="string" calcext:value-type="string">
            <text:p>ENSMUSG00000055717.9</text:p>
          </table:table-cell>
          <table:table-cell office:value-type="string" calcext:value-type="string">
            <text:p>SLAIN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9737.19</text:p>
          </table:table-cell>
          <table:table-cell office:value-type="string" calcext:value-type="string">
            <text:p>ENSG00000139737</text:p>
          </table:table-cell>
          <table:table-cell office:value-type="string" calcext:value-type="string">
            <text:p>ENSMUSG00000055717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9737|SLAIN1</text:p>
          </table:table-cell>
          <table:table-cell office:value-type="string" calcext:value-type="string">
            <text:p>ME64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224.077070813909" calcext:value-type="float">
            <text:p>224.0770708139</text:p>
          </table:table-cell>
          <table:table-cell office:value-type="float" office:value="12.2348229279558" calcext:value-type="float">
            <text:p>12.234822928</text:p>
          </table:table-cell>
          <table:table-cell office:value-type="string" calcext:value-type="string">
            <text:p>ENSMUSG00000034648.8</text:p>
          </table:table-cell>
          <table:table-cell office:value-type="string" calcext:value-type="string">
            <text:p>LRRN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5928.5</text:p>
          </table:table-cell>
          <table:table-cell office:value-type="string" calcext:value-type="string">
            <text:p>ENSG00000175928</text:p>
          </table:table-cell>
          <table:table-cell office:value-type="string" calcext:value-type="string">
            <text:p>ENSMUSG00000034648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5928|LRRN1</text:p>
          </table:table-cell>
          <table:table-cell office:value-type="string" calcext:value-type="string">
            <text:p>ME67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807.313233922602" calcext:value-type="float">
            <text:p>807.3132339226</text:p>
          </table:table-cell>
          <table:table-cell office:value-type="float" office:value="7.72337333782385" calcext:value-type="float">
            <text:p>7.7233733378</text:p>
          </table:table-cell>
          <table:table-cell office:value-type="string" calcext:value-type="string">
            <text:p>ENSMUSG00000025375.11</text:p>
          </table:table-cell>
          <table:table-cell office:value-type="string" calcext:value-type="string">
            <text:p>AATK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1409.9</text:p>
          </table:table-cell>
          <table:table-cell office:value-type="string" calcext:value-type="string">
            <text:p>ENSG00000181409</text:p>
          </table:table-cell>
          <table:table-cell office:value-type="string" calcext:value-type="string">
            <text:p>ENSMUSG0000002537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1409|AATK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524.199986183298" calcext:value-type="float">
            <text:p>524.1999861833</text:p>
          </table:table-cell>
          <table:table-cell office:value-type="float" office:value="6.59007432317827" calcext:value-type="float">
            <text:p>6.5900743232</text:p>
          </table:table-cell>
          <table:table-cell office:value-type="string" calcext:value-type="string">
            <text:p>ENSMUSG00000026944.14</text:p>
          </table:table-cell>
          <table:table-cell office:value-type="string" calcext:value-type="string">
            <text:p>ABCA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7331.14</text:p>
          </table:table-cell>
          <table:table-cell office:value-type="string" calcext:value-type="string">
            <text:p>ENSG00000107331</text:p>
          </table:table-cell>
          <table:table-cell office:value-type="string" calcext:value-type="string">
            <text:p>ENSMUSG00000026944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7331|ABCA2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175.414568471872" calcext:value-type="float">
            <text:p>175.4145684719</text:p>
          </table:table-cell>
          <table:table-cell office:value-type="float" office:value="6.66186007466862" calcext:value-type="float">
            <text:p>6.6618600747</text:p>
          </table:table-cell>
          <table:table-cell office:value-type="string" calcext:value-type="string">
            <text:p>ENSMUSG00000031555.9</text:p>
          </table:table-cell>
          <table:table-cell office:value-type="string" calcext:value-type="string">
            <text:p>ADAM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8615.9</text:p>
          </table:table-cell>
          <table:table-cell office:value-type="string" calcext:value-type="string">
            <text:p>ENSG00000168615</text:p>
          </table:table-cell>
          <table:table-cell office:value-type="string" calcext:value-type="string">
            <text:p>ENSMUSG00000031555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8615|ADAM9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284.025141033638" calcext:value-type="float">
            <text:p>284.0251410336</text:p>
          </table:table-cell>
          <table:table-cell office:value-type="float" office:value="32.1884628172183" calcext:value-type="float">
            <text:p>32.1884628172</text:p>
          </table:table-cell>
          <table:table-cell office:value-type="string" calcext:value-type="string">
            <text:p>ENSMUSG00000006403.8</text:p>
          </table:table-cell>
          <table:table-cell office:value-type="string" calcext:value-type="string">
            <text:p>ADAMTS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8859.9</text:p>
          </table:table-cell>
          <table:table-cell office:value-type="string" calcext:value-type="string">
            <text:p>ENSG00000158859</text:p>
          </table:table-cell>
          <table:table-cell office:value-type="string" calcext:value-type="string">
            <text:p>ENSMUSG0000000640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8859|ADAMTS4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142.728463304088" calcext:value-type="float">
            <text:p>142.7284633041</text:p>
          </table:table-cell>
          <table:table-cell office:value-type="float" office:value="9.00119110608803" calcext:value-type="float">
            <text:p>9.0011911061</text:p>
          </table:table-cell>
          <table:table-cell office:value-type="string" calcext:value-type="string">
            <text:p>ENSMUSG00000020604.9</text:p>
          </table:table-cell>
          <table:table-cell office:value-type="string" calcext:value-type="string">
            <text:p>ARSG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1337.10</text:p>
          </table:table-cell>
          <table:table-cell office:value-type="string" calcext:value-type="string">
            <text:p>ENSG00000141337</text:p>
          </table:table-cell>
          <table:table-cell office:value-type="string" calcext:value-type="string">
            <text:p>ENSMUSG00000020604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1337|ARSG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509.891276406406" calcext:value-type="float">
            <text:p>509.8912764064</text:p>
          </table:table-cell>
          <table:table-cell office:value-type="float" office:value="24.9188786468562" calcext:value-type="float">
            <text:p>24.9188786469</text:p>
          </table:table-cell>
          <table:table-cell office:value-type="string" calcext:value-type="string">
            <text:p>ENSMUSG00000020774.5</text:p>
          </table:table-cell>
          <table:table-cell office:value-type="string" calcext:value-type="string">
            <text:p>ASP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8381.8</text:p>
          </table:table-cell>
          <table:table-cell office:value-type="string" calcext:value-type="string">
            <text:p>ENSG00000108381</text:p>
          </table:table-cell>
          <table:table-cell office:value-type="string" calcext:value-type="string">
            <text:p>ENSMUSG00000020774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8381|ASPA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1994.54337896855" calcext:value-type="float">
            <text:p>1994.5433789686</text:p>
          </table:table-cell>
          <table:table-cell office:value-type="float" office:value="129.426296935162" calcext:value-type="float">
            <text:p>129.4262969352</text:p>
          </table:table-cell>
          <table:table-cell office:value-type="string" calcext:value-type="string">
            <text:p>ENSMUSG00000013523.9</text:p>
          </table:table-cell>
          <table:table-cell office:value-type="string" calcext:value-type="string">
            <text:p>BCAS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64787.10</text:p>
          </table:table-cell>
          <table:table-cell office:value-type="string" calcext:value-type="string">
            <text:p>ENSG00000064787</text:p>
          </table:table-cell>
          <table:table-cell office:value-type="string" calcext:value-type="string">
            <text:p>ENSMUSG0000001352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64787|BCAS1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1765.75138341948" calcext:value-type="float">
            <text:p>1765.7513834195</text:p>
          </table:table-cell>
          <table:table-cell office:value-type="float" office:value="9.8843639758432" calcext:value-type="float">
            <text:p>9.8843639758</text:p>
          </table:table-cell>
          <table:table-cell office:value-type="string" calcext:value-type="string">
            <text:p>ENSMUSG00000015714.7</text:p>
          </table:table-cell>
          <table:table-cell office:value-type="string" calcext:value-type="string">
            <text:p>CERS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3418.17</text:p>
          </table:table-cell>
          <table:table-cell office:value-type="string" calcext:value-type="string">
            <text:p>ENSG00000143418</text:p>
          </table:table-cell>
          <table:table-cell office:value-type="string" calcext:value-type="string">
            <text:p>ENSMUSG00000015714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3418|CERS2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260.781723383553" calcext:value-type="float">
            <text:p>260.7817233836</text:p>
          </table:table-cell>
          <table:table-cell office:value-type="float" office:value="7.98003884588663" calcext:value-type="float">
            <text:p>7.9800388459</text:p>
          </table:table-cell>
          <table:table-cell office:value-type="string" calcext:value-type="string">
            <text:p>ENSMUSG00000063765.7</text:p>
          </table:table-cell>
          <table:table-cell office:value-type="string" calcext:value-type="string">
            <text:p>CHADL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0399.13</text:p>
          </table:table-cell>
          <table:table-cell office:value-type="string" calcext:value-type="string">
            <text:p>ENSG00000100399</text:p>
          </table:table-cell>
          <table:table-cell office:value-type="string" calcext:value-type="string">
            <text:p>ENSMUSG0000006376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0399|CHADL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11383.4524277193" calcext:value-type="float">
            <text:p>11383.4524277193</text:p>
          </table:table-cell>
          <table:table-cell office:value-type="float" office:value="70.3092430584018" calcext:value-type="float">
            <text:p>70.3092430584</text:p>
          </table:table-cell>
          <table:table-cell office:value-type="string" calcext:value-type="string">
            <text:p>ENSMUSG00000006782.12</text:p>
          </table:table-cell>
          <table:table-cell office:value-type="string" calcext:value-type="string">
            <text:p>CNP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3786.14</text:p>
          </table:table-cell>
          <table:table-cell office:value-type="string" calcext:value-type="string">
            <text:p>ENSG00000173786</text:p>
          </table:table-cell>
          <table:table-cell office:value-type="string" calcext:value-type="string">
            <text:p>ENSMUSG0000000678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3786|CNP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1754.1217273402" calcext:value-type="float">
            <text:p>1754.1217273402</text:p>
          </table:table-cell>
          <table:table-cell office:value-type="float" office:value="6.03718939689102" calcext:value-type="float">
            <text:p>6.0371893969</text:p>
          </table:table-cell>
          <table:table-cell office:value-type="string" calcext:value-type="string">
            <text:p>ENSMUSG00000032060.9</text:p>
          </table:table-cell>
          <table:table-cell office:value-type="string" calcext:value-type="string">
            <text:p>CRYA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9846.5</text:p>
          </table:table-cell>
          <table:table-cell office:value-type="string" calcext:value-type="string">
            <text:p>ENSG00000109846</text:p>
          </table:table-cell>
          <table:table-cell office:value-type="string" calcext:value-type="string">
            <text:p>ENSMUSG0000003206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9846|CRYAB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1017.49912594773" calcext:value-type="float">
            <text:p>1017.4991259477</text:p>
          </table:table-cell>
          <table:table-cell office:value-type="float" office:value="8.86161445393752" calcext:value-type="float">
            <text:p>8.8616144539</text:p>
          </table:table-cell>
          <table:table-cell office:value-type="string" calcext:value-type="string">
            <text:p>ENSMUSG00000022472.12</text:p>
          </table:table-cell>
          <table:table-cell office:value-type="string" calcext:value-type="string">
            <text:p>DESI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0418.7</text:p>
          </table:table-cell>
          <table:table-cell office:value-type="string" calcext:value-type="string">
            <text:p>ENSG00000100418</text:p>
          </table:table-cell>
          <table:table-cell office:value-type="string" calcext:value-type="string">
            <text:p>ENSMUSG00000022472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0418|DESI1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268.393935106882" calcext:value-type="float">
            <text:p>268.3939351069</text:p>
          </table:table-cell>
          <table:table-cell office:value-type="float" office:value="6.58780094722852" calcext:value-type="float">
            <text:p>6.5878009472</text:p>
          </table:table-cell>
          <table:table-cell office:value-type="string" calcext:value-type="string">
            <text:p>ENSMUSG00000037419.8</text:p>
          </table:table-cell>
          <table:table-cell office:value-type="string" calcext:value-type="string">
            <text:p>ENDOD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9218.4</text:p>
          </table:table-cell>
          <table:table-cell office:value-type="string" calcext:value-type="string">
            <text:p>ENSG00000149218</text:p>
          </table:table-cell>
          <table:table-cell office:value-type="string" calcext:value-type="string">
            <text:p>ENSMUSG00000037419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9218|ENDOD1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116.019012700902" calcext:value-type="float">
            <text:p>116.0190127009</text:p>
          </table:table-cell>
          <table:table-cell office:value-type="float" office:value="5.49649435782507" calcext:value-type="float">
            <text:p>5.4964943578</text:p>
          </table:table-cell>
          <table:table-cell office:value-type="string" calcext:value-type="string">
            <text:p>ENSMUSG00000021236.12</text:p>
          </table:table-cell>
          <table:table-cell office:value-type="string" calcext:value-type="string">
            <text:p>ENTPD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7097.10</text:p>
          </table:table-cell>
          <table:table-cell office:value-type="string" calcext:value-type="string">
            <text:p>ENSG00000187097</text:p>
          </table:table-cell>
          <table:table-cell office:value-type="string" calcext:value-type="string">
            <text:p>ENSMUSG00000021236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7097|ENTPD5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548.69343241566" calcext:value-type="float">
            <text:p>548.6934324157</text:p>
          </table:table-cell>
          <table:table-cell office:value-type="float" office:value="27.4611686106376" calcext:value-type="float">
            <text:p>27.4611686106</text:p>
          </table:table-cell>
          <table:table-cell office:value-type="string" calcext:value-type="string">
            <text:p>ENSMUSG00000026830.9</text:p>
          </table:table-cell>
          <table:table-cell office:value-type="string" calcext:value-type="string">
            <text:p>ERMN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6541.12</text:p>
          </table:table-cell>
          <table:table-cell office:value-type="string" calcext:value-type="string">
            <text:p>ENSG00000136541</text:p>
          </table:table-cell>
          <table:table-cell office:value-type="string" calcext:value-type="string">
            <text:p>ENSMUSG0000002683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6541|ERMN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1318.29197626964" calcext:value-type="float">
            <text:p>1318.2919762696</text:p>
          </table:table-cell>
          <table:table-cell office:value-type="float" office:value="92.2362616463409" calcext:value-type="float">
            <text:p>92.2362616463</text:p>
          </table:table-cell>
          <table:table-cell office:value-type="string" calcext:value-type="string">
            <text:p>ENSMUSG00000033579.12</text:p>
          </table:table-cell>
          <table:table-cell office:value-type="string" calcext:value-type="string">
            <text:p>FA2H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3089.6</text:p>
          </table:table-cell>
          <table:table-cell office:value-type="string" calcext:value-type="string">
            <text:p>ENSG00000103089</text:p>
          </table:table-cell>
          <table:table-cell office:value-type="string" calcext:value-type="string">
            <text:p>ENSMUSG0000003357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3089|FA2H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45.8203120673993" calcext:value-type="float">
            <text:p>45.8203120674</text:p>
          </table:table-cell>
          <table:table-cell office:value-type="float" office:value="9.56052215312664" calcext:value-type="float">
            <text:p>9.5605221531</text:p>
          </table:table-cell>
          <table:table-cell office:value-type="string" calcext:value-type="string">
            <text:p>ENSMUSG00000046337.13</text:p>
          </table:table-cell>
          <table:table-cell office:value-type="string" calcext:value-type="string">
            <text:p>FAM178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8754.11</text:p>
          </table:table-cell>
          <table:table-cell office:value-type="string" calcext:value-type="string">
            <text:p>ENSG00000168754</text:p>
          </table:table-cell>
          <table:table-cell office:value-type="string" calcext:value-type="string">
            <text:p>ENSMUSG00000046337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8754|FAM178B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796.702526861249" calcext:value-type="float">
            <text:p>796.7025268612</text:p>
          </table:table-cell>
          <table:table-cell office:value-type="float" office:value="291.475829790826" calcext:value-type="float">
            <text:p>291.4758297908</text:p>
          </table:table-cell>
          <table:table-cell office:value-type="string" calcext:value-type="string">
            <text:p>ENSMUSG00000043448.9</text:p>
          </table:table-cell>
          <table:table-cell office:value-type="string" calcext:value-type="string">
            <text:p>GJC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8835.3</text:p>
          </table:table-cell>
          <table:table-cell office:value-type="string" calcext:value-type="string">
            <text:p>ENSG00000198835</text:p>
          </table:table-cell>
          <table:table-cell office:value-type="string" calcext:value-type="string">
            <text:p>ENSMUSG00000043448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8835|GJC2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313.173555806329" calcext:value-type="float">
            <text:p>313.1735558063</text:p>
          </table:table-cell>
          <table:table-cell office:value-type="float" office:value="196.142505320646" calcext:value-type="float">
            <text:p>196.1425053206</text:p>
          </table:table-cell>
          <table:table-cell office:value-type="string" calcext:value-type="string">
            <text:p>ENSMUSG00000004894.6</text:p>
          </table:table-cell>
          <table:table-cell office:value-type="string" calcext:value-type="string">
            <text:p>HAPLN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2702.10</text:p>
          </table:table-cell>
          <table:table-cell office:value-type="string" calcext:value-type="string">
            <text:p>ENSG00000132702</text:p>
          </table:table-cell>
          <table:table-cell office:value-type="string" calcext:value-type="string">
            <text:p>ENSMUSG00000004894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2702|HAPLN2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63.8404534739957" calcext:value-type="float">
            <text:p>63.840453474</text:p>
          </table:table-cell>
          <table:table-cell office:value-type="float" office:value="10.8523196195227" calcext:value-type="float">
            <text:p>10.8523196195</text:p>
          </table:table-cell>
          <table:table-cell office:value-type="string" calcext:value-type="string">
            <text:p>ENSMUSG00000064325.3</text:p>
          </table:table-cell>
          <table:table-cell office:value-type="string" calcext:value-type="string">
            <text:p>HHIP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4161.7</text:p>
          </table:table-cell>
          <table:table-cell office:value-type="string" calcext:value-type="string">
            <text:p>ENSG00000164161</text:p>
          </table:table-cell>
          <table:table-cell office:value-type="string" calcext:value-type="string">
            <text:p>ENSMUSG00000064325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4161|HHIP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7912.15032842617" calcext:value-type="float">
            <text:p>7912.1503284262</text:p>
          </table:table-cell>
          <table:table-cell office:value-type="float" office:value="132.598857237879" calcext:value-type="float">
            <text:p>132.5988572379</text:p>
          </table:table-cell>
          <table:table-cell office:value-type="string" calcext:value-type="string">
            <text:p>ENSMUSG00000027375.10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2005.8</text:p>
          </table:table-cell>
          <table:table-cell office:value-type="string" calcext:value-type="string">
            <text:p>ENSG00000172005</text:p>
          </table:table-cell>
          <table:table-cell office:value-type="string" calcext:value-type="string">
            <text:p>ENSMUSG00000027375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2005|MAL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484.838611519917" calcext:value-type="float">
            <text:p>484.8386115199</text:p>
          </table:table-cell>
          <table:table-cell office:value-type="float" office:value="95.661378891713" calcext:value-type="float">
            <text:p>95.6613788917</text:p>
          </table:table-cell>
          <table:table-cell office:value-type="string" calcext:value-type="string">
            <text:p>ENSMUSG00000036098.11</text:p>
          </table:table-cell>
          <table:table-cell office:value-type="string" calcext:value-type="string">
            <text:p>MYRF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4920.11</text:p>
          </table:table-cell>
          <table:table-cell office:value-type="string" calcext:value-type="string">
            <text:p>ENSG00000124920</text:p>
          </table:table-cell>
          <table:table-cell office:value-type="string" calcext:value-type="string">
            <text:p>ENSMUSG0000003609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4920|MYRF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137.394008592321" calcext:value-type="float">
            <text:p>137.3940085923</text:p>
          </table:table-cell>
          <table:table-cell office:value-type="float" office:value="115.083663688444" calcext:value-type="float">
            <text:p>115.0836636884</text:p>
          </table:table-cell>
          <table:table-cell office:value-type="string" calcext:value-type="string">
            <text:p>ENSMUSG00000041377.8</text:p>
          </table:table-cell>
          <table:table-cell office:value-type="string" calcext:value-type="string">
            <text:p>NINJ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1840.9</text:p>
          </table:table-cell>
          <table:table-cell office:value-type="string" calcext:value-type="string">
            <text:p>ENSG00000171840</text:p>
          </table:table-cell>
          <table:table-cell office:value-type="string" calcext:value-type="string">
            <text:p>ENSMUSG0000004137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1840|NINJ2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472.229259817791" calcext:value-type="float">
            <text:p>472.2292598178</text:p>
          </table:table-cell>
          <table:table-cell office:value-type="float" office:value="38.3556987148339" calcext:value-type="float">
            <text:p>38.3556987148</text:p>
          </table:table-cell>
          <table:table-cell office:value-type="string" calcext:value-type="string">
            <text:p>ENSMUSG00000041309.13</text:p>
          </table:table-cell>
          <table:table-cell office:value-type="string" calcext:value-type="string">
            <text:p>NKX6-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8826.8</text:p>
          </table:table-cell>
          <table:table-cell office:value-type="string" calcext:value-type="string">
            <text:p>ENSG00000148826</text:p>
          </table:table-cell>
          <table:table-cell office:value-type="string" calcext:value-type="string">
            <text:p>ENSMUSG00000041309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8826|NKX6-2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371.290591917705" calcext:value-type="float">
            <text:p>371.2905919177</text:p>
          </table:table-cell>
          <table:table-cell office:value-type="float" office:value="5.44859413798883" calcext:value-type="float">
            <text:p>5.448594138</text:p>
          </table:table-cell>
          <table:table-cell office:value-type="string" calcext:value-type="string">
            <text:p>ENSMUSG00000049612.10</text:p>
          </table:table-cell>
          <table:table-cell office:value-type="string" calcext:value-type="string">
            <text:p>OMG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6861.4</text:p>
          </table:table-cell>
          <table:table-cell office:value-type="string" calcext:value-type="string">
            <text:p>ENSG00000126861</text:p>
          </table:table-cell>
          <table:table-cell office:value-type="string" calcext:value-type="string">
            <text:p>ENSMUSG00000049612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6861|OMG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759.897602135475" calcext:value-type="float">
            <text:p>759.8976021355</text:p>
          </table:table-cell>
          <table:table-cell office:value-type="float" office:value="158.894928462024" calcext:value-type="float">
            <text:p>158.894928462</text:p>
          </table:table-cell>
          <table:table-cell office:value-type="string" calcext:value-type="string">
            <text:p>ENSMUSG00000050121.8</text:p>
          </table:table-cell>
          <table:table-cell office:value-type="string" calcext:value-type="string">
            <text:p>OPALIN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7430.8</text:p>
          </table:table-cell>
          <table:table-cell office:value-type="string" calcext:value-type="string">
            <text:p>ENSG00000197430</text:p>
          </table:table-cell>
          <table:table-cell office:value-type="string" calcext:value-type="string">
            <text:p>ENSMUSG0000005012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7430|OPALIN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63.1491477964092" calcext:value-type="float">
            <text:p>63.1491477964</text:p>
          </table:table-cell>
          <table:table-cell office:value-type="float" office:value="8.38217340728147" calcext:value-type="float">
            <text:p>8.3821734073</text:p>
          </table:table-cell>
          <table:table-cell office:value-type="string" calcext:value-type="string">
            <text:p>ENSMUSG00000030513.10</text:p>
          </table:table-cell>
          <table:table-cell office:value-type="string" calcext:value-type="string">
            <text:p>PCSK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0479.14</text:p>
          </table:table-cell>
          <table:table-cell office:value-type="string" calcext:value-type="string">
            <text:p>ENSG00000140479</text:p>
          </table:table-cell>
          <table:table-cell office:value-type="string" calcext:value-type="string">
            <text:p>ENSMUSG00000030513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0479|PCSK6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156.615094775883" calcext:value-type="float">
            <text:p>156.6150947759</text:p>
          </table:table-cell>
          <table:table-cell office:value-type="float" office:value="17.6126084488685" calcext:value-type="float">
            <text:p>17.6126084489</text:p>
          </table:table-cell>
          <table:table-cell office:value-type="string" calcext:value-type="string">
            <text:p>ENSMUSG00000060716.6</text:p>
          </table:table-cell>
          <table:table-cell office:value-type="string" calcext:value-type="string">
            <text:p>PLEKHH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54690.11</text:p>
          </table:table-cell>
          <table:table-cell office:value-type="string" calcext:value-type="string">
            <text:p>ENSG00000054690</text:p>
          </table:table-cell>
          <table:table-cell office:value-type="string" calcext:value-type="string">
            <text:p>ENSMUSG00000060716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54690|PLEKHH1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20620.319381292" calcext:value-type="float">
            <text:p>20620.319381292</text:p>
          </table:table-cell>
          <table:table-cell office:value-type="float" office:value="232.860182496542" calcext:value-type="float">
            <text:p>232.8601824965</text:p>
          </table:table-cell>
          <table:table-cell office:value-type="string" calcext:value-type="string">
            <text:p>ENSMUSG00000031425.11</text:p>
          </table:table-cell>
          <table:table-cell office:value-type="string" calcext:value-type="string">
            <text:p>PLP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3560.11</text:p>
          </table:table-cell>
          <table:table-cell office:value-type="string" calcext:value-type="string">
            <text:p>ENSG00000123560</text:p>
          </table:table-cell>
          <table:table-cell office:value-type="string" calcext:value-type="string">
            <text:p>ENSMUSG000000314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3560|PLP1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449.421340300536" calcext:value-type="float">
            <text:p>449.4213403005</text:p>
          </table:table-cell>
          <table:table-cell office:value-type="float" office:value="23.7195221348809" calcext:value-type="float">
            <text:p>23.7195221349</text:p>
          </table:table-cell>
          <table:table-cell office:value-type="string" calcext:value-type="string">
            <text:p>ENSMUSG00000031385.10</text:p>
          </table:table-cell>
          <table:table-cell office:value-type="string" calcext:value-type="string">
            <text:p>PLXNB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8753.9</text:p>
          </table:table-cell>
          <table:table-cell office:value-type="string" calcext:value-type="string">
            <text:p>ENSG00000198753</text:p>
          </table:table-cell>
          <table:table-cell office:value-type="string" calcext:value-type="string">
            <text:p>ENSMUSG0000003138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8753|PLXNB3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197.674299006319" calcext:value-type="float">
            <text:p>197.6742990063</text:p>
          </table:table-cell>
          <table:table-cell office:value-type="float" office:value="13.2469309705467" calcext:value-type="float">
            <text:p>13.2469309705</text:p>
          </table:table-cell>
          <table:table-cell office:value-type="string" calcext:value-type="string">
            <text:p>ENSMUSG00000052151.7</text:p>
          </table:table-cell>
          <table:table-cell office:value-type="string" calcext:value-type="string">
            <text:p>PPAP2C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1934.7</text:p>
          </table:table-cell>
          <table:table-cell office:value-type="string" calcext:value-type="string">
            <text:p>ENSG00000141934</text:p>
          </table:table-cell>
          <table:table-cell office:value-type="string" calcext:value-type="string">
            <text:p>ENSMUSG0000005215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1934|PPAP2C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71.8996790623983" calcext:value-type="float">
            <text:p>71.8996790624</text:p>
          </table:table-cell>
          <table:table-cell office:value-type="float" office:value="438.840769498587" calcext:value-type="float">
            <text:p>438.8407694986</text:p>
          </table:table-cell>
          <table:table-cell office:value-type="string" calcext:value-type="string">
            <text:p>ENSMUSG00000091712.1</text:p>
          </table:table-cell>
          <table:table-cell office:value-type="string" calcext:value-type="string">
            <text:p>SEC14L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3184.9</text:p>
          </table:table-cell>
          <table:table-cell office:value-type="string" calcext:value-type="string">
            <text:p>ENSG00000103184</text:p>
          </table:table-cell>
          <table:table-cell office:value-type="string" calcext:value-type="string">
            <text:p>ENSMUSG00000091712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3184|SEC14L5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2171.21165708579" calcext:value-type="float">
            <text:p>2171.2116570858</text:p>
          </table:table-cell>
          <table:table-cell office:value-type="float" office:value="6.81716047916867" calcext:value-type="float">
            <text:p>6.8171604792</text:p>
          </table:table-cell>
          <table:table-cell office:value-type="string" calcext:value-type="string">
            <text:p>ENSMUSG00000020486.14</text:p>
          </table:table-cell>
          <table:table-cell office:value-type="string" calcext:value-type="string">
            <text:p>SEPT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8387.12</text:p>
          </table:table-cell>
          <table:table-cell office:value-type="string" calcext:value-type="string">
            <text:p>ENSG00000108387</text:p>
          </table:table-cell>
          <table:table-cell office:value-type="string" calcext:value-type="string">
            <text:p>ENSMUSG00000020486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8387|SEPT4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134.530832359257" calcext:value-type="float">
            <text:p>134.5308323593</text:p>
          </table:table-cell>
          <table:table-cell office:value-type="float" office:value="6.68604755603876" calcext:value-type="float">
            <text:p>6.686047556</text:p>
          </table:table-cell>
          <table:table-cell office:value-type="string" calcext:value-type="string">
            <text:p>ENSMUSG00000026435.11</text:p>
          </table:table-cell>
          <table:table-cell office:value-type="string" calcext:value-type="string">
            <text:p>SLC45A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8715.5</text:p>
          </table:table-cell>
          <table:table-cell office:value-type="string" calcext:value-type="string">
            <text:p>ENSG00000158715</text:p>
          </table:table-cell>
          <table:table-cell office:value-type="string" calcext:value-type="string">
            <text:p>ENSMUSG00000026435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8715|SLC45A3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543.854799641406" calcext:value-type="float">
            <text:p>543.8547996414</text:p>
          </table:table-cell>
          <table:table-cell office:value-type="float" office:value="294.447083980065" calcext:value-type="float">
            <text:p>294.4470839801</text:p>
          </table:table-cell>
          <table:table-cell office:value-type="string" calcext:value-type="string">
            <text:p>ENSMUSG00000050854.5</text:p>
          </table:table-cell>
          <table:table-cell office:value-type="string" calcext:value-type="string">
            <text:p>TMEM12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9178.8</text:p>
          </table:table-cell>
          <table:table-cell office:value-type="string" calcext:value-type="string">
            <text:p>ENSG00000179178</text:p>
          </table:table-cell>
          <table:table-cell office:value-type="string" calcext:value-type="string">
            <text:p>ENSMUSG0000005085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9178|TMEM125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656.607201723308" calcext:value-type="float">
            <text:p>656.6072017233</text:p>
          </table:table-cell>
          <table:table-cell office:value-type="float" office:value="14.3689769873861" calcext:value-type="float">
            <text:p>14.3689769874</text:p>
          </table:table-cell>
          <table:table-cell office:value-type="string" calcext:value-type="string">
            <text:p>ENSMUSG00000026028.8</text:p>
          </table:table-cell>
          <table:table-cell office:value-type="string" calcext:value-type="string">
            <text:p>TRAK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5993.9</text:p>
          </table:table-cell>
          <table:table-cell office:value-type="string" calcext:value-type="string">
            <text:p>ENSG00000115993</text:p>
          </table:table-cell>
          <table:table-cell office:value-type="string" calcext:value-type="string">
            <text:p>ENSMUSG00000026028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5993|TRAK2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287.676258957964" calcext:value-type="float">
            <text:p>287.676258958</text:p>
          </table:table-cell>
          <table:table-cell office:value-type="float" office:value="9.85784850876972" calcext:value-type="float">
            <text:p>9.8578485088</text:p>
          </table:table-cell>
          <table:table-cell office:value-type="string" calcext:value-type="string">
            <text:p>ENSMUSG00000037031.9</text:p>
          </table:table-cell>
          <table:table-cell office:value-type="string" calcext:value-type="string">
            <text:p>TSPAN1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99282.7</text:p>
          </table:table-cell>
          <table:table-cell office:value-type="string" calcext:value-type="string">
            <text:p>ENSG00000099282</text:p>
          </table:table-cell>
          <table:table-cell office:value-type="string" calcext:value-type="string">
            <text:p>ENSMUSG0000003703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99282|TSPAN15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oligodendrocyte</text:p>
          </table:table-cell>
          <table:table-cell office:value-type="float" office:value="41.6168335795591" calcext:value-type="float">
            <text:p>41.6168335796</text:p>
          </table:table-cell>
          <table:table-cell office:value-type="float" office:value="40.7222629164362" calcext:value-type="float">
            <text:p>40.7222629164</text:p>
          </table:table-cell>
          <table:table-cell office:value-type="string" calcext:value-type="string">
            <text:p>ENSMUSG00000044519.8</text:p>
          </table:table-cell>
          <table:table-cell office:value-type="string" calcext:value-type="string">
            <text:p>ZNF48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65763.3</text:p>
          </table:table-cell>
          <table:table-cell office:value-type="string" calcext:value-type="string">
            <text:p>ENSG00000265763</text:p>
          </table:table-cell>
          <table:table-cell office:value-type="string" calcext:value-type="string">
            <text:p>ENSMUSG000000445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65763|ZNF488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18.7492897904199" calcext:value-type="float">
            <text:p>18.7492897904</text:p>
          </table:table-cell>
          <table:table-cell office:value-type="float" office:value="9.65771652955138" calcext:value-type="float">
            <text:p>9.6577165296</text:p>
          </table:table-cell>
          <table:table-cell office:value-type="string" calcext:value-type="string">
            <text:p>ENSMUSG00000090264.1</text:p>
          </table:table-cell>
          <table:table-cell office:value-type="string" calcext:value-type="string">
            <text:p>EIF4EBP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43056.1</text:p>
          </table:table-cell>
          <table:table-cell office:value-type="string" calcext:value-type="string">
            <text:p>ENSG00000243056</text:p>
          </table:table-cell>
          <table:table-cell office:value-type="string" calcext:value-type="string">
            <text:p>ENSMUSG0000009026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43056|EIF4EBP3</text:p>
          </table:table-cell>
          <table:table-cell office:value-type="string" calcext:value-type="string">
            <text:p>ME0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69.1916709033806" calcext:value-type="float">
            <text:p>69.1916709034</text:p>
          </table:table-cell>
          <table:table-cell office:value-type="float" office:value="5.67396437756128" calcext:value-type="float">
            <text:p>5.6739643776</text:p>
          </table:table-cell>
          <table:table-cell office:value-type="string" calcext:value-type="string">
            <text:p>ENSMUSG00000035266.12</text:p>
          </table:table-cell>
          <table:table-cell office:value-type="string" calcext:value-type="string">
            <text:p>HELQ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3312.8</text:p>
          </table:table-cell>
          <table:table-cell office:value-type="string" calcext:value-type="string">
            <text:p>ENSG00000163312</text:p>
          </table:table-cell>
          <table:table-cell office:value-type="string" calcext:value-type="string">
            <text:p>ENSMUSG0000003526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3312|HELQ</text:p>
          </table:table-cell>
          <table:table-cell office:value-type="string" calcext:value-type="string">
            <text:p>ME0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96.8734534567853" calcext:value-type="float">
            <text:p>96.8734534568</text:p>
          </table:table-cell>
          <table:table-cell office:value-type="float" office:value="6.09678503990985" calcext:value-type="float">
            <text:p>6.0967850399</text:p>
          </table:table-cell>
          <table:table-cell office:value-type="string" calcext:value-type="string">
            <text:p>ENSMUSG00000042719.13</text:p>
          </table:table-cell>
          <table:table-cell office:value-type="string" calcext:value-type="string">
            <text:p>NAA2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1300.7</text:p>
          </table:table-cell>
          <table:table-cell office:value-type="string" calcext:value-type="string">
            <text:p>ENSG00000111300</text:p>
          </table:table-cell>
          <table:table-cell office:value-type="string" calcext:value-type="string">
            <text:p>ENSMUSG00000042719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1300|NAA25</text:p>
          </table:table-cell>
          <table:table-cell office:value-type="string" calcext:value-type="string">
            <text:p>ME0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17.6604252697142" calcext:value-type="float">
            <text:p>17.6604252697</text:p>
          </table:table-cell>
          <table:table-cell office:value-type="float" office:value="8.88360699850435" calcext:value-type="float">
            <text:p>8.8836069985</text:p>
          </table:table-cell>
          <table:table-cell office:value-type="string" calcext:value-type="string">
            <text:p>ENSMUSG00000071691.6</text:p>
          </table:table-cell>
          <table:table-cell office:value-type="string" calcext:value-type="string">
            <text:p>C11orf8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3715.13</text:p>
          </table:table-cell>
          <table:table-cell office:value-type="string" calcext:value-type="string">
            <text:p>ENSG00000173715</text:p>
          </table:table-cell>
          <table:table-cell office:value-type="string" calcext:value-type="string">
            <text:p>ENSMUSG0000007169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3715|C11ORF80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287.176135069273" calcext:value-type="float">
            <text:p>287.1761350693</text:p>
          </table:table-cell>
          <table:table-cell office:value-type="float" office:value="6.18728918433812" calcext:value-type="float">
            <text:p>6.1872891843</text:p>
          </table:table-cell>
          <table:table-cell office:value-type="string" calcext:value-type="string">
            <text:p>ENSMUSG00000041268.12</text:p>
          </table:table-cell>
          <table:table-cell office:value-type="string" calcext:value-type="string">
            <text:p>DMXL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4093.11</text:p>
          </table:table-cell>
          <table:table-cell office:value-type="string" calcext:value-type="string">
            <text:p>ENSG00000104093</text:p>
          </table:table-cell>
          <table:table-cell office:value-type="string" calcext:value-type="string">
            <text:p>ENSMUSG00000041268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4093|DMXL2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162.364783082852" calcext:value-type="float">
            <text:p>162.3647830829</text:p>
          </table:table-cell>
          <table:table-cell office:value-type="float" office:value="5.06706723470918" calcext:value-type="float">
            <text:p>5.0670672347</text:p>
          </table:table-cell>
          <table:table-cell office:value-type="string" calcext:value-type="string">
            <text:p>ENSMUSG00000039585.11</text:p>
          </table:table-cell>
          <table:table-cell office:value-type="string" calcext:value-type="string">
            <text:p>MYO9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66933.13</text:p>
          </table:table-cell>
          <table:table-cell office:value-type="string" calcext:value-type="string">
            <text:p>ENSG00000066933</text:p>
          </table:table-cell>
          <table:table-cell office:value-type="string" calcext:value-type="string">
            <text:p>ENSMUSG00000039585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66933|MYO9A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115.227299575793" calcext:value-type="float">
            <text:p>115.2272995758</text:p>
          </table:table-cell>
          <table:table-cell office:value-type="float" office:value="6.20265796569455" calcext:value-type="float">
            <text:p>6.2026579657</text:p>
          </table:table-cell>
          <table:table-cell office:value-type="string" calcext:value-type="string">
            <text:p>ENSMUSG00000063919.8</text:p>
          </table:table-cell>
          <table:table-cell office:value-type="string" calcext:value-type="string">
            <text:p>SRRM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9767.6</text:p>
          </table:table-cell>
          <table:table-cell office:value-type="string" calcext:value-type="string">
            <text:p>ENSG00000139767</text:p>
          </table:table-cell>
          <table:table-cell office:value-type="string" calcext:value-type="string">
            <text:p>ENSMUSG00000063919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9767|SRRM4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37.4403844994037" calcext:value-type="float">
            <text:p>37.4403844994</text:p>
          </table:table-cell>
          <table:table-cell office:value-type="float" office:value="84.4901270067992" calcext:value-type="float">
            <text:p>84.4901270068</text:p>
          </table:table-cell>
          <table:table-cell office:value-type="string" calcext:value-type="string">
            <text:p>ENSMUSG00000053399.8</text:p>
          </table:table-cell>
          <table:table-cell office:value-type="string" calcext:value-type="string">
            <text:p>ADAMTS1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0873.13</text:p>
          </table:table-cell>
          <table:table-cell office:value-type="string" calcext:value-type="string">
            <text:p>ENSG00000140873</text:p>
          </table:table-cell>
          <table:table-cell office:value-type="string" calcext:value-type="string">
            <text:p>ENSMUSG00000053399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0873|ADAMTS18</text:p>
          </table:table-cell>
          <table:table-cell office:value-type="string" calcext:value-type="string">
            <text:p>ME11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35.9048894510267" calcext:value-type="float">
            <text:p>35.904889451</text:p>
          </table:table-cell>
          <table:table-cell office:value-type="float" office:value="9.82930905570753" calcext:value-type="float">
            <text:p>9.8293090557</text:p>
          </table:table-cell>
          <table:table-cell office:value-type="string" calcext:value-type="string">
            <text:p>ENSMUSG00000034701.9</text:p>
          </table:table-cell>
          <table:table-cell office:value-type="string" calcext:value-type="string">
            <text:p>NEUROD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2992.3</text:p>
          </table:table-cell>
          <table:table-cell office:value-type="string" calcext:value-type="string">
            <text:p>ENSG00000162992</text:p>
          </table:table-cell>
          <table:table-cell office:value-type="string" calcext:value-type="string">
            <text:p>ENSMUSG0000003470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2992|NEUROD1</text:p>
          </table:table-cell>
          <table:table-cell office:value-type="string" calcext:value-type="string">
            <text:p>ME11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79.7212770159205" calcext:value-type="float">
            <text:p>79.7212770159</text:p>
          </table:table-cell>
          <table:table-cell office:value-type="float" office:value="16.6562536879163" calcext:value-type="float">
            <text:p>16.6562536879</text:p>
          </table:table-cell>
          <table:table-cell office:value-type="string" calcext:value-type="string">
            <text:p>ENSMUSG00000007888.11</text:p>
          </table:table-cell>
          <table:table-cell office:value-type="string" calcext:value-type="string">
            <text:p>CRLF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06016.8</text:p>
          </table:table-cell>
          <table:table-cell office:value-type="string" calcext:value-type="string">
            <text:p>ENSG00000006016</text:p>
          </table:table-cell>
          <table:table-cell office:value-type="string" calcext:value-type="string">
            <text:p>ENSMUSG00000007888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06016|CRLF1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28.3989742550534" calcext:value-type="float">
            <text:p>28.3989742551</text:p>
          </table:table-cell>
          <table:table-cell office:value-type="float" office:value="21.2840890230664" calcext:value-type="float">
            <text:p>21.2840890231</text:p>
          </table:table-cell>
          <table:table-cell office:value-type="string" calcext:value-type="string">
            <text:p>ENSMUSG00000009376.11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5976.12</text:p>
          </table:table-cell>
          <table:table-cell office:value-type="string" calcext:value-type="string">
            <text:p>ENSG00000105976</text:p>
          </table:table-cell>
          <table:table-cell office:value-type="string" calcext:value-type="string">
            <text:p>ENSMUSG00000009376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5976|MET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131.638043925968" calcext:value-type="float">
            <text:p>131.638043926</text:p>
          </table:table-cell>
          <table:table-cell office:value-type="float" office:value="34.8156884179803" calcext:value-type="float">
            <text:p>34.815688418</text:p>
          </table:table-cell>
          <table:table-cell office:value-type="string" calcext:value-type="string">
            <text:p>ENSMUSG00000034009.10</text:p>
          </table:table-cell>
          <table:table-cell office:value-type="string" calcext:value-type="string">
            <text:p>RXFP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1509.13</text:p>
          </table:table-cell>
          <table:table-cell office:value-type="string" calcext:value-type="string">
            <text:p>ENSG00000171509</text:p>
          </table:table-cell>
          <table:table-cell office:value-type="string" calcext:value-type="string">
            <text:p>ENSMUSG00000034009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1509|RXFP1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10.8364630375725" calcext:value-type="float">
            <text:p>10.8364630376</text:p>
          </table:table-cell>
          <table:table-cell office:value-type="float" office:value="22.6388927737709" calcext:value-type="float">
            <text:p>22.6388927738</text:p>
          </table:table-cell>
          <table:table-cell office:value-type="string" calcext:value-type="string">
            <text:p>ENSMUSG00000099908.1</text:p>
          </table:table-cell>
          <table:table-cell office:value-type="string" calcext:value-type="string">
            <text:p>C22orf3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NOVEL</text:p>
          </table:table-cell>
          <table:table-cell office:value-type="string" calcext:value-type="string">
            <text:p>ENSG00000242259.6</text:p>
          </table:table-cell>
          <table:table-cell office:value-type="string" calcext:value-type="string">
            <text:p>ENSG00000242259</text:p>
          </table:table-cell>
          <table:table-cell office:value-type="string" calcext:value-type="string">
            <text:p>ENSMUSG0000009990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42259|C22ORF39</text:p>
          </table:table-cell>
          <table:table-cell office:value-type="string" calcext:value-type="string">
            <text:p>ME14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123.850883018496" calcext:value-type="float">
            <text:p>123.8508830185</text:p>
          </table:table-cell>
          <table:table-cell office:value-type="float" office:value="5.33049034652266" calcext:value-type="float">
            <text:p>5.3304903465</text:p>
          </table:table-cell>
          <table:table-cell office:value-type="string" calcext:value-type="string">
            <text:p>ENSMUSG00000036862.10</text:p>
          </table:table-cell>
          <table:table-cell office:value-type="string" calcext:value-type="string">
            <text:p>DCHS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6341.7</text:p>
          </table:table-cell>
          <table:table-cell office:value-type="string" calcext:value-type="string">
            <text:p>ENSG00000166341</text:p>
          </table:table-cell>
          <table:table-cell office:value-type="string" calcext:value-type="string">
            <text:p>ENSMUSG00000036862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6341|DCHS1</text:p>
          </table:table-cell>
          <table:table-cell office:value-type="string" calcext:value-type="string">
            <text:p>ME15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1303.91686140735" calcext:value-type="float">
            <text:p>1303.9168614074</text:p>
          </table:table-cell>
          <table:table-cell office:value-type="float" office:value="11.9642130243748" calcext:value-type="float">
            <text:p>11.9642130244</text:p>
          </table:table-cell>
          <table:table-cell office:value-type="string" calcext:value-type="string">
            <text:p>ENSMUSG00000008575.13</text:p>
          </table:table-cell>
          <table:table-cell office:value-type="string" calcext:value-type="string">
            <text:p>NFI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7862.12</text:p>
          </table:table-cell>
          <table:table-cell office:value-type="string" calcext:value-type="string">
            <text:p>ENSG00000147862</text:p>
          </table:table-cell>
          <table:table-cell office:value-type="string" calcext:value-type="string">
            <text:p>ENSMUSG00000008575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7862|NFIB</text:p>
          </table:table-cell>
          <table:table-cell office:value-type="string" calcext:value-type="string">
            <text:p>ME15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46.2482732689018" calcext:value-type="float">
            <text:p>46.2482732689</text:p>
          </table:table-cell>
          <table:table-cell office:value-type="float" office:value="18.9441868668967" calcext:value-type="float">
            <text:p>18.9441868669</text:p>
          </table:table-cell>
          <table:table-cell office:value-type="string" calcext:value-type="string">
            <text:p>ENSMUSG00000095427.1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0988.13</text:p>
          </table:table-cell>
          <table:table-cell office:value-type="string" calcext:value-type="string">
            <text:p>ENSG00000140988</text:p>
          </table:table-cell>
          <table:table-cell office:value-type="string" calcext:value-type="string">
            <text:p>ENSMUSG00000095427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0988|RPS2</text:p>
          </table:table-cell>
          <table:table-cell office:value-type="string" calcext:value-type="string">
            <text:p>ME15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297.709199814726" calcext:value-type="float">
            <text:p>297.7091998147</text:p>
          </table:table-cell>
          <table:table-cell office:value-type="float" office:value="6.24394403743441" calcext:value-type="float">
            <text:p>6.2439440374</text:p>
          </table:table-cell>
          <table:table-cell office:value-type="string" calcext:value-type="string">
            <text:p>ENSMUSG00000022382.10</text:p>
          </table:table-cell>
          <table:table-cell office:value-type="string" calcext:value-type="string">
            <text:p>WNT7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8064.7</text:p>
          </table:table-cell>
          <table:table-cell office:value-type="string" calcext:value-type="string">
            <text:p>ENSG00000188064</text:p>
          </table:table-cell>
          <table:table-cell office:value-type="string" calcext:value-type="string">
            <text:p>ENSMUSG00000022382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8064|WNT7B</text:p>
          </table:table-cell>
          <table:table-cell office:value-type="string" calcext:value-type="string">
            <text:p>ME15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230.797157379352" calcext:value-type="float">
            <text:p>230.7971573794</text:p>
          </table:table-cell>
          <table:table-cell office:value-type="float" office:value="5.00400120069557" calcext:value-type="float">
            <text:p>5.0040012007</text:p>
          </table:table-cell>
          <table:table-cell office:value-type="string" calcext:value-type="string">
            <text:p>ENSMUSG00000033004.10</text:p>
          </table:table-cell>
          <table:table-cell office:value-type="string" calcext:value-type="string">
            <text:p>MYCBP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05810.15</text:p>
          </table:table-cell>
          <table:table-cell office:value-type="string" calcext:value-type="string">
            <text:p>ENSG00000005810</text:p>
          </table:table-cell>
          <table:table-cell office:value-type="string" calcext:value-type="string">
            <text:p>ENSMUSG00000033004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05810|MYCBP2</text:p>
          </table:table-cell>
          <table:table-cell office:value-type="string" calcext:value-type="string">
            <text:p>ME18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83.619646338567" calcext:value-type="float">
            <text:p>83.6196463386</text:p>
          </table:table-cell>
          <table:table-cell office:value-type="float" office:value="5.81102183688513" calcext:value-type="float">
            <text:p>5.8110218369</text:p>
          </table:table-cell>
          <table:table-cell office:value-type="string" calcext:value-type="string">
            <text:p>ENSMUSG00000029165.12</text:p>
          </table:table-cell>
          <table:table-cell office:value-type="string" calcext:value-type="string">
            <text:p>AGBL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84693.13</text:p>
          </table:table-cell>
          <table:table-cell office:value-type="string" calcext:value-type="string">
            <text:p>ENSG00000084693</text:p>
          </table:table-cell>
          <table:table-cell office:value-type="string" calcext:value-type="string">
            <text:p>ENSMUSG0000002916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84693|AGBL5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74.5712289842119" calcext:value-type="float">
            <text:p>74.5712289842</text:p>
          </table:table-cell>
          <table:table-cell office:value-type="float" office:value="6.1739146231861" calcext:value-type="float">
            <text:p>6.1739146232</text:p>
          </table:table-cell>
          <table:table-cell office:value-type="string" calcext:value-type="string">
            <text:p>ENSMUSG00000032782.15</text:p>
          </table:table-cell>
          <table:table-cell office:value-type="string" calcext:value-type="string">
            <text:p>CNTRO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0037.11</text:p>
          </table:table-cell>
          <table:table-cell office:value-type="string" calcext:value-type="string">
            <text:p>ENSG00000170037</text:p>
          </table:table-cell>
          <table:table-cell office:value-type="string" calcext:value-type="string">
            <text:p>ENSMUSG00000032782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0037|CNTROB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10.5416486397982" calcext:value-type="float">
            <text:p>10.5416486398</text:p>
          </table:table-cell>
          <table:table-cell office:value-type="float" office:value="11.3038513167574" calcext:value-type="float">
            <text:p>11.3038513168</text:p>
          </table:table-cell>
          <table:table-cell office:value-type="string" calcext:value-type="string">
            <text:p>ENSMUSG00000103316.1</text:p>
          </table:table-cell>
          <table:table-cell office:value-type="string" calcext:value-type="string">
            <text:p>COIL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1058.4</text:p>
          </table:table-cell>
          <table:table-cell office:value-type="string" calcext:value-type="string">
            <text:p>ENSG00000121058</text:p>
          </table:table-cell>
          <table:table-cell office:value-type="string" calcext:value-type="string">
            <text:p>ENSMUSG000001033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1058|COIL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103.842138200357" calcext:value-type="float">
            <text:p>103.8421382004</text:p>
          </table:table-cell>
          <table:table-cell office:value-type="float" office:value="6.9092167842971" calcext:value-type="float">
            <text:p>6.9092167843</text:p>
          </table:table-cell>
          <table:table-cell office:value-type="string" calcext:value-type="string">
            <text:p>ENSMUSG00000029005.4</text:p>
          </table:table-cell>
          <table:table-cell office:value-type="string" calcext:value-type="string">
            <text:p>DRAXIN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2490.6</text:p>
          </table:table-cell>
          <table:table-cell office:value-type="string" calcext:value-type="string">
            <text:p>ENSG00000162490</text:p>
          </table:table-cell>
          <table:table-cell office:value-type="string" calcext:value-type="string">
            <text:p>ENSMUSG00000029005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2490|DRAXIN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67.6732477710779" calcext:value-type="float">
            <text:p>67.6732477711</text:p>
          </table:table-cell>
          <table:table-cell office:value-type="float" office:value="8.0967483587389" calcext:value-type="float">
            <text:p>8.0967483587</text:p>
          </table:table-cell>
          <table:table-cell office:value-type="string" calcext:value-type="string">
            <text:p>ENSMUSG00000052504.6</text:p>
          </table:table-cell>
          <table:table-cell office:value-type="string" calcext:value-type="string">
            <text:p>EPHA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44524.8</text:p>
          </table:table-cell>
          <table:table-cell office:value-type="string" calcext:value-type="string">
            <text:p>ENSG00000044524</text:p>
          </table:table-cell>
          <table:table-cell office:value-type="string" calcext:value-type="string">
            <text:p>ENSMUSG00000052504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44524|EPHA3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534.524256249056" calcext:value-type="float">
            <text:p>534.5242562491</text:p>
          </table:table-cell>
          <table:table-cell office:value-type="float" office:value="16.3943206135325" calcext:value-type="float">
            <text:p>16.3943206135</text:p>
          </table:table-cell>
          <table:table-cell office:value-type="string" calcext:value-type="string">
            <text:p>ENSMUSG00000029510.11</text:p>
          </table:table-cell>
          <table:table-cell office:value-type="string" calcext:value-type="string">
            <text:p>GPC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13420.5</text:p>
          </table:table-cell>
          <table:table-cell office:value-type="string" calcext:value-type="string">
            <text:p>ENSG00000213420</text:p>
          </table:table-cell>
          <table:table-cell office:value-type="string" calcext:value-type="string">
            <text:p>ENSMUSG0000002951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13420|GPC2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101.805880462232" calcext:value-type="float">
            <text:p>101.8058804622</text:p>
          </table:table-cell>
          <table:table-cell office:value-type="float" office:value="7.02585580375946" calcext:value-type="float">
            <text:p>7.0258558038</text:p>
          </table:table-cell>
          <table:table-cell office:value-type="string" calcext:value-type="string">
            <text:p>ENSMUSG00000068154.5</text:p>
          </table:table-cell>
          <table:table-cell office:value-type="string" calcext:value-type="string">
            <text:p>INSM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3404.4</text:p>
          </table:table-cell>
          <table:table-cell office:value-type="string" calcext:value-type="string">
            <text:p>ENSG00000173404</text:p>
          </table:table-cell>
          <table:table-cell office:value-type="string" calcext:value-type="string">
            <text:p>ENSMUSG0000006815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3404|INSM1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17.944443180795" calcext:value-type="float">
            <text:p>17.9444431808</text:p>
          </table:table-cell>
          <table:table-cell office:value-type="float" office:value="5.40837635727606" calcext:value-type="float">
            <text:p>5.4083763573</text:p>
          </table:table-cell>
          <table:table-cell office:value-type="string" calcext:value-type="string">
            <text:p>ENSMUSG00000034601.12</text:p>
          </table:table-cell>
          <table:table-cell office:value-type="string" calcext:value-type="string">
            <text:p>KIAA058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0578.12</text:p>
          </table:table-cell>
          <table:table-cell office:value-type="string" calcext:value-type="string">
            <text:p>ENSG00000100578</text:p>
          </table:table-cell>
          <table:table-cell office:value-type="string" calcext:value-type="string">
            <text:p>ENSMUSG0000003460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0578|KIAA0586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223.251032344948" calcext:value-type="float">
            <text:p>223.2510323449</text:p>
          </table:table-cell>
          <table:table-cell office:value-type="float" office:value="18.0108031943427" calcext:value-type="float">
            <text:p>18.0108031943</text:p>
          </table:table-cell>
          <table:table-cell office:value-type="string" calcext:value-type="string">
            <text:p>ENSMUSG00000037169.10</text:p>
          </table:table-cell>
          <table:table-cell office:value-type="string" calcext:value-type="string">
            <text:p>MYCN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4323.10</text:p>
          </table:table-cell>
          <table:table-cell office:value-type="string" calcext:value-type="string">
            <text:p>ENSG00000134323</text:p>
          </table:table-cell>
          <table:table-cell office:value-type="string" calcext:value-type="string">
            <text:p>ENSMUSG0000003716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4323|MYCN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225.338542280166" calcext:value-type="float">
            <text:p>225.3385422802</text:p>
          </table:table-cell>
          <table:table-cell office:value-type="float" office:value="5.19688772324366" calcext:value-type="float">
            <text:p>5.1968877232</text:p>
          </table:table-cell>
          <table:table-cell office:value-type="string" calcext:value-type="string">
            <text:p>ENSMUSG00000063273.7</text:p>
          </table:table-cell>
          <table:table-cell office:value-type="string" calcext:value-type="string">
            <text:p>NAA1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4134.10</text:p>
          </table:table-cell>
          <table:table-cell office:value-type="string" calcext:value-type="string">
            <text:p>ENSG00000164134</text:p>
          </table:table-cell>
          <table:table-cell office:value-type="string" calcext:value-type="string">
            <text:p>ENSMUSG00000063273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4134|NAA15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87.0275955303781" calcext:value-type="float">
            <text:p>87.0275955304</text:p>
          </table:table-cell>
          <table:table-cell office:value-type="float" office:value="6.61689758120076" calcext:value-type="float">
            <text:p>6.6168975812</text:p>
          </table:table-cell>
          <table:table-cell office:value-type="string" calcext:value-type="string">
            <text:p>ENSMUSG00000051329.9</text:p>
          </table:table-cell>
          <table:table-cell office:value-type="string" calcext:value-type="string">
            <text:p>NUP16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30066.11</text:p>
          </table:table-cell>
          <table:table-cell office:value-type="string" calcext:value-type="string">
            <text:p>ENSG00000030066</text:p>
          </table:table-cell>
          <table:table-cell office:value-type="string" calcext:value-type="string">
            <text:p>ENSMUSG00000051329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30066|NUP160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18.6185203753907" calcext:value-type="float">
            <text:p>18.6185203754</text:p>
          </table:table-cell>
          <table:table-cell office:value-type="float" office:value="74.2839258499328" calcext:value-type="float">
            <text:p>74.2839258499</text:p>
          </table:table-cell>
          <table:table-cell office:value-type="string" calcext:value-type="string">
            <text:p>ENSMUSG00000073530.7</text:p>
          </table:table-cell>
          <table:table-cell office:value-type="string" calcext:value-type="string">
            <text:p>PAPPA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6183.8</text:p>
          </table:table-cell>
          <table:table-cell office:value-type="string" calcext:value-type="string">
            <text:p>ENSG00000116183</text:p>
          </table:table-cell>
          <table:table-cell office:value-type="string" calcext:value-type="string">
            <text:p>ENSMUSG0000007353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6183|PAPPA2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39.1416937243003" calcext:value-type="float">
            <text:p>39.1416937243</text:p>
          </table:table-cell>
          <table:table-cell office:value-type="float" office:value="7.4659145830481" calcext:value-type="float">
            <text:p>7.465914583</text:p>
          </table:table-cell>
          <table:table-cell office:value-type="string" calcext:value-type="string">
            <text:p>ENSMUSG00000036864.10</text:p>
          </table:table-cell>
          <table:table-cell office:value-type="string" calcext:value-type="string">
            <text:p>PROSER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7595.12</text:p>
          </table:table-cell>
          <table:table-cell office:value-type="string" calcext:value-type="string">
            <text:p>ENSG00000167595</text:p>
          </table:table-cell>
          <table:table-cell office:value-type="string" calcext:value-type="string">
            <text:p>ENSMUSG0000003686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7595|PROSER3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60.0660231479959" calcext:value-type="float">
            <text:p>60.066023148</text:p>
          </table:table-cell>
          <table:table-cell office:value-type="float" office:value="5.36492535594733" calcext:value-type="float">
            <text:p>5.3649253559</text:p>
          </table:table-cell>
          <table:table-cell office:value-type="string" calcext:value-type="string">
            <text:p>ENSMUSG00000024548.11</text:p>
          </table:table-cell>
          <table:table-cell office:value-type="string" calcext:value-type="string">
            <text:p>SETBP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2217.14</text:p>
          </table:table-cell>
          <table:table-cell office:value-type="string" calcext:value-type="string">
            <text:p>ENSG00000152217</text:p>
          </table:table-cell>
          <table:table-cell office:value-type="string" calcext:value-type="string">
            <text:p>ENSMUSG00000024548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2217|SETBP1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227.387109375642" calcext:value-type="float">
            <text:p>227.3871093756</text:p>
          </table:table-cell>
          <table:table-cell office:value-type="float" office:value="7.6412472018267" calcext:value-type="float">
            <text:p>7.6412472018</text:p>
          </table:table-cell>
          <table:table-cell office:value-type="string" calcext:value-type="string">
            <text:p>ENSMUSG00000051817.8</text:p>
          </table:table-cell>
          <table:table-cell office:value-type="string" calcext:value-type="string">
            <text:p>SOX1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7732.7</text:p>
          </table:table-cell>
          <table:table-cell office:value-type="string" calcext:value-type="string">
            <text:p>ENSG00000177732</text:p>
          </table:table-cell>
          <table:table-cell office:value-type="string" calcext:value-type="string">
            <text:p>ENSMUSG00000051817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7732|SOX12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14.8338546087638" calcext:value-type="float">
            <text:p>14.8338546088</text:p>
          </table:table-cell>
          <table:table-cell office:value-type="float" office:value="5.74207869665254" calcext:value-type="float">
            <text:p>5.7420786967</text:p>
          </table:table-cell>
          <table:table-cell office:value-type="string" calcext:value-type="string">
            <text:p>ENSMUSG00000044390.4</text:p>
          </table:table-cell>
          <table:table-cell office:value-type="string" calcext:value-type="string">
            <text:p>TIGD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3825.6</text:p>
          </table:table-cell>
          <table:table-cell office:value-type="string" calcext:value-type="string">
            <text:p>ENSG00000173825</text:p>
          </table:table-cell>
          <table:table-cell office:value-type="string" calcext:value-type="string">
            <text:p>ENSMUSG0000004439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3825|TIGD3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116.789139824507" calcext:value-type="float">
            <text:p>116.7891398245</text:p>
          </table:table-cell>
          <table:table-cell office:value-type="float" office:value="9.9065140615194" calcext:value-type="float">
            <text:p>9.9065140615</text:p>
          </table:table-cell>
          <table:table-cell office:value-type="string" calcext:value-type="string">
            <text:p>ENSMUSG00000037568.8</text:p>
          </table:table-cell>
          <table:table-cell office:value-type="string" calcext:value-type="string">
            <text:p>VASH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3494.13</text:p>
          </table:table-cell>
          <table:table-cell office:value-type="string" calcext:value-type="string">
            <text:p>ENSG00000143494</text:p>
          </table:table-cell>
          <table:table-cell office:value-type="string" calcext:value-type="string">
            <text:p>ENSMUSG00000037568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3494|VASH2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10.9514578828757" calcext:value-type="float">
            <text:p>10.9514578829</text:p>
          </table:table-cell>
          <table:table-cell office:value-type="float" office:value="6.71456498743305" calcext:value-type="float">
            <text:p>6.7145649874</text:p>
          </table:table-cell>
          <table:table-cell office:value-type="string" calcext:value-type="string">
            <text:p>ENSMUSG00000000126.7</text:p>
          </table:table-cell>
          <table:table-cell office:value-type="string" calcext:value-type="string">
            <text:p>WNT9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3816.7</text:p>
          </table:table-cell>
          <table:table-cell office:value-type="string" calcext:value-type="string">
            <text:p>ENSG00000143816</text:p>
          </table:table-cell>
          <table:table-cell office:value-type="string" calcext:value-type="string">
            <text:p>ENSMUSG0000000012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3816|WNT9A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43.804226652112" calcext:value-type="float">
            <text:p>43.8042266521</text:p>
          </table:table-cell>
          <table:table-cell office:value-type="float" office:value="19.3005065101505" calcext:value-type="float">
            <text:p>19.3005065102</text:p>
          </table:table-cell>
          <table:table-cell office:value-type="string" calcext:value-type="string">
            <text:p>ENSMUSG00000098022.3</text:p>
          </table:table-cell>
          <table:table-cell office:value-type="string" calcext:value-type="string">
            <text:p>ZFP8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1007.8</text:p>
          </table:table-cell>
          <table:table-cell office:value-type="string" calcext:value-type="string">
            <text:p>ENSG00000181007</text:p>
          </table:table-cell>
          <table:table-cell office:value-type="string" calcext:value-type="string">
            <text:p>ENSMUSG0000009802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1007|ZFP82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70.9437205120473" calcext:value-type="float">
            <text:p>70.943720512</text:p>
          </table:table-cell>
          <table:table-cell office:value-type="float" office:value="10.5480174570423" calcext:value-type="float">
            <text:p>10.548017457</text:p>
          </table:table-cell>
          <table:table-cell office:value-type="string" calcext:value-type="string">
            <text:p>ENSMUSG00000030393.8</text:p>
          </table:table-cell>
          <table:table-cell office:value-type="string" calcext:value-type="string">
            <text:p>ZIK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1649.9</text:p>
          </table:table-cell>
          <table:table-cell office:value-type="string" calcext:value-type="string">
            <text:p>ENSG00000171649</text:p>
          </table:table-cell>
          <table:table-cell office:value-type="string" calcext:value-type="string">
            <text:p>ENSMUSG0000003039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1649|ZIK1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57.5345226574246" calcext:value-type="float">
            <text:p>57.5345226574</text:p>
          </table:table-cell>
          <table:table-cell office:value-type="float" office:value="5.37483645021138" calcext:value-type="float">
            <text:p>5.3748364502</text:p>
          </table:table-cell>
          <table:table-cell office:value-type="string" calcext:value-type="string">
            <text:p>ENSMUSG00000043872.10</text:p>
          </table:table-cell>
          <table:table-cell office:value-type="string" calcext:value-type="string">
            <text:p>ZMYM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7056.7</text:p>
          </table:table-cell>
          <table:table-cell office:value-type="string" calcext:value-type="string">
            <text:p>ENSG00000197056</text:p>
          </table:table-cell>
          <table:table-cell office:value-type="string" calcext:value-type="string">
            <text:p>ENSMUSG0000004387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7056|ZMYM1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33.9087897023077" calcext:value-type="float">
            <text:p>33.9087897023</text:p>
          </table:table-cell>
          <table:table-cell office:value-type="float" office:value="8.45963088865009" calcext:value-type="float">
            <text:p>8.4596308887</text:p>
          </table:table-cell>
          <table:table-cell office:value-type="string" calcext:value-type="string">
            <text:p>ENSMUSG00000054967.6</text:p>
          </table:table-cell>
          <table:table-cell office:value-type="string" calcext:value-type="string">
            <text:p>ZNF25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6150.11</text:p>
          </table:table-cell>
          <table:table-cell office:value-type="string" calcext:value-type="string">
            <text:p>ENSG00000196150</text:p>
          </table:table-cell>
          <table:table-cell office:value-type="string" calcext:value-type="string">
            <text:p>ENSMUSG00000054967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6150|ZNF250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14.3370520952384" calcext:value-type="float">
            <text:p>14.3370520952</text:p>
          </table:table-cell>
          <table:table-cell office:value-type="float" office:value="7.78213628115935" calcext:value-type="float">
            <text:p>7.7821362812</text:p>
          </table:table-cell>
          <table:table-cell office:value-type="string" calcext:value-type="string">
            <text:p>ENSMUSG00000103906.1</text:p>
          </table:table-cell>
          <table:table-cell office:value-type="string" calcext:value-type="string">
            <text:p>TIGD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9886.5</text:p>
          </table:table-cell>
          <table:table-cell office:value-type="string" calcext:value-type="string">
            <text:p>ENSG00000179886</text:p>
          </table:table-cell>
          <table:table-cell office:value-type="string" calcext:value-type="string">
            <text:p>ENSMUSG0000010390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9886|TIGD5</text:p>
          </table:table-cell>
          <table:table-cell office:value-type="string" calcext:value-type="string">
            <text:p>ME20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54.5414064941576" calcext:value-type="float">
            <text:p>54.5414064942</text:p>
          </table:table-cell>
          <table:table-cell office:value-type="float" office:value="6.70052916831192" calcext:value-type="float">
            <text:p>6.7005291683</text:p>
          </table:table-cell>
          <table:table-cell office:value-type="string" calcext:value-type="string">
            <text:p>ENSMUSG00000035910.11</text:p>
          </table:table-cell>
          <table:table-cell office:value-type="string" calcext:value-type="string">
            <text:p>DCDC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6038.9</text:p>
          </table:table-cell>
          <table:table-cell office:value-type="string" calcext:value-type="string">
            <text:p>ENSG00000146038</text:p>
          </table:table-cell>
          <table:table-cell office:value-type="string" calcext:value-type="string">
            <text:p>ENSMUSG0000003591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6038|DCDC2</text:p>
          </table:table-cell>
          <table:table-cell office:value-type="string" calcext:value-type="string">
            <text:p>ME21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781.449987108124" calcext:value-type="float">
            <text:p>781.4499871081</text:p>
          </table:table-cell>
          <table:table-cell office:value-type="float" office:value="6.85252003728144" calcext:value-type="float">
            <text:p>6.8525200373</text:p>
          </table:table-cell>
          <table:table-cell office:value-type="string" calcext:value-type="string">
            <text:p>ENSMUSG00000018707.9</text:p>
          </table:table-cell>
          <table:table-cell office:value-type="string" calcext:value-type="string">
            <text:p>DYNC1H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7102.8</text:p>
          </table:table-cell>
          <table:table-cell office:value-type="string" calcext:value-type="string">
            <text:p>ENSG00000197102</text:p>
          </table:table-cell>
          <table:table-cell office:value-type="string" calcext:value-type="string">
            <text:p>ENSMUSG00000018707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7102|DYNC1H1</text:p>
          </table:table-cell>
          <table:table-cell office:value-type="string" calcext:value-type="string">
            <text:p>ME22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80.9879587153206" calcext:value-type="float">
            <text:p>80.9879587153</text:p>
          </table:table-cell>
          <table:table-cell office:value-type="float" office:value="6.15105950602121" calcext:value-type="float">
            <text:p>6.151059506</text:p>
          </table:table-cell>
          <table:table-cell office:value-type="string" calcext:value-type="string">
            <text:p>ENSMUSG00000014850.11</text:p>
          </table:table-cell>
          <table:table-cell office:value-type="string" calcext:value-type="string">
            <text:p>MSH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3318.9</text:p>
          </table:table-cell>
          <table:table-cell office:value-type="string" calcext:value-type="string">
            <text:p>ENSG00000113318</text:p>
          </table:table-cell>
          <table:table-cell office:value-type="string" calcext:value-type="string">
            <text:p>ENSMUSG0000001485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3318|MSH3</text:p>
          </table:table-cell>
          <table:table-cell office:value-type="string" calcext:value-type="string">
            <text:p>ME22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483.556550139288" calcext:value-type="float">
            <text:p>483.5565501393</text:p>
          </table:table-cell>
          <table:table-cell office:value-type="float" office:value="5.55151876750463" calcext:value-type="float">
            <text:p>5.5515187675</text:p>
          </table:table-cell>
          <table:table-cell office:value-type="string" calcext:value-type="string">
            <text:p>ENSMUSG00000021555.10</text:p>
          </table:table-cell>
          <table:table-cell office:value-type="string" calcext:value-type="string">
            <text:p>NAA3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5040.13</text:p>
          </table:table-cell>
          <table:table-cell office:value-type="string" calcext:value-type="string">
            <text:p>ENSG00000135040</text:p>
          </table:table-cell>
          <table:table-cell office:value-type="string" calcext:value-type="string">
            <text:p>ENSMUSG00000021555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5040|NAA35</text:p>
          </table:table-cell>
          <table:table-cell office:value-type="string" calcext:value-type="string">
            <text:p>ME22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393.178305263261" calcext:value-type="float">
            <text:p>393.1783052633</text:p>
          </table:table-cell>
          <table:table-cell office:value-type="float" office:value="5.91051603934928" calcext:value-type="float">
            <text:p>5.9105160393</text:p>
          </table:table-cell>
          <table:table-cell office:value-type="string" calcext:value-type="string">
            <text:p>ENSMUSG00000021549.9</text:p>
          </table:table-cell>
          <table:table-cell office:value-type="string" calcext:value-type="string">
            <text:p>RASA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5715.12</text:p>
          </table:table-cell>
          <table:table-cell office:value-type="string" calcext:value-type="string">
            <text:p>ENSG00000145715</text:p>
          </table:table-cell>
          <table:table-cell office:value-type="string" calcext:value-type="string">
            <text:p>ENSMUSG00000021549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5715|RASA1</text:p>
          </table:table-cell>
          <table:table-cell office:value-type="string" calcext:value-type="string">
            <text:p>ME22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127.595869793776" calcext:value-type="float">
            <text:p>127.5958697938</text:p>
          </table:table-cell>
          <table:table-cell office:value-type="float" office:value="8.46703928310733" calcext:value-type="float">
            <text:p>8.4670392831</text:p>
          </table:table-cell>
          <table:table-cell office:value-type="string" calcext:value-type="string">
            <text:p>ENSMUSG00000029151.10</text:p>
          </table:table-cell>
          <table:table-cell office:value-type="string" calcext:value-type="string">
            <text:p>SLC30A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5194.8</text:p>
          </table:table-cell>
          <table:table-cell office:value-type="string" calcext:value-type="string">
            <text:p>ENSG00000115194</text:p>
          </table:table-cell>
          <table:table-cell office:value-type="string" calcext:value-type="string">
            <text:p>ENSMUSG0000002915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5194|SLC30A3</text:p>
          </table:table-cell>
          <table:table-cell office:value-type="string" calcext:value-type="string">
            <text:p>ME23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69.2882615882202" calcext:value-type="float">
            <text:p>69.2882615882</text:p>
          </table:table-cell>
          <table:table-cell office:value-type="float" office:value="40.037507031433" calcext:value-type="float">
            <text:p>40.0375070314</text:p>
          </table:table-cell>
          <table:table-cell office:value-type="string" calcext:value-type="string">
            <text:p>ENSMUSG00000057262.1</text:p>
          </table:table-cell>
          <table:table-cell office:value-type="string" calcext:value-type="string">
            <text:p>RPL1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4748.16</text:p>
          </table:table-cell>
          <table:table-cell office:value-type="string" calcext:value-type="string">
            <text:p>ENSG00000174748</text:p>
          </table:table-cell>
          <table:table-cell office:value-type="string" calcext:value-type="string">
            <text:p>ENSMUSG0000005726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4748|RPL15</text:p>
          </table:table-cell>
          <table:table-cell office:value-type="string" calcext:value-type="string">
            <text:p>ME24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67.7517050740716" calcext:value-type="float">
            <text:p>67.7517050741</text:p>
          </table:table-cell>
          <table:table-cell office:value-type="float" office:value="31.7320314758297" calcext:value-type="float">
            <text:p>31.7320314758</text:p>
          </table:table-cell>
          <table:table-cell office:value-type="string" calcext:value-type="string">
            <text:p>ENSMUSG00000069372.2</text:p>
          </table:table-cell>
          <table:table-cell office:value-type="string" calcext:value-type="string">
            <text:p>CTXN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05279.6</text:p>
          </table:table-cell>
          <table:table-cell office:value-type="string" calcext:value-type="string">
            <text:p>ENSG00000205279</text:p>
          </table:table-cell>
          <table:table-cell office:value-type="string" calcext:value-type="string">
            <text:p>ENSMUSG00000069372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05279|CTXN3</text:p>
          </table:table-cell>
          <table:table-cell office:value-type="string" calcext:value-type="string">
            <text:p>ME28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40.324399620591" calcext:value-type="float">
            <text:p>40.3243996206</text:p>
          </table:table-cell>
          <table:table-cell office:value-type="float" office:value="8.38005402500515" calcext:value-type="float">
            <text:p>8.380054025</text:p>
          </table:table-cell>
          <table:table-cell office:value-type="string" calcext:value-type="string">
            <text:p>ENSMUSG00000038764.10</text:p>
          </table:table-cell>
          <table:table-cell office:value-type="string" calcext:value-type="string">
            <text:p>PTPN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70159.11</text:p>
          </table:table-cell>
          <table:table-cell office:value-type="string" calcext:value-type="string">
            <text:p>ENSG00000070159</text:p>
          </table:table-cell>
          <table:table-cell office:value-type="string" calcext:value-type="string">
            <text:p>ENSMUSG00000038764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70159|PTPN3</text:p>
          </table:table-cell>
          <table:table-cell office:value-type="string" calcext:value-type="string">
            <text:p>ME28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74.5079852194924" calcext:value-type="float">
            <text:p>74.5079852195</text:p>
          </table:table-cell>
          <table:table-cell office:value-type="float" office:value="5.73931679618991" calcext:value-type="float">
            <text:p>5.7393167962</text:p>
          </table:table-cell>
          <table:table-cell office:value-type="string" calcext:value-type="string">
            <text:p>ENSMUSG00000074607.7</text:p>
          </table:table-cell>
          <table:table-cell office:value-type="string" calcext:value-type="string">
            <text:p>TOX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4191.15</text:p>
          </table:table-cell>
          <table:table-cell office:value-type="string" calcext:value-type="string">
            <text:p>ENSG00000124191</text:p>
          </table:table-cell>
          <table:table-cell office:value-type="string" calcext:value-type="string">
            <text:p>ENSMUSG00000074607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4191|TOX2</text:p>
          </table:table-cell>
          <table:table-cell office:value-type="string" calcext:value-type="string">
            <text:p>ME28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91.1108002740392" calcext:value-type="float">
            <text:p>91.110800274</text:p>
          </table:table-cell>
          <table:table-cell office:value-type="float" office:value="12.5080440012711" calcext:value-type="float">
            <text:p>12.5080440013</text:p>
          </table:table-cell>
          <table:table-cell office:value-type="string" calcext:value-type="string">
            <text:p>ENSMUSG00000020473.9</text:p>
          </table:table-cell>
          <table:table-cell office:value-type="string" calcext:value-type="string">
            <text:p>AEBP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6624.6</text:p>
          </table:table-cell>
          <table:table-cell office:value-type="string" calcext:value-type="string">
            <text:p>ENSG00000106624</text:p>
          </table:table-cell>
          <table:table-cell office:value-type="string" calcext:value-type="string">
            <text:p>ENSMUSG00000020473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6624|AEBP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162.629457721248" calcext:value-type="float">
            <text:p>162.6294577212</text:p>
          </table:table-cell>
          <table:table-cell office:value-type="float" office:value="5.43521273404803" calcext:value-type="float">
            <text:p>5.435212734</text:p>
          </table:table-cell>
          <table:table-cell office:value-type="string" calcext:value-type="string">
            <text:p>ENSMUSG00000028527.14</text:p>
          </table:table-cell>
          <table:table-cell office:value-type="string" calcext:value-type="string">
            <text:p>AK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2433.12</text:p>
          </table:table-cell>
          <table:table-cell office:value-type="string" calcext:value-type="string">
            <text:p>ENSG00000162433</text:p>
          </table:table-cell>
          <table:table-cell office:value-type="string" calcext:value-type="string">
            <text:p>ENSMUSG00000028527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2433|AK4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35.9666958174065" calcext:value-type="float">
            <text:p>35.9666958174</text:p>
          </table:table-cell>
          <table:table-cell office:value-type="float" office:value="10.4976513660822" calcext:value-type="float">
            <text:p>10.4976513661</text:p>
          </table:table-cell>
          <table:table-cell office:value-type="string" calcext:value-type="string">
            <text:p>ENSMUSG00000074896.3</text:p>
          </table:table-cell>
          <table:table-cell office:value-type="string" calcext:value-type="string">
            <text:p>IFIT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9917.11</text:p>
          </table:table-cell>
          <table:table-cell office:value-type="string" calcext:value-type="string">
            <text:p>ENSG00000119917</text:p>
          </table:table-cell>
          <table:table-cell office:value-type="string" calcext:value-type="string">
            <text:p>ENSMUSG00000074896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9917|IFIT3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502.183316369084" calcext:value-type="float">
            <text:p>502.1833163691</text:p>
          </table:table-cell>
          <table:table-cell office:value-type="float" office:value="5.3743630731409" calcext:value-type="float">
            <text:p>5.3743630731</text:p>
          </table:table-cell>
          <table:table-cell office:value-type="string" calcext:value-type="string">
            <text:p>ENSMUSG00000030717.5</text:p>
          </table:table-cell>
          <table:table-cell office:value-type="string" calcext:value-type="string">
            <text:p>NUPR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6046.8</text:p>
          </table:table-cell>
          <table:table-cell office:value-type="string" calcext:value-type="string">
            <text:p>ENSG00000176046</text:p>
          </table:table-cell>
          <table:table-cell office:value-type="string" calcext:value-type="string">
            <text:p>ENSMUSG0000003071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6046|NUPR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226.417247980655" calcext:value-type="float">
            <text:p>226.4172479807</text:p>
          </table:table-cell>
          <table:table-cell office:value-type="float" office:value="21.1212568929691" calcext:value-type="float">
            <text:p>21.121256893</text:p>
          </table:table-cell>
          <table:table-cell office:value-type="string" calcext:value-type="string">
            <text:p>ENSMUSG00000072674.6</text:p>
          </table:table-cell>
          <table:table-cell office:value-type="string" calcext:value-type="string">
            <text:p>PLAC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9129.11</text:p>
          </table:table-cell>
          <table:table-cell office:value-type="string" calcext:value-type="string">
            <text:p>ENSG00000189129</text:p>
          </table:table-cell>
          <table:table-cell office:value-type="string" calcext:value-type="string">
            <text:p>ENSMUSG00000072674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9129|PLAC9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54.1182470332023" calcext:value-type="float">
            <text:p>54.1182470332</text:p>
          </table:table-cell>
          <table:table-cell office:value-type="float" office:value="25.7919699040199" calcext:value-type="float">
            <text:p>25.791969904</text:p>
          </table:table-cell>
          <table:table-cell office:value-type="string" calcext:value-type="string">
            <text:p>ENSMUSG00000028600.11</text:p>
          </table:table-cell>
          <table:table-cell office:value-type="string" calcext:value-type="string">
            <text:p>PODN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4348.11</text:p>
          </table:table-cell>
          <table:table-cell office:value-type="string" calcext:value-type="string">
            <text:p>ENSG00000174348</text:p>
          </table:table-cell>
          <table:table-cell office:value-type="string" calcext:value-type="string">
            <text:p>ENSMUSG0000002860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4348|PODN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80.0652753628702" calcext:value-type="float">
            <text:p>80.0652753629</text:p>
          </table:table-cell>
          <table:table-cell office:value-type="float" office:value="12.7153018670994" calcext:value-type="float">
            <text:p>12.7153018671</text:p>
          </table:table-cell>
          <table:table-cell office:value-type="string" calcext:value-type="string">
            <text:p>ENSMUSG00000041577.5</text:p>
          </table:table-cell>
          <table:table-cell office:value-type="string" calcext:value-type="string">
            <text:p>PRELP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8783.5</text:p>
          </table:table-cell>
          <table:table-cell office:value-type="string" calcext:value-type="string">
            <text:p>ENSG00000188783</text:p>
          </table:table-cell>
          <table:table-cell office:value-type="string" calcext:value-type="string">
            <text:p>ENSMUSG00000041577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8783|PRELP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75.4318646631181" calcext:value-type="float">
            <text:p>75.4318646631</text:p>
          </table:table-cell>
          <table:table-cell office:value-type="float" office:value="12.5743447204713" calcext:value-type="float">
            <text:p>12.5743447205</text:p>
          </table:table-cell>
          <table:table-cell office:value-type="string" calcext:value-type="string">
            <text:p>ENSMUSG00000048424.11</text:p>
          </table:table-cell>
          <table:table-cell office:value-type="string" calcext:value-type="string">
            <text:p>RANBP3L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4188.6</text:p>
          </table:table-cell>
          <table:table-cell office:value-type="string" calcext:value-type="string">
            <text:p>ENSG00000164188</text:p>
          </table:table-cell>
          <table:table-cell office:value-type="string" calcext:value-type="string">
            <text:p>ENSMUSG00000048424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4188|RANBP3L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21.0806795338955" calcext:value-type="float">
            <text:p>21.0806795339</text:p>
          </table:table-cell>
          <table:table-cell office:value-type="float" office:value="13.8816354711491" calcext:value-type="float">
            <text:p>13.8816354711</text:p>
          </table:table-cell>
          <table:table-cell office:value-type="string" calcext:value-type="string">
            <text:p>ENSMUSG00000030592.12</text:p>
          </table:table-cell>
          <table:table-cell office:value-type="string" calcext:value-type="string">
            <text:p>RYR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6218.9</text:p>
          </table:table-cell>
          <table:table-cell office:value-type="string" calcext:value-type="string">
            <text:p>ENSG00000196218</text:p>
          </table:table-cell>
          <table:table-cell office:value-type="string" calcext:value-type="string">
            <text:p>ENSMUSG00000030592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6218|RYR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188.97366430692" calcext:value-type="float">
            <text:p>188.9736643069</text:p>
          </table:table-cell>
          <table:table-cell office:value-type="float" office:value="22.5607694461828" calcext:value-type="float">
            <text:p>22.5607694462</text:p>
          </table:table-cell>
          <table:table-cell office:value-type="string" calcext:value-type="string">
            <text:p>ENSMUSG00000057378.10</text:p>
          </table:table-cell>
          <table:table-cell office:value-type="string" calcext:value-type="string">
            <text:p>RYR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8838.9</text:p>
          </table:table-cell>
          <table:table-cell office:value-type="string" calcext:value-type="string">
            <text:p>ENSG00000198838</text:p>
          </table:table-cell>
          <table:table-cell office:value-type="string" calcext:value-type="string">
            <text:p>ENSMUSG00000057378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8838|RYR3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102.292405888931" calcext:value-type="float">
            <text:p>102.2924058889</text:p>
          </table:table-cell>
          <table:table-cell office:value-type="float" office:value="8.69334726664232" calcext:value-type="float">
            <text:p>8.6933472666</text:p>
          </table:table-cell>
          <table:table-cell office:value-type="string" calcext:value-type="string">
            <text:p>ENSMUSG00000030108.10</text:p>
          </table:table-cell>
          <table:table-cell office:value-type="string" calcext:value-type="string">
            <text:p>SLC6A1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10379.13</text:p>
          </table:table-cell>
          <table:table-cell office:value-type="string" calcext:value-type="string">
            <text:p>ENSG00000010379</text:p>
          </table:table-cell>
          <table:table-cell office:value-type="string" calcext:value-type="string">
            <text:p>ENSMUSG00000030108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10379|SLC6A13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293.424083163938" calcext:value-type="float">
            <text:p>293.4240831639</text:p>
          </table:table-cell>
          <table:table-cell office:value-type="float" office:value="8.81603055952289" calcext:value-type="float">
            <text:p>8.8160305595</text:p>
          </table:table-cell>
          <table:table-cell office:value-type="string" calcext:value-type="string">
            <text:p>ENSMUSG00000014980.10</text:p>
          </table:table-cell>
          <table:table-cell office:value-type="string" calcext:value-type="string">
            <text:p>TSEN1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8860.9</text:p>
          </table:table-cell>
          <table:table-cell office:value-type="string" calcext:value-type="string">
            <text:p>ENSG00000198860</text:p>
          </table:table-cell>
          <table:table-cell office:value-type="string" calcext:value-type="string">
            <text:p>ENSMUSG0000001498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8860|TSEN15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14.3955865764241" calcext:value-type="float">
            <text:p>14.3955865764</text:p>
          </table:table-cell>
          <table:table-cell office:value-type="float" office:value="7.66766255020388" calcext:value-type="float">
            <text:p>7.6676625502</text:p>
          </table:table-cell>
          <table:table-cell office:value-type="string" calcext:value-type="string">
            <text:p>ENSMUSG00000035799.5</text:p>
          </table:table-cell>
          <table:table-cell office:value-type="string" calcext:value-type="string">
            <text:p>TWIST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2691.10</text:p>
          </table:table-cell>
          <table:table-cell office:value-type="string" calcext:value-type="string">
            <text:p>ENSG00000122691</text:p>
          </table:table-cell>
          <table:table-cell office:value-type="string" calcext:value-type="string">
            <text:p>ENSMUSG00000035799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2691|TWIST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1902.0374250741" calcext:value-type="float">
            <text:p>1902.0374250741</text:p>
          </table:table-cell>
          <table:table-cell office:value-type="float" office:value="8.85201177486417" calcext:value-type="float">
            <text:p>8.8520117749</text:p>
          </table:table-cell>
          <table:table-cell office:value-type="string" calcext:value-type="string">
            <text:p>ENSMUSG00000061751.11</text:p>
          </table:table-cell>
          <table:table-cell office:value-type="string" calcext:value-type="string">
            <text:p>KALRN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0145.13</text:p>
          </table:table-cell>
          <table:table-cell office:value-type="string" calcext:value-type="string">
            <text:p>ENSG00000160145</text:p>
          </table:table-cell>
          <table:table-cell office:value-type="string" calcext:value-type="string">
            <text:p>ENSMUSG0000006175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0145|KALRN</text:p>
          </table:table-cell>
          <table:table-cell office:value-type="string" calcext:value-type="string">
            <text:p>ME31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82.6180996013858" calcext:value-type="float">
            <text:p>82.6180996014</text:p>
          </table:table-cell>
          <table:table-cell office:value-type="float" office:value="8.43632658695101" calcext:value-type="float">
            <text:p>8.436326587</text:p>
          </table:table-cell>
          <table:table-cell office:value-type="string" calcext:value-type="string">
            <text:p>ENSMUSG00000043635.8</text:p>
          </table:table-cell>
          <table:table-cell office:value-type="string" calcext:value-type="string">
            <text:p>ADAMTS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6140.6</text:p>
          </table:table-cell>
          <table:table-cell office:value-type="string" calcext:value-type="string">
            <text:p>ENSG00000156140</text:p>
          </table:table-cell>
          <table:table-cell office:value-type="string" calcext:value-type="string">
            <text:p>ENSMUSG00000043635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6140|ADAMTS3</text:p>
          </table:table-cell>
          <table:table-cell office:value-type="string" calcext:value-type="string">
            <text:p>ME32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198.017438425763" calcext:value-type="float">
            <text:p>198.0174384258</text:p>
          </table:table-cell>
          <table:table-cell office:value-type="float" office:value="7.36304442277828" calcext:value-type="float">
            <text:p>7.3630444228</text:p>
          </table:table-cell>
          <table:table-cell office:value-type="string" calcext:value-type="string">
            <text:p>ENSMUSG00000024112.12</text:p>
          </table:table-cell>
          <table:table-cell office:value-type="string" calcext:value-type="string">
            <text:p>CACNA1H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6557.8</text:p>
          </table:table-cell>
          <table:table-cell office:value-type="string" calcext:value-type="string">
            <text:p>ENSG00000196557</text:p>
          </table:table-cell>
          <table:table-cell office:value-type="string" calcext:value-type="string">
            <text:p>ENSMUSG0000002411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6557|CACNA1H</text:p>
          </table:table-cell>
          <table:table-cell office:value-type="string" calcext:value-type="string">
            <text:p>ME32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1193.15447643318" calcext:value-type="float">
            <text:p>1193.1544764332</text:p>
          </table:table-cell>
          <table:table-cell office:value-type="float" office:value="8.86745321745778" calcext:value-type="float">
            <text:p>8.8674532175</text:p>
          </table:table-cell>
          <table:table-cell office:value-type="string" calcext:value-type="string">
            <text:p>ENSMUSG00000020950.9</text:p>
          </table:table-cell>
          <table:table-cell office:value-type="string" calcext:value-type="string">
            <text:p>FOXG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6165.8</text:p>
          </table:table-cell>
          <table:table-cell office:value-type="string" calcext:value-type="string">
            <text:p>ENSG00000176165</text:p>
          </table:table-cell>
          <table:table-cell office:value-type="string" calcext:value-type="string">
            <text:p>ENSMUSG0000002095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6165|FOXG1</text:p>
          </table:table-cell>
          <table:table-cell office:value-type="string" calcext:value-type="string">
            <text:p>ME32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19.0369408828633" calcext:value-type="float">
            <text:p>19.0369408829</text:p>
          </table:table-cell>
          <table:table-cell office:value-type="float" office:value="12.6135514048166" calcext:value-type="float">
            <text:p>12.6135514048</text:p>
          </table:table-cell>
          <table:table-cell office:value-type="string" calcext:value-type="string">
            <text:p>ENSMUSG00000005320.9</text:p>
          </table:table-cell>
          <table:table-cell office:value-type="string" calcext:value-type="string">
            <text:p>FGFR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0867.12</text:p>
          </table:table-cell>
          <table:table-cell office:value-type="string" calcext:value-type="string">
            <text:p>ENSG00000160867</text:p>
          </table:table-cell>
          <table:table-cell office:value-type="string" calcext:value-type="string">
            <text:p>ENSMUSG0000000532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0867|FGFR4</text:p>
          </table:table-cell>
          <table:table-cell office:value-type="string" calcext:value-type="string">
            <text:p>ME34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312.658159345768" calcext:value-type="float">
            <text:p>312.6581593458</text:p>
          </table:table-cell>
          <table:table-cell office:value-type="float" office:value="5.50739063749935" calcext:value-type="float">
            <text:p>5.5073906375</text:p>
          </table:table-cell>
          <table:table-cell office:value-type="string" calcext:value-type="string">
            <text:p>ENSMUSG00000001300.11</text:p>
          </table:table-cell>
          <table:table-cell office:value-type="string" calcext:value-type="string">
            <text:p>EFNB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5266.6</text:p>
          </table:table-cell>
          <table:table-cell office:value-type="string" calcext:value-type="string">
            <text:p>ENSG00000125266</text:p>
          </table:table-cell>
          <table:table-cell office:value-type="string" calcext:value-type="string">
            <text:p>ENSMUSG0000000130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5266|EFNB2</text:p>
          </table:table-cell>
          <table:table-cell office:value-type="string" calcext:value-type="string">
            <text:p>ME37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90.3443713446896" calcext:value-type="float">
            <text:p>90.3443713447</text:p>
          </table:table-cell>
          <table:table-cell office:value-type="float" office:value="22.5184279931734" calcext:value-type="float">
            <text:p>22.5184279932</text:p>
          </table:table-cell>
          <table:table-cell office:value-type="string" calcext:value-type="string">
            <text:p>ENSMUSG00000021743.5</text:p>
          </table:table-cell>
          <table:table-cell office:value-type="string" calcext:value-type="string">
            <text:p>FEZF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3266.10</text:p>
          </table:table-cell>
          <table:table-cell office:value-type="string" calcext:value-type="string">
            <text:p>ENSG00000153266</text:p>
          </table:table-cell>
          <table:table-cell office:value-type="string" calcext:value-type="string">
            <text:p>ENSMUSG0000002174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3266|FEZF2</text:p>
          </table:table-cell>
          <table:table-cell office:value-type="string" calcext:value-type="string">
            <text:p>ME37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20.0976684186595" calcext:value-type="float">
            <text:p>20.0976684187</text:p>
          </table:table-cell>
          <table:table-cell office:value-type="float" office:value="12.2988662555779" calcext:value-type="float">
            <text:p>12.2988662556</text:p>
          </table:table-cell>
          <table:table-cell office:value-type="string" calcext:value-type="string">
            <text:p>ENSMUSG00000042514.7</text:p>
          </table:table-cell>
          <table:table-cell office:value-type="string" calcext:value-type="string">
            <text:p>KLHL1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97705.7</text:p>
          </table:table-cell>
          <table:table-cell office:value-type="string" calcext:value-type="string">
            <text:p>ENSG00000197705</text:p>
          </table:table-cell>
          <table:table-cell office:value-type="string" calcext:value-type="string">
            <text:p>ENSMUSG00000042514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97705|KLHL14</text:p>
          </table:table-cell>
          <table:table-cell office:value-type="string" calcext:value-type="string">
            <text:p>ME37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1490.29344221605" calcext:value-type="float">
            <text:p>1490.2934422161</text:p>
          </table:table-cell>
          <table:table-cell office:value-type="float" office:value="17.5335512103775" calcext:value-type="float">
            <text:p>17.5335512104</text:p>
          </table:table-cell>
          <table:table-cell office:value-type="string" calcext:value-type="string">
            <text:p>ENSMUSG00000041708.8</text:p>
          </table:table-cell>
          <table:table-cell office:value-type="string" calcext:value-type="string">
            <text:p>MPPED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6732.11</text:p>
          </table:table-cell>
          <table:table-cell office:value-type="string" calcext:value-type="string">
            <text:p>ENSG00000186732</text:p>
          </table:table-cell>
          <table:table-cell office:value-type="string" calcext:value-type="string">
            <text:p>ENSMUSG0000004170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6732|MPPED1</text:p>
          </table:table-cell>
          <table:table-cell office:value-type="string" calcext:value-type="string">
            <text:p>ME37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233.773265096844" calcext:value-type="float">
            <text:p>233.7732650968</text:p>
          </table:table-cell>
          <table:table-cell office:value-type="float" office:value="5.78182792979589" calcext:value-type="float">
            <text:p>5.7818279298</text:p>
          </table:table-cell>
          <table:table-cell office:value-type="string" calcext:value-type="string">
            <text:p>ENSMUSG00000023927.11</text:p>
          </table:table-cell>
          <table:table-cell office:value-type="string" calcext:value-type="string">
            <text:p>SATB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2568.14</text:p>
          </table:table-cell>
          <table:table-cell office:value-type="string" calcext:value-type="string">
            <text:p>ENSG00000182568</text:p>
          </table:table-cell>
          <table:table-cell office:value-type="string" calcext:value-type="string">
            <text:p>ENSMUSG00000023927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2568|SATB1</text:p>
          </table:table-cell>
          <table:table-cell office:value-type="string" calcext:value-type="string">
            <text:p>ME37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206.761929777138" calcext:value-type="float">
            <text:p>206.7619297771</text:p>
          </table:table-cell>
          <table:table-cell office:value-type="float" office:value="10.1124058403485" calcext:value-type="float">
            <text:p>10.1124058403</text:p>
          </table:table-cell>
          <table:table-cell office:value-type="string" calcext:value-type="string">
            <text:p>ENSMUSG00000013846.9</text:p>
          </table:table-cell>
          <table:table-cell office:value-type="string" calcext:value-type="string">
            <text:p>ST3GAL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08513.12</text:p>
          </table:table-cell>
          <table:table-cell office:value-type="string" calcext:value-type="string">
            <text:p>ENSG00000008513</text:p>
          </table:table-cell>
          <table:table-cell office:value-type="string" calcext:value-type="string">
            <text:p>ENSMUSG00000013846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08513|ST3GAL1</text:p>
          </table:table-cell>
          <table:table-cell office:value-type="string" calcext:value-type="string">
            <text:p>ME37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30.0158250910127" calcext:value-type="float">
            <text:p>30.015825091</text:p>
          </table:table-cell>
          <table:table-cell office:value-type="float" office:value="5.31263393135985" calcext:value-type="float">
            <text:p>5.3126339314</text:p>
          </table:table-cell>
          <table:table-cell office:value-type="string" calcext:value-type="string">
            <text:p>ENSMUSG00000029149.10</text:p>
          </table:table-cell>
          <table:table-cell office:value-type="string" calcext:value-type="string">
            <text:p>KRTCAP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7992.10</text:p>
          </table:table-cell>
          <table:table-cell office:value-type="string" calcext:value-type="string">
            <text:p>ENSG00000157992</text:p>
          </table:table-cell>
          <table:table-cell office:value-type="string" calcext:value-type="string">
            <text:p>ENSMUSG00000029149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7992|KRTCAP3</text:p>
          </table:table-cell>
          <table:table-cell office:value-type="string" calcext:value-type="string">
            <text:p>ME39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14.3401005142025" calcext:value-type="float">
            <text:p>14.3401005142</text:p>
          </table:table-cell>
          <table:table-cell office:value-type="float" office:value="12.1410447420935" calcext:value-type="float">
            <text:p>12.1410447421</text:p>
          </table:table-cell>
          <table:table-cell office:value-type="string" calcext:value-type="string">
            <text:p>ENSMUSG00000102049.1</text:p>
          </table:table-cell>
          <table:table-cell office:value-type="string" calcext:value-type="string">
            <text:p>ZBED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57315.1</text:p>
          </table:table-cell>
          <table:table-cell office:value-type="string" calcext:value-type="string">
            <text:p>ENSG00000257315</text:p>
          </table:table-cell>
          <table:table-cell office:value-type="string" calcext:value-type="string">
            <text:p>ENSMUSG0000010204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57315|ZBED6</text:p>
          </table:table-cell>
          <table:table-cell office:value-type="string" calcext:value-type="string">
            <text:p>ME4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89.0339526179267" calcext:value-type="float">
            <text:p>89.0339526179</text:p>
          </table:table-cell>
          <table:table-cell office:value-type="float" office:value="9.08220244317206" calcext:value-type="float">
            <text:p>9.0822024432</text:p>
          </table:table-cell>
          <table:table-cell office:value-type="string" calcext:value-type="string">
            <text:p>ENSMUSG00000016552.9</text:p>
          </table:table-cell>
          <table:table-cell office:value-type="string" calcext:value-type="string">
            <text:p>FOXRED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0350.12</text:p>
          </table:table-cell>
          <table:table-cell office:value-type="string" calcext:value-type="string">
            <text:p>ENSG00000100350</text:p>
          </table:table-cell>
          <table:table-cell office:value-type="string" calcext:value-type="string">
            <text:p>ENSMUSG00000016552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0350|FOXRED2</text:p>
          </table:table-cell>
          <table:table-cell office:value-type="string" calcext:value-type="string">
            <text:p>ME42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28.2240378720429" calcext:value-type="float">
            <text:p>28.224037872</text:p>
          </table:table-cell>
          <table:table-cell office:value-type="float" office:value="10.0132146323359" calcext:value-type="float">
            <text:p>10.0132146323</text:p>
          </table:table-cell>
          <table:table-cell office:value-type="string" calcext:value-type="string">
            <text:p>ENSMUSG00000021943.6</text:p>
          </table:table-cell>
          <table:table-cell office:value-type="string" calcext:value-type="string">
            <text:p>GDF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66524.2</text:p>
          </table:table-cell>
          <table:table-cell office:value-type="string" calcext:value-type="string">
            <text:p>ENSG00000266524</text:p>
          </table:table-cell>
          <table:table-cell office:value-type="string" calcext:value-type="string">
            <text:p>ENSMUSG00000021943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66524|GDF10</text:p>
          </table:table-cell>
          <table:table-cell office:value-type="string" calcext:value-type="string">
            <text:p>ME43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89.2682652279922" calcext:value-type="float">
            <text:p>89.268265228</text:p>
          </table:table-cell>
          <table:table-cell office:value-type="float" office:value="5.31979823242819" calcext:value-type="float">
            <text:p>5.3197982324</text:p>
          </table:table-cell>
          <table:table-cell office:value-type="string" calcext:value-type="string">
            <text:p>ENSMUSG00000030092.10</text:p>
          </table:table-cell>
          <table:table-cell office:value-type="string" calcext:value-type="string">
            <text:p>CNTN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4115.10</text:p>
          </table:table-cell>
          <table:table-cell office:value-type="string" calcext:value-type="string">
            <text:p>ENSG00000134115</text:p>
          </table:table-cell>
          <table:table-cell office:value-type="string" calcext:value-type="string">
            <text:p>ENSMUSG00000030092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4115|CNTN6</text:p>
          </table:table-cell>
          <table:table-cell office:value-type="string" calcext:value-type="string">
            <text:p>ME45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75.2204815600187" calcext:value-type="float">
            <text:p>75.22048156</text:p>
          </table:table-cell>
          <table:table-cell office:value-type="float" office:value="9.64629208980751" calcext:value-type="float">
            <text:p>9.6462920898</text:p>
          </table:table-cell>
          <table:table-cell office:value-type="string" calcext:value-type="string">
            <text:p>ENSMUSG00000020905.7</text:p>
          </table:table-cell>
          <table:table-cell office:value-type="string" calcext:value-type="string">
            <text:p>USP4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4914.14</text:p>
          </table:table-cell>
          <table:table-cell office:value-type="string" calcext:value-type="string">
            <text:p>ENSG00000154914</text:p>
          </table:table-cell>
          <table:table-cell office:value-type="string" calcext:value-type="string">
            <text:p>ENSMUSG00000020905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4914|USP43</text:p>
          </table:table-cell>
          <table:table-cell office:value-type="string" calcext:value-type="string">
            <text:p>ME45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130.296878154093" calcext:value-type="float">
            <text:p>130.2968781541</text:p>
          </table:table-cell>
          <table:table-cell office:value-type="float" office:value="5.58679593272937" calcext:value-type="float">
            <text:p>5.5867959327</text:p>
          </table:table-cell>
          <table:table-cell office:value-type="string" calcext:value-type="string">
            <text:p>ENSMUSG00000039298.12</text:p>
          </table:table-cell>
          <table:table-cell office:value-type="string" calcext:value-type="string">
            <text:p>CDK5RAP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6861.15</text:p>
          </table:table-cell>
          <table:table-cell office:value-type="string" calcext:value-type="string">
            <text:p>ENSG00000136861</text:p>
          </table:table-cell>
          <table:table-cell office:value-type="string" calcext:value-type="string">
            <text:p>ENSMUSG0000003929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6861|CDK5RAP2</text:p>
          </table:table-cell>
          <table:table-cell office:value-type="string" calcext:value-type="string">
            <text:p>ME5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36.4524385125335" calcext:value-type="float">
            <text:p>36.4524385125</text:p>
          </table:table-cell>
          <table:table-cell office:value-type="float" office:value="23.456760735339" calcext:value-type="float">
            <text:p>23.4567607353</text:p>
          </table:table-cell>
          <table:table-cell office:value-type="string" calcext:value-type="string">
            <text:p>ENSMUSG00000078302.4</text:p>
          </table:table-cell>
          <table:table-cell office:value-type="string" calcext:value-type="string">
            <text:p>FOXD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51493.3</text:p>
          </table:table-cell>
          <table:table-cell office:value-type="string" calcext:value-type="string">
            <text:p>ENSG00000251493</text:p>
          </table:table-cell>
          <table:table-cell office:value-type="string" calcext:value-type="string">
            <text:p>ENSMUSG0000007830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51493|FOXD1</text:p>
          </table:table-cell>
          <table:table-cell office:value-type="string" calcext:value-type="string">
            <text:p>ME50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130.905574632747" calcext:value-type="float">
            <text:p>130.9055746327</text:p>
          </table:table-cell>
          <table:table-cell office:value-type="float" office:value="9.70335368279242" calcext:value-type="float">
            <text:p>9.7033536828</text:p>
          </table:table-cell>
          <table:table-cell office:value-type="string" calcext:value-type="string">
            <text:p>ENSMUSG00000021068.11</text:p>
          </table:table-cell>
          <table:table-cell office:value-type="string" calcext:value-type="string">
            <text:p>NIN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0503.21</text:p>
          </table:table-cell>
          <table:table-cell office:value-type="string" calcext:value-type="string">
            <text:p>ENSG00000100503</text:p>
          </table:table-cell>
          <table:table-cell office:value-type="string" calcext:value-type="string">
            <text:p>ENSMUSG0000002106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0503|NIN</text:p>
          </table:table-cell>
          <table:table-cell office:value-type="string" calcext:value-type="string">
            <text:p>ME54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19.4114764959151" calcext:value-type="float">
            <text:p>19.4114764959</text:p>
          </table:table-cell>
          <table:table-cell office:value-type="float" office:value="6.60986346612059" calcext:value-type="float">
            <text:p>6.6098634661</text:p>
          </table:table-cell>
          <table:table-cell office:value-type="string" calcext:value-type="string">
            <text:p>ENSMUSG00000042564.8</text:p>
          </table:table-cell>
          <table:table-cell office:value-type="string" calcext:value-type="string">
            <text:p>FAM227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4949.13</text:p>
          </table:table-cell>
          <table:table-cell office:value-type="string" calcext:value-type="string">
            <text:p>ENSG00000184949</text:p>
          </table:table-cell>
          <table:table-cell office:value-type="string" calcext:value-type="string">
            <text:p>ENSMUSG0000004256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4949|FAM227A</text:p>
          </table:table-cell>
          <table:table-cell office:value-type="string" calcext:value-type="string">
            <text:p>ME55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88.9293440104875" calcext:value-type="float">
            <text:p>88.9293440105</text:p>
          </table:table-cell>
          <table:table-cell office:value-type="float" office:value="5.58749112810553" calcext:value-type="float">
            <text:p>5.5874911281</text:p>
          </table:table-cell>
          <table:table-cell office:value-type="string" calcext:value-type="string">
            <text:p>ENSMUSG00000032409.10</text:p>
          </table:table-cell>
          <table:table-cell office:value-type="string" calcext:value-type="string">
            <text:p>ATR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5054.12</text:p>
          </table:table-cell>
          <table:table-cell office:value-type="string" calcext:value-type="string">
            <text:p>ENSG00000175054</text:p>
          </table:table-cell>
          <table:table-cell office:value-type="string" calcext:value-type="string">
            <text:p>ENSMUSG0000003240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5054|ATR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44.9844673254838" calcext:value-type="float">
            <text:p>44.9844673255</text:p>
          </table:table-cell>
          <table:table-cell office:value-type="float" office:value="5.58066249934889" calcext:value-type="float">
            <text:p>5.5806624993</text:p>
          </table:table-cell>
          <table:table-cell office:value-type="string" calcext:value-type="string">
            <text:p>ENSMUSG00000033316.10</text:p>
          </table:table-cell>
          <table:table-cell office:value-type="string" calcext:value-type="string">
            <text:p>GALNT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2870.10</text:p>
          </table:table-cell>
          <table:table-cell office:value-type="string" calcext:value-type="string">
            <text:p>ENSG00000182870</text:p>
          </table:table-cell>
          <table:table-cell office:value-type="string" calcext:value-type="string">
            <text:p>ENSMUSG00000033316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2870|GALNT9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84.6231640636499" calcext:value-type="float">
            <text:p>84.6231640636</text:p>
          </table:table-cell>
          <table:table-cell office:value-type="float" office:value="5.24878375302269" calcext:value-type="float">
            <text:p>5.248783753</text:p>
          </table:table-cell>
          <table:table-cell office:value-type="string" calcext:value-type="string">
            <text:p>ENSMUSG00000005716.12</text:p>
          </table:table-cell>
          <table:table-cell office:value-type="string" calcext:value-type="string">
            <text:p>PVAL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0362.10</text:p>
          </table:table-cell>
          <table:table-cell office:value-type="string" calcext:value-type="string">
            <text:p>ENSG00000100362</text:p>
          </table:table-cell>
          <table:table-cell office:value-type="string" calcext:value-type="string">
            <text:p>ENSMUSG00000005716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0362|PVALB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47.3997992967189" calcext:value-type="float">
            <text:p>47.3997992967</text:p>
          </table:table-cell>
          <table:table-cell office:value-type="float" office:value="5.69452488642648" calcext:value-type="float">
            <text:p>5.6945248864</text:p>
          </table:table-cell>
          <table:table-cell office:value-type="string" calcext:value-type="string">
            <text:p>ENSMUSG00000025425.13</text:p>
          </table:table-cell>
          <table:table-cell office:value-type="string" calcext:value-type="string">
            <text:p>ST8SIA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1638.11</text:p>
          </table:table-cell>
          <table:table-cell office:value-type="string" calcext:value-type="string">
            <text:p>ENSG00000101638</text:p>
          </table:table-cell>
          <table:table-cell office:value-type="string" calcext:value-type="string">
            <text:p>ENSMUSG0000002542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1638|ST8SIA5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134.37387423691" calcext:value-type="float">
            <text:p>134.3738742369</text:p>
          </table:table-cell>
          <table:table-cell office:value-type="float" office:value="84.6588357115985" calcext:value-type="float">
            <text:p>84.6588357116</text:p>
          </table:table-cell>
          <table:table-cell office:value-type="string" calcext:value-type="string">
            <text:p>ENSMUSG00000029843.4</text:p>
          </table:table-cell>
          <table:table-cell office:value-type="string" calcext:value-type="string">
            <text:p>SLC13A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4707.13</text:p>
          </table:table-cell>
          <table:table-cell office:value-type="string" calcext:value-type="string">
            <text:p>ENSG00000164707</text:p>
          </table:table-cell>
          <table:table-cell office:value-type="string" calcext:value-type="string">
            <text:p>ENSMUSG00000029843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4707|SLC13A4</text:p>
          </table:table-cell>
          <table:table-cell office:value-type="string" calcext:value-type="string">
            <text:p>ME61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23.2543831820789" calcext:value-type="float">
            <text:p>23.2543831821</text:p>
          </table:table-cell>
          <table:table-cell office:value-type="float" office:value="9.30517811004597" calcext:value-type="float">
            <text:p>9.30517811</text:p>
          </table:table-cell>
          <table:table-cell office:value-type="string" calcext:value-type="string">
            <text:p>ENSMUSG00000030075.8</text:p>
          </table:table-cell>
          <table:table-cell office:value-type="string" calcext:value-type="string">
            <text:p>CNTN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3805.8</text:p>
          </table:table-cell>
          <table:table-cell office:value-type="string" calcext:value-type="string">
            <text:p>ENSG00000113805</text:p>
          </table:table-cell>
          <table:table-cell office:value-type="string" calcext:value-type="string">
            <text:p>ENSMUSG00000030075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3805|CNTN3</text:p>
          </table:table-cell>
          <table:table-cell office:value-type="string" calcext:value-type="string">
            <text:p>ME65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430.445298811692" calcext:value-type="float">
            <text:p>430.4452988117</text:p>
          </table:table-cell>
          <table:table-cell office:value-type="float" office:value="5.08698364841832" calcext:value-type="float">
            <text:p>5.0869836484</text:p>
          </table:table-cell>
          <table:table-cell office:value-type="string" calcext:value-type="string">
            <text:p>ENSMUSG00000052981.5</text:p>
          </table:table-cell>
          <table:table-cell office:value-type="string" calcext:value-type="string">
            <text:p>UBE2QL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15218.3</text:p>
          </table:table-cell>
          <table:table-cell office:value-type="string" calcext:value-type="string">
            <text:p>ENSG00000215218</text:p>
          </table:table-cell>
          <table:table-cell office:value-type="string" calcext:value-type="string">
            <text:p>ENSMUSG0000005298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15218|UBE2QL1</text:p>
          </table:table-cell>
          <table:table-cell office:value-type="string" calcext:value-type="string">
            <text:p>ME65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43.5057754172715" calcext:value-type="float">
            <text:p>43.5057754173</text:p>
          </table:table-cell>
          <table:table-cell office:value-type="float" office:value="7.17563213886661" calcext:value-type="float">
            <text:p>7.1756321389</text:p>
          </table:table-cell>
          <table:table-cell office:value-type="string" calcext:value-type="string">
            <text:p>ENSMUSG00000029576.13</text:p>
          </table:table-cell>
          <table:table-cell office:value-type="string" calcext:value-type="string">
            <text:p>RADIL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7927.14</text:p>
          </table:table-cell>
          <table:table-cell office:value-type="string" calcext:value-type="string">
            <text:p>ENSG00000157927</text:p>
          </table:table-cell>
          <table:table-cell office:value-type="string" calcext:value-type="string">
            <text:p>ENSMUSG0000002957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7927|RADIL</text:p>
          </table:table-cell>
          <table:table-cell office:value-type="string" calcext:value-type="string">
            <text:p>ME66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161.42690949082" calcext:value-type="float">
            <text:p>161.4269094908</text:p>
          </table:table-cell>
          <table:table-cell office:value-type="float" office:value="11.1317975718757" calcext:value-type="float">
            <text:p>11.1317975719</text:p>
          </table:table-cell>
          <table:table-cell office:value-type="string" calcext:value-type="string">
            <text:p>ENSMUSG00000034684.8</text:p>
          </table:table-cell>
          <table:table-cell office:value-type="string" calcext:value-type="string">
            <text:p>SEMA3F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01617.9</text:p>
          </table:table-cell>
          <table:table-cell office:value-type="string" calcext:value-type="string">
            <text:p>ENSG00000001617</text:p>
          </table:table-cell>
          <table:table-cell office:value-type="string" calcext:value-type="string">
            <text:p>ENSMUSG00000034684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01617|SEMA3F</text:p>
          </table:table-cell>
          <table:table-cell office:value-type="string" calcext:value-type="string">
            <text:p>ME67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22.6721218339292" calcext:value-type="float">
            <text:p>22.6721218339</text:p>
          </table:table-cell>
          <table:table-cell office:value-type="float" office:value="20.2753852353214" calcext:value-type="float">
            <text:p>20.2753852353</text:p>
          </table:table-cell>
          <table:table-cell office:value-type="string" calcext:value-type="string">
            <text:p>ENSMUSG00000046714.7</text:p>
          </table:table-cell>
          <table:table-cell office:value-type="string" calcext:value-type="string">
            <text:p>FOXC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6692.5</text:p>
          </table:table-cell>
          <table:table-cell office:value-type="string" calcext:value-type="string">
            <text:p>ENSG00000176692</text:p>
          </table:table-cell>
          <table:table-cell office:value-type="string" calcext:value-type="string">
            <text:p>ENSMUSG00000046714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6692|FOXC2</text:p>
          </table:table-cell>
          <table:table-cell office:value-type="string" calcext:value-type="string">
            <text:p>ME68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755.228085774085" calcext:value-type="float">
            <text:p>755.2280857741</text:p>
          </table:table-cell>
          <table:table-cell office:value-type="float" office:value="9.27247458742884" calcext:value-type="float">
            <text:p>9.2724745874</text:p>
          </table:table-cell>
          <table:table-cell office:value-type="string" calcext:value-type="string">
            <text:p>ENSMUSG00000048583.12</text:p>
          </table:table-cell>
          <table:table-cell office:value-type="string" calcext:value-type="string">
            <text:p>IGF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7244.15</text:p>
          </table:table-cell>
          <table:table-cell office:value-type="string" calcext:value-type="string">
            <text:p>ENSG00000167244</text:p>
          </table:table-cell>
          <table:table-cell office:value-type="string" calcext:value-type="string">
            <text:p>ENSMUSG00000048583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7244|IGF2</text:p>
          </table:table-cell>
          <table:table-cell office:value-type="string" calcext:value-type="string">
            <text:p>ME68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31.0957461796131" calcext:value-type="float">
            <text:p>31.0957461796</text:p>
          </table:table-cell>
          <table:table-cell office:value-type="float" office:value="6.00812369247363" calcext:value-type="float">
            <text:p>6.0081236925</text:p>
          </table:table-cell>
          <table:table-cell office:value-type="string" calcext:value-type="string">
            <text:p>ENSMUSG00000021390.5</text:p>
          </table:table-cell>
          <table:table-cell office:value-type="string" calcext:value-type="string">
            <text:p>OGN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6809.8</text:p>
          </table:table-cell>
          <table:table-cell office:value-type="string" calcext:value-type="string">
            <text:p>ENSG00000106809</text:p>
          </table:table-cell>
          <table:table-cell office:value-type="string" calcext:value-type="string">
            <text:p>ENSMUSG0000002139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6809|OGN</text:p>
          </table:table-cell>
          <table:table-cell office:value-type="string" calcext:value-type="string">
            <text:p>ME68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66211.1297209985" calcext:value-type="float">
            <text:p>66211.1297209985</text:p>
          </table:table-cell>
          <table:table-cell office:value-type="float" office:value="296.333136109104" calcext:value-type="float">
            <text:p>296.3331361091</text:p>
          </table:table-cell>
          <table:table-cell office:value-type="string" calcext:value-type="string">
            <text:p>ENSMUSG00000015090.9</text:p>
          </table:table-cell>
          <table:table-cell office:value-type="string" calcext:value-type="string">
            <text:p>PTGDS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7317.9</text:p>
          </table:table-cell>
          <table:table-cell office:value-type="string" calcext:value-type="string">
            <text:p>ENSG00000107317</text:p>
          </table:table-cell>
          <table:table-cell office:value-type="string" calcext:value-type="string">
            <text:p>ENSMUSG0000001509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7317|PTGDS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632.780628454358" calcext:value-type="float">
            <text:p>632.7806284544</text:p>
          </table:table-cell>
          <table:table-cell office:value-type="float" office:value="5.96849150220634" calcext:value-type="float">
            <text:p>5.9684915022</text:p>
          </table:table-cell>
          <table:table-cell office:value-type="string" calcext:value-type="string">
            <text:p>ENSMUSG00000036036.11</text:p>
          </table:table-cell>
          <table:table-cell office:value-type="string" calcext:value-type="string">
            <text:p>ZFP5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04644.7</text:p>
          </table:table-cell>
          <table:table-cell office:value-type="string" calcext:value-type="string">
            <text:p>ENSG00000204644</text:p>
          </table:table-cell>
          <table:table-cell office:value-type="string" calcext:value-type="string">
            <text:p>ENSMUSG0000003603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04644|ZFP57</text:p>
          </table:table-cell>
          <table:table-cell office:value-type="string" calcext:value-type="string">
            <text:p>ME7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38.906231840744" calcext:value-type="float">
            <text:p>38.9062318407</text:p>
          </table:table-cell>
          <table:table-cell office:value-type="float" office:value="7.54866602288515" calcext:value-type="float">
            <text:p>7.5486660229</text:p>
          </table:table-cell>
          <table:table-cell office:value-type="string" calcext:value-type="string">
            <text:p>ENSMUSG00000068115.9</text:p>
          </table:table-cell>
          <table:table-cell office:value-type="string" calcext:value-type="string">
            <text:p>NINL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1004.12</text:p>
          </table:table-cell>
          <table:table-cell office:value-type="string" calcext:value-type="string">
            <text:p>ENSG00000101004</text:p>
          </table:table-cell>
          <table:table-cell office:value-type="string" calcext:value-type="string">
            <text:p>ENSMUSG00000068115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1004|NINL</text:p>
          </table:table-cell>
          <table:table-cell office:value-type="string" calcext:value-type="string">
            <text:p>ME9</text:p>
          </table:table-cell>
        </table:table-row>
        <table:table-row table:style-name="ro1">
          <table:table-cell office:value-type="string" calcext:value-type="string">
            <text:p>pyramidalNeuron</text:p>
          </table:table-cell>
          <table:table-cell office:value-type="float" office:value="72.3324208147847" calcext:value-type="float">
            <text:p>72.3324208148</text:p>
          </table:table-cell>
          <table:table-cell office:value-type="float" office:value="5.10663294165945" calcext:value-type="float">
            <text:p>5.1066329417</text:p>
          </table:table-cell>
          <table:table-cell office:value-type="string" calcext:value-type="string">
            <text:p>ENSMUSG00000020492.7</text:p>
          </table:table-cell>
          <table:table-cell office:value-type="string" calcext:value-type="string">
            <text:p>SKA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2628.10</text:p>
          </table:table-cell>
          <table:table-cell office:value-type="string" calcext:value-type="string">
            <text:p>ENSG00000182628</text:p>
          </table:table-cell>
          <table:table-cell office:value-type="string" calcext:value-type="string">
            <text:p>ENSMUSG00000020492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2628|SKA2</text:p>
          </table:table-cell>
          <table:table-cell office:value-type="string" calcext:value-type="string">
            <text:p>ME9</text:p>
          </table:table-cell>
        </table:table-row>
        <table:table-row table:style-name="ro1">
          <table:table-cell office:value-type="string" calcext:value-type="string">
            <text:p>S1_pyramidalNeuron</text:p>
          </table:table-cell>
          <table:table-cell office:value-type="float" office:value="36.6158487602716" calcext:value-type="float">
            <text:p>36.6158487603</text:p>
          </table:table-cell>
          <table:table-cell office:value-type="float" office:value="6.83925724936876" calcext:value-type="float">
            <text:p>6.8392572494</text:p>
          </table:table-cell>
          <table:table-cell office:value-type="string" calcext:value-type="string">
            <text:p>ENSMUSG00000020374.12</text:p>
          </table:table-cell>
          <table:table-cell office:value-type="string" calcext:value-type="string">
            <text:p>RASGEF1C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6090.13</text:p>
          </table:table-cell>
          <table:table-cell office:value-type="string" calcext:value-type="string">
            <text:p>ENSG00000146090</text:p>
          </table:table-cell>
          <table:table-cell office:value-type="string" calcext:value-type="string">
            <text:p>ENSMUSG0000002037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6090|RASGEF1C</text:p>
          </table:table-cell>
          <table:table-cell office:value-type="string" calcext:value-type="string">
            <text:p>ME0</text:p>
          </table:table-cell>
        </table:table-row>
        <table:table-row table:style-name="ro1">
          <table:table-cell office:value-type="string" calcext:value-type="string">
            <text:p>S1_pyramidalNeuron</text:p>
          </table:table-cell>
          <table:table-cell office:value-type="float" office:value="246.127015236077" calcext:value-type="float">
            <text:p>246.1270152361</text:p>
          </table:table-cell>
          <table:table-cell office:value-type="float" office:value="7.09602461582764" calcext:value-type="float">
            <text:p>7.0960246158</text:p>
          </table:table-cell>
          <table:table-cell office:value-type="string" calcext:value-type="string">
            <text:p>ENSMUSG00000046719.7</text:p>
          </table:table-cell>
          <table:table-cell office:value-type="string" calcext:value-type="string">
            <text:p>NXPH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2575.7</text:p>
          </table:table-cell>
          <table:table-cell office:value-type="string" calcext:value-type="string">
            <text:p>ENSG00000182575</text:p>
          </table:table-cell>
          <table:table-cell office:value-type="string" calcext:value-type="string">
            <text:p>ENSMUSG00000046719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2575|NXPH3</text:p>
          </table:table-cell>
          <table:table-cell office:value-type="string" calcext:value-type="string">
            <text:p>ME0</text:p>
          </table:table-cell>
        </table:table-row>
        <table:table-row table:style-name="ro1">
          <table:table-cell office:value-type="string" calcext:value-type="string">
            <text:p>S1_pyramidalNeuron</text:p>
          </table:table-cell>
          <table:table-cell office:value-type="float" office:value="11.3825138877479" calcext:value-type="float">
            <text:p>11.3825138877</text:p>
          </table:table-cell>
          <table:table-cell office:value-type="float" office:value="12.3915727766467" calcext:value-type="float">
            <text:p>12.3915727766</text:p>
          </table:table-cell>
          <table:table-cell office:value-type="string" calcext:value-type="string">
            <text:p>ENSMUSG00000028661.8</text:p>
          </table:table-cell>
          <table:table-cell office:value-type="string" calcext:value-type="string">
            <text:p>EPHA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70886.8</text:p>
          </table:table-cell>
          <table:table-cell office:value-type="string" calcext:value-type="string">
            <text:p>ENSG00000070886</text:p>
          </table:table-cell>
          <table:table-cell office:value-type="string" calcext:value-type="string">
            <text:p>ENSMUSG00000028661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70886|EPHA8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S1_pyramidalNeuron</text:p>
          </table:table-cell>
          <table:table-cell office:value-type="float" office:value="20.0152738092036" calcext:value-type="float">
            <text:p>20.0152738092</text:p>
          </table:table-cell>
          <table:table-cell office:value-type="float" office:value="18.6818816786276" calcext:value-type="float">
            <text:p>18.6818816786</text:p>
          </table:table-cell>
          <table:table-cell office:value-type="string" calcext:value-type="string">
            <text:p>ENSMUSG00000061298.10</text:p>
          </table:table-cell>
          <table:table-cell office:value-type="string" calcext:value-type="string">
            <text:p>AGBL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6094.14</text:p>
          </table:table-cell>
          <table:table-cell office:value-type="string" calcext:value-type="string">
            <text:p>ENSG00000186094</text:p>
          </table:table-cell>
          <table:table-cell office:value-type="string" calcext:value-type="string">
            <text:p>ENSMUSG00000061298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6094|AGBL4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S1_pyramidalNeuron</text:p>
          </table:table-cell>
          <table:table-cell office:value-type="float" office:value="120.842270677227" calcext:value-type="float">
            <text:p>120.8422706772</text:p>
          </table:table-cell>
          <table:table-cell office:value-type="float" office:value="8.11632893284758" calcext:value-type="float">
            <text:p>8.1163289328</text:p>
          </table:table-cell>
          <table:table-cell office:value-type="string" calcext:value-type="string">
            <text:p>ENSMUSG00000027489.11</text:p>
          </table:table-cell>
          <table:table-cell office:value-type="string" calcext:value-type="string">
            <text:p>NECAB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5967.14</text:p>
          </table:table-cell>
          <table:table-cell office:value-type="string" calcext:value-type="string">
            <text:p>ENSG00000125967</text:p>
          </table:table-cell>
          <table:table-cell office:value-type="string" calcext:value-type="string">
            <text:p>ENSMUSG0000002748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5967|NECAB3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S1_pyramidalNeuron</text:p>
          </table:table-cell>
          <table:table-cell office:value-type="float" office:value="100.709339492501" calcext:value-type="float">
            <text:p>100.7093394925</text:p>
          </table:table-cell>
          <table:table-cell office:value-type="float" office:value="8.89219333530699" calcext:value-type="float">
            <text:p>8.8921933353</text:p>
          </table:table-cell>
          <table:table-cell office:value-type="string" calcext:value-type="string">
            <text:p>ENSMUSG00000053199.9</text:p>
          </table:table-cell>
          <table:table-cell office:value-type="string" calcext:value-type="string">
            <text:p>ARHGAP2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7727.10</text:p>
          </table:table-cell>
          <table:table-cell office:value-type="string" calcext:value-type="string">
            <text:p>ENSG00000137727</text:p>
          </table:table-cell>
          <table:table-cell office:value-type="string" calcext:value-type="string">
            <text:p>ENSMUSG0000005319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7727|ARHGAP20</text:p>
          </table:table-cell>
          <table:table-cell office:value-type="string" calcext:value-type="string">
            <text:p>ME18</text:p>
          </table:table-cell>
        </table:table-row>
        <table:table-row table:style-name="ro1">
          <table:table-cell office:value-type="string" calcext:value-type="string">
            <text:p>S1_pyramidalNeuron</text:p>
          </table:table-cell>
          <table:table-cell office:value-type="float" office:value="58.1746019463753" calcext:value-type="float">
            <text:p>58.1746019464</text:p>
          </table:table-cell>
          <table:table-cell office:value-type="float" office:value="5.22054224413311" calcext:value-type="float">
            <text:p>5.2205422441</text:p>
          </table:table-cell>
          <table:table-cell office:value-type="string" calcext:value-type="string">
            <text:p>ENSMUSG00000032589.10</text:p>
          </table:table-cell>
          <table:table-cell office:value-type="string" calcext:value-type="string">
            <text:p>BSN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4061.4</text:p>
          </table:table-cell>
          <table:table-cell office:value-type="string" calcext:value-type="string">
            <text:p>ENSG00000164061</text:p>
          </table:table-cell>
          <table:table-cell office:value-type="string" calcext:value-type="string">
            <text:p>ENSMUSG00000032589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4061|BSN</text:p>
          </table:table-cell>
          <table:table-cell office:value-type="string" calcext:value-type="string">
            <text:p>ME18</text:p>
          </table:table-cell>
        </table:table-row>
        <table:table-row table:style-name="ro1">
          <table:table-cell office:value-type="string" calcext:value-type="string">
            <text:p>S1_pyramidalNeuron</text:p>
          </table:table-cell>
          <table:table-cell office:value-type="float" office:value="214.459128754211" calcext:value-type="float">
            <text:p>214.4591287542</text:p>
          </table:table-cell>
          <table:table-cell office:value-type="float" office:value="5.71150104706683" calcext:value-type="float">
            <text:p>5.7115010471</text:p>
          </table:table-cell>
          <table:table-cell office:value-type="string" calcext:value-type="string">
            <text:p>ENSMUSG00000039716.8</text:p>
          </table:table-cell>
          <table:table-cell office:value-type="string" calcext:value-type="string">
            <text:p>DOCK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88538.12</text:p>
          </table:table-cell>
          <table:table-cell office:value-type="string" calcext:value-type="string">
            <text:p>ENSG00000088538</text:p>
          </table:table-cell>
          <table:table-cell office:value-type="string" calcext:value-type="string">
            <text:p>ENSMUSG0000003971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88538|DOCK3</text:p>
          </table:table-cell>
          <table:table-cell office:value-type="string" calcext:value-type="string">
            <text:p>ME18</text:p>
          </table:table-cell>
        </table:table-row>
        <table:table-row table:style-name="ro1">
          <table:table-cell office:value-type="string" calcext:value-type="string">
            <text:p>S1_pyramidalNeuron</text:p>
          </table:table-cell>
          <table:table-cell office:value-type="float" office:value="36.622027208612" calcext:value-type="float">
            <text:p>36.6220272086</text:p>
          </table:table-cell>
          <table:table-cell office:value-type="float" office:value="5.82943686456882" calcext:value-type="float">
            <text:p>5.8294368646</text:p>
          </table:table-cell>
          <table:table-cell office:value-type="string" calcext:value-type="string">
            <text:p>ENSMUSG00000058656.8</text:p>
          </table:table-cell>
          <table:table-cell office:value-type="string" calcext:value-type="string">
            <text:p>SAMD1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7570.11</text:p>
          </table:table-cell>
          <table:table-cell office:value-type="string" calcext:value-type="string">
            <text:p>ENSG00000177570</text:p>
          </table:table-cell>
          <table:table-cell office:value-type="string" calcext:value-type="string">
            <text:p>ENSMUSG00000058656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7570|SAMD12</text:p>
          </table:table-cell>
          <table:table-cell office:value-type="string" calcext:value-type="string">
            <text:p>ME18</text:p>
          </table:table-cell>
        </table:table-row>
        <table:table-row table:style-name="ro1">
          <table:table-cell office:value-type="string" calcext:value-type="string">
            <text:p>S1_pyramidalNeuron</text:p>
          </table:table-cell>
          <table:table-cell office:value-type="float" office:value="283.604846674244" calcext:value-type="float">
            <text:p>283.6048466742</text:p>
          </table:table-cell>
          <table:table-cell office:value-type="float" office:value="6.64269008323453" calcext:value-type="float">
            <text:p>6.6426900832</text:p>
          </table:table-cell>
          <table:table-cell office:value-type="string" calcext:value-type="string">
            <text:p>ENSMUSG00000034685.4</text:p>
          </table:table-cell>
          <table:table-cell office:value-type="string" calcext:value-type="string">
            <text:p>FAM171A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1682.12</text:p>
          </table:table-cell>
          <table:table-cell office:value-type="string" calcext:value-type="string">
            <text:p>ENSG00000161682</text:p>
          </table:table-cell>
          <table:table-cell office:value-type="string" calcext:value-type="string">
            <text:p>ENSMUSG00000034685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1682|FAM171A2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S1_pyramidalNeuron</text:p>
          </table:table-cell>
          <table:table-cell office:value-type="float" office:value="15.3716859368967" calcext:value-type="float">
            <text:p>15.3716859369</text:p>
          </table:table-cell>
          <table:table-cell office:value-type="float" office:value="8.45040741809794" calcext:value-type="float">
            <text:p>8.4504074181</text:p>
          </table:table-cell>
          <table:table-cell office:value-type="string" calcext:value-type="string">
            <text:p>ENSMUSG00000021765.7</text:p>
          </table:table-cell>
          <table:table-cell office:value-type="string" calcext:value-type="string">
            <text:p>FST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4363.9</text:p>
          </table:table-cell>
          <table:table-cell office:value-type="string" calcext:value-type="string">
            <text:p>ENSG00000134363</text:p>
          </table:table-cell>
          <table:table-cell office:value-type="string" calcext:value-type="string">
            <text:p>ENSMUSG00000021765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4363|FST</text:p>
          </table:table-cell>
          <table:table-cell office:value-type="string" calcext:value-type="string">
            <text:p>ME2</text:p>
          </table:table-cell>
        </table:table-row>
        <table:table-row table:style-name="ro1">
          <table:table-cell office:value-type="string" calcext:value-type="string">
            <text:p>S1_pyramidalNeuron</text:p>
          </table:table-cell>
          <table:table-cell office:value-type="float" office:value="182.87004427894" calcext:value-type="float">
            <text:p>182.8700442789</text:p>
          </table:table-cell>
          <table:table-cell office:value-type="float" office:value="6.12675065043653" calcext:value-type="float">
            <text:p>6.1267506504</text:p>
          </table:table-cell>
          <table:table-cell office:value-type="string" calcext:value-type="string">
            <text:p>ENSMUSG00000029544.12</text:p>
          </table:table-cell>
          <table:table-cell office:value-type="string" calcext:value-type="string">
            <text:p>CABP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7782.7</text:p>
          </table:table-cell>
          <table:table-cell office:value-type="string" calcext:value-type="string">
            <text:p>ENSG00000157782</text:p>
          </table:table-cell>
          <table:table-cell office:value-type="string" calcext:value-type="string">
            <text:p>ENSMUSG0000002954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7782|CABP1</text:p>
          </table:table-cell>
          <table:table-cell office:value-type="string" calcext:value-type="string">
            <text:p>ME23</text:p>
          </table:table-cell>
        </table:table-row>
        <table:table-row table:style-name="ro1">
          <table:table-cell office:value-type="string" calcext:value-type="string">
            <text:p>S1_pyramidalNeuron</text:p>
          </table:table-cell>
          <table:table-cell office:value-type="float" office:value="495.474077239107" calcext:value-type="float">
            <text:p>495.4740772391</text:p>
          </table:table-cell>
          <table:table-cell office:value-type="float" office:value="14.6318824018586" calcext:value-type="float">
            <text:p>14.6318824019</text:p>
          </table:table-cell>
          <table:table-cell office:value-type="string" calcext:value-type="string">
            <text:p>ENSMUSG00000022377.12</text:p>
          </table:table-cell>
          <table:table-cell office:value-type="string" calcext:value-type="string">
            <text:p>ASAP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3317.12</text:p>
          </table:table-cell>
          <table:table-cell office:value-type="string" calcext:value-type="string">
            <text:p>ENSG00000153317</text:p>
          </table:table-cell>
          <table:table-cell office:value-type="string" calcext:value-type="string">
            <text:p>ENSMUSG00000022377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3317|ASAP1</text:p>
          </table:table-cell>
          <table:table-cell office:value-type="string" calcext:value-type="string">
            <text:p>ME31</text:p>
          </table:table-cell>
        </table:table-row>
        <table:table-row table:style-name="ro1">
          <table:table-cell office:value-type="string" calcext:value-type="string">
            <text:p>S1_pyramidalNeuron</text:p>
          </table:table-cell>
          <table:table-cell office:value-type="float" office:value="49.0913199278365" calcext:value-type="float">
            <text:p>49.0913199278</text:p>
          </table:table-cell>
          <table:table-cell office:value-type="float" office:value="21.9369140583713" calcext:value-type="float">
            <text:p>21.9369140584</text:p>
          </table:table-cell>
          <table:table-cell office:value-type="string" calcext:value-type="string">
            <text:p>ENSMUSG00000040125.4</text:p>
          </table:table-cell>
          <table:table-cell office:value-type="string" calcext:value-type="string">
            <text:p>GPR2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4478.3</text:p>
          </table:table-cell>
          <table:table-cell office:value-type="string" calcext:value-type="string">
            <text:p>ENSG00000154478</text:p>
          </table:table-cell>
          <table:table-cell office:value-type="string" calcext:value-type="string">
            <text:p>ENSMUSG00000040125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4478|GPR26</text:p>
          </table:table-cell>
          <table:table-cell office:value-type="string" calcext:value-type="string">
            <text:p>ME31</text:p>
          </table:table-cell>
        </table:table-row>
        <table:table-row table:style-name="ro1">
          <table:table-cell office:value-type="string" calcext:value-type="string">
            <text:p>S1_pyramidalNeuron</text:p>
          </table:table-cell>
          <table:table-cell office:value-type="float" office:value="327.48417704398" calcext:value-type="float">
            <text:p>327.484177044</text:p>
          </table:table-cell>
          <table:table-cell office:value-type="float" office:value="6.80039101030505" calcext:value-type="float">
            <text:p>6.8003910103</text:p>
          </table:table-cell>
          <table:table-cell office:value-type="string" calcext:value-type="string">
            <text:p>ENSMUSG00000024642.12</text:p>
          </table:table-cell>
          <table:table-cell office:value-type="string" calcext:value-type="string">
            <text:p>TLE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6829.16</text:p>
          </table:table-cell>
          <table:table-cell office:value-type="string" calcext:value-type="string">
            <text:p>ENSG00000106829</text:p>
          </table:table-cell>
          <table:table-cell office:value-type="string" calcext:value-type="string">
            <text:p>ENSMUSG00000024642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6829|TLE4</text:p>
          </table:table-cell>
          <table:table-cell office:value-type="string" calcext:value-type="string">
            <text:p>ME32</text:p>
          </table:table-cell>
        </table:table-row>
        <table:table-row table:style-name="ro1">
          <table:table-cell office:value-type="string" calcext:value-type="string">
            <text:p>S1_pyramidalNeuron</text:p>
          </table:table-cell>
          <table:table-cell office:value-type="float" office:value="53.8065819046338" calcext:value-type="float">
            <text:p>53.8065819046</text:p>
          </table:table-cell>
          <table:table-cell office:value-type="float" office:value="25.5453420845097" calcext:value-type="float">
            <text:p>25.5453420845</text:p>
          </table:table-cell>
          <table:table-cell office:value-type="string" calcext:value-type="string">
            <text:p>ENSMUSG00000096146.1</text:p>
          </table:table-cell>
          <table:table-cell office:value-type="string" calcext:value-type="string">
            <text:p>KCNJ1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7486.5</text:p>
          </table:table-cell>
          <table:table-cell office:value-type="string" calcext:value-type="string">
            <text:p>ENSG00000187486</text:p>
          </table:table-cell>
          <table:table-cell office:value-type="string" calcext:value-type="string">
            <text:p>ENSMUSG00000096146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7486|KCNJ11</text:p>
          </table:table-cell>
          <table:table-cell office:value-type="string" calcext:value-type="string">
            <text:p>ME35</text:p>
          </table:table-cell>
        </table:table-row>
        <table:table-row table:style-name="ro1">
          <table:table-cell office:value-type="string" calcext:value-type="string">
            <text:p>S1_pyramidalNeuron</text:p>
          </table:table-cell>
          <table:table-cell office:value-type="float" office:value="61.4985596803886" calcext:value-type="float">
            <text:p>61.4985596804</text:p>
          </table:table-cell>
          <table:table-cell office:value-type="float" office:value="24.8233545942053" calcext:value-type="float">
            <text:p>24.8233545942</text:p>
          </table:table-cell>
          <table:table-cell office:value-type="string" calcext:value-type="string">
            <text:p>ENSMUSG00000023192.9</text:p>
          </table:table-cell>
          <table:table-cell office:value-type="string" calcext:value-type="string">
            <text:p>GRM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4082.12</text:p>
          </table:table-cell>
          <table:table-cell office:value-type="string" calcext:value-type="string">
            <text:p>ENSG00000164082</text:p>
          </table:table-cell>
          <table:table-cell office:value-type="string" calcext:value-type="string">
            <text:p>ENSMUSG00000023192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4082|GRM2</text:p>
          </table:table-cell>
          <table:table-cell office:value-type="string" calcext:value-type="string">
            <text:p>ME37</text:p>
          </table:table-cell>
        </table:table-row>
        <table:table-row table:style-name="ro1">
          <table:table-cell office:value-type="string" calcext:value-type="string">
            <text:p>S1_pyramidalNeuron</text:p>
          </table:table-cell>
          <table:table-cell office:value-type="float" office:value="12.2099586970054" calcext:value-type="float">
            <text:p>12.209958697</text:p>
          </table:table-cell>
          <table:table-cell office:value-type="float" office:value="7.52079656265295" calcext:value-type="float">
            <text:p>7.5207965627</text:p>
          </table:table-cell>
          <table:table-cell office:value-type="string" calcext:value-type="string">
            <text:p>ENSMUSG00000024713.11</text:p>
          </table:table-cell>
          <table:table-cell office:value-type="string" calcext:value-type="string">
            <text:p>PCSK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99139.11</text:p>
          </table:table-cell>
          <table:table-cell office:value-type="string" calcext:value-type="string">
            <text:p>ENSG00000099139</text:p>
          </table:table-cell>
          <table:table-cell office:value-type="string" calcext:value-type="string">
            <text:p>ENSMUSG00000024713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99139|PCSK5</text:p>
          </table:table-cell>
          <table:table-cell office:value-type="string" calcext:value-type="string">
            <text:p>ME37</text:p>
          </table:table-cell>
        </table:table-row>
        <table:table-row table:style-name="ro1">
          <table:table-cell office:value-type="string" calcext:value-type="string">
            <text:p>S1_pyramidalNeuron</text:p>
          </table:table-cell>
          <table:table-cell office:value-type="float" office:value="45.6807172428299" calcext:value-type="float">
            <text:p>45.6807172428</text:p>
          </table:table-cell>
          <table:table-cell office:value-type="float" office:value="18.9197357037745" calcext:value-type="float">
            <text:p>18.9197357038</text:p>
          </table:table-cell>
          <table:table-cell office:value-type="string" calcext:value-type="string">
            <text:p>ENSMUSG00000027568.5</text:p>
          </table:table-cell>
          <table:table-cell office:value-type="string" calcext:value-type="string">
            <text:p>NTSR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1188.4</text:p>
          </table:table-cell>
          <table:table-cell office:value-type="string" calcext:value-type="string">
            <text:p>ENSG00000101188</text:p>
          </table:table-cell>
          <table:table-cell office:value-type="string" calcext:value-type="string">
            <text:p>ENSMUSG0000002756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1188|NTSR1</text:p>
          </table:table-cell>
          <table:table-cell office:value-type="string" calcext:value-type="string">
            <text:p>ME37</text:p>
          </table:table-cell>
        </table:table-row>
        <table:table-row table:style-name="ro1">
          <table:table-cell office:value-type="string" calcext:value-type="string">
            <text:p>S1_pyramidalNeuron</text:p>
          </table:table-cell>
          <table:table-cell office:value-type="float" office:value="2667.76635987598" calcext:value-type="float">
            <text:p>2667.766359876</text:p>
          </table:table-cell>
          <table:table-cell office:value-type="float" office:value="18.3092073621607" calcext:value-type="float">
            <text:p>18.3092073622</text:p>
          </table:table-cell>
          <table:table-cell office:value-type="string" calcext:value-type="string">
            <text:p>ENSMUSG00000007656.9</text:p>
          </table:table-cell>
          <table:table-cell office:value-type="string" calcext:value-type="string">
            <text:p>ARPP1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8989.8</text:p>
          </table:table-cell>
          <table:table-cell office:value-type="string" calcext:value-type="string">
            <text:p>ENSG00000128989</text:p>
          </table:table-cell>
          <table:table-cell office:value-type="string" calcext:value-type="string">
            <text:p>ENSMUSG00000007656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8989|ARPP19</text:p>
          </table:table-cell>
          <table:table-cell office:value-type="string" calcext:value-type="string">
            <text:p>ME40</text:p>
          </table:table-cell>
        </table:table-row>
        <table:table-row table:style-name="ro1">
          <table:table-cell office:value-type="string" calcext:value-type="string">
            <text:p>S1_pyramidalNeuron</text:p>
          </table:table-cell>
          <table:table-cell office:value-type="float" office:value="50.4400895319163" calcext:value-type="float">
            <text:p>50.4400895319</text:p>
          </table:table-cell>
          <table:table-cell office:value-type="float" office:value="9.63985131749329" calcext:value-type="float">
            <text:p>9.6398513175</text:p>
          </table:table-cell>
          <table:table-cell office:value-type="string" calcext:value-type="string">
            <text:p>ENSMUSG00000030270.7</text:p>
          </table:table-cell>
          <table:table-cell office:value-type="string" calcext:value-type="string">
            <text:p>CPNE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4550.10</text:p>
          </table:table-cell>
          <table:table-cell office:value-type="string" calcext:value-type="string">
            <text:p>ENSG00000144550</text:p>
          </table:table-cell>
          <table:table-cell office:value-type="string" calcext:value-type="string">
            <text:p>ENSMUSG0000003027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4550|CPNE9</text:p>
          </table:table-cell>
          <table:table-cell office:value-type="string" calcext:value-type="string">
            <text:p>ME45</text:p>
          </table:table-cell>
        </table:table-row>
        <table:table-row table:style-name="ro1">
          <table:table-cell office:value-type="string" calcext:value-type="string">
            <text:p>S1_pyramidalNeuron</text:p>
          </table:table-cell>
          <table:table-cell office:value-type="float" office:value="67.3846314617358" calcext:value-type="float">
            <text:p>67.3846314617</text:p>
          </table:table-cell>
          <table:table-cell office:value-type="float" office:value="6.70122765382565" calcext:value-type="float">
            <text:p>6.7012276538</text:p>
          </table:table-cell>
          <table:table-cell office:value-type="string" calcext:value-type="string">
            <text:p>ENSMUSG00000058740.10</text:p>
          </table:table-cell>
          <table:table-cell office:value-type="string" calcext:value-type="string">
            <text:p>KCNT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7147.9</text:p>
          </table:table-cell>
          <table:table-cell office:value-type="string" calcext:value-type="string">
            <text:p>ENSG00000107147</text:p>
          </table:table-cell>
          <table:table-cell office:value-type="string" calcext:value-type="string">
            <text:p>ENSMUSG0000005874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7147|KCNT1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S1_pyramidalNeuron</text:p>
          </table:table-cell>
          <table:table-cell office:value-type="float" office:value="279.321215809547" calcext:value-type="float">
            <text:p>279.3212158095</text:p>
          </table:table-cell>
          <table:table-cell office:value-type="float" office:value="8.64687203561053" calcext:value-type="float">
            <text:p>8.6468720356</text:p>
          </table:table-cell>
          <table:table-cell office:value-type="string" calcext:value-type="string">
            <text:p>ENSMUSG00000027134.4</text:p>
          </table:table-cell>
          <table:table-cell office:value-type="string" calcext:value-type="string">
            <text:p>LPCAT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6454.11</text:p>
          </table:table-cell>
          <table:table-cell office:value-type="string" calcext:value-type="string">
            <text:p>ENSG00000176454</text:p>
          </table:table-cell>
          <table:table-cell office:value-type="string" calcext:value-type="string">
            <text:p>ENSMUSG00000027134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6454|LPCAT4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S1_pyramidalNeuron</text:p>
          </table:table-cell>
          <table:table-cell office:value-type="float" office:value="1050.79748557668" calcext:value-type="float">
            <text:p>1050.7974855767</text:p>
          </table:table-cell>
          <table:table-cell office:value-type="float" office:value="5.92134693564789" calcext:value-type="float">
            <text:p>5.9213469356</text:p>
          </table:table-cell>
          <table:table-cell office:value-type="string" calcext:value-type="string">
            <text:p>ENSMUSG00000021196.9</text:p>
          </table:table-cell>
          <table:table-cell office:value-type="string" calcext:value-type="string">
            <text:p>PFKP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67057.14</text:p>
          </table:table-cell>
          <table:table-cell office:value-type="string" calcext:value-type="string">
            <text:p>ENSG00000067057</text:p>
          </table:table-cell>
          <table:table-cell office:value-type="string" calcext:value-type="string">
            <text:p>ENSMUSG00000021196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67057|PFKP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S1_pyramidalNeuron</text:p>
          </table:table-cell>
          <table:table-cell office:value-type="float" office:value="15.5356607342869" calcext:value-type="float">
            <text:p>15.5356607343</text:p>
          </table:table-cell>
          <table:table-cell office:value-type="float" office:value="9.90711064498377" calcext:value-type="float">
            <text:p>9.907110645</text:p>
          </table:table-cell>
          <table:table-cell office:value-type="string" calcext:value-type="string">
            <text:p>ENSMUSG00000044364.5</text:p>
          </table:table-cell>
          <table:table-cell office:value-type="string" calcext:value-type="string">
            <text:p>TMEM74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5895.5</text:p>
          </table:table-cell>
          <table:table-cell office:value-type="string" calcext:value-type="string">
            <text:p>ENSG00000125895</text:p>
          </table:table-cell>
          <table:table-cell office:value-type="string" calcext:value-type="string">
            <text:p>ENSMUSG00000044364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5895|TMEM74B</text:p>
          </table:table-cell>
          <table:table-cell office:value-type="string" calcext:value-type="string">
            <text:p>ME60</text:p>
          </table:table-cell>
        </table:table-row>
        <table:table-row table:style-name="ro1">
          <table:table-cell office:value-type="string" calcext:value-type="string">
            <text:p>S1_pyramidalNeuron</text:p>
          </table:table-cell>
          <table:table-cell office:value-type="float" office:value="11.5668979591791" calcext:value-type="float">
            <text:p>11.5668979592</text:p>
          </table:table-cell>
          <table:table-cell office:value-type="float" office:value="6.46440734686234" calcext:value-type="float">
            <text:p>6.4644073469</text:p>
          </table:table-cell>
          <table:table-cell office:value-type="string" calcext:value-type="string">
            <text:p>ENSMUSG00000045912.8</text:p>
          </table:table-cell>
          <table:table-cell office:value-type="string" calcext:value-type="string">
            <text:p>C2CD4C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3186.6</text:p>
          </table:table-cell>
          <table:table-cell office:value-type="string" calcext:value-type="string">
            <text:p>ENSG00000183186</text:p>
          </table:table-cell>
          <table:table-cell office:value-type="string" calcext:value-type="string">
            <text:p>ENSMUSG00000045912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3186|C2CD4C</text:p>
          </table:table-cell>
          <table:table-cell office:value-type="string" calcext:value-type="string">
            <text:p>ME60</text:p>
          </table:table-cell>
        </table:table-row>
        <table:table-row table:style-name="ro1">
          <table:table-cell office:value-type="string" calcext:value-type="string">
            <text:p>S1_pyramidalNeuron</text:p>
          </table:table-cell>
          <table:table-cell office:value-type="float" office:value="42.2250781327741" calcext:value-type="float">
            <text:p>42.2250781328</text:p>
          </table:table-cell>
          <table:table-cell office:value-type="float" office:value="10.4410278127979" calcext:value-type="float">
            <text:p>10.4410278128</text:p>
          </table:table-cell>
          <table:table-cell office:value-type="string" calcext:value-type="string">
            <text:p>ENSMUSG00000052301.10</text:p>
          </table:table-cell>
          <table:table-cell office:value-type="string" calcext:value-type="string">
            <text:p>DOC2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49927.15</text:p>
          </table:table-cell>
          <table:table-cell office:value-type="string" calcext:value-type="string">
            <text:p>ENSG00000149927</text:p>
          </table:table-cell>
          <table:table-cell office:value-type="string" calcext:value-type="string">
            <text:p>ENSMUSG00000052301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49927|DOC2A</text:p>
          </table:table-cell>
          <table:table-cell office:value-type="string" calcext:value-type="string">
            <text:p>ME65</text:p>
          </table:table-cell>
        </table:table-row>
        <table:table-row table:style-name="ro1">
          <table:table-cell office:value-type="string" calcext:value-type="string">
            <text:p>S1_pyramidalNeuron</text:p>
          </table:table-cell>
          <table:table-cell office:value-type="float" office:value="118.969296509383" calcext:value-type="float">
            <text:p>118.9692965094</text:p>
          </table:table-cell>
          <table:table-cell office:value-type="float" office:value="6.86842078950956" calcext:value-type="float">
            <text:p>6.8684207895</text:p>
          </table:table-cell>
          <table:table-cell office:value-type="string" calcext:value-type="string">
            <text:p>ENSMUSG00000042532.10</text:p>
          </table:table-cell>
          <table:table-cell office:value-type="string" calcext:value-type="string">
            <text:p>GOLGA7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5265.8</text:p>
          </table:table-cell>
          <table:table-cell office:value-type="string" calcext:value-type="string">
            <text:p>ENSG00000155265</text:p>
          </table:table-cell>
          <table:table-cell office:value-type="string" calcext:value-type="string">
            <text:p>ENSMUSG00000042532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5265|GOLGA7B</text:p>
          </table:table-cell>
          <table:table-cell office:value-type="string" calcext:value-type="string">
            <text:p>ME65</text:p>
          </table:table-cell>
        </table:table-row>
        <table:table-row table:style-name="ro1">
          <table:table-cell office:value-type="string" calcext:value-type="string">
            <text:p>S1_pyramidalNeuron</text:p>
          </table:table-cell>
          <table:table-cell office:value-type="float" office:value="285.486541965275" calcext:value-type="float">
            <text:p>285.4865419653</text:p>
          </table:table-cell>
          <table:table-cell office:value-type="float" office:value="5.52419233741038" calcext:value-type="float">
            <text:p>5.5241923374</text:p>
          </table:table-cell>
          <table:table-cell office:value-type="string" calcext:value-type="string">
            <text:p>ENSMUSG00000007207.6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6089.9</text:p>
          </table:table-cell>
          <table:table-cell office:value-type="string" calcext:value-type="string">
            <text:p>ENSG00000106089</text:p>
          </table:table-cell>
          <table:table-cell office:value-type="string" calcext:value-type="string">
            <text:p>ENSMUSG00000007207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6089|STX1A</text:p>
          </table:table-cell>
          <table:table-cell office:value-type="string" calcext:value-type="string">
            <text:p>ME65</text:p>
          </table:table-cell>
        </table:table-row>
        <table:table-row table:style-name="ro1">
          <table:table-cell office:value-type="string" calcext:value-type="string">
            <text:p>S1_pyramidalNeuron</text:p>
          </table:table-cell>
          <table:table-cell office:value-type="float" office:value="41.8026637303424" calcext:value-type="float">
            <text:p>41.8026637303</text:p>
          </table:table-cell>
          <table:table-cell office:value-type="float" office:value="8.52334496545128" calcext:value-type="float">
            <text:p>8.5233449655</text:p>
          </table:table-cell>
          <table:table-cell office:value-type="string" calcext:value-type="string">
            <text:p>ENSMUSG00000030898.10</text:p>
          </table:table-cell>
          <table:table-cell office:value-type="string" calcext:value-type="string">
            <text:p>CCKBR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0148.7</text:p>
          </table:table-cell>
          <table:table-cell office:value-type="string" calcext:value-type="string">
            <text:p>ENSG00000110148</text:p>
          </table:table-cell>
          <table:table-cell office:value-type="string" calcext:value-type="string">
            <text:p>ENSMUSG00000030898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0148|CCKBR</text:p>
          </table:table-cell>
          <table:table-cell office:value-type="string" calcext:value-type="string">
            <text:p>ME65</text:p>
          </table:table-cell>
        </table:table-row>
        <table:table-row table:style-name="ro1">
          <table:table-cell office:value-type="string" calcext:value-type="string">
            <text:p>striatalNeuron</text:p>
          </table:table-cell>
          <table:table-cell office:value-type="float" office:value="16.3678362068765" calcext:value-type="float">
            <text:p>16.3678362069</text:p>
          </table:table-cell>
          <table:table-cell office:value-type="float" office:value="15.9119190696695" calcext:value-type="float">
            <text:p>15.9119190697</text:p>
          </table:table-cell>
          <table:table-cell office:value-type="string" calcext:value-type="string">
            <text:p>ENSMUSG00000025905.9</text:p>
          </table:table-cell>
          <table:table-cell office:value-type="string" calcext:value-type="string">
            <text:p>OPRK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82556.8</text:p>
          </table:table-cell>
          <table:table-cell office:value-type="string" calcext:value-type="string">
            <text:p>ENSG00000082556</text:p>
          </table:table-cell>
          <table:table-cell office:value-type="string" calcext:value-type="string">
            <text:p>ENSMUSG00000025905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82556|OPRK1</text:p>
          </table:table-cell>
          <table:table-cell office:value-type="string" calcext:value-type="string">
            <text:p>ME10</text:p>
          </table:table-cell>
        </table:table-row>
        <table:table-row table:style-name="ro1">
          <table:table-cell office:value-type="string" calcext:value-type="string">
            <text:p>striatalNeuron</text:p>
          </table:table-cell>
          <table:table-cell office:value-type="float" office:value="74.2107994880951" calcext:value-type="float">
            <text:p>74.2107994881</text:p>
          </table:table-cell>
          <table:table-cell office:value-type="float" office:value="150.623349715574" calcext:value-type="float">
            <text:p>150.6233497156</text:p>
          </table:table-cell>
          <table:table-cell office:value-type="string" calcext:value-type="string">
            <text:p>ENSMUSG00000039358.2</text:p>
          </table:table-cell>
          <table:table-cell office:value-type="string" calcext:value-type="string">
            <text:p>DRD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9676.5</text:p>
          </table:table-cell>
          <table:table-cell office:value-type="string" calcext:value-type="string">
            <text:p>ENSG00000169676</text:p>
          </table:table-cell>
          <table:table-cell office:value-type="string" calcext:value-type="string">
            <text:p>ENSMUSG0000003935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9676|DRD5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striatalNeuron</text:p>
          </table:table-cell>
          <table:table-cell office:value-type="float" office:value="74.5232088934259" calcext:value-type="float">
            <text:p>74.5232088934</text:p>
          </table:table-cell>
          <table:table-cell office:value-type="float" office:value="183.425037521025" calcext:value-type="float">
            <text:p>183.425037521</text:p>
          </table:table-cell>
          <table:table-cell office:value-type="string" calcext:value-type="string">
            <text:p>ENSMUSG00000019848.10</text:p>
          </table:table-cell>
          <table:table-cell office:value-type="string" calcext:value-type="string">
            <text:p>POPDC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2429.7</text:p>
          </table:table-cell>
          <table:table-cell office:value-type="string" calcext:value-type="string">
            <text:p>ENSG00000132429</text:p>
          </table:table-cell>
          <table:table-cell office:value-type="string" calcext:value-type="string">
            <text:p>ENSMUSG00000019848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2429|POPDC3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striatalNeuron</text:p>
          </table:table-cell>
          <table:table-cell office:value-type="float" office:value="11.7405521995558" calcext:value-type="float">
            <text:p>11.7405521996</text:p>
          </table:table-cell>
          <table:table-cell office:value-type="float" office:value="7.84546053071571" calcext:value-type="float">
            <text:p>7.8454605307</text:p>
          </table:table-cell>
          <table:table-cell office:value-type="string" calcext:value-type="string">
            <text:p>ENSMUSG00000050315.9</text:p>
          </table:table-cell>
          <table:table-cell office:value-type="string" calcext:value-type="string">
            <text:p>SYNPO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2403.8</text:p>
          </table:table-cell>
          <table:table-cell office:value-type="string" calcext:value-type="string">
            <text:p>ENSG00000172403</text:p>
          </table:table-cell>
          <table:table-cell office:value-type="string" calcext:value-type="string">
            <text:p>ENSMUSG000000503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2403|SYNPO2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striatalNeuron</text:p>
          </table:table-cell>
          <table:table-cell office:value-type="float" office:value="303.556554097119" calcext:value-type="float">
            <text:p>303.5565540971</text:p>
          </table:table-cell>
          <table:table-cell office:value-type="float" office:value="12.776351173055" calcext:value-type="float">
            <text:p>12.7763511731</text:p>
          </table:table-cell>
          <table:table-cell office:value-type="string" calcext:value-type="string">
            <text:p>ENSMUSG00000074345.3</text:p>
          </table:table-cell>
          <table:table-cell office:value-type="string" calcext:value-type="string">
            <text:p>TNFAIP8L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3578.5</text:p>
          </table:table-cell>
          <table:table-cell office:value-type="string" calcext:value-type="string">
            <text:p>ENSG00000183578</text:p>
          </table:table-cell>
          <table:table-cell office:value-type="string" calcext:value-type="string">
            <text:p>ENSMUSG0000007434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3578|TNFAIP8L3</text:p>
          </table:table-cell>
          <table:table-cell office:value-type="string" calcext:value-type="string">
            <text:p>ME12</text:p>
          </table:table-cell>
        </table:table-row>
        <table:table-row table:style-name="ro1">
          <table:table-cell office:value-type="string" calcext:value-type="string">
            <text:p>striatalNeuron</text:p>
          </table:table-cell>
          <table:table-cell office:value-type="float" office:value="28.225013091511" calcext:value-type="float">
            <text:p>28.2250130915</text:p>
          </table:table-cell>
          <table:table-cell office:value-type="float" office:value="27.2489318412864" calcext:value-type="float">
            <text:p>27.2489318413</text:p>
          </table:table-cell>
          <table:table-cell office:value-type="string" calcext:value-type="string">
            <text:p>ENSMUSG00000035032.7</text:p>
          </table:table-cell>
          <table:table-cell office:value-type="string" calcext:value-type="string">
            <text:p>NEK1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4670.11</text:p>
          </table:table-cell>
          <table:table-cell office:value-type="string" calcext:value-type="string">
            <text:p>ENSG00000114670</text:p>
          </table:table-cell>
          <table:table-cell office:value-type="string" calcext:value-type="string">
            <text:p>ENSMUSG0000003503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4670|NEK11</text:p>
          </table:table-cell>
          <table:table-cell office:value-type="string" calcext:value-type="string">
            <text:p>ME21</text:p>
          </table:table-cell>
        </table:table-row>
        <table:table-row table:style-name="ro1">
          <table:table-cell office:value-type="string" calcext:value-type="string">
            <text:p>striatalNeuron</text:p>
          </table:table-cell>
          <table:table-cell office:value-type="float" office:value="80.3832143886955" calcext:value-type="float">
            <text:p>80.3832143887</text:p>
          </table:table-cell>
          <table:table-cell office:value-type="float" office:value="6.59557154442738" calcext:value-type="float">
            <text:p>6.5955715444</text:p>
          </table:table-cell>
          <table:table-cell office:value-type="string" calcext:value-type="string">
            <text:p>ENSMUSG00000018126.11</text:p>
          </table:table-cell>
          <table:table-cell office:value-type="string" calcext:value-type="string">
            <text:p>BAIAP2L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8298.14</text:p>
          </table:table-cell>
          <table:table-cell office:value-type="string" calcext:value-type="string">
            <text:p>ENSG00000128298</text:p>
          </table:table-cell>
          <table:table-cell office:value-type="string" calcext:value-type="string">
            <text:p>ENSMUSG00000018126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8298|BAIAP2L2</text:p>
          </table:table-cell>
          <table:table-cell office:value-type="string" calcext:value-type="string">
            <text:p>ME23</text:p>
          </table:table-cell>
        </table:table-row>
        <table:table-row table:style-name="ro1">
          <table:table-cell office:value-type="string" calcext:value-type="string">
            <text:p>striatalNeuron</text:p>
          </table:table-cell>
          <table:table-cell office:value-type="float" office:value="13.7508210868162" calcext:value-type="float">
            <text:p>13.7508210868</text:p>
          </table:table-cell>
          <table:table-cell office:value-type="float" office:value="6.55126538030261" calcext:value-type="float">
            <text:p>6.5512653803</text:p>
          </table:table-cell>
          <table:table-cell office:value-type="string" calcext:value-type="string">
            <text:p>ENSMUSG00000034768.4</text:p>
          </table:table-cell>
          <table:table-cell office:value-type="string" calcext:value-type="string">
            <text:p>ASB1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1664.4</text:p>
          </table:table-cell>
          <table:table-cell office:value-type="string" calcext:value-type="string">
            <text:p>ENSG00000161664</text:p>
          </table:table-cell>
          <table:table-cell office:value-type="string" calcext:value-type="string">
            <text:p>ENSMUSG00000034768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1664|ASB16</text:p>
          </table:table-cell>
          <table:table-cell office:value-type="string" calcext:value-type="string">
            <text:p>ME26</text:p>
          </table:table-cell>
        </table:table-row>
        <table:table-row table:style-name="ro1">
          <table:table-cell office:value-type="string" calcext:value-type="string">
            <text:p>striatalNeuron</text:p>
          </table:table-cell>
          <table:table-cell office:value-type="float" office:value="12.027707906644" calcext:value-type="float">
            <text:p>12.0277079066</text:p>
          </table:table-cell>
          <table:table-cell office:value-type="float" office:value="25.4982430653791" calcext:value-type="float">
            <text:p>25.4982430654</text:p>
          </table:table-cell>
          <table:table-cell office:value-type="string" calcext:value-type="string">
            <text:p>ENSMUSG00000051029.7</text:p>
          </table:table-cell>
          <table:table-cell office:value-type="string" calcext:value-type="string">
            <text:p>SERPINB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21355.10</text:p>
          </table:table-cell>
          <table:table-cell office:value-type="string" calcext:value-type="string">
            <text:p>ENSG00000021355</text:p>
          </table:table-cell>
          <table:table-cell office:value-type="string" calcext:value-type="string">
            <text:p>ENSMUSG00000051029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21355|SERPINB1</text:p>
          </table:table-cell>
          <table:table-cell office:value-type="string" calcext:value-type="string">
            <text:p>ME3</text:p>
          </table:table-cell>
        </table:table-row>
        <table:table-row table:style-name="ro1">
          <table:table-cell office:value-type="string" calcext:value-type="string">
            <text:p>striatalNeuron</text:p>
          </table:table-cell>
          <table:table-cell office:value-type="float" office:value="68.842181163196" calcext:value-type="float">
            <text:p>68.8421811632</text:p>
          </table:table-cell>
          <table:table-cell office:value-type="float" office:value="15.3519958437698" calcext:value-type="float">
            <text:p>15.3519958438</text:p>
          </table:table-cell>
          <table:table-cell office:value-type="string" calcext:value-type="string">
            <text:p>ENSMUSG00000049511.5</text:p>
          </table:table-cell>
          <table:table-cell office:value-type="string" calcext:value-type="string">
            <text:p>HTR1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5312.5</text:p>
          </table:table-cell>
          <table:table-cell office:value-type="string" calcext:value-type="string">
            <text:p>ENSG00000135312</text:p>
          </table:table-cell>
          <table:table-cell office:value-type="string" calcext:value-type="string">
            <text:p>ENSMUSG0000004951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5312|HTR1B</text:p>
          </table:table-cell>
          <table:table-cell office:value-type="string" calcext:value-type="string">
            <text:p>ME31</text:p>
          </table:table-cell>
        </table:table-row>
        <table:table-row table:style-name="ro1">
          <table:table-cell office:value-type="string" calcext:value-type="string">
            <text:p>striatalNeuron</text:p>
          </table:table-cell>
          <table:table-cell office:value-type="float" office:value="166.303175020146" calcext:value-type="float">
            <text:p>166.3031750201</text:p>
          </table:table-cell>
          <table:table-cell office:value-type="float" office:value="8.61611615091128" calcext:value-type="float">
            <text:p>8.6161161509</text:p>
          </table:table-cell>
          <table:table-cell office:value-type="string" calcext:value-type="string">
            <text:p>ENSMUSG00000048988.7</text:p>
          </table:table-cell>
          <table:table-cell office:value-type="string" calcext:value-type="string">
            <text:p>ELFN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225968.5</text:p>
          </table:table-cell>
          <table:table-cell office:value-type="string" calcext:value-type="string">
            <text:p>ENSG00000225968</text:p>
          </table:table-cell>
          <table:table-cell office:value-type="string" calcext:value-type="string">
            <text:p>ENSMUSG00000048988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225968|ELFN1</text:p>
          </table:table-cell>
          <table:table-cell office:value-type="string" calcext:value-type="string">
            <text:p>ME32</text:p>
          </table:table-cell>
        </table:table-row>
        <table:table-row table:style-name="ro1">
          <table:table-cell office:value-type="string" calcext:value-type="string">
            <text:p>striatalNeuron</text:p>
          </table:table-cell>
          <table:table-cell office:value-type="float" office:value="225.624950249457" calcext:value-type="float">
            <text:p>225.6249502495</text:p>
          </table:table-cell>
          <table:table-cell office:value-type="float" office:value="19.2488815530485" calcext:value-type="float">
            <text:p>19.248881553</text:p>
          </table:table-cell>
          <table:table-cell office:value-type="string" calcext:value-type="string">
            <text:p>ENSMUSG00000023274.10</text:p>
          </table:table-cell>
          <table:table-cell office:value-type="string" calcext:value-type="string">
            <text:p>CD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10610.7</text:p>
          </table:table-cell>
          <table:table-cell office:value-type="string" calcext:value-type="string">
            <text:p>ENSG00000010610</text:p>
          </table:table-cell>
          <table:table-cell office:value-type="string" calcext:value-type="string">
            <text:p>ENSMUSG0000002327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10610|CD4</text:p>
          </table:table-cell>
          <table:table-cell office:value-type="string" calcext:value-type="string">
            <text:p>ME33</text:p>
          </table:table-cell>
        </table:table-row>
        <table:table-row table:style-name="ro1">
          <table:table-cell office:value-type="string" calcext:value-type="string">
            <text:p>striatalNeuron</text:p>
          </table:table-cell>
          <table:table-cell office:value-type="float" office:value="851.54787766615" calcext:value-type="float">
            <text:p>851.5478776662</text:p>
          </table:table-cell>
          <table:table-cell office:value-type="float" office:value="28.2142092671597" calcext:value-type="float">
            <text:p>28.2142092672</text:p>
          </table:table-cell>
          <table:table-cell office:value-type="string" calcext:value-type="string">
            <text:p>ENSMUSG00000025932.10</text:p>
          </table:table-cell>
          <table:table-cell office:value-type="string" calcext:value-type="string">
            <text:p>EYA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4313.15</text:p>
          </table:table-cell>
          <table:table-cell office:value-type="string" calcext:value-type="string">
            <text:p>ENSG00000104313</text:p>
          </table:table-cell>
          <table:table-cell office:value-type="string" calcext:value-type="string">
            <text:p>ENSMUSG0000002593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4313|EYA1</text:p>
          </table:table-cell>
          <table:table-cell office:value-type="string" calcext:value-type="string">
            <text:p>ME36</text:p>
          </table:table-cell>
        </table:table-row>
        <table:table-row table:style-name="ro1">
          <table:table-cell office:value-type="string" calcext:value-type="string">
            <text:p>striatalNeuron</text:p>
          </table:table-cell>
          <table:table-cell office:value-type="float" office:value="213.46648733174" calcext:value-type="float">
            <text:p>213.4664873317</text:p>
          </table:table-cell>
          <table:table-cell office:value-type="float" office:value="5.5676187379176" calcext:value-type="float">
            <text:p>5.5676187379</text:p>
          </table:table-cell>
          <table:table-cell office:value-type="string" calcext:value-type="string">
            <text:p>ENSMUSG00000020599.9</text:p>
          </table:table-cell>
          <table:table-cell office:value-type="string" calcext:value-type="string">
            <text:p>RGS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8370.13</text:p>
          </table:table-cell>
          <table:table-cell office:value-type="string" calcext:value-type="string">
            <text:p>ENSG00000108370</text:p>
          </table:table-cell>
          <table:table-cell office:value-type="string" calcext:value-type="string">
            <text:p>ENSMUSG00000020599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8370|RGS9</text:p>
          </table:table-cell>
          <table:table-cell office:value-type="string" calcext:value-type="string">
            <text:p>ME36</text:p>
          </table:table-cell>
        </table:table-row>
        <table:table-row table:style-name="ro1">
          <table:table-cell office:value-type="string" calcext:value-type="string">
            <text:p>striatalNeuron</text:p>
          </table:table-cell>
          <table:table-cell office:value-type="float" office:value="184.501171680101" calcext:value-type="float">
            <text:p>184.5011716801</text:p>
          </table:table-cell>
          <table:table-cell office:value-type="float" office:value="21.9335186024563" calcext:value-type="float">
            <text:p>21.9335186025</text:p>
          </table:table-cell>
          <table:table-cell office:value-type="string" calcext:value-type="string">
            <text:p>ENSMUSG00000051111.11</text:p>
          </table:table-cell>
          <table:table-cell office:value-type="string" calcext:value-type="string">
            <text:p>SV2C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2012.11</text:p>
          </table:table-cell>
          <table:table-cell office:value-type="string" calcext:value-type="string">
            <text:p>ENSG00000122012</text:p>
          </table:table-cell>
          <table:table-cell office:value-type="string" calcext:value-type="string">
            <text:p>ENSMUSG00000051111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2012|SV2C</text:p>
          </table:table-cell>
          <table:table-cell office:value-type="string" calcext:value-type="string">
            <text:p>ME36</text:p>
          </table:table-cell>
        </table:table-row>
        <table:table-row table:style-name="ro1">
          <table:table-cell office:value-type="string" calcext:value-type="string">
            <text:p>striatalNeuron</text:p>
          </table:table-cell>
          <table:table-cell office:value-type="float" office:value="4735.11604427731" calcext:value-type="float">
            <text:p>4735.1160442773</text:p>
          </table:table-cell>
          <table:table-cell office:value-type="float" office:value="10.6741387474404" calcext:value-type="float">
            <text:p>10.6741387474</text:p>
          </table:table-cell>
          <table:table-cell office:value-type="string" calcext:value-type="string">
            <text:p>ENSMUSG00000032503.13</text:p>
          </table:table-cell>
          <table:table-cell office:value-type="string" calcext:value-type="string">
            <text:p>ARPP2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2995.14</text:p>
          </table:table-cell>
          <table:table-cell office:value-type="string" calcext:value-type="string">
            <text:p>ENSG00000172995</text:p>
          </table:table-cell>
          <table:table-cell office:value-type="string" calcext:value-type="string">
            <text:p>ENSMUSG0000003250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2995|ARPP21</text:p>
          </table:table-cell>
          <table:table-cell office:value-type="string" calcext:value-type="string">
            <text:p>ME38</text:p>
          </table:table-cell>
        </table:table-row>
        <table:table-row table:style-name="ro1">
          <table:table-cell office:value-type="string" calcext:value-type="string">
            <text:p>striatalNeuron</text:p>
          </table:table-cell>
          <table:table-cell office:value-type="float" office:value="76.2505740860668" calcext:value-type="float">
            <text:p>76.2505740861</text:p>
          </table:table-cell>
          <table:table-cell office:value-type="float" office:value="12.4175726447507" calcext:value-type="float">
            <text:p>12.4175726448</text:p>
          </table:table-cell>
          <table:table-cell office:value-type="string" calcext:value-type="string">
            <text:p>ENSMUSG00000040495.4</text:p>
          </table:table-cell>
          <table:table-cell office:value-type="string" calcext:value-type="string">
            <text:p>CHRM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0720.7</text:p>
          </table:table-cell>
          <table:table-cell office:value-type="string" calcext:value-type="string">
            <text:p>ENSG00000180720</text:p>
          </table:table-cell>
          <table:table-cell office:value-type="string" calcext:value-type="string">
            <text:p>ENSMUSG0000004049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0720|CHRM4</text:p>
          </table:table-cell>
          <table:table-cell office:value-type="string" calcext:value-type="string">
            <text:p>ME38</text:p>
          </table:table-cell>
        </table:table-row>
        <table:table-row table:style-name="ro1">
          <table:table-cell office:value-type="string" calcext:value-type="string">
            <text:p>striatalNeuron</text:p>
          </table:table-cell>
          <table:table-cell office:value-type="float" office:value="92.6328832590928" calcext:value-type="float">
            <text:p>92.6328832591</text:p>
          </table:table-cell>
          <table:table-cell office:value-type="float" office:value="5.18392776738632" calcext:value-type="float">
            <text:p>5.1839277674</text:p>
          </table:table-cell>
          <table:table-cell office:value-type="string" calcext:value-type="string">
            <text:p>ENSMUSG00000029754.9</text:p>
          </table:table-cell>
          <table:table-cell office:value-type="string" calcext:value-type="string">
            <text:p>DLX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06377.10</text:p>
          </table:table-cell>
          <table:table-cell office:value-type="string" calcext:value-type="string">
            <text:p>ENSG00000006377</text:p>
          </table:table-cell>
          <table:table-cell office:value-type="string" calcext:value-type="string">
            <text:p>ENSMUSG00000029754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06377|DLX6</text:p>
          </table:table-cell>
          <table:table-cell office:value-type="string" calcext:value-type="string">
            <text:p>ME38</text:p>
          </table:table-cell>
        </table:table-row>
        <table:table-row table:style-name="ro1">
          <table:table-cell office:value-type="string" calcext:value-type="string">
            <text:p>striatalNeuron</text:p>
          </table:table-cell>
          <table:table-cell office:value-type="float" office:value="463.209306336443" calcext:value-type="float">
            <text:p>463.2093063364</text:p>
          </table:table-cell>
          <table:table-cell office:value-type="float" office:value="8.17381945769026" calcext:value-type="float">
            <text:p>8.1738194577</text:p>
          </table:table-cell>
          <table:table-cell office:value-type="string" calcext:value-type="string">
            <text:p>ENSMUSG00000026247.9</text:p>
          </table:table-cell>
          <table:table-cell office:value-type="string" calcext:value-type="string">
            <text:p>ECEL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1551.9</text:p>
          </table:table-cell>
          <table:table-cell office:value-type="string" calcext:value-type="string">
            <text:p>ENSG00000171551</text:p>
          </table:table-cell>
          <table:table-cell office:value-type="string" calcext:value-type="string">
            <text:p>ENSMUSG00000026247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1551|ECEL1</text:p>
          </table:table-cell>
          <table:table-cell office:value-type="string" calcext:value-type="string">
            <text:p>ME38</text:p>
          </table:table-cell>
        </table:table-row>
        <table:table-row table:style-name="ro1">
          <table:table-cell office:value-type="string" calcext:value-type="string">
            <text:p>striatalNeuron</text:p>
          </table:table-cell>
          <table:table-cell office:value-type="float" office:value="813.668296048379" calcext:value-type="float">
            <text:p>813.6682960484</text:p>
          </table:table-cell>
          <table:table-cell office:value-type="float" office:value="20.7368332493899" calcext:value-type="float">
            <text:p>20.7368332494</text:p>
          </table:table-cell>
          <table:table-cell office:value-type="string" calcext:value-type="string">
            <text:p>ENSMUSG00000023868.11</text:p>
          </table:table-cell>
          <table:table-cell office:value-type="string" calcext:value-type="string">
            <text:p>PDE10A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2541.11</text:p>
          </table:table-cell>
          <table:table-cell office:value-type="string" calcext:value-type="string">
            <text:p>ENSG00000112541</text:p>
          </table:table-cell>
          <table:table-cell office:value-type="string" calcext:value-type="string">
            <text:p>ENSMUSG00000023868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2541|PDE10A</text:p>
          </table:table-cell>
          <table:table-cell office:value-type="string" calcext:value-type="string">
            <text:p>ME38</text:p>
          </table:table-cell>
        </table:table-row>
        <table:table-row table:style-name="ro1">
          <table:table-cell office:value-type="string" calcext:value-type="string">
            <text:p>striatalNeuron</text:p>
          </table:table-cell>
          <table:table-cell office:value-type="float" office:value="79.261449543674" calcext:value-type="float">
            <text:p>79.2614495437</text:p>
          </table:table-cell>
          <table:table-cell office:value-type="float" office:value="9.10998147808547" calcext:value-type="float">
            <text:p>9.1099814781</text:p>
          </table:table-cell>
          <table:table-cell office:value-type="string" calcext:value-type="string">
            <text:p>ENSMUSG00000027400.7</text:p>
          </table:table-cell>
          <table:table-cell office:value-type="string" calcext:value-type="string">
            <text:p>PDYN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1327.6</text:p>
          </table:table-cell>
          <table:table-cell office:value-type="string" calcext:value-type="string">
            <text:p>ENSG00000101327</text:p>
          </table:table-cell>
          <table:table-cell office:value-type="string" calcext:value-type="string">
            <text:p>ENSMUSG0000002740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1327|PDYN</text:p>
          </table:table-cell>
          <table:table-cell office:value-type="string" calcext:value-type="string">
            <text:p>ME38</text:p>
          </table:table-cell>
        </table:table-row>
        <table:table-row table:style-name="ro1">
          <table:table-cell office:value-type="string" calcext:value-type="string">
            <text:p>striatalNeuron</text:p>
          </table:table-cell>
          <table:table-cell office:value-type="float" office:value="128.423554518935" calcext:value-type="float">
            <text:p>128.4235545189</text:p>
          </table:table-cell>
          <table:table-cell office:value-type="float" office:value="22.7783663227728" calcext:value-type="float">
            <text:p>22.7783663228</text:p>
          </table:table-cell>
          <table:table-cell office:value-type="string" calcext:value-type="string">
            <text:p>ENSMUSG00000017491.8</text:p>
          </table:table-cell>
          <table:table-cell office:value-type="string" calcext:value-type="string">
            <text:p>RAR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77092.16</text:p>
          </table:table-cell>
          <table:table-cell office:value-type="string" calcext:value-type="string">
            <text:p>ENSG00000077092</text:p>
          </table:table-cell>
          <table:table-cell office:value-type="string" calcext:value-type="string">
            <text:p>ENSMUSG0000001749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77092|RARB</text:p>
          </table:table-cell>
          <table:table-cell office:value-type="string" calcext:value-type="string">
            <text:p>ME38</text:p>
          </table:table-cell>
        </table:table-row>
        <table:table-row table:style-name="ro1">
          <table:table-cell office:value-type="string" calcext:value-type="string">
            <text:p>striatalNeuron</text:p>
          </table:table-cell>
          <table:table-cell office:value-type="float" office:value="655.235458865036" calcext:value-type="float">
            <text:p>655.235458865</text:p>
          </table:table-cell>
          <table:table-cell office:value-type="float" office:value="27.7602877445979" calcext:value-type="float">
            <text:p>27.7602877446</text:p>
          </table:table-cell>
          <table:table-cell office:value-type="string" calcext:value-type="string">
            <text:p>ENSMUSG00000061762.8</text:p>
          </table:table-cell>
          <table:table-cell office:value-type="string" calcext:value-type="string">
            <text:p>TAC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06128.9</text:p>
          </table:table-cell>
          <table:table-cell office:value-type="string" calcext:value-type="string">
            <text:p>ENSG00000006128</text:p>
          </table:table-cell>
          <table:table-cell office:value-type="string" calcext:value-type="string">
            <text:p>ENSMUSG00000061762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06128|TAC1</text:p>
          </table:table-cell>
          <table:table-cell office:value-type="string" calcext:value-type="string">
            <text:p>ME38</text:p>
          </table:table-cell>
        </table:table-row>
        <table:table-row table:style-name="ro1">
          <table:table-cell office:value-type="string" calcext:value-type="string">
            <text:p>striatalNeuron</text:p>
          </table:table-cell>
          <table:table-cell office:value-type="float" office:value="28.3487646074671" calcext:value-type="float">
            <text:p>28.3487646075</text:p>
          </table:table-cell>
          <table:table-cell office:value-type="float" office:value="5.20365610834592" calcext:value-type="float">
            <text:p>5.2036561083</text:p>
          </table:table-cell>
          <table:table-cell office:value-type="string" calcext:value-type="string">
            <text:p>ENSMUSG00000026834.9</text:p>
          </table:table-cell>
          <table:table-cell office:value-type="string" calcext:value-type="string">
            <text:p>ACVR1C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3612.13</text:p>
          </table:table-cell>
          <table:table-cell office:value-type="string" calcext:value-type="string">
            <text:p>ENSG00000123612</text:p>
          </table:table-cell>
          <table:table-cell office:value-type="string" calcext:value-type="string">
            <text:p>ENSMUSG00000026834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3612|ACVR1C</text:p>
          </table:table-cell>
          <table:table-cell office:value-type="string" calcext:value-type="string">
            <text:p>ME40</text:p>
          </table:table-cell>
        </table:table-row>
        <table:table-row table:style-name="ro1">
          <table:table-cell office:value-type="string" calcext:value-type="string">
            <text:p>striatalNeuron</text:p>
          </table:table-cell>
          <table:table-cell office:value-type="float" office:value="127.707514623129" calcext:value-type="float">
            <text:p>127.7075146231</text:p>
          </table:table-cell>
          <table:table-cell office:value-type="float" office:value="7.14468202208173" calcext:value-type="float">
            <text:p>7.1446820221</text:p>
          </table:table-cell>
          <table:table-cell office:value-type="string" calcext:value-type="string">
            <text:p>ENSMUSG00000074968.7</text:p>
          </table:table-cell>
          <table:table-cell office:value-type="string" calcext:value-type="string">
            <text:p>ANO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4343.10</text:p>
          </table:table-cell>
          <table:table-cell office:value-type="string" calcext:value-type="string">
            <text:p>ENSG00000134343</text:p>
          </table:table-cell>
          <table:table-cell office:value-type="string" calcext:value-type="string">
            <text:p>ENSMUSG00000074968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4343|ANO3</text:p>
          </table:table-cell>
          <table:table-cell office:value-type="string" calcext:value-type="string">
            <text:p>ME40</text:p>
          </table:table-cell>
        </table:table-row>
        <table:table-row table:style-name="ro1">
          <table:table-cell office:value-type="string" calcext:value-type="string">
            <text:p>striatalNeuron</text:p>
          </table:table-cell>
          <table:table-cell office:value-type="float" office:value="210.982755683753" calcext:value-type="float">
            <text:p>210.9827556838</text:p>
          </table:table-cell>
          <table:table-cell office:value-type="float" office:value="7.56252284658917" calcext:value-type="float">
            <text:p>7.5625228466</text:p>
          </table:table-cell>
          <table:table-cell office:value-type="string" calcext:value-type="string">
            <text:p>ENSMUSG00000036095.10</text:p>
          </table:table-cell>
          <table:table-cell office:value-type="string" calcext:value-type="string">
            <text:p>DGK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6267.11</text:p>
          </table:table-cell>
          <table:table-cell office:value-type="string" calcext:value-type="string">
            <text:p>ENSG00000136267</text:p>
          </table:table-cell>
          <table:table-cell office:value-type="string" calcext:value-type="string">
            <text:p>ENSMUSG0000003609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6267|DGKB</text:p>
          </table:table-cell>
          <table:table-cell office:value-type="string" calcext:value-type="string">
            <text:p>ME40</text:p>
          </table:table-cell>
        </table:table-row>
        <table:table-row table:style-name="ro1">
          <table:table-cell office:value-type="string" calcext:value-type="string">
            <text:p>striatalNeuron</text:p>
          </table:table-cell>
          <table:table-cell office:value-type="float" office:value="600.210452958022" calcext:value-type="float">
            <text:p>600.210452958</text:p>
          </table:table-cell>
          <table:table-cell office:value-type="float" office:value="9.04619503140393" calcext:value-type="float">
            <text:p>9.0461950314</text:p>
          </table:table-cell>
          <table:table-cell office:value-type="string" calcext:value-type="string">
            <text:p>ENSMUSG00000022489.5</text:p>
          </table:table-cell>
          <table:table-cell office:value-type="string" calcext:value-type="string">
            <text:p>PDE1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3360.9</text:p>
          </table:table-cell>
          <table:table-cell office:value-type="string" calcext:value-type="string">
            <text:p>ENSG00000123360</text:p>
          </table:table-cell>
          <table:table-cell office:value-type="string" calcext:value-type="string">
            <text:p>ENSMUSG00000022489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3360|PDE1B</text:p>
          </table:table-cell>
          <table:table-cell office:value-type="string" calcext:value-type="string">
            <text:p>ME40</text:p>
          </table:table-cell>
        </table:table-row>
        <table:table-row table:style-name="ro1">
          <table:table-cell office:value-type="string" calcext:value-type="string">
            <text:p>striatalNeuron</text:p>
          </table:table-cell>
          <table:table-cell office:value-type="float" office:value="459.561114192605" calcext:value-type="float">
            <text:p>459.5611141926</text:p>
          </table:table-cell>
          <table:table-cell office:value-type="float" office:value="8.91190959500852" calcext:value-type="float">
            <text:p>8.911909595</text:p>
          </table:table-cell>
          <table:table-cell office:value-type="string" calcext:value-type="string">
            <text:p>ENSMUSG00000019990.10</text:p>
          </table:table-cell>
          <table:table-cell office:value-type="string" calcext:value-type="string">
            <text:p>PDE7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1408.11</text:p>
          </table:table-cell>
          <table:table-cell office:value-type="string" calcext:value-type="string">
            <text:p>ENSG00000171408</text:p>
          </table:table-cell>
          <table:table-cell office:value-type="string" calcext:value-type="string">
            <text:p>ENSMUSG0000001999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1408|PDE7B</text:p>
          </table:table-cell>
          <table:table-cell office:value-type="string" calcext:value-type="string">
            <text:p>ME40</text:p>
          </table:table-cell>
        </table:table-row>
        <table:table-row table:style-name="ro1">
          <table:table-cell office:value-type="string" calcext:value-type="string">
            <text:p>striatalNeuron</text:p>
          </table:table-cell>
          <table:table-cell office:value-type="float" office:value="4478.54594900172" calcext:value-type="float">
            <text:p>4478.5459490017</text:p>
          </table:table-cell>
          <table:table-cell office:value-type="float" office:value="14.822248717276" calcext:value-type="float">
            <text:p>14.8222487173</text:p>
          </table:table-cell>
          <table:table-cell office:value-type="string" calcext:value-type="string">
            <text:p>ENSMUSG00000061718.8</text:p>
          </table:table-cell>
          <table:table-cell office:value-type="string" calcext:value-type="string">
            <text:p>PPP1R1B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31771.11</text:p>
          </table:table-cell>
          <table:table-cell office:value-type="string" calcext:value-type="string">
            <text:p>ENSG00000131771</text:p>
          </table:table-cell>
          <table:table-cell office:value-type="string" calcext:value-type="string">
            <text:p>ENSMUSG000000617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31771|PPP1R1B</text:p>
          </table:table-cell>
          <table:table-cell office:value-type="string" calcext:value-type="string">
            <text:p>ME40</text:p>
          </table:table-cell>
        </table:table-row>
        <table:table-row table:style-name="ro1">
          <table:table-cell office:value-type="string" calcext:value-type="string">
            <text:p>striatalNeuron</text:p>
          </table:table-cell>
          <table:table-cell office:value-type="float" office:value="89.4444812012327" calcext:value-type="float">
            <text:p>89.4444812012</text:p>
          </table:table-cell>
          <table:table-cell office:value-type="float" office:value="18.841862552654" calcext:value-type="float">
            <text:p>18.8418625527</text:p>
          </table:table-cell>
          <table:table-cell office:value-type="string" calcext:value-type="string">
            <text:p>ENSMUSG00000061533.11</text:p>
          </table:table-cell>
          <table:table-cell office:value-type="string" calcext:value-type="string">
            <text:p>CEP12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00629.14</text:p>
          </table:table-cell>
          <table:table-cell office:value-type="string" calcext:value-type="string">
            <text:p>ENSG00000100629</text:p>
          </table:table-cell>
          <table:table-cell office:value-type="string" calcext:value-type="string">
            <text:p>ENSMUSG00000061533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00629|CEP128</text:p>
          </table:table-cell>
          <table:table-cell office:value-type="string" calcext:value-type="string">
            <text:p>ME5</text:p>
          </table:table-cell>
        </table:table-row>
        <table:table-row table:style-name="ro1">
          <table:table-cell office:value-type="string" calcext:value-type="string">
            <text:p>striatalNeuron</text:p>
          </table:table-cell>
          <table:table-cell office:value-type="float" office:value="20.1797985999756" calcext:value-type="float">
            <text:p>20.1797986</text:p>
          </table:table-cell>
          <table:table-cell office:value-type="float" office:value="6.32629447947657" calcext:value-type="float">
            <text:p>6.3262944795</text:p>
          </table:table-cell>
          <table:table-cell office:value-type="string" calcext:value-type="string">
            <text:p>ENSMUSG00000042489.11</text:p>
          </table:table-cell>
          <table:table-cell office:value-type="string" calcext:value-type="string">
            <text:p>CLSPN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092853.11</text:p>
          </table:table-cell>
          <table:table-cell office:value-type="string" calcext:value-type="string">
            <text:p>ENSG00000092853</text:p>
          </table:table-cell>
          <table:table-cell office:value-type="string" calcext:value-type="string">
            <text:p>ENSMUSG00000042489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092853|CLSPN</text:p>
          </table:table-cell>
          <table:table-cell office:value-type="string" calcext:value-type="string">
            <text:p>ME5</text:p>
          </table:table-cell>
        </table:table-row>
        <table:table-row table:style-name="ro1">
          <table:table-cell office:value-type="string" calcext:value-type="string">
            <text:p>striatalNeuron</text:p>
          </table:table-cell>
          <table:table-cell office:value-type="float" office:value="27.3847865722395" calcext:value-type="float">
            <text:p>27.3847865722</text:p>
          </table:table-cell>
          <table:table-cell office:value-type="float" office:value="6.12711606702255" calcext:value-type="float">
            <text:p>6.127116067</text:p>
          </table:table-cell>
          <table:table-cell office:value-type="string" calcext:value-type="string">
            <text:p>ENSMUSG00000068855.3</text:p>
          </table:table-cell>
          <table:table-cell office:value-type="string" calcext:value-type="string">
            <text:p>HIST2H2AC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4260.5</text:p>
          </table:table-cell>
          <table:table-cell office:value-type="string" calcext:value-type="string">
            <text:p>ENSG00000184260</text:p>
          </table:table-cell>
          <table:table-cell office:value-type="string" calcext:value-type="string">
            <text:p>ENSMUSG000000688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4260|HIST2H2AC</text:p>
          </table:table-cell>
          <table:table-cell office:value-type="string" calcext:value-type="string">
            <text:p>ME5</text:p>
          </table:table-cell>
        </table:table-row>
        <table:table-row table:style-name="ro1">
          <table:table-cell office:value-type="string" calcext:value-type="string">
            <text:p>striatalNeuron</text:p>
          </table:table-cell>
          <table:table-cell office:value-type="float" office:value="80.2040845055093" calcext:value-type="float">
            <text:p>80.2040845055</text:p>
          </table:table-cell>
          <table:table-cell office:value-type="float" office:value="14.1203684299012" calcext:value-type="float">
            <text:p>14.1203684299</text:p>
          </table:table-cell>
          <table:table-cell office:value-type="string" calcext:value-type="string">
            <text:p>ENSMUSG00000039103.8</text:p>
          </table:table-cell>
          <table:table-cell office:value-type="string" calcext:value-type="string">
            <text:p>NEXN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62614.16</text:p>
          </table:table-cell>
          <table:table-cell office:value-type="string" calcext:value-type="string">
            <text:p>ENSG00000162614</text:p>
          </table:table-cell>
          <table:table-cell office:value-type="string" calcext:value-type="string">
            <text:p>ENSMUSG0000003910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62614|NEXN</text:p>
          </table:table-cell>
          <table:table-cell office:value-type="string" calcext:value-type="string">
            <text:p>ME56</text:p>
          </table:table-cell>
        </table:table-row>
        <table:table-row table:style-name="ro1">
          <table:table-cell office:value-type="string" calcext:value-type="string">
            <text:p>striatalNeuron</text:p>
          </table:table-cell>
          <table:table-cell office:value-type="float" office:value="89.6934849050703" calcext:value-type="float">
            <text:p>89.6934849051</text:p>
          </table:table-cell>
          <table:table-cell office:value-type="float" office:value="9.37422013571026" calcext:value-type="float">
            <text:p>9.3742201357</text:p>
          </table:table-cell>
          <table:table-cell office:value-type="string" calcext:value-type="string">
            <text:p>ENSMUSG00000031932.10</text:p>
          </table:table-cell>
          <table:table-cell office:value-type="string" calcext:value-type="string">
            <text:p>GPR8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23901.6</text:p>
          </table:table-cell>
          <table:table-cell office:value-type="string" calcext:value-type="string">
            <text:p>ENSG00000123901</text:p>
          </table:table-cell>
          <table:table-cell office:value-type="string" calcext:value-type="string">
            <text:p>ENSMUSG00000031932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23901|GPR83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striatalNeuron</text:p>
          </table:table-cell>
          <table:table-cell office:value-type="float" office:value="42.249837473149" calcext:value-type="float">
            <text:p>42.2498374731</text:p>
          </table:table-cell>
          <table:table-cell office:value-type="float" office:value="7.62917879340043" calcext:value-type="float">
            <text:p>7.6291787934</text:p>
          </table:table-cell>
          <table:table-cell office:value-type="string" calcext:value-type="string">
            <text:p>ENSMUSG00000040729.6</text:p>
          </table:table-cell>
          <table:table-cell office:value-type="string" calcext:value-type="string">
            <text:p>KIAA137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10318.11</text:p>
          </table:table-cell>
          <table:table-cell office:value-type="string" calcext:value-type="string">
            <text:p>ENSG00000110318</text:p>
          </table:table-cell>
          <table:table-cell office:value-type="string" calcext:value-type="string">
            <text:p>ENSMUSG00000040729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10318|KIAA1377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striatalNeuron</text:p>
          </table:table-cell>
          <table:table-cell office:value-type="float" office:value="26.3504570750179" calcext:value-type="float">
            <text:p>26.350457075</text:p>
          </table:table-cell>
          <table:table-cell office:value-type="float" office:value="5.26117366768806" calcext:value-type="float">
            <text:p>5.2611736677</text:p>
          </table:table-cell>
          <table:table-cell office:value-type="string" calcext:value-type="string">
            <text:p>ENSMUSG00000023826.10</text:p>
          </table:table-cell>
          <table:table-cell office:value-type="string" calcext:value-type="string">
            <text:p>PARK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5345.16</text:p>
          </table:table-cell>
          <table:table-cell office:value-type="string" calcext:value-type="string">
            <text:p>ENSG00000185345</text:p>
          </table:table-cell>
          <table:table-cell office:value-type="string" calcext:value-type="string">
            <text:p>ENSMUSG000000238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5345|PARK2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striatalNeuron</text:p>
          </table:table-cell>
          <table:table-cell office:value-type="float" office:value="15805.6648181156" calcext:value-type="float">
            <text:p>15805.6648181156</text:p>
          </table:table-cell>
          <table:table-cell office:value-type="float" office:value="6.49950650026553" calcext:value-type="float">
            <text:p>6.4995065003</text:p>
          </table:table-cell>
          <table:table-cell office:value-type="string" calcext:value-type="string">
            <text:p>ENSMUSG00000090223.1</text:p>
          </table:table-cell>
          <table:table-cell office:value-type="string" calcext:value-type="string">
            <text:p>PCP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83036.8</text:p>
          </table:table-cell>
          <table:table-cell office:value-type="string" calcext:value-type="string">
            <text:p>ENSG00000183036</text:p>
          </table:table-cell>
          <table:table-cell office:value-type="string" calcext:value-type="string">
            <text:p>ENSMUSG00000090223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83036|PCP4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striatalNeuron</text:p>
          </table:table-cell>
          <table:table-cell office:value-type="float" office:value="473.603650770367" calcext:value-type="float">
            <text:p>473.6036507704</text:p>
          </table:table-cell>
          <table:table-cell office:value-type="float" office:value="5.77738293220555" calcext:value-type="float">
            <text:p>5.7773829322</text:p>
          </table:table-cell>
          <table:table-cell office:value-type="string" calcext:value-type="string">
            <text:p>ENSMUSG00000018750.10</text:p>
          </table:table-cell>
          <table:table-cell office:value-type="string" calcext:value-type="string">
            <text:p>ZBTB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74282.9</text:p>
          </table:table-cell>
          <table:table-cell office:value-type="string" calcext:value-type="string">
            <text:p>ENSG00000174282</text:p>
          </table:table-cell>
          <table:table-cell office:value-type="string" calcext:value-type="string">
            <text:p>ENSMUSG0000001875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74282|ZBTB4</text:p>
          </table:table-cell>
          <table:table-cell office:value-type="string" calcext:value-type="string">
            <text:p>ME6</text:p>
          </table:table-cell>
        </table:table-row>
        <table:table-row table:style-name="ro1">
          <table:table-cell office:value-type="string" calcext:value-type="string">
            <text:p>striatalNeuron</text:p>
          </table:table-cell>
          <table:table-cell office:value-type="float" office:value="1125.46030759213" calcext:value-type="float">
            <text:p>1125.4603075921</text:p>
          </table:table-cell>
          <table:table-cell office:value-type="float" office:value="5.16316194550128" calcext:value-type="float">
            <text:p>5.1631619455</text:p>
          </table:table-cell>
          <table:table-cell office:value-type="string" calcext:value-type="string">
            <text:p>ENSMUSG00000032368.10</text:p>
          </table:table-cell>
          <table:table-cell office:value-type="string" calcext:value-type="string">
            <text:p>ZIC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ENSG00000152977.7</text:p>
          </table:table-cell>
          <table:table-cell office:value-type="string" calcext:value-type="string">
            <text:p>ENSG00000152977</text:p>
          </table:table-cell>
          <table:table-cell office:value-type="string" calcext:value-type="string">
            <text:p>ENSMUSG00000032368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G00000152977|ZIC1</text:p>
          </table:table-cell>
          <table:table-cell office:value-type="string" calcext:value-type="string">
            <text:p>ME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31T13:15:00.032213012</dc:date>
    <meta:editing-duration>PT20M35S</meta:editing-duration>
    <meta:editing-cycles>2</meta:editing-cycles>
    <meta:generator>LibreOffice/4.4.2.2$Linux_X86_64 LibreOffice_project/40m0$Build-2</meta:generator>
    <meta:document-statistic meta:table-count="1" meta:cell-count="15748" meta:object-count="0"/>
  </office:meta>
</office:document-meta>
</file>